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automatic-styles>
    <style:style style:name="co1" style:family="table-column">
      <style:table-column-properties fo:break-before="auto" style:column-width="29.03mm"/>
    </style:style>
    <style:style style:name="co2" style:family="table-column">
      <style:table-column-properties fo:break-before="auto" style:column-width="8.27mm"/>
    </style:style>
    <style:style style:name="co3" style:family="table-column">
      <style:table-column-properties fo:break-before="auto" style:column-width="18.96mm"/>
    </style:style>
    <style:style style:name="co4" style:family="table-column">
      <style:table-column-properties fo:break-before="auto" style:column-width="29.32mm"/>
    </style:style>
    <style:style style:name="co5" style:family="table-column">
      <style:table-column-properties fo:break-before="auto" style:column-width="35.3mm"/>
    </style:style>
    <style:style style:name="co6" style:family="table-column">
      <style:table-column-properties fo:break-before="auto" style:column-width="82.09mm"/>
    </style:style>
    <style:style style:name="co7" style:family="table-column">
      <style:table-column-properties fo:break-before="auto" style:column-width="168.68mm"/>
    </style:style>
    <style:style style:name="co8" style:family="table-column">
      <style:table-column-properties fo:break-before="auto" style:column-width="25.7mm"/>
    </style:style>
    <style:style style:name="co9" style:family="table-column">
      <style:table-column-properties fo:break-before="auto" style:column-width="82.99mm"/>
    </style:style>
    <style:style style:name="co10" style:family="table-column">
      <style:table-column-properties fo:break-before="auto" style:column-width="34.48mm"/>
    </style:style>
    <style:style style:name="co11" style:family="table-column">
      <style:table-column-properties fo:break-before="auto" style:column-width="55.51mm"/>
    </style:style>
    <style:style style:name="co12" style:family="table-column">
      <style:table-column-properties fo:break-before="auto" style:column-width="43.83mm"/>
    </style:style>
    <style:style style:name="co13" style:family="table-column">
      <style:table-column-properties fo:break-before="auto" style:column-width="38.65mm"/>
    </style:style>
    <style:style style:name="co14" style:family="table-column">
      <style:table-column-properties fo:break-before="auto" style:column-width="22.58mm"/>
    </style:style>
    <style:style style:name="co15" style:family="table-column">
      <style:table-column-properties fo:break-before="auto" style:column-width="30.87mm"/>
    </style:style>
    <style:style style:name="co16" style:family="table-column">
      <style:table-column-properties fo:break-before="auto" style:column-width="86.5mm"/>
    </style:style>
    <style:style style:name="co17" style:family="table-column">
      <style:table-column-properties fo:break-before="auto" style:column-width="32.17mm"/>
    </style:style>
    <style:style style:name="co18" style:family="table-column">
      <style:table-column-properties fo:break-before="auto" style:column-width="24.8mm"/>
    </style:style>
    <style:style style:name="co19" style:family="table-column">
      <style:table-column-properties fo:break-before="auto" style:column-width="99.99mm"/>
    </style:style>
    <style:style style:name="co20" style:family="table-column">
      <style:table-column-properties fo:break-before="auto" style:column-width="20.28mm"/>
    </style:style>
    <style:style style:name="co21" style:family="table-column">
      <style:table-column-properties fo:break-before="auto" style:column-width="24.64mm"/>
    </style:style>
    <style:style style:name="co22" style:family="table-column">
      <style:table-column-properties fo:break-before="auto" style:column-width="18.93mm"/>
    </style:style>
    <style:style style:name="co23" style:family="table-column">
      <style:table-column-properties fo:break-before="auto" style:column-width="23.34mm"/>
    </style:style>
    <style:style style:name="co24" style:family="table-column">
      <style:table-column-properties fo:break-before="auto" style:column-width="37.73mm"/>
    </style:style>
    <style:style style:name="co25" style:family="table-column">
      <style:table-column-properties fo:break-before="auto" style:column-width="2.59mm"/>
    </style:style>
    <style:style style:name="co26" style:family="table-column">
      <style:table-column-properties fo:break-before="auto" style:column-width="25.31mm"/>
    </style:style>
    <style:style style:name="co27" style:family="table-column">
      <style:table-column-properties fo:break-before="auto" style:column-width="19.63mm"/>
    </style:style>
    <style:style style:name="co28" style:family="table-column">
      <style:table-column-properties fo:break-before="auto" style:column-width="43.89mm"/>
    </style:style>
    <style:style style:name="co29" style:family="table-column">
      <style:table-column-properties fo:break-before="auto" style:column-width="67.35mm"/>
    </style:style>
    <style:style style:name="co30" style:family="table-column">
      <style:table-column-properties fo:break-before="auto" style:column-width="98.35mm"/>
    </style:style>
    <style:style style:name="co31" style:family="table-column">
      <style:table-column-properties fo:break-before="auto" style:column-width="15.91mm"/>
    </style:style>
    <style:style style:name="co32" style:family="table-column">
      <style:table-column-properties fo:break-before="auto" style:column-width="73.45mm"/>
    </style:style>
    <style:style style:name="co33" style:family="table-column">
      <style:table-column-properties fo:break-before="auto" style:column-width="64.06mm"/>
    </style:style>
    <style:style style:name="ro1" style:family="table-row">
      <style:table-row-properties style:row-height="9.97mm" fo:break-before="auto" style:use-optimal-row-height="false"/>
    </style:style>
    <style:style style:name="ro2" style:family="table-row">
      <style:table-row-properties style:row-height="8.38mm" fo:break-before="auto" style:use-optimal-row-height="true"/>
    </style:style>
    <style:style style:name="ro3" style:family="table-row">
      <style:table-row-properties style:row-height="5.17mm" fo:break-before="auto" style:use-optimal-row-height="true"/>
    </style:style>
    <style:style style:name="ro4" style:family="table-row">
      <style:table-row-properties style:row-height="15.43mm" fo:break-before="auto" style:use-optimal-row-height="true"/>
    </style:style>
    <style:style style:name="ro5" style:family="table-row">
      <style:table-row-properties style:row-height="18.96mm" fo:break-before="auto" style:use-optimal-row-height="true"/>
    </style:style>
    <style:style style:name="ro6" style:family="table-row">
      <style:table-row-properties style:row-height="11.91mm" fo:break-before="auto" style:use-optimal-row-height="true"/>
    </style:style>
    <style:style style:name="ro7" style:family="table-row">
      <style:table-row-properties style:row-height="9.4mm" fo:break-before="auto" style:use-optimal-row-height="false"/>
    </style:style>
    <style:style style:name="ro8" style:family="table-row">
      <style:table-row-properties style:row-height="11.94mm" fo:break-before="auto" style:use-optimal-row-height="false"/>
    </style:style>
    <style:style style:name="ro9" style:family="table-row">
      <style:table-row-properties style:row-height="61.3mm" fo:break-before="auto" style:use-optimal-row-height="true"/>
    </style:style>
    <style:style style:name="ro10" style:family="table-row">
      <style:table-row-properties style:row-height="64.82mm" fo:break-before="auto" style:use-optimal-row-height="true"/>
    </style:style>
    <style:style style:name="ro11" style:family="table-row">
      <style:table-row-properties style:row-height="96.57mm" fo:break-before="auto" style:use-optimal-row-height="true"/>
    </style:style>
    <style:style style:name="ro12" style:family="table-row">
      <style:table-row-properties style:row-height="78.93mm" fo:break-before="auto" style:use-optimal-row-height="true"/>
    </style:style>
    <style:style style:name="ro13" style:family="table-row">
      <style:table-row-properties style:row-height="34.4mm" fo:break-before="auto" style:use-optimal-row-height="false"/>
    </style:style>
    <style:style style:name="ro14" style:family="table-row">
      <style:table-row-properties style:row-height="45.86mm" fo:break-before="auto" style:use-optimal-row-height="false"/>
    </style:style>
    <style:style style:name="ro15" style:family="table-row">
      <style:table-row-properties style:row-height="7.94mm" fo:break-before="auto" style:use-optimal-row-height="false"/>
    </style:style>
    <style:style style:name="ro16" style:family="table-row">
      <style:table-row-properties style:row-height="15.43mm" fo:break-before="auto" style:use-optimal-row-height="false"/>
    </style:style>
    <style:style style:name="ro17" style:family="table-row">
      <style:table-row-properties style:row-height="138.68mm" fo:break-before="auto" style:use-optimal-row-height="true"/>
    </style:style>
    <style:style style:name="ro18" style:family="table-row">
      <style:table-row-properties style:row-height="33.07mm" fo:break-before="auto" style:use-optimal-row-height="true"/>
    </style:style>
    <style:style style:name="ro19" style:family="table-row">
      <style:table-row-properties style:row-height="53.2mm" fo:break-before="auto" style:use-optimal-row-height="false"/>
    </style:style>
    <style:style style:name="ro20" style:family="table-row">
      <style:table-row-properties style:row-height="47.18mm" fo:break-before="auto" style:use-optimal-row-height="true"/>
    </style:style>
    <style:style style:name="ro21" style:family="table-row">
      <style:table-row-properties style:row-height="22.49mm" fo:break-before="auto" style:use-optimal-row-height="true"/>
    </style:style>
    <style:style style:name="ro22" style:family="table-row">
      <style:table-row-properties style:row-height="156.32mm" fo:break-before="auto" style:use-optimal-row-height="true"/>
    </style:style>
    <style:style style:name="ro23" style:family="table-row">
      <style:table-row-properties style:row-height="59.09mm" fo:break-before="auto" style:use-optimal-row-height="false"/>
    </style:style>
    <style:style style:name="ro24" style:family="table-row">
      <style:table-row-properties style:row-height="82.46mm" fo:break-before="auto" style:use-optimal-row-height="true"/>
    </style:style>
    <style:style style:name="ro25" style:family="table-row">
      <style:table-row-properties style:row-height="43.66mm" fo:break-before="auto" style:use-optimal-row-height="true"/>
    </style:style>
    <style:style style:name="ro26" style:family="table-row">
      <style:table-row-properties style:row-height="540.4mm" fo:break-before="auto" style:use-optimal-row-height="true"/>
    </style:style>
    <style:style style:name="ro27" style:family="table-row">
      <style:table-row-properties style:row-height="29.55mm" fo:break-before="auto" style:use-optimal-row-height="true"/>
    </style:style>
    <style:style style:name="ro28" style:family="table-row">
      <style:table-row-properties style:row-height="170.43mm" fo:break-before="auto" style:use-optimal-row-height="true"/>
    </style:style>
    <style:style style:name="ro29" style:family="table-row">
      <style:table-row-properties style:row-height="18.96mm" fo:break-before="auto" style:use-optimal-row-height="false"/>
    </style:style>
    <style:style style:name="ro30" style:family="table-row">
      <style:table-row-properties style:row-height="48.33mm" fo:break-before="auto" style:use-optimal-row-height="true"/>
    </style:style>
    <style:style style:name="ro31" style:family="table-row">
      <style:table-row-properties style:row-height="58.65mm" fo:break-before="auto" style:use-optimal-row-height="false"/>
    </style:style>
    <style:style style:name="ro32" style:family="table-row">
      <style:table-row-properties style:row-height="57.77mm" fo:break-before="auto" style:use-optimal-row-height="true"/>
    </style:style>
    <style:style style:name="ro33" style:family="table-row">
      <style:table-row-properties style:row-height="73.01mm" fo:break-before="auto" style:use-optimal-row-height="false"/>
    </style:style>
    <style:style style:name="ro34" style:family="table-row">
      <style:table-row-properties style:row-height="26.02mm" fo:break-before="auto" style:use-optimal-row-height="true"/>
    </style:style>
    <style:style style:name="ro35" style:family="table-row">
      <style:table-row-properties style:row-height="32.19mm" fo:break-before="auto" style:use-optimal-row-height="false"/>
    </style:style>
    <style:style style:name="ro36" style:family="table-row">
      <style:table-row-properties style:row-height="88.53mm" fo:break-before="auto" style:use-optimal-row-height="false"/>
    </style:style>
    <style:style style:name="ro37" style:family="table-row">
      <style:table-row-properties style:row-height="251.57mm" fo:break-before="auto" style:use-optimal-row-height="true"/>
    </style:style>
    <style:style style:name="ro38" style:family="table-row">
      <style:table-row-properties style:row-height="36.6mm" fo:break-before="auto" style:use-optimal-row-height="true"/>
    </style:style>
    <style:style style:name="ro39" style:family="table-row">
      <style:table-row-properties style:row-height="71.44mm" fo:break-before="auto" style:use-optimal-row-height="false"/>
    </style:style>
    <style:style style:name="ro40" style:family="table-row">
      <style:table-row-properties style:row-height="163.6mm" fo:break-before="auto" style:use-optimal-row-height="false"/>
    </style:style>
    <style:style style:name="ro41" style:family="table-row">
      <style:table-row-properties style:row-height="110.45mm" fo:break-before="auto" style:use-optimal-row-height="true"/>
    </style:style>
    <style:style style:name="ro42" style:family="table-row">
      <style:table-row-properties style:row-height="86.87mm" fo:break-before="auto" style:use-optimal-row-height="false"/>
    </style:style>
    <style:style style:name="ro43" style:family="table-row">
      <style:table-row-properties style:row-height="56mm" fo:break-before="auto" style:use-optimal-row-height="false"/>
    </style:style>
    <style:style style:name="ro44" style:family="table-row">
      <style:table-row-properties style:row-height="40.13mm" fo:break-before="auto" style:use-optimal-row-height="true"/>
    </style:style>
    <style:style style:name="ro45" style:family="table-row">
      <style:table-row-properties style:row-height="89.52mm" fo:break-before="auto" style:use-optimal-row-height="true"/>
    </style:style>
    <style:style style:name="ro46" style:family="table-row">
      <style:table-row-properties style:row-height="31.31mm" fo:break-before="auto" style:use-optimal-row-height="false"/>
    </style:style>
    <style:style style:name="ro47" style:family="table-row">
      <style:table-row-properties style:row-height="106.93mm" fo:break-before="auto" style:use-optimal-row-height="true"/>
    </style:style>
    <style:style style:name="ro48" style:family="table-row">
      <style:table-row-properties style:row-height="138.43mm" fo:break-before="auto" style:use-optimal-row-height="true"/>
    </style:style>
    <style:style style:name="ro49" style:family="table-row">
      <style:table-row-properties style:row-height="133mm" fo:break-before="auto" style:use-optimal-row-height="false"/>
    </style:style>
    <style:style style:name="ro50" style:family="table-row">
      <style:table-row-properties style:row-height="8.31mm" fo:break-before="auto" style:use-optimal-row-height="true"/>
    </style:style>
    <style:style style:name="ro51" style:family="table-row">
      <style:table-row-properties style:row-height="15.58mm" fo:break-before="auto" style:use-optimal-row-height="true"/>
    </style:style>
    <style:style style:name="ro52" style:family="table-row">
      <style:table-row-properties style:row-height="8.82mm" fo:break-before="auto" style:use-optimal-row-height="true"/>
    </style:style>
    <style:style style:name="ro53" style:family="table-row">
      <style:table-row-properties style:row-height="47.84mm" fo:break-before="auto" style:use-optimal-row-height="true"/>
    </style:style>
    <style:style style:name="ro54" style:family="table-row">
      <style:table-row-properties style:row-height="163.37mm" fo:break-before="auto" style:use-optimal-row-height="true"/>
    </style:style>
    <style:style style:name="ro55" style:family="table-row">
      <style:table-row-properties style:row-height="12.93mm" fo:break-before="auto" style:use-optimal-row-height="false"/>
    </style:style>
    <style:style style:name="ro56" style:family="table-row">
      <style:table-row-properties style:row-height="16.32mm" fo:break-before="auto" style:use-optimal-row-height="true"/>
    </style:style>
    <style:style style:name="ro57" style:family="table-row">
      <style:table-row-properties style:row-height="10mm" fo:break-before="auto" style:use-optimal-row-height="false"/>
    </style:style>
    <style:style style:name="ro58" style:family="table-row">
      <style:table-row-properties style:row-height="36.16mm" fo:break-before="auto" style:use-optimal-row-height="false"/>
    </style:style>
    <style:style style:name="ro59" style:family="table-row">
      <style:table-row-properties style:row-height="152.79mm" fo:break-before="auto" style:use-optimal-row-height="true"/>
    </style:style>
    <style:style style:name="ro60" style:family="table-row">
      <style:table-row-properties style:row-height="7.5mm" fo:break-before="auto" style:use-optimal-row-height="false"/>
    </style:style>
    <style:style style:name="ro61" style:family="table-row">
      <style:table-row-properties style:row-height="109.8mm" fo:break-before="auto" style:use-optimal-row-height="false"/>
    </style:style>
    <style:style style:name="ro62" style:family="table-row">
      <style:table-row-properties style:row-height="13.23mm" fo:break-before="auto" style:use-optimal-row-height="false"/>
    </style:style>
    <style:style style:name="ro63" style:family="table-row">
      <style:table-row-properties style:row-height="7.18mm" fo:break-before="auto" style:use-optimal-row-height="false"/>
    </style:style>
    <style:style style:name="ro64" style:family="table-row">
      <style:table-row-properties style:row-height="6.95mm" fo:break-before="auto" style:use-optimal-row-height="false"/>
    </style:style>
    <style:style style:name="ro65" style:family="table-row">
      <style:table-row-properties style:row-height="6.03mm" fo:break-before="auto" style:use-optimal-row-height="false"/>
    </style:style>
    <style:style style:name="ro66" style:family="table-row">
      <style:table-row-properties style:row-height="6.72mm" fo:break-before="auto" style:use-optimal-row-height="false"/>
    </style:style>
    <style:style style:name="ro67" style:family="table-row">
      <style:table-row-properties style:row-height="85.99mm" fo:break-before="auto" style:use-optimal-row-height="true"/>
    </style:style>
    <style:style style:name="ro68" style:family="table-row">
      <style:table-row-properties style:row-height="71.88mm" fo:break-before="auto" style:use-optimal-row-height="true"/>
    </style:style>
    <style:style style:name="ro69" style:family="table-row">
      <style:table-row-properties style:row-height="131.41mm" fo:break-before="auto" style:use-optimal-row-height="false"/>
    </style:style>
    <style:style style:name="ro70" style:family="table-row">
      <style:table-row-properties style:row-height="44.1mm" fo:break-before="auto" style:use-optimal-row-height="true"/>
    </style:style>
    <style:style style:name="ro71" style:family="table-row">
      <style:table-row-properties style:row-height="14.55mm" fo:break-before="auto" style:use-optimal-row-height="false"/>
    </style:style>
    <style:style style:name="ro72" style:family="table-row">
      <style:table-row-properties style:row-height="9.61mm" fo:break-before="auto" style:use-optimal-row-height="false"/>
    </style:style>
    <style:style style:name="ro73" style:family="table-row">
      <style:table-row-properties style:row-height="16.32mm" fo:break-before="auto" style:use-optimal-row-height="false"/>
    </style:style>
    <style:style style:name="ro74" style:family="table-row">
      <style:table-row-properties style:row-height="50.71mm" fo:break-before="auto" style:use-optimal-row-height="true"/>
    </style:style>
    <style:style style:name="ro75" style:family="table-row">
      <style:table-row-properties style:row-height="14.46mm" fo:break-before="auto" style:use-optimal-row-height="false"/>
    </style:style>
    <style:style style:name="ro76" style:family="table-row">
      <style:table-row-properties style:row-height="48.84mm" fo:break-before="auto" style:use-optimal-row-height="false"/>
    </style:style>
    <style:style style:name="ro77" style:family="table-row">
      <style:table-row-properties style:row-height="93.05mm" fo:break-before="auto" style:use-optimal-row-height="true"/>
    </style:style>
    <style:style style:name="ro78" style:family="table-row">
      <style:table-row-properties style:row-height="45.21mm" fo:break-before="auto" style:use-optimal-row-height="false"/>
    </style:style>
    <style:style style:name="ro79" style:family="table-row">
      <style:table-row-properties style:row-height="121.04mm" fo:break-before="auto" style:use-optimal-row-height="true"/>
    </style:style>
    <style:style style:name="ro80" style:family="table-row">
      <style:table-row-properties style:row-height="4.52mm" fo:break-before="auto" style:use-optimal-row-height="true"/>
    </style:style>
    <style:style style:name="ro81" style:family="table-row">
      <style:table-row-properties style:row-height="195.12mm" fo:break-before="auto" style:use-optimal-row-height="true"/>
    </style:style>
    <style:style style:name="ro82" style:family="table-row">
      <style:table-row-properties style:row-height="15.54mm" fo:break-before="auto" style:use-optimal-row-height="false"/>
    </style:style>
    <style:style style:name="ro83" style:family="table-row">
      <style:table-row-properties style:row-height="16.07mm" fo:break-before="auto" style:use-optimal-row-height="false"/>
    </style:style>
    <style:style style:name="ro84" style:family="table-row">
      <style:table-row-properties style:row-height="64.73mm" fo:break-before="auto" style:use-optimal-row-height="fals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wrap-option="wrap" style:vertical-align="top"/>
      <style:paragraph-properties fo:text-align="start"/>
    </style:style>
    <style:style style:name="ce2"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3" style:family="table-cell" style:parent-style-name="Default">
      <style:table-cell-properties fo:background-color="#dddddd" style:text-align-source="fix" style:repeat-content="false" fo:wrap-option="wrap" style:vertical-align="top"/>
      <style:paragraph-properties fo:text-align="start"/>
    </style:style>
    <style:style style:name="ce4" style:family="table-cell" style:parent-style-name="Default">
      <style:table-cell-properties style:glyph-orientation-vertical="0" fo:background-color="#dddddd"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5" style:family="table-cell" style:parent-style-name="Default">
      <style:table-cell-properties style:text-align-source="fix" style:repeat-content="false" fo:wrap-option="wrap" style:vertical-align="top"/>
      <style:paragraph-properties fo:text-align="start"/>
      <style:text-properties style:font-name="ＭＳ Ｐゴシック" style:font-name-asian="ＭＳ Ｐゴシック" style:font-name-complex="TakaoPGothic"/>
    </style:style>
    <style:style style:name="ce6" style:family="table-cell" style:parent-style-name="Default">
      <style:table-cell-properties style:text-align-source="fix" style:repeat-content="false" fo:wrap-option="wrap" style:vertical-align="top"/>
      <style:paragraph-properties fo:text-align="start"/>
      <style:text-properties style:font-name="Hiragino Kaku Gothic ProN" style:font-name-asian="ＭＳ Ｐゴシック" style:font-name-complex="Hiragino Kaku Gothic ProN"/>
    </style:style>
    <style:style style:name="ce7" style:family="table-cell" style:parent-style-name="Default">
      <style:table-cell-properties style:text-align-source="fix" style:repeat-content="false" fo:background-color="transparent" fo:wrap-option="wrap" fo:border="0.06pt solid #000000" style:vertical-align="top"/>
      <style:paragraph-properties fo:text-align="start"/>
    </style:style>
    <style:style style:name="ce8" style:family="table-cell" style:parent-style-name="Default">
      <style:table-cell-properties fo:background-color="#dddddd" style:text-align-source="fix" style:repeat-content="false" fo:wrap-option="wrap" style:vertical-align="top"/>
      <style:paragraph-properties fo:text-align="start"/>
      <style:text-properties style:font-name="Hiragino Kaku Gothic ProN" style:font-name-asian="ＭＳ Ｐゴシック" style:font-name-complex="Hiragino Kaku Gothic ProN"/>
    </style:style>
    <style:style style:name="ce9" style:family="table-cell" style:parent-style-name="Default">
      <style:table-cell-properties style:text-align-source="fix" style:repeat-content="false" fo:wrap-option="wrap" style:vertical-align="top"/>
      <style:paragraph-properties fo:text-align="start"/>
      <style:text-properties style:font-name="Liberation Sans" style:font-name-asian="TakaoPGothic" style:font-name-complex="TakaoPGothic"/>
    </style:style>
    <style:style style:name="ce10"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style>
    <style:style style:name="ce11" style:family="table-cell" style:parent-style-name="Default">
      <style:table-cell-properties style:text-align-source="fix" style:repeat-content="false" fo:background-color="transparent" fo:wrap-option="wrap" style:vertical-align="top"/>
      <style:paragraph-properties fo:text-align="start"/>
    </style:style>
    <style:style style:name="ce12" style:family="table-cell" style:parent-style-name="Default">
      <style:table-cell-properties style:glyph-orientation-vertical="0" fo:border-bottom="0.74pt solid #313739" style:diagonal-bl-tr="none" style:diagonal-tl-br="none" style:text-align-source="fix" style:repeat-content="false" fo:background-color="transparent" fo:wrap-option="wrap" fo:border-left="0.74pt solid #313739" style:direction="ltr" fo:padding="0.71mm" fo:border-right="2.49pt solid #313739" style:rotation-angle="0" style:rotation-align="none" style:shrink-to-fit="false" fo:border-top="0.74pt solid #313739"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IPA Pゴシック" fo:font-size="10pt" fo:font-style="normal" fo:text-shadow="none" style:text-underline-style="none" fo:font-weight="normal" style:font-name-asian="IPA Pゴシック" style:font-size-asian="10pt" style:font-style-asian="normal" style:font-weight-asian="normal" style:font-size-complex="10pt" style:font-style-complex="normal" style:font-weight-complex="normal"/>
    </style:style>
    <style:style style:name="ce13" style:family="table-cell" style:parent-style-name="Default">
      <style:table-cell-properties style:text-align-source="fix" style:repeat-content="false" fo:background-color="transparent" fo:wrap-option="wrap" style:vertical-align="top"/>
      <style:paragraph-properties fo:text-align="start"/>
      <style:text-properties style:font-name="ＭＳ Ｐゴシック" style:font-name-asian="ＭＳ Ｐゴシック" style:font-name-complex="TakaoPGothic"/>
    </style:style>
    <style:style style:name="ce14" style:family="table-cell" style:parent-style-name="Default">
      <style:table-cell-properties style:glyph-orientation-vertical="0" fo:border-bottom="0.74pt solid #000000" style:diagonal-bl-tr="none" style:diagonal-tl-br="none" style:text-align-source="fix" style:repeat-content="false" fo:background-color="transparent" fo:wrap-option="wrap" fo:border-left="0.74pt solid #000000" style:direction="ltr" fo:padding="0.71mm" fo:border-right="2.49pt solid #000000" style:rotation-angle="0" style:rotation-align="none" style:shrink-to-fit="false" fo:border-top="0.74pt solid #000000"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15" style:family="table-cell" style:parent-style-name="Default">
      <style:table-cell-properties style:glyph-orientation-vertical="0" fo:border-bottom="0.74pt solid #000000" fo:background-color="#dddddd" style:diagonal-bl-tr="none" style:diagonal-tl-br="none" style:text-align-source="fix" style:repeat-content="false" fo:wrap-option="wrap" fo:border-left="0.74pt solid #000000" style:direction="ltr" fo:padding="0.71mm" fo:border-right="2.49pt solid #000000" style:rotation-angle="0" style:rotation-align="none" style:shrink-to-fit="false" fo:border-top="0.74pt solid #000000"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16" style:family="table-cell" style:parent-style-name="Default">
      <style:table-cell-properties fo:background-color="#dddddd" style:text-align-source="fix" style:repeat-content="false" fo:wrap-option="wrap" fo:border="none" style:vertical-align="top"/>
      <style:paragraph-properties fo:text-align="start"/>
    </style:style>
    <style:style style:name="ce17"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8"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1" fo:font-size="10pt" fo:font-style="normal" fo:text-shadow="none" style:text-underline-style="none" fo:font-weight="normal" style:font-name-asian="Hiragino Kaku Gothic ProN1" style:font-size-asian="10pt" style:font-style-asian="normal" style:font-weight-asian="normal" style:font-name-complex="TakaoPGothic" style:font-size-complex="10pt" style:font-style-complex="normal" style:font-weight-complex="normal"/>
    </style:style>
    <style:style style:name="ce19"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style>
    <style:style style:name="ce20"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style>
    <style:style style:name="ce21"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style>
    <style:style style:name="ce22"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style>
    <style:style style:name="ce23" style:family="table-cell" style:parent-style-name="Default">
      <style:table-cell-properties style:glyph-orientation-vertical="0" fo:background-color="#dddddd"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style>
    <style:style style:name="ce2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style>
    <style:style style:name="ce25" style:family="table-cell" style:parent-style-name="Default">
      <style:table-cell-properties style:glyph-orientation-vertical="0" style:diagonal-bl-tr="none" style:diagonal-tl-br="none" style:text-align-source="fix" style:repeat-content="false" fo:background-color="transparent" fo:wrap-option="wrap" fo:border="0.74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26"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size-asian="10pt" style:font-style-asian="normal" style:font-weight-asian="normal" style:font-name-complex="Hiragino Kaku Gothic ProN" style:font-size-complex="10pt" style:font-style-complex="normal" style:font-weight-complex="normal"/>
    </style:style>
    <style:style style:name="ce27" style:family="table-cell" style:parent-style-name="Default">
      <style:table-cell-properties style:text-align-source="fix" style:repeat-content="false" fo:wrap-option="wrap" style:vertical-align="top"/>
      <style:paragraph-properties fo:text-align="start"/>
      <style:text-properties style:font-name="IPA Pゴシック" style:font-name-complex="FreeSans"/>
    </style:style>
    <style:style style:name="ce28" style:family="table-cell" style:parent-style-name="Default" style:data-style-name="N100">
      <style:table-cell-properties fo:background-color="#dddddd" style:text-align-source="fix" style:repeat-content="false" fo:wrap-option="wrap" style:vertical-align="top"/>
      <style:paragraph-properties fo:text-align="start"/>
    </style:style>
    <style:style style:name="ce29" style:family="table-cell" style:parent-style-name="Default" style:data-style-name="N100">
      <style:table-cell-properties style:text-align-source="fix" style:repeat-content="false" fo:wrap-option="wrap" style:vertical-align="top"/>
      <style:paragraph-properties fo:text-align="start"/>
    </style:style>
    <style:style style:name="ce30" style:family="table-cell" style:parent-style-name="Default">
      <style:table-cell-properties style:text-align-source="fix" style:repeat-content="false" fo:wrap-option="wrap" style:vertical-align="top"/>
      <style:paragraph-properties fo:text-align="start" fo:margin-left="0mm"/>
    </style:style>
    <style:style style:name="ce31" style:family="table-cell" style:parent-style-name="Default">
      <style:table-cell-properties fo:background-color="#dddddd" style:text-align-source="fix" style:repeat-content="false" fo:wrap-option="wrap" style:vertical-align="top"/>
      <style:paragraph-properties fo:text-align="start" fo:margin-left="0mm"/>
    </style:style>
    <style:style style:name="ce32"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33" style:family="table-cell" style:parent-style-name="Default">
      <style:table-cell-properties style:text-align-source="fix" style:repeat-content="false" fo:wrap-option="wrap" style:vertical-align="top"/>
      <style:paragraph-properties fo:text-align="start" fo:margin-left="0mm"/>
      <style:text-properties style:font-name="ＭＳ Ｐゴシック" style:font-name-asian="ＭＳ Ｐゴシック" style:font-name-complex="Hiragino Kaku Gothic ProN"/>
    </style:style>
    <style:style style:name="ce34" style:family="table-cell" style:parent-style-name="Default">
      <style:table-cell-properties fo:wrap-option="wrap"/>
    </style:style>
    <style:style style:name="T1" style:family="text">
      <style:text-properties style:font-name="Hiragino Kaku Gothic ProN" style:font-name-asian="ＭＳ Ｐゴシック" style:font-name-complex="Hiragino Kaku Gothic ProN"/>
    </style:style>
    <style:style style:name="T2" style:family="text">
      <style:text-properties style:font-name-asian="Hiragino Kaku Gothic ProN"/>
    </style:style>
    <style:style style:name="T3" style:family="text">
      <style:text-properties style:font-name-asian="ＭＳ Ｐゴシック"/>
    </style:style>
    <style:style style:name="T4" style:family="text">
      <style:text-properties style:font-name="Hiragino Kaku Gothic ProN" style:font-name-asian="ＭＳ Ｐゴシック"/>
    </style:style>
    <style:style style:name="T5" style:family="text">
      <style:text-properties style:font-name="ＭＳ Ｐゴシック" style:font-name-asian="ＭＳ Ｐゴシック"/>
    </style:style>
    <style:style style:name="T6" style:family="text">
      <style:text-properties style:font-name="ＭＳ Ｐゴシック" style:font-name-asian="ＭＳ Ｐゴシック" style:font-name-complex="Hiragino Kaku Gothic ProN"/>
    </style:style>
    <style:style style:name="T7" style:family="text">
      <style:text-properties style:font-name="ＭＳ Ｐゴシック" style:font-name-asian="ＭＳ Ｐゴシック" style:font-name-complex="TakaoPGothic"/>
    </style:style>
    <style:style style:name="T8" style:family="text">
      <style:text-properties style:font-name-asian="ＭＳ Ｐゴシック" style:font-name-complex="Hiragino Kaku Gothic ProN" style:font-name="ＭＳ Ｐゴシック"/>
    </style:style>
    <style:style style:name="T9" style:family="text">
      <style:text-properties style:font-name-asian="ＭＳ Ｐゴシック" style:font-name-complex="Hiragino Kaku Gothic ProN" style:font-name="Hiragino Kaku Gothic ProN"/>
    </style:style>
    <style:style style:name="T10" style:family="text">
      <style:text-properties style:font-name-asian="ＭＳ Ｐゴシック" style:font-name-complex="Hiragino Kaku Gothic ProN"/>
    </style:style>
    <style:style style:name="T11" style:family="text">
      <style:text-properties style:font-name="Arial" style:font-name-asian="ＭＳ Ｐゴシック" style:font-name-complex="Arial"/>
    </style:style>
    <style:style style:name="T12" style:family="text">
      <style:text-properties style:font-name="Hiragino Kaku Gothic ProN" style:font-name-asian="Hiragino Kaku Gothic ProN" style:font-name-complex="TakaoPGothic"/>
    </style:style>
    <style:style style:name="T13" style:family="text">
      <style:text-properties style:font-name="Arial" style:font-name-asian="ＭＳ Ｐゴシック"/>
    </style:style>
    <style:style style:name="T14" style:family="text">
      <style:text-properties style:font-name="Liberation Sans" style:font-name-asian="TakaoPGothic"/>
    </style:style>
    <style:style style:name="T15" style:family="text">
      <style:text-properties style:font-name="IPA Pゴシック" style:font-name-complex="FreeSans"/>
    </style:style>
    <style:style style:name="T16" style:family="text">
      <style:text-properties style:font-name-complex="FreeSans"/>
    </style:style>
  </office:automatic-styles>
  <office:body>
    <office:spreadsheet>
      <table:table table:name="customization-items" table:style-name="ta1">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2" table:default-cell-style-name="ce1"/>
        <table:table-column table:style-name="co5" table:default-cell-style-name="ce11"/>
        <table:table-column table:style-name="co6" table:default-cell-style-name="ce11"/>
        <table:table-column table:style-name="co7" table:default-cell-style-name="ce19"/>
        <table:table-column table:style-name="co8" table:default-cell-style-name="ce19"/>
        <table:table-column table:style-name="co9" table:default-cell-style-name="ce11"/>
        <table:table-column table:style-name="co10" table:visibility="collapse" table:default-cell-style-name="ce11"/>
        <table:table-column table:style-name="co11" table:visibility="collapse" table:default-cell-style-name="ce1"/>
        <table:table-column table:style-name="co12" table:visibility="collapse" table:default-cell-style-name="ce1"/>
        <table:table-column table:style-name="co13" table:visibility="collapse" table:default-cell-style-name="ce1"/>
        <table:table-column table:style-name="co14" table:number-columns-repeated="1010" table:default-cell-style-name="ce1"/>
        <table:table-row table:style-name="ro1">
          <table:table-cell office:value-type="string" calcext:value-type="string">
            <text:p>設定項目番号</text:p>
          </table:table-cell>
          <table:table-cell office:value-type="string" calcext:value-type="string">
            <text:p>選択肢番号</text:p>
          </table:table-cell>
          <table:table-cell office:value-type="string" calcext:value-type="string">
            <text:p>カテゴリー</text:p>
          </table:table-cell>
          <table:table-cell office:value-type="string" calcext:value-type="string">
            <text:p>カスタマイズ項目（目的）</text:p>
          </table:table-cell>
          <table:table-cell office:value-type="string" calcext:value-type="string">
            <text:p>サイト別設定の可否</text:p>
          </table:table-cell>
          <table:table-cell office:value-type="string" calcext:value-type="string">
            <text:p>選択肢</text:p>
          </table:table-cell>
          <table:table-cell office:value-type="string" calcext:value-type="string">
            <text:p>設定方法</text:p>
          </table:table-cell>
          <table:table-cell office:value-type="string" calcext:value-type="string">
            <text:p>設定内容（Firefox 52）</text:p>
          </table:table-cell>
          <table:table-cell office:value-type="string" calcext:value-type="string">
            <text:p>Firefox 45→52での変更</text:p>
          </table:table-cell>
          <table:table-cell office:value-type="string" calcext:value-type="string">
            <text:p>設定内容（Firefox 45）</text:p>
          </table:table-cell>
          <table:table-cell table:style-name="ce13" office:value-type="string" calcext:value-type="string">
            <text:p>Firefox 38→45での変更</text:p>
          </table:table-cell>
          <table:table-cell office:value-type="string" calcext:value-type="string">
            <text:p>設定内容（Firefox 38）</text:p>
          </table:table-cell>
          <table:table-cell office:value-type="string" calcext:value-type="string">
            <text:p>設定内容（Firefox 31）</text:p>
          </table:table-cell>
          <table:table-cell office:value-type="string" calcext:value-type="string">
            <text:p>設定内容（Firefox 24）</text:p>
          </table:table-cell>
          <table:table-cell table:number-columns-repeated="1010"/>
        </table:table-row>
        <table:table-row table:style-name="ro2">
          <table:table-cell office:value-type="string" calcext:value-type="string">
            <text:p>Install-1</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ラの表示名</text:p>
          </table:table-cell>
          <table:table-cell office:value-type="string" calcext:value-type="string" table:number-columns-spanned="1" table:number-rows-spanned="2">
            <text:p>-</text:p>
          </table:table-cell>
          <table:table-cell office:value-type="string" calcext:value-type="string">
            <text:p>Fx Meta Installer（既定）</text:p>
          </table:table-cell>
          <table:table-cell office:value-type="string" calcext:value-type="string">
            <text:p>fx-meta-installerビルド時に決定</text:p>
          </table:table-cell>
          <table:table-cell table:style-name="ce1" office:value-type="string" calcext:value-type="string">
            <text:p>-</text:p>
          </table:table-cell>
          <table:table-cell table:formula="of:=IF([.H2]=&quot;&quot;;&quot;?&quot;;IF([.J2]=&quot;&quot;;&quot;新規&quot;;IF([.H2]=[.J2];&quot;&quot;;&quot;変更あり&quot;)))">
            <text:p/>
          </table:table-cell>
          <table:table-cell table:style-name="ce1" office:value-type="string" calcext:value-type="string">
            <text:p>-</text:p>
          </table:table-cell>
          <table:table-cell table:formula="of:=IF([.J2]=&quot;&quot;;&quot;?&quot;;IF([.L2]=&quot;&quot;;&quot;新規&quot;;IF([.J2]=[.L2];&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Install-1</text:p>
          </table:table-cell>
          <table:table-cell office:value-type="float" office:value="2" calcext:value-type="float">
            <text:p>2</text:p>
          </table:table-cell>
          <table:covered-table-cell table:number-columns-repeated="3"/>
          <table:table-cell office:value-type="string" calcext:value-type="string">
            <text:p>任意の名前</text:p>
          </table:table-cell>
          <table:table-cell office:value-type="string" calcext:value-type="string">
            <text:p>fx-meta-installerビルド時に決定</text:p>
          </table:table-cell>
          <table:table-cell table:style-name="ce1" office:value-type="string" calcext:value-type="string">
            <text:p>!define PRODUCT_FULL_NAME <text:s/>"（名前）"</text:p>
          </table:table-cell>
          <table:table-cell table:formula="of:=IF([.H3]=&quot;&quot;;&quot;?&quot;;IF([.J3]=&quot;&quot;;&quot;新規&quot;;IF([.H3]=[.J3];&quot;&quot;;&quot;変更あり&quot;)))">
            <text:p/>
          </table:table-cell>
          <table:table-cell table:style-name="ce1" office:value-type="string" calcext:value-type="string">
            <text:p>!define PRODUCT_FULL_NAME <text:s/>"（名前）"</text:p>
          </table:table-cell>
          <table:table-cell table:formula="of:=IF([.J3]=&quot;&quot;;&quot;?&quot;;IF([.L3]=&quot;&quot;;&quot;新規&quot;;IF([.J3]=[.L3];&quot;&quot;;&quot;○&quot;)))">
            <text:p/>
          </table:table-cell>
          <table:table-cell office:value-type="string" calcext:value-type="string">
            <text:p>!define PRODUCT_FULL_NAME <text:s/>"（名前）"</text:p>
          </table:table-cell>
          <table:table-cell table:number-columns-repeated="1012"/>
        </table:table-row>
        <table:table-row table:style-name="ro3">
          <table:table-cell office:value-type="string" calcext:value-type="string">
            <text:p>Install-2</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ラのファイル名</text:p>
          </table:table-cell>
          <table:table-cell office:value-type="string" calcext:value-type="string" table:number-columns-spanned="1" table:number-rows-spanned="2">
            <text:p>-</text:p>
          </table:table-cell>
          <table:table-cell office:value-type="string" calcext:value-type="string">
            <text:p>FxMetaInstaller</text:p>
          </table:table-cell>
          <table:table-cell office:value-type="string" calcext:value-type="string">
            <text:p>fx-meta-installerビルド時に決定</text:p>
          </table:table-cell>
          <table:table-cell table:style-name="ce1" office:value-type="string" calcext:value-type="string">
            <text:p>-</text:p>
          </table:table-cell>
          <table:table-cell table:formula="of:=IF([.H4]=&quot;&quot;;&quot;?&quot;;IF([.J4]=&quot;&quot;;&quot;新規&quot;;IF([.H4]=[.J4];&quot;&quot;;&quot;変更あり&quot;)))">
            <text:p/>
          </table:table-cell>
          <table:table-cell table:style-name="ce1" office:value-type="string" calcext:value-type="string">
            <text:p>-</text:p>
          </table:table-cell>
          <table:table-cell table:formula="of:=IF([.J4]=&quot;&quot;;&quot;?&quot;;IF([.L4]=&quot;&quot;;&quot;新規&quot;;IF([.J4]=[.L4];&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Install-2</text:p>
          </table:table-cell>
          <table:table-cell office:value-type="float" office:value="2" calcext:value-type="float">
            <text:p>2</text:p>
          </table:table-cell>
          <table:covered-table-cell table:number-columns-repeated="3"/>
          <table:table-cell office:value-type="string" calcext:value-type="string">
            <text:p>任意の名前</text:p>
          </table:table-cell>
          <table:table-cell office:value-type="string" calcext:value-type="string">
            <text:p>fx-meta-installerビルド時に決定</text:p>
          </table:table-cell>
          <table:table-cell table:style-name="ce1" office:value-type="string" calcext:value-type="string">
            <text:p>!define PRODUCT_NAME <text:s/>"（名前）"</text:p>
          </table:table-cell>
          <table:table-cell table:formula="of:=IF([.H5]=&quot;&quot;;&quot;?&quot;;IF([.J5]=&quot;&quot;;&quot;新規&quot;;IF([.H5]=[.J5];&quot;&quot;;&quot;変更あり&quot;)))">
            <text:p/>
          </table:table-cell>
          <table:table-cell table:style-name="ce1" office:value-type="string" calcext:value-type="string">
            <text:p>!define PRODUCT_NAME <text:s/>"（名前）"</text:p>
          </table:table-cell>
          <table:table-cell table:formula="of:=IF([.J5]=&quot;&quot;;&quot;?&quot;;IF([.L5]=&quot;&quot;;&quot;新規&quot;;IF([.J5]=[.L5];&quot;&quot;;&quot;○&quot;)))">
            <text:p/>
          </table:table-cell>
          <table:table-cell office:value-type="string" calcext:value-type="string">
            <text:p>!define PRODUCT_NAME <text:s/>"（名前）"</text:p>
          </table:table-cell>
          <table:table-cell table:number-columns-repeated="1012"/>
        </table:table-row>
        <table:table-row table:style-name="ro2">
          <table:table-cell office:value-type="string" calcext:value-type="string">
            <text:p>Install-3</text:p>
          </table:table-cell>
          <table:table-cell office:value-type="float" office:value="1" calcext:value-type="float">
            <text:p>1</text:p>
          </table:table-cell>
          <table:table-cell office:value-type="string" calcext:value-type="string" table:number-columns-spanned="1" table:number-rows-spanned="3">
            <text:p>インストール</text:p>
          </table:table-cell>
          <table:table-cell office:value-type="string" calcext:value-type="string" table:number-columns-spanned="1" table:number-rows-spanned="3">
            <text:p>インストーラのウィザード</text:p>
          </table:table-cell>
          <table:table-cell office:value-type="string" calcext:value-type="string" table:number-columns-spanned="1" table:number-rows-spanned="3">
            <text:p>-</text:p>
          </table:table-cell>
          <table:table-cell office:value-type="string" calcext:value-type="string">
            <text:p>表示し、操作確認を求める</text:p>
          </table:table-cell>
          <table:table-cell office:value-type="string" calcext:value-type="string">
            <text:p>fx-meta-installerビルド時に決定</text:p>
          </table:table-cell>
          <table:table-cell table:style-name="ce2" office:value-type="string" calcext:value-type="string">
            <text:p>!define PRODUCT_INSTALL_MODE "NORMAL"</text:p>
          </table:table-cell>
          <table:table-cell table:formula="of:=IF([.H6]=&quot;&quot;;&quot;?&quot;;IF([.J6]=&quot;&quot;;&quot;新規&quot;;IF([.H6]=[.J6];&quot;&quot;;&quot;変更あり&quot;)))">
            <text:p/>
          </table:table-cell>
          <table:table-cell table:style-name="ce2" office:value-type="string" calcext:value-type="string">
            <text:p>!define PRODUCT_INSTALL_MODE "NORMAL"</text:p>
          </table:table-cell>
          <table:table-cell table:formula="of:=IF([.J6]=&quot;&quot;;&quot;?&quot;;IF([.L6]=&quot;&quot;;&quot;新規&quot;;IF([.J6]=[.L6];&quot;&quot;;&quot;○&quot;)))">
            <text:p/>
          </table:table-cell>
          <table:table-cell office:value-type="string" calcext:value-type="string">
            <text:p>!define PRODUCT_INSTALL_MODE "NORMAL"</text:p>
          </table:table-cell>
          <table:table-cell table:number-columns-repeated="1012"/>
        </table:table-row>
        <table:table-row table:style-name="ro2">
          <table:table-cell office:value-type="string" calcext:value-type="string">
            <text:p>Install-3</text:p>
          </table:table-cell>
          <table:table-cell office:value-type="float" office:value="2" calcext:value-type="float">
            <text:p>2</text:p>
          </table:table-cell>
          <table:covered-table-cell table:number-columns-repeated="3"/>
          <table:table-cell office:value-type="string" calcext:value-type="string">
            <text:p>表示し、操作確認を求めない（既定）</text:p>
          </table:table-cell>
          <table:table-cell office:value-type="string" calcext:value-type="string">
            <text:p>fx-meta-installerビルド時に決定</text:p>
          </table:table-cell>
          <table:table-cell table:style-name="ce2" office:value-type="string" calcext:value-type="string">
            <text:p>!define PRODUCT_INSTALL_MODE "PASSIVE"</text:p>
          </table:table-cell>
          <table:table-cell table:formula="of:=IF([.H7]=&quot;&quot;;&quot;?&quot;;IF([.J7]=&quot;&quot;;&quot;新規&quot;;IF([.H7]=[.J7];&quot;&quot;;&quot;変更あり&quot;)))">
            <text:p/>
          </table:table-cell>
          <table:table-cell table:style-name="ce2" office:value-type="string" calcext:value-type="string">
            <text:p>!define PRODUCT_INSTALL_MODE "PASSIVE"</text:p>
          </table:table-cell>
          <table:table-cell table:formula="of:=IF([.J7]=&quot;&quot;;&quot;?&quot;;IF([.L7]=&quot;&quot;;&quot;新規&quot;;IF([.J7]=[.L7];&quot;&quot;;&quot;○&quot;)))">
            <text:p/>
          </table:table-cell>
          <table:table-cell office:value-type="string" calcext:value-type="string">
            <text:p>!define PRODUCT_INSTALL_MODE "PASSIVE"</text:p>
          </table:table-cell>
          <table:table-cell table:number-columns-repeated="1012"/>
        </table:table-row>
        <table:table-row table:style-name="ro2">
          <table:table-cell office:value-type="string" calcext:value-type="string">
            <text:p>Install-3</text:p>
          </table:table-cell>
          <table:table-cell office:value-type="float" office:value="3" calcext:value-type="float">
            <text:p>3</text:p>
          </table:table-cell>
          <table:covered-table-cell table:number-columns-repeated="3"/>
          <table:table-cell office:value-type="string" calcext:value-type="string">
            <text:p>一切表示しない</text:p>
          </table:table-cell>
          <table:table-cell office:value-type="string" calcext:value-type="string">
            <text:p>fx-meta-installerビルド時に決定</text:p>
          </table:table-cell>
          <table:table-cell table:style-name="ce2" office:value-type="string" calcext:value-type="string">
            <text:p>!define PRODUCT_INSTALL_MODE "QUIET"</text:p>
          </table:table-cell>
          <table:table-cell table:formula="of:=IF([.H8]=&quot;&quot;;&quot;?&quot;;IF([.J8]=&quot;&quot;;&quot;新規&quot;;IF([.H8]=[.J8];&quot;&quot;;&quot;変更あり&quot;)))">
            <text:p/>
          </table:table-cell>
          <table:table-cell table:style-name="ce2" office:value-type="string" calcext:value-type="string">
            <text:p>!define PRODUCT_INSTALL_MODE "QUIET"</text:p>
          </table:table-cell>
          <table:table-cell table:formula="of:=IF([.J8]=&quot;&quot;;&quot;?&quot;;IF([.L8]=&quot;&quot;;&quot;新規&quot;;IF([.J8]=[.L8];&quot;&quot;;&quot;○&quot;)))">
            <text:p/>
          </table:table-cell>
          <table:table-cell office:value-type="string" calcext:value-type="string">
            <text:p>!define PRODUCT_INSTALL_MODE "QUIET"</text:p>
          </table:table-cell>
          <table:table-cell table:number-columns-repeated="1012"/>
        </table:table-row>
        <table:table-row table:style-name="ro3">
          <table:table-cell office:value-type="string" calcext:value-type="string">
            <text:p>Install-4</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ル完了後のメッセージ</text:p>
          </table:table-cell>
          <table:table-cell office:value-type="string" calcext:value-type="string" table:number-columns-spanned="1" table:number-rows-spanned="2">
            <text:p>-</text:p>
          </table:table-cell>
          <table:table-cell office:value-type="string" calcext:value-type="string">
            <text:p>表示しない（既定）</text:p>
          </table:table-cell>
          <table:table-cell office:value-type="string" calcext:value-type="string">
            <text:p>-</text:p>
          </table:table-cell>
          <table:table-cell table:style-name="ce1" office:value-type="string" calcext:value-type="string">
            <text:p>-</text:p>
          </table:table-cell>
          <table:table-cell table:formula="of:=IF([.H9]=&quot;&quot;;&quot;?&quot;;IF([.J9]=&quot;&quot;;&quot;新規&quot;;IF([.H9]=[.J9];&quot;&quot;;&quot;変更あり&quot;)))">
            <text:p/>
          </table:table-cell>
          <table:table-cell table:style-name="ce1" office:value-type="string" calcext:value-type="string">
            <text:p>-</text:p>
          </table:table-cell>
          <table:table-cell table:formula="of:=IF([.J9]=&quot;&quot;;&quot;?&quot;;IF([.L9]=&quot;&quot;;&quot;新規&quot;;IF([.J9]=[.L9];&quot;&quot;;&quot;○&quot;)))">
            <text:p/>
          </table:table-cell>
          <table:table-cell office:value-type="string" calcext:value-type="string">
            <text:p>-</text:p>
          </table:table-cell>
          <table:table-cell table:number-columns-repeated="1012"/>
        </table:table-row>
        <table:table-row table:style-name="ro4">
          <table:table-cell office:value-type="string" calcext:value-type="string">
            <text:p>Install-4</text:p>
          </table:table-cell>
          <table:table-cell office:value-type="float" office:value="2" calcext:value-type="float">
            <text:p>2</text:p>
          </table:table-cell>
          <table:covered-table-cell table:number-columns-repeated="3"/>
          <table:table-cell office:value-type="string" calcext:value-type="string">
            <text:p>表示する</text:p>
          </table:table-cell>
          <table:table-cell office:value-type="string" calcext:value-type="string">
            <text:p>fainstall.iniを編集する</text:p>
          </table:table-cell>
          <table:table-cell table:style-name="ce1" office:value-type="string" calcext:value-type="string">
            <text:p>[fainstall]</text:p>
            <text:p>FinishTitle=Fx Meta Installer</text:p>
            <text:p>FinishMessage=インストールが完了しました</text:p>
          </table:table-cell>
          <table:table-cell table:formula="of:=IF([.H10]=&quot;&quot;;&quot;?&quot;;IF([.J10]=&quot;&quot;;&quot;新規&quot;;IF([.H10]=[.J10];&quot;&quot;;&quot;変更あり&quot;)))">
            <text:p/>
          </table:table-cell>
          <table:table-cell table:style-name="ce1" office:value-type="string" calcext:value-type="string">
            <text:p>[fainstall]</text:p>
            <text:p>FinishTitle=Fx Meta Installer</text:p>
            <text:p>FinishMessage=インストールが完了しました</text:p>
          </table:table-cell>
          <table:table-cell table:formula="of:=IF([.J10]=&quot;&quot;;&quot;?&quot;;IF([.L10]=&quot;&quot;;&quot;新規&quot;;IF([.J10]=[.L10];&quot;&quot;;&quot;○&quot;)))">
            <text:p/>
          </table:table-cell>
          <table:table-cell office:value-type="string" calcext:value-type="string">
            <text:p>[fainstall]</text:p>
            <text:p>FinishTitle=Fx Meta Installer</text:p>
            <text:p>FinishMessage=インストールが完了しました</text:p>
          </table:table-cell>
          <table:table-cell table:number-columns-repeated="1012"/>
        </table:table-row>
        <table:table-row table:style-name="ro3">
          <table:table-cell office:value-type="string" calcext:value-type="string">
            <text:p>Install-5</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ル完了後の再起動要求</text:p>
          </table:table-cell>
          <table:table-cell office:value-type="string" calcext:value-type="string" table:number-columns-spanned="1" table:number-rows-spanned="2">
            <text:p>-</text:p>
          </table:table-cell>
          <table:table-cell office:value-type="string" calcext:value-type="string">
            <text:p>表示しない（既定）</text:p>
          </table:table-cell>
          <table:table-cell office:value-type="string" calcext:value-type="string">
            <text:p>-</text:p>
          </table:table-cell>
          <table:table-cell table:style-name="ce1" office:value-type="string" calcext:value-type="string">
            <text:p>-</text:p>
          </table:table-cell>
          <table:table-cell table:formula="of:=IF([.H11]=&quot;&quot;;&quot;?&quot;;IF([.J11]=&quot;&quot;;&quot;新規&quot;;IF([.H11]=[.J11];&quot;&quot;;&quot;変更あり&quot;)))">
            <text:p/>
          </table:table-cell>
          <table:table-cell table:style-name="ce1" office:value-type="string" calcext:value-type="string">
            <text:p>-</text:p>
          </table:table-cell>
          <table:table-cell table:formula="of:=IF([.J11]=&quot;&quot;;&quot;?&quot;;IF([.L11]=&quot;&quot;;&quot;新規&quot;;IF([.J11]=[.L11];&quot;&quot;;&quot;○&quot;)))">
            <text:p/>
          </table:table-cell>
          <table:table-cell office:value-type="string" calcext:value-type="string">
            <text:p>-</text:p>
          </table:table-cell>
          <table:table-cell table:number-columns-repeated="1012"/>
        </table:table-row>
        <table:table-row table:style-name="ro5">
          <table:table-cell office:value-type="string" calcext:value-type="string">
            <text:p>Install-5</text:p>
          </table:table-cell>
          <table:table-cell office:value-type="float" office:value="2" calcext:value-type="float">
            <text:p>2</text:p>
          </table:table-cell>
          <table:covered-table-cell table:number-columns-repeated="3"/>
          <table:table-cell office:value-type="string" calcext:value-type="string">
            <text:p>表示する</text:p>
          </table:table-cell>
          <table:table-cell office:value-type="string" calcext:value-type="string">
            <text:p>fainstall.iniを編集する</text:p>
          </table:table-cell>
          <table:table-cell table:style-name="ce1" office:value-type="string" calcext:value-type="string">
            <text:p>[fainstall]</text:p>
            <text:p>ConfirmRestartTitle=Fx Meta Installer</text:p>
            <text:p>ConfirmRestartMessage=今すぐコンピュータを再起動しますか？</text:p>
          </table:table-cell>
          <table:table-cell table:formula="of:=IF([.H12]=&quot;&quot;;&quot;?&quot;;IF([.J12]=&quot;&quot;;&quot;新規&quot;;IF([.H12]=[.J12];&quot;&quot;;&quot;変更あり&quot;)))">
            <text:p/>
          </table:table-cell>
          <table:table-cell table:style-name="ce1" office:value-type="string" calcext:value-type="string">
            <text:p>[fainstall]</text:p>
            <text:p>ConfirmRestartTitle=Fx Meta Installer</text:p>
            <text:p>ConfirmRestartMessage=今すぐコンピュータを再起動しますか？</text:p>
          </table:table-cell>
          <table:table-cell table:formula="of:=IF([.J12]=&quot;&quot;;&quot;?&quot;;IF([.L12]=&quot;&quot;;&quot;新規&quot;;IF([.J12]=[.L12];&quot;&quot;;&quot;○&quot;)))">
            <text:p/>
          </table:table-cell>
          <table:table-cell office:value-type="string" calcext:value-type="string">
            <text:p>[fainstall]</text:p>
            <text:p>ConfirmRestartTitle=Fx Meta Installer</text:p>
            <text:p>ConfirmRestartMessage=今すぐコンピュータを再起動しますか？</text:p>
          </table:table-cell>
          <table:table-cell table:number-columns-repeated="1012"/>
        </table:table-row>
        <table:table-row table:style-name="ro2">
          <table:table-cell office:value-type="string" calcext:value-type="string">
            <text:p>Install-6</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ラのウィザードの表示言語</text:p>
          </table:table-cell>
          <table:table-cell office:value-type="string" calcext:value-type="string" table:number-columns-spanned="1" table:number-rows-spanned="2">
            <text:p>-</text:p>
          </table:table-cell>
          <table:table-cell office:value-type="string" calcext:value-type="string">
            <text:p>日本語（既定）</text:p>
          </table:table-cell>
          <table:table-cell office:value-type="string" calcext:value-type="string">
            <text:p>fx-meta-installerビルド時に決定</text:p>
          </table:table-cell>
          <table:table-cell table:style-name="ce1" office:value-type="string" calcext:value-type="string">
            <text:p>!define PRODUCT_LANGUAGE "Japanese"</text:p>
          </table:table-cell>
          <table:table-cell table:formula="of:=IF([.H13]=&quot;&quot;;&quot;?&quot;;IF([.J13]=&quot;&quot;;&quot;新規&quot;;IF([.H13]=[.J13];&quot;&quot;;&quot;変更あり&quot;)))">
            <text:p/>
          </table:table-cell>
          <table:table-cell table:style-name="ce1" office:value-type="string" calcext:value-type="string">
            <text:p>!define PRODUCT_LANGUAGE "Japanese"</text:p>
          </table:table-cell>
          <table:table-cell table:formula="of:=IF([.J13]=&quot;&quot;;&quot;?&quot;;IF([.L13]=&quot;&quot;;&quot;新規&quot;;IF([.J13]=[.L13];&quot;&quot;;&quot;○&quot;)))">
            <text:p/>
          </table:table-cell>
          <table:table-cell office:value-type="string" calcext:value-type="string">
            <text:p>!define PRODUCT_LANGUAGE "Japanese"</text:p>
          </table:table-cell>
          <table:table-cell table:number-columns-repeated="1012"/>
        </table:table-row>
        <table:table-row table:style-name="ro2">
          <table:table-cell office:value-type="string" calcext:value-type="string">
            <text:p>Install-6</text:p>
          </table:table-cell>
          <table:table-cell office:value-type="float" office:value="2" calcext:value-type="float">
            <text:p>2</text:p>
          </table:table-cell>
          <table:covered-table-cell table:number-columns-repeated="3"/>
          <table:table-cell office:value-type="string" calcext:value-type="string">
            <text:p>英語</text:p>
          </table:table-cell>
          <table:table-cell office:value-type="string" calcext:value-type="string">
            <text:p>fx-meta-installerビルド時に決定</text:p>
          </table:table-cell>
          <table:table-cell table:style-name="ce1" office:value-type="string" calcext:value-type="string">
            <text:p>!define PRODUCT_LANGUAGE "English"</text:p>
          </table:table-cell>
          <table:table-cell table:formula="of:=IF([.H14]=&quot;&quot;;&quot;?&quot;;IF([.J14]=&quot;&quot;;&quot;新規&quot;;IF([.H14]=[.J14];&quot;&quot;;&quot;変更あり&quot;)))">
            <text:p/>
          </table:table-cell>
          <table:table-cell table:style-name="ce1" office:value-type="string" calcext:value-type="string">
            <text:p>!define PRODUCT_LANGUAGE "English"</text:p>
          </table:table-cell>
          <table:table-cell table:formula="of:=IF([.J14]=&quot;&quot;;&quot;?&quot;;IF([.L14]=&quot;&quot;;&quot;新規&quot;;IF([.J14]=[.L14];&quot;&quot;;&quot;○&quot;)))">
            <text:p/>
          </table:table-cell>
          <table:table-cell office:value-type="string" calcext:value-type="string">
            <text:p>!define PRODUCT_LANGUAGE "English"</text:p>
          </table:table-cell>
          <table:table-cell table:number-columns-repeated="1012"/>
        </table:table-row>
        <table:table-row table:style-name="ro3">
          <table:table-cell office:value-type="string" calcext:value-type="string">
            <text:p>Install-7</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Firefox/Thunderbirdの同梱</text:p>
          </table:table-cell>
          <table:table-cell office:value-type="string" calcext:value-type="string" table:number-columns-spanned="1" table:number-rows-spanned="2">
            <text:p>-</text:p>
          </table:table-cell>
          <table:table-cell office:value-type="string" calcext:value-type="string">
            <text:p>同梱しない（既定）</text:p>
          </table:table-cell>
          <table:table-cell office:value-type="string" calcext:value-type="string">
            <text:p>-</text:p>
          </table:table-cell>
          <table:table-cell table:style-name="ce2" office:value-type="string" calcext:value-type="string">
            <text:p>-</text:p>
          </table:table-cell>
          <table:table-cell table:formula="of:=IF([.H15]=&quot;&quot;;&quot;?&quot;;IF([.J15]=&quot;&quot;;&quot;新規&quot;;IF([.H15]=[.J15];&quot;&quot;;&quot;変更あり&quot;)))">
            <text:p/>
          </table:table-cell>
          <table:table-cell table:style-name="ce2" office:value-type="string" calcext:value-type="string">
            <text:p>-</text:p>
          </table:table-cell>
          <table:table-cell table:formula="of:=IF([.J15]=&quot;&quot;;&quot;?&quot;;IF([.L15]=&quot;&quot;;&quot;新規&quot;;IF([.J15]=[.L15];&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Install-7</text:p>
          </table:table-cell>
          <table:table-cell office:value-type="float" office:value="2" calcext:value-type="float">
            <text:p>2</text:p>
          </table:table-cell>
          <table:covered-table-cell table:number-columns-repeated="3"/>
          <table:table-cell office:value-type="string" calcext:value-type="string">
            <text:p>指定バージョンを同梱する</text:p>
          </table:table-cell>
          <table:table-cell office:value-type="string" calcext:value-type="string">
            <text:p>resources以下にインストーラを同梱</text:p>
          </table:table-cell>
          <table:table-cell table:style-name="ce2" office:value-type="string" calcext:value-type="string">
            <text:p>-</text:p>
          </table:table-cell>
          <table:table-cell table:formula="of:=IF([.H16]=&quot;&quot;;&quot;?&quot;;IF([.J16]=&quot;&quot;;&quot;新規&quot;;IF([.H16]=[.J16];&quot;&quot;;&quot;変更あり&quot;)))">
            <text:p/>
          </table:table-cell>
          <table:table-cell table:style-name="ce2" office:value-type="string" calcext:value-type="string">
            <text:p>-</text:p>
          </table:table-cell>
          <table:table-cell table:formula="of:=IF([.J16]=&quot;&quot;;&quot;?&quot;;IF([.L16]=&quot;&quot;;&quot;新規&quot;;IF([.J16]=[.L16];&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Install-8</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Firefox/Thunderbirdのインストール先</text:p>
          </table:table-cell>
          <table:table-cell office:value-type="string" calcext:value-type="string" table:number-columns-spanned="1" table:number-rows-spanned="2">
            <text:p>-</text:p>
          </table:table-cell>
          <table:table-cell office:value-type="string" calcext:value-type="string">
            <text:p>既定のインストール先（既定）</text:p>
          </table:table-cell>
          <table:table-cell office:value-type="string" calcext:value-type="string">
            <text:p>-</text:p>
          </table:table-cell>
          <table:table-cell table:style-name="ce1" office:value-type="string" calcext:value-type="string">
            <text:p>-</text:p>
          </table:table-cell>
          <table:table-cell table:formula="of:=IF([.H17]=&quot;&quot;;&quot;?&quot;;IF([.J17]=&quot;&quot;;&quot;新規&quot;;IF([.H17]=[.J17];&quot;&quot;;&quot;変更あり&quot;)))">
            <text:p/>
          </table:table-cell>
          <table:table-cell table:style-name="ce1" office:value-type="string" calcext:value-type="string">
            <text:p>-</text:p>
          </table:table-cell>
          <table:table-cell table:formula="of:=IF([.J17]=&quot;&quot;;&quot;?&quot;;IF([.L17]=&quot;&quot;;&quot;新規&quot;;IF([.J17]=[.L17];&quot;&quot;;&quot;○&quot;)))">
            <text:p/>
          </table:table-cell>
          <table:table-cell office:value-type="string" calcext:value-type="string">
            <text:p>-</text:p>
          </table:table-cell>
          <table:table-cell table:number-columns-repeated="1012"/>
        </table:table-row>
        <table:table-row table:style-name="ro6">
          <table:table-cell office:value-type="string" calcext:value-type="string">
            <text:p>Install-8</text:p>
          </table:table-cell>
          <table:table-cell office:value-type="float" office:value="2" calcext:value-type="float">
            <text:p>2</text:p>
          </table:table-cell>
          <table:covered-table-cell table:number-columns-repeated="3"/>
          <table:table-cell office:value-type="string" calcext:value-type="string">
            <text:p>任意のインストール先</text:p>
          </table:table-cell>
          <table:table-cell office:value-type="string" calcext:value-type="string">
            <text:p>Firefox-setup.ini/Thunderbird-setup.iniを編集する</text:p>
          </table:table-cell>
          <table:table-cell table:style-name="ce1" office:value-type="string" calcext:value-type="string">
            <text:p>[Install]</text:p>
            <text:p>InstallDirectoryName=</text:p>
            <text:p>InstallDirectoryPath=</text:p>
          </table:table-cell>
          <table:table-cell table:formula="of:=IF([.H18]=&quot;&quot;;&quot;?&quot;;IF([.J18]=&quot;&quot;;&quot;新規&quot;;IF([.H18]=[.J18];&quot;&quot;;&quot;変更あり&quot;)))">
            <text:p/>
          </table:table-cell>
          <table:table-cell table:style-name="ce1" office:value-type="string" calcext:value-type="string">
            <text:p>[Install]</text:p>
            <text:p>InstallDirectoryName=</text:p>
            <text:p>InstallDirectoryPath=</text:p>
          </table:table-cell>
          <table:table-cell table:formula="of:=IF([.J18]=&quot;&quot;;&quot;?&quot;;IF([.L18]=&quot;&quot;;&quot;新規&quot;;IF([.J18]=[.L18];&quot;&quot;;&quot;○&quot;)))">
            <text:p/>
          </table:table-cell>
          <table:table-cell office:value-type="string" calcext:value-type="string">
            <text:p>[Install]</text:p>
            <text:p>InstallDirectoryName=</text:p>
            <text:p>InstallDirectoryPath=</text:p>
          </table:table-cell>
          <table:table-cell table:number-columns-repeated="1012"/>
        </table:table-row>
        <table:table-row table:style-name="ro3">
          <table:table-cell office:value-type="string" calcext:value-type="string">
            <text:p>Install-9</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メタインストーラの表示バージョン</text:p>
          </table:table-cell>
          <table:table-cell office:value-type="string" calcext:value-type="string" table:number-columns-spanned="1" table:number-rows-spanned="2">
            <text:p>-</text:p>
          </table:table-cell>
          <table:table-cell office:value-type="string" calcext:value-type="string">
            <text:p>更新しない（既定）</text:p>
          </table:table-cell>
          <table:table-cell office:value-type="string" calcext:value-type="string">
            <text:p>-</text:p>
          </table:table-cell>
          <table:table-cell table:style-name="ce1" office:value-type="string" calcext:value-type="string">
            <text:p>-</text:p>
          </table:table-cell>
          <table:table-cell table:formula="of:=IF([.H19]=&quot;&quot;;&quot;?&quot;;IF([.J19]=&quot;&quot;;&quot;新規&quot;;IF([.H19]=[.J19];&quot;&quot;;&quot;変更あり&quot;)))">
            <text:p/>
          </table:table-cell>
          <table:table-cell table:style-name="ce1" office:value-type="string" calcext:value-type="string">
            <text:p>-</text:p>
          </table:table-cell>
          <table:table-cell table:formula="of:=IF([.J19]=&quot;&quot;;&quot;?&quot;;IF([.L19]=&quot;&quot;;&quot;新規&quot;;IF([.J19]=[.L19];&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Install-9</text:p>
          </table:table-cell>
          <table:table-cell office:value-type="float" office:value="2" calcext:value-type="float">
            <text:p>2</text:p>
          </table:table-cell>
          <table:covered-table-cell table:number-columns-repeated="3"/>
          <table:table-cell office:value-type="string" calcext:value-type="string">
            <text:p>指定する</text:p>
          </table:table-cell>
          <table:table-cell office:value-type="string" calcext:value-type="string">
            <text:p>fainstall.iniを編集する</text:p>
          </table:table-cell>
          <table:table-cell table:style-name="ce1" office:value-type="string" calcext:value-type="string">
            <text:p>[fainstall]</text:p>
            <text:p>DisplayVersion=バージョン番号</text:p>
          </table:table-cell>
          <table:table-cell table:formula="of:=IF([.H20]=&quot;&quot;;&quot;?&quot;;IF([.J20]=&quot;&quot;;&quot;新規&quot;;IF([.H20]=[.J20];&quot;&quot;;&quot;変更あり&quot;)))">
            <text:p/>
          </table:table-cell>
          <table:table-cell table:style-name="ce1" office:value-type="string" calcext:value-type="string">
            <text:p>[fainstall]</text:p>
            <text:p>DisplayVersion=バージョン番号</text:p>
          </table:table-cell>
          <table:table-cell table:formula="of:=IF([.J20]=&quot;&quot;;&quot;?&quot;;IF([.L20]=&quot;&quot;;&quot;新規&quot;;IF([.J20]=[.L20];&quot;&quot;;&quot;○&quot;)))">
            <text:p/>
          </table:table-cell>
          <table:table-cell office:value-type="string" calcext:value-type="string">
            <text:p>[fainstall]</text:p>
            <text:p>DisplayVersion=バージョン番号</text:p>
          </table:table-cell>
          <table:table-cell table:number-columns-repeated="1012"/>
        </table:table-row>
        <table:table-row table:style-name="ro3">
          <table:table-cell office:value-type="string" calcext:value-type="string">
            <text:p>Install-10</text:p>
          </table:table-cell>
          <table:table-cell office:value-type="float" office:value="1" calcext:value-type="float">
            <text:p>1</text:p>
          </table:table-cell>
          <table:table-cell office:value-type="string" calcext:value-type="string" table:number-columns-spanned="1" table:number-rows-spanned="3">
            <text:p>インストール</text:p>
          </table:table-cell>
          <table:table-cell office:value-type="string" calcext:value-type="string" table:number-columns-spanned="1" table:number-rows-spanned="3">
            <text:p>スタートメニュー、タスクバー上のショートカットの更新</text:p>
          </table:table-cell>
          <table:table-cell office:value-type="string" calcext:value-type="string" table:number-columns-spanned="1" table:number-rows-spanned="3">
            <text:p>-</text:p>
          </table:table-cell>
          <table:table-cell office:value-type="string" calcext:value-type="string">
            <text:p>更新しない（既定）</text:p>
          </table:table-cell>
          <table:table-cell office:value-type="string" calcext:value-type="string">
            <text:p>-</text:p>
          </table:table-cell>
          <table:table-cell table:style-name="ce1" office:value-type="string" calcext:value-type="string">
            <text:p>-</text:p>
          </table:table-cell>
          <table:table-cell table:formula="of:=IF([.H21]=&quot;&quot;;&quot;?&quot;;IF([.J21]=&quot;&quot;;&quot;新規&quot;;IF([.H21]=[.J21];&quot;&quot;;&quot;変更あり&quot;)))">
            <text:p/>
          </table:table-cell>
          <table:table-cell table:style-name="ce1" office:value-type="string" calcext:value-type="string">
            <text:p>-</text:p>
          </table:table-cell>
          <table:table-cell table:formula="of:=IF([.J21]=&quot;&quot;;&quot;?&quot;;IF([.L21]=&quot;&quot;;&quot;新規&quot;;IF([.J21]=[.L21];&quot;&quot;;&quot;○&quot;)))" office:value-type="string" office:string-value="新規" calcext:value-type="string">
            <text:p>新規</text:p>
          </table:table-cell>
          <table:table-cell table:number-columns-repeated="1013"/>
        </table:table-row>
        <table:table-row table:style-name="ro2">
          <table:table-cell office:value-type="string" calcext:value-type="string">
            <text:p>Install-10</text:p>
          </table:table-cell>
          <table:table-cell office:value-type="float" office:value="2" calcext:value-type="float">
            <text:p>2</text:p>
          </table:table-cell>
          <table:covered-table-cell table:number-columns-repeated="3"/>
          <table:table-cell office:value-type="string" calcext:value-type="string">
            <text:p>更新する</text:p>
          </table:table-cell>
          <table:table-cell office:value-type="string" calcext:value-type="string">
            <text:p>fainstall.iniを編集する</text:p>
          </table:table-cell>
          <table:table-cell table:style-name="ce1" office:value-type="string" calcext:value-type="string">
            <text:p>[fainstall]</text:p>
            <text:p>UpdatePinnedShortcuts=true</text:p>
          </table:table-cell>
          <table:table-cell table:formula="of:=IF([.H22]=&quot;&quot;;&quot;?&quot;;IF([.J22]=&quot;&quot;;&quot;新規&quot;;IF([.H22]=[.J22];&quot;&quot;;&quot;変更あり&quot;)))">
            <text:p/>
          </table:table-cell>
          <table:table-cell table:style-name="ce1" office:value-type="string" calcext:value-type="string">
            <text:p>[fainstall]</text:p>
            <text:p>UpdatePinnedShortcuts=true</text:p>
          </table:table-cell>
          <table:table-cell table:formula="of:=IF([.J22]=&quot;&quot;;&quot;?&quot;;IF([.L22]=&quot;&quot;;&quot;新規&quot;;IF([.J22]=[.L22];&quot;&quot;;&quot;○&quot;)))" office:value-type="string" office:string-value="新規" calcext:value-type="string">
            <text:p>新規</text:p>
          </table:table-cell>
          <table:table-cell table:number-columns-repeated="1013"/>
        </table:table-row>
        <table:table-row table:style-name="ro7">
          <table:table-cell office:value-type="string" calcext:value-type="string">
            <text:p>Install-10</text:p>
          </table:table-cell>
          <table:table-cell office:value-type="float" office:value="3" calcext:value-type="float">
            <text:p>3</text:p>
          </table:table-cell>
          <table:covered-table-cell table:number-columns-repeated="3"/>
          <table:table-cell office:value-type="string" calcext:value-type="string">
            <text:p>削除のみする</text:p>
          </table:table-cell>
          <table:table-cell office:value-type="string" calcext:value-type="string">
            <text:p>fainstall.iniを編集する</text:p>
          </table:table-cell>
          <table:table-cell table:style-name="ce1" office:value-type="string" calcext:value-type="string">
            <text:p>[fainstall]</text:p>
            <text:p>UpdatePinnedShortcuts=delete</text:p>
          </table:table-cell>
          <table:table-cell table:formula="of:=IF([.H23]=&quot;&quot;;&quot;?&quot;;IF([.J23]=&quot;&quot;;&quot;新規&quot;;IF([.H23]=[.J23];&quot;&quot;;&quot;変更あり&quot;)))">
            <text:p/>
          </table:table-cell>
          <table:table-cell table:style-name="ce1" office:value-type="string" calcext:value-type="string">
            <text:p>[fainstall]</text:p>
            <text:p>UpdatePinnedShortcuts=delete</text:p>
          </table:table-cell>
          <table:table-cell table:formula="of:=IF([.J23]=&quot;&quot;;&quot;?&quot;;IF([.L23]=&quot;&quot;;&quot;新規&quot;;IF([.J23]=[.L23];&quot;&quot;;&quot;○&quot;)))" office:value-type="string" office:string-value="新規" calcext:value-type="string">
            <text:p>新規</text:p>
          </table:table-cell>
          <table:table-cell table:number-columns-repeated="1013"/>
        </table:table-row>
        <table:table-row table:style-name="ro3">
          <table:table-cell office:value-type="string" calcext:value-type="string">
            <text:p>Install-11</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タスクバー上へのピン留め用ショートカットの作成</text:p>
          </table:table-cell>
          <table:table-cell office:value-type="string" calcext:value-type="string" table:number-columns-spanned="1" table:number-rows-spanned="2">
            <text:p>-</text:p>
          </table:table-cell>
          <table:table-cell office:value-type="string" calcext:value-type="string">
            <text:p>作成する（既定）</text:p>
          </table:table-cell>
          <table:table-cell office:value-type="string" calcext:value-type="string">
            <text:p>-</text:p>
          </table:table-cell>
          <table:table-cell table:style-name="ce1" office:value-type="string" calcext:value-type="string">
            <text:p>-</text:p>
          </table:table-cell>
          <table:table-cell table:formula="of:=IF([.H24]=&quot;&quot;;&quot;?&quot;;IF([.J24]=&quot;&quot;;&quot;新規&quot;;IF([.H24]=[.J24];&quot;&quot;;&quot;変更あり&quot;)))" office:value-type="string" office:string-value="新規" calcext:value-type="string">
            <text:p>新規</text:p>
          </table:table-cell>
          <table:table-cell table:style-name="ce1"/>
          <table:table-cell table:number-columns-repeated="1014"/>
        </table:table-row>
        <table:table-row table:style-name="ro8">
          <table:table-cell office:value-type="string" calcext:value-type="string">
            <text:p>Install-11</text:p>
          </table:table-cell>
          <table:table-cell office:value-type="float" office:value="2" calcext:value-type="float">
            <text:p>2</text:p>
          </table:table-cell>
          <table:covered-table-cell table:number-columns-repeated="3"/>
          <table:table-cell office:value-type="string" calcext:value-type="string">
            <text:p>作成しない</text:p>
          </table:table-cell>
          <table:table-cell office:value-type="string" calcext:value-type="string">
            <text:p>Firefox-setup.ini/Thunderbird-setup.iniを編集する</text:p>
          </table:table-cell>
          <table:table-cell table:style-name="ce1" office:value-type="string" calcext:value-type="string">
            <text:p>[Install]</text:p>
            <text:p>TaskbarShortcut=false</text:p>
          </table:table-cell>
          <table:table-cell table:formula="of:=IF([.H25]=&quot;&quot;;&quot;?&quot;;IF([.J25]=&quot;&quot;;&quot;新規&quot;;IF([.H25]=[.J25];&quot;&quot;;&quot;変更あり&quot;)))" office:value-type="string" office:string-value="新規" calcext:value-type="string">
            <text:p>新規</text:p>
          </table:table-cell>
          <table:table-cell table:style-name="ce1"/>
          <table:table-cell table:number-columns-repeated="1014"/>
        </table:table-row>
        <table:table-row table:style-name="ro2">
          <table:table-cell office:value-type="string" calcext:value-type="string">
            <text:p>Application-1</text:p>
          </table:table-cell>
          <table:table-cell office:value-type="float" office:value="1" calcext:value-type="float">
            <text:p>1</text:p>
          </table:table-cell>
          <table:table-cell office:value-type="string" calcext:value-type="string" table:number-columns-spanned="1" table:number-rows-spanned="3">
            <text:p>特定用途専用アプリケーションとしての利用</text:p>
          </table:table-cell>
          <table:table-cell office:value-type="string" calcext:value-type="string" table:number-columns-spanned="1" table:number-rows-spanned="3">
            <text:p>デスクトップのショートカット</text:p>
          </table:table-cell>
          <table:table-cell office:value-type="string" calcext:value-type="string" table:number-columns-spanned="1" table:number-rows-spanned="3">
            <text:p>-</text:p>
          </table:table-cell>
          <table:table-cell office:value-type="string" calcext:value-type="string">
            <text:p>既定の内容で作成（既定）</text:p>
          </table:table-cell>
          <table:table-cell office:value-type="string" calcext:value-type="string">
            <text:p>-</text:p>
          </table:table-cell>
          <table:table-cell table:style-name="ce2" office:value-type="string" calcext:value-type="string">
            <text:p>-</text:p>
          </table:table-cell>
          <table:table-cell table:formula="of:=IF([.H26]=&quot;&quot;;&quot;?&quot;;IF([.J26]=&quot;&quot;;&quot;新規&quot;;IF([.H26]=[.J26];&quot;&quot;;&quot;変更あり&quot;)))">
            <text:p/>
          </table:table-cell>
          <table:table-cell table:style-name="ce2" office:value-type="string" calcext:value-type="string">
            <text:p>-</text:p>
          </table:table-cell>
          <table:table-cell table:formula="of:=IF([.J26]=&quot;&quot;;&quot;?&quot;;IF([.L26]=&quot;&quot;;&quot;新規&quot;;IF([.J26]=[.L26];&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Application-1</text:p>
          </table:table-cell>
          <table:table-cell office:value-type="float" office:value="2" calcext:value-type="float">
            <text:p>2</text:p>
          </table:table-cell>
          <table:covered-table-cell table:number-columns-repeated="3"/>
          <table:table-cell office:value-type="string" calcext:value-type="string">
            <text:p>作成しない</text:p>
          </table:table-cell>
          <table:table-cell office:value-type="string" calcext:value-type="string">
            <text:p>Firefox-setup.ini/Thunderbird-setup.iniを編集する</text:p>
          </table:table-cell>
          <table:table-cell table:style-name="ce2" office:value-type="string" calcext:value-type="string">
            <text:p>[Install]</text:p>
            <text:p>DesktopShortcut=false</text:p>
          </table:table-cell>
          <table:table-cell table:formula="of:=IF([.H27]=&quot;&quot;;&quot;?&quot;;IF([.J27]=&quot;&quot;;&quot;新規&quot;;IF([.H27]=[.J27];&quot;&quot;;&quot;変更あり&quot;)))">
            <text:p/>
          </table:table-cell>
          <table:table-cell table:style-name="ce2" office:value-type="string" calcext:value-type="string">
            <text:p>[Install]</text:p>
            <text:p>DesktopShortcut=false</text:p>
          </table:table-cell>
          <table:table-cell table:formula="of:=IF([.J27]=&quot;&quot;;&quot;?&quot;;IF([.L27]=&quot;&quot;;&quot;新規&quot;;IF([.J27]=[.L27];&quot;&quot;;&quot;○&quot;)))">
            <text:p/>
          </table:table-cell>
          <table:table-cell table:style-name="ce25" office:value-type="string" calcext:value-type="string">
            <text:p>[Install]</text:p>
            <text:p>DesktopShortcut=false</text:p>
          </table:table-cell>
          <table:table-cell table:number-columns-repeated="1012"/>
        </table:table-row>
        <table:table-row table:style-name="ro9">
          <table:table-cell office:value-type="string" calcext:value-type="string">
            <text:p>Application-1</text:p>
          </table:table-cell>
          <table:table-cell office:value-type="float" office:value="3" calcext:value-type="float">
            <text:p>3</text:p>
          </table:table-cell>
          <table:covered-table-cell table:number-columns-repeated="3"/>
          <table:table-cell office:value-type="string" calcext:value-type="string">
            <text:p>任意の内容で作成</text:p>
          </table:table-cell>
          <table:table-cell office:value-type="string" calcext:value-type="string">
            <text:p>1. Firefox-setup.ini/Thunderbird-setup.iniを編集する</text:p>
            <text:p>2. fainstall.iniを編集する</text:p>
          </table:table-cell>
          <table:table-cell table:style-name="ce20"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formula="of:=IF([.H28]=&quot;&quot;;&quot;?&quot;;IF([.J28]=&quot;&quot;;&quot;新規&quot;;IF([.H28]=[.J28];&quot;&quot;;&quot;変更あり&quot;)))">
            <text:p/>
          </table:table-cell>
          <table:table-cell table:style-name="ce20"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formula="of:=IF([.J28]=&quot;&quot;;&quot;?&quot;;IF([.L28]=&quot;&quot;;&quot;新規&quot;;IF([.J28]=[.L28];&quot;&quot;;&quot;○&quot;)))">
            <text:p/>
          </table:table-cell>
          <table:table-cell table:style-name="ce20" office:value-type="string" calcext:value-type="string">
            <text:p><text:span text:style-name="T3">Firefox-setup.ini/Thunderbird-setup.ini:</text:span></text:p>
            <text:p><text:span text:style-name="T3">[Install]</text:span></text:p>
            <text:p><text:span text:style-name="T3">DesktopShortcut=false</text:span></text:p>
            <text:p/>
            <text:p><text:span text:style-name="T3">fainstall.ini:</text:span></text:p>
            <text:p><text:span text:style-name="T3">[fainstall]</text:span></text:p>
            <text:p><text:span text:style-name="T3">Shortcuts=desktop-shortcut</text:span></text:p>
            <text:p/>
            <text:p><text:span text:style-name="T3">[desktop-shortcut]</text:span></text:p>
            <text:p><text:span text:style-name="T3">Name=ショートカット名</text:span></text:p>
            <text:p><text:span text:style-name="T3">Path=%AppDir%/firefox.exe</text:span></text:p>
            <text:p><text:span text:style-name="T3">IconPath=C:/path/to/icon.ico</text:span></text:p>
            <text:p><text:span text:style-name="T3">Options=https://example.com/</text:span></text:p>
            <text:p><text:span text:style-name="T3">TargetUser=all</text:span></text:p>
            <text:p><text:span text:style-name="T3">TargetLocation=C:/Users/Public/Desktop/</text:span></text:p>
          </table:table-cell>
          <table:table-cell table:number-columns-repeated="1012"/>
        </table:table-row>
        <table:table-row table:style-name="ro2">
          <table:table-cell office:value-type="string" calcext:value-type="string">
            <text:p>Application-2</text:p>
          </table:table-cell>
          <table:table-cell office:value-type="float" office:value="1" calcext:value-type="float">
            <text:p>1</text:p>
          </table:table-cell>
          <table:table-cell office:value-type="string" calcext:value-type="string" table:number-columns-spanned="1" table:number-rows-spanned="3">
            <text:p>特定用途専用アプリケーションとしての利用</text:p>
          </table:table-cell>
          <table:table-cell office:value-type="string" calcext:value-type="string" table:number-columns-spanned="1" table:number-rows-spanned="3">
            <text:p>スタートメニューのショートカット</text:p>
          </table:table-cell>
          <table:table-cell office:value-type="string" calcext:value-type="string" table:number-columns-spanned="1" table:number-rows-spanned="3">
            <text:p>-</text:p>
          </table:table-cell>
          <table:table-cell office:value-type="string" calcext:value-type="string">
            <text:p>既定の内容で作成（既定）</text:p>
          </table:table-cell>
          <table:table-cell office:value-type="string" calcext:value-type="string">
            <text:p>-</text:p>
          </table:table-cell>
          <table:table-cell table:style-name="ce2" office:value-type="string" calcext:value-type="string">
            <text:p>-</text:p>
          </table:table-cell>
          <table:table-cell table:formula="of:=IF([.H29]=&quot;&quot;;&quot;?&quot;;IF([.J29]=&quot;&quot;;&quot;新規&quot;;IF([.H29]=[.J29];&quot;&quot;;&quot;変更あり&quot;)))">
            <text:p/>
          </table:table-cell>
          <table:table-cell table:style-name="ce2" office:value-type="string" calcext:value-type="string">
            <text:p>-</text:p>
          </table:table-cell>
          <table:table-cell table:formula="of:=IF([.J29]=&quot;&quot;;&quot;?&quot;;IF([.L29]=&quot;&quot;;&quot;新規&quot;;IF([.J29]=[.L29];&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Application-2</text:p>
          </table:table-cell>
          <table:table-cell office:value-type="float" office:value="2" calcext:value-type="float">
            <text:p>2</text:p>
          </table:table-cell>
          <table:covered-table-cell table:number-columns-repeated="3"/>
          <table:table-cell office:value-type="string" calcext:value-type="string">
            <text:p>作成しない</text:p>
          </table:table-cell>
          <table:table-cell office:value-type="string" calcext:value-type="string">
            <text:p>Firefox-setup.ini/Thunderbird-setup.iniを編集する</text:p>
          </table:table-cell>
          <table:table-cell table:style-name="ce2" office:value-type="string" calcext:value-type="string">
            <text:p>[Install]</text:p>
            <text:p>StartMenuShortcuts=false</text:p>
          </table:table-cell>
          <table:table-cell table:formula="of:=IF([.H30]=&quot;&quot;;&quot;?&quot;;IF([.J30]=&quot;&quot;;&quot;新規&quot;;IF([.H30]=[.J30];&quot;&quot;;&quot;変更あり&quot;)))">
            <text:p/>
          </table:table-cell>
          <table:table-cell table:style-name="ce2" office:value-type="string" calcext:value-type="string">
            <text:p>[Install]</text:p>
            <text:p>StartMenuShortcuts=false</text:p>
          </table:table-cell>
          <table:table-cell table:formula="of:=IF([.J30]=&quot;&quot;;&quot;?&quot;;IF([.L30]=&quot;&quot;;&quot;新規&quot;;IF([.J30]=[.L30];&quot;&quot;;&quot;○&quot;)))">
            <text:p/>
          </table:table-cell>
          <table:table-cell office:value-type="string" calcext:value-type="string">
            <text:p>[Install]</text:p>
            <text:p>StartMenuShortcuts=false</text:p>
          </table:table-cell>
          <table:table-cell table:number-columns-repeated="1012"/>
        </table:table-row>
        <table:table-row table:style-name="ro10">
          <table:table-cell office:value-type="string" calcext:value-type="string">
            <text:p>Application-2</text:p>
          </table:table-cell>
          <table:table-cell office:value-type="float" office:value="3" calcext:value-type="float">
            <text:p>3</text:p>
          </table:table-cell>
          <table:covered-table-cell table:number-columns-repeated="3"/>
          <table:table-cell office:value-type="string" calcext:value-type="string">
            <text:p>任意の内容で作成</text:p>
          </table:table-cell>
          <table:table-cell office:value-type="string" calcext:value-type="string">
            <text:p>1.Firefox-setup.ini/Thunderbird-setup.iniを編集する</text:p>
            <text:p>2.fainstall.iniを編集する</text:p>
          </table:table-cell>
          <table:table-cell table:style-name="ce20" office:value-type="string" calcext:value-type="string">
            <text:p><text:span text:style-name="T3">Firefox-setup.ini/Thunderbird-setup.ini:</text:span></text:p>
            <text:p><text:span text:style-name="T3">[Install]</text:span></text:p>
            <text:p><text:span text:style-name="T3">StartMenuShortcuts=false</text:span></text:p>
            <text:p/>
            <text:p><text:span text:style-name="T3">fainstall.ini:</text:span></text:p>
            <text:p><text:span text:style-name="T3">[fainstall]</text:span></text:p>
            <text:p><text:span text:style-name="T3">Shortcuts=startmenu-shortcut</text:span></text:p>
            <text:p/>
            <text:p><text:span text:style-name="T3">[startmenu-shortcut]</text:span></text:p>
            <text:p><text:span text:style-name="T3">Name=ショートカット名</text:span></text:p>
            <text:p><text:span text:style-name="T3">Path=%AppDir%/firefox.exe</text:span></text:p>
            <text:p><text:span text:style-name="T3">IconPath=C:/path/to/icon.ico</text:span></text:p>
            <text:p><text:span text:style-name="T3">Options=https://example.com/</text:span></text:p>
            <text:p><text:span text:style-name="T3">TargetUser=all</text:span></text:p>
            <text:p><text:span text:style-name="T3">TargetLocation=C:/ProgramData/Microsoft/Windows/Start Menu/Programs</text:span></text:p>
          </table:table-cell>
          <table:table-cell table:formula="of:=IF([.H31]=&quot;&quot;;&quot;?&quot;;IF([.J31]=&quot;&quot;;&quot;新規&quot;;IF([.H31]=[.J31];&quot;&quot;;&quot;変更あり&quot;)))">
            <text:p/>
          </table:table-cell>
          <table:table-cell table:style-name="ce20" office:value-type="string" calcext:value-type="string">
            <text:p><text:span text:style-name="T3">Firefox-setup.ini/Thunderbird-setup.ini:</text:span></text:p>
            <text:p><text:span text:style-name="T3">[Install]</text:span></text:p>
            <text:p><text:span text:style-name="T3">StartMenuShortcuts=false</text:span></text:p>
            <text:p/>
            <text:p><text:span text:style-name="T3">fainstall.ini:</text:span></text:p>
            <text:p><text:span text:style-name="T3">[fainstall]</text:span></text:p>
            <text:p><text:span text:style-name="T3">Shortcuts=startmenu-shortcut</text:span></text:p>
            <text:p/>
            <text:p><text:span text:style-name="T3">[startmenu-shortcut]</text:span></text:p>
            <text:p><text:span text:style-name="T3">Name=ショートカット名</text:span></text:p>
            <text:p><text:span text:style-name="T3">Path=%AppDir%/firefox.exe</text:span></text:p>
            <text:p><text:span text:style-name="T3">IconPath=C:/path/to/icon.ico</text:span></text:p>
            <text:p><text:span text:style-name="T3">Options=https://example.com/</text:span></text:p>
            <text:p><text:span text:style-name="T3">TargetUser=all</text:span></text:p>
            <text:p><text:span text:style-name="T3">TargetLocation=C:/ProgramData/Microsoft/Windows/Start Menu/Programs</text:span></text:p>
          </table:table-cell>
          <table:table-cell table:formula="of:=IF([.J31]=&quot;&quot;;&quot;?&quot;;IF([.L31]=&quot;&quot;;&quot;新規&quot;;IF([.J31]=[.L31];&quot;&quot;;&quot;○&quot;)))">
            <text:p/>
          </table:table-cell>
          <table:table-cell table:style-name="ce20" office:value-type="string" calcext:value-type="string">
            <text:p><text:span text:style-name="T3">Firefox-setup.ini/Thunderbird-setup.ini:</text:span></text:p>
            <text:p><text:span text:style-name="T3">[Install]</text:span></text:p>
            <text:p><text:span text:style-name="T3">StartMenuShortcuts=false</text:span></text:p>
            <text:p/>
            <text:p><text:span text:style-name="T3">fainstall.ini:</text:span></text:p>
            <text:p><text:span text:style-name="T3">[fainstall]</text:span></text:p>
            <text:p><text:span text:style-name="T3">Shortcuts=startmenu-shortcut</text:span></text:p>
            <text:p/>
            <text:p><text:span text:style-name="T3">[startmenu-shortcut]</text:span></text:p>
            <text:p><text:span text:style-name="T3">Name=ショートカット名</text:span></text:p>
            <text:p><text:span text:style-name="T3">Path=%AppDir%/firefox.exe</text:span></text:p>
            <text:p><text:span text:style-name="T3">IconPath=C:/path/to/icon.ico</text:span></text:p>
            <text:p><text:span text:style-name="T3">Options=https://example.com/</text:span></text:p>
            <text:p><text:span text:style-name="T3">TargetUser=all</text:span></text:p>
            <text:p><text:span text:style-name="T3">TargetLocation=C:/ProgramData/Microsoft/Windows/Start Menu/Programs</text:span></text:p>
          </table:table-cell>
          <table:table-cell table:number-columns-repeated="1012"/>
        </table:table-row>
        <table:table-row table:style-name="ro2">
          <table:table-cell office:value-type="string" calcext:value-type="string">
            <text:p>Application-3</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クイック起動のショートカット</text:p>
          </table:table-cell>
          <table:table-cell office:value-type="string" calcext:value-type="string" table:number-columns-spanned="1" table:number-rows-spanned="2">
            <text:p>-</text:p>
          </table:table-cell>
          <table:table-cell office:value-type="string" calcext:value-type="string">
            <text:p>既定の内容で作成（既定）</text:p>
          </table:table-cell>
          <table:table-cell office:value-type="string" calcext:value-type="string">
            <text:p>-</text:p>
          </table:table-cell>
          <table:table-cell table:style-name="ce2" office:value-type="string" calcext:value-type="string">
            <text:p>-</text:p>
          </table:table-cell>
          <table:table-cell table:formula="of:=IF([.H32]=&quot;&quot;;&quot;?&quot;;IF([.J32]=&quot;&quot;;&quot;新規&quot;;IF([.H32]=[.J32];&quot;&quot;;&quot;変更あり&quot;)))">
            <text:p/>
          </table:table-cell>
          <table:table-cell table:style-name="ce2" office:value-type="string" calcext:value-type="string">
            <text:p>-</text:p>
          </table:table-cell>
          <table:table-cell table:formula="of:=IF([.J32]=&quot;&quot;;&quot;?&quot;;IF([.L32]=&quot;&quot;;&quot;新規&quot;;IF([.J32]=[.L32];&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Application-3</text:p>
          </table:table-cell>
          <table:table-cell office:value-type="float" office:value="2" calcext:value-type="float">
            <text:p>2</text:p>
          </table:table-cell>
          <table:covered-table-cell table:number-columns-repeated="3"/>
          <table:table-cell office:value-type="string" calcext:value-type="string">
            <text:p>作成しない</text:p>
          </table:table-cell>
          <table:table-cell office:value-type="string" calcext:value-type="string">
            <text:p>Firefox-setup.ini/Thunderbird-setup.iniを編集する</text:p>
          </table:table-cell>
          <table:table-cell table:style-name="ce2" office:value-type="string" calcext:value-type="string">
            <text:p>[Install]</text:p>
            <text:p>QuickLaunchShortcut=false</text:p>
          </table:table-cell>
          <table:table-cell table:formula="of:=IF([.H33]=&quot;&quot;;&quot;?&quot;;IF([.J33]=&quot;&quot;;&quot;新規&quot;;IF([.H33]=[.J33];&quot;&quot;;&quot;変更あり&quot;)))">
            <text:p/>
          </table:table-cell>
          <table:table-cell table:style-name="ce2" office:value-type="string" calcext:value-type="string">
            <text:p>[Install]</text:p>
            <text:p>QuickLaunchShortcut=false</text:p>
          </table:table-cell>
          <table:table-cell table:formula="of:=IF([.J33]=&quot;&quot;;&quot;?&quot;;IF([.L33]=&quot;&quot;;&quot;新規&quot;;IF([.J33]=[.L33];&quot;&quot;;&quot;○&quot;)))">
            <text:p/>
          </table:table-cell>
          <table:table-cell office:value-type="string" calcext:value-type="string">
            <text:p>[Install]</text:p>
            <text:p>QuickLaunchShortcut=false</text:p>
          </table:table-cell>
          <table:table-cell table:number-columns-repeated="1012"/>
        </table:table-row>
        <table:table-row table:style-name="ro3">
          <table:table-cell office:value-type="string" calcext:value-type="string">
            <text:p>Application-4</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メインウィンドウのタイトル</text:p>
          </table:table-cell>
          <table:table-cell office:value-type="string" calcext:value-type="string" table:number-columns-spanned="1" table:number-rows-spanned="2">
            <text:p>-</text:p>
          </table:table-cell>
          <table:table-cell office:value-type="string" calcext:value-type="string">
            <text:p>既定の名前（既定）</text:p>
          </table:table-cell>
          <table:table-cell office:value-type="string" calcext:value-type="string">
            <text:p>-</text:p>
          </table:table-cell>
          <table:table-cell table:style-name="ce1" office:value-type="string" calcext:value-type="string">
            <text:p>-</text:p>
          </table:table-cell>
          <table:table-cell table:formula="of:=IF([.H34]=&quot;&quot;;&quot;?&quot;;IF([.J34]=&quot;&quot;;&quot;新規&quot;;IF([.H34]=[.J34];&quot;&quot;;&quot;変更あり&quot;)))">
            <text:p/>
          </table:table-cell>
          <table:table-cell table:style-name="ce1" office:value-type="string" calcext:value-type="string">
            <text:p>-</text:p>
          </table:table-cell>
          <table:table-cell table:formula="of:=IF([.J34]=&quot;&quot;;&quot;?&quot;;IF([.L34]=&quot;&quot;;&quot;新規&quot;;IF([.J34]=[.L34];&quot;&quot;;&quot;○&quot;)))">
            <text:p/>
          </table:table-cell>
          <table:table-cell office:value-type="string" calcext:value-type="string">
            <text:p>-</text:p>
          </table:table-cell>
          <table:table-cell table:number-columns-repeated="1012"/>
        </table:table-row>
        <table:table-row table:style-name="ro11">
          <table:table-cell office:value-type="string" calcext:value-type="string">
            <text:p>Application-4</text:p>
          </table:table-cell>
          <table:table-cell office:value-type="float" office:value="2" calcext:value-type="float">
            <text:p>2</text:p>
          </table:table-cell>
          <table:covered-table-cell table:number-columns-repeated="3"/>
          <table:table-cell office:value-type="string" calcext:value-type="string">
            <text:p>任意の内容</text:p>
          </table:table-cell>
          <table:table-cell office:value-type="string" calcext:value-type="string">
            <text:p>1. アドオン「UI Text Overrider」を導入する</text:p>
            <text:p>2. MCDで設定を反映する</text:p>
          </table:table-cell>
          <table:table-cell table:style-name="ce1"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formula="of:=IF([.H35]=&quot;&quot;;&quot;?&quot;;IF([.J35]=&quot;&quot;;&quot;新規&quot;;IF([.H35]=[.J35];&quot;&quot;;&quot;変更あり&quot;)))">
            <text:p/>
          </table:table-cell>
          <table:table-cell table:style-name="ce1"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formula="of:=IF([.J35]=&quot;&quot;;&quot;?&quot;;IF([.L35]=&quot;&quot;;&quot;新規&quot;;IF([.J35]=[.L35];&quot;&quot;;&quot;○&quot;)))">
            <text:p/>
          </table:table-cell>
          <table:table-cell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number-columns-repeated="1012"/>
        </table:table-row>
        <table:table-row table:style-name="ro2">
          <table:table-cell office:value-type="string" calcext:value-type="string">
            <text:p>Appliaction-5</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メインウィンドウのアイコン</text:p>
          </table:table-cell>
          <table:table-cell office:value-type="string" calcext:value-type="string" table:number-columns-spanned="1" table:number-rows-spanned="2">
            <text:p>-</text:p>
          </table:table-cell>
          <table:table-cell office:value-type="string" calcext:value-type="string">
            <text:p>既定のアイコン（既定）</text:p>
          </table:table-cell>
          <table:table-cell table:number-columns-repeated="2" office:value-type="string" calcext:value-type="string">
            <text:p>-</text:p>
          </table:table-cell>
          <table:table-cell table:formula="of:=IF([.H36]=&quot;&quot;;&quot;?&quot;;IF([.J36]=&quot;&quot;;&quot;新規&quot;;IF([.H36]=[.J36];&quot;&quot;;&quot;変更あり&quot;)))">
            <text:p/>
          </table:table-cell>
          <table:table-cell table:style-name="ce1" office:value-type="string" calcext:value-type="string">
            <text:p>-</text:p>
          </table:table-cell>
          <table:table-cell table:formula="of:=IF([.J36]=&quot;&quot;;&quot;?&quot;;IF([.L36]=&quot;&quot;;&quot;新規&quot;;IF([.J36]=[.L36];&quot;&quot;;&quot;○&quot;)))">
            <text:p/>
          </table:table-cell>
          <table:table-cell office:value-type="string" calcext:value-type="string">
            <text:p>-</text:p>
          </table:table-cell>
          <table:table-cell table:number-columns-repeated="1012"/>
        </table:table-row>
        <table:table-row table:style-name="ro5">
          <table:table-cell office:value-type="string" calcext:value-type="string">
            <text:p>Appliaction-5</text:p>
          </table:table-cell>
          <table:table-cell office:value-type="float" office:value="2" calcext:value-type="float">
            <text:p>2</text:p>
          </table:table-cell>
          <table:covered-table-cell table:number-columns-repeated="3"/>
          <table:table-cell office:value-type="string" calcext:value-type="string">
            <text:p>任意のアイコン</text:p>
          </table:table-cell>
          <table:table-cell office:value-type="string" calcext:value-type="string">
            <text:p>インストーラに含める場合、アイコンをresources/main-window.icoの位置に置く</text:p>
            <text:p>（直接反映する場合、アイコンをbrowser/chrome/icons/default/main-window.icoの位置に置く）</text:p>
          </table:table-cell>
          <table:table-cell office:value-type="string" calcext:value-type="string">
            <text:p>-</text:p>
          </table:table-cell>
          <table:table-cell table:formula="of:=IF([.H37]=&quot;&quot;;&quot;?&quot;;IF([.J37]=&quot;&quot;;&quot;新規&quot;;IF([.H37]=[.J37];&quot;&quot;;&quot;変更あり&quot;)))">
            <text:p/>
          </table:table-cell>
          <table:table-cell table:style-name="ce1" office:value-type="string" calcext:value-type="string">
            <text:p>-</text:p>
          </table:table-cell>
          <table:table-cell table:formula="of:=IF([.J37]=&quot;&quot;;&quot;?&quot;;IF([.L37]=&quot;&quot;;&quot;新規&quot;;IF([.J37]=[.L37];&quot;&quot;;&quot;○&quot;)))">
            <text:p/>
          </table:table-cell>
          <table:table-cell office:value-type="string" calcext:value-type="string">
            <text:p>-</text:p>
          </table:table-cell>
          <table:table-cell table:number-columns-repeated="1012"/>
        </table:table-row>
        <table:table-row table:style-name="ro3">
          <table:table-cell office:value-type="string" calcext:value-type="string">
            <text:p>Application-6</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プロファイルの位置</text:p>
          </table:table-cell>
          <table:table-cell office:value-type="string" calcext:value-type="string" table:number-columns-spanned="1" table:number-rows-spanned="2">
            <text:p>-</text:p>
          </table:table-cell>
          <table:table-cell office:value-type="string" calcext:value-type="string">
            <text:p>%AppData%内（既定）</text:p>
          </table:table-cell>
          <table:table-cell table:number-columns-repeated="2" office:value-type="string" calcext:value-type="string">
            <text:p>-</text:p>
          </table:table-cell>
          <table:table-cell table:formula="of:=IF([.H38]=&quot;&quot;;&quot;?&quot;;IF([.J38]=&quot;&quot;;&quot;新規&quot;;IF([.H38]=[.J38];&quot;&quot;;&quot;変更あり&quot;)))">
            <text:p/>
          </table:table-cell>
          <table:table-cell table:style-name="ce1" office:value-type="string" calcext:value-type="string">
            <text:p>-</text:p>
          </table:table-cell>
          <table:table-cell table:formula="of:=IF([.J38]=&quot;&quot;;&quot;?&quot;;IF([.L38]=&quot;&quot;;&quot;新規&quot;;IF([.J38]=[.L38];&quot;&quot;;&quot;○&quot;)))">
            <text:p/>
          </table:table-cell>
          <table:table-cell office:value-type="string" calcext:value-type="string">
            <text:p>-</text:p>
          </table:table-cell>
          <table:table-cell table:number-columns-repeated="1012"/>
        </table:table-row>
        <table:table-row table:style-name="ro12">
          <table:table-cell office:value-type="string" calcext:value-type="string">
            <text:p>Application-6</text:p>
          </table:table-cell>
          <table:table-cell office:value-type="float" office:value="2" calcext:value-type="float">
            <text:p>2</text:p>
          </table:table-cell>
          <table:covered-table-cell table:number-columns-repeated="3"/>
          <table:table-cell office:value-type="string" calcext:value-type="string">
            <text:p>任意の位置</text:p>
          </table:table-cell>
          <table:table-cell office:value-type="string" calcext:value-type="string">
            <text:p>fainstall.iniを編集する</text:p>
          </table:table-cell>
          <table:table-cell table:style-name="ce1"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formula="of:=IF([.H39]=&quot;&quot;;&quot;?&quot;;IF([.J39]=&quot;&quot;;&quot;新規&quot;;IF([.H39]=[.J39];&quot;&quot;;&quot;変更あり&quot;)))">
            <text:p/>
          </table:table-cell>
          <table:table-cell table:style-name="ce1"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formula="of:=IF([.J39]=&quot;&quot;;&quot;?&quot;;IF([.L39]=&quot;&quot;;&quot;新規&quot;;IF([.J39]=[.L39];&quot;&quot;;&quot;○&quot;)))">
            <text:p/>
          </table:table-cell>
          <table:table-cell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number-columns-repeated="1012"/>
        </table:table-row>
        <table:table-row table:style-name="ro2">
          <table:table-cell office:value-type="string" calcext:value-type="string">
            <text:p>Application-7</text:p>
          </table:table-cell>
          <table:table-cell office:value-type="float" office:value="1" calcext:value-type="float">
            <text:p>1</text:p>
          </table:table-cell>
          <table:table-cell office:value-type="string" calcext:value-type="string" table:number-columns-spanned="1" table:number-rows-spanned="3">
            <text:p>ブランディング</text:p>
          </table:table-cell>
          <table:table-cell office:value-type="string" calcext:value-type="string" table:number-columns-spanned="1" table:number-rows-spanned="3">
            <text:p>ノーブランド化</text:p>
          </table:table-cell>
          <table:table-cell office:value-type="string" calcext:value-type="string" table:number-columns-spanned="1" table:number-rows-spanned="3">
            <text:p>-</text:p>
          </table:table-cell>
          <table:table-cell office:value-type="string" calcext:value-type="string">
            <text:p>しない（オフィシャル版を使用）</text:p>
          </table:table-cell>
          <table:table-cell/>
          <table:table-cell table:style-name="ce1" office:value-type="string" calcext:value-type="string">
            <text:p>-</text:p>
          </table:table-cell>
          <table:table-cell table:formula="of:=IF([.H40]=&quot;&quot;;&quot;?&quot;;IF([.J40]=&quot;&quot;;&quot;新規&quot;;IF([.H40]=[.J40];&quot;&quot;;&quot;変更あり&quot;)))">
            <text:p/>
          </table:table-cell>
          <table:table-cell table:style-name="ce1" office:value-type="string" calcext:value-type="string">
            <text:p>-</text:p>
          </table:table-cell>
          <table:table-cell table:formula="of:=IF([.J40]=&quot;&quot;;&quot;?&quot;;IF([.L40]=&quot;&quot;;&quot;新規&quot;;IF([.J40]=[.L40];&quot;&quot;;&quot;○&quot;)))">
            <text:p/>
          </table:table-cell>
          <table:table-cell office:value-type="string" calcext:value-type="string">
            <text:p>-</text:p>
          </table:table-cell>
          <table:table-cell table:number-columns-repeated="1012"/>
        </table:table-row>
        <table:table-row table:style-name="ro6">
          <table:table-cell office:value-type="string" calcext:value-type="string">
            <text:p>Application-7</text:p>
          </table:table-cell>
          <table:table-cell office:value-type="float" office:value="2" calcext:value-type="float">
            <text:p>2</text:p>
          </table:table-cell>
          <table:covered-table-cell table:number-columns-repeated="3"/>
          <table:table-cell office:value-type="string" calcext:value-type="string">
            <text:p>表示上の名称のみ変更する</text:p>
          </table:table-cell>
          <table:table-cell office:value-type="string" calcext:value-type="string">
            <text:p>1. 所定の手順に則り、言語リソースとブランディング関連リソースを修正する</text:p>
            <text:p>2. ビルドする</text:p>
          </table:table-cell>
          <table:table-cell table:style-name="ce1" office:value-type="string" calcext:value-type="string">
            <text:p>長いブランド名、短いブランド名を指定</text:p>
          </table:table-cell>
          <table:table-cell table:formula="of:=IF([.H41]=&quot;&quot;;&quot;?&quot;;IF([.J41]=&quot;&quot;;&quot;新規&quot;;IF([.H41]=[.J41];&quot;&quot;;&quot;変更あり&quot;)))">
            <text:p/>
          </table:table-cell>
          <table:table-cell table:style-name="ce1" office:value-type="string" calcext:value-type="string">
            <text:p>長いブランド名、短いブランド名を指定</text:p>
          </table:table-cell>
          <table:table-cell table:formula="of:=IF([.J41]=&quot;&quot;;&quot;?&quot;;IF([.L41]=&quot;&quot;;&quot;新規&quot;;IF([.J41]=[.L41];&quot;&quot;;&quot;○&quot;)))">
            <text:p/>
          </table:table-cell>
          <table:table-cell office:value-type="string" calcext:value-type="string">
            <text:p>長いブランド名、短いブランド名を指定</text:p>
          </table:table-cell>
          <table:table-cell table:number-columns-repeated="1012"/>
        </table:table-row>
        <table:table-row table:style-name="ro4">
          <table:table-cell office:value-type="string" calcext:value-type="string">
            <text:p>Application-7</text:p>
          </table:table-cell>
          <table:table-cell office:value-type="float" office:value="3" calcext:value-type="float">
            <text:p>3</text:p>
          </table:table-cell>
          <table:covered-table-cell table:number-columns-repeated="3"/>
          <table:table-cell office:value-type="string" calcext:value-type="string">
            <text:p>内部名も含めて変更する</text:p>
          </table:table-cell>
          <table:table-cell office:value-type="string" calcext:value-type="string">
            <text:p>1. 所定の手順に則り、言語リソース、ブランディング関連リソース、動作上の内部名を定義している箇所を修正する</text:p>
            <text:p>2. ビルドする</text:p>
          </table:table-cell>
          <table:table-cell table:style-name="ce1" office:value-type="string" calcext:value-type="string">
            <text:p>長いブランド名、短いブランド名を指定</text:p>
          </table:table-cell>
          <table:table-cell table:formula="of:=IF([.H42]=&quot;&quot;;&quot;?&quot;;IF([.J42]=&quot;&quot;;&quot;新規&quot;;IF([.H42]=[.J42];&quot;&quot;;&quot;変更あり&quot;)))">
            <text:p/>
          </table:table-cell>
          <table:table-cell table:style-name="ce1" office:value-type="string" calcext:value-type="string">
            <text:p>長いブランド名、短いブランド名を指定</text:p>
          </table:table-cell>
          <table:table-cell table:formula="of:=IF([.J42]=&quot;&quot;;&quot;?&quot;;IF([.L42]=&quot;&quot;;&quot;新規&quot;;IF([.J42]=[.L42];&quot;&quot;;&quot;○&quot;)))">
            <text:p/>
          </table:table-cell>
          <table:table-cell office:value-type="string" calcext:value-type="string">
            <text:p>長いブランド名、短いブランド名を指定</text:p>
          </table:table-cell>
          <table:table-cell table:number-columns-repeated="1012"/>
        </table:table-row>
        <table:table-row table:style-name="ro13">
          <table:table-cell office:value-type="string" calcext:value-type="string">
            <text:p>Admin-1</text:p>
          </table:table-cell>
          <table:table-cell office:value-type="float" office:value="1" calcext:value-type="float">
            <text:p>1</text:p>
          </table:table-cell>
          <table:table-cell office:value-type="string" calcext:value-type="string" table:number-columns-spanned="1" table:number-rows-spanned="3">
            <text:p>管理者による設定</text:p>
          </table:table-cell>
          <table:table-cell office:value-type="string" calcext:value-type="string" table:number-columns-spanned="1" table:number-rows-spanned="3">
            <text:p>管理者による設定の制御</text:p>
          </table:table-cell>
          <table:table-cell office:value-type="string" calcext:value-type="string" table:number-columns-spanned="1" table:number-rows-spanned="3">
            <text:p>-</text:p>
          </table:table-cell>
          <table:table-cell office:value-type="string" calcext:value-type="string">
            <text:p>ローカルのファイルで設定する</text:p>
          </table:table-cell>
          <table:table-cell office:value-type="string" calcext:value-type="string">
            <text:p>1. defaults/pref/autoconfig.jsに設定を反映する</text:p>
            <text:p>2. autoconfig.cfgに設定を反映する</text:p>
          </table:table-cell>
          <table:table-cell table:style-name="ce2"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formula="of:=IF([.H43]=&quot;&quot;;&quot;?&quot;;IF([.J43]=&quot;&quot;;&quot;新規&quot;;IF([.H43]=[.J43];&quot;&quot;;&quot;変更あり&quot;)))">
            <text:p/>
          </table:table-cell>
          <table:table-cell table:style-name="ce2"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formula="of:=IF([.J43]=&quot;&quot;;&quot;?&quot;;IF([.L43]=&quot;&quot;;&quot;新規&quot;;IF([.J43]=[.L43];&quot;&quot;;&quot;○&quot;)))">
            <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office:value-type="string" calcext:value-type="string">
            <text:p>変更無し</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number-columns-repeated="1010"/>
        </table:table-row>
        <table:table-row table:style-name="ro14">
          <table:table-cell office:value-type="string" calcext:value-type="string">
            <text:p>Admin-1</text:p>
          </table:table-cell>
          <table:table-cell office:value-type="float" office:value="2" calcext:value-type="float">
            <text:p>2</text:p>
          </table:table-cell>
          <table:covered-table-cell table:number-columns-repeated="3"/>
          <table:table-cell office:value-type="string" calcext:value-type="string">
            <text:p>リモートのファイルで設定する</text:p>
          </table:table-cell>
          <table:table-cell office:value-type="string" calcext:value-type="string">
            <text:p>1. defaults/pref/autoconfig.jsに設定を反映する</text:p>
            <text:p>2. autoconfig.cfgに設定を反映する</text:p>
            <text:p>3. リモートに設定ファイルautoconfig.jscを設置する</text:p>
          </table:table-cell>
          <table:table-cell table:style-name="ce1"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formula="of:=IF([.H44]=&quot;&quot;;&quot;?&quot;;IF([.J44]=&quot;&quot;;&quot;新規&quot;;IF([.H44]=[.J44];&quot;&quot;;&quot;変更あり&quot;)))">
            <text:p/>
          </table:table-cell>
          <table:table-cell table:style-name="ce1"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formula="of:=IF([.J44]=&quot;&quot;;&quot;?&quot;;IF([.L44]=&quot;&quot;;&quot;新規&quot;;IF([.J44]=[.L44];&quot;&quot;;&quot;○&quot;)))">
            <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office:value-type="string" calcext:value-type="string">
            <text:p>変更無し</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number-columns-repeated="1010"/>
        </table:table-row>
        <table:table-row table:style-name="ro3">
          <table:table-cell office:value-type="string" calcext:value-type="string">
            <text:p>Admin-1</text:p>
          </table:table-cell>
          <table:table-cell office:value-type="float" office:value="3" calcext:value-type="float">
            <text:p>3</text:p>
          </table:table-cell>
          <table:covered-table-cell table:number-columns-repeated="3"/>
          <table:table-cell office:value-type="string" calcext:value-type="string">
            <text:p>設定しない（既定）</text:p>
          </table:table-cell>
          <table:table-cell office:value-type="string" calcext:value-type="string">
            <text:p>-</text:p>
          </table:table-cell>
          <table:table-cell table:style-name="ce2" office:value-type="string" calcext:value-type="string">
            <text:p>-</text:p>
          </table:table-cell>
          <table:table-cell table:formula="of:=IF([.H45]=&quot;&quot;;&quot;?&quot;;IF([.J45]=&quot;&quot;;&quot;新規&quot;;IF([.H45]=[.J45];&quot;&quot;;&quot;変更あり&quot;)))">
            <text:p/>
          </table:table-cell>
          <table:table-cell table:style-name="ce2" office:value-type="string" calcext:value-type="string">
            <text:p>-</text:p>
          </table:table-cell>
          <table:table-cell table:formula="of:=IF([.J45]=&quot;&quot;;&quot;?&quot;;IF([.L45]=&quot;&quot;;&quot;新規&quot;;IF([.J45]=[.L45];&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0"/>
        </table:table-row>
        <table:table-row table:style-name="ro6">
          <table:table-cell office:value-type="string" calcext:value-type="string">
            <text:p>Admin-2</text:p>
          </table:table-cell>
          <table:table-cell office:value-type="float" office:value="1" calcext:value-type="float">
            <text:p>1</text:p>
          </table:table-cell>
          <table:table-cell office:value-type="string" calcext:value-type="string" table:number-columns-spanned="1" table:number-rows-spanned="2">
            <text:p>管理者によるアドオン導入</text:p>
          </table:table-cell>
          <table:table-cell office:value-type="string" calcext:value-type="string" table:number-columns-spanned="1" table:number-rows-spanned="2">
            <text:p>初回起動時のアドオン導入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extensions.autoDisableScopes", 15);</text:p>
          </table:table-cell>
          <table:table-cell table:formula="of:=IF([.H46]=&quot;&quot;;&quot;?&quot;;IF([.J46]=&quot;&quot;;&quot;新規&quot;;IF([.H46]=[.J46];&quot;&quot;;&quot;変更あり&quot;)))">
            <text:p/>
          </table:table-cell>
          <table:table-cell table:style-name="ce2" office:value-type="string" calcext:value-type="string">
            <text:p>lockPref("extensions.autoDisableScopes", 15);</text:p>
          </table:table-cell>
          <table:table-cell table:formula="of:=IF([.J46]=&quot;&quot;;&quot;?&quot;;IF([.L46]=&quot;&quot;;&quot;新規&quot;;IF([.J46]=[.L46];&quot;&quot;;&quot;○&quot;)))">
            <text:p/>
          </table:table-cell>
          <table:table-cell office:value-type="string" calcext:value-type="string">
            <text:p>lockPref("extensions.autoDisableScopes", 15);</text:p>
          </table:table-cell>
          <table:table-cell office:value-type="string" calcext:value-type="string">
            <text:p>変更無し</text:p>
          </table:table-cell>
          <table:table-cell office:value-type="string" calcext:value-type="string">
            <text:p>lockPref("extensions.autoDisableScopes", 15);</text:p>
          </table:table-cell>
          <table:table-cell table:number-columns-repeated="1010"/>
        </table:table-row>
        <table:table-row table:style-name="ro6">
          <table:table-cell office:value-type="string" calcext:value-type="string">
            <text:p>Admin-2</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extensions.autoDisableScopes", 11);</text:p>
          </table:table-cell>
          <table:table-cell table:formula="of:=IF([.H47]=&quot;&quot;;&quot;?&quot;;IF([.J47]=&quot;&quot;;&quot;新規&quot;;IF([.H47]=[.J47];&quot;&quot;;&quot;変更あり&quot;)))">
            <text:p/>
          </table:table-cell>
          <table:table-cell table:style-name="ce2" office:value-type="string" calcext:value-type="string">
            <text:p>lockPref("extensions.autoDisableScopes", 11);</text:p>
          </table:table-cell>
          <table:table-cell table:formula="of:=IF([.J47]=&quot;&quot;;&quot;?&quot;;IF([.L47]=&quot;&quot;;&quot;新規&quot;;IF([.J47]=[.L47];&quot;&quot;;&quot;○&quot;)))">
            <text:p/>
          </table:table-cell>
          <table:table-cell office:value-type="string" calcext:value-type="string">
            <text:p>lockPref("extensions.autoDisableScopes", 11);</text:p>
          </table:table-cell>
          <table:table-cell office:value-type="string" calcext:value-type="string">
            <text:p>変更無し</text:p>
          </table:table-cell>
          <table:table-cell office:value-type="string" calcext:value-type="string">
            <text:p>lockPref("extensions.autoDisableScopes", 11);</text:p>
          </table:table-cell>
          <table:table-cell table:number-columns-repeated="1010"/>
        </table:table-row>
        <table:table-row table:style-name="ro6">
          <table:table-cell office:value-type="string" calcext:value-type="string">
            <text:p>Admin-3</text:p>
          </table:table-cell>
          <table:table-cell office:value-type="float" office:value="1" calcext:value-type="float">
            <text:p>1</text:p>
          </table:table-cell>
          <table:table-cell office:value-type="string" calcext:value-type="string" table:number-columns-spanned="1" table:number-rows-spanned="2">
            <text:p>管理者によるアドオン導入</text:p>
          </table:table-cell>
          <table:table-cell office:value-type="string" calcext:value-type="string" table:number-columns-spanned="1" table:number-rows-spanned="2">
            <text:p>Firefoxバージョンアップ時のアドオン更新確認の可否</text:p>
          </table:table-cell>
          <table:table-cell office:value-type="string" calcext:value-type="string" table:number-columns-spanned="1" table:number-rows-spanned="2">
            <text:p>-</text:p>
          </table:table-cell>
          <table:table-cell office:value-type="string" calcext:value-type="string">
            <text:p>確認する（既定）</text:p>
          </table:table-cell>
          <table:table-cell office:value-type="string" calcext:value-type="string">
            <text:p>MCDで設定を反映する</text:p>
          </table:table-cell>
          <table:table-cell table:style-name="ce2" office:value-type="string" calcext:value-type="string">
            <text:p>lockPref("extensions.shownSelectionUI", false);</text:p>
            <text:p><text:span text:style-name="T5">lockPref("extensions.showMismatchUI", true);</text:span></text:p>
          </table:table-cell>
          <table:table-cell table:formula="of:=IF([.H48]=&quot;&quot;;&quot;?&quot;;IF([.J48]=&quot;&quot;;&quot;新規&quot;;IF([.H48]=[.J48];&quot;&quot;;&quot;変更あり&quot;)))">
            <text:p/>
          </table:table-cell>
          <table:table-cell table:style-name="ce2" office:value-type="string" calcext:value-type="string">
            <text:p>lockPref("extensions.shownSelectionUI", false);</text:p>
            <text:p><text:span text:style-name="T5">lockPref("extensions.showMismatchUI", true);</text:span></text:p>
          </table:table-cell>
          <table:table-cell table:formula="of:=IF([.J48]=&quot;&quot;;&quot;?&quot;;IF([.L48]=&quot;&quot;;&quot;新規&quot;;IF([.J48]=[.L48];&quot;&quot;;&quot;○&quot;)))" office:value-type="string" office:string-value="○" calcext:value-type="string">
            <text:p>○</text:p>
          </table:table-cell>
          <table:table-cell office:value-type="string" calcext:value-type="string">
            <text:p>lockPref("extensions.shownSelectionUI", false);</text:p>
          </table:table-cell>
          <table:table-cell office:value-type="string" calcext:value-type="string">
            <text:p>変更無し</text:p>
          </table:table-cell>
          <table:table-cell office:value-type="string" calcext:value-type="string">
            <text:p>lockPref("extensions.shownSelectionUI", false);</text:p>
          </table:table-cell>
          <table:table-cell table:number-columns-repeated="1010"/>
        </table:table-row>
        <table:table-row table:style-name="ro6">
          <table:table-cell office:value-type="string" calcext:value-type="string">
            <text:p>Admin-3</text:p>
          </table:table-cell>
          <table:table-cell office:value-type="float" office:value="2" calcext:value-type="float">
            <text:p>2</text:p>
          </table:table-cell>
          <table:covered-table-cell table:number-columns-repeated="3"/>
          <table:table-cell office:value-type="string" calcext:value-type="string">
            <text:p>確認しない</text:p>
          </table:table-cell>
          <table:table-cell office:value-type="string" calcext:value-type="string">
            <text:p>MCDで設定を反映する</text:p>
          </table:table-cell>
          <table:table-cell table:style-name="ce2" office:value-type="string" calcext:value-type="string">
            <text:p>lockPref("extensions.shownSelectionUI", true);</text:p>
            <text:p>lockPref("extensions.showMismatchUI", false);</text:p>
          </table:table-cell>
          <table:table-cell table:formula="of:=IF([.H49]=&quot;&quot;;&quot;?&quot;;IF([.J49]=&quot;&quot;;&quot;新規&quot;;IF([.H49]=[.J49];&quot;&quot;;&quot;変更あり&quot;)))">
            <text:p/>
          </table:table-cell>
          <table:table-cell table:style-name="ce2" office:value-type="string" calcext:value-type="string">
            <text:p>lockPref("extensions.shownSelectionUI", true);</text:p>
            <text:p>lockPref("extensions.showMismatchUI", false);</text:p>
          </table:table-cell>
          <table:table-cell table:formula="of:=IF([.J49]=&quot;&quot;;&quot;?&quot;;IF([.L49]=&quot;&quot;;&quot;新規&quot;;IF([.J49]=[.L49];&quot;&quot;;&quot;○&quot;)))" office:value-type="string" office:string-value="○" calcext:value-type="string">
            <text:p>○</text:p>
          </table:table-cell>
          <table:table-cell office:value-type="string" calcext:value-type="string">
            <text:p>lockPref("extensions.shownSelectionUI", true);</text:p>
          </table:table-cell>
          <table:table-cell office:value-type="string" calcext:value-type="string">
            <text:p>変更無し</text:p>
          </table:table-cell>
          <table:table-cell office:value-type="string" calcext:value-type="string">
            <text:p>lockPref("extensions.shownSelectionUI", true);</text:p>
          </table:table-cell>
          <table:table-cell table:number-columns-repeated="1010"/>
        </table:table-row>
        <table:table-row table:style-name="ro15">
          <table:table-cell table:style-name="ce2" office:value-type="string" calcext:value-type="string">
            <text:p>Admin-4</text:p>
          </table:table-cell>
          <table:table-cell table:style-name="ce2" office:value-type="float" office:value="1" calcext:value-type="float">
            <text:p>1</text:p>
          </table:table-cell>
          <table:table-cell table:style-name="ce2" office:value-type="string" calcext:value-type="string" table:number-columns-spanned="1" table:number-rows-spanned="2">
            <text:p>管理者によるアドオン導入</text:p>
          </table:table-cell>
          <table:table-cell table:style-name="ce2" office:value-type="string" calcext:value-type="string" table:number-columns-spanned="1" table:number-rows-spanned="2">
            <text:p>Mozillaにより署名されていないアドオンのインストールパッケージの使用の可否</text:p>
          </table:table-cell>
          <table:table-cell table:style-name="ce2" office:value-type="string" calcext:value-type="string" table:number-columns-spanned="1" table:number-rows-spanned="2">
            <text:p>-</text:p>
          </table:table-cell>
          <table:table-cell table:style-name="ce2" office:value-type="string" calcext:value-type="string">
            <text:p>許可する</text:p>
          </table:table-cell>
          <table:table-cell table:style-name="ce2" office:value-type="string" calcext:value-type="string">
            <text:p>MCDで設定を反映する</text:p>
          </table:table-cell>
          <table:table-cell table:style-name="ce2" office:value-type="string" calcext:value-type="string">
            <text:p>lockPref("xpinstall.signatures.required", false);</text:p>
          </table:table-cell>
          <table:table-cell table:formula="of:=IF([.H50]=&quot;&quot;;&quot;?&quot;;IF([.J50]=&quot;&quot;;&quot;新規&quot;;IF([.H50]=[.J50];&quot;&quot;;&quot;変更あり&quot;)))">
            <text:p/>
          </table:table-cell>
          <table:table-cell table:style-name="ce2" office:value-type="string" calcext:value-type="string">
            <text:p>lockPref("xpinstall.signatures.required", false);</text:p>
          </table:table-cell>
          <table:table-cell table:formula="of:=IF([.J50]=&quot;&quot;;&quot;?&quot;;IF([.L50]=&quot;&quot;;&quot;新規&quot;;IF([.J50]=[.L50];&quot;&quot;;&quot;○&quot;)))" office:value-type="string" office:string-value="新規" calcext:value-type="string">
            <text:p>新規</text:p>
          </table:table-cell>
          <table:table-cell table:number-columns-repeated="1013"/>
        </table:table-row>
        <table:table-row table:style-name="ro16">
          <table:table-cell table:style-name="ce2" office:value-type="string" calcext:value-type="string">
            <text:p>Admin-4</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規定）</text:p>
          </table:table-cell>
          <table:table-cell table:style-name="ce2" office:value-type="string" calcext:value-type="string">
            <text:p>MCDで設定を反映する</text:p>
          </table:table-cell>
          <table:table-cell table:style-name="ce2" office:value-type="string" calcext:value-type="string">
            <text:p>lockPref("xpinstall.signatures.required", true);</text:p>
          </table:table-cell>
          <table:table-cell table:formula="of:=IF([.H51]=&quot;&quot;;&quot;?&quot;;IF([.J51]=&quot;&quot;;&quot;新規&quot;;IF([.H51]=[.J51];&quot;&quot;;&quot;変更あり&quot;)))">
            <text:p/>
          </table:table-cell>
          <table:table-cell table:style-name="ce2" office:value-type="string" calcext:value-type="string">
            <text:p>lockPref("xpinstall.signatures.required", true);</text:p>
          </table:table-cell>
          <table:table-cell table:formula="of:=IF([.J51]=&quot;&quot;;&quot;?&quot;;IF([.L51]=&quot;&quot;;&quot;新規&quot;;IF([.J51]=[.L51];&quot;&quot;;&quot;○&quot;)))" office:value-type="string" office:string-value="新規" calcext:value-type="string">
            <text:p>新規</text:p>
          </table:table-cell>
          <table:table-cell table:number-columns-repeated="1013"/>
        </table:table-row>
        <table:table-row table:style-name="ro17">
          <table:table-cell office:value-type="string" calcext:value-type="string">
            <text:p>Security-1</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独自のルート証明書をあらかじめ導入しておく</text:p>
          </table:table-cell>
          <table:table-cell office:value-type="string" calcext:value-type="string" table:number-columns-spanned="1" table:number-rows-spanned="2">
            <text:p>-</text:p>
          </table:table-cell>
          <table:table-cell office:value-type="string" calcext:value-type="string">
            <text:p>導入する</text:p>
          </table:table-cell>
          <table:table-cell office:value-type="string" calcext:value-type="string">
            <text:p>1. アドオン「Cert Importer」を導入する</text:p>
            <text:p>2. アドオン「Auto Confirm」を導入する</text:p>
            <text:p>3. MCDで設定を反映する</text:p>
          </table:table-cell>
          <table:table-cell table:style-name="ce11" office:value-type="string" calcext:value-type="string">
            <text:p>// Cert Importer</text:p>
            <text:p>lockPref("extensions.certimporter.importAs.*", 0);</text:p>
            <text:p>lockPref("extensions.certimporter.importAs.（ファイル名）", 1);</text:p>
            <text:p/>
            <text:p>// Auto Confirm</text:p>
            <text:p>function autoConfirmImport(aCertName) {</text:p>
            <text:p>  var base = "extensions.auto-confirm@myokoym.net.general.auto-import-" + aCertName.replace(/\./g, '_');</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text:p>
            <text:p>"[\"check;id:trustSSL\",\"check;id:trustEmail\",\"check;id:trustObjSign\",\"accept\"]");</text:p>
            <text:p/>
            <text:p>  // 英語環境用の設定</text:p>
            <text:p>  var baseEn = base + "-en";</text:p>
            <text:p>  lockPref(baseEn + ".url", "chrome://pippki/content/downloadcert.xul");</text:p>
            <text:p>  lockPref(baseEn + ".text", "Do you want to trust “" + aCertName + "” for the following purposes?");</text:p>
            <text:p>  lockPref(baseEn + ".actions", </text:p>
            <text:p>"[\"check;id:trustSSL\",\"check;id:trustEmail\",\"check;id:trustObjSign\",\"accept\"]");</text:p>
            <text:p>}</text:p>
            <text:p>autoConfirmImport("(証明書の名前)");</text:p>
          </table:table-cell>
          <table:table-cell table:formula="of:=IF([.H52]=&quot;&quot;;&quot;?&quot;;IF([.J52]=&quot;&quot;;&quot;新規&quot;;IF([.H52]=[.J52];&quot;&quot;;&quot;変更あり&quot;)))" office:value-type="string" office:string-value="変更あり" calcext:value-type="string">
            <text:p>変更あり</text:p>
          </table:table-cell>
          <table:table-cell office:value-type="string" calcext:value-type="string">
            <text:p>// Cert Importer</text:p>
            <text:p>lockPref("extensions.certimporter.importAs.*", 0);</text:p>
            <text:p>lockPref("extensions.certimporter.importAs.（ファイル名）", 1);</text:p>
            <text:p/>
            <text:p>// Auto Confirm</text:p>
            <text:p>function autoConfirmImport(aCertName) {</text:p>
            <text:p>  var base = "extensions.auto-confirm@myokoym.net.general.auto-import-" + aCertName.replace(/\./g, '_');</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check;この認証局による Web サイトの識別を信頼する\",\"check;この認証局によるメールユーザの識別を信頼する\",\"check;この認証局によるソフトウェア製作者の識別を信頼する\",\"accept\"]");</text:p>
            <text:p/>
            <text:p>  // 英語環境用の設定</text:p>
            <text:p>  var baseEn = base + "-en";</text:p>
            <text:p>  lockPref(baseEn + ".url", "chrome://pippki/content/downloadcert.xul");</text:p>
            <text:p>  lockPref(baseEn + ".text", "Do you want to trust \"" + aCertName + "\" for the following purposes?");</text:p>
            <text:p>  lockPref(baseEn + ".actions", "[\"check;Trust this CA to identify websites.\",\"check;Trust this CA to identify email users.\",\"check;Trust this CA to identify software developers.\",\"accept\"]");</text:p>
            <text:p>}</text:p>
            <text:p>autoConfirmImport("(証明書の名前)");</text:p>
          </table:table-cell>
          <table:table-cell table:formula="of:=IF([.J52]=&quot;&quot;;&quot;?&quot;;IF([.L52]=&quot;&quot;;&quot;新規&quot;;IF([.J52]=[.L52];&quot;&quot;;&quot;○&quot;)))" office:value-type="string" office:string-value="○" calcext:value-type="string">
            <text:p>○</text:p>
          </table:table-cell>
          <table:table-cell office:value-type="string" calcext:value-type="string">
            <text:p>lockPref("extensions.certimporter.importAs.*", 0);</text:p>
            <text:p>lockPref("extensions.certimporter.importAs.（ファイル名）", 1);</text:p>
          </table:table-cell>
          <table:table-cell office:value-type="string" calcext:value-type="string">
            <text:p>変更無し</text:p>
          </table:table-cell>
          <table:table-cell office:value-type="string" calcext:value-type="string">
            <text:p>lockPref("extensions.certimporter.importAs.*", 0);</text:p>
            <text:p>lockPref("extensions.certimporter.importAs.（ファイル名）", 1);</text:p>
          </table:table-cell>
          <table:table-cell table:number-columns-repeated="1010"/>
        </table:table-row>
        <table:table-row table:style-name="ro3">
          <table:table-cell office:value-type="string" calcext:value-type="string">
            <text:p>Security-1</text:p>
          </table:table-cell>
          <table:table-cell office:value-type="float" office:value="2" calcext:value-type="float">
            <text:p>2</text:p>
          </table:table-cell>
          <table:covered-table-cell table:number-columns-repeated="3"/>
          <table:table-cell office:value-type="string" calcext:value-type="string">
            <text:p>導入しない（既定）</text:p>
          </table:table-cell>
          <table:table-cell table:number-columns-repeated="2" office:value-type="string" calcext:value-type="string">
            <text:p>-</text:p>
          </table:table-cell>
          <table:table-cell table:formula="of:=IF([.H53]=&quot;&quot;;&quot;?&quot;;IF([.J53]=&quot;&quot;;&quot;新規&quot;;IF([.H53]=[.J53];&quot;&quot;;&quot;変更あり&quot;)))">
            <text:p/>
          </table:table-cell>
          <table:table-cell table:style-name="ce2" office:value-type="string" calcext:value-type="string">
            <text:p>-</text:p>
          </table:table-cell>
          <table:table-cell table:formula="of:=IF([.J53]=&quot;&quot;;&quot;?&quot;;IF([.L53]=&quot;&quot;;&quot;新規&quot;;IF([.J53]=[.L53];&quot;&quot;;&quot;○&quot;)))">
            <text:p/>
          </table:table-cell>
          <table:table-cell office:value-type="string" calcext:value-type="string">
            <text:p>-</text:p>
          </table:table-cell>
          <table:table-cell table:number-columns-repeated="1012"/>
        </table:table-row>
        <table:table-row table:style-name="ro4">
          <table:table-cell office:value-type="string" calcext:value-type="string">
            <text:p>Security-2</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独自のルート証明書の自動再登録の可否</text:p>
          </table:table-cell>
          <table:table-cell office:value-type="string" calcext:value-type="string" table:number-columns-spanned="1" table:number-rows-spanned="2">
            <text:p>-</text:p>
          </table:table-cell>
          <table:table-cell office:value-type="string" calcext:value-type="string">
            <text:p>自動的に再登録する</text:p>
          </table:table-cell>
          <table:table-cell office:value-type="string" calcext:value-type="string">
            <text:p>1. アドオン「Cert Importer」を導入する</text:p>
            <text:p>2. MCDで設定を反映する</text:p>
          </table:table-cell>
          <table:table-cell table:style-name="ce2" office:value-type="string" calcext:value-type="string">
            <text:p>lockPref("extensions.certimporter.allowRegisterAgain", true);</text:p>
          </table:table-cell>
          <table:table-cell table:formula="of:=IF([.H54]=&quot;&quot;;&quot;?&quot;;IF([.J54]=&quot;&quot;;&quot;新規&quot;;IF([.H54]=[.J54];&quot;&quot;;&quot;変更あり&quot;)))">
            <text:p/>
          </table:table-cell>
          <table:table-cell table:style-name="ce2" office:value-type="string" calcext:value-type="string">
            <text:p>lockPref("extensions.certimporter.allowRegisterAgain", true);</text:p>
          </table:table-cell>
          <table:table-cell table:formula="of:=IF([.J54]=&quot;&quot;;&quot;?&quot;;IF([.L54]=&quot;&quot;;&quot;新規&quot;;IF([.J54]=[.L54];&quot;&quot;;&quot;○&quot;)))">
            <text:p/>
          </table:table-cell>
          <table:table-cell office:value-type="string" calcext:value-type="string">
            <text:p>lockPref("extensions.certimporter.allowRegisterAgain", true);</text:p>
          </table:table-cell>
          <table:table-cell office:value-type="string" calcext:value-type="string">
            <text:p>変更無し</text:p>
          </table:table-cell>
          <table:table-cell office:value-type="string" calcext:value-type="string">
            <text:p>lockPref("extensions.certimporter.allowRegisterAgain", true);</text:p>
          </table:table-cell>
          <table:table-cell table:number-columns-repeated="1010"/>
        </table:table-row>
        <table:table-row table:style-name="ro4">
          <table:table-cell office:value-type="string" calcext:value-type="string">
            <text:p>Security-2</text:p>
          </table:table-cell>
          <table:table-cell office:value-type="float" office:value="2" calcext:value-type="float">
            <text:p>2</text:p>
          </table:table-cell>
          <table:covered-table-cell table:number-columns-repeated="3"/>
          <table:table-cell office:value-type="string" calcext:value-type="string">
            <text:p>自動的に再登録しない（既定）</text:p>
          </table:table-cell>
          <table:table-cell office:value-type="string" calcext:value-type="string">
            <text:p>1. アドオン「Cert Importer」を導入する</text:p>
            <text:p>2. MCDで設定を反映する</text:p>
          </table:table-cell>
          <table:table-cell table:style-name="ce2" office:value-type="string" calcext:value-type="string">
            <text:p>lockPref("extensions.certimporter.allowRegisterAgain", false);</text:p>
          </table:table-cell>
          <table:table-cell table:formula="of:=IF([.H55]=&quot;&quot;;&quot;?&quot;;IF([.J55]=&quot;&quot;;&quot;新規&quot;;IF([.H55]=[.J55];&quot;&quot;;&quot;変更あり&quot;)))">
            <text:p/>
          </table:table-cell>
          <table:table-cell table:style-name="ce2" office:value-type="string" calcext:value-type="string">
            <text:p>lockPref("extensions.certimporter.allowRegisterAgain", false);</text:p>
          </table:table-cell>
          <table:table-cell table:formula="of:=IF([.J55]=&quot;&quot;;&quot;?&quot;;IF([.L55]=&quot;&quot;;&quot;新規&quot;;IF([.J55]=[.L55];&quot;&quot;;&quot;○&quot;)))">
            <text:p/>
          </table:table-cell>
          <table:table-cell office:value-type="string" calcext:value-type="string">
            <text:p>lockPref("extensions.certimporter.allowRegisterAgain", false);</text:p>
          </table:table-cell>
          <table:table-cell office:value-type="string" calcext:value-type="string">
            <text:p>変更無し</text:p>
          </table:table-cell>
          <table:table-cell office:value-type="string" calcext:value-type="string">
            <text:p>lockPref("extensions.certimporter.allowRegisterAgain", false);</text:p>
          </table:table-cell>
          <table:table-cell table:number-columns-repeated="1010"/>
        </table:table-row>
        <table:table-row table:style-name="ro2">
          <table:table-cell office:value-type="string" calcext:value-type="string">
            <text:p>Security-3</text:p>
          </table:table-cell>
          <table:table-cell office:value-type="float" office:value="1" calcext:value-type="float">
            <text:p>1</text:p>
          </table:table-cell>
          <table:table-cell office:value-type="string" calcext:value-type="string" table:number-columns-spanned="1" table:number-rows-spanned="5">
            <text:p>セキュリティ</text:p>
          </table:table-cell>
          <table:table-cell office:value-type="string" calcext:value-type="string" table:number-columns-spanned="1" table:number-rows-spanned="5">
            <text:p>アドオンのインストールの可否</text:p>
          </table:table-cell>
          <table:table-cell office:value-type="string" calcext:value-type="string" table:number-columns-spanned="1" table:number-rows-spanned="5">
            <text:p>○</text:p>
          </table:table-cell>
          <table:table-cell office:value-type="string" calcext:value-type="string">
            <text:p>確認の上で許可する（既定）</text:p>
          </table:table-cell>
          <table:table-cell office:value-type="string" calcext:value-type="string">
            <text:p>-</text:p>
          </table:table-cell>
          <table:table-cell table:style-name="ce2" office:value-type="string" calcext:value-type="string">
            <text:p>-</text:p>
          </table:table-cell>
          <table:table-cell table:formula="of:=IF([.H56]=&quot;&quot;;&quot;?&quot;;IF([.J56]=&quot;&quot;;&quot;新規&quot;;IF([.H56]=[.J56];&quot;&quot;;&quot;変更あり&quot;)))">
            <text:p/>
          </table:table-cell>
          <table:table-cell table:style-name="ce2" office:value-type="string" calcext:value-type="string">
            <text:p>-</text:p>
          </table:table-cell>
          <table:table-cell table:formula="of:=IF([.J56]=&quot;&quot;;&quot;?&quot;;IF([.L56]=&quot;&quot;;&quot;新規&quot;;IF([.J56]=[.L56];&quot;&quot;;&quot;○&quot;)))">
            <text:p/>
          </table:table-cell>
          <table:table-cell office:value-type="string" calcext:value-type="string">
            <text:p>-</text:p>
          </table:table-cell>
          <table:table-cell table:number-columns-repeated="1012"/>
        </table:table-row>
        <table:table-row table:style-name="ro6">
          <table:table-cell office:value-type="string" calcext:value-type="string">
            <text:p>Security-3</text:p>
          </table:table-cell>
          <table:table-cell office:value-type="float" office:value="2" calcext:value-type="float">
            <text:p>2</text:p>
          </table:table-cell>
          <table:covered-table-cell table:number-columns-repeated="3"/>
          <table:table-cell office:value-type="string" calcext:value-type="string">
            <text:p>特定サイトのみ常に許可する</text:p>
          </table:table-cell>
          <table:table-cell office:value-type="string" calcext:value-type="string">
            <text:p>1. アドオン「Permission Auto Registerer」を導入する</text:p>
            <text:p>2. MCDで設定を反映する</text:p>
          </table:table-cell>
          <table:table-cell table:style-name="ce21" office:value-type="string" calcext:value-type="string">
            <text:p>lockPref("extensions.autopermission.sites.example.com", "install=1");</text:p>
            <text:p><text:span text:style-name="T1">clearPref("extensions.autopermission.sites.example.com.lastValue");</text:span></text:p>
          </table:table-cell>
          <table:table-cell table:formula="of:=IF([.H57]=&quot;&quot;;&quot;?&quot;;IF([.J57]=&quot;&quot;;&quot;新規&quot;;IF([.H57]=[.J57];&quot;&quot;;&quot;変更あり&quot;)))" office:value-type="string" office:string-value="変更あり" calcext:value-type="string">
            <text:p>変更あり</text:p>
          </table:table-cell>
          <table:table-cell table:style-name="ce21" office:value-type="string" calcext:value-type="string">
            <text:p>lockPref("extensions.autopermission.sites.example.com", "install=1");</text:p>
          </table:table-cell>
          <table:table-cell table:formula="of:=IF([.J57]=&quot;&quot;;&quot;?&quot;;IF([.L57]=&quot;&quot;;&quot;新規&quot;;IF([.J57]=[.L57];&quot;&quot;;&quot;○&quot;)))" office:value-type="string" office:string-value="○" calcext:value-type="string">
            <text:p>○</text:p>
          </table:table-cell>
          <table:table-cell office:value-type="string" calcext:value-type="string">
            <text:p>-</text:p>
          </table:table-cell>
          <table:table-cell table:number-columns-repeated="1012"/>
        </table:table-row>
        <table:table-row table:style-name="ro18">
          <table:table-cell office:value-type="string" calcext:value-type="string">
            <text:p>Security-3</text:p>
          </table:table-cell>
          <table:table-cell office:value-type="float" office:value="5" calcext:value-type="float">
            <text:p>5</text:p>
          </table:table-cell>
          <table:covered-table-cell table:number-columns-repeated="3"/>
          <table:table-cell office:value-type="string" calcext:value-type="string">
            <text:p>特定サイトのみ初期状態で許可する</text:p>
          </table:table-cell>
          <table:table-cell office:value-type="string" calcext:value-type="string">
            <text:p>1. 「default.permissions」を作成する</text:p>
            <text:p>2. MCDで設定を反映する</text:p>
          </table:table-cell>
          <table:table-cell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formula="of:=IF([.H58]=&quot;&quot;;&quot;?&quot;;IF([.J58]=&quot;&quot;;&quot;新規&quot;;IF([.H58]=[.J58];&quot;&quot;;&quot;変更あり&quot;)))">
            <text:p/>
          </table:table-cell>
          <table:table-cell table:style-name="ce19"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formula="of:=IF([.J58]=&quot;&quot;;&quot;?&quot;;IF([.L58]=&quot;&quot;;&quot;新規&quot;;IF([.J58]=[.L58];&quot;&quot;;&quot;○&quot;)))" office:value-type="string" office:string-value="新規" calcext:value-type="string">
            <text:p>新規</text:p>
          </table:table-cell>
          <table:table-cell table:number-columns-repeated="1013"/>
        </table:table-row>
        <table:table-row table:style-name="ro19">
          <table:table-cell office:value-type="string" calcext:value-type="string">
            <text:p>Security-3</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1. アドオン「Disable Addons」を導入する</text:p>
            <text:p>2. アドオン「Permission Auto Registerer」を導入する</text:p>
            <text:p>3. MCDで設定を反映する</text:p>
          </table:table-cell>
          <table:table-cell table:style-name="ce2" office:value-type="string" calcext:value-type="string">
            <text:p><text:span text:style-name="T6">lockPref("extensions.autopermission.sites.addons.mozilla.org", "install=0");</text:span></text:p>
            <text:p><text:span text:style-name="T6">clearPref("extensions.autopermission.sites.addons.mozilla.org.lastValue");</text:span></text:p>
            <text:p><text:span text:style-name="T6">lockPref("extensions.autopermission.sites.update.mozilla.org", "install=0");</text:span></text:p>
            <text:p><text:span text:style-name="T6">clearPref("extensions.autopermission.sites.update.mozilla.org.lastValue");</text:span></text:p>
            <text:p><text:span text:style-name="T6">lockPref("extensions.autopermission.sites.getpersonas.com", "install=0");</text:span></text:p>
            <text:p><text:span text:style-name="T6">clearPref("extensions.autopermission.sites.getpersonas.com.lastValue");</text:span></text:p>
            <text:p><text:span text:style-name="T6">lockPref("extensions.autopermission.sites.marketplace.firefox.com", "install=0");</text:span></text:p>
            <text:p><text:span text:style-name="T6">clearPref("extensions.autopermission.sites.marketplace.firefox.com.lastValue");</text:span></text:p>
            <text:p><text:span text:style-name="T6">lockPref("extensions.autopermission.sites.testpilot.firefox.com", "install=0");</text:span></text:p>
            <text:p><text:span text:style-name="T6">clearPref("extensions.autopermission.sites.testpilot.firefox.com.lastValue");</text:span></text:p>
            <text:p><text:span text:style-name="T6">// アドオンマネージャからのインストールを禁止</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formula="of:=IF([.H59]=&quot;&quot;;&quot;?&quot;;IF([.J59]=&quot;&quot;;&quot;新規&quot;;IF([.H59]=[.J59];&quot;&quot;;&quot;変更あり&quot;)))" office:value-type="string" office:string-value="変更あり" calcext:value-type="string">
            <text:p>変更あり</text:p>
          </table:table-cell>
          <table:table-cell table:style-name="ce2" office:value-type="string" calcext:value-type="string">
            <text:p>lockPref("extensions.autopermission.sites.addons.mozilla.org", "install=0");</text:p>
            <text:p>lockPref("extensions.autopermission.sites.update.mozilla.org", "install=0");</text:p>
            <text:p>lockPref("extensions.autopermission.sites.getpersonas.com", "install=0");</text:p>
            <text:p><text:span text:style-name="T5">lockPref("extensions.autopermission.sites.marketplace.firefox.com", "install=0");</text:span></text:p>
            <text:p><text:span text:style-name="T6">// アドオンマネージャからのインストールを禁止</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formula="of:=IF([.J59]=&quot;&quot;;&quot;?&quot;;IF([.L59]=&quot;&quot;;&quot;新規&quot;;IF([.J59]=[.L59];&quot;&quot;;&quot;○&quot;)))" office:value-type="string" office:string-value="○" calcext:value-type="string">
            <text:p>○</text:p>
          </table:table-cell>
          <table:table-cell office:value-type="string" calcext:value-type="string">
            <text:p>lockPref("extensions.autopermission.sites.addons.mozilla.org", "install=0");</text:p>
            <text:p>lockPref("extensions.autopermission.sites.update.mozilla.org", "install=0");</text:p>
            <text:p>lockPref("extensions.autopermission.sites.getpersonas.com", "install=0");</text:p>
          </table:table-cell>
          <table:table-cell table:number-columns-repeated="1012"/>
        </table:table-row>
        <table:table-row table:style-name="ro20">
          <table:table-cell office:value-type="string" calcext:value-type="string">
            <text:p>Security-3</text:p>
          </table:table-cell>
          <table:table-cell office:value-type="float" office:value="4" calcext:value-type="float">
            <text:p>4</text:p>
          </table:table-cell>
          <table:covered-table-cell table:number-columns-repeated="3"/>
          <table:table-cell office:value-type="string" calcext:value-type="string">
            <text:p>禁止するが、設定の変更は許可する</text:p>
          </table:table-cell>
          <table:table-cell office:value-type="string" calcext:value-type="string">
            <text:p>1. アドオン「Disable Addons」を導入する</text:p>
            <text:p>2. MCDで設定を反映する</text:p>
          </table:table-cell>
          <table:table-cell table:style-name="ce2" office:value-type="string" calcext:value-type="string">
            <text:p>lockPref("extensions.disableaddons@clear-code.com.disable.manager", false);</text:p>
            <text:p><text:span text:style-name="T6">// アドオンマネージャからのインストールを禁止</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formula="of:=IF([.H60]=&quot;&quot;;&quot;?&quot;;IF([.J60]=&quot;&quot;;&quot;新規&quot;;IF([.H60]=[.J60];&quot;&quot;;&quot;変更あり&quot;)))">
            <text:p/>
          </table:table-cell>
          <table:table-cell table:style-name="ce2" office:value-type="string" calcext:value-type="string">
            <text:p>lockPref("extensions.disableaddons@clear-code.com.disable.manager", false);</text:p>
            <text:p><text:span text:style-name="T6">// アドオンマネージャからのインストールを禁止</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formula="of:=IF([.J60]=&quot;&quot;;&quot;?&quot;;IF([.L60]=&quot;&quot;;&quot;新規&quot;;IF([.J60]=[.L60];&quot;&quot;;&quot;○&quot;)))" office:value-type="string" office:string-value="○" calcext:value-type="string">
            <text:p>○</text:p>
          </table:table-cell>
          <table:table-cell office:value-type="string" calcext:value-type="string">
            <text:p>lockPref("extensions.disableaddons@clear-code.com.disable.manager", false);</text:p>
          </table:table-cell>
          <table:table-cell table:number-columns-repeated="1012"/>
        </table:table-row>
        <table:table-row table:style-name="ro2">
          <table:table-cell office:value-type="string" calcext:value-type="string">
            <text:p>Security-4</text:p>
          </table:table-cell>
          <table:table-cell office:value-type="float" office:value="1" calcext:value-type="float">
            <text:p>1</text:p>
          </table:table-cell>
          <table:table-cell office:value-type="string" calcext:value-type="string" table:number-columns-spanned="1" table:number-rows-spanned="5">
            <text:p>セキュリティ</text:p>
          </table:table-cell>
          <table:table-cell office:value-type="string" calcext:value-type="string" table:number-columns-spanned="1" table:number-rows-spanned="5">
            <text:p>広告などのポップアップの表示の可否</text:p>
          </table:table-cell>
          <table:table-cell office:value-type="string" calcext:value-type="string" table:number-columns-spanned="1" table:number-rows-spanned="5">
            <text:p>○</text:p>
          </table:table-cell>
          <table:table-cell office:value-type="string" calcext:value-type="string">
            <text:p>確認の上で許可する（既定）</text:p>
          </table:table-cell>
          <table:table-cell office:value-type="string" calcext:value-type="string">
            <text:p>-</text:p>
          </table:table-cell>
          <table:table-cell table:style-name="ce2" office:value-type="string" calcext:value-type="string">
            <text:p>-</text:p>
          </table:table-cell>
          <table:table-cell table:formula="of:=IF([.H61]=&quot;&quot;;&quot;?&quot;;IF([.J61]=&quot;&quot;;&quot;新規&quot;;IF([.H61]=[.J61];&quot;&quot;;&quot;変更あり&quot;)))">
            <text:p/>
          </table:table-cell>
          <table:table-cell table:style-name="ce2" office:value-type="string" calcext:value-type="string">
            <text:p>-</text:p>
          </table:table-cell>
          <table:table-cell table:formula="of:=IF([.J61]=&quot;&quot;;&quot;?&quot;;IF([.L61]=&quot;&quot;;&quot;新規&quot;;IF([.J61]=[.L61];&quot;&quot;;&quot;○&quot;)))">
            <text:p/>
          </table:table-cell>
          <table:table-cell office:value-type="string" calcext:value-type="string">
            <text:p>-</text:p>
          </table:table-cell>
          <table:table-cell table:number-columns-repeated="1012"/>
        </table:table-row>
        <table:table-row table:style-name="ro6">
          <table:table-cell office:value-type="string" calcext:value-type="string">
            <text:p>Security-4</text:p>
          </table:table-cell>
          <table:table-cell office:value-type="float" office:value="2" calcext:value-type="float">
            <text:p>2</text:p>
          </table:table-cell>
          <table:covered-table-cell table:number-columns-repeated="3"/>
          <table:table-cell office:value-type="string" calcext:value-type="string">
            <text:p>特定サイトのみ常に確認無しで許可する</text:p>
          </table:table-cell>
          <table:table-cell office:value-type="string" calcext:value-type="string">
            <text:p>1. アドオン「Permission Auto Registerer」を導入する</text:p>
            <text:p>2. MCDで設定を反映する</text:p>
          </table:table-cell>
          <table:table-cell table:style-name="ce2" office:value-type="string" calcext:value-type="string">
            <text:p>lockPref("extensions.autopermission.sites.(site)", "popup=1");</text:p>
            <text:p>clearPref("extensions.autopermission.sites.(site).lastValue");</text:p>
          </table:table-cell>
          <table:table-cell table:formula="of:=IF([.H62]=&quot;&quot;;&quot;?&quot;;IF([.J62]=&quot;&quot;;&quot;新規&quot;;IF([.H62]=[.J62];&quot;&quot;;&quot;変更あり&quot;)))" office:value-type="string" office:string-value="変更あり" calcext:value-type="string">
            <text:p>変更あり</text:p>
          </table:table-cell>
          <table:table-cell table:style-name="ce2" office:value-type="string" calcext:value-type="string">
            <text:p>lockPref("extensions.autopermission.sites.(site)", "popup=1");</text:p>
          </table:table-cell>
          <table:table-cell table:formula="of:=IF([.J62]=&quot;&quot;;&quot;?&quot;;IF([.L62]=&quot;&quot;;&quot;新規&quot;;IF([.J62]=[.L62];&quot;&quot;;&quot;○&quot;)))">
            <text:p/>
          </table:table-cell>
          <table:table-cell office:value-type="string" calcext:value-type="string">
            <text:p>lockPref("extensions.autopermission.sites.(site)", "popup=1");</text:p>
          </table:table-cell>
          <table:table-cell table:number-columns-repeated="1012"/>
        </table:table-row>
        <table:table-row table:style-name="ro18">
          <table:table-cell office:value-type="string" calcext:value-type="string">
            <text:p>Security-4</text:p>
          </table:table-cell>
          <table:table-cell office:value-type="float" office:value="5" calcext:value-type="float">
            <text:p>5</text:p>
          </table:table-cell>
          <table:covered-table-cell table:number-columns-repeated="3"/>
          <table:table-cell office:value-type="string" calcext:value-type="string">
            <text:p>特定サイトのみ初期状態で確認無しで許可する</text:p>
          </table:table-cell>
          <table:table-cell office:value-type="string" calcext:value-type="string">
            <text:p>1. 「default.permissions」を作成する</text:p>
            <text:p>2. MCDで設定を反映する</text:p>
          </table:table-cell>
          <table:table-cell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formula="of:=IF([.H63]=&quot;&quot;;&quot;?&quot;;IF([.J63]=&quot;&quot;;&quot;新規&quot;;IF([.H63]=[.J63];&quot;&quot;;&quot;変更あり&quot;)))">
            <text:p/>
          </table:table-cell>
          <table:table-cell table:style-name="ce19"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formula="of:=IF([.J63]=&quot;&quot;;&quot;?&quot;;IF([.L63]=&quot;&quot;;&quot;新規&quot;;IF([.J63]=[.L63];&quot;&quot;;&quot;○&quot;)))" office:value-type="string" office:string-value="新規" calcext:value-type="string">
            <text:p>新規</text:p>
          </table:table-cell>
          <table:table-cell table:number-columns-repeated="1013"/>
        </table:table-row>
        <table:table-row table:style-name="ro6">
          <table:table-cell office:value-type="string" calcext:value-type="string">
            <text:p>Security-4</text:p>
          </table:table-cell>
          <table:table-cell office:value-type="float" office:value="3" calcext:value-type="float">
            <text:p>3</text:p>
          </table:table-cell>
          <table:covered-table-cell table:number-columns-repeated="3"/>
          <table:table-cell office:value-type="string" calcext:value-type="string">
            <text:p>すべて確認無しで許可する</text:p>
          </table:table-cell>
          <table:table-cell office:value-type="string" calcext:value-type="string">
            <text:p>MCDで設定を反映する</text:p>
          </table:table-cell>
          <table:table-cell table:style-name="ce2" office:value-type="string" calcext:value-type="string">
            <text:p>lockPref("dom.disable_open_during_load", false);</text:p>
          </table:table-cell>
          <table:table-cell table:formula="of:=IF([.H64]=&quot;&quot;;&quot;?&quot;;IF([.J64]=&quot;&quot;;&quot;新規&quot;;IF([.H64]=[.J64];&quot;&quot;;&quot;変更あり&quot;)))">
            <text:p/>
          </table:table-cell>
          <table:table-cell table:style-name="ce2" office:value-type="string" calcext:value-type="string">
            <text:p>lockPref("dom.disable_open_during_load", false);</text:p>
          </table:table-cell>
          <table:table-cell table:formula="of:=IF([.J64]=&quot;&quot;;&quot;?&quot;;IF([.L64]=&quot;&quot;;&quot;新規&quot;;IF([.J64]=[.L64];&quot;&quot;;&quot;○&quot;)))">
            <text:p/>
          </table:table-cell>
          <table:table-cell office:value-type="string" calcext:value-type="string">
            <text:p>lockPref("dom.disable_open_during_load", false);</text:p>
          </table:table-cell>
          <table:table-cell office:value-type="string" calcext:value-type="string">
            <text:p>変更無し</text:p>
          </table:table-cell>
          <table:table-cell office:value-type="string" calcext:value-type="string">
            <text:p>lockPref("dom.disable_open_during_load", false);</text:p>
          </table:table-cell>
          <table:table-cell table:number-columns-repeated="1010"/>
        </table:table-row>
        <table:table-row table:style-name="ro21">
          <table:table-cell office:value-type="string" calcext:value-type="string">
            <text:p>Security-4</text:p>
          </table:table-cell>
          <table:table-cell office:value-type="float" office:value="4" calcext:value-type="float">
            <text:p>4</text:p>
          </table:table-cell>
          <table:covered-table-cell table:number-columns-repeated="3"/>
          <table:table-cell office:value-type="string" calcext:value-type="string">
            <text:p>禁止する</text:p>
          </table:table-cell>
          <table:table-cell office:value-type="string" calcext:value-type="string">
            <text:p>-</text:p>
          </table:table-cell>
          <table:table-cell table:style-name="ce2" office:value-type="string" calcext:value-type="string">
            <text:p>MCDで</text:p>
            <text:p>lockPref("dom.disable_open_during_load", true);</text:p>
            <text:p>と設定した上で、「UI・キーボードショートカット無効化項目一覧」に従いUIを無効化</text:p>
          </table:table-cell>
          <table:table-cell table:formula="of:=IF([.H65]=&quot;&quot;;&quot;?&quot;;IF([.J65]=&quot;&quot;;&quot;新規&quot;;IF([.H65]=[.J65];&quot;&quot;;&quot;変更あり&quot;)))">
            <text:p/>
          </table:table-cell>
          <table:table-cell table:style-name="ce2" office:value-type="string" calcext:value-type="string">
            <text:p>MCDで</text:p>
            <text:p>lockPref("dom.disable_open_during_load", true);</text:p>
            <text:p>と設定した上で、「UI・キーボードショートカット無効化項目一覧」に従いUIを無効化</text:p>
          </table:table-cell>
          <table:table-cell table:formula="of:=IF([.J65]=&quot;&quot;;&quot;?&quot;;IF([.L65]=&quot;&quot;;&quot;新規&quot;;IF([.J65]=[.L65];&quot;&quot;;&quot;○&quot;)))">
            <text:p/>
          </table:table-cell>
          <table:table-cell office:value-type="string" calcext:value-type="string">
            <text:p>MCDで</text:p>
            <text:p>lockPref("dom.disable_open_during_load", true);</text:p>
            <text:p>と設定した上で、「UI・キーボードショートカット無効化項目一覧」に従いUIを無効化</text:p>
          </table:table-cell>
          <table:table-cell office:value-type="string" calcext:value-type="string">
            <text:p>変更無し</text:p>
          </table:table-cell>
          <table:table-cell office:value-type="string" calcext:value-type="string">
            <text:p>lockPref("dom.disable_open_during_load", true);</text:p>
          </table:table-cell>
          <table:table-cell table:number-columns-repeated="1010"/>
        </table:table-row>
        <table:table-row table:style-name="ro6">
          <table:table-cell office:value-type="string" calcext:value-type="string">
            <text:p>Security-5</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攻撃サイトに対する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safebrowsing.malware.enabled", true);</text:p>
          </table:table-cell>
          <table:table-cell table:formula="of:=IF([.H66]=&quot;&quot;;&quot;?&quot;;IF([.J66]=&quot;&quot;;&quot;新規&quot;;IF([.H66]=[.J66];&quot;&quot;;&quot;変更あり&quot;)))">
            <text:p/>
          </table:table-cell>
          <table:table-cell table:style-name="ce2" office:value-type="string" calcext:value-type="string">
            <text:p>lockPref("browser.safebrowsing.malware.enabled", true);</text:p>
          </table:table-cell>
          <table:table-cell table:formula="of:=IF([.J66]=&quot;&quot;;&quot;?&quot;;IF([.L66]=&quot;&quot;;&quot;新規&quot;;IF([.J66]=[.L66];&quot;&quot;;&quot;○&quot;)))">
            <text:p/>
          </table:table-cell>
          <table:table-cell office:value-type="string" calcext:value-type="string">
            <text:p>lockPref("browser.safebrowsing.malware.enabled", true);</text:p>
          </table:table-cell>
          <table:table-cell office:value-type="string" calcext:value-type="string">
            <text:p>変更無し</text:p>
          </table:table-cell>
          <table:table-cell office:value-type="string" calcext:value-type="string">
            <text:p>lockPref("browser.safebrowsing.malware.enabled", true);</text:p>
          </table:table-cell>
          <table:table-cell table:number-columns-repeated="1010"/>
        </table:table-row>
        <table:table-row table:style-name="ro22">
          <table:table-cell office:value-type="string" calcext:value-type="string">
            <text:p>Security-5</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afebrowsing.malware.enabled", false);</text:p>
            <text:p>lockPref("browser.safebrowsing.downloads.remote.url", "");</text:p>
            <text:p>lockPref("browser.safebrowsing.provider.google.gethashURL", "");</text:p>
            <text:p>lockPref("browser.safebrowsing.provider.google.reportURL", "");</text:p>
            <text:p>lockPref("browser.safebrowsing.provider.google.updateURL", "");</text:p>
            <text:p>lockPref("browser.safebrowsing.provider.google4.gethashURL", "");</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formula="of:=IF([.H67]=&quot;&quot;;&quot;?&quot;;IF([.J67]=&quot;&quot;;&quot;新規&quot;;IF([.H67]=[.J67];&quot;&quot;;&quot;変更あり&quot;)))" office:value-type="string" office:string-value="変更あり" calcext:value-type="string">
            <text:p>変更あり</text:p>
          </table:table-cell>
          <table:table-cell table:style-name="ce1"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blockAttackSites {</text:p>
            <text:p>    visibility: collapse !important;</text:p>
            <text:p>    -moz-user-focus: ignore !important;</text:p>
            <text:p>  }</text:p>
            <text:p>}</text:p>
          </table:table-cell>
          <table:table-cell table:formula="of:=IF([.J67]=&quot;&quot;;&quot;?&quot;;IF([.L67]=&quot;&quot;;&quot;新規&quot;;IF([.J67]=[.L67];&quot;&quot;;&quot;○&quot;)))" office:value-type="string" office:string-value="○" calcext:value-type="string">
            <text:p>○</text:p>
          </table:table-cell>
          <table:table-cell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AttackSites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afebrowsing.malware.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number-columns-repeated="1010"/>
        </table:table-row>
        <table:table-row table:style-name="ro6">
          <table:table-cell office:value-type="string" calcext:value-type="string">
            <text:p>Security-6</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偽装サイトに対する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safebrowsing.phishing.enabled", true);</text:p>
          </table:table-cell>
          <table:table-cell table:formula="of:=IF([.H68]=&quot;&quot;;&quot;?&quot;;IF([.J68]=&quot;&quot;;&quot;新規&quot;;IF([.H68]=[.J68];&quot;&quot;;&quot;変更あり&quot;)))" office:value-type="string" office:string-value="変更あり" calcext:value-type="string">
            <text:p>変更あり</text:p>
          </table:table-cell>
          <table:table-cell table:style-name="ce2" office:value-type="string" calcext:value-type="string">
            <text:p>lockPref("browser.safebrowsing.enabled", true);</text:p>
          </table:table-cell>
          <table:table-cell table:formula="of:=IF([.J68]=&quot;&quot;;&quot;?&quot;;IF([.L68]=&quot;&quot;;&quot;新規&quot;;IF([.J68]=[.L68];&quot;&quot;;&quot;○&quot;)))">
            <text:p/>
          </table:table-cell>
          <table:table-cell office:value-type="string" calcext:value-type="string">
            <text:p>lockPref("browser.safebrowsing.enabled", true);</text:p>
          </table:table-cell>
          <table:table-cell office:value-type="string" calcext:value-type="string">
            <text:p>変更無し</text:p>
          </table:table-cell>
          <table:table-cell office:value-type="string" calcext:value-type="string">
            <text:p>lockPref("browser.safebrowsing.enabled", true);</text:p>
          </table:table-cell>
          <table:table-cell table:number-columns-repeated="1010"/>
        </table:table-row>
        <table:table-row table:style-name="ro23">
          <table:table-cell office:value-type="string" calcext:value-type="string">
            <text:p>Security-6</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afebrowsing.phishing.enabled", false);</text:p>
            <text:p/>
            <text:p>globalChrome.css:</text:p>
            <text:p>@-moz-document</text:p>
            <text:p><text:span text:style-name="T1">  url-prefix("chrome://browser/content/preferences/in-content/preferences.xul"),</text:span></text:p>
            <text:p><text:span text:style-name="T1">  url-prefix("about:preferences") {</text:span></text:p>
            <text:p><text:span text:style-name="T1">  #enableSafeBrowsing,</text:span></text:p>
            <text:p><text:span text:style-name="T1">  #enableSafeBrowsing + vbox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formula="of:=IF([.H69]=&quot;&quot;;&quot;?&quot;;IF([.J69]=&quot;&quot;;&quot;新規&quot;;IF([.H69]=[.J69];&quot;&quot;;&quot;変更あり&quot;)))" office:value-type="string" office:string-value="変更あり" calcext:value-type="string">
            <text:p>変更あり</text:p>
          </table:table-cell>
          <table:table-cell table:style-name="ce1"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blockWebForgeries {</text:p>
            <text:p>    visibility: collapse !important;</text:p>
            <text:p>    -moz-user-focus: ignore !important;</text:p>
            <text:p>  }</text:p>
            <text:p>}</text:p>
          </table:table-cell>
          <table:table-cell table:formula="of:=IF([.J69]=&quot;&quot;;&quot;?&quot;;IF([.L69]=&quot;&quot;;&quot;新規&quot;;IF([.J69]=[.L69];&quot;&quot;;&quot;○&quot;)))" office:value-type="string" office:string-value="○" calcext:value-type="string">
            <text:p>○</text:p>
          </table:table-cell>
          <table:table-cell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WebForgeries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afebrowsing.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number-columns-repeated="1010"/>
        </table:table-row>
        <table:table-row table:style-name="ro3">
          <table:table-cell office:value-type="string" calcext:value-type="string">
            <text:p>Security-7</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プラグインのインストール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table:number-columns-repeated="2" office:value-type="string" calcext:value-type="string">
            <text:p>-</text:p>
          </table:table-cell>
          <table:table-cell table:formula="of:=IF([.H70]=&quot;&quot;;&quot;?&quot;;IF([.J70]=&quot;&quot;;&quot;新規&quot;;IF([.H70]=[.J70];&quot;&quot;;&quot;変更あり&quot;)))">
            <text:p/>
          </table:table-cell>
          <table:table-cell office:value-type="string" calcext:value-type="string">
            <text:p>-</text:p>
          </table:table-cell>
          <table:table-cell table:formula="of:=IF([.J70]=&quot;&quot;;&quot;?&quot;;IF([.L70]=&quot;&quot;;&quot;新規&quot;;IF([.J70]=[.L70];&quot;&quot;;&quot;○&quot;)))">
            <text:p/>
          </table:table-cell>
          <table:table-cell office:value-type="string" calcext:value-type="string">
            <text:p>-</text:p>
          </table:table-cell>
          <table:table-cell table:number-columns-repeated="1012"/>
        </table:table-row>
        <table:table-row table:style-name="ro10">
          <table:table-cell table:style-name="ce3" office:value-type="string" calcext:value-type="string">
            <text:p>Security-7</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一切禁止する</text:p>
          </table:table-cell>
          <table:table-cell table:style-name="ce3" office:value-type="string" calcext:value-type="string">
            <text:p>MCDで設定を反映する</text:p>
          </table:table-cell>
          <table:table-cell table:style-name="ce3" office:value-type="string" calcext:value-type="string">
            <text:p>-（Firefox 38で廃止）</text:p>
          </table:table-cell>
          <table:table-cell table:formula="of:=IF([.H71]=&quot;&quot;;&quot;?&quot;;IF([.J71]=&quot;&quot;;&quot;新規&quot;;IF([.H71]=[.J71];&quot;&quot;;&quot;変更あり&quot;)))">
            <text:p/>
          </table:table-cell>
          <table:table-cell table:style-name="ce3" office:value-type="string" calcext:value-type="string">
            <text:p>-（Firefox 38で廃止）</text:p>
          </table:table-cell>
          <table:table-cell table:formula="of:=IF([.J71]=&quot;&quot;;&quot;?&quot;;IF([.L71]=&quot;&quot;;&quot;新規&quot;;IF([.J71]=[.L71];&quot;&quot;;&quot;○&quot;)))" office:value-type="string" office:string-value="○" calcext:value-type="string">
            <text:p>○</text:p>
          </table:table-cell>
          <table:table-cell office:value-type="string" calcext:value-type="string">
            <text:p>/*</text:p>
            <text:p>プラグインのインストール機能自体が廃止されたため、設定自体が不要となっている。</text:p>
            <text:p>https://wiki.mozilla.org/PFS</text:p>
            <text:p>https://bugzilla.mozilla.org/show_bug.cgi?id=836415</text:p>
            <text:p>http://hg.mozilla.org/mozilla-central/rev/d1ae4274cf8b</text:p>
            <text:p>*/</text:p>
            <text:p>// プラグインのインストール情報、更新情報の取得元URL</text:p>
            <text:p>lockPref("pfs.datasource.url", "");</text:p>
            <text:p>lockPref("plugins.update.url", "");</text:p>
            <text:p>lockPref("plugins.hide_infobar_for_missing_plugin", true);</text:p>
          </table:table-cell>
          <table:table-cell office:value-type="string" calcext:value-type="string">
            <text:p>変更無し</text:p>
          </table:table-cell>
          <table:table-cell office:value-type="string" calcext:value-type="string">
            <text:p>lockPref("plugins.hide_infobar_for_missing_plugin", true);</text:p>
            <text:p>lockPref("plugins.hide_infobar_for_outdated_plugin", true);</text:p>
          </table:table-cell>
          <table:table-cell table:number-columns-repeated="1010"/>
        </table:table-row>
        <table:table-row table:style-name="ro3">
          <table:table-cell office:value-type="string" calcext:value-type="string">
            <text:p>Security-8</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about:***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table:number-columns-repeated="2" office:value-type="string" calcext:value-type="string">
            <text:p>-</text:p>
          </table:table-cell>
          <table:table-cell table:formula="of:=IF([.H72]=&quot;&quot;;&quot;?&quot;;IF([.J72]=&quot;&quot;;&quot;新規&quot;;IF([.H72]=[.J72];&quot;&quot;;&quot;変更あり&quot;)))">
            <text:p/>
          </table:table-cell>
          <table:table-cell table:style-name="ce2" office:value-type="string" calcext:value-type="string">
            <text:p>-</text:p>
          </table:table-cell>
          <table:table-cell table:formula="of:=IF([.J72]=&quot;&quot;;&quot;?&quot;;IF([.L72]=&quot;&quot;;&quot;新規&quot;;IF([.J72]=[.L72];&quot;&quot;;&quot;○&quot;)))">
            <text:p/>
          </table:table-cell>
          <table:table-cell office:value-type="string" calcext:value-type="string">
            <text:p>-</text:p>
          </table:table-cell>
          <table:table-cell table:number-columns-repeated="1012"/>
        </table:table-row>
        <table:table-row table:style-name="ro21">
          <table:table-cell office:value-type="string" calcext:value-type="string">
            <text:p>Security-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アドオン「Disable About Something」を導入する</text:p>
            <text:p>2. MCDで設定を反映する</text:p>
          </table:table-cell>
          <table:table-cell table:style-name="ce2" office:value-type="string" calcext:value-type="string">
            <text:p>lockPref("extensions.disable-about-something@clear-code.com.about.（サフィックス）", <text:s/>false);</text:p>
          </table:table-cell>
          <table:table-cell table:formula="of:=IF([.H73]=&quot;&quot;;&quot;?&quot;;IF([.J73]=&quot;&quot;;&quot;新規&quot;;IF([.H73]=[.J73];&quot;&quot;;&quot;変更あり&quot;)))">
            <text:p/>
          </table:table-cell>
          <table:table-cell table:style-name="ce2" office:value-type="string" calcext:value-type="string">
            <text:p>lockPref("extensions.disable-about-something@clear-code.com.about.（サフィックス）", <text:s/>false);</text:p>
          </table:table-cell>
          <table:table-cell table:formula="of:=IF([.J73]=&quot;&quot;;&quot;?&quot;;IF([.L73]=&quot;&quot;;&quot;新規&quot;;IF([.J73]=[.L73];&quot;&quot;;&quot;○&quot;)))">
            <text:p/>
          </table:table-cell>
          <table:table-cell office:value-type="string" calcext:value-type="string">
            <text:p>lockPref("extensions.disable-about-something@clear-code.com.about.（サフィックス）", <text:s/>false);</text:p>
          </table:table-cell>
          <table:table-cell office:value-type="string" calcext:value-type="string">
            <text:p>変更無し</text:p>
          </table:table-cell>
          <table:table-cell office:value-type="string" calcext:value-type="string">
            <text:p>lockPref("extensions.disable-about-something@clear-code.com.about.（サフィックス）", <text:s/>false);</text:p>
          </table:table-cell>
          <table:table-cell table:number-columns-repeated="1010"/>
        </table:table-row>
        <table:table-row table:style-name="ro3">
          <table:table-cell office:value-type="string" calcext:value-type="string">
            <text:p>Security-9</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about:config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table:number-columns-repeated="2" office:value-type="string" calcext:value-type="string">
            <text:p>-</text:p>
          </table:table-cell>
          <table:table-cell table:formula="of:=IF([.H74]=&quot;&quot;;&quot;?&quot;;IF([.J74]=&quot;&quot;;&quot;新規&quot;;IF([.H74]=[.J74];&quot;&quot;;&quot;変更あり&quot;)))">
            <text:p/>
          </table:table-cell>
          <table:table-cell table:style-name="ce2" office:value-type="string" calcext:value-type="string">
            <text:p>-</text:p>
          </table:table-cell>
          <table:table-cell table:formula="of:=IF([.J74]=&quot;&quot;;&quot;?&quot;;IF([.L74]=&quot;&quot;;&quot;新規&quot;;IF([.J74]=[.L74];&quot;&quot;;&quot;○&quot;)))">
            <text:p/>
          </table:table-cell>
          <table:table-cell office:value-type="string" calcext:value-type="string">
            <text:p>-</text:p>
          </table:table-cell>
          <table:table-cell table:number-columns-repeated="1012"/>
        </table:table-row>
        <table:table-row table:style-name="ro3">
          <table:table-cell office:value-type="string" calcext:value-type="string">
            <text:p>Security-9</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アドオン「Disable about:config」を導入する</text:p>
          </table:table-cell>
          <table:table-cell office:value-type="string" calcext:value-type="string">
            <text:p>-</text:p>
          </table:table-cell>
          <table:table-cell table:formula="of:=IF([.H75]=&quot;&quot;;&quot;?&quot;;IF([.J75]=&quot;&quot;;&quot;新規&quot;;IF([.H75]=[.J75];&quot;&quot;;&quot;変更あり&quot;)))">
            <text:p/>
          </table:table-cell>
          <table:table-cell table:style-name="ce2" office:value-type="string" calcext:value-type="string">
            <text:p>-</text:p>
          </table:table-cell>
          <table:table-cell table:formula="of:=IF([.J75]=&quot;&quot;;&quot;?&quot;;IF([.L75]=&quot;&quot;;&quot;新規&quot;;IF([.J75]=[.L75];&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0"/>
        </table:table-row>
        <table:table-row table:style-name="ro6">
          <table:table-cell table:style-name="ce3" office:value-type="string" calcext:value-type="string">
            <text:p>Security-10（廃止）</text:p>
          </table:table-cell>
          <table:table-cell table:style-name="ce3" office:value-type="float" office:value="1" calcext:value-type="float">
            <text:p>1</text:p>
          </table:table-cell>
          <table:table-cell table:style-name="ce3" office:value-type="string" calcext:value-type="string" table:number-columns-spanned="1" table:number-rows-spanned="2">
            <text:p>セキュリティ</text:p>
          </table:table-cell>
          <table:table-cell table:style-name="ce3" office:value-type="string" calcext:value-type="string" table:number-columns-spanned="1" table:number-rows-spanned="2">
            <text:p>エラーコンソールの利用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text:p>
          </table:table-cell>
          <table:table-cell table:style-name="ce3" office:value-type="string" calcext:value-type="string">
            <text:p>MCDで設定を反映する</text:p>
          </table:table-cell>
          <table:table-cell table:style-name="ce3" office:value-type="string" calcext:value-type="string">
            <text:p>-（Firefox 48で廃止）</text:p>
          </table:table-cell>
          <table:table-cell table:formula="of:=IF([.H76]=&quot;&quot;;&quot;?&quot;;IF([.J76]=&quot;&quot;;&quot;新規&quot;;IF([.H76]=[.J76];&quot;&quot;;&quot;変更あり&quot;)))" office:value-type="string" office:string-value="変更あり" calcext:value-type="string">
            <text:p>変更あり</text:p>
          </table:table-cell>
          <table:table-cell table:style-name="ce2" office:value-type="string" calcext:value-type="string">
            <text:p>lockPref("devtools.errorconsole.enabled", true);</text:p>
          </table:table-cell>
          <table:table-cell table:formula="of:=IF([.J76]=&quot;&quot;;&quot;?&quot;;IF([.L76]=&quot;&quot;;&quot;新規&quot;;IF([.J76]=[.L76];&quot;&quot;;&quot;○&quot;)))">
            <text:p/>
          </table:table-cell>
          <table:table-cell office:value-type="string" calcext:value-type="string">
            <text:p>lockPref("devtools.errorconsole.enabled", true);</text:p>
          </table:table-cell>
          <table:table-cell office:value-type="string" calcext:value-type="string">
            <text:p>変更無し</text:p>
          </table:table-cell>
          <table:table-cell office:value-type="string" calcext:value-type="string">
            <text:p>lockPref("devtools.errorconsole.enabled", true);</text:p>
          </table:table-cell>
          <table:table-cell table:number-columns-repeated="1010"/>
        </table:table-row>
        <table:table-row table:style-name="ro6">
          <table:table-cell table:style-name="ce3" office:value-type="string" calcext:value-type="string">
            <text:p>Security-10（廃止）</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既定）</text:p>
          </table:table-cell>
          <table:table-cell table:style-name="ce3" office:value-type="string" calcext:value-type="string">
            <text:p>MCDで設定を反映する</text:p>
          </table:table-cell>
          <table:table-cell table:style-name="ce3" office:value-type="string" calcext:value-type="string">
            <text:p>-</text:p>
          </table:table-cell>
          <table:table-cell table:formula="of:=IF([.H77]=&quot;&quot;;&quot;?&quot;;IF([.J77]=&quot;&quot;;&quot;新規&quot;;IF([.H77]=[.J77];&quot;&quot;;&quot;変更あり&quot;)))" office:value-type="string" office:string-value="変更あり" calcext:value-type="string">
            <text:p>変更あり</text:p>
          </table:table-cell>
          <table:table-cell table:style-name="ce2" office:value-type="string" calcext:value-type="string">
            <text:p>lockPref("devtools.errorconsole.enabled", false);</text:p>
          </table:table-cell>
          <table:table-cell table:formula="of:=IF([.J77]=&quot;&quot;;&quot;?&quot;;IF([.L77]=&quot;&quot;;&quot;新規&quot;;IF([.J77]=[.L77];&quot;&quot;;&quot;○&quot;)))">
            <text:p/>
          </table:table-cell>
          <table:table-cell office:value-type="string" calcext:value-type="string">
            <text:p>lockPref("devtools.errorconsole.enabled", false);</text:p>
          </table:table-cell>
          <table:table-cell office:value-type="string" calcext:value-type="string">
            <text:p>変更無し</text:p>
          </table:table-cell>
          <table:table-cell office:value-type="string" calcext:value-type="string">
            <text:p>lockPref("devtools.errorconsole.enabled", false);</text:p>
          </table:table-cell>
          <table:table-cell table:number-columns-repeated="1010"/>
        </table:table-row>
        <table:table-row table:style-name="ro3">
          <table:table-cell office:value-type="string" calcext:value-type="string">
            <text:p>Security-11</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SNS連携機能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11" office:value-type="string" calcext:value-type="string">
            <text:p>-</text:p>
          </table:table-cell>
          <table:table-cell table:formula="of:=IF([.H78]=&quot;&quot;;&quot;?&quot;;IF([.J78]=&quot;&quot;;&quot;新規&quot;;IF([.H78]=[.J78];&quot;&quot;;&quot;変更あり&quot;)))">
            <text:p/>
          </table:table-cell>
          <table:table-cell office:value-type="string" calcext:value-type="string">
            <text:p>-</text:p>
          </table:table-cell>
          <table:table-cell table:formula="of:=IF([.J78]=&quot;&quot;;&quot;?&quot;;IF([.L78]=&quot;&quot;;&quot;新規&quot;;IF([.J78]=[.L78];&quot;&quot;;&quot;○&quot;)))">
            <text:p/>
          </table:table-cell>
          <table:table-cell office:value-type="string" calcext:value-type="string">
            <text:p>-</text:p>
          </table:table-cell>
          <table:table-cell table:number-columns-repeated="1012"/>
        </table:table-row>
        <table:table-row table:style-name="ro24">
          <table:table-cell office:value-type="string" calcext:value-type="string">
            <text:p>Security-1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3" office:value-type="string" calcext:value-type="string">
            <text:p><text:span text:style-name="T3">MCD:</text:span></text:p>
            <text:p><text:span text:style-name="T7">lockPref("social.enabled", false);</text:span></text:p>
            <text:p><text:span text:style-name="T3">lockPref("social.activeProviders", "");</text:span></text:p>
            <text:p><text:span text:style-name="T3">lockPref("social.directories", "");</text:span></text:p>
            <text:p><text:span text:style-name="T3">lockPref("social.remote-install.enabled", false);</text:span></text:p>
            <text:p><text:span text:style-name="T3">lockPref("social.share.activationPanelEnabled", false);</text:span></text:p>
            <text:p><text:span text:style-name="T5">lockPref("social.shareDirectory", "");</text:span></text:p>
            <text:p><text:span text:style-name="T3">lockPref("social.toast-notifications.enabled", false);</text:span></text:p>
            <text:p><text:span text:style-name="T3">lockPref("social.whitelist", "");</text:span></text:p>
            <text:p/>
            <text:p><text:span text:style-name="T3">globalChrome.css:</text:span></text:p>
            <text:p><text:span text:style-name="T3">@-moz-document url-prefix("chrome://browser/content/browser.xul") {</text:span></text:p>
            <text:p><text:span text:style-name="T3">  #social-share-button,</text:span></text:p>
            <text:p><text:span text:style-name="T3">  #wrapper-social-share-button {</text:span></text:p>
            <text:p><text:span text:style-name="T3">    display: none !important;</text:span></text:p>
            <text:p><text:span text:style-name="T3">    -moz-user-focus: ignore !important;</text:span></text:p>
            <text:p><text:span text:style-name="T3">  }</text:span></text:p>
            <text:p><text:span text:style-name="T3">}</text:span></text:p>
          </table:table-cell>
          <table:table-cell table:formula="of:=IF([.H79]=&quot;&quot;;&quot;?&quot;;IF([.J79]=&quot;&quot;;&quot;新規&quot;;IF([.H79]=[.J79];&quot;&quot;;&quot;変更あり&quot;)))">
            <text:p/>
          </table:table-cell>
          <table:table-cell table:style-name="ce13" office:value-type="string" calcext:value-type="string">
            <text:p><text:span text:style-name="T3">MCD:</text:span></text:p>
            <text:p><text:span text:style-name="T7">lockPref("social.enabled", false);</text:span></text:p>
            <text:p><text:span text:style-name="T3">lockPref("social.activeProviders", "");</text:span></text:p>
            <text:p><text:span text:style-name="T3">lockPref("social.directories", "");</text:span></text:p>
            <text:p><text:span text:style-name="T3">lockPref("social.remote-install.enabled", false);</text:span></text:p>
            <text:p><text:span text:style-name="T3">lockPref("social.share.activationPanelEnabled", false);</text:span></text:p>
            <text:p><text:span text:style-name="T5">lockPref("social.shareDirectory", "");</text:span></text:p>
            <text:p><text:span text:style-name="T3">lockPref("social.toast-notifications.enabled", false);</text:span></text:p>
            <text:p><text:span text:style-name="T3">lockPref("social.whitelist", "");</text:span></text:p>
            <text:p/>
            <text:p><text:span text:style-name="T3">globalChrome.css:</text:span></text:p>
            <text:p><text:span text:style-name="T3">@-moz-document url-prefix("chrome://browser/content/browser.xul") {</text:span></text:p>
            <text:p><text:span text:style-name="T3">  #social-share-button,</text:span></text:p>
            <text:p><text:span text:style-name="T3">  #wrapper-social-share-button {</text:span></text:p>
            <text:p><text:span text:style-name="T3">    display: none !important;</text:span></text:p>
            <text:p><text:span text:style-name="T3">    -moz-user-focus: ignore !important;</text:span></text:p>
            <text:p><text:span text:style-name="T3">  }</text:span></text:p>
            <text:p><text:span text:style-name="T3">}</text:span></text:p>
          </table:table-cell>
          <table:table-cell table:formula="of:=IF([.J79]=&quot;&quot;;&quot;?&quot;;IF([.L79]=&quot;&quot;;&quot;新規&quot;;IF([.J79]=[.L79];&quot;&quot;;&quot;○&quot;)))" office:value-type="string" office:string-value="○" calcext:value-type="string">
            <text:p>○</text:p>
          </table:table-cell>
          <table:table-cell office:value-type="string" calcext:value-type="string">
            <text:p>lockPref("social.activeProviders", "");</text:p>
            <text:p>lockPref("social.directories", "");</text:p>
            <text:p><text:span text:style-name="T5">lockPref("social.shareDirectory", "");</text:span></text:p>
            <text:p>lockPref("social.whitelist", "");</text:p>
          </table:table-cell>
          <table:table-cell table:number-columns-repeated="1012"/>
        </table:table-row>
        <table:table-row table:style-name="ro2">
          <table:table-cell office:value-type="string" calcext:value-type="string">
            <text:p>Security-12</text:p>
          </table:table-cell>
          <table:table-cell office:value-type="float" office:value="1" calcext:value-type="float">
            <text:p>1</text:p>
          </table:table-cell>
          <table:table-cell office:value-type="string" calcext:value-type="string" table:number-columns-spanned="1" table:number-rows-spanned="3">
            <text:p>セキュリティ</text:p>
          </table:table-cell>
          <table:table-cell office:value-type="string" calcext:value-type="string" table:number-columns-spanned="1" table:number-rows-spanned="3">
            <text:p>JavaScriptの実行の可否</text:p>
          </table:table-cell>
          <table:table-cell office:value-type="string" calcext:value-type="string" table:number-columns-spanned="1" table:number-rows-spanned="3">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lockPref("javascript.enabled", true);</text:p>
          </table:table-cell>
          <table:table-cell table:formula="of:=IF([.H80]=&quot;&quot;;&quot;?&quot;;IF([.J80]=&quot;&quot;;&quot;新規&quot;;IF([.H80]=[.J80];&quot;&quot;;&quot;変更あり&quot;)))">
            <text:p/>
          </table:table-cell>
          <table:table-cell table:style-name="ce1" office:value-type="string" calcext:value-type="string">
            <text:p>lockPref("javascript.enabled", true);</text:p>
          </table:table-cell>
          <table:table-cell table:formula="of:=IF([.J80]=&quot;&quot;;&quot;?&quot;;IF([.L80]=&quot;&quot;;&quot;新規&quot;;IF([.J80]=[.L80];&quot;&quot;;&quot;○&quot;)))">
            <text:p/>
          </table:table-cell>
          <table:table-cell office:value-type="string" calcext:value-type="string">
            <text:p>lockPref("javascript.enabled", true);</text:p>
          </table:table-cell>
          <table:table-cell table:number-columns-repeated="1012"/>
        </table:table-row>
        <table:table-row table:style-name="ro25">
          <table:table-cell table:style-name="ce3" office:value-type="string" calcext:value-type="string">
            <text:p>Security-12</text:p>
          </table:table-cell>
          <table:table-cell table:style-name="ce3" office:value-type="string" calcext:value-type="string">
            <text:p>2（廃止）</text:p>
          </table:table-cell>
          <table:covered-table-cell table:number-columns-repeated="3" table:style-name="ce3"/>
          <table:table-cell table:style-name="ce3" office:value-type="string" calcext:value-type="string">
            <text:p>特定サイトのみ許可する</text:p>
          </table:table-cell>
          <table:table-cell table:style-name="ce3" office:value-type="string" calcext:value-type="string">
            <text:p>1. アドオン「Permission Auto Registerer」を導入する</text:p>
            <text:p>2. MCDで設定を反映する</text:p>
          </table:table-cell>
          <table:table-cell table:style-name="ce3" office:value-type="string" calcext:value-type="string">
            <text:p>-（Firefox 29〜52の間で廃止）</text:p>
          </table:table-cell>
          <table:table-cell table:formula="of:=IF([.H81]=&quot;&quot;;&quot;?&quot;;IF([.J81]=&quot;&quot;;&quot;新規&quot;;IF([.H81]=[.J81];&quot;&quot;;&quot;変更あり&quot;)))" office:value-type="string" office:string-value="変更あり" calcext:value-type="string">
            <text:p>変更あり</text:p>
          </table:table-cell>
          <table:table-cell table:style-name="ce1"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formula="of:=IF([.J81]=&quot;&quot;;&quot;?&quot;;IF([.L81]=&quot;&quot;;&quot;新規&quot;;IF([.J81]=[.L81];&quot;&quot;;&quot;○&quot;)))">
            <text:p/>
          </table:table-cell>
          <table:table-cell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number-columns-repeated="1012"/>
        </table:table-row>
        <table:table-row table:style-name="ro2">
          <table:table-cell office:value-type="string" calcext:value-type="string">
            <text:p>Security-12</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javascript.enabled", false);</text:p>
          </table:table-cell>
          <table:table-cell table:formula="of:=IF([.H82]=&quot;&quot;;&quot;?&quot;;IF([.J82]=&quot;&quot;;&quot;新規&quot;;IF([.H82]=[.J82];&quot;&quot;;&quot;変更あり&quot;)))">
            <text:p/>
          </table:table-cell>
          <table:table-cell table:style-name="ce1" office:value-type="string" calcext:value-type="string">
            <text:p>lockPref("javascript.enabled", false);</text:p>
          </table:table-cell>
          <table:table-cell table:formula="of:=IF([.J82]=&quot;&quot;;&quot;?&quot;;IF([.L82]=&quot;&quot;;&quot;新規&quot;;IF([.J82]=[.L82];&quot;&quot;;&quot;○&quot;)))">
            <text:p/>
          </table:table-cell>
          <table:table-cell office:value-type="string" calcext:value-type="string">
            <text:p>lockPref("javascript.enabled", false);</text:p>
          </table:table-cell>
          <table:table-cell table:number-columns-repeated="1012"/>
        </table:table-row>
        <table:table-row table:style-name="ro25">
          <table:table-cell office:value-type="string" calcext:value-type="string">
            <text:p>Security-13</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ローカルファイルの読み込みの可否</text:p>
          </table:table-cell>
          <table:table-cell office:value-type="string" calcext:value-type="string" table:number-columns-spanned="1" table:number-rows-spanned="2">
            <text:p>○</text:p>
          </table:table-cell>
          <table:table-cell office:value-type="string" calcext:value-type="string">
            <text:p>特定サイトのみ許可する</text:p>
          </table:table-cell>
          <table:table-cell office:value-type="string" calcext:value-type="string">
            <text:p>MCDで設定を反映する</text:p>
          </table:table-cell>
          <table:table-cell table:style-name="ce1"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formula="of:=IF([.H83]=&quot;&quot;;&quot;?&quot;;IF([.J83]=&quot;&quot;;&quot;新規&quot;;IF([.H83]=[.J83];&quot;&quot;;&quot;変更あり&quot;)))">
            <text:p/>
          </table:table-cell>
          <table:table-cell table:style-name="ce1"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formula="of:=IF([.J83]=&quot;&quot;;&quot;?&quot;;IF([.L83]=&quot;&quot;;&quot;新規&quot;;IF([.J83]=[.L83];&quot;&quot;;&quot;○&quot;)))" office:value-type="string" office:string-value="○" calcext:value-type="string">
            <text:p>○</text:p>
          </table:table-cell>
          <table:table-cell office:value-type="string" calcext:value-type="string">
            <text:p>pref("capability.policy.trusted.sites", "(sites)");</text:p>
            <text:p>pref("capability.policy.trusted.checkloaduri.enabled", "allAccess");</text:p>
            <text:p>または</text:p>
            <text:p>pref("extensions.autopermission.policy.trusted.sites", "(sites)");</text:p>
            <text:p>pref("extensions.autopermission.policy.trusted.localfilelinks",     1);</text:p>
          </table:table-cell>
          <table:table-cell table:number-columns-repeated="1012"/>
        </table:table-row>
        <table:table-row table:style-name="ro3">
          <table:table-cell office:value-type="string" calcext:value-type="string">
            <text:p>Security-13</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table:number-columns-repeated="2" office:value-type="string" calcext:value-type="string">
            <text:p>-</text:p>
          </table:table-cell>
          <table:table-cell table:formula="of:=IF([.H84]=&quot;&quot;;&quot;?&quot;;IF([.J84]=&quot;&quot;;&quot;新規&quot;;IF([.H84]=[.J84];&quot;&quot;;&quot;変更あり&quot;)))">
            <text:p/>
          </table:table-cell>
          <table:table-cell table:style-name="ce1" office:value-type="string" calcext:value-type="string">
            <text:p>-</text:p>
          </table:table-cell>
          <table:table-cell table:formula="of:=IF([.J84]=&quot;&quot;;&quot;?&quot;;IF([.L84]=&quot;&quot;;&quot;新規&quot;;IF([.J84]=[.L84];&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Security-14</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ローカルファイルからの他ディレクトリの参照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MCDで設定を反映する</text:p>
          </table:table-cell>
          <table:table-cell table:style-name="ce1" office:value-type="string" calcext:value-type="string">
            <text:p>lockPref("security.fileuri.strict_origin_policy", false);</text:p>
          </table:table-cell>
          <table:table-cell table:formula="of:=IF([.H85]=&quot;&quot;;&quot;?&quot;;IF([.J85]=&quot;&quot;;&quot;新規&quot;;IF([.H85]=[.J85];&quot;&quot;;&quot;変更あり&quot;)))">
            <text:p/>
          </table:table-cell>
          <table:table-cell table:style-name="ce1" office:value-type="string" calcext:value-type="string">
            <text:p>lockPref("security.fileuri.strict_origin_policy", false);</text:p>
          </table:table-cell>
          <table:table-cell table:formula="of:=IF([.J85]=&quot;&quot;;&quot;?&quot;;IF([.L85]=&quot;&quot;;&quot;新規&quot;;IF([.J85]=[.L85];&quot;&quot;;&quot;○&quot;)))">
            <text:p/>
          </table:table-cell>
          <table:table-cell office:value-type="string" calcext:value-type="string">
            <text:p>lockPref("security.fileuri.strict_origin_policy", false);</text:p>
          </table:table-cell>
          <table:table-cell table:number-columns-repeated="1012"/>
        </table:table-row>
        <table:table-row table:style-name="ro2">
          <table:table-cell office:value-type="string" calcext:value-type="string">
            <text:p>Security-14</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office:value-type="string" calcext:value-type="string">
            <text:p>MCDで設定を反映する</text:p>
          </table:table-cell>
          <table:table-cell table:style-name="ce1" office:value-type="string" calcext:value-type="string">
            <text:p>lockPref("security.fileuri.strict_origin_policy", true);</text:p>
          </table:table-cell>
          <table:table-cell table:formula="of:=IF([.H86]=&quot;&quot;;&quot;?&quot;;IF([.J86]=&quot;&quot;;&quot;新規&quot;;IF([.H86]=[.J86];&quot;&quot;;&quot;変更あり&quot;)))">
            <text:p/>
          </table:table-cell>
          <table:table-cell table:style-name="ce1" office:value-type="string" calcext:value-type="string">
            <text:p>lockPref("security.fileuri.strict_origin_policy", true);</text:p>
          </table:table-cell>
          <table:table-cell table:formula="of:=IF([.J86]=&quot;&quot;;&quot;?&quot;;IF([.L86]=&quot;&quot;;&quot;新規&quot;;IF([.J86]=[.L86];&quot;&quot;;&quot;○&quot;)))">
            <text:p/>
          </table:table-cell>
          <table:table-cell office:value-type="string" calcext:value-type="string">
            <text:p>lockPref("security.fileuri.strict_origin_policy", true);</text:p>
          </table:table-cell>
          <table:table-cell table:number-columns-repeated="1012"/>
        </table:table-row>
        <table:table-row table:style-name="ro3">
          <table:table-cell office:value-type="string" calcext:value-type="string">
            <text:p>Security-15</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その他、バックグラウンドで行われる外部への通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table:number-columns-repeated="2" office:value-type="string" calcext:value-type="string">
            <text:p>-</text:p>
          </table:table-cell>
          <table:table-cell table:formula="of:=IF([.H87]=&quot;&quot;;&quot;?&quot;;IF([.J87]=&quot;&quot;;&quot;新規&quot;;IF([.H87]=[.J87];&quot;&quot;;&quot;変更あり&quot;)))">
            <text:p/>
          </table:table-cell>
          <table:table-cell table:style-name="ce1" office:value-type="string" calcext:value-type="string">
            <text:p>-</text:p>
          </table:table-cell>
          <table:table-cell table:formula="of:=IF([.J87]=&quot;&quot;;&quot;?&quot;;IF([.L87]=&quot;&quot;;&quot;新規&quot;;IF([.J87]=[.L87];&quot;&quot;;&quot;○&quot;)))">
            <text:p/>
          </table:table-cell>
          <table:table-cell office:value-type="string" calcext:value-type="string">
            <text:p>-</text:p>
          </table:table-cell>
          <table:table-cell table:number-columns-repeated="1012"/>
        </table:table-row>
        <table:table-row table:style-name="ro26">
          <table:table-cell office:value-type="string" calcext:value-type="string">
            <text:p>Security-1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office:value-type="string" calcext:value-type="string">
            <text:p>* Firefox自体自体の自動更新のURL（Update-1）</text:p>
            <text:p>* アドオンの自動更新のURL（Update-2）</text:p>
            <text:p>* アドオンのインストール (Security-3-3/4)</text:p>
            <text:p>* セーフブラウジング（Security-5）</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 検索結果のローカライズ用地域コードの位置情報に基づく推定の可否 (Privacy-15)</text:p>
            <text:p>* 利用状況の統計の保存および送信の可否 (Privacy-18)</text:p>
            <text:p>* セキュリティエラーレポートの送信の可否 (Privacy-19)</text:p>
            <text:p>* Firefox Syncの利用の可否 (Privacy-22)</text:p>
            <text:p>* Firefoxアカウント (Privacy-24)</text:p>
            <text:p>* Firefoxのユーザー評価の送信の可否 (Privacy-31)</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able:table-cell>
          <table:table-cell table:formula="of:=IF([.H88]=&quot;&quot;;&quot;?&quot;;IF([.J88]=&quot;&quot;;&quot;新規&quot;;IF([.H88]=[.J88];&quot;&quot;;&quot;変更あり&quot;)))" office:value-type="string" office:string-value="変更あり" calcext:value-type="string">
            <text:p>変更あり</text:p>
          </table:table-cell>
          <table:table-cell office:value-type="string" calcext:value-type="string">
            <text:p>* Firefox自体自体の自動更新のURL（Update-1）</text:p>
            <text:p>* アドオンの自動更新のURL（Update-2）</text:p>
            <text:p>* アドオンのインストール (Security-3-3/4)</text:p>
            <text:p>* セーフブラウジング（Security-5）</text:p>
            <text:p>* プラグイン（Security-7）</text:p>
            <text:p>* マルチプロセスモードのフィードバックを促すメッセージ（Security-10）</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text:span text:style-name="T1">* 検索結果のローカライズ用地域コードの位置情報に基づく推定の可否 (Privacy-15)</text:span></text:p>
            <text:p>* 利用状況の統計の保存および送信の可否 (Privacy-18)</text:p>
            <text:p>* セキュリティエラーレポートの送信の可否 (Privacy-19)</text:p>
            <text:p>* Firefox Syncの利用の可否 (Privacy-22)</text:p>
            <text:p>* Firefoxアカウント (Privacy-24)</text:p>
            <text:p>* Firefox Hello (Privacy-25)</text:p>
            <text:p><text:span text:style-name="T1">* Firefoxのユーザー評価の送信の可否 (Privacy-31)</text:span></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初回起動時のみのスタートページ</text:p>
            <text:p>lockPref("startup.homepage_welcome_url", "");</text:p>
            <text:p>lockPref("startup.homepage_welcome_url.additional", "");</text:p>
            <text:p>// クラッシュレポーターの関連情報</text:p>
            <text:p>lockPref("toolkit.crashreporter.info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page.directory.ping","");</text:p>
            <text:p>lockPref("browser.newtabpage.directory.source","about:blank");</text:p>
            <text:p>// 接続の状態（接続が制限されているかどうかなど）を判定するためのアクセス先</text:p>
            <text:p>lockPref("captivedetect.canonicalURL","");</text:p>
            <text:p>// 地域ごとのデフォルトの検索サービス切り替え</text:p>
            <text:p>lockPref("browser.search.geoSpecificDefaults", false);</text:p>
            <text:p>lockPref("browser.search.geoSpecificDefaults.url", "");</text:p>
            <text:p>// Windows 10上での利用時のアナウンス</text:p>
            <text:p>lockPref("browser.usedOnWindows10.introURL", "");</text:p>
            <text:p>// 開発ツールで使用するデバイス</text:p>
            <text:p>lockPref("devtools.devices.url", "");</text:p>
            <text:p>// パッチ、組み込みのアドオンの更新</text:p>
            <text:p>lockPref("extensions.systemAddon.update.url", "");</text:p>
            <text:p>// Firefox Sync向けモバイルアプリの宣伝リンク</text:p>
            <text:p>lockPref("identity.mobilepromo.android", "");</text:p>
            <text:p>lockPref("identity.mobilepromo.ios", "");</text:p>
            <text:p>// アドオンの署名義務化に関するメッセージ</text:p>
            <text:p>lockPref("xpinstall.signatures.devInfoURL", "");</text:p>
            <text:p>// SSL の有無が混在しているページでの警告文</text:p>
            <text:p>lockPref("browser.mixedcontent.warning.infoURL", "");</text:p>
          </table:table-cell>
          <table:table-cell table:formula="of:=IF([.J88]=&quot;&quot;;&quot;?&quot;;IF([.L88]=&quot;&quot;;&quot;新規&quot;;IF([.J88]=[.L88];&quot;&quot;;&quot;○&quot;)))" office:value-type="string" office:string-value="○" calcext:value-type="string">
            <text:p>○</text:p>
          </table:table-cell>
          <table:table-cell office:value-type="string" calcext:value-type="string">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用のサービス</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用のサービス</text:p>
            <text:p>lockPref("gecko.handlerService.schemes.mailto.0.uriTemplate", "");</text:p>
            <text:p>lockPref("gecko.handlerService.schemes.mailto.1.uriTemplate", "");</text:p>
            <text:p>pref("gecko.handlerService.schemes.mailto.2.uriTemplate", "");</text:p>
            <text:p>pref("gecko.handlerService.schemes.mailto.3.uriTemplate", "");</text:p>
            <text:p>// カレンダー用のサービス</text:p>
            <text:p>lockPref("gecko.handlerService.schemes.webcal.0.uriTemplate", "");</text:p>
            <text:p>pref("gecko.handlerService.schemes.webcal.1.uriTemplate", "");</text:p>
            <text:p>pref("gecko.handlerService.schemes.webcal.2.uriTemplate", "");</text:p>
            <text:p>pref("gecko.handlerService.schemes.webcal.3.uriTemplate",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検索で使用する地域情報の取得元URL</text:p>
            <text:p>lockPref("browser.search.geoip.url","");</text:p>
            <text:p>// Firefoxのユーザー評価</text:p>
            <text:p>lockPref("browser.selfsupport.url", "");</text:p>
            <text:p>// Webアプリケーションのインストールを許可するドメイン</text:p>
            <text:p>lockPref("dom.mozApps.signed_apps_installable_from", "");</text:p>
            <text:p>// 初回起動時のみのスタートページ</text:p>
            <text:p>lockPref("startup.homepage_welcome_url", "");</text:p>
            <text:p>// クラッシュレポーターの関連情報</text:p>
            <text:p>lockPref("toolkit.crashreporter.infoURL", "");</text:p>
            <text:p>// 開発者ツールからの外部サイト参照の無効化</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Cisco製OpenH264プラグインなど、Gecko Media Pluginsのダウンロードおよび自動更新の無効化</text:p>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url","about:blank");</text:p>
            <text:p>lockPref("browser.newtabpage.directory.ping","");</text:p>
            <text:p>lockPref("browser.newtabpage.directory.source","");</text:p>
          </table:table-cell>
          <table:table-cell table:number-columns-repeated="1012"/>
        </table:table-row>
        <table:table-row table:style-name="ro2">
          <table:table-cell office:value-type="string" calcext:value-type="string">
            <text:p>Security-16</text:p>
          </table:table-cell>
          <table:table-cell office:value-type="float" office:value="1" calcext:value-type="float">
            <text:p>1</text:p>
          </table:table-cell>
          <table:table-cell office:value-type="string" calcext:value-type="string" table:number-columns-spanned="1" table:number-rows-spanned="3">
            <text:p>セキュリティ</text:p>
          </table:table-cell>
          <table:table-cell office:value-type="string" calcext:value-type="string" table:number-columns-spanned="1" table:number-rows-spanned="3">
            <text:p>フルスクリーン表示の可否</text:p>
          </table:table-cell>
          <table:table-cell office:value-type="string" calcext:value-type="string" table:number-columns-spanned="1" table:number-rows-spanned="3">
            <text:p>○</text:p>
          </table:table-cell>
          <table:table-cell office:value-type="string" calcext:value-type="string">
            <text:p>確認の上で許可する（既定）</text:p>
          </table:table-cell>
          <table:table-cell office:value-type="string" calcext:value-type="string">
            <text:p>MCDで設定を反映する</text:p>
          </table:table-cell>
          <table:table-cell table:style-name="ce1" office:value-type="string" calcext:value-type="string">
            <text:p>lockPref("full-screen-api.enabled", true);</text:p>
          </table:table-cell>
          <table:table-cell table:formula="of:=IF([.H89]=&quot;&quot;;&quot;?&quot;;IF([.J89]=&quot;&quot;;&quot;新規&quot;;IF([.H89]=[.J89];&quot;&quot;;&quot;変更あり&quot;)))">
            <text:p/>
          </table:table-cell>
          <table:table-cell table:style-name="ce1" office:value-type="string" calcext:value-type="string">
            <text:p>lockPref("full-screen-api.enabled", true);</text:p>
          </table:table-cell>
          <table:table-cell table:formula="of:=IF([.J89]=&quot;&quot;;&quot;?&quot;;IF([.L89]=&quot;&quot;;&quot;新規&quot;;IF([.J89]=[.L89];&quot;&quot;;&quot;○&quot;)))">
            <text:p/>
          </table:table-cell>
          <table:table-cell office:value-type="string" calcext:value-type="string">
            <text:p>lockPref("full-screen-api.enabled", true);</text:p>
          </table:table-cell>
          <table:table-cell table:number-columns-repeated="1012"/>
        </table:table-row>
        <table:table-row table:style-name="ro6">
          <table:table-cell table:style-name="ce3" office:value-type="string" calcext:value-type="string">
            <text:p>Security-16</text:p>
          </table:table-cell>
          <table:table-cell table:style-name="ce3" office:value-type="float" office:value="2" calcext:value-type="float">
            <text:p>2</text:p>
          </table:table-cell>
          <table:covered-table-cell table:number-columns-repeated="3"/>
          <table:table-cell table:style-name="ce3" office:value-type="string" calcext:value-type="string">
            <text:p>特定サイトのみ確認なしで許可する</text:p>
          </table:table-cell>
          <table:table-cell table:style-name="ce3" office:value-type="string" calcext:value-type="string">
            <text:p>1. アドオン「Permission Auto Registerer」を導入する</text:p>
            <text:p>2. MCDで設定を反映する</text:p>
          </table:table-cell>
          <table:table-cell table:style-name="ce8" office:value-type="string" calcext:value-type="string">
            <text:p>Firefox 45で廃止</text:p>
          </table:table-cell>
          <table:table-cell table:formula="of:=IF([.H90]=&quot;&quot;;&quot;?&quot;;IF([.J90]=&quot;&quot;;&quot;新規&quot;;IF([.H90]=[.J90];&quot;&quot;;&quot;変更あり&quot;)))" office:value-type="string" office:string-value="変更あり" calcext:value-type="string">
            <text:p>変更あり</text:p>
          </table:table-cell>
          <table:table-cell table:style-name="ce4" office:value-type="string" calcext:value-type="string">
            <text:p>Firefox 45で廃止（Firefox 41までは許可するかどうかのポップアップだったが、Firefox 42からは通知のみのポップアップに変更された）</text:p>
          </table:table-cell>
          <table:table-cell table:formula="of:=IF([.J90]=&quot;&quot;;&quot;?&quot;;IF([.L90]=&quot;&quot;;&quot;新規&quot;;IF([.J90]=[.L90];&quot;&quot;;&quot;○&quot;)))" office:value-type="string" office:string-value="○" calcext:value-type="string">
            <text:p>○</text:p>
          </table:table-cell>
          <table:table-cell office:value-type="string" calcext:value-type="string">
            <text:p>lockPref("extensions.autopermission.sites.(site)", "fullscreen=1");</text:p>
          </table:table-cell>
          <table:table-cell table:number-columns-repeated="1012"/>
        </table:table-row>
        <table:table-row table:style-name="ro2">
          <table:table-cell office:value-type="string" calcext:value-type="string">
            <text:p>Security-16</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full-screen-api.enabled", false);</text:p>
          </table:table-cell>
          <table:table-cell table:formula="of:=IF([.H91]=&quot;&quot;;&quot;?&quot;;IF([.J91]=&quot;&quot;;&quot;新規&quot;;IF([.H91]=[.J91];&quot;&quot;;&quot;変更あり&quot;)))">
            <text:p/>
          </table:table-cell>
          <table:table-cell table:style-name="ce1" office:value-type="string" calcext:value-type="string">
            <text:p>lockPref("full-screen-api.enabled", false);</text:p>
          </table:table-cell>
          <table:table-cell table:formula="of:=IF([.J91]=&quot;&quot;;&quot;?&quot;;IF([.L91]=&quot;&quot;;&quot;新規&quot;;IF([.J91]=[.L91];&quot;&quot;;&quot;○&quot;)))">
            <text:p/>
          </table:table-cell>
          <table:table-cell office:value-type="string" calcext:value-type="string">
            <text:p>lockPref("full-screen-api.enabled", false);</text:p>
          </table:table-cell>
          <table:table-cell table:number-columns-repeated="1012"/>
        </table:table-row>
        <table:table-row table:style-name="ro3">
          <table:table-cell table:style-name="ce3" office:value-type="string" calcext:value-type="string">
            <text:p>Security-17</text:p>
          </table:table-cell>
          <table:table-cell table:style-name="ce3" office:value-type="float" office:value="1" calcext:value-type="float">
            <text:p>1</text:p>
          </table:table-cell>
          <table:table-cell table:style-name="ce3" office:value-type="string" calcext:value-type="string" table:number-columns-spanned="1" table:number-rows-spanned="2">
            <text:p>セキュリティ</text:p>
          </table:table-cell>
          <table:table-cell table:style-name="ce3" office:value-type="string" calcext:value-type="string" table:number-columns-spanned="1" table:number-rows-spanned="2">
            <text:p>about:homeからマーケットプレイスへの遷移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規定）</text:p>
          </table:table-cell>
          <table:table-cell table:style-name="ce3" office:value-type="string" calcext:value-type="string">
            <text:p>-</text:p>
          </table:table-cell>
          <table:table-cell table:style-name="ce4" office:value-type="string" calcext:value-type="string">
            <text:p>Firefox 45で廃止</text:p>
          </table:table-cell>
          <table:table-cell table:formula="of:=IF([.H92]=&quot;&quot;;&quot;?&quot;;IF([.J92]=&quot;&quot;;&quot;新規&quot;;IF([.H92]=[.J92];&quot;&quot;;&quot;変更あり&quot;)))">
            <text:p/>
          </table:table-cell>
          <table:table-cell table:style-name="ce4" office:value-type="string" calcext:value-type="string">
            <text:p>Firefox 45で廃止</text:p>
          </table:table-cell>
          <table:table-cell table:formula="of:=IF([.J92]=&quot;&quot;;&quot;?&quot;;IF([.L92]=&quot;&quot;;&quot;新規&quot;;IF([.J92]=[.L92];&quot;&quot;;&quot;○&quot;)))" office:value-type="string" office:string-value="○" calcext:value-type="string">
            <text:p>○</text:p>
          </table:table-cell>
          <table:table-cell office:value-type="string" calcext:value-type="string">
            <text:p>-</text:p>
          </table:table-cell>
          <table:table-cell table:number-columns-repeated="1012"/>
        </table:table-row>
        <table:table-row table:style-name="ro2">
          <table:table-cell table:style-name="ce3" office:value-type="string" calcext:value-type="string">
            <text:p>Security-17</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text:p>
          </table:table-cell>
          <table:table-cell table:style-name="ce3" office:value-type="string" calcext:value-type="string">
            <text:p>MCDで設定を反映する</text:p>
          </table:table-cell>
          <table:table-cell table:style-name="ce4" office:value-type="string" calcext:value-type="string">
            <text:p>Firefox 45で廃止</text:p>
          </table:table-cell>
          <table:table-cell table:formula="of:=IF([.H93]=&quot;&quot;;&quot;?&quot;;IF([.J93]=&quot;&quot;;&quot;新規&quot;;IF([.H93]=[.J93];&quot;&quot;;&quot;変更あり&quot;)))">
            <text:p/>
          </table:table-cell>
          <table:table-cell table:style-name="ce4" office:value-type="string" calcext:value-type="string">
            <text:p>Firefox 45で廃止</text:p>
          </table:table-cell>
          <table:table-cell table:formula="of:=IF([.J93]=&quot;&quot;;&quot;?&quot;;IF([.L93]=&quot;&quot;;&quot;新規&quot;;IF([.J93]=[.L93];&quot;&quot;;&quot;○&quot;)))" office:value-type="string" office:string-value="○" calcext:value-type="string">
            <text:p>○</text:p>
          </table:table-cell>
          <table:table-cell office:value-type="string" calcext:value-type="string">
            <text:p>lockPref("browser.apps.URL", "");</text:p>
          </table:table-cell>
          <table:table-cell table:number-columns-repeated="1012"/>
        </table:table-row>
        <table:table-row table:style-name="ro3">
          <table:table-cell office:value-type="string" calcext:value-type="string">
            <text:p>Security-18</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ツールバーカスタマイズにおける、「その他のテーマを入手」の遷移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2" office:value-type="string" calcext:value-type="string">
            <text:p>-</text:p>
          </table:table-cell>
          <table:table-cell table:formula="of:=IF([.H94]=&quot;&quot;;&quot;?&quot;;IF([.J94]=&quot;&quot;;&quot;新規&quot;;IF([.H94]=[.J94];&quot;&quot;;&quot;変更あり&quot;)))">
            <text:p/>
          </table:table-cell>
          <table:table-cell table:style-name="ce2" office:value-type="string" calcext:value-type="string">
            <text:p>-</text:p>
          </table:table-cell>
          <table:table-cell table:formula="of:=IF([.J94]=&quot;&quot;;&quot;?&quot;;IF([.L94]=&quot;&quot;;&quot;新規&quot;;IF([.J94]=[.L94];&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Security-1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lightweightThemes.getMoreURL", "");</text:p>
          </table:table-cell>
          <table:table-cell table:formula="of:=IF([.H95]=&quot;&quot;;&quot;?&quot;;IF([.J95]=&quot;&quot;;&quot;新規&quot;;IF([.H95]=[.J95];&quot;&quot;;&quot;変更あり&quot;)))">
            <text:p/>
          </table:table-cell>
          <table:table-cell table:style-name="ce2" office:value-type="string" calcext:value-type="string">
            <text:p>lockPref("lightweightThemes.getMoreURL", "");</text:p>
          </table:table-cell>
          <table:table-cell table:formula="of:=IF([.J95]=&quot;&quot;;&quot;?&quot;;IF([.L95]=&quot;&quot;;&quot;新規&quot;;IF([.J95]=[.L95];&quot;&quot;;&quot;○&quot;)))">
            <text:p/>
          </table:table-cell>
          <table:table-cell office:value-type="string" calcext:value-type="string">
            <text:p>lockPref("lightweightThemes.getMoreURL", "");</text:p>
          </table:table-cell>
          <table:table-cell table:number-columns-repeated="1012"/>
        </table:table-row>
        <table:table-row table:style-name="ro3">
          <table:table-cell office:value-type="string" calcext:value-type="string">
            <text:p>Security-19</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ツールバーカスタマイズにおける、テーマの「おすすめ」の取得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2" office:value-type="string" calcext:value-type="string">
            <text:p>-</text:p>
          </table:table-cell>
          <table:table-cell table:formula="of:=IF([.H96]=&quot;&quot;;&quot;?&quot;;IF([.J96]=&quot;&quot;;&quot;新規&quot;;IF([.H96]=[.J96];&quot;&quot;;&quot;変更あり&quot;)))">
            <text:p/>
          </table:table-cell>
          <table:table-cell table:style-name="ce2" office:value-type="string" calcext:value-type="string">
            <text:p>-</text:p>
          </table:table-cell>
          <table:table-cell table:formula="of:=IF([.J96]=&quot;&quot;;&quot;?&quot;;IF([.L96]=&quot;&quot;;&quot;新規&quot;;IF([.J96]=[.L96];&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Security-19</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lightweightThemes.recommendedThemes", "");</text:p>
          </table:table-cell>
          <table:table-cell table:formula="of:=IF([.H97]=&quot;&quot;;&quot;?&quot;;IF([.J97]=&quot;&quot;;&quot;新規&quot;;IF([.H97]=[.J97];&quot;&quot;;&quot;変更あり&quot;)))">
            <text:p/>
          </table:table-cell>
          <table:table-cell table:style-name="ce2" office:value-type="string" calcext:value-type="string">
            <text:p>lockPref("lightweightThemes.recommendedThemes", "");</text:p>
          </table:table-cell>
          <table:table-cell table:formula="of:=IF([.J97]=&quot;&quot;;&quot;?&quot;;IF([.L97]=&quot;&quot;;&quot;新規&quot;;IF([.J97]=[.L97];&quot;&quot;;&quot;○&quot;)))">
            <text:p/>
          </table:table-cell>
          <table:table-cell office:value-type="string" calcext:value-type="string">
            <text:p>lockPref("lightweightThemes.recommendedThemes", "");</text:p>
          </table:table-cell>
          <table:table-cell table:number-columns-repeated="1012"/>
        </table:table-row>
        <table:table-row table:style-name="ro2">
          <table:table-cell table:style-name="ce2" office:value-type="string" calcext:value-type="string">
            <text:p>Security-20</text:p>
          </table:table-cell>
          <table:table-cell table:style-name="ce2" office:value-type="float" office:value="1" calcext:value-type="float">
            <text:p>1</text:p>
          </table:table-cell>
          <table:table-cell table:style-name="ce2" office:value-type="string" calcext:value-type="string" table:number-columns-spanned="1" table:number-rows-spanned="2">
            <text:p>セキュリティ</text:p>
          </table:table-cell>
          <table:table-cell table:style-name="ce2" office:value-type="string" calcext:value-type="string" table:number-columns-spanned="1" table:number-rows-spanned="2">
            <text:p>パーミッション設定変更の可否</text:p>
          </table:table-cell>
          <table:table-cell table:style-name="ce2" office:value-type="string" calcext:value-type="string" table:number-columns-spanned="1" table:number-rows-spanned="2">
            <text:p>-</text:p>
          </table:table-cell>
          <table:table-cell table:style-name="ce2" office:value-type="string" calcext:value-type="string">
            <text:p>変更を許可する（既定）</text:p>
          </table:table-cell>
          <table:table-cell table:style-name="ce17" office:value-type="string" calcext:value-type="string">
            <text:p>-</text:p>
          </table:table-cell>
          <table:table-cell table:style-name="ce2" office:value-type="string" calcext:value-type="string">
            <text:p>-</text:p>
          </table:table-cell>
          <table:table-cell table:formula="of:=IF([.H98]=&quot;&quot;;&quot;?&quot;;IF([.J98]=&quot;&quot;;&quot;新規&quot;;IF([.H98]=[.J98];&quot;&quot;;&quot;変更あり&quot;)))">
            <text:p/>
          </table:table-cell>
          <table:table-cell table:style-name="ce2" office:value-type="string" calcext:value-type="string">
            <text:p>-</text:p>
          </table:table-cell>
          <table:table-cell table:formula="of:=IF([.J98]=&quot;&quot;;&quot;?&quot;;IF([.L98]=&quot;&quot;;&quot;新規&quot;;IF([.J98]=[.L98];&quot;&quot;;&quot;○&quot;)))" office:value-type="string" office:string-value="新規" calcext:value-type="string">
            <text:p>新規</text:p>
          </table:table-cell>
          <table:table-cell table:number-columns-repeated="1013"/>
        </table:table-row>
        <table:table-row table:style-name="ro10">
          <table:table-cell table:style-name="ce2" office:value-type="string" calcext:value-type="string">
            <text:p>Security-20</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変更を禁止する</text:p>
          </table:table-cell>
          <table:table-cell table:style-name="ce17" office:value-type="string" calcext:value-type="string">
            <text:p>1. アドオン「globalChrome.css」を導入する</text:p>
            <text:p>2. globalChrome.cssで設定を反映する</text:p>
          </table:table-cell>
          <table:table-cell table:style-name="ce2" office:value-type="string" calcext:value-type="string">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formula="of:=IF([.H99]=&quot;&quot;;&quot;?&quot;;IF([.J99]=&quot;&quot;;&quot;新規&quot;;IF([.H99]=[.J99];&quot;&quot;;&quot;変更あり&quot;)))" office:value-type="string" office:string-value="変更あり" calcext:value-type="string">
            <text:p>変更あり</text:p>
          </table:table-cell>
          <table:table-cell table:style-name="ce2" office:value-type="string" calcext:value-type="string">
            <text:p>@-moz-document url-prefix("chrome://browser/content/browser.xul") {</text:p>
            <text:p>  #identity-popup-permissions-content,</text:p>
            <text:p>  #identity-popup-securityView-body button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formula="of:=IF([.J99]=&quot;&quot;;&quot;?&quot;;IF([.L99]=&quot;&quot;;&quot;新規&quot;;IF([.J99]=[.L99];&quot;&quot;;&quot;○&quot;)))" office:value-type="string" office:string-value="新規" calcext:value-type="string">
            <text:p>新規</text:p>
          </table:table-cell>
          <table:table-cell table:number-columns-repeated="1013"/>
        </table:table-row>
        <table:table-row table:style-name="ro2">
          <table:table-cell table:style-name="ce2" office:value-type="string" calcext:value-type="string">
            <text:p>Security-21</text:p>
          </table:table-cell>
          <table:table-cell table:style-name="ce2" office:value-type="float" office:value="1" calcext:value-type="float">
            <text:p>1</text:p>
          </table:table-cell>
          <table:table-cell table:style-name="ce2" office:value-type="string" calcext:value-type="string" table:number-columns-spanned="1" table:number-rows-spanned="2">
            <text:p>セキュリティ</text:p>
          </table:table-cell>
          <table:table-cell table:style-name="ce2" office:value-type="string" calcext:value-type="string" table:number-columns-spanned="1" table:number-rows-spanned="2">
            <text:p>危険なアドオンのとプラグインのブロックの可否</text:p>
          </table:table-cell>
          <table:table-cell table:style-name="ce2" office:value-type="string" calcext:value-type="string" table:number-columns-spanned="1" table:number-rows-spanned="2">
            <text:p>-</text:p>
          </table:table-cell>
          <table:table-cell table:style-name="ce2" office:value-type="string" calcext:value-type="string">
            <text:p>ブロックする（既定）</text:p>
          </table:table-cell>
          <table:table-cell office:value-type="string" calcext:value-type="string">
            <text:p>-</text:p>
          </table:table-cell>
          <table:table-cell table:style-name="ce2" office:value-type="string" calcext:value-type="string">
            <text:p>-</text:p>
          </table:table-cell>
          <table:table-cell table:formula="of:=IF([.H100]=&quot;&quot;;&quot;?&quot;;IF([.J100]=&quot;&quot;;&quot;新規&quot;;IF([.H100]=[.J100];&quot;&quot;;&quot;変更あり&quot;)))">
            <text:p/>
          </table:table-cell>
          <table:table-cell table:style-name="ce2" office:value-type="string" calcext:value-type="string">
            <text:p>-</text:p>
          </table:table-cell>
          <table:table-cell table:formula="of:=IF([.J100]=&quot;&quot;;&quot;?&quot;;IF([.L100]=&quot;&quot;;&quot;新規&quot;;IF([.J100]=[.L100];&quot;&quot;;&quot;○&quot;)))" office:value-type="string" office:string-value="新規" calcext:value-type="string">
            <text:p>新規</text:p>
          </table:table-cell>
          <table:table-cell table:number-columns-repeated="1013"/>
        </table:table-row>
        <table:table-row table:style-name="ro21">
          <table:table-cell table:style-name="ce2" office:value-type="string" calcext:value-type="string">
            <text:p>Security-21</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ブロックしない</text:p>
          </table:table-cell>
          <table:table-cell office:value-type="string" calcext:value-type="string">
            <text:p>MCDで設定を反映する</text:p>
          </table:table-cell>
          <table:table-cell table:style-name="ce2" office:value-type="string" calcext:value-type="string">
            <text:p>lockPref("extensions.blocklist.enabled", false);</text:p>
            <text:p>lockPref("extensions.blocklist.detailsURL", "");</text:p>
            <text:p>lockPref("extensions.blocklist.itemURL", "");</text:p>
            <text:p>lockPref("extensions.blocklist.url", "");</text:p>
          </table:table-cell>
          <table:table-cell table:formula="of:=IF([.H101]=&quot;&quot;;&quot;?&quot;;IF([.J101]=&quot;&quot;;&quot;新規&quot;;IF([.H101]=[.J101];&quot;&quot;;&quot;変更あり&quot;)))">
            <text:p/>
          </table:table-cell>
          <table:table-cell table:style-name="ce2" office:value-type="string" calcext:value-type="string">
            <text:p>lockPref("extensions.blocklist.enabled", false);</text:p>
            <text:p>lockPref("extensions.blocklist.detailsURL", "");</text:p>
            <text:p>lockPref("extensions.blocklist.itemURL", "");</text:p>
            <text:p>lockPref("extensions.blocklist.url", "");</text:p>
          </table:table-cell>
          <table:table-cell table:formula="of:=IF([.J101]=&quot;&quot;;&quot;?&quot;;IF([.L101]=&quot;&quot;;&quot;新規&quot;;IF([.J101]=[.L101];&quot;&quot;;&quot;○&quot;)))" office:value-type="string" office:string-value="新規" calcext:value-type="string">
            <text:p>新規</text:p>
          </table:table-cell>
          <table:table-cell table:number-columns-repeated="1013"/>
        </table:table-row>
        <table:table-row table:style-name="ro4">
          <table:table-cell table:style-name="ce4" office:value-type="string" calcext:value-type="string">
            <text:p>Security-22（廃止）</text:p>
          </table:table-cell>
          <table:table-cell table:style-name="ce4" office:value-type="float" office:value="1" calcext:value-type="float">
            <text:p>1</text:p>
          </table:table-cell>
          <table:table-cell table:style-name="ce4" office:value-type="string" calcext:value-type="string" table:number-columns-spanned="1" table:number-rows-spanned="2">
            <text:p>セキュリティ</text:p>
          </table:table-cell>
          <table:table-cell table:style-name="ce4" office:value-type="string" calcext:value-type="string" table:number-columns-spanned="1" table:number-rows-spanned="2">
            <text:p>Webアプリケーションのインストールの可否</text:p>
          </table:table-cell>
          <table:table-cell table:style-name="ce4" office:value-type="string" calcext:value-type="string" table:number-columns-spanned="1" table:number-rows-spanned="2">
            <text:p>-</text:p>
          </table:table-cell>
          <table:table-cell table:style-name="ce4" office:value-type="string" calcext:value-type="string">
            <text:p>marketplace.firefox.comからのインストールのみ許可（既定）</text:p>
          </table:table-cell>
          <table:table-cell table:style-name="ce3" office:value-type="string" calcext:value-type="string">
            <text:p>-</text:p>
          </table:table-cell>
          <table:table-cell table:style-name="ce4" office:value-type="string" calcext:value-type="string">
            <text:p>-（Firefox 52で削除）</text:p>
          </table:table-cell>
          <table:table-cell table:formula="of:=IF([.H102]=&quot;&quot;;&quot;?&quot;;IF([.J102]=&quot;&quot;;&quot;新規&quot;;IF([.H102]=[.J102];&quot;&quot;;&quot;変更あり&quot;)))" office:value-type="string" office:string-value="変更あり" calcext:value-type="string">
            <text:p>変更あり</text:p>
          </table:table-cell>
          <table:table-cell table:style-name="ce2" office:value-type="string" calcext:value-type="string">
            <text:p>-</text:p>
          </table:table-cell>
          <table:table-cell table:formula="of:=IF([.J102]=&quot;&quot;;&quot;?&quot;;IF([.L102]=&quot;&quot;;&quot;新規&quot;;IF([.J102]=[.L102];&quot;&quot;;&quot;○&quot;)))" office:value-type="string" office:string-value="新規" calcext:value-type="string">
            <text:p>新規</text:p>
          </table:table-cell>
          <table:table-cell table:number-columns-repeated="1013"/>
        </table:table-row>
        <table:table-row table:style-name="ro2">
          <table:table-cell table:style-name="ce4" office:value-type="string" calcext:value-type="string">
            <text:p>Security-22（廃止）</text:p>
          </table:table-cell>
          <table:table-cell table:style-name="ce4" office:value-type="float" office:value="2" calcext:value-type="float">
            <text:p>2</text:p>
          </table:table-cell>
          <table:covered-table-cell table:number-columns-repeated="3" table:style-name="ce4"/>
          <table:table-cell table:style-name="ce4" office:value-type="string" calcext:value-type="string">
            <text:p>禁止する</text:p>
          </table:table-cell>
          <table:table-cell table:style-name="ce3" office:value-type="string" calcext:value-type="string">
            <text:p>MCDで設定を反映する</text:p>
          </table:table-cell>
          <table:table-cell table:style-name="ce4" office:value-type="string" calcext:value-type="string">
            <text:p>-（Firefox 52で削除）</text:p>
          </table:table-cell>
          <table:table-cell table:formula="of:=IF([.H103]=&quot;&quot;;&quot;?&quot;;IF([.J103]=&quot;&quot;;&quot;新規&quot;;IF([.H103]=[.J103];&quot;&quot;;&quot;変更あり&quot;)))" office:value-type="string" office:string-value="変更あり" calcext:value-type="string">
            <text:p>変更あり</text:p>
          </table:table-cell>
          <table:table-cell table:style-name="ce2" office:value-type="string" calcext:value-type="string">
            <text:p>lockPref("dom.mozApps.signed_apps_installable_from", ""); </text:p>
          </table:table-cell>
          <table:table-cell table:formula="of:=IF([.J103]=&quot;&quot;;&quot;?&quot;;IF([.L103]=&quot;&quot;;&quot;新規&quot;;IF([.J103]=[.L103];&quot;&quot;;&quot;○&quot;)))" office:value-type="string" office:string-value="新規" calcext:value-type="string">
            <text:p>新規</text:p>
          </table:table-cell>
          <table:table-cell table:number-columns-repeated="1013"/>
        </table:table-row>
        <table:table-row table:style-name="ro4">
          <table:table-cell table:style-name="ce2" office:value-type="string" calcext:value-type="string">
            <text:p>Security-23</text:p>
          </table:table-cell>
          <table:table-cell table:style-name="ce2" office:value-type="float" office:value="1" calcext:value-type="float">
            <text:p>1</text:p>
          </table:table-cell>
          <table:table-cell table:style-name="ce2" office:value-type="string" calcext:value-type="string" table:number-columns-spanned="1" table:number-rows-spanned="3">
            <text:p>セキュリティ</text:p>
          </table:table-cell>
          <table:table-cell table:style-name="ce2" office:value-type="string" calcext:value-type="string" table:number-columns-spanned="1" table:number-rows-spanned="3">
            <text:p>プラグインのサンドボックス内実行</text:p>
          </table:table-cell>
          <table:table-cell table:style-name="ce2" office:value-type="string" calcext:value-type="string" table:number-columns-spanned="1" table:number-rows-spanned="3">
            <text:p>-</text:p>
          </table:table-cell>
          <table:table-cell table:style-name="ce12" office:value-type="string" calcext:value-type="string">
            <text:p>サンドボックス内で実行しない（既定）</text:p>
          </table:table-cell>
          <table:table-cell office:value-type="string" calcext:value-type="string">
            <text:p>-</text:p>
          </table:table-cell>
          <table:table-cell table:style-name="ce2" office:value-type="string" calcext:value-type="string">
            <text:p>defaultPref("dom.ipc.plugins.sandbox-level.default", 0);</text:p>
            <text:p>defaultPref("dom.ipc.plugins.sandbox-level.flash", 0);</text:p>
          </table:table-cell>
          <table:table-cell table:formula="of:=IF([.H104]=&quot;&quot;;&quot;?&quot;;IF([.J104]=&quot;&quot;;&quot;新規&quot;;IF([.H104]=[.J104];&quot;&quot;;&quot;変更あり&quot;)))">
            <text:p/>
          </table:table-cell>
          <table:table-cell table:style-name="ce2" office:value-type="string" calcext:value-type="string">
            <text:p>defaultPref("dom.ipc.plugins.sandbox-level.default", 0);</text:p>
            <text:p>defaultPref("dom.ipc.plugins.sandbox-level.flash", 0);</text:p>
          </table:table-cell>
          <table:table-cell table:formula="of:=IF([.J104]=&quot;&quot;;&quot;?&quot;;IF([.L104]=&quot;&quot;;&quot;新規&quot;;IF([.J104]=[.L104];&quot;&quot;;&quot;○&quot;)))" office:value-type="string" office:string-value="新規" calcext:value-type="string">
            <text:p>新規</text:p>
          </table:table-cell>
          <table:table-cell table:number-columns-repeated="1013"/>
        </table:table-row>
        <table:table-row table:style-name="ro4">
          <table:table-cell table:style-name="ce2" office:value-type="string" calcext:value-type="string">
            <text:p>Security-23</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Flashプラグインのみサンドボックス内で実行</text:p>
          </table:table-cell>
          <table:table-cell office:value-type="string" calcext:value-type="string">
            <text:p>MCDで設定を反映する</text:p>
          </table:table-cell>
          <table:table-cell table:style-name="ce2" office:value-type="string" calcext:value-type="string">
            <text:p>lockPref("dom.ipc.plugins.sandbox-level.default", 0);</text:p>
            <text:p>lockPref("dom.ipc.plugins.sandbox-level.flash", 1);</text:p>
          </table:table-cell>
          <table:table-cell table:formula="of:=IF([.H105]=&quot;&quot;;&quot;?&quot;;IF([.J105]=&quot;&quot;;&quot;新規&quot;;IF([.H105]=[.J105];&quot;&quot;;&quot;変更あり&quot;)))">
            <text:p/>
          </table:table-cell>
          <table:table-cell table:style-name="ce2" office:value-type="string" calcext:value-type="string">
            <text:p>lockPref("dom.ipc.plugins.sandbox-level.default", 0);</text:p>
            <text:p>lockPref("dom.ipc.plugins.sandbox-level.flash", 1);</text:p>
          </table:table-cell>
          <table:table-cell table:formula="of:=IF([.J105]=&quot;&quot;;&quot;?&quot;;IF([.L105]=&quot;&quot;;&quot;新規&quot;;IF([.J105]=[.L105];&quot;&quot;;&quot;○&quot;)))" office:value-type="string" office:string-value="新規" calcext:value-type="string">
            <text:p>新規</text:p>
          </table:table-cell>
          <table:table-cell table:number-columns-repeated="1013"/>
        </table:table-row>
        <table:table-row table:style-name="ro27">
          <table:table-cell table:style-name="ce2" office:value-type="string" calcext:value-type="string">
            <text:p>Security-23</text:p>
          </table:table-cell>
          <table:table-cell table:style-name="ce2" office:value-type="float" office:value="3" calcext:value-type="float">
            <text:p>3</text:p>
          </table:table-cell>
          <table:covered-table-cell table:number-columns-repeated="3" table:style-name="ce2"/>
          <table:table-cell table:style-name="ce2" office:value-type="string" calcext:value-type="string">
            <text:p>すべてサンドボックス内で実行</text:p>
          </table:table-cell>
          <table:table-cell office:value-type="string" calcext:value-type="string">
            <text:p>MCDで設定を反映する</text:p>
          </table:table-cell>
          <table:table-cell table:style-name="ce2"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formula="of:=IF([.H106]=&quot;&quot;;&quot;?&quot;;IF([.J106]=&quot;&quot;;&quot;新規&quot;;IF([.H106]=[.J106];&quot;&quot;;&quot;変更あり&quot;)))">
            <text:p/>
          </table:table-cell>
          <table:table-cell table:style-name="ce2"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formula="of:=IF([.J106]=&quot;&quot;;&quot;?&quot;;IF([.L106]=&quot;&quot;;&quot;新規&quot;;IF([.J106]=[.L106];&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Security-24</text:p>
          </table:table-cell>
          <table:table-cell table:style-name="ce2" office:value-type="float" office:value="1" calcext:value-type="float">
            <text:p>1</text:p>
          </table:table-cell>
          <table:table-cell table:style-name="ce2" office:value-type="string" calcext:value-type="string" table:number-columns-spanned="1" table:number-rows-spanned="2">
            <text:p>セキュリティ</text:p>
          </table:table-cell>
          <table:table-cell table:style-name="ce2" office:value-type="string" calcext:value-type="string" table:number-columns-spanned="1" table:number-rows-spanned="2">
            <text:p>Flashプラグインの保護モード</text:p>
          </table:table-cell>
          <table:table-cell table:style-name="ce2" office:value-type="string" calcext:value-type="string" table:number-columns-spanned="1" table:number-rows-spanned="2">
            <text:p>-</text:p>
          </table:table-cell>
          <table:table-cell table:style-name="ce2" office:value-type="string" calcext:value-type="string">
            <text:p>使用する（既定）</text:p>
          </table:table-cell>
          <table:table-cell office:value-type="string" calcext:value-type="string">
            <text:p>-</text:p>
          </table:table-cell>
          <table:table-cell table:style-name="ce2" office:value-type="string" calcext:value-type="string">
            <text:p>-</text:p>
          </table:table-cell>
          <table:table-cell table:formula="of:=IF([.H107]=&quot;&quot;;&quot;?&quot;;IF([.J107]=&quot;&quot;;&quot;新規&quot;;IF([.H107]=[.J107];&quot;&quot;;&quot;変更あり&quot;)))">
            <text:p/>
          </table:table-cell>
          <table:table-cell table:style-name="ce2" office:value-type="string" calcext:value-type="string">
            <text:p>-</text:p>
          </table:table-cell>
          <table:table-cell table:formula="of:=IF([.J107]=&quot;&quot;;&quot;?&quot;;IF([.L107]=&quot;&quot;;&quot;新規&quot;;IF([.J107]=[.L107];&quot;&quot;;&quot;○&quot;)))" office:value-type="string" office:string-value="新規" calcext:value-type="string">
            <text:p>新規</text:p>
          </table:table-cell>
          <table:table-cell table:number-columns-repeated="1013"/>
        </table:table-row>
        <table:table-row table:style-name="ro2">
          <table:table-cell table:style-name="ce2" office:value-type="string" calcext:value-type="string">
            <text:p>Security-24</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使用しない</text:p>
          </table:table-cell>
          <table:table-cell office:value-type="string" calcext:value-type="string">
            <text:p>MCDで設定を反映する</text:p>
          </table:table-cell>
          <table:table-cell table:style-name="ce2" office:value-type="string" calcext:value-type="string">
            <text:p>lockPref("dom.ipc.plugins.flash.disable-protected-mode", true); </text:p>
          </table:table-cell>
          <table:table-cell table:formula="of:=IF([.H108]=&quot;&quot;;&quot;?&quot;;IF([.J108]=&quot;&quot;;&quot;新規&quot;;IF([.H108]=[.J108];&quot;&quot;;&quot;変更あり&quot;)))">
            <text:p/>
          </table:table-cell>
          <table:table-cell table:style-name="ce2" office:value-type="string" calcext:value-type="string">
            <text:p>lockPref("dom.ipc.plugins.flash.disable-protected-mode", true); </text:p>
          </table:table-cell>
          <table:table-cell table:formula="of:=IF([.J108]=&quot;&quot;;&quot;?&quot;;IF([.L108]=&quot;&quot;;&quot;新規&quot;;IF([.J108]=[.L108];&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Security-25</text:p>
          </table:table-cell>
          <table:table-cell table:style-name="ce2" office:value-type="float" office:value="1" calcext:value-type="float">
            <text:p>1</text:p>
          </table:table-cell>
          <table:table-cell table:style-name="ce2" office:value-type="string" calcext:value-type="string" table:number-columns-spanned="1" table:number-rows-spanned="2">
            <text:p>セキュリティ</text:p>
          </table:table-cell>
          <table:table-cell table:style-name="ce2" office:value-type="string" calcext:value-type="string" table:number-columns-spanned="1" table:number-rows-spanned="2">
            <text:p>プロトコルごとの外部Webアプリケーションへの連携</text:p>
          </table:table-cell>
          <table:table-cell table:style-name="ce2" office:value-type="string" calcext:value-type="string" table:number-columns-spanned="1" table:number-rows-spanned="2">
            <text:p>-</text:p>
          </table:table-cell>
          <table:table-cell table:style-name="ce2" office:value-type="string" calcext:value-type="string">
            <text:p>使用する（既定）</text:p>
          </table:table-cell>
          <table:table-cell table:number-columns-repeated="2" office:value-type="string" calcext:value-type="string">
            <text:p>-</text:p>
          </table:table-cell>
          <table:table-cell table:formula="of:=IF([.H109]=&quot;&quot;;&quot;?&quot;;IF([.J109]=&quot;&quot;;&quot;新規&quot;;IF([.H109]=[.J109];&quot;&quot;;&quot;変更あり&quot;)))">
            <text:p/>
          </table:table-cell>
          <table:table-cell table:style-name="ce2" office:value-type="string" calcext:value-type="string">
            <text:p>-</text:p>
          </table:table-cell>
          <table:table-cell table:formula="of:=IF([.J109]=&quot;&quot;;&quot;?&quot;;IF([.L109]=&quot;&quot;;&quot;新規&quot;;IF([.J109]=[.L109];&quot;&quot;;&quot;○&quot;)))" office:value-type="string" office:string-value="新規" calcext:value-type="string">
            <text:p>新規</text:p>
          </table:table-cell>
          <table:table-cell table:number-columns-repeated="1013"/>
        </table:table-row>
        <table:table-row table:style-name="ro28">
          <table:table-cell table:style-name="ce2" office:value-type="string" calcext:value-type="string">
            <text:p>Security-25</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使用しない</text:p>
          </table:table-cell>
          <table:table-cell office:value-type="string" calcext:value-type="string">
            <text:p>MCDで設定を反映する</text:p>
          </table:table-cell>
          <table:table-cell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 "");</text:p>
          </table:table-cell>
          <table:table-cell table:formula="of:=IF([.H110]=&quot;&quot;;&quot;?&quot;;IF([.J110]=&quot;&quot;;&quot;新規&quot;;IF([.H110]=[.J110];&quot;&quot;;&quot;変更あり&quot;)))" office:value-type="string" office:string-value="変更あり" calcext:value-type="string">
            <text:p>変更あり</text:p>
          </table:table-cell>
          <table:table-cell table:style-name="ce19" office:value-type="string" calcext:value-type="string">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text:p>
            <text:p>lockPref("gecko.handlerService.schemes.mailto.0.uriTemplate", "");</text:p>
            <text:p>lockPref("gecko.handlerService.schemes.mailto.1.uriTemplate", "");</text:p>
            <text:p>pref("gecko.handlerService.schemes.mailto.2.uriTemplate", "");</text:p>
            <text:p>pref("gecko.handlerService.schemes.mailto.3.uriTemplate", "");</text:p>
            <text:p>// カレンダー</text:p>
            <text:p>lockPref("gecko.handlerService.schemes.webcal.0.uriTemplate", "");</text:p>
            <text:p>pref("gecko.handlerService.schemes.webcal.1.uriTemplate", "");</text:p>
            <text:p>pref("gecko.handlerService.schemes.webcal.2.uriTemplate", "");</text:p>
            <text:p>pref("gecko.handlerService.schemes.webcal.3.uriTemplate", "");</text:p>
          </table:table-cell>
          <table:table-cell table:formula="of:=IF([.J110]=&quot;&quot;;&quot;?&quot;;IF([.L110]=&quot;&quot;;&quot;新規&quot;;IF([.J110]=[.L110];&quot;&quot;;&quot;○&quot;)))" office:value-type="string" office:string-value="新規" calcext:value-type="string">
            <text:p>新規</text:p>
          </table:table-cell>
          <table:table-cell table:number-columns-repeated="1013"/>
        </table:table-row>
        <table:table-row table:style-name="ro2">
          <table:table-cell table:style-name="ce2" office:value-type="string" calcext:value-type="string">
            <text:p>Security-26</text:p>
          </table:table-cell>
          <table:table-cell table:style-name="ce2" office:value-type="float" office:value="1" calcext:value-type="float">
            <text:p>1</text:p>
          </table:table-cell>
          <table:table-cell table:style-name="ce2" office:value-type="string" calcext:value-type="string" table:number-columns-spanned="1" table:number-rows-spanned="2">
            <text:p>セキュリティ</text:p>
          </table:table-cell>
          <table:table-cell table:style-name="ce2" office:value-type="string" calcext:value-type="string" table:number-columns-spanned="1" table:number-rows-spanned="2">
            <text:p>ファイルのダウンロード保護により、危険なソフトウェアのインストールをブロックする</text:p>
          </table:table-cell>
          <table:table-cell table:style-name="ce2" office:value-type="string" calcext:value-type="string" table:number-columns-spanned="1" table:number-rows-spanned="2">
            <text:p>-</text:p>
          </table:table-cell>
          <table:table-cell table:style-name="ce2" office:value-type="string" calcext:value-type="string">
            <text:p>ブロックする（既定）</text:p>
          </table:table-cell>
          <table:table-cell office:value-type="string" calcext:value-type="string">
            <text:p>-</text:p>
          </table:table-cell>
          <table:table-cell table:style-name="ce2" office:value-type="string" calcext:value-type="string">
            <text:p>-</text:p>
          </table:table-cell>
          <table:table-cell table:formula="of:=IF([.H111]=&quot;&quot;;&quot;?&quot;;IF([.J111]=&quot;&quot;;&quot;新規&quot;;IF([.H111]=[.J111];&quot;&quot;;&quot;変更あり&quot;)))" office:value-type="string" office:string-value="新規" calcext:value-type="string">
            <text:p>新規</text:p>
          </table:table-cell>
          <table:table-cell table:style-name="ce19"/>
          <table:table-cell table:number-columns-repeated="1014"/>
        </table:table-row>
        <table:table-row table:style-name="ro25">
          <table:table-cell table:style-name="ce2" office:value-type="string" calcext:value-type="string">
            <text:p>Security-26</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ブロック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2" office:value-type="string" calcext:value-type="string">
            <text:p>MCD:</text:p>
            <text:p>lockPref("browser.safebrowsing.downloads.enabled<text:span text:style-name="T6">", false);</text:span></text:p>
            <text:p/>
            <text:p><text:span text:style-name="T6">globalChrome.css:</text:span></text:p>
            <text:p><text:span text:style-name="T6">@-moz-document</text:span></text:p>
            <text:p><text:span text:style-name="T1">  url-prefix("chrome://browser/content/preferences/in-content/preferences.xul"),</text:span></text:p>
            <text:p><text:span text:style-name="T1">  url-prefix("about:preferences") {</text:span></text:p>
            <text:p><text:span text:style-name="T1">  #</text:span><text:span text:style-name="T8">blockDownloads</text:span><text:span text:style-name="T9">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formula="of:=IF([.H112]=&quot;&quot;;&quot;?&quot;;IF([.J112]=&quot;&quot;;&quot;新規&quot;;IF([.H112]=[.J112];&quot;&quot;;&quot;変更あり&quot;)))" office:value-type="string" office:string-value="新規" calcext:value-type="string">
            <text:p>新規</text:p>
          </table:table-cell>
          <table:table-cell table:style-name="ce19"/>
          <table:table-cell table:number-columns-repeated="1014"/>
        </table:table-row>
        <table:table-row table:style-name="ro3">
          <table:table-cell table:style-name="ce2" office:value-type="string" calcext:value-type="string">
            <text:p>Security-27</text:p>
          </table:table-cell>
          <table:table-cell table:style-name="ce2" office:value-type="float" office:value="1" calcext:value-type="float">
            <text:p>1</text:p>
          </table:table-cell>
          <table:table-cell table:style-name="ce2" office:value-type="string" calcext:value-type="string" table:number-columns-spanned="1" table:number-rows-spanned="2">
            <text:p>セキュリティ</text:p>
          </table:table-cell>
          <table:table-cell table:style-name="ce2" office:value-type="string" calcext:value-type="string" table:number-columns-spanned="1" table:number-rows-spanned="2">
            <text:p>ファイルのダウンロード保護により、不要なソフトウェアのインストールの可能性がある場面で警告する</text:p>
          </table:table-cell>
          <table:table-cell table:style-name="ce2" office:value-type="string" calcext:value-type="string" table:number-columns-spanned="1" table:number-rows-spanned="2">
            <text:p>-</text:p>
          </table:table-cell>
          <table:table-cell table:style-name="ce2" office:value-type="string" calcext:value-type="string">
            <text:p>警告する（既定）</text:p>
          </table:table-cell>
          <table:table-cell office:value-type="string" calcext:value-type="string">
            <text:p>-</text:p>
          </table:table-cell>
          <table:table-cell table:style-name="ce2" office:value-type="string" calcext:value-type="string">
            <text:p>-</text:p>
          </table:table-cell>
          <table:table-cell table:formula="of:=IF([.H113]=&quot;&quot;;&quot;?&quot;;IF([.J113]=&quot;&quot;;&quot;新規&quot;;IF([.H113]=[.J113];&quot;&quot;;&quot;変更あり&quot;)))" office:value-type="string" office:string-value="新規" calcext:value-type="string">
            <text:p>新規</text:p>
          </table:table-cell>
          <table:table-cell table:style-name="ce19"/>
          <table:table-cell table:number-columns-repeated="1014"/>
        </table:table-row>
        <table:table-row table:style-name="ro20">
          <table:table-cell table:style-name="ce2" office:value-type="string" calcext:value-type="string">
            <text:p>Security-27</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警告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2" office:value-type="string" calcext:value-type="string">
            <text:p>MCD:</text:p>
            <text:p>lockPref("browser.safebrowsing.downloads.remote.block_potentially_unwanted", false);</text:p>
            <text:p><text:span text:style-name="T6">lockPref("browser.safebrowsing.downloads.remote.block_uncommon", false);</text:span></text:p>
            <text:p/>
            <text:p><text:span text:style-name="T6">globalChrome.css:</text:span></text:p>
            <text:p><text:span text:style-name="T6">@-moz-document</text:span></text:p>
            <text:p><text:span text:style-name="T1">  url-prefix("chrome://browser/content/preferences/in-content/preferences.xul"),</text:span></text:p>
            <text:p><text:span text:style-name="T1">  url-prefix("about:preferences") {</text:span></text:p>
            <text:p><text:span text:style-name="T1">  #</text:span><text:span text:style-name="T8">blockUncommonUnwanted</text:span><text:span text:style-name="T9">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formula="of:=IF([.H114]=&quot;&quot;;&quot;?&quot;;IF([.J114]=&quot;&quot;;&quot;新規&quot;;IF([.H114]=[.J114];&quot;&quot;;&quot;変更あり&quot;)))" office:value-type="string" office:string-value="新規" calcext:value-type="string">
            <text:p>新規</text:p>
          </table:table-cell>
          <table:table-cell table:style-name="ce19"/>
          <table:table-cell table:number-columns-repeated="1014"/>
        </table:table-row>
        <table:table-row table:style-name="ro3">
          <table:table-cell table:style-name="ce2" office:value-type="string" calcext:value-type="string">
            <text:p>Security-28</text:p>
          </table:table-cell>
          <table:table-cell table:style-name="ce2" office:value-type="float" office:value="1" calcext:value-type="float">
            <text:p>1</text:p>
          </table:table-cell>
          <table:table-cell table:style-name="ce2" office:value-type="string" calcext:value-type="string" table:number-columns-spanned="1" table:number-rows-spanned="2">
            <text:p>セキュリティ</text:p>
          </table:table-cell>
          <table:table-cell table:style-name="ce2" office:value-type="string" calcext:value-type="string" table:number-columns-spanned="1" table:number-rows-spanned="2">
            <text:p>認証が必要なWiFiアクセスポイントを検出した時に、認証用のタブを自動的に開く</text:p>
          </table:table-cell>
          <table:table-cell table:style-name="ce2" office:value-type="string" calcext:value-type="string" table:number-columns-spanned="1" table:number-rows-spanned="2">
            <text:p>-</text:p>
          </table:table-cell>
          <table:table-cell table:style-name="ce2" office:value-type="string" calcext:value-type="string">
            <text:p>タブを開く（既定）</text:p>
          </table:table-cell>
          <table:table-cell office:value-type="string" calcext:value-type="string">
            <text:p>-</text:p>
          </table:table-cell>
          <table:table-cell table:style-name="ce2" office:value-type="string" calcext:value-type="string">
            <text:p>-</text:p>
          </table:table-cell>
          <table:table-cell table:formula="of:=IF([.H115]=&quot;&quot;;&quot;?&quot;;IF([.J115]=&quot;&quot;;&quot;新規&quot;;IF([.H115]=[.J115];&quot;&quot;;&quot;変更あり&quot;)))" office:value-type="string" office:string-value="新規" calcext:value-type="string">
            <text:p>新規</text:p>
          </table:table-cell>
          <table:table-cell table:style-name="ce19"/>
          <table:table-cell table:number-columns-repeated="1014"/>
        </table:table-row>
        <table:table-row table:style-name="ro29">
          <table:table-cell table:style-name="ce2" office:value-type="string" calcext:value-type="string">
            <text:p>Security-28</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何もしない</text:p>
          </table:table-cell>
          <table:table-cell office:value-type="string" calcext:value-type="string">
            <text:p>MCDで設定を反映する</text:p>
          </table:table-cell>
          <table:table-cell table:style-name="ce2" office:value-type="string" calcext:value-type="string">
            <text:p>lockPref("network.captive-portal-service.enabled<text:span text:style-name="T6">", false);</text:span></text:p>
          </table:table-cell>
          <table:table-cell table:formula="of:=IF([.H116]=&quot;&quot;;&quot;?&quot;;IF([.J116]=&quot;&quot;;&quot;新規&quot;;IF([.H116]=[.J116];&quot;&quot;;&quot;変更あり&quot;)))" office:value-type="string" office:string-value="新規" calcext:value-type="string">
            <text:p>新規</text:p>
          </table:table-cell>
          <table:table-cell table:style-name="ce19"/>
          <table:table-cell table:number-columns-repeated="1014"/>
        </table:table-row>
        <table:table-row table:style-name="ro3">
          <table:table-cell table:style-name="ce2" office:value-type="string" calcext:value-type="string">
            <text:p>Security-29</text:p>
          </table:table-cell>
          <table:table-cell table:style-name="ce2" office:value-type="float" office:value="1" calcext:value-type="float">
            <text:p>1</text:p>
          </table:table-cell>
          <table:table-cell table:style-name="ce2" office:value-type="string" calcext:value-type="string" table:number-columns-spanned="1" table:number-rows-spanned="2">
            <text:p>セキュリティ</text:p>
          </table:table-cell>
          <table:table-cell table:style-name="ce2" office:value-type="string" calcext:value-type="string" table:number-columns-spanned="1" table:number-rows-spanned="2">
            <text:p>SSL/TLSでないページでの「secure」属性付きCookieの読み書き</text:p>
          </table:table-cell>
          <table:table-cell table:style-name="ce2" office:value-type="string" calcext:value-type="string" table:number-columns-spanned="1" table:number-rows-spanned="2">
            <text:p>-</text:p>
          </table:table-cell>
          <table:table-cell table:style-name="ce2" office:value-type="string" calcext:value-type="string">
            <text:p>許可する</text:p>
          </table:table-cell>
          <table:table-cell office:value-type="string" calcext:value-type="string">
            <text:p>MCDで設定を反映する</text:p>
          </table:table-cell>
          <table:table-cell table:style-name="ce2" office:value-type="string" calcext:value-type="string">
            <text:p>lockPref("network.cookie.leave-secure-alone<text:span text:style-name="T6">", false);</text:span></text:p>
          </table:table-cell>
          <table:table-cell table:formula="of:=IF([.H117]=&quot;&quot;;&quot;?&quot;;IF([.J117]=&quot;&quot;;&quot;新規&quot;;IF([.H117]=[.J117];&quot;&quot;;&quot;変更あり&quot;)))" office:value-type="string" office:string-value="新規" calcext:value-type="string">
            <text:p>新規</text:p>
          </table:table-cell>
          <table:table-cell table:style-name="ce19"/>
          <table:table-cell table:number-columns-repeated="1014"/>
        </table:table-row>
        <table:table-row table:style-name="ro29">
          <table:table-cell table:style-name="ce2" office:value-type="string" calcext:value-type="string">
            <text:p>Security-29</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既定）</text:p>
          </table:table-cell>
          <table:table-cell office:value-type="string" calcext:value-type="string">
            <text:p>-</text:p>
          </table:table-cell>
          <table:table-cell table:style-name="ce2" office:value-type="string" calcext:value-type="string">
            <text:p>-</text:p>
          </table:table-cell>
          <table:table-cell table:formula="of:=IF([.H118]=&quot;&quot;;&quot;?&quot;;IF([.J118]=&quot;&quot;;&quot;新規&quot;;IF([.H118]=[.J118];&quot;&quot;;&quot;変更あり&quot;)))" office:value-type="string" office:string-value="新規" calcext:value-type="string">
            <text:p>新規</text:p>
          </table:table-cell>
          <table:table-cell table:style-name="ce19"/>
          <table:table-cell table:number-columns-repeated="1014"/>
        </table:table-row>
        <table:table-row table:style-name="ro3">
          <table:table-cell table:style-name="ce2" office:value-type="string" calcext:value-type="string">
            <text:p>Security-30</text:p>
          </table:table-cell>
          <table:table-cell table:style-name="ce2" office:value-type="float" office:value="1" calcext:value-type="float">
            <text:p>1</text:p>
          </table:table-cell>
          <table:table-cell table:style-name="ce2" office:value-type="string" calcext:value-type="string" table:number-columns-spanned="1" table:number-rows-spanned="2">
            <text:p>セキュリティ</text:p>
          </table:table-cell>
          <table:table-cell table:style-name="ce2" office:value-type="string" calcext:value-type="string" table:number-columns-spanned="1" table:number-rows-spanned="2">
            <text:p>誤ったMIME Typeが指定されたスクリプトファイルの実行</text:p>
          </table:table-cell>
          <table:table-cell table:style-name="ce2" office:value-type="string" calcext:value-type="string" table:number-columns-spanned="1" table:number-rows-spanned="2">
            <text:p>-</text:p>
          </table:table-cell>
          <table:table-cell table:style-name="ce2" office:value-type="string" calcext:value-type="string">
            <text:p>許可する</text:p>
          </table:table-cell>
          <table:table-cell office:value-type="string" calcext:value-type="string">
            <text:p>MCDで設定を反映する</text:p>
          </table:table-cell>
          <table:table-cell table:style-name="ce2" office:value-type="string" calcext:value-type="string">
            <text:p>lockPref("security.block_script_with_wrong_mime<text:span text:style-name="T6">", false);</text:span></text:p>
          </table:table-cell>
          <table:table-cell table:formula="of:=IF([.H119]=&quot;&quot;;&quot;?&quot;;IF([.J119]=&quot;&quot;;&quot;新規&quot;;IF([.H119]=[.J119];&quot;&quot;;&quot;変更あり&quot;)))" office:value-type="string" office:string-value="新規" calcext:value-type="string">
            <text:p>新規</text:p>
          </table:table-cell>
          <table:table-cell table:style-name="ce19"/>
          <table:table-cell table:number-columns-repeated="1014"/>
        </table:table-row>
        <table:table-row table:style-name="ro29">
          <table:table-cell table:style-name="ce2" office:value-type="string" calcext:value-type="string">
            <text:p>Security-30</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既定）</text:p>
          </table:table-cell>
          <table:table-cell office:value-type="string" calcext:value-type="string">
            <text:p>-</text:p>
          </table:table-cell>
          <table:table-cell table:style-name="ce2" office:value-type="string" calcext:value-type="string">
            <text:p>-</text:p>
          </table:table-cell>
          <table:table-cell table:formula="of:=IF([.H120]=&quot;&quot;;&quot;?&quot;;IF([.J120]=&quot;&quot;;&quot;新規&quot;;IF([.H120]=[.J120];&quot;&quot;;&quot;変更あり&quot;)))" office:value-type="string" office:string-value="新規" calcext:value-type="string">
            <text:p>新規</text:p>
          </table:table-cell>
          <table:table-cell table:style-name="ce19"/>
          <table:table-cell table:number-columns-repeated="1014"/>
        </table:table-row>
        <table:table-row table:style-name="ro3">
          <table:table-cell table:style-name="ce2" office:value-type="string" calcext:value-type="string">
            <text:p>Security-31</text:p>
          </table:table-cell>
          <table:table-cell office:value-type="float" office:value="1" calcext:value-type="float">
            <text:p>1</text:p>
          </table:table-cell>
          <table:table-cell table:style-name="ce2" office:value-type="string" calcext:value-type="string" table:number-columns-spanned="1" table:number-rows-spanned="2">
            <text:p>セキュリティ</text:p>
          </table:table-cell>
          <table:table-cell office:value-type="string" calcext:value-type="string" table:number-columns-spanned="1" table:number-rows-spanned="2">
            <text:p>危険なFlashコンテンツの読み込み</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MCDで設定を反映する</text:p>
          </table:table-cell>
          <table:table-cell table:style-name="ce2" office:value-type="string" calcext:value-type="string">
            <text:p>lockPref("browser.safebrowsing.blockedURIs.enabled", false);</text:p>
          </table:table-cell>
          <table:table-cell table:formula="of:=IF([.H121]=&quot;&quot;;&quot;?&quot;;IF([.J121]=&quot;&quot;;&quot;新規&quot;;IF([.H121]=[.J121];&quot;&quot;;&quot;変更あり&quot;)))" office:value-type="string" office:string-value="新規" calcext:value-type="string">
            <text:p>新規</text:p>
          </table:table-cell>
          <table:table-cell table:style-name="ce2"/>
          <table:table-cell table:number-columns-repeated="1014"/>
        </table:table-row>
        <table:table-row table:style-name="ro2">
          <table:table-cell table:style-name="ce2" office:value-type="string" calcext:value-type="string">
            <text:p>Security-31</text:p>
          </table:table-cell>
          <table:table-cell office:value-type="float" office:value="2" calcext:value-type="float">
            <text:p>2</text:p>
          </table:table-cell>
          <table:covered-table-cell table:number-columns-repeated="3"/>
          <table:table-cell office:value-type="string" calcext:value-type="string">
            <text:p>ブロックする（既定）</text:p>
          </table:table-cell>
          <table:table-cell office:value-type="string" calcext:value-type="string">
            <text:p>-</text:p>
          </table:table-cell>
          <table:table-cell table:style-name="ce2" office:value-type="string" calcext:value-type="string">
            <text:p>-</text:p>
          </table:table-cell>
          <table:table-cell table:formula="of:=IF([.H122]=&quot;&quot;;&quot;?&quot;;IF([.J122]=&quot;&quot;;&quot;新規&quot;;IF([.H122]=[.J122];&quot;&quot;;&quot;変更あり&quot;)))" office:value-type="string" office:string-value="新規" calcext:value-type="string">
            <text:p>新規</text:p>
          </table:table-cell>
          <table:table-cell table:style-name="ce2"/>
          <table:table-cell table:number-columns-repeated="1014"/>
        </table:table-row>
        <table:table-row table:style-name="ro3">
          <table:table-cell office:value-type="string" calcext:value-type="string">
            <text:p>Privacy-1</text:p>
          </table:table-cell>
          <table:table-cell office:value-type="float" office:value="1" calcext:value-type="float">
            <text:p>1</text:p>
          </table:table-cell>
          <table:table-cell office:value-type="string" calcext:value-type="string" table:number-columns-spanned="1" table:number-rows-spanned="5">
            <text:p>プライバシー</text:p>
          </table:table-cell>
          <table:table-cell office:value-type="string" calcext:value-type="string" table:number-columns-spanned="1" table:number-rows-spanned="5">
            <text:p>履歴の保存の可否</text:p>
          </table:table-cell>
          <table:table-cell office:value-type="string" calcext:value-type="string" table:number-columns-spanned="1" table:number-rows-spanned="5">
            <text:p>-</text:p>
          </table:table-cell>
          <table:table-cell office:value-type="string" calcext:value-type="string">
            <text:p>保存する（既定）</text:p>
          </table:table-cell>
          <table:table-cell office:value-type="string" calcext:value-type="string">
            <text:p>-</text:p>
          </table:table-cell>
          <table:table-cell table:style-name="ce2" office:value-type="string" calcext:value-type="string">
            <text:p>-</text:p>
          </table:table-cell>
          <table:table-cell table:formula="of:=IF([.H123]=&quot;&quot;;&quot;?&quot;;IF([.J123]=&quot;&quot;;&quot;新規&quot;;IF([.H123]=[.J123];&quot;&quot;;&quot;変更あり&quot;)))">
            <text:p/>
          </table:table-cell>
          <table:table-cell table:style-name="ce2" office:value-type="string" calcext:value-type="string">
            <text:p>-</text:p>
          </table:table-cell>
          <table:table-cell table:formula="of:=IF([.J123]=&quot;&quot;;&quot;?&quot;;IF([.L123]=&quot;&quot;;&quot;新規&quot;;IF([.J123]=[.L123];&quot;&quot;;&quot;○&quot;)))">
            <text:p/>
          </table:table-cell>
          <table:table-cell office:value-type="string" calcext:value-type="string">
            <text:p>-</text:p>
          </table:table-cell>
          <table:table-cell table:number-columns-repeated="1012"/>
        </table:table-row>
        <table:table-row table:style-name="ro30">
          <table:table-cell office:value-type="string" calcext:value-type="string">
            <text:p>Privacy-1</text:p>
          </table:table-cell>
          <table:table-cell office:value-type="float" office:value="5" calcext:value-type="float">
            <text:p>5</text:p>
          </table:table-cell>
          <table:covered-table-cell table:number-columns-repeated="3"/>
          <table:table-cell office:value-type="string" calcext:value-type="string">
            <text:p>履歴を基本的には保存し、ただし（一部項目は）終了時の消去を許可する</text:p>
          </table:table-cell>
          <table:table-cell office:value-type="string" calcext:value-type="string">
            <text:p>1. アドオン「History Prefs Modifier」を導入する（Firefox 38以前のみ。Firefox 45以降では不要）</text:p>
            <text:p>2. MCDで設定を反映する</text:p>
            <text:p>3. アドオン「globalChrome.css」を導入する</text:p>
            <text:p>4. globalChrome.cssで設定を反映する</text:p>
          </table:table-cell>
          <table:table-cell table:style-name="ce22" office:value-type="string" calcext:value-type="string">
            <text:p><text:span text:style-name="T10">MCD:</text:span></text:p>
            <text:p><text:span text:style-name="T10">lockPref("browser.privatebrowsing.autostart", false);</text:span></text:p>
            <text:p/>
            <text:p><text:span text:style-name="T10">globalChrome.css:</text:span></text:p>
            <text:p><text:span text:style-name="T10">@-moz-document</text:span></text:p>
            <text:p><text:span text:style-name="T10">  url-prefix("chrome://browser/content/preferences/in-content/preferences.xul"),</text:span></text:p>
            <text:p><text:span text:style-name="T10">  url-prefix("about:preferences") {</text:span></text:p>
            <text:p><text:span text:style-name="T10">  menuitem[value="dontremember"],</text:span></text:p>
            <text:p><text:span text:style-name="T10">  #privateBrowsingAutoStart {</text:span></text:p>
            <text:p><text:span text:style-name="T10">    visibility: collapse !important;</text:span></text:p>
            <text:p><text:span text:style-name="T10">    -moz-user-focus: ignore !important;</text:span></text:p>
            <text:p><text:span text:style-name="T10">  }</text:span></text:p>
            <text:p><text:span text:style-name="T10">}</text:span></text:p>
          </table:table-cell>
          <table:table-cell table:formula="of:=IF([.H124]=&quot;&quot;;&quot;?&quot;;IF([.J124]=&quot;&quot;;&quot;新規&quot;;IF([.H124]=[.J124];&quot;&quot;;&quot;変更あり&quot;)))" office:value-type="string" office:string-value="新規" calcext:value-type="string">
            <text:p>新規</text:p>
          </table:table-cell>
          <table:table-cell table:style-name="ce2"/>
          <table:table-cell table:number-columns-repeated="1014"/>
        </table:table-row>
        <table:table-row table:style-name="ro31">
          <table:table-cell office:value-type="string" calcext:value-type="string">
            <text:p>Privacy-1</text:p>
          </table:table-cell>
          <table:table-cell office:value-type="float" office:value="2" calcext:value-type="float">
            <text:p>2</text:p>
          </table:table-cell>
          <table:covered-table-cell table:number-columns-repeated="3"/>
          <table:table-cell office:value-type="string" calcext:value-type="string">
            <text:p>保存を強制する</text:p>
          </table:table-cell>
          <table:table-cell office:value-type="string" calcext:value-type="string">
            <text:p>1. アドオン「History Prefs Modifier」を導入する（Firefox 38以前のみ。Firefox 45以降では不要）</text:p>
            <text:p>2. MCDで設定を反映する</text:p>
            <text:p>3. アドオン「globalChrome.css」を導入する</text:p>
            <text:p>4. globalChrome.cssで設定を反映する</text:p>
          </table:table-cell>
          <table:table-cell table:style-name="ce1" office:value-type="string" calcext:value-type="string">
            <text:p>MCD:</text:p>
            <text:p>lockPref("browser.privatebrowsing.autostart", false);</text:p>
            <text:p><text:span text:style-name="T6">lockPref("privacy.sanitize.sanitizeOnShutdown", false);</text:span></text:p>
            <text:p/>
            <text:p>globalChrome.css:</text:p>
            <text:p>@-moz-document</text:p>
            <text:p>  url-prefix("chrome://browser/content/preferences/in-content/preferences.xul"),</text:p>
            <text:p>  url-prefix("about:preferences") {</text:p>
            <text:p>  <text:span text:style-name="T10">menuitem[value="dontremember"],</text:span></text:p>
            <text:p><text:span text:style-name="T10">  #privateBrowsingAutoStart</text:span> {</text:p>
            <text:p>    visibility: collapse !important;</text:p>
            <text:p>    -moz-user-focus: ignore !important;</text:p>
            <text:p>  }</text:p>
            <text:p>}</text:p>
          </table:table-cell>
          <table:table-cell table:formula="of:=IF([.H125]=&quot;&quot;;&quot;?&quot;;IF([.J125]=&quot;&quot;;&quot;新規&quot;;IF([.H125]=[.J125];&quot;&quot;;&quot;変更あり&quot;)))" office:value-type="string" office:string-value="変更あり" calcext:value-type="string">
            <text:p>変更あり</text:p>
          </table:table-cell>
          <table:table-cell table:style-name="ce1" office:value-type="string" calcext:value-type="string">
            <text:p>MCD:</text:p>
            <text:p>lockPref("browser.privatebrowsing.autostart", false);</text:p>
            <text:p><text:span text:style-name="T6">lockPref("privacy.sanitize.sanitizeOnShutdown", false);</text:span></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formula="of:=IF([.J125]=&quot;&quot;;&quot;?&quot;;IF([.L125]=&quot;&quot;;&quot;新規&quot;;IF([.J125]=[.L125];&quot;&quot;;&quot;○&quot;)))" office:value-type="string" office:string-value="○" calcext:value-type="string">
            <text:p>○</text:p>
          </table:table-cell>
          <table:table-cell office:value-type="string" calcext:value-type="string">
            <text:p>MCD:</text:p>
            <text:p>lockPref("browser.privatebrowsing.autostart", false);</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privatebrowsing.autostart", false);</text:p>
            <text:p/>
            <text:p>globalChrome.css:</text:p>
            <text:p>@-moz-document url-prefix("chrome://browser/content/preferences/preferences.xul") {</text:p>
            <text:p>  #privateBrowsingAutoStart {</text:p>
            <text:p>    visibility: collapse !important;</text:p>
            <text:p>    -moz-user-focus: ignore !important;</text:p>
            <text:p>  }</text:p>
            <text:p>}</text:p>
          </table:table-cell>
          <table:table-cell table:number-columns-repeated="1010"/>
        </table:table-row>
        <table:table-row table:style-name="ro4">
          <table:table-cell office:value-type="string" calcext:value-type="string">
            <text:p>Privacy-1</text:p>
          </table:table-cell>
          <table:table-cell office:value-type="float" office:value="3" calcext:value-type="float">
            <text:p>3</text:p>
          </table:table-cell>
          <table:covered-table-cell table:number-columns-repeated="3"/>
          <table:table-cell office:value-type="string" calcext:value-type="string">
            <text:p>一切保存しない</text:p>
          </table:table-cell>
          <table:table-cell office:value-type="string" calcext:value-type="string">
            <text:p>MCDで設定を反映する</text:p>
            <text:p>(Firefox 38以前ではアドオン「History Prefs Modifier」も導入する)</text:p>
          </table:table-cell>
          <table:table-cell table:style-name="ce2" office:value-type="string" calcext:value-type="string">
            <text:p>lockPref("browser.privatebrowsing.autostart", true);</text:p>
            <text:p><text:span text:style-name="T6">lockPref("privacy.sanitize.sanitizeOnShutdown", true);</text:span></text:p>
          </table:table-cell>
          <table:table-cell table:formula="of:=IF([.H126]=&quot;&quot;;&quot;?&quot;;IF([.J126]=&quot;&quot;;&quot;新規&quot;;IF([.H126]=[.J126];&quot;&quot;;&quot;変更あり&quot;)))">
            <text:p/>
          </table:table-cell>
          <table:table-cell table:style-name="ce2" office:value-type="string" calcext:value-type="string">
            <text:p>lockPref("browser.privatebrowsing.autostart", true);</text:p>
            <text:p><text:span text:style-name="T6">lockPref("privacy.sanitize.sanitizeOnShutdown", true);</text:span></text:p>
          </table:table-cell>
          <table:table-cell table:formula="of:=IF([.J126]=&quot;&quot;;&quot;?&quot;;IF([.L126]=&quot;&quot;;&quot;新規&quot;;IF([.J126]=[.L126];&quot;&quot;;&quot;○&quot;)))" office:value-type="string" office:string-value="○" calcext:value-type="string">
            <text:p>○</text:p>
          </table:table-cell>
          <table:table-cell office:value-type="string" calcext:value-type="string">
            <text:p>lockPref("browser.privatebrowsing.autostart", true);</text:p>
          </table:table-cell>
          <table:table-cell office:value-type="string" calcext:value-type="string">
            <text:p>変更無し</text:p>
          </table:table-cell>
          <table:table-cell office:value-type="string" calcext:value-type="string">
            <text:p>lockPref("browser.privatebrowsing.autostart", true);</text:p>
          </table:table-cell>
          <table:table-cell table:number-columns-repeated="1010"/>
        </table:table-row>
        <table:table-row table:style-name="ro32">
          <table:table-cell office:value-type="string" calcext:value-type="string">
            <text:p>Privacy-1</text:p>
          </table:table-cell>
          <table:table-cell office:value-type="float" office:value="4" calcext:value-type="float">
            <text:p>4</text:p>
          </table:table-cell>
          <table:covered-table-cell table:number-columns-repeated="3"/>
          <table:table-cell office:value-type="string" calcext:value-type="string">
            <text:p>終了時に消去する</text:p>
          </table:table-cell>
          <table:table-cell office:value-type="string" calcext:value-type="string">
            <text:p>MCDで設定を反映する</text:p>
          </table:table-cell>
          <table:table-cell table:style-name="ce2" office:value-type="string" calcext:value-type="string">
            <text:p>lockPref("privacy.sanitize.sanitizeOnShutdown", true);</text:p>
            <text:p>lockPref("privacy.clearOnShutdown.cache", true);</text:p>
            <text:p>lockPref("privacy.clearOnShutdown.cookies", true);</text:p>
            <text:p>lockPref("privacy.clearOnShutdown.downloads", true);</text:p>
            <text:p>lockPref("privacy.clearOnShutdown.formdata", true);</text:p>
            <text:p>lockPref("privacy.clearOnShutdown.history", true);</text:p>
            <text:p>lockPref("privacy.clearOnShutdown.sessions", true);</text:p>
            <text:p>lockPref("privacy.clearOnShutdown.siteSettings", true);</text:p>
          </table:table-cell>
          <table:table-cell table:formula="of:=IF([.H127]=&quot;&quot;;&quot;?&quot;;IF([.J127]=&quot;&quot;;&quot;新規&quot;;IF([.H127]=[.J127];&quot;&quot;;&quot;変更あり&quot;)))">
            <text:p/>
          </table:table-cell>
          <table:table-cell table:style-name="ce2" office:value-type="string" calcext:value-type="string">
            <text:p>lockPref("privacy.sanitize.sanitizeOnShutdown", true);</text:p>
            <text:p>lockPref("privacy.clearOnShutdown.cache", true);</text:p>
            <text:p>lockPref("privacy.clearOnShutdown.cookies", true);</text:p>
            <text:p>lockPref("privacy.clearOnShutdown.downloads", true);</text:p>
            <text:p>lockPref("privacy.clearOnShutdown.formdata", true);</text:p>
            <text:p>lockPref("privacy.clearOnShutdown.history", true);</text:p>
            <text:p>lockPref("privacy.clearOnShutdown.sessions", true);</text:p>
            <text:p>lockPref("privacy.clearOnShutdown.siteSettings", true);</text:p>
          </table:table-cell>
          <table:table-cell table:formula="of:=IF([.J127]=&quot;&quot;;&quot;?&quot;;IF([.L127]=&quot;&quot;;&quot;新規&quot;;IF([.J127]=[.L127];&quot;&quot;;&quot;○&quot;)))" office:value-type="string" office:string-value="新規" calcext:value-type="string">
            <text:p>新規</text:p>
          </table:table-cell>
          <table:table-cell table:number-columns-repeated="1013"/>
        </table:table-row>
        <table:table-row table:style-name="ro6">
          <table:table-cell office:value-type="string" calcext:value-type="string">
            <text:p>Privacy-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フォームの入力履歴の保存の可否</text:p>
            <text:p>（Webページ上のフォーム要素、およびWeb検索バーのオートコンプリート機能の無効化）</text:p>
          </table:table-cell>
          <table:table-cell office:value-type="string" calcext:value-type="string" table:number-columns-spanned="1" table:number-rows-spanned="2">
            <text:p>-</text:p>
          </table:table-cell>
          <table:table-cell office:value-type="string" calcext:value-type="string">
            <text:p>保存する（既定）</text:p>
          </table:table-cell>
          <table:table-cell office:value-type="string" calcext:value-type="string">
            <text:p>-</text:p>
          </table:table-cell>
          <table:table-cell table:style-name="ce2" office:value-type="string" calcext:value-type="string">
            <text:p>-</text:p>
          </table:table-cell>
          <table:table-cell table:formula="of:=IF([.H128]=&quot;&quot;;&quot;?&quot;;IF([.J128]=&quot;&quot;;&quot;新規&quot;;IF([.H128]=[.J128];&quot;&quot;;&quot;変更あり&quot;)))">
            <text:p/>
          </table:table-cell>
          <table:table-cell table:style-name="ce2" office:value-type="string" calcext:value-type="string">
            <text:p>-</text:p>
          </table:table-cell>
          <table:table-cell table:formula="of:=IF([.J128]=&quot;&quot;;&quot;?&quot;;IF([.L128]=&quot;&quot;;&quot;新規&quot;;IF([.J128]=[.L128];&quot;&quot;;&quot;○&quot;)))" office:value-type="string" office:string-value="○" calcext:value-type="string">
            <text:p>○</text:p>
          </table:table-cell>
          <table:table-cell office:value-type="string" calcext:value-type="string">
            <text:p>lockPref("browser.formfill.enable", true);</text:p>
          </table:table-cell>
          <table:table-cell office:value-type="string" calcext:value-type="string">
            <text:p>変更無し</text:p>
          </table:table-cell>
          <table:table-cell office:value-type="string" calcext:value-type="string">
            <text:p>lockPref("browser.formfill.enable", true);</text:p>
          </table:table-cell>
          <table:table-cell table:number-columns-repeated="1010"/>
        </table:table-row>
        <table:table-row table:style-name="ro33">
          <table:table-cell office:value-type="string" calcext:value-type="string">
            <text:p>Privacy-2</text:p>
          </table:table-cell>
          <table:table-cell office:value-type="float" office:value="2" calcext:value-type="float">
            <text:p>2</text:p>
          </table:table-cell>
          <table:covered-table-cell table:number-columns-repeated="3"/>
          <table:table-cell office:value-type="string" calcext:value-type="string">
            <text:p>保存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formfill.enable", false);</text:p>
            <text:p/>
            <text:p><text:span text:style-name="T4">※MCDの設定によって設定画面のチェックボックスは無効になるが、フォーム要素自体を非表示にする場合は以下の設定を行う。</text:span></text:p>
            <text:p/>
            <text:p>globalChrome.css:</text:p>
            <text:p>@-moz-document</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formula="of:=IF([.H129]=&quot;&quot;;&quot;?&quot;;IF([.J129]=&quot;&quot;;&quot;新規&quot;;IF([.H129]=[.J129];&quot;&quot;;&quot;変更あり&quot;)))" office:value-type="string" office:string-value="変更あり" calcext:value-type="string">
            <text:p>変更あり</text:p>
          </table:table-cell>
          <table:table-cell table:style-name="ce1" office:value-type="string" calcext:value-type="string">
            <text:p>MCD:</text:p>
            <text:p>lockPref("browser.formfill.enable", false);</text:p>
            <text:p/>
            <text:p><text:span text:style-name="T4">※MCDの設定によって設定画面のチェックボックスは無効になるが、フォーム要素自体を非表示にする場合は以下の設定を行う。</text:span></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formula="of:=IF([.J129]=&quot;&quot;;&quot;?&quot;;IF([.L129]=&quot;&quot;;&quot;新規&quot;;IF([.J129]=[.L129];&quot;&quot;;&quot;○&quot;)))" office:value-type="string" office:string-value="○" calcext:value-type="string">
            <text:p>○</text:p>
          </table:table-cell>
          <table:table-cell office:value-type="string" calcext:value-type="string">
            <text:p>MCD:</text:p>
            <text:p>lockPref("browser.formfill.enable", false);</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formfill.enable", false);</text:p>
            <text:p/>
            <text:p>globalChrome.css:</text:p>
            <text:p>@-moz-document url-prefix("chrome://browser/content/preferences/preferences.xul") {</text:p>
            <text:p>  #rememberForms {</text:p>
            <text:p>    visibility: collapse !important;</text:p>
            <text:p>    -moz-user-focus: ignore !important;</text:p>
            <text:p>  }</text:p>
            <text:p>}</text:p>
          </table:table-cell>
          <table:table-cell table:number-columns-repeated="1010"/>
        </table:table-row>
        <table:table-row table:style-name="ro6">
          <table:table-cell office:value-type="string" calcext:value-type="string">
            <text:p>Privacy-3</text:p>
          </table:table-cell>
          <table:table-cell office:value-type="float" office:value="1" calcext:value-type="float">
            <text:p>1</text:p>
          </table:table-cell>
          <table:table-cell office:value-type="string" calcext:value-type="string" table:number-columns-spanned="1" table:number-rows-spanned="3">
            <text:p>プライバシー</text:p>
          </table:table-cell>
          <table:table-cell office:value-type="string" calcext:value-type="string" table:number-columns-spanned="1" table:number-rows-spanned="3">
            <text:p>ダウンロード履歴の保存の可否</text:p>
          </table:table-cell>
          <table:table-cell office:value-type="string" calcext:value-type="string" table:number-columns-spanned="1" table:number-rows-spanned="3">
            <text:p>-</text:p>
          </table:table-cell>
          <table:table-cell office:value-type="string" calcext:value-type="string">
            <text:p>永続的に保存する（既定）</text:p>
          </table:table-cell>
          <table:table-cell office:value-type="string" calcext:value-type="string">
            <text:p>-</text:p>
          </table:table-cell>
          <table:table-cell table:style-name="ce2" office:value-type="string" calcext:value-type="string">
            <text:p>-</text:p>
          </table:table-cell>
          <table:table-cell table:formula="of:=IF([.H130]=&quot;&quot;;&quot;?&quot;;IF([.J130]=&quot;&quot;;&quot;新規&quot;;IF([.H130]=[.J130];&quot;&quot;;&quot;変更あり&quot;)))">
            <text:p/>
          </table:table-cell>
          <table:table-cell table:style-name="ce2" office:value-type="string" calcext:value-type="string">
            <text:p>-</text:p>
          </table:table-cell>
          <table:table-cell table:formula="of:=IF([.J130]=&quot;&quot;;&quot;?&quot;;IF([.L130]=&quot;&quot;;&quot;新規&quot;;IF([.J130]=[.L130];&quot;&quot;;&quot;○&quot;)))">
            <text:p/>
          </table:table-cell>
          <table:table-cell office:value-type="string" calcext:value-type="string">
            <text:p>-</text:p>
          </table:table-cell>
          <table:table-cell office:value-type="string" calcext:value-type="string">
            <text:p>廃止</text:p>
          </table:table-cell>
          <table:table-cell office:value-type="string" calcext:value-type="string">
            <text:p>lockPref("browser.download.manager.retention", 2);</text:p>
          </table:table-cell>
          <table:table-cell table:number-columns-repeated="1010"/>
        </table:table-row>
        <table:table-row table:style-name="ro34">
          <table:table-cell office:value-type="string" calcext:value-type="string">
            <text:p>Privacy-3</text:p>
          </table:table-cell>
          <table:table-cell office:value-type="float" office:value="2" calcext:value-type="float">
            <text:p>2</text:p>
          </table:table-cell>
          <table:covered-table-cell table:number-columns-repeated="3"/>
          <table:table-cell office:value-type="string" calcext:value-type="string">
            <text:p>終了するまで保存する</text:p>
          </table:table-cell>
          <table:table-cell office:value-type="string" calcext:value-type="string">
            <text:p>MCDで設定を反映する</text:p>
          </table:table-cell>
          <table:table-cell table:style-name="ce2"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formula="of:=IF([.H131]=&quot;&quot;;&quot;?&quot;;IF([.J131]=&quot;&quot;;&quot;新規&quot;;IF([.H131]=[.J131];&quot;&quot;;&quot;変更あり&quot;)))">
            <text:p/>
          </table:table-cell>
          <table:table-cell table:style-name="ce2"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formula="of:=IF([.J131]=&quot;&quot;;&quot;?&quot;;IF([.L131]=&quot;&quot;;&quot;新規&quot;;IF([.J131]=[.L131];&quot;&quot;;&quot;○&quot;)))">
            <text:p/>
          </table:table-cell>
          <table:table-cell table:style-name="ce2"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office:value-type="string" calcext:value-type="string">
            <text:p>廃止</text:p>
          </table:table-cell>
          <table:table-cell office:value-type="string" calcext:value-type="string">
            <text:p>lockPref("browser.download.manager.retention", 1);</text:p>
          </table:table-cell>
          <table:table-cell table:number-columns-repeated="1010"/>
        </table:table-row>
        <table:table-row table:style-name="ro35">
          <table:table-cell table:style-name="ce3" office:value-type="string" calcext:value-type="string">
            <text:p>Privacy-3</text:p>
          </table:table-cell>
          <table:table-cell table:style-name="ce3" office:value-type="string" calcext:value-type="string">
            <text:p>3（廃止）</text:p>
          </table:table-cell>
          <table:covered-table-cell table:number-columns-repeated="3"/>
          <table:table-cell table:style-name="ce3" office:value-type="string" calcext:value-type="string">
            <text:p>保存しない</text:p>
          </table:table-cell>
          <table:table-cell table:style-name="ce3" office:value-type="string" calcext:value-type="string">
            <text:p>1. MCDで設定を反映する</text:p>
            <text:p>2. アドオン「globalChrome.css」を導入する</text:p>
            <text:p>3. globalChrome.cssで設定を反映する</text:p>
          </table:table-cell>
          <table:table-cell table:style-name="ce3" office:value-type="string" calcext:value-type="string">
            <text:p>Firefox 31の時点で廃止</text:p>
          </table:table-cell>
          <table:table-cell table:formula="of:=IF([.H132]=&quot;&quot;;&quot;?&quot;;IF([.J132]=&quot;&quot;;&quot;新規&quot;;IF([.H132]=[.J132];&quot;&quot;;&quot;変更あり&quot;)))">
            <text:p/>
          </table:table-cell>
          <table:table-cell table:style-name="ce3" office:value-type="string" calcext:value-type="string">
            <text:p>Firefox 31の時点で廃止</text:p>
          </table:table-cell>
          <table:table-cell table:formula="of:=IF([.J132]=&quot;&quot;;&quot;?&quot;;IF([.L132]=&quot;&quot;;&quot;新規&quot;;IF([.J132]=[.L132];&quot;&quot;;&quot;○&quot;)))">
            <text:p/>
          </table:table-cell>
          <table:table-cell table:style-name="ce3" office:value-type="string" calcext:value-type="string">
            <text:p>Firefox 31の時点で廃止</text:p>
          </table:table-cell>
          <table:table-cell office:value-type="string" calcext:value-type="string">
            <text:p>廃止（通常の閲覧履歴と併せて保存しないようにする設定で代替）</text:p>
            <text:p/>
            <text:p>MCD:</text:p>
            <text:p>lockPref("places.history.enabled", false);</text:p>
          </table:table-cell>
          <table:table-cell office:value-type="string" calcext:value-type="string">
            <text:p>MCD:</text:p>
            <text:p>lockPref("browser.download.manager.retention", 0);</text:p>
            <text:p/>
            <text:p>globalChrome.css:</text:p>
            <text:p>@-moz-document url-prefix("chrome://browser/content/preferences/preferences.xul") {</text:p>
            <text:p>  #rememberDownloads {</text:p>
            <text:p>    visibility: collapse !important;</text:p>
            <text:p>    -moz-user-focus: ignore !important;</text:p>
            <text:p>  }</text:p>
            <text:p>}</text:p>
          </table:table-cell>
          <table:table-cell table:number-columns-repeated="1010"/>
        </table:table-row>
        <table:table-row table:style-name="ro6">
          <table:table-cell office:value-type="string" calcext:value-type="string">
            <text:p>Privacy-4</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ロケーションバーの入力履歴の表示の可否</text:p>
          </table:table-cell>
          <table:table-cell office:value-type="string" calcext:value-type="string" table:number-columns-spanned="1" table:number-rows-spanned="2">
            <text:p>-</text:p>
          </table:table-cell>
          <table:table-cell office:value-type="string" calcext:value-type="string">
            <text:p>表示する（既定）</text:p>
          </table:table-cell>
          <table:table-cell office:value-type="string" calcext:value-type="string">
            <text:p>-</text:p>
          </table:table-cell>
          <table:table-cell table:style-name="ce2" office:value-type="string" calcext:value-type="string">
            <text:p>-</text:p>
          </table:table-cell>
          <table:table-cell table:formula="of:=IF([.H133]=&quot;&quot;;&quot;?&quot;;IF([.J133]=&quot;&quot;;&quot;新規&quot;;IF([.H133]=[.J133];&quot;&quot;;&quot;変更あり&quot;)))">
            <text:p/>
          </table:table-cell>
          <table:table-cell table:style-name="ce2" office:value-type="string" calcext:value-type="string">
            <text:p>-</text:p>
          </table:table-cell>
          <table:table-cell table:formula="of:=IF([.J133]=&quot;&quot;;&quot;?&quot;;IF([.L133]=&quot;&quot;;&quot;新規&quot;;IF([.J133]=[.L133];&quot;&quot;;&quot;○&quot;)))" office:value-type="string" office:string-value="○" calcext:value-type="string">
            <text:p>○</text:p>
          </table:table-cell>
          <table:table-cell office:value-type="string" calcext:value-type="string">
            <text:p>lockPref("browser.urlbar.autocomplete.enabled", true);</text:p>
          </table:table-cell>
          <table:table-cell office:value-type="string" calcext:value-type="string">
            <text:p>変更無し</text:p>
          </table:table-cell>
          <table:table-cell office:value-type="string" calcext:value-type="string">
            <text:p>lockPref("browser.urlbar.autocomplete.enabled", true);</text:p>
          </table:table-cell>
          <table:table-cell table:number-columns-repeated="1010"/>
        </table:table-row>
        <table:table-row table:style-name="ro36">
          <table:table-cell office:value-type="string" calcext:value-type="string">
            <text:p>Privacy-4</text:p>
          </table:table-cell>
          <table:table-cell office:value-type="float" office:value="2" calcext:value-type="float">
            <text:p>2</text:p>
          </table:table-cell>
          <table:covered-table-cell table:number-columns-repeated="3"/>
          <table:table-cell office:value-type="string" calcext:value-type="string">
            <text:p>表示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formula="of:=IF([.H134]=&quot;&quot;;&quot;?&quot;;IF([.J134]=&quot;&quot;;&quot;新規&quot;;IF([.H134]=[.J134];&quot;&quot;;&quot;変更あり&quot;)))" office:value-type="string" office:string-value="変更あり" calcext:value-type="string">
            <text:p>変更あり</text:p>
          </table:table-cell>
          <table:table-cell table:style-name="ce1"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formula="of:=IF([.J134]=&quot;&quot;;&quot;?&quot;;IF([.L134]=&quot;&quot;;&quot;新規&quot;;IF([.J134]=[.L134];&quot;&quot;;&quot;○&quot;)))" office:value-type="string" office:string-value="○" calcext:value-type="string">
            <text:p>○</text:p>
          </table:table-cell>
          <table:table-cell office:value-type="string" calcext:value-type="string">
            <text:p>MCD:</text:p>
            <text:p>lockPref("browser.urlbar.autocomplete.enabled", false);</text:p>
            <text:p>lockPref("browser.urlbar.maxRichResults", -1);</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urlbar.autocomplete.enabled", false);</text:p>
            <text:p>lockPref("browser.urlbar.maxRichResults", -1);</text:p>
            <text:p/>
            <text:p>globalChrome.css:</text:p>
            <text:p>@-moz-document url-prefix("chrome://browser/content/preferences/preferences.xul") {</text:p>
            <text:p>  #locationBarGroup {</text:p>
            <text:p>    visibility: collapse !important;</text:p>
            <text:p>    -moz-user-focus: ignore !important;</text:p>
            <text:p>  }</text:p>
            <text:p>}</text:p>
          </table:table-cell>
          <table:table-cell table:number-columns-repeated="1010"/>
        </table:table-row>
        <table:table-row table:style-name="ro6">
          <table:table-cell office:value-type="string" calcext:value-type="string">
            <text:p>Privacy-5</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パスワードの保存の可否</text:p>
          </table:table-cell>
          <table:table-cell office:value-type="string" calcext:value-type="string" table:number-columns-spanned="1" table:number-rows-spanned="2">
            <text:p>○</text:p>
          </table:table-cell>
          <table:table-cell office:value-type="string" calcext:value-type="string">
            <text:p>確認の上で保存する（既定）</text:p>
          </table:table-cell>
          <table:table-cell office:value-type="string" calcext:value-type="string">
            <text:p>-</text:p>
          </table:table-cell>
          <table:table-cell table:style-name="ce2" office:value-type="string" calcext:value-type="string">
            <text:p>-</text:p>
          </table:table-cell>
          <table:table-cell table:formula="of:=IF([.H135]=&quot;&quot;;&quot;?&quot;;IF([.J135]=&quot;&quot;;&quot;新規&quot;;IF([.H135]=[.J135];&quot;&quot;;&quot;変更あり&quot;)))">
            <text:p/>
          </table:table-cell>
          <table:table-cell table:style-name="ce2" office:value-type="string" calcext:value-type="string">
            <text:p>-</text:p>
          </table:table-cell>
          <table:table-cell table:formula="of:=IF([.J135]=&quot;&quot;;&quot;?&quot;;IF([.L135]=&quot;&quot;;&quot;新規&quot;;IF([.J135]=[.L135];&quot;&quot;;&quot;○&quot;)))" office:value-type="string" office:string-value="○" calcext:value-type="string">
            <text:p>○</text:p>
          </table:table-cell>
          <table:table-cell office:value-type="string" calcext:value-type="string">
            <text:p>lockPref("signon.rememberSignons", true);</text:p>
          </table:table-cell>
          <table:table-cell office:value-type="string" calcext:value-type="string">
            <text:p>変更無し</text:p>
          </table:table-cell>
          <table:table-cell office:value-type="string" calcext:value-type="string">
            <text:p>lockPref("signon.rememberSignons", true);</text:p>
          </table:table-cell>
          <table:table-cell table:number-columns-repeated="1010"/>
        </table:table-row>
        <table:table-row table:style-name="ro37">
          <table:table-cell office:value-type="string" calcext:value-type="string">
            <text:p>Privacy-5</text:p>
          </table:table-cell>
          <table:table-cell office:value-type="float" office:value="2" calcext:value-type="float">
            <text:p>2</text:p>
          </table:table-cell>
          <table:covered-table-cell table:number-columns-repeated="3"/>
          <table:table-cell office:value-type="string" calcext:value-type="string">
            <text:p>保存せず、マスターパスワードも使用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20" office:value-type="string" calcext:value-type="string">
            <text:p><text:span text:style-name="T3">MCD:</text:span></text:p>
            <text:p><text:span text:style-name="T3">lockPref("signon.rememberSignons", false);</text:span></text:p>
            <text:p><text:span text:style-name="T7">lockPref("signon.autofillForms", false);</text:span></text:p>
            <text:p/>
            <text:p><text:span text:style-name="T3">globalChrome.css:</text:span></text:p>
            <text:p><text:span text:style-name="T3">/* パスワード保存の設定UIを隠す */</text:span></text:p>
            <text:p><text:span text:style-name="T3">@-moz-document</text:span></text:p>
            <text:p><text:span text:style-name="T3">  url-prefix("chrome://browser/content/preferences/in-content/preferences.xul"),</text:span></text:p>
            <text:p><text:span text:style-name="T3">  url-prefix("about:preferences") {</text:span></text:p>
            <text:p><text:span text:style-name="T3">  #passwordsGroup {</text:span></text:p>
            <text:p><text:span text:style-name="T3">    visibility: collapse !important;</text:span></text:p>
            <text:p><text:span text:style-name="T3">    -moz-user-focus: ignore !important;</text:span></text:p>
            <text:p><text:span text:style-name="T3">  }</text:span></text:p>
            <text:p><text:span text:style-name="T3">}</text:span></text:p>
            <text:p><text:span text:style-name="T3">/* パスワードマネージャのUIを隠す */</text:span></text:p>
            <text:p><text:span text:style-name="T3">@-moz-document url-prefix("chrome://passwordmgr/content/passwordManager.xul") {</text:span></text:p>
            <text:p><text:span text:style-name="T3">  :root &gt; * { display: none !important; }</text:span></text:p>
            <text:p><text:span text:style-name="T3">  #signonsTree,</text:span></text:p>
            <text:p><text:span text:style-name="T3">  #removeSignon,</text:span></text:p>
            <text:p><text:span text:style-name="T3">  #removeAllSignons,</text:span></text:p>
            <text:p><text:span text:style-name="T3">  #togglePasswords {</text:span></text:p>
            <text:p><text:span text:style-name="T3">    display: none !important;</text:span></text:p>
            <text:p><text:span text:style-name="T3">    -moz-user-focus: disabled !important;</text:span></text:p>
            <text:p><text:span text:style-name="T3">  }</text:span></text:p>
            <text:p><text:span text:style-name="T3">}</text:span></text:p>
            <text:p><text:span text:style-name="T3">@-moz-document url-prefix("chrome://passwordmgr/content/passwordManagerExceptions.xul") {</text:span></text:p>
            <text:p><text:span text:style-name="T3">  :root &gt; * { display: none !important; }</text:span></text:p>
            <text:p><text:span text:style-name="T3">  #rejectsTree,</text:span></text:p>
            <text:p><text:span text:style-name="T3">  #removeReject,</text:span></text:p>
            <text:p><text:span text:style-name="T3">  #removeAllRejects {</text:span></text:p>
            <text:p><text:span text:style-name="T3">    display: none !important;</text:span></text:p>
            <text:p><text:span text:style-name="T3">    -moz-user-focus: disabled !important;</text:span></text:p>
            <text:p><text:span text:style-name="T3">  }</text:span></text:p>
            <text:p><text:span text:style-name="T3">}</text:span></text:p>
            <text:p><text:span text:style-name="T3">/* マスターパスワード関連の設定UIを隠す */</text:span></text:p>
            <text:p><text:span text:style-name="T3">@-moz-document url-prefix("chrome://mozapps/content/preferences/changemp.xul") {</text:span></text:p>
            <text:p><text:span text:style-name="T3">  :root &gt; * { display: none !important; }</text:span></text:p>
            <text:p><text:span text:style-name="T3">  #pw1,</text:span></text:p>
            <text:p><text:span text:style-name="T3">  #pw2,</text:span></text:p>
            <text:p><text:span text:style-name="T3">  #pwmeter {</text:span></text:p>
            <text:p><text:span text:style-name="T3">    display: none !important;</text:span></text:p>
            <text:p><text:span text:style-name="T3">    -moz-user-focus: disabled !important;</text:span></text:p>
            <text:p><text:span text:style-name="T3">  }</text:span></text:p>
            <text:p><text:span text:style-name="T3">}</text:span></text:p>
            <text:p><text:span text:style-name="T3">/* Hide context menu item */</text:span></text:p>
            <text:p><text:span text:style-name="T3">@-moz-document url-prefix("chrome://browser/content/browser.xul") {</text:span></text:p>
            <text:p><text:span text:style-name="T3">  #fill-login {</text:span></text:p>
            <text:p><text:span text:style-name="T3">    display: none !important;</text:span></text:p>
            <text:p><text:span text:style-name="T3">    -moz-user-focus: disabled !important;</text:span></text:p>
            <text:p><text:span text:style-name="T3">  }</text:span></text:p>
            <text:p><text:span text:style-name="T3">}</text:span></text:p>
          </table:table-cell>
          <table:table-cell table:formula="of:=IF([.H136]=&quot;&quot;;&quot;?&quot;;IF([.J136]=&quot;&quot;;&quot;新規&quot;;IF([.H136]=[.J136];&quot;&quot;;&quot;変更あり&quot;)))" office:value-type="string" office:string-value="変更あり" calcext:value-type="string">
            <text:p>変更あり</text:p>
          </table:table-cell>
          <table:table-cell table:style-name="ce20" office:value-type="string" calcext:value-type="string">
            <text:p><text:span text:style-name="T3">MCD:</text:span></text:p>
            <text:p><text:span text:style-name="T3">lockPref("signon.rememberSignons", false);</text:span></text:p>
            <text:p><text:span text:style-name="T7">lockPref("signon.autofillForms", false);</text:span></text:p>
            <text:p/>
            <text:p><text:span text:style-name="T3">globalChrome.css:</text:span></text:p>
            <text:p><text:span text:style-name="T3">/* パスワード保存の設定UIを隠す */</text:span></text:p>
            <text:p><text:span text:style-name="T3">@-moz-document</text:span></text:p>
            <text:p><text:span text:style-name="T3">  url-prefix("chrome://browser/content/preferences/preferences.xul"),</text:span></text:p>
            <text:p><text:span text:style-name="T3">  url-prefix("chrome://browser/content/preferences/in-content/preferences.xul"),</text:span></text:p>
            <text:p><text:span text:style-name="T3">  url-prefix("about:preferences") {</text:span></text:p>
            <text:p><text:span text:style-name="T3">  #passwordsGroup {</text:span></text:p>
            <text:p><text:span text:style-name="T3">    visibility: collapse !important;</text:span></text:p>
            <text:p><text:span text:style-name="T3">    -moz-user-focus: ignore !important;</text:span></text:p>
            <text:p><text:span text:style-name="T3">  }</text:span></text:p>
            <text:p><text:span text:style-name="T3">}</text:span></text:p>
            <text:p><text:span text:style-name="T3">/* パスワードマネージャのUIを隠す */</text:span></text:p>
            <text:p><text:span text:style-name="T3">@-moz-document url-prefix("chrome://passwordmgr/content/passwordManager.xul") {</text:span></text:p>
            <text:p><text:span text:style-name="T3">  :root &gt; * { display: none !important; }</text:span></text:p>
            <text:p><text:span text:style-name="T3">  #signonsTree,</text:span></text:p>
            <text:p><text:span text:style-name="T3">  #removeSignon,</text:span></text:p>
            <text:p><text:span text:style-name="T3">  #removeAllSignons,</text:span></text:p>
            <text:p><text:span text:style-name="T3">  #togglePasswords {</text:span></text:p>
            <text:p><text:span text:style-name="T3">    display: none !important;</text:span></text:p>
            <text:p><text:span text:style-name="T3">    -moz-user-focus: disabled !important;</text:span></text:p>
            <text:p><text:span text:style-name="T3">  }</text:span></text:p>
            <text:p><text:span text:style-name="T3">}</text:span></text:p>
            <text:p><text:span text:style-name="T3">@-moz-document url-prefix("chrome://passwordmgr/content/passwordManagerExceptions.xul") {</text:span></text:p>
            <text:p><text:span text:style-name="T3">  :root &gt; * { display: none !important; }</text:span></text:p>
            <text:p><text:span text:style-name="T3">  #rejectsTree,</text:span></text:p>
            <text:p><text:span text:style-name="T3">  #removeReject,</text:span></text:p>
            <text:p><text:span text:style-name="T3">  #removeAllRejects {</text:span></text:p>
            <text:p><text:span text:style-name="T3">    display: none !important;</text:span></text:p>
            <text:p><text:span text:style-name="T3">    -moz-user-focus: disabled !important;</text:span></text:p>
            <text:p><text:span text:style-name="T3">  }</text:span></text:p>
            <text:p><text:span text:style-name="T3">}</text:span></text:p>
            <text:p><text:span text:style-name="T3">/* マスターパスワード関連の設定UIを隠す */</text:span></text:p>
            <text:p><text:span text:style-name="T3">@-moz-document url-prefix("chrome://mozapps/content/preferences/changemp.xul") {</text:span></text:p>
            <text:p><text:span text:style-name="T3">  :root &gt; * { display: none !important; }</text:span></text:p>
            <text:p><text:span text:style-name="T3">  #pw1,</text:span></text:p>
            <text:p><text:span text:style-name="T3">  #pw2,</text:span></text:p>
            <text:p><text:span text:style-name="T3">  #pwmeter {</text:span></text:p>
            <text:p><text:span text:style-name="T3">    display: none !important;</text:span></text:p>
            <text:p><text:span text:style-name="T3">    -moz-user-focus: disabled !important;</text:span></text:p>
            <text:p><text:span text:style-name="T3">  }</text:span></text:p>
            <text:p><text:span text:style-name="T3">}</text:span></text:p>
            <text:p><text:span text:style-name="T3">/* Hide context menu item */</text:span></text:p>
            <text:p><text:span text:style-name="T3">@-moz-document url-prefix("chrome://browser/content/browser.xul") {</text:span></text:p>
            <text:p><text:span text:style-name="T3">  #fill-login {</text:span></text:p>
            <text:p><text:span text:style-name="T3">    display: none !important;</text:span></text:p>
            <text:p><text:span text:style-name="T3">    -moz-user-focus: disabled !important;</text:span></text:p>
            <text:p><text:span text:style-name="T3">  }</text:span></text:p>
            <text:p><text:span text:style-name="T3">}</text:span></text:p>
          </table:table-cell>
          <table:table-cell table:formula="of:=IF([.J136]=&quot;&quot;;&quot;?&quot;;IF([.L136]=&quot;&quot;;&quot;新規&quot;;IF([.J136]=[.L136];&quot;&quot;;&quot;○&quot;)))" office:value-type="string" office:string-value="○" calcext:value-type="string">
            <text:p>○</text:p>
          </table:table-cell>
          <table:table-cell office:value-type="string" calcext:value-type="string">
            <text:p>MCD:</text:p>
            <text:p>lockPref("signon.rememberSignons", false);</text:p>
            <text:p/>
            <text:p>globalChrome.css:</text:p>
            <text:p>/* パスワード保存の設定UIを隠す */</text:p>
            <text:p>@-moz-document</text:p>
            <text:p>  url-prefix("chrome://browser/content/preferences/preferences.xul"),</text:p>
            <text:p>  url-prefix("chrome://browser/content/preferences/in-content/preferences.xul"),</text:p>
            <text:p>  url-prefix("about:preferences")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office:value-type="string" calcext:value-type="string">
            <text:p>MCD:</text:p>
            <text:p>lockPref("signon.rememberSignons", false);</text:p>
            <text:p/>
            <text:p>globalChrome.css:</text:p>
            <text:p>/* パスワード保存の設定UIを隠す */</text:p>
            <text:p>@-moz-document url-prefix("chrome://browser/content/preferences/preferences.xul")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office:value-type="string" calcext:value-type="string">
            <text:p>MCD:</text:p>
            <text:p>lockPref("signon.rememberSignons", false);</text:p>
            <text:p/>
            <text:p>globalChrome.css:</text:p>
            <text:p>/* パスワード保存の設定UIを隠す */</text:p>
            <text:p>@-moz-document url-prefix("chrome://browser/content/preferences/preferences.xul") {</text:p>
            <text:p>  #savePasswordsBox {</text:p>
            <text:p>    visibility: collapse !important;</text:p>
            <text:p>    -moz-user-focus: ignore !important;</text:p>
            <text:p>  }</text:p>
            <text:p>}</text:p>
            <text:p>/* パスワードマネージャのUIを隠す */</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number-columns-repeated="1010"/>
        </table:table-row>
        <table:table-row table:style-name="ro6">
          <table:table-cell office:value-type="string" calcext:value-type="string">
            <text:p>Privacy-6</text:p>
          </table:table-cell>
          <table:table-cell office:value-type="float" office:value="1" calcext:value-type="float">
            <text:p>1</text:p>
          </table:table-cell>
          <table:table-cell office:value-type="string" calcext:value-type="string" table:number-columns-spanned="1" table:number-rows-spanned="4">
            <text:p>プライバシー</text:p>
          </table:table-cell>
          <table:table-cell office:value-type="string" calcext:value-type="string" table:number-columns-spanned="1" table:number-rows-spanned="4">
            <text:p>Webアプリのオフラインキャッシュの利用の可否</text:p>
          </table:table-cell>
          <table:table-cell office:value-type="string" calcext:value-type="string" table:number-columns-spanned="1" table:number-rows-spanned="4">
            <text:p>○</text:p>
          </table:table-cell>
          <table:table-cell office:value-type="string" calcext:value-type="string">
            <text:p>確認の上で許可する（既定）</text:p>
          </table:table-cell>
          <table:table-cell office:value-type="string" calcext:value-type="string">
            <text:p>-</text:p>
          </table:table-cell>
          <table:table-cell table:style-name="ce2" office:value-type="string" calcext:value-type="string">
            <text:p>-</text:p>
          </table:table-cell>
          <table:table-cell table:formula="of:=IF([.H137]=&quot;&quot;;&quot;?&quot;;IF([.J137]=&quot;&quot;;&quot;新規&quot;;IF([.H137]=[.J137];&quot;&quot;;&quot;変更あり&quot;)))">
            <text:p/>
          </table:table-cell>
          <table:table-cell table:style-name="ce2" office:value-type="string" calcext:value-type="string">
            <text:p>-</text:p>
          </table:table-cell>
          <table:table-cell table:formula="of:=IF([.J137]=&quot;&quot;;&quot;?&quot;;IF([.L137]=&quot;&quot;;&quot;新規&quot;;IF([.J137]=[.L137];&quot;&quot;;&quot;○&quot;)))" office:value-type="string" office:string-value="○" calcext:value-type="string">
            <text:p>○</text:p>
          </table:table-cell>
          <table:table-cell office:value-type="string" calcext:value-type="string">
            <text:p>lockPref("browser.offline-apps.notify", true);</text:p>
          </table:table-cell>
          <table:table-cell office:value-type="string" calcext:value-type="string">
            <text:p>変更無し</text:p>
          </table:table-cell>
          <table:table-cell office:value-type="string" calcext:value-type="string">
            <text:p>lockPref("browser.offline-apps.notify", true);</text:p>
          </table:table-cell>
          <table:table-cell table:number-columns-repeated="1010"/>
        </table:table-row>
        <table:table-row table:style-name="ro6">
          <table:table-cell office:value-type="string" calcext:value-type="string">
            <text:p>Privacy-6</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style-name="ce2" office:value-type="string" calcext:value-type="string">
            <text:p>lockPref("extensions.autopermission.sites.(site)", "offline-app=1");</text:p>
            <text:p>clearPref("extensions.autopermission.sites.(site).lastValue");</text:p>
          </table:table-cell>
          <table:table-cell table:formula="of:=IF([.H138]=&quot;&quot;;&quot;?&quot;;IF([.J138]=&quot;&quot;;&quot;新規&quot;;IF([.H138]=[.J138];&quot;&quot;;&quot;変更あり&quot;)))" office:value-type="string" office:string-value="変更あり" calcext:value-type="string">
            <text:p>変更あり</text:p>
          </table:table-cell>
          <table:table-cell table:style-name="ce2" office:value-type="string" calcext:value-type="string">
            <text:p>lockPref("extensions.autopermission.sites.(site)", "offline-app=1");</text:p>
          </table:table-cell>
          <table:table-cell table:formula="of:=IF([.J138]=&quot;&quot;;&quot;?&quot;;IF([.L138]=&quot;&quot;;&quot;新規&quot;;IF([.J138]=[.L138];&quot;&quot;;&quot;○&quot;)))">
            <text:p/>
          </table:table-cell>
          <table:table-cell office:value-type="string" calcext:value-type="string">
            <text:p>lockPref("extensions.autopermission.sites.(site)", "offline-app=1");</text:p>
          </table:table-cell>
          <table:table-cell table:number-columns-repeated="1012"/>
        </table:table-row>
        <table:table-row table:style-name="ro38">
          <table:table-cell office:value-type="string" calcext:value-type="string">
            <text:p>Privacy-6</text:p>
          </table:table-cell>
          <table:table-cell office:value-type="float" office:value="4" calcext:value-type="float">
            <text:p>4</text:p>
          </table:table-cell>
          <table:covered-table-cell table:number-columns-repeated="3"/>
          <table:table-cell office:value-type="string" calcext:value-type="string">
            <text:p>特定サイトのみ初期状態で確認無しで許可する</text:p>
          </table:table-cell>
          <table:table-cell office:value-type="string" calcext:value-type="string">
            <text:p>1. 「default.permissions」を作成する</text:p>
            <text:p>2. MCDで設定を反映する</text:p>
          </table:table-cell>
          <table:table-cell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formula="of:=IF([.H139]=&quot;&quot;;&quot;?&quot;;IF([.J139]=&quot;&quot;;&quot;新規&quot;;IF([.H139]=[.J139];&quot;&quot;;&quot;変更あり&quot;)))">
            <text:p/>
          </table:table-cell>
          <table:table-cell table:style-name="ce19"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formula="of:=IF([.J139]=&quot;&quot;;&quot;?&quot;;IF([.L139]=&quot;&quot;;&quot;新規&quot;;IF([.J139]=[.L139];&quot;&quot;;&quot;○&quot;)))" office:value-type="string" office:string-value="新規" calcext:value-type="string">
            <text:p>新規</text:p>
          </table:table-cell>
          <table:table-cell table:number-columns-repeated="1013"/>
        </table:table-row>
        <table:table-row table:style-name="ro39">
          <table:table-cell office:value-type="string" calcext:value-type="string">
            <text:p>Privacy-6</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formula="of:=IF([.H140]=&quot;&quot;;&quot;?&quot;;IF([.J140]=&quot;&quot;;&quot;新規&quot;;IF([.H140]=[.J140];&quot;&quot;;&quot;変更あり&quot;)))">
            <text:p/>
          </table:table-cell>
          <table:table-cell table:style-name="ce1"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formula="of:=IF([.J140]=&quot;&quot;;&quot;?&quot;;IF([.L140]=&quot;&quot;;&quot;新規&quot;;IF([.J140]=[.L140];&quot;&quot;;&quot;○&quot;)))">
            <text:p/>
          </table:table-cell>
          <table:table-cell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offline-apps.notify", false);</text:p>
            <text:p/>
            <text:p>globalChrome.css:</text:p>
            <text:p>@-moz-document url-prefix("chrome://browser/content/preferences/preferences.xul")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number-columns-repeated="1010"/>
        </table:table-row>
        <table:table-row table:style-name="ro2">
          <table:table-cell office:value-type="string" calcext:value-type="string">
            <text:p>Privacy-7</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リンク先の先読み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network.prefetch-next", true);</text:p>
          </table:table-cell>
          <table:table-cell table:formula="of:=IF([.H141]=&quot;&quot;;&quot;?&quot;;IF([.J141]=&quot;&quot;;&quot;新規&quot;;IF([.H141]=[.J141];&quot;&quot;;&quot;変更あり&quot;)))">
            <text:p/>
          </table:table-cell>
          <table:table-cell table:style-name="ce2" office:value-type="string" calcext:value-type="string">
            <text:p>lockPref("network.prefetch-next", true);</text:p>
          </table:table-cell>
          <table:table-cell table:formula="of:=IF([.J141]=&quot;&quot;;&quot;?&quot;;IF([.L141]=&quot;&quot;;&quot;新規&quot;;IF([.J141]=[.L141];&quot;&quot;;&quot;○&quot;)))">
            <text:p/>
          </table:table-cell>
          <table:table-cell office:value-type="string" calcext:value-type="string">
            <text:p>lockPref("network.prefetch-next", true);</text:p>
          </table:table-cell>
          <table:table-cell office:value-type="string" calcext:value-type="string">
            <text:p>変更無し</text:p>
          </table:table-cell>
          <table:table-cell office:value-type="string" calcext:value-type="string">
            <text:p>lockPref("network.prefetch-next", true);</text:p>
          </table:table-cell>
          <table:table-cell table:number-columns-repeated="1010"/>
        </table:table-row>
        <table:table-row table:style-name="ro6">
          <table:table-cell office:value-type="string" calcext:value-type="string">
            <text:p>Privacy-7</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network.prefetch-next", false);</text:p>
          </table:table-cell>
          <table:table-cell table:formula="of:=IF([.H142]=&quot;&quot;;&quot;?&quot;;IF([.J142]=&quot;&quot;;&quot;新規&quot;;IF([.H142]=[.J142];&quot;&quot;;&quot;変更あり&quot;)))">
            <text:p/>
          </table:table-cell>
          <table:table-cell table:style-name="ce2" office:value-type="string" calcext:value-type="string">
            <text:p>lockPref("network.prefetch-next", false);</text:p>
          </table:table-cell>
          <table:table-cell table:formula="of:=IF([.J142]=&quot;&quot;;&quot;?&quot;;IF([.L142]=&quot;&quot;;&quot;新規&quot;;IF([.J142]=[.L142];&quot;&quot;;&quot;○&quot;)))">
            <text:p/>
          </table:table-cell>
          <table:table-cell office:value-type="string" calcext:value-type="string">
            <text:p>lockPref("network.prefetch-next", false);</text:p>
          </table:table-cell>
          <table:table-cell office:value-type="string" calcext:value-type="string">
            <text:p>変更無し</text:p>
          </table:table-cell>
          <table:table-cell office:value-type="string" calcext:value-type="string">
            <text:p>lockPref("network.prefetch-next", false);</text:p>
          </table:table-cell>
          <table:table-cell table:number-columns-repeated="1010"/>
        </table:table-row>
        <table:table-row table:style-name="ro3">
          <table:table-cell office:value-type="string" calcext:value-type="string">
            <text:p>Privacy-8</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履歴の最低保証保持件数（lazyな最大保持件数）</text:p>
          </table:table-cell>
          <table:table-cell office:value-type="string" calcext:value-type="string" table:number-columns-spanned="1" table:number-rows-spanned="2">
            <text:p>-</text:p>
          </table:table-cell>
          <table:table-cell office:value-type="string" calcext:value-type="string">
            <text:p>指定しない（既定）</text:p>
          </table:table-cell>
          <table:table-cell office:value-type="string" calcext:value-type="string">
            <text:p>-</text:p>
          </table:table-cell>
          <table:table-cell table:style-name="ce2" office:value-type="string" calcext:value-type="string">
            <text:p>-</text:p>
          </table:table-cell>
          <table:table-cell table:formula="of:=IF([.H143]=&quot;&quot;;&quot;?&quot;;IF([.J143]=&quot;&quot;;&quot;新規&quot;;IF([.H143]=[.J143];&quot;&quot;;&quot;変更あり&quot;)))">
            <text:p/>
          </table:table-cell>
          <table:table-cell table:style-name="ce2" office:value-type="string" calcext:value-type="string">
            <text:p>-</text:p>
          </table:table-cell>
          <table:table-cell table:formula="of:=IF([.J143]=&quot;&quot;;&quot;?&quot;;IF([.L143]=&quot;&quot;;&quot;新規&quot;;IF([.J143]=[.L143];&quot;&quot;;&quot;○&quot;)))">
            <text:p/>
          </table:table-cell>
          <table:table-cell office:value-type="string" calcext:value-type="string">
            <text:p>-</text:p>
          </table:table-cell>
          <table:table-cell table:number-columns-repeated="1012"/>
        </table:table-row>
        <table:table-row table:style-name="ro4">
          <table:table-cell office:value-type="string" calcext:value-type="string">
            <text:p>Privacy-8</text:p>
          </table:table-cell>
          <table:table-cell office:value-type="float" office:value="2" calcext:value-type="float">
            <text:p>2</text:p>
          </table:table-cell>
          <table:covered-table-cell table:number-columns-repeated="3"/>
          <table:table-cell office:value-type="string" calcext:value-type="string">
            <text:p>指定する</text:p>
          </table:table-cell>
          <table:table-cell office:value-type="string" calcext:value-type="string">
            <text:p>MCDで設定を反映する</text:p>
          </table:table-cell>
          <table:table-cell table:style-name="ce2" office:value-type="string" calcext:value-type="string">
            <text:p>lockPref("places.history.expiration.max_pages", （最低限保持することを保証したい履歴の件数）);</text:p>
          </table:table-cell>
          <table:table-cell table:formula="of:=IF([.H144]=&quot;&quot;;&quot;?&quot;;IF([.J144]=&quot;&quot;;&quot;新規&quot;;IF([.H144]=[.J144];&quot;&quot;;&quot;変更あり&quot;)))" office:value-type="string" office:string-value="変更あり" calcext:value-type="string">
            <text:p>変更あり</text:p>
          </table:table-cell>
          <table:table-cell table:style-name="ce2" office:value-type="string" calcext:value-type="string">
            <text:p>lockPref("places.history.expiration.max_pages", （保持する件数）);</text:p>
          </table:table-cell>
          <table:table-cell table:formula="of:=IF([.J144]=&quot;&quot;;&quot;?&quot;;IF([.L144]=&quot;&quot;;&quot;新規&quot;;IF([.J144]=[.L144];&quot;&quot;;&quot;○&quot;)))">
            <text:p/>
          </table:table-cell>
          <table:table-cell office:value-type="string" calcext:value-type="string">
            <text:p>lockPref("places.history.expiration.max_pages", （保持する件数）);</text:p>
          </table:table-cell>
          <table:table-cell office:value-type="string" calcext:value-type="string">
            <text:p>変更無し</text:p>
          </table:table-cell>
          <table:table-cell office:value-type="string" calcext:value-type="string">
            <text:p>lockPref("places.history.expiration.max_pages", （保持する件数）);</text:p>
          </table:table-cell>
          <table:table-cell table:number-columns-repeated="1010"/>
        </table:table-row>
        <table:table-row table:style-name="ro27">
          <table:table-cell office:value-type="string" calcext:value-type="string">
            <text:p>Privacy-9</text:p>
          </table:table-cell>
          <table:table-cell office:value-type="float" office:value="1" calcext:value-type="float">
            <text:p>1</text:p>
          </table:table-cell>
          <table:table-cell office:value-type="string" calcext:value-type="string">
            <text:p>プライバシー</text:p>
          </table:table-cell>
          <table:table-cell office:value-type="string" calcext:value-type="string">
            <text:p>日数ベースでの履歴の自動削除</text:p>
          </table:table-cell>
          <table:table-cell office:value-type="string" calcext:value-type="string">
            <text:p>-</text:p>
          </table:table-cell>
          <table:table-cell office:value-type="string" calcext:value-type="string">
            <text:p>日数ベースで履歴を自動削除する</text:p>
          </table:table-cell>
          <table:table-cell office:value-type="string" calcext:value-type="string">
            <text:p>1. アドオン「Expire history by days」もしくは「Flexible Expire History by Days」を導入する</text:p>
            <text:p>2. MCDで設定を反映する</text:p>
          </table:table-cell>
          <table:table-cell table:style-name="ce1" office:value-type="string" calcext:value-type="string">
            <text:p>lockPref("extensions.bonardonet.expire-history-by-days.days", 日数);</text:p>
            <text:p>lockPref("extensions.bonardonet.expire-history-by-days.frequency", 頻度); // Flexible Expire History by Daysのみ設定可能</text:p>
          </table:table-cell>
          <table:table-cell table:formula="of:=IF([.H145]=&quot;&quot;;&quot;?&quot;;IF([.J145]=&quot;&quot;;&quot;新規&quot;;IF([.H145]=[.J145];&quot;&quot;;&quot;変更あり&quot;)))">
            <text:p/>
          </table:table-cell>
          <table:table-cell table:style-name="ce1" office:value-type="string" calcext:value-type="string">
            <text:p>lockPref("extensions.bonardonet.expire-history-by-days.days", 日数);</text:p>
            <text:p>lockPref("extensions.bonardonet.expire-history-by-days.frequency", 頻度); // Flexible Expire History by Daysのみ設定可能</text:p>
          </table:table-cell>
          <table:table-cell table:formula="of:=IF([.J145]=&quot;&quot;;&quot;?&quot;;IF([.L145]=&quot;&quot;;&quot;新規&quot;;IF([.J145]=[.L145];&quot;&quot;;&quot;○&quot;)))">
            <text:p/>
          </table:table-cell>
          <table:table-cell office:value-type="string" calcext:value-type="string">
            <text:p>lockPref("extensions.bonardonet.expire-history-by-days.days", 日数);</text:p>
            <text:p>lockPref("extensions.bonardonet.expire-history-by-days.frequency", 頻度); // Flexible Expire History by Daysのみ設定可能</text:p>
          </table:table-cell>
          <table:table-cell table:number-columns-repeated="1012"/>
        </table:table-row>
        <table:table-row table:style-name="ro6">
          <table:table-cell office:value-type="string" calcext:value-type="string">
            <text:p>Privacy-10</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セッション情報の保存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46]=&quot;&quot;;&quot;?&quot;;IF([.J146]=&quot;&quot;;&quot;新規&quot;;IF([.H146]=[.J146];&quot;&quot;;&quot;変更あり&quot;)))">
            <text:p/>
          </table:table-cell>
          <table:table-cell table:style-name="ce2" office:value-type="string" calcext:value-type="string">
            <text:p>-</text:p>
          </table:table-cell>
          <table:table-cell table:formula="of:=IF([.J146]=&quot;&quot;;&quot;?&quot;;IF([.L146]=&quot;&quot;;&quot;新規&quot;;IF([.J146]=[.L146];&quot;&quot;;&quot;○&quot;)))">
            <text:p/>
          </table:table-cell>
          <table:table-cell office:value-type="string" calcext:value-type="string">
            <text:p>-</text:p>
          </table:table-cell>
          <table:table-cell office:value-type="string" calcext:value-type="string">
            <text:p>廃止</text:p>
          </table:table-cell>
          <table:table-cell office:value-type="string" calcext:value-type="string">
            <text:p>lockPref("browser.sessionstore.enabled", true);</text:p>
          </table:table-cell>
          <table:table-cell table:number-columns-repeated="1010"/>
        </table:table-row>
        <table:table-row table:style-name="ro40">
          <table:table-cell office:value-type="string" calcext:value-type="string">
            <text:p>Privacy-10</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4">MCD:</text:span></text:p>
            <text:p><text:span text:style-name="T1">lockPref("privacy.sanitize.sanitizeOnShutdown", true); // Privacy-1-2</text:span></text:p>
            <text:p><text:span text:style-name="T6">lockPref("privacy.clearOnShutdown.sessions", true);</text:span><text:span text:style-name="T9"> // Privacy-1-2</text:span></text:p>
            <text:p><text:span text:style-name="T1">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4">// 3にすると前回セッションの復元となるので、それ以外を選択する。</text:span></text:p>
            <text:p><text:span text:style-name="T4">// 0: 空白ページ、1: ホームページ</text:span></text:p>
            <text:p><text:span text:style-name="T4">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formula="of:=IF([.H147]=&quot;&quot;;&quot;?&quot;;IF([.J147]=&quot;&quot;;&quot;新規&quot;;IF([.H147]=[.J147];&quot;&quot;;&quot;変更あり&quot;)))" office:value-type="string" office:string-value="変更あり" calcext:value-type="string">
            <text:p>変更あり</text:p>
          </table:table-cell>
          <table:table-cell table:style-name="ce1"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text:span text:style-name="T4">MCD:</text:span></text:p>
            <text:p><text:span text:style-name="T4">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4">// 3にすると前回セッションの復元となるので、それ以外を選択する。</text:span></text:p>
            <text:p><text:span text:style-name="T4">// 0: 空白ページ、1: ホームページ</text:span></text:p>
            <text:p><text:span text:style-name="T4">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formula="of:=IF([.J147]=&quot;&quot;;&quot;?&quot;;IF([.L147]=&quot;&quot;;&quot;新規&quot;;IF([.J147]=[.L147];&quot;&quot;;&quot;○&quot;)))" office:value-type="string" office:string-value="○" calcext:value-type="string">
            <text:p>○</text:p>
          </table:table-cell>
          <table:table-cell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office:value-type="string" calcext:value-type="string">
            <text:p>廃止（Firefox 3.5）</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0);</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 url-prefix("about:home"),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office:value-type="string" calcext:value-type="string">
            <text:p>lockPref("browser.sessionstore.enabled", false);</text:p>
          </table:table-cell>
          <table:table-cell table:number-columns-repeated="1010"/>
        </table:table-row>
        <table:table-row table:style-name="ro4">
          <table:table-cell office:value-type="string" calcext:value-type="string">
            <text:p>Privacy-11</text:p>
          </table:table-cell>
          <table:table-cell office:value-type="float" office:value="1" calcext:value-type="float">
            <text:p>1</text:p>
          </table:table-cell>
          <table:table-cell office:value-type="string" calcext:value-type="string" table:number-columns-spanned="1" table:number-rows-spanned="5">
            <text:p>プライバシー</text:p>
          </table:table-cell>
          <table:table-cell office:value-type="string" calcext:value-type="string" table:number-columns-spanned="1" table:number-rows-spanned="5">
            <text:p>Cookie、IndexedDB、Web Storage、およびService Worker用Cacheの保存の可否</text:p>
          </table:table-cell>
          <table:table-cell office:value-type="string" calcext:value-type="string" table:number-columns-spanned="1" table:number-rows-spanned="5">
            <text:p>○</text:p>
          </table:table-cell>
          <table:table-cell office:value-type="string" calcext:value-type="string">
            <text:p>永続的に許可する（既定）</text:p>
          </table:table-cell>
          <table:table-cell office:value-type="string" calcext:value-type="string">
            <text:p>MCDで設定を反映する</text:p>
          </table:table-cell>
          <table:table-cell table:style-name="ce1" office:value-type="string" calcext:value-type="string">
            <text:p>lockPref("network.cookie.cookieBehavior", 0);</text:p>
            <text:p>lockPref("network.cookie.lifetimePolicy", 0);</text:p>
          </table:table-cell>
          <table:table-cell table:formula="of:=IF([.H148]=&quot;&quot;;&quot;?&quot;;IF([.J148]=&quot;&quot;;&quot;新規&quot;;IF([.H148]=[.J148];&quot;&quot;;&quot;変更あり&quot;)))">
            <text:p/>
          </table:table-cell>
          <table:table-cell table:style-name="ce1" office:value-type="string" calcext:value-type="string">
            <text:p>lockPref("network.cookie.cookieBehavior", 0);</text:p>
            <text:p>lockPref("network.cookie.lifetimePolicy", 0);</text:p>
          </table:table-cell>
          <table:table-cell table:formula="of:=IF([.J148]=&quot;&quot;;&quot;?&quot;;IF([.L148]=&quot;&quot;;&quot;新規&quot;;IF([.J148]=[.L148];&quot;&quot;;&quot;○&quot;)))">
            <text:p/>
          </table:table-cell>
          <table:table-cell office:value-type="string" calcext:value-type="string">
            <text:p>lockPref("network.cookie.cookieBehavior", 0);</text:p>
            <text:p>lockPref("network.cookie.lifetimePolicy", 0);</text:p>
          </table:table-cell>
          <table:table-cell office:value-type="string" calcext:value-type="string">
            <text:p>変更無し</text:p>
          </table:table-cell>
          <table:table-cell office:value-type="string" calcext:value-type="string">
            <text:p>lockPref("dom.storage.enabled", true);</text:p>
          </table:table-cell>
          <table:table-cell table:number-columns-repeated="1010"/>
        </table:table-row>
        <table:table-row table:style-name="ro4">
          <table:table-cell office:value-type="string" calcext:value-type="string">
            <text:p>Privacy-11</text:p>
          </table:table-cell>
          <table:table-cell office:value-type="float" office:value="2" calcext:value-type="float">
            <text:p>2</text:p>
          </table:table-cell>
          <table:covered-table-cell table:number-columns-repeated="3"/>
          <table:table-cell office:value-type="string" calcext:value-type="string">
            <text:p>特定サイトのみ永続的に許可する</text:p>
          </table:table-cell>
          <table:table-cell office:value-type="string" calcext:value-type="string">
            <text:p>1. アドオン「Permission Auto Registerer」を導入する</text:p>
            <text:p>2. MCDで設定を反映する</text:p>
          </table:table-cell>
          <table:table-cell table:style-name="ce1" office:value-type="string" calcext:value-type="string">
            <text:p>lockPref("network.cookie.cookieBehavior", 2);</text:p>
            <text:p>lockPref("network.cookie.lifetimePolicy", 0);</text:p>
            <text:p>lockPref("extensions.autopermission.sites.(site)", "cookie=1");</text:p>
            <text:p>clearPref("extensions.autopermission.sites.(site).lastValue");</text:p>
          </table:table-cell>
          <table:table-cell table:formula="of:=IF([.H149]=&quot;&quot;;&quot;?&quot;;IF([.J149]=&quot;&quot;;&quot;新規&quot;;IF([.H149]=[.J149];&quot;&quot;;&quot;変更あり&quot;)))" office:value-type="string" office:string-value="変更あり" calcext:value-type="string">
            <text:p>変更あり</text:p>
          </table:table-cell>
          <table:table-cell table:style-name="ce1" office:value-type="string" calcext:value-type="string">
            <text:p>lockPref("extensions.autopermission.sites.(site)", "cookie=1");</text:p>
          </table:table-cell>
          <table:table-cell table:formula="of:=IF([.J149]=&quot;&quot;;&quot;?&quot;;IF([.L149]=&quot;&quot;;&quot;新規&quot;;IF([.J149]=[.L149];&quot;&quot;;&quot;○&quot;)))">
            <text:p/>
          </table:table-cell>
          <table:table-cell office:value-type="string" calcext:value-type="string">
            <text:p>lockPref("extensions.autopermission.sites.(site)", "cookie=1");</text:p>
          </table:table-cell>
          <table:table-cell table:number-columns-repeated="1012"/>
        </table:table-row>
        <table:table-row table:style-name="ro38">
          <table:table-cell office:value-type="string" calcext:value-type="string">
            <text:p>Privacy-11</text:p>
          </table:table-cell>
          <table:table-cell office:value-type="float" office:value="5" calcext:value-type="float">
            <text:p>5</text:p>
          </table:table-cell>
          <table:covered-table-cell table:number-columns-repeated="3"/>
          <table:table-cell office:value-type="string" calcext:value-type="string">
            <text:p>特定サイトのみ初期状態で永続的に許可する</text:p>
          </table:table-cell>
          <table:table-cell office:value-type="string" calcext:value-type="string">
            <text:p>1. 「default.permissions」を作成する</text:p>
            <text:p>2. MCDで設定を反映する</text:p>
          </table:table-cell>
          <table:table-cell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1">lockPref("network.cookie.cookieBehavior", 2);</text:span></text:p>
            <text:p><text:span text:style-name="T1">lockPref("network.cookie.lifetimePolicy", 0);</text:span></text:p>
          </table:table-cell>
          <table:table-cell table:formula="of:=IF([.H150]=&quot;&quot;;&quot;?&quot;;IF([.J150]=&quot;&quot;;&quot;新規&quot;;IF([.H150]=[.J150];&quot;&quot;;&quot;変更あり&quot;)))" office:value-type="string" office:string-value="変更あり" calcext:value-type="string">
            <text:p>変更あり</text:p>
          </table:table-cell>
          <table:table-cell table:style-name="ce19"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able:table-cell>
          <table:table-cell table:formula="of:=IF([.J150]=&quot;&quot;;&quot;?&quot;;IF([.L150]=&quot;&quot;;&quot;新規&quot;;IF([.J150]=[.L150];&quot;&quot;;&quot;○&quot;)))" office:value-type="string" office:string-value="新規" calcext:value-type="string">
            <text:p>新規</text:p>
          </table:table-cell>
          <table:table-cell table:number-columns-repeated="1013"/>
        </table:table-row>
        <table:table-row table:style-name="ro4">
          <table:table-cell office:value-type="string" calcext:value-type="string">
            <text:p>Privacy-11</text:p>
          </table:table-cell>
          <table:table-cell office:value-type="float" office:value="3" calcext:value-type="float">
            <text:p>3</text:p>
          </table:table-cell>
          <table:covered-table-cell table:number-columns-repeated="3"/>
          <table:table-cell office:value-type="string" calcext:value-type="string">
            <text:p>セッション中のみ許可する</text:p>
          </table:table-cell>
          <table:table-cell office:value-type="string" calcext:value-type="string">
            <text:p>MCDで設定を反映する</text:p>
          </table:table-cell>
          <table:table-cell table:style-name="ce1" office:value-type="string" calcext:value-type="string">
            <text:p>lockPref("network.cookie.cookieBehavior", 0);</text:p>
            <text:p>lockPref("network.cookie.lifetimePolicy", 2);</text:p>
          </table:table-cell>
          <table:table-cell table:formula="of:=IF([.H151]=&quot;&quot;;&quot;?&quot;;IF([.J151]=&quot;&quot;;&quot;新規&quot;;IF([.H151]=[.J151];&quot;&quot;;&quot;変更あり&quot;)))">
            <text:p/>
          </table:table-cell>
          <table:table-cell table:style-name="ce1" office:value-type="string" calcext:value-type="string">
            <text:p>lockPref("network.cookie.cookieBehavior", 0);</text:p>
            <text:p>lockPref("network.cookie.lifetimePolicy", 2);</text:p>
          </table:table-cell>
          <table:table-cell table:formula="of:=IF([.J151]=&quot;&quot;;&quot;?&quot;;IF([.L151]=&quot;&quot;;&quot;新規&quot;;IF([.J151]=[.L151];&quot;&quot;;&quot;○&quot;)))">
            <text:p/>
          </table:table-cell>
          <table:table-cell office:value-type="string" calcext:value-type="string">
            <text:p>lockPref("network.cookie.cookieBehavior", 0);</text:p>
            <text:p>lockPref("network.cookie.lifetimePolicy", 2);</text:p>
          </table:table-cell>
          <table:table-cell table:number-columns-repeated="1012"/>
        </table:table-row>
        <table:table-row table:style-name="ro4">
          <table:table-cell office:value-type="string" calcext:value-type="string">
            <text:p>Privacy-11</text:p>
          </table:table-cell>
          <table:table-cell office:value-type="float" office:value="4" calcext:value-type="float">
            <text:p>4</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network.cookie.cookieBehavior", 2);</text:p>
            <text:p>lockPref("network.cookie.lifetimePolicy", 0);</text:p>
          </table:table-cell>
          <table:table-cell table:formula="of:=IF([.H152]=&quot;&quot;;&quot;?&quot;;IF([.J152]=&quot;&quot;;&quot;新規&quot;;IF([.H152]=[.J152];&quot;&quot;;&quot;変更あり&quot;)))">
            <text:p/>
          </table:table-cell>
          <table:table-cell table:style-name="ce1" office:value-type="string" calcext:value-type="string">
            <text:p>lockPref("network.cookie.cookieBehavior", 2);</text:p>
            <text:p>lockPref("network.cookie.lifetimePolicy", 0);</text:p>
          </table:table-cell>
          <table:table-cell table:formula="of:=IF([.J152]=&quot;&quot;;&quot;?&quot;;IF([.L152]=&quot;&quot;;&quot;新規&quot;;IF([.J152]=[.L152];&quot;&quot;;&quot;○&quot;)))">
            <text:p/>
          </table:table-cell>
          <table:table-cell office:value-type="string" calcext:value-type="string">
            <text:p>lockPref("network.cookie.cookieBehavior", 2);</text:p>
            <text:p>lockPref("network.cookie.lifetimePolicy", 0);</text:p>
          </table:table-cell>
          <table:table-cell office:value-type="string" calcext:value-type="string">
            <text:p>変更無し</text:p>
          </table:table-cell>
          <table:table-cell office:value-type="string" calcext:value-type="string">
            <text:p>lockPref("dom.storage.enabled", false);</text:p>
          </table:table-cell>
          <table:table-cell table:number-columns-repeated="1010"/>
        </table:table-row>
        <table:table-row table:style-name="ro2">
          <table:table-cell office:value-type="string" calcext:value-type="string">
            <text:p>Privacy-1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DOMストレージの利用の可否</text:p>
          </table:table-cell>
          <table:table-cell office:value-type="string" calcext:value-type="string" table:number-columns-spanned="1" table:number-rows-spanned="2">
            <text:p>○（Cookieとの一括制御）</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53]=&quot;&quot;;&quot;?&quot;;IF([.J153]=&quot;&quot;;&quot;新規&quot;;IF([.H153]=[.J153];&quot;&quot;;&quot;変更あり&quot;)))">
            <text:p/>
          </table:table-cell>
          <table:table-cell table:style-name="ce2" office:value-type="string" calcext:value-type="string">
            <text:p>-</text:p>
          </table:table-cell>
          <table:table-cell table:formula="of:=IF([.J153]=&quot;&quot;;&quot;?&quot;;IF([.L153]=&quot;&quot;;&quot;新規&quot;;IF([.J153]=[.L153];&quot;&quot;;&quot;○&quot;)))" office:value-type="string" office:string-value="○" calcext:value-type="string">
            <text:p>○</text:p>
          </table:table-cell>
          <table:table-cell office:value-type="string" calcext:value-type="string">
            <text:p>lockPref("dom.storage.enabled", true);</text:p>
          </table:table-cell>
          <table:table-cell office:value-type="string" calcext:value-type="string">
            <text:p>変更無し</text:p>
          </table:table-cell>
          <table:table-cell office:value-type="string" calcext:value-type="string">
            <text:p>lockPref("dom.storage.enabled", true);</text:p>
          </table:table-cell>
          <table:table-cell table:number-columns-repeated="1010"/>
        </table:table-row>
        <table:table-row table:style-name="ro2">
          <table:table-cell office:value-type="string" calcext:value-type="string">
            <text:p>Privacy-1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dom.storage.enabled", false);</text:p>
          </table:table-cell>
          <table:table-cell table:formula="of:=IF([.H154]=&quot;&quot;;&quot;?&quot;;IF([.J154]=&quot;&quot;;&quot;新規&quot;;IF([.H154]=[.J154];&quot;&quot;;&quot;変更あり&quot;)))">
            <text:p/>
          </table:table-cell>
          <table:table-cell table:style-name="ce2" office:value-type="string" calcext:value-type="string">
            <text:p>lockPref("dom.storage.enabled", false);</text:p>
          </table:table-cell>
          <table:table-cell table:formula="of:=IF([.J154]=&quot;&quot;;&quot;?&quot;;IF([.L154]=&quot;&quot;;&quot;新規&quot;;IF([.J154]=[.L154];&quot;&quot;;&quot;○&quot;)))">
            <text:p/>
          </table:table-cell>
          <table:table-cell office:value-type="string" calcext:value-type="string">
            <text:p>lockPref("dom.storage.enabled", false);</text:p>
          </table:table-cell>
          <table:table-cell office:value-type="string" calcext:value-type="string">
            <text:p>変更無し</text:p>
          </table:table-cell>
          <table:table-cell office:value-type="string" calcext:value-type="string">
            <text:p>lockPref("dom.storage.enabled", false);</text:p>
          </table:table-cell>
          <table:table-cell table:number-columns-repeated="1010"/>
        </table:table-row>
        <table:table-row table:style-name="ro2">
          <table:table-cell office:value-type="string" calcext:value-type="string">
            <text:p>Privacy-13</text:p>
          </table:table-cell>
          <table:table-cell office:value-type="float" office:value="1" calcext:value-type="float">
            <text:p>1</text:p>
          </table:table-cell>
          <table:table-cell office:value-type="string" calcext:value-type="string" table:number-columns-spanned="1" table:number-rows-spanned="4">
            <text:p>プライバシー</text:p>
          </table:table-cell>
          <table:table-cell office:value-type="string" calcext:value-type="string" table:number-columns-spanned="1" table:number-rows-spanned="4">
            <text:p>Indexed DBの利用の可否</text:p>
          </table:table-cell>
          <table:table-cell office:value-type="string" calcext:value-type="string" table:number-columns-spanned="1" table:number-rows-spanned="4">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lockPref("dom.indexedDB.enabled", true);</text:p>
          </table:table-cell>
          <table:table-cell table:formula="of:=IF([.H155]=&quot;&quot;;&quot;?&quot;;IF([.J155]=&quot;&quot;;&quot;新規&quot;;IF([.H155]=[.J155];&quot;&quot;;&quot;変更あり&quot;)))">
            <text:p/>
          </table:table-cell>
          <table:table-cell table:style-name="ce1" office:value-type="string" calcext:value-type="string">
            <text:p>lockPref("dom.indexedDB.enabled", true);</text:p>
          </table:table-cell>
          <table:table-cell table:formula="of:=IF([.J155]=&quot;&quot;;&quot;?&quot;;IF([.L155]=&quot;&quot;;&quot;新規&quot;;IF([.J155]=[.L155];&quot;&quot;;&quot;○&quot;)))">
            <text:p/>
          </table:table-cell>
          <table:table-cell office:value-type="string" calcext:value-type="string">
            <text:p>lockPref("dom.indexedDB.enabled", true);</text:p>
          </table:table-cell>
          <table:table-cell office:value-type="string" calcext:value-type="string">
            <text:p>変更無し</text:p>
          </table:table-cell>
          <table:table-cell office:value-type="string" calcext:value-type="string">
            <text:p>lockPref("dom.storage.enabled", true);</text:p>
          </table:table-cell>
          <table:table-cell table:number-columns-repeated="1010"/>
        </table:table-row>
        <table:table-row table:style-name="ro4">
          <table:table-cell table:style-name="ce3" office:value-type="string" calcext:value-type="string">
            <text:p>Privacy-13</text:p>
          </table:table-cell>
          <table:table-cell table:style-name="ce3" office:value-type="string" calcext:value-type="string">
            <text:p>2（廃止）</text:p>
          </table:table-cell>
          <table:covered-table-cell table:number-columns-repeated="3"/>
          <table:table-cell table:style-name="ce3" office:value-type="string" calcext:value-type="string">
            <text:p>特定サイトのみ確認なしで許可する</text:p>
          </table:table-cell>
          <table:table-cell table:style-name="ce3" office:value-type="string" calcext:value-type="string">
            <text:p>1. アドオン「Permission Auto Registerer」を導入する</text:p>
            <text:p>2. MCDで設定を反映する</text:p>
          </table:table-cell>
          <table:table-cell table:style-name="ce3" office:value-type="string" calcext:value-type="string">
            <text:p>Firefox 43以降ではCookieの保存ポリシーに連動</text:p>
          </table:table-cell>
          <table:table-cell table:formula="of:=IF([.H156]=&quot;&quot;;&quot;?&quot;;IF([.J156]=&quot;&quot;;&quot;新規&quot;;IF([.H156]=[.J156];&quot;&quot;;&quot;変更あり&quot;)))">
            <text:p/>
          </table:table-cell>
          <table:table-cell table:style-name="ce3" office:value-type="string" calcext:value-type="string">
            <text:p>Firefox 43以降ではCookieの保存ポリシーに連動</text:p>
          </table:table-cell>
          <table:table-cell table:formula="of:=IF([.J156]=&quot;&quot;;&quot;?&quot;;IF([.L156]=&quot;&quot;;&quot;新規&quot;;IF([.J156]=[.L156];&quot;&quot;;&quot;○&quot;)))" office:value-type="string" office:string-value="○" calcext:value-type="string">
            <text:p>○</text:p>
          </table:table-cell>
          <table:table-cell office:value-type="string" calcext:value-type="string">
            <text:p>lockPref("extensions.autopermission.sites.(site)", "indexedDB=1");</text:p>
          </table:table-cell>
          <table:table-cell table:number-columns-repeated="1012"/>
        </table:table-row>
        <table:table-row table:style-name="ro4">
          <table:table-cell table:style-name="ce3" office:value-type="string" calcext:value-type="string">
            <text:p>Privacy-13</text:p>
          </table:table-cell>
          <table:table-cell table:style-name="ce3" office:value-type="string" calcext:value-type="string">
            <text:p>4（廃止）</text:p>
          </table:table-cell>
          <table:covered-table-cell table:number-columns-repeated="3"/>
          <table:table-cell table:style-name="ce3" office:value-type="string" calcext:value-type="string">
            <text:p>特定サイトのみ初期状態で確認なしで許可する</text:p>
          </table:table-cell>
          <table:table-cell table:style-name="ce3" office:value-type="string" calcext:value-type="string">
            <text:p>1. 「default.permissions」を作成する</text:p>
            <text:p>2. MCDで設定を反映する</text:p>
          </table:table-cell>
          <table:table-cell table:style-name="ce3" office:value-type="string" calcext:value-type="string">
            <text:p>Firefox 43以降ではCookieの保存ポリシーに連動</text:p>
          </table:table-cell>
          <table:table-cell table:formula="of:=IF([.H157]=&quot;&quot;;&quot;?&quot;;IF([.J157]=&quot;&quot;;&quot;新規&quot;;IF([.H157]=[.J157];&quot;&quot;;&quot;変更あり&quot;)))">
            <text:p/>
          </table:table-cell>
          <table:table-cell table:style-name="ce3" office:value-type="string" calcext:value-type="string">
            <text:p>Firefox 43以降ではCookieの保存ポリシーに連動</text:p>
          </table:table-cell>
          <table:table-cell table:formula="of:=IF([.J157]=&quot;&quot;;&quot;?&quot;;IF([.L157]=&quot;&quot;;&quot;新規&quot;;IF([.J157]=[.L157];&quot;&quot;;&quot;○&quot;)))" office:value-type="string" office:string-value="新規" calcext:value-type="string">
            <text:p>新規</text:p>
          </table:table-cell>
          <table:table-cell table:number-columns-repeated="1013"/>
        </table:table-row>
        <table:table-row table:style-name="ro2">
          <table:table-cell office:value-type="string" calcext:value-type="string">
            <text:p>Privacy-13</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dom.indexedDB.enabled", false);</text:p>
          </table:table-cell>
          <table:table-cell table:formula="of:=IF([.H158]=&quot;&quot;;&quot;?&quot;;IF([.J158]=&quot;&quot;;&quot;新規&quot;;IF([.H158]=[.J158];&quot;&quot;;&quot;変更あり&quot;)))">
            <text:p/>
          </table:table-cell>
          <table:table-cell table:style-name="ce1" office:value-type="string" calcext:value-type="string">
            <text:p>lockPref("dom.indexedDB.enabled", false);</text:p>
          </table:table-cell>
          <table:table-cell table:formula="of:=IF([.J158]=&quot;&quot;;&quot;?&quot;;IF([.L158]=&quot;&quot;;&quot;新規&quot;;IF([.J158]=[.L158];&quot;&quot;;&quot;○&quot;)))">
            <text:p/>
          </table:table-cell>
          <table:table-cell office:value-type="string" calcext:value-type="string">
            <text:p>lockPref("dom.indexedDB.enabled", false);</text:p>
          </table:table-cell>
          <table:table-cell office:value-type="string" calcext:value-type="string">
            <text:p>変更無し</text:p>
          </table:table-cell>
          <table:table-cell office:value-type="string" calcext:value-type="string">
            <text:p>lockPref("dom.storage.enabled", false);</text:p>
          </table:table-cell>
          <table:table-cell table:number-columns-repeated="1010"/>
        </table:table-row>
        <table:table-row table:style-name="ro2">
          <table:table-cell office:value-type="string" calcext:value-type="string">
            <text:p>Privacy-14</text:p>
          </table:table-cell>
          <table:table-cell office:value-type="float" office:value="1" calcext:value-type="float">
            <text:p>1</text:p>
          </table:table-cell>
          <table:table-cell office:value-type="string" calcext:value-type="string" table:number-columns-spanned="1" table:number-rows-spanned="4">
            <text:p>プライバシー</text:p>
          </table:table-cell>
          <table:table-cell office:value-type="string" calcext:value-type="string" table:number-columns-spanned="1" table:number-rows-spanned="4">
            <text:p>位置情報の利用の可否</text:p>
          </table:table-cell>
          <table:table-cell office:value-type="string" calcext:value-type="string" table:number-columns-spanned="1" table:number-rows-spanned="4">
            <text:p>○</text:p>
          </table:table-cell>
          <table:table-cell office:value-type="string" calcext:value-type="string">
            <text:p>確認の上で許可する（既定）</text:p>
          </table:table-cell>
          <table:table-cell office:value-type="string" calcext:value-type="string">
            <text:p>-</text:p>
          </table:table-cell>
          <table:table-cell table:style-name="ce2" office:value-type="string" calcext:value-type="string">
            <text:p>-</text:p>
          </table:table-cell>
          <table:table-cell table:formula="of:=IF([.H159]=&quot;&quot;;&quot;?&quot;;IF([.J159]=&quot;&quot;;&quot;新規&quot;;IF([.H159]=[.J159];&quot;&quot;;&quot;変更あり&quot;)))">
            <text:p/>
          </table:table-cell>
          <table:table-cell table:style-name="ce2" office:value-type="string" calcext:value-type="string">
            <text:p>-</text:p>
          </table:table-cell>
          <table:table-cell table:formula="of:=IF([.J159]=&quot;&quot;;&quot;?&quot;;IF([.L159]=&quot;&quot;;&quot;新規&quot;;IF([.J159]=[.L159];&quot;&quot;;&quot;○&quot;)))" office:value-type="string" office:string-value="○" calcext:value-type="string">
            <text:p>○</text:p>
          </table:table-cell>
          <table:table-cell office:value-type="string" calcext:value-type="string">
            <text:p>lockPref("geo.enabled", true);</text:p>
          </table:table-cell>
          <table:table-cell office:value-type="string" calcext:value-type="string">
            <text:p>変更無し</text:p>
          </table:table-cell>
          <table:table-cell office:value-type="string" calcext:value-type="string">
            <text:p>lockPref("geo.enabled", true);</text:p>
          </table:table-cell>
          <table:table-cell table:number-columns-repeated="1010"/>
        </table:table-row>
        <table:table-row table:style-name="ro6">
          <table:table-cell office:value-type="string" calcext:value-type="string">
            <text:p>Privacy-14</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style-name="ce2" office:value-type="string" calcext:value-type="string">
            <text:p>lockPref("extensions.autopermission.sites.(site)", "geo=1");</text:p>
            <text:p>clearPref("extensions.autopermission.sites.(site).lastValue");</text:p>
          </table:table-cell>
          <table:table-cell table:formula="of:=IF([.H160]=&quot;&quot;;&quot;?&quot;;IF([.J160]=&quot;&quot;;&quot;新規&quot;;IF([.H160]=[.J160];&quot;&quot;;&quot;変更あり&quot;)))" office:value-type="string" office:string-value="変更あり" calcext:value-type="string">
            <text:p>変更あり</text:p>
          </table:table-cell>
          <table:table-cell table:style-name="ce2" office:value-type="string" calcext:value-type="string">
            <text:p>lockPref("extensions.autopermission.sites.(site)", "geo=1");</text:p>
          </table:table-cell>
          <table:table-cell table:formula="of:=IF([.J160]=&quot;&quot;;&quot;?&quot;;IF([.L160]=&quot;&quot;;&quot;新規&quot;;IF([.J160]=[.L160];&quot;&quot;;&quot;○&quot;)))">
            <text:p/>
          </table:table-cell>
          <table:table-cell office:value-type="string" calcext:value-type="string">
            <text:p>lockPref("extensions.autopermission.sites.(site)", "geo=1");</text:p>
          </table:table-cell>
          <table:table-cell table:number-columns-repeated="1012"/>
        </table:table-row>
        <table:table-row table:style-name="ro18">
          <table:table-cell office:value-type="string" calcext:value-type="string">
            <text:p>Privacy-14</text:p>
          </table:table-cell>
          <table:table-cell office:value-type="float" office:value="4" calcext:value-type="float">
            <text:p>4</text:p>
          </table:table-cell>
          <table:covered-table-cell table:number-columns-repeated="3"/>
          <table:table-cell office:value-type="string" calcext:value-type="string">
            <text:p>特定サイトのみ初期状態で確認なしで許可する</text:p>
          </table:table-cell>
          <table:table-cell office:value-type="string" calcext:value-type="string">
            <text:p>1. 「default.permissions」を作成する</text:p>
            <text:p>2. MCDで設定を反映する</text:p>
          </table:table-cell>
          <table:table-cell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formula="of:=IF([.H161]=&quot;&quot;;&quot;?&quot;;IF([.J161]=&quot;&quot;;&quot;新規&quot;;IF([.H161]=[.J161];&quot;&quot;;&quot;変更あり&quot;)))">
            <text:p/>
          </table:table-cell>
          <table:table-cell table:style-name="ce19"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formula="of:=IF([.J161]=&quot;&quot;;&quot;?&quot;;IF([.L161]=&quot;&quot;;&quot;新規&quot;;IF([.J161]=[.L161];&quot;&quot;;&quot;○&quot;)))" office:value-type="string" office:string-value="新規" calcext:value-type="string">
            <text:p>新規</text:p>
          </table:table-cell>
          <table:table-cell table:number-columns-repeated="1013"/>
        </table:table-row>
        <table:table-row table:style-name="ro2">
          <table:table-cell office:value-type="string" calcext:value-type="string">
            <text:p>Privacy-14</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geo.enabled", false);</text:p>
          </table:table-cell>
          <table:table-cell table:formula="of:=IF([.H162]=&quot;&quot;;&quot;?&quot;;IF([.J162]=&quot;&quot;;&quot;新規&quot;;IF([.H162]=[.J162];&quot;&quot;;&quot;変更あり&quot;)))">
            <text:p/>
          </table:table-cell>
          <table:table-cell table:style-name="ce2" office:value-type="string" calcext:value-type="string">
            <text:p>lockPref("geo.enabled", false);</text:p>
          </table:table-cell>
          <table:table-cell table:formula="of:=IF([.J162]=&quot;&quot;;&quot;?&quot;;IF([.L162]=&quot;&quot;;&quot;新規&quot;;IF([.J162]=[.L162];&quot;&quot;;&quot;○&quot;)))">
            <text:p/>
          </table:table-cell>
          <table:table-cell office:value-type="string" calcext:value-type="string">
            <text:p>lockPref("geo.enabled", false);</text:p>
          </table:table-cell>
          <table:table-cell office:value-type="string" calcext:value-type="string">
            <text:p>変更無し</text:p>
          </table:table-cell>
          <table:table-cell office:value-type="string" calcext:value-type="string">
            <text:p>lockPref("geo.enabled", false);</text:p>
          </table:table-cell>
          <table:table-cell table:number-columns-repeated="1010"/>
        </table:table-row>
        <table:table-row table:style-name="ro3">
          <table:table-cell office:value-type="string" calcext:value-type="string">
            <text:p>Privacy-15</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検索結果のローカライズ用地域コードの位置情報に基づく推定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1" office:value-type="string" calcext:value-type="string">
            <text:p>-</text:p>
          </table:table-cell>
          <table:table-cell table:formula="of:=IF([.H163]=&quot;&quot;;&quot;?&quot;;IF([.J163]=&quot;&quot;;&quot;新規&quot;;IF([.H163]=[.J163];&quot;&quot;;&quot;変更あり&quot;)))">
            <text:p/>
          </table:table-cell>
          <table:table-cell table:style-name="ce1" office:value-type="string" calcext:value-type="string">
            <text:p>-</text:p>
          </table:table-cell>
          <table:table-cell table:formula="of:=IF([.J163]=&quot;&quot;;&quot;?&quot;;IF([.L163]=&quot;&quot;;&quot;新規&quot;;IF([.J163]=[.L163];&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Privacy-1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browser.search.geoip.url", "");</text:p>
          </table:table-cell>
          <table:table-cell table:formula="of:=IF([.H164]=&quot;&quot;;&quot;?&quot;;IF([.J164]=&quot;&quot;;&quot;新規&quot;;IF([.H164]=[.J164];&quot;&quot;;&quot;変更あり&quot;)))">
            <text:p/>
          </table:table-cell>
          <table:table-cell table:style-name="ce1" office:value-type="string" calcext:value-type="string">
            <text:p>lockPref("browser.search.geoip.url", "");</text:p>
          </table:table-cell>
          <table:table-cell table:formula="of:=IF([.J164]=&quot;&quot;;&quot;?&quot;;IF([.L164]=&quot;&quot;;&quot;新規&quot;;IF([.J164]=[.L164];&quot;&quot;;&quot;○&quot;)))">
            <text:p/>
          </table:table-cell>
          <table:table-cell office:value-type="string" calcext:value-type="string">
            <text:p>lockPref("browser.search.geoip.url", "");</text:p>
          </table:table-cell>
          <table:table-cell table:number-columns-repeated="1012"/>
        </table:table-row>
        <table:table-row table:style-name="ro6">
          <table:table-cell office:value-type="string" calcext:value-type="string">
            <text:p>Privacy-16</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DNSの先読み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network.dns.disablePrefetch", false);</text:p>
          </table:table-cell>
          <table:table-cell table:formula="of:=IF([.H165]=&quot;&quot;;&quot;?&quot;;IF([.J165]=&quot;&quot;;&quot;新規&quot;;IF([.H165]=[.J165];&quot;&quot;;&quot;変更あり&quot;)))">
            <text:p/>
          </table:table-cell>
          <table:table-cell table:style-name="ce2" office:value-type="string" calcext:value-type="string">
            <text:p>lockPref("network.dns.disablePrefetch", false);</text:p>
          </table:table-cell>
          <table:table-cell table:formula="of:=IF([.J165]=&quot;&quot;;&quot;?&quot;;IF([.L165]=&quot;&quot;;&quot;新規&quot;;IF([.J165]=[.L165];&quot;&quot;;&quot;○&quot;)))">
            <text:p/>
          </table:table-cell>
          <table:table-cell office:value-type="string" calcext:value-type="string">
            <text:p>lockPref("network.dns.disablePrefetch", false);</text:p>
          </table:table-cell>
          <table:table-cell office:value-type="string" calcext:value-type="string">
            <text:p>変更無し</text:p>
          </table:table-cell>
          <table:table-cell office:value-type="string" calcext:value-type="string">
            <text:p>lockPref("network.dns.disablePrefetch", false);</text:p>
          </table:table-cell>
          <table:table-cell table:number-columns-repeated="1010"/>
        </table:table-row>
        <table:table-row table:style-name="ro6">
          <table:table-cell office:value-type="string" calcext:value-type="string">
            <text:p>Privacy-1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network.dns.disablePrefetch", true);</text:p>
            <text:p>lockPref("network.dns.disablePrefetchFromHTTPS", true);</text:p>
          </table:table-cell>
          <table:table-cell table:formula="of:=IF([.H166]=&quot;&quot;;&quot;?&quot;;IF([.J166]=&quot;&quot;;&quot;新規&quot;;IF([.H166]=[.J166];&quot;&quot;;&quot;変更あり&quot;)))">
            <text:p/>
          </table:table-cell>
          <table:table-cell table:style-name="ce2" office:value-type="string" calcext:value-type="string">
            <text:p>lockPref("network.dns.disablePrefetch", true);</text:p>
            <text:p>lockPref("network.dns.disablePrefetchFromHTTPS", true);</text:p>
          </table:table-cell>
          <table:table-cell table:formula="of:=IF([.J166]=&quot;&quot;;&quot;?&quot;;IF([.L166]=&quot;&quot;;&quot;新規&quot;;IF([.J166]=[.L166];&quot;&quot;;&quot;○&quot;)))" office:value-type="string" office:string-value="○" calcext:value-type="string">
            <text:p>○</text:p>
          </table:table-cell>
          <table:table-cell office:value-type="string" calcext:value-type="string">
            <text:p>lockPref("network.dns.disablePrefetch", true);</text:p>
          </table:table-cell>
          <table:table-cell office:value-type="string" calcext:value-type="string">
            <text:p>変更無し</text:p>
          </table:table-cell>
          <table:table-cell office:value-type="string" calcext:value-type="string">
            <text:p>lockPref("network.dns.disablePrefetch", true);</text:p>
          </table:table-cell>
          <table:table-cell table:number-columns-repeated="1010"/>
        </table:table-row>
        <table:table-row table:style-name="ro6">
          <table:table-cell office:value-type="string" calcext:value-type="string">
            <text:p>Privacy-17</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検索エンジンの候補表示（Suggest）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browser.search.suggest.enabled", true);</text:p>
          </table:table-cell>
          <table:table-cell table:formula="of:=IF([.H167]=&quot;&quot;;&quot;?&quot;;IF([.J167]=&quot;&quot;;&quot;新規&quot;;IF([.H167]=[.J167];&quot;&quot;;&quot;変更あり&quot;)))">
            <text:p/>
          </table:table-cell>
          <table:table-cell table:style-name="ce2" office:value-type="string" calcext:value-type="string">
            <text:p>lockPref("browser.search.suggest.enabled", true);</text:p>
          </table:table-cell>
          <table:table-cell table:formula="of:=IF([.J167]=&quot;&quot;;&quot;?&quot;;IF([.L167]=&quot;&quot;;&quot;新規&quot;;IF([.J167]=[.L167];&quot;&quot;;&quot;○&quot;)))">
            <text:p/>
          </table:table-cell>
          <table:table-cell office:value-type="string" calcext:value-type="string">
            <text:p>lockPref("browser.search.suggest.enabled", true);</text:p>
          </table:table-cell>
          <table:table-cell office:value-type="string" calcext:value-type="string">
            <text:p>変更無し</text:p>
          </table:table-cell>
          <table:table-cell office:value-type="string" calcext:value-type="string">
            <text:p>lockPref("browser.search.suggest.enabled", true);</text:p>
          </table:table-cell>
          <table:table-cell table:number-columns-repeated="1010"/>
        </table:table-row>
        <table:table-row table:style-name="ro41">
          <table:table-cell office:value-type="string" calcext:value-type="string">
            <text:p>Privacy-17</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earch.suggest.enabled", false);</text:p>
            <text:p><text:span text:style-name="T1">lockPref("browser.urlbar.suggest.searches", false);</text:span></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formula="of:=IF([.H168]=&quot;&quot;;&quot;?&quot;;IF([.J168]=&quot;&quot;;&quot;新規&quot;;IF([.H168]=[.J168];&quot;&quot;;&quot;変更あり&quot;)))" office:value-type="string" office:string-value="変更あり" calcext:value-type="string">
            <text:p>変更あり</text:p>
          </table:table-cell>
          <table:table-cell table:style-name="ce1"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formula="of:=IF([.J168]=&quot;&quot;;&quot;?&quot;;IF([.L168]=&quot;&quot;;&quot;新規&quot;;IF([.J168]=[.L168];&quot;&quot;;&quot;○&quot;)))" office:value-type="string" office:string-value="○" calcext:value-type="string">
            <text:p>○</text:p>
          </table:table-cell>
          <table:table-cell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earch.suggest.enabled", false);</text:p>
            <text:p/>
            <text:p>globalChrome.css:</text:p>
            <text:p>@-moz-document url-prefix("chrome://browser/content/search/engineManager.xul") {</text:p>
            <text:p>  #enableSuggest {</text:p>
            <text:p>    display: none !important;</text:p>
            <text:p>    -moz-user-focus: ignore !important;</text:p>
            <text:p>  }</text:p>
            <text:p>}</text:p>
          </table:table-cell>
          <table:table-cell table:number-columns-repeated="1010"/>
        </table:table-row>
        <table:table-row table:style-name="ro3">
          <table:table-cell office:value-type="string" calcext:value-type="string">
            <text:p>Privacy-18</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利用状況の統計の保存および送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69]=&quot;&quot;;&quot;?&quot;;IF([.J169]=&quot;&quot;;&quot;新規&quot;;IF([.H169]=[.J169];&quot;&quot;;&quot;変更あり&quot;)))">
            <text:p/>
          </table:table-cell>
          <table:table-cell table:style-name="ce2" office:value-type="string" calcext:value-type="string">
            <text:p>-</text:p>
          </table:table-cell>
          <table:table-cell table:formula="of:=IF([.J169]=&quot;&quot;;&quot;?&quot;;IF([.L169]=&quot;&quot;;&quot;新規&quot;;IF([.J169]=[.L169];&quot;&quot;;&quot;○&quot;)))">
            <text:p/>
          </table:table-cell>
          <table:table-cell office:value-type="string" calcext:value-type="string">
            <text:p>-</text:p>
          </table:table-cell>
          <table:table-cell office:value-type="string" calcext:value-type="string">
            <text:p>変更無し</text:p>
          </table:table-cell>
          <table:table-cell table:number-columns-repeated="1011"/>
        </table:table-row>
        <table:table-row table:style-name="ro42">
          <table:table-cell office:value-type="string" calcext:value-type="string">
            <text:p>Privacy-1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crashReports.unsubmittedCheck.autoSubmit", false);</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formula="of:=IF([.H170]=&quot;&quot;;&quot;?&quot;;IF([.J170]=&quot;&quot;;&quot;新規&quot;;IF([.H170]=[.J170];&quot;&quot;;&quot;変更あり&quot;)))" office:value-type="string" office:string-value="変更あり" calcext:value-type="string">
            <text:p>変更あり</text:p>
          </table:table-cell>
          <table:table-cell table:style-name="ce1"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formula="of:=IF([.J170]=&quot;&quot;;&quot;?&quot;;IF([.L170]=&quot;&quot;;&quot;新規&quot;;IF([.J170]=[.L170];&quot;&quot;;&quot;○&quot;)))" office:value-type="string" office:string-value="○" calcext:value-type="string">
            <text:p>○</text:p>
          </table:table-cell>
          <table:table-cell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if (typeof getPref("toolkit.telemetry.prompted") == "boolean")</text:p>
            <text:p>  clearPref("toolkit.telemetry.prompted");</text:p>
            <text:p>lockPref("toolkit.telemetry.prompted", 2);</text:p>
            <text:p>lockPref("toolkit.telemetry.rejected", true);</text:p>
            <text:p>lockPref("toolkit.telemetry.enabled", false);</text:p>
            <text:p>lockPref("datareporting.healthreport.service.enabled", false);</text:p>
            <text:p>lockPref("datareporting.healthreport.uploadEnabled", false);</text:p>
            <text:p>lockPref("datareporting.policy.dataSubmissionEnabled", false);</text:p>
            <text:p/>
            <text:p>globalChrome.css:</text:p>
            <text:p>@-moz-document url-prefix("chrome://browser/content/preferences/preferences.xul") {</text:p>
            <text:p>  #dataChoicesTab,</text:p>
            <text:p>  #dataChoicesPanel {</text:p>
            <text:p>    visibility: collapse !important;</text:p>
            <text:p>    -moz-user-focus: ignore !important;</text:p>
            <text:p>  }</text:p>
            <text:p>}</text:p>
          </table:table-cell>
          <table:table-cell table:number-columns-repeated="1010"/>
        </table:table-row>
        <table:table-row table:style-name="ro3">
          <table:table-cell office:value-type="string" calcext:value-type="string">
            <text:p>Privacy-19</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セキュリティエラーレポートの送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1" office:value-type="string" calcext:value-type="string">
            <text:p>-</text:p>
          </table:table-cell>
          <table:table-cell table:formula="of:=IF([.H171]=&quot;&quot;;&quot;?&quot;;IF([.J171]=&quot;&quot;;&quot;新規&quot;;IF([.H171]=[.J171];&quot;&quot;;&quot;変更あり&quot;)))">
            <text:p/>
          </table:table-cell>
          <table:table-cell table:style-name="ce1" office:value-type="string" calcext:value-type="string">
            <text:p>-</text:p>
          </table:table-cell>
          <table:table-cell table:formula="of:=IF([.J171]=&quot;&quot;;&quot;?&quot;;IF([.L171]=&quot;&quot;;&quot;新規&quot;;IF([.J171]=[.L171];&quot;&quot;;&quot;○&quot;)))">
            <text:p/>
          </table:table-cell>
          <table:table-cell office:value-type="string" calcext:value-type="string">
            <text:p>-</text:p>
          </table:table-cell>
          <table:table-cell table:number-columns-repeated="1012"/>
        </table:table-row>
        <table:table-row table:style-name="ro21">
          <table:table-cell office:value-type="string" calcext:value-type="string">
            <text:p>Privacy-19</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security.ssl.errorReporting.automatic", false);</text:p>
            <text:p>lockPref("security.ssl.errorReporting.enabled", false);</text:p>
            <text:p>lockPref("security.ssl.errorReporting.url", "");</text:p>
          </table:table-cell>
          <table:table-cell table:formula="of:=IF([.H172]=&quot;&quot;;&quot;?&quot;;IF([.J172]=&quot;&quot;;&quot;新規&quot;;IF([.H172]=[.J172];&quot;&quot;;&quot;変更あり&quot;)))">
            <text:p/>
          </table:table-cell>
          <table:table-cell table:style-name="ce1" office:value-type="string" calcext:value-type="string">
            <text:p>lockPref("security.ssl.errorReporting.automatic", false);</text:p>
            <text:p>lockPref("security.ssl.errorReporting.enabled", false);</text:p>
            <text:p>lockPref("security.ssl.errorReporting.url", "");</text:p>
          </table:table-cell>
          <table:table-cell table:formula="of:=IF([.J172]=&quot;&quot;;&quot;?&quot;;IF([.L172]=&quot;&quot;;&quot;新規&quot;;IF([.J172]=[.L172];&quot;&quot;;&quot;○&quot;)))">
            <text:p/>
          </table:table-cell>
          <table:table-cell office:value-type="string" calcext:value-type="string">
            <text:p>lockPref("security.ssl.errorReporting.automatic", false);</text:p>
            <text:p>lockPref("security.ssl.errorReporting.enabled", false);</text:p>
            <text:p>lockPref("security.ssl.errorReporting.url", "");</text:p>
          </table:table-cell>
          <table:table-cell table:number-columns-repeated="1012"/>
        </table:table-row>
        <table:table-row table:style-name="ro4">
          <table:table-cell table:style-name="ce3" office:value-type="string" calcext:value-type="string">
            <text:p>Privacy-20</text:p>
          </table:table-cell>
          <table:table-cell table:style-name="ce3" office:value-type="string" calcext:value-type="string">
            <text:p>1（廃止）</text:p>
          </table:table-cell>
          <table:table-cell office:value-type="string" calcext:value-type="string" table:number-columns-spanned="1" table:number-rows-spanned="4">
            <text:p>プライバシー</text:p>
          </table:table-cell>
          <table:table-cell office:value-type="string" calcext:value-type="string" table:number-columns-spanned="1" table:number-rows-spanned="4">
            <text:p>「Do Not Track」ヘッダの送出の可否</text:p>
          </table:table-cell>
          <table:table-cell office:value-type="string" calcext:value-type="string" table:number-columns-spanned="1" table:number-rows-spanned="4">
            <text:p>-</text:p>
          </table:table-cell>
          <table:table-cell table:style-name="ce3" office:value-type="string" calcext:value-type="string">
            <text:p>許可で送出する</text:p>
          </table:table-cell>
          <table:table-cell table:style-name="ce3" office:value-type="string" calcext:value-type="string">
            <text:p>MCDで設定を反映する</text:p>
          </table:table-cell>
          <table:table-cell table:style-name="ce4" office:value-type="string" calcext:value-type="string">
            <text:p>Bug 1042135により廃止</text:p>
          </table:table-cell>
          <table:table-cell table:formula="of:=IF([.H173]=&quot;&quot;;&quot;?&quot;;IF([.J173]=&quot;&quot;;&quot;新規&quot;;IF([.H173]=[.J173];&quot;&quot;;&quot;変更あり&quot;)))" office:value-type="string" office:string-value="変更あり" calcext:value-type="string">
            <text:p>変更あり</text:p>
          </table:table-cell>
          <table:table-cell table:style-name="ce2" office:value-type="string" calcext:value-type="string">
            <text:p>pref("privacy.donottrackheader.enabled", false);</text:p>
          </table:table-cell>
          <table:table-cell table:formula="of:=IF([.J173]=&quot;&quot;;&quot;?&quot;;IF([.L173]=&quot;&quot;;&quot;新規&quot;;IF([.J173]=[.L173];&quot;&quot;;&quot;○&quot;)))">
            <text:p/>
          </table:table-cell>
          <table:table-cell office:value-type="string" calcext:value-type="string">
            <text:p>pref("privacy.donottrackheader.enabled", false);</text:p>
          </table:table-cell>
          <table:table-cell office:value-type="string" calcext:value-type="string">
            <text:p>変更無し</text:p>
          </table:table-cell>
          <table:table-cell office:value-type="string" calcext:value-type="string">
            <text:p>pref("privacy.donottrackheader.enabled", false);</text:p>
          </table:table-cell>
          <table:table-cell table:number-columns-repeated="1010"/>
        </table:table-row>
        <table:table-row table:style-name="ro25">
          <table:table-cell office:value-type="string" calcext:value-type="string">
            <text:p>Privacy-20</text:p>
          </table:table-cell>
          <table:table-cell office:value-type="float" office:value="2" calcext:value-type="float">
            <text:p>2</text:p>
          </table:table-cell>
          <table:covered-table-cell table:number-columns-repeated="3"/>
          <table:table-cell office:value-type="string" calcext:value-type="string">
            <text:p>禁止で送出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2" office:value-type="string" calcext:value-type="string">
            <text:p>MCD:</text:p>
            <text:p>lockPref("privacy.donottrackheader.enabled", true);</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trackingprotectionpbmbox + vbox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formula="of:=IF([.H174]=&quot;&quot;;&quot;?&quot;;IF([.J174]=&quot;&quot;;&quot;新規&quot;;IF([.H174]=[.J174];&quot;&quot;;&quot;変更あり&quot;)))" office:value-type="string" office:string-value="変更あり" calcext:value-type="string">
            <text:p>変更あり</text:p>
          </table:table-cell>
          <table:table-cell table:style-name="ce2" office:value-type="string" calcext:value-type="string">
            <text:p>pref("privacy.donottrackheader.enabled", true);</text:p>
          </table:table-cell>
          <table:table-cell table:formula="of:=IF([.J174]=&quot;&quot;;&quot;?&quot;;IF([.L174]=&quot;&quot;;&quot;新規&quot;;IF([.J174]=[.L174];&quot;&quot;;&quot;○&quot;)))">
            <text:p/>
          </table:table-cell>
          <table:table-cell office:value-type="string" calcext:value-type="string">
            <text:p>pref("privacy.donottrackheader.enabled", true);</text:p>
          </table:table-cell>
          <table:table-cell office:value-type="string" calcext:value-type="string">
            <text:p>変更無し</text:p>
          </table:table-cell>
          <table:table-cell office:value-type="string" calcext:value-type="string">
            <text:p>pref("privacy.donottrackheader.enabled", true);</text:p>
          </table:table-cell>
          <table:table-cell table:number-columns-repeated="1010"/>
        </table:table-row>
        <table:table-row table:style-name="ro2">
          <table:table-cell office:value-type="string" calcext:value-type="string">
            <text:p>Privacy-20</text:p>
          </table:table-cell>
          <table:table-cell office:value-type="float" office:value="3" calcext:value-type="float">
            <text:p>3</text:p>
          </table:table-cell>
          <table:covered-table-cell table:number-columns-repeated="3"/>
          <table:table-cell office:value-type="string" calcext:value-type="string">
            <text:p>一切送出しない（既定）</text:p>
          </table:table-cell>
          <table:table-cell office:value-type="string" calcext:value-type="string">
            <text:p>-</text:p>
          </table:table-cell>
          <table:table-cell table:style-name="ce2" office:value-type="string" calcext:value-type="string">
            <text:p>-</text:p>
          </table:table-cell>
          <table:table-cell table:formula="of:=IF([.H175]=&quot;&quot;;&quot;?&quot;;IF([.J175]=&quot;&quot;;&quot;新規&quot;;IF([.H175]=[.J175];&quot;&quot;;&quot;変更あり&quot;)))">
            <text:p/>
          </table:table-cell>
          <table:table-cell table:style-name="ce2" office:value-type="string" calcext:value-type="string">
            <text:p>-</text:p>
          </table:table-cell>
          <table:table-cell table:formula="of:=IF([.J175]=&quot;&quot;;&quot;?&quot;;IF([.L175]=&quot;&quot;;&quot;新規&quot;;IF([.J175]=[.L175];&quot;&quot;;&quot;○&quot;)))">
            <text:p/>
          </table:table-cell>
          <table:table-cell office:value-type="string" calcext:value-type="string">
            <text:p>-</text:p>
          </table:table-cell>
          <table:table-cell table:number-columns-repeated="1012"/>
        </table:table-row>
        <table:table-row table:style-name="ro43">
          <table:table-cell office:value-type="string" calcext:value-type="string">
            <text:p>Privacy-20</text:p>
          </table:table-cell>
          <table:table-cell office:value-type="float" office:value="4" calcext:value-type="float">
            <text:p>4</text:p>
          </table:table-cell>
          <table:covered-table-cell table:number-columns-repeated="3"/>
          <table:table-cell office:value-type="string" calcext:value-type="string">
            <text:p>一切送出しないことを強制</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privacy.donottrackheader.enabled", false);</text:p>
            <text:p/>
            <text:p>globalChrome.css:</text:p>
            <text:p>@-moz-document</text:p>
            <text:p>  url-prefix("chrome://browser/content/preferences/in-content/preferences.xul"),</text:p>
            <text:p>  url-prefix("about:preferences") {</text:p>
            <text:p>  #trackingprotectionpbmbox + vbox {</text:p>
            <text:p>    visibility: collapse !important;</text:p>
            <text:p>    -moz-user-focus: ignore !important;</text:p>
            <text:p>  }</text:p>
            <text:p>}</text:p>
          </table:table-cell>
          <table:table-cell table:formula="of:=IF([.H176]=&quot;&quot;;&quot;?&quot;;IF([.J176]=&quot;&quot;;&quot;新規&quot;;IF([.H176]=[.J176];&quot;&quot;;&quot;変更あり&quot;)))" office:value-type="string" office:string-value="変更あり" calcext:value-type="string">
            <text:p>変更あり</text:p>
          </table:table-cell>
          <table:table-cell table:style-name="ce1"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formula="of:=IF([.J176]=&quot;&quot;;&quot;?&quot;;IF([.L176]=&quot;&quot;;&quot;新規&quot;;IF([.J176]=[.L176];&quot;&quot;;&quot;○&quot;)))">
            <text:p/>
          </table:table-cell>
          <table:table-cell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privacy.donottrackheader.enabled", false);</text:p>
            <text:p/>
            <text:p>globalChrome.css:</text:p>
            <text:p>@-moz-document url-prefix("chrome://browser/content/preferences/preferences.xul") {</text:p>
            <text:p>  #trackingGroup {</text:p>
            <text:p>    visibility: collapse !important;</text:p>
            <text:p>    -moz-user-focus: ignore !important;</text:p>
            <text:p>  }</text:p>
            <text:p>}</text:p>
          </table:table-cell>
          <table:table-cell table:number-columns-repeated="1010"/>
        </table:table-row>
        <table:table-row table:style-name="ro3">
          <table:table-cell office:value-type="string" calcext:value-type="string">
            <text:p>Privacy-21</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クラッシュレポートの送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77]=&quot;&quot;;&quot;?&quot;;IF([.J177]=&quot;&quot;;&quot;新規&quot;;IF([.H177]=[.J177];&quot;&quot;;&quot;変更あり&quot;)))">
            <text:p/>
          </table:table-cell>
          <table:table-cell table:style-name="ce2" office:value-type="string" calcext:value-type="string">
            <text:p>-</text:p>
          </table:table-cell>
          <table:table-cell table:formula="of:=IF([.J177]=&quot;&quot;;&quot;?&quot;;IF([.L177]=&quot;&quot;;&quot;新規&quot;;IF([.J177]=[.L177];&quot;&quot;;&quot;○&quot;)))">
            <text:p/>
          </table:table-cell>
          <table:table-cell office:value-type="string" calcext:value-type="string">
            <text:p>-</text:p>
          </table:table-cell>
          <table:table-cell table:number-columns-repeated="1012"/>
        </table:table-row>
        <table:table-row table:style-name="ro32">
          <table:table-cell office:value-type="string" calcext:value-type="string">
            <text:p>Privacy-2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fainstall.iniを編集する</text:p>
            <text:p><text:span text:style-name="T1">2. MCDで設定を反映する</text:span></text:p>
            <text:p><text:span text:style-name="T1">3. アドオン「globalChrome.css」を導入する</text:span></text:p>
            <text:p><text:span text:style-name="T1">4. globalChrome.cssで設定を反映する</text:span></text:p>
          </table:table-cell>
          <table:table-cell table:style-name="ce2" office:value-type="string" calcext:value-type="string">
            <text:p>fainstall.ini:</text:p>
            <text:p>[fainstall]</text:p>
            <text:p>AppEnableCrashReport=false</text:p>
            <text:p/>
            <text:p>MCD:</text:p>
            <text:p>lockPref("browser.crashReports.unsubmittedCheck.autoSubmit", false);</text:p>
            <text:p/>
            <text:p>globalChrome.css:</text:p>
            <text:p>@-moz-document</text:p>
            <text:p>  url-prefix("chrome://browser/content/preferences/in-content/preferences.xul"),</text:p>
            <text:p>  url-prefix("about:preferences") {</text:p>
            <text:p>  #dataChoicesPanel &gt; groupbox:nth-of-type(2) {</text:p>
            <text:p>    visibility: collapse !important;</text:p>
            <text:p>    -moz-user-focus: ignore !important;</text:p>
            <text:p>  }</text:p>
            <text:p>}</text:p>
          </table:table-cell>
          <table:table-cell table:formula="of:=IF([.H178]=&quot;&quot;;&quot;?&quot;;IF([.J178]=&quot;&quot;;&quot;新規&quot;;IF([.H178]=[.J178];&quot;&quot;;&quot;変更あり&quot;)))" office:value-type="string" office:string-value="変更あり" calcext:value-type="string">
            <text:p>変更あり</text:p>
          </table:table-cell>
          <table:table-cell table:style-name="ce2" office:value-type="string" calcext:value-type="string">
            <text:p>[fainstall]</text:p>
            <text:p>AppEnableCrashReport=false</text:p>
          </table:table-cell>
          <table:table-cell table:formula="of:=IF([.J178]=&quot;&quot;;&quot;?&quot;;IF([.L178]=&quot;&quot;;&quot;新規&quot;;IF([.J178]=[.L178];&quot;&quot;;&quot;○&quot;)))">
            <text:p/>
          </table:table-cell>
          <table:table-cell office:value-type="string" calcext:value-type="string">
            <text:p>[fainstall]</text:p>
            <text:p>AppEnableCrashReport=false</text:p>
          </table:table-cell>
          <table:table-cell office:value-type="string" calcext:value-type="string">
            <text:p>変更無し</text:p>
          </table:table-cell>
          <table:table-cell office:value-type="string" calcext:value-type="string">
            <text:p>[fainstall]</text:p>
            <text:p>AppEnableCrashReport=false</text:p>
          </table:table-cell>
          <table:table-cell table:number-columns-repeated="1010"/>
        </table:table-row>
        <table:table-row table:style-name="ro3">
          <table:table-cell office:value-type="string" calcext:value-type="string">
            <text:p>Privacy-2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Firefox Sync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table:number-columns-repeated="2" office:value-type="string" calcext:value-type="string">
            <text:p>-</text:p>
          </table:table-cell>
          <table:table-cell table:formula="of:=IF([.H179]=&quot;&quot;;&quot;?&quot;;IF([.J179]=&quot;&quot;;&quot;新規&quot;;IF([.H179]=[.J179];&quot;&quot;;&quot;変更あり&quot;)))">
            <text:p/>
          </table:table-cell>
          <table:table-cell table:style-name="ce2" office:value-type="string" calcext:value-type="string">
            <text:p>-</text:p>
          </table:table-cell>
          <table:table-cell table:formula="of:=IF([.J179]=&quot;&quot;;&quot;?&quot;;IF([.L179]=&quot;&quot;;&quot;新規&quot;;IF([.J179]=[.L179];&quot;&quot;;&quot;○&quot;)))">
            <text:p/>
          </table:table-cell>
          <table:table-cell office:value-type="string" calcext:value-type="string">
            <text:p>-</text:p>
          </table:table-cell>
          <table:table-cell table:number-columns-repeated="1012"/>
        </table:table-row>
        <table:table-row table:style-name="ro44">
          <table:table-cell office:value-type="string" calcext:value-type="string">
            <text:p>Privacy-2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アドオン「Disable Sync」を導入する</text:p>
          </table:table-cell>
          <table:table-cell office:value-type="string" calcext:value-type="string">
            <text:p>MCDで代用の場合：</text:p>
            <text:p>lockPref("identity.sync.tokenserver.uri", "");</text:p>
            <text:p>lockPref("services.settings.server", "");</text:p>
            <text:p>lockPref("services.sync.fxa.privacyURL", "");</text:p>
            <text:p>lockPref("services.sync.fxa.termsURL", "");</text:p>
            <text:p>lockPref("services.sync.jpake.serverURL", "");</text:p>
            <text:p>lockPref("services.sync.privacyURL", "");</text:p>
            <text:p>lockPref("services.sync.serverURL", "");</text:p>
            <text:p>lockPref("services.sync.statusURL", "");</text:p>
            <text:p>lockPref("services.sync.syncKeyHelpURL", "");</text:p>
            <text:p>lockPref("services.sync.termsURL", "");</text:p>
          </table:table-cell>
          <table:table-cell table:formula="of:=IF([.H180]=&quot;&quot;;&quot;?&quot;;IF([.J180]=&quot;&quot;;&quot;新規&quot;;IF([.H180]=[.J180];&quot;&quot;;&quot;変更あり&quot;)))" office:value-type="string" office:string-value="変更あり" calcext:value-type="string">
            <text:p>変更あり</text:p>
          </table:table-cell>
          <table:table-cell table:style-name="ce2" office:value-type="string" calcext:value-type="string">
            <text:p>-</text:p>
          </table:table-cell>
          <table:table-cell table:formula="of:=IF([.J180]=&quot;&quot;;&quot;?&quot;;IF([.L180]=&quot;&quot;;&quot;新規&quot;;IF([.J180]=[.L180];&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0"/>
        </table:table-row>
        <table:table-row table:style-name="ro15">
          <table:table-cell table:style-name="ce3" office:value-type="string" calcext:value-type="string">
            <text:p>Privacy-23（廃止）</text:p>
          </table:table-cell>
          <table:table-cell table:style-name="ce3" office:value-type="float" office:value="1" calcext:value-type="float">
            <text:p>1</text:p>
          </table:table-cell>
          <table:table-cell table:style-name="ce3" office:value-type="string" calcext:value-type="string" table:number-columns-spanned="1" table:number-rows-spanned="2">
            <text:p>プライバシー</text:p>
          </table:table-cell>
          <table:table-cell table:style-name="ce3" office:value-type="string" calcext:value-type="string" table:number-columns-spanned="1" table:number-rows-spanned="2">
            <text:p>ソーシャルAPIの利用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既定）</text:p>
          </table:table-cell>
          <table:table-cell table:style-name="ce3" office:value-type="string" calcext:value-type="string">
            <text:p>-</text:p>
          </table:table-cell>
          <table:table-cell table:style-name="ce4" office:value-type="string" calcext:value-type="string">
            <text:p>-</text:p>
          </table:table-cell>
          <table:table-cell table:formula="of:=IF([.H181]=&quot;&quot;;&quot;?&quot;;IF([.J181]=&quot;&quot;;&quot;新規&quot;;IF([.H181]=[.J181];&quot;&quot;;&quot;変更あり&quot;)))">
            <text:p/>
          </table:table-cell>
          <table:table-cell table:style-name="ce4" office:value-type="string" calcext:value-type="string">
            <text:p>-</text:p>
          </table:table-cell>
          <table:table-cell table:formula="of:=IF([.J181]=&quot;&quot;;&quot;?&quot;;IF([.L181]=&quot;&quot;;&quot;新規&quot;;IF([.J181]=[.L181];&quot;&quot;;&quot;○&quot;)))">
            <text:p/>
          </table:table-cell>
          <table:table-cell table:style-name="ce2" office:value-type="string" calcext:value-type="string">
            <text:p>-</text:p>
          </table:table-cell>
          <table:table-cell office:value-type="string" calcext:value-type="string">
            <text:p>lockPref("social.remote-install.enabled", true);</text:p>
            <text:p>lockPref("social.toast-notifications.enabled", true);</text:p>
          </table:table-cell>
          <table:table-cell office:value-type="string" calcext:value-type="string">
            <text:p>-</text:p>
          </table:table-cell>
          <table:table-cell table:number-columns-repeated="1010"/>
        </table:table-row>
        <table:table-row table:style-name="ro45">
          <table:table-cell table:style-name="ce3" office:value-type="string" calcext:value-type="string">
            <text:p>Privacy-23（廃止）</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text:p>
          </table:table-cell>
          <table:table-cell table:style-name="ce3" office:value-type="string" calcext:value-type="string">
            <text:p>1. MCDで設定を反映する</text:p>
            <text:p>2. アドオン「globalChrome.css」を導入する</text:p>
            <text:p>3. globalChrome.cssで設定を反映する</text:p>
          </table:table-cell>
          <table:table-cell table:style-name="ce23" office:value-type="string" calcext:value-type="string">
            <text:p>Security-11に統合</text:p>
          </table:table-cell>
          <table:table-cell table:formula="of:=IF([.H182]=&quot;&quot;;&quot;?&quot;;IF([.J182]=&quot;&quot;;&quot;新規&quot;;IF([.H182]=[.J182];&quot;&quot;;&quot;変更あり&quot;)))">
            <text:p/>
          </table:table-cell>
          <table:table-cell table:style-name="ce23" office:value-type="string" calcext:value-type="string">
            <text:p>Security-11に統合</text:p>
          </table:table-cell>
          <table:table-cell table:formula="of:=IF([.J182]=&quot;&quot;;&quot;?&quot;;IF([.L182]=&quot;&quot;;&quot;新規&quot;;IF([.J182]=[.L182];&quot;&quot;;&quot;○&quot;)))" office:value-type="string" office:string-value="○" calcext:value-type="string">
            <text:p>○</text:p>
          </table:table-cell>
          <table:table-cell table:style-name="ce20" office:value-type="string" calcext:value-type="string">
            <text:p><text:span text:style-name="T3">MCD:</text:span></text:p>
            <text:p><text:span text:style-name="T3">lockPref("social.directories", "");</text:span></text:p>
            <text:p><text:span text:style-name="T3">lockPref("social.remote-install.enabled", false);</text:span></text:p>
            <text:p><text:span text:style-name="T3">lockPref("social.share.activationPanelEnabled", false);</text:span></text:p>
            <text:p><text:span text:style-name="T3">lockPref("social.toast-notifications.enabled", false);</text:span></text:p>
            <text:p><text:span text:style-name="T3">lockPref("social.whitelist", "");</text:span></text:p>
            <text:p/>
            <text:p><text:span text:style-name="T3">globalChrome.css:</text:span></text:p>
            <text:p><text:span text:style-name="T3">@-moz-document url-prefix("chrome://browser/content/browser.xul") {</text:span></text:p>
            <text:p><text:span text:style-name="T3">  #social-share-button,</text:span></text:p>
            <text:p><text:span text:style-name="T3">  #wrapper-social-share-button {</text:span></text:p>
            <text:p><text:span text:style-name="T3">    display: none !important;</text:span></text:p>
            <text:p><text:span text:style-name="T3">    -moz-user-focus: ignore !important;</text:span></text:p>
            <text:p><text:span text:style-name="T3">  }</text:span></text:p>
            <text:p><text:span text:style-name="T3">}</text:span></text:p>
          </table:table-cell>
          <table:table-cell office:value-type="string" calcext:value-type="string">
            <text:p>lockPref("social.remote-install.enabled", false);</text:p>
            <text:p>lockPref("social.toast-notifications.enabled", false);</text:p>
          </table:table-cell>
          <table:table-cell office:value-type="string" calcext:value-type="string">
            <text:p>-</text:p>
          </table:table-cell>
          <table:table-cell table:number-columns-repeated="1010"/>
        </table:table-row>
        <table:table-row table:style-name="ro3">
          <table:table-cell office:value-type="string" calcext:value-type="string">
            <text:p>Privacy-24</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Firefoxアカウント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83]=&quot;&quot;;&quot;?&quot;;IF([.J183]=&quot;&quot;;&quot;新規&quot;;IF([.H183]=[.J183];&quot;&quot;;&quot;変更あり&quot;)))">
            <text:p/>
          </table:table-cell>
          <table:table-cell table:style-name="ce2" office:value-type="string" calcext:value-type="string">
            <text:p>-</text:p>
          </table:table-cell>
          <table:table-cell table:formula="of:=IF([.J183]=&quot;&quot;;&quot;?&quot;;IF([.L183]=&quot;&quot;;&quot;新規&quot;;IF([.J183]=[.L183];&quot;&quot;;&quot;○&quot;)))">
            <text:p/>
          </table:table-cell>
          <table:table-cell office:value-type="string" calcext:value-type="string">
            <text:p>-</text:p>
          </table:table-cell>
          <table:table-cell/>
          <table:table-cell office:value-type="string" calcext:value-type="string">
            <text:p>-</text:p>
          </table:table-cell>
          <table:table-cell table:number-columns-repeated="1010"/>
        </table:table-row>
        <table:table-row table:style-name="ro46">
          <table:table-cell office:value-type="string" calcext:value-type="string">
            <text:p>Privacy-24</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ext:p>lockPref("identity.fxaccounts.remote.webchannel.uri","about:blank");</text:p>
          </table:table-cell>
          <table:table-cell table:formula="of:=IF([.H184]=&quot;&quot;;&quot;?&quot;;IF([.J184]=&quot;&quot;;&quot;新規&quot;;IF([.H184]=[.J184];&quot;&quot;;&quot;変更あり&quot;)))">
            <text:p/>
          </table:table-cell>
          <table:table-cell table:style-name="ce1"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ext:p>lockPref("identity.fxaccounts.remote.webchannel.uri","about:blank");</text:p>
          </table:table-cell>
          <table:table-cell table:formula="of:=IF([.J184]=&quot;&quot;;&quot;?&quot;;IF([.L184]=&quot;&quot;;&quot;新規&quot;;IF([.J184]=[.L184];&quot;&quot;;&quot;○&quot;)))" office:value-type="string" office:string-value="○" calcext:value-type="string">
            <text:p>○</text:p>
          </table:table-cell>
          <table:table-cell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able:table-cell>
          <table:table-cell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able:table-cell>
          <table:table-cell office:value-type="string" calcext:value-type="string">
            <text:p>-</text:p>
          </table:table-cell>
          <table:table-cell table:number-columns-repeated="1010"/>
        </table:table-row>
        <table:table-row table:style-name="ro2">
          <table:table-cell table:style-name="ce3" office:value-type="string" calcext:value-type="string">
            <text:p>Privacy-25（廃止）</text:p>
          </table:table-cell>
          <table:table-cell table:style-name="ce3" office:value-type="float" office:value="1" calcext:value-type="float">
            <text:p>1</text:p>
          </table:table-cell>
          <table:table-cell table:style-name="ce3" office:value-type="string" calcext:value-type="string" table:number-columns-spanned="1" table:number-rows-spanned="2">
            <text:p>プライバシー</text:p>
          </table:table-cell>
          <table:table-cell table:style-name="ce3" office:value-type="string" calcext:value-type="string" table:number-columns-spanned="1" table:number-rows-spanned="2">
            <text:p>Firefox Helloの利用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既定）</text:p>
          </table:table-cell>
          <table:table-cell table:style-name="ce3" office:value-type="string" calcext:value-type="string">
            <text:p>MCDで設定を反映する</text:p>
          </table:table-cell>
          <table:table-cell table:style-name="ce8" office:value-type="string" calcext:value-type="string">
            <text:p>-（Firefox 52で廃止）</text:p>
          </table:table-cell>
          <table:table-cell table:formula="of:=IF([.H185]=&quot;&quot;;&quot;?&quot;;IF([.J185]=&quot;&quot;;&quot;新規&quot;;IF([.H185]=[.J185];&quot;&quot;;&quot;変更あり&quot;)))" office:value-type="string" office:string-value="変更あり" calcext:value-type="string">
            <text:p>変更あり</text:p>
          </table:table-cell>
          <table:table-cell table:style-name="ce2" office:value-type="string" calcext:value-type="string">
            <text:p>lockPref("loop.enabled",true);</text:p>
          </table:table-cell>
          <table:table-cell table:formula="of:=IF([.J185]=&quot;&quot;;&quot;?&quot;;IF([.L185]=&quot;&quot;;&quot;新規&quot;;IF([.J185]=[.L185];&quot;&quot;;&quot;○&quot;)))">
            <text:p/>
          </table:table-cell>
          <table:table-cell table:number-columns-repeated="2" office:value-type="string" calcext:value-type="string">
            <text:p>lockPref("loop.enabled",true);</text:p>
          </table:table-cell>
          <table:table-cell office:value-type="string" calcext:value-type="string">
            <text:p>-</text:p>
          </table:table-cell>
          <table:table-cell table:number-columns-repeated="1010"/>
        </table:table-row>
        <table:table-row table:style-name="ro47">
          <table:table-cell table:style-name="ce3" office:value-type="string" calcext:value-type="string">
            <text:p>Privacy-25（廃止）</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text:p>
          </table:table-cell>
          <table:table-cell table:style-name="ce3" office:value-type="string" calcext:value-type="string">
            <text:p>1. MCDで設定を反映する</text:p>
            <text:p>2. アドオン「globalChrome.css」を導入する</text:p>
            <text:p>3. globalChrome.cssで設定を反映する</text:p>
          </table:table-cell>
          <table:table-cell table:style-name="ce8" office:value-type="string" calcext:value-type="string">
            <text:p>-（Firefox 52で廃止）</text:p>
          </table:table-cell>
          <table:table-cell table:formula="of:=IF([.H186]=&quot;&quot;;&quot;?&quot;;IF([.J186]=&quot;&quot;;&quot;新規&quot;;IF([.H186]=[.J186];&quot;&quot;;&quot;変更あり&quot;)))" office:value-type="string" office:string-value="変更あり" calcext:value-type="string">
            <text:p>変更あり</text:p>
          </table:table-cell>
          <table:table-cell table:style-name="ce1" office:value-type="string" calcext:value-type="string">
            <text:p>MCD:</text:p>
            <text:p><text:span text:style-name="T5">lockPref("loop.enabled",false);</text:span></text:p>
            <text:p><text:span text:style-name="T5">lockPref("loop.server", "");</text:span></text:p>
            <text:p><text:span text:style-name="T6">lockPref("loop.facebook.fallbackUrl", "");</text:span></text:p>
            <text:p><text:span text:style-name="T5">lockPref("loop.facebook.shareUrl", "");</text:span></text:p>
            <text:p><text:span text:style-name="T5">lockPref("loop.feedback.baseUrl", "");</text:span></text:p>
            <text:p><text:span text:style-name="T5">lockPref("loop.feedback.formURL", "");</text:span></text:p>
            <text:p><text:span text:style-name="T5">lockPref("loop.feedback.manualFormURL", "");</text:span></text:p>
            <text:p><text:span text:style-name="T5">lockPref("loop.gettingStarted.url", "");</text:span></text:p>
            <text:p><text:span text:style-name="T5">lockPref("loop.learnMoreUrl", "");</text:span></text:p>
            <text:p><text:span text:style-name="T5">lockPref("loop.legal.ToS_url", "");</text:span></text:p>
            <text:p><text:span text:style-name="T5">lockPref("loop.legal.privacy_url", "");</text:span></text:p>
            <text:p><text:span text:style-name="T5">lockPref("loop.linkChecker.url", "");</text:span></text:p>
            <text:p><text:span text:style-name="T5">lockPref("loop.oauth.google.scope", "");</text:span></text:p>
            <text:p><text:span text:style-name="T5">lockPref("loop.support_url", "");</text:span></text:p>
            <text:p><text:span text:style-name="T5">lockPref("loop.CSP", "");</text:span></text:p>
            <text:p><text:span text:style-name="T5">lockPref("loop.linkClicker.url", "")</text:span></text:p>
            <text:p/>
            <text:p>globalChrome.css:</text:p>
            <text:p>@-moz-document url-prefix("chrome://browser/content/browser.xul") {</text:p>
            <text:p>  #loop-button,</text:p>
            <text:p>  #wrapper-loop-button,</text:p>
            <text:p>  #menu_openLoop {</text:p>
            <text:p>    display: none !important;</text:p>
            <text:p>    -moz-user-focus: ignore !important;</text:p>
            <text:p>  }</text:p>
            <text:p>}</text:p>
          </table:table-cell>
          <table:table-cell table:formula="of:=IF([.J186]=&quot;&quot;;&quot;?&quot;;IF([.L186]=&quot;&quot;;&quot;新規&quot;;IF([.J186]=[.L186];&quot;&quot;;&quot;○&quot;)))" office:value-type="string" office:string-value="○" calcext:value-type="string">
            <text:p>○</text:p>
          </table:table-cell>
          <table:table-cell office:value-type="string" calcext:value-type="string">
            <text:p>MCD:</text:p>
            <text:p>lockPref("loop.enabled",false);</text:p>
            <text:p>lockPref("loop.server", "");</text:p>
            <text:p>lockPref("loop.feedback.baseUrl", "");</text:p>
            <text:p>lockPref("loop.gettingStarted.url", "");</text:p>
            <text:p>lockPref("loop.learnMoreUrl", "");</text:p>
            <text:p>lockPref("loop.legal.ToS_url", "");</text:p>
            <text:p>lockPref("loop.legal.privacy_url", "");</text:p>
            <text:p>lockPref("loop.oauth.google.scope", "");</text:p>
            <text:p>lockPref("loop.support_url", "");</text:p>
            <text:p/>
            <text:p>globalChrome.css:</text:p>
            <text:p>@-moz-document url-prefix("chrome://browser/content/browser.xul") {</text:p>
            <text:p>  #loop-button,</text:p>
            <text:p>  #wrapper-loop-button {</text:p>
            <text:p>    display: none !important;</text:p>
            <text:p>    -moz-user-focus: ignore !important;</text:p>
            <text:p>  }</text:p>
            <text:p>}</text:p>
          </table:table-cell>
          <table:table-cell office:value-type="string" calcext:value-type="string">
            <text:p>lockPref("loop.enabled",false);</text:p>
          </table:table-cell>
          <table:table-cell office:value-type="string" calcext:value-type="string">
            <text:p>-</text:p>
          </table:table-cell>
          <table:table-cell table:number-columns-repeated="1010"/>
        </table:table-row>
        <table:table-row table:style-name="ro3">
          <table:table-cell office:value-type="string" calcext:value-type="string">
            <text:p>Privacy-26</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table:style-name="ce9" office:value-type="string" calcext:value-type="string" table:number-columns-spanned="1" table:number-rows-spanned="2">
            <text:p>「忘れる」ボタン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87]=&quot;&quot;;&quot;?&quot;;IF([.J187]=&quot;&quot;;&quot;新規&quot;;IF([.H187]=[.J187];&quot;&quot;;&quot;変更あり&quot;)))">
            <text:p/>
          </table:table-cell>
          <table:table-cell table:style-name="ce2" office:value-type="string" calcext:value-type="string">
            <text:p>-</text:p>
          </table:table-cell>
          <table:table-cell table:formula="of:=IF([.J187]=&quot;&quot;;&quot;?&quot;;IF([.L187]=&quot;&quot;;&quot;新規&quot;;IF([.J187]=[.L187];&quot;&quot;;&quot;○&quot;)))">
            <text:p/>
          </table:table-cell>
          <table:table-cell office:value-type="string" calcext:value-type="string">
            <text:p>-</text:p>
          </table:table-cell>
          <table:table-cell table:number-columns-repeated="1012"/>
        </table:table-row>
        <table:table-row table:style-name="ro38">
          <table:table-cell office:value-type="string" calcext:value-type="string">
            <text:p>Privacy-2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アドオン「globalChrome.css」を導入する</text:p>
            <text:p>2. globalChrome.cssで設定を反映する</text:p>
          </table:table-cell>
          <table:table-cell table:style-name="ce2"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formula="of:=IF([.H188]=&quot;&quot;;&quot;?&quot;;IF([.J188]=&quot;&quot;;&quot;新規&quot;;IF([.H188]=[.J188];&quot;&quot;;&quot;変更あり&quot;)))">
            <text:p/>
          </table:table-cell>
          <table:table-cell table:style-name="ce2"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formula="of:=IF([.J188]=&quot;&quot;;&quot;?&quot;;IF([.L188]=&quot;&quot;;&quot;新規&quot;;IF([.J188]=[.L188];&quot;&quot;;&quot;○&quot;)))">
            <text:p/>
          </table:table-cell>
          <table:table-cell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number-columns-repeated="1012"/>
        </table:table-row>
        <table:table-row table:style-name="ro3">
          <table:table-cell office:value-type="string" calcext:value-type="string">
            <text:p>Privacy-27</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Pocket（リーディングリスト機能）の利用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text:p>
          </table:table-cell>
          <table:table-cell table:style-name="ce2" office:value-type="string" calcext:value-type="string">
            <text:p>-</text:p>
          </table:table-cell>
          <table:table-cell table:formula="of:=IF([.H189]=&quot;&quot;;&quot;?&quot;;IF([.J189]=&quot;&quot;;&quot;新規&quot;;IF([.H189]=[.J189];&quot;&quot;;&quot;変更あり&quot;)))">
            <text:p/>
          </table:table-cell>
          <table:table-cell table:style-name="ce2" office:value-type="string" calcext:value-type="string">
            <text:p>-</text:p>
          </table:table-cell>
          <table:table-cell table:formula="of:=IF([.J189]=&quot;&quot;;&quot;?&quot;;IF([.L189]=&quot;&quot;;&quot;新規&quot;;IF([.J189]=[.L189];&quot;&quot;;&quot;○&quot;)))">
            <text:p/>
          </table:table-cell>
          <table:table-cell office:value-type="string" calcext:value-type="string">
            <text:p>-</text:p>
          </table:table-cell>
          <table:table-cell table:number-columns-repeated="1012"/>
        </table:table-row>
        <table:table-row table:style-name="ro48">
          <table:table-cell office:value-type="string" calcext:value-type="string">
            <text:p>Privacy-27</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20" office:value-type="string" calcext:value-type="string">
            <text:p><text:span text:style-name="T3">MCD:</text:span></text:p>
            <text:p><text:span text:style-name="T3">lockPref("browser.reader.detectedFirstArticle", true);</text:span></text:p>
            <text:p><text:span text:style-name="T7">lockPref("browser.pocket.enabled", false);</text:span></text:p>
            <text:p><text:span text:style-name="T7">lockPref("browser.pocket.api", "");</text:span></text:p>
            <text:p><text:span text:style-name="T7">lockPref("browser.pocket.site", "");</text:span></text:p>
            <text:p><text:span text:style-name="T7">lockPref("browser.pocket.useLocaleList", false);</text:span></text:p>
            <text:p/>
            <text:p><text:span text:style-name="T3">globalChrome.css:</text:span></text:p>
            <text:p><text:span text:style-name="T3">@-moz-document url-prefix("chrome://browser/content/browser.xul") {</text:span></text:p>
            <text:p><text:span text:style-name="T3">  #menu_pocket,</text:span></text:p>
            <text:p><text:span text:style-name="T3">  #menu_pocketSeparator,</text:span></text:p>
            <text:p><text:span text:style-name="T3">  #BMB_pocket,</text:span></text:p>
            <text:p><text:span text:style-name="T3">  #BMB_pocketSeparator,</text:span></text:p>
            <text:p><text:span text:style-name="T3">  #panelMenu_pocket,</text:span></text:p>
            <text:p><text:span text:style-name="T3">  #panelMenu_pocketSeparator,</text:span></text:p>
            <text:p><text:span text:style-name="T3">  #pocket-button,</text:span></text:p>
            <text:p><text:span text:style-name="T3">  #wrapper-pocket-button,</text:span></text:p>
            <text:p><text:span text:style-name="T3">  #context-pocket,</text:span></text:p>
            <text:p><text:span text:style-name="T3">  #context-savelinktopocket {</text:span></text:p>
            <text:p><text:span text:style-name="T3">    display: none !important;</text:span></text:p>
            <text:p><text:span text:style-name="T3">    -moz-user-focus: ignore !important;</text:span></text:p>
            <text:p><text:span text:style-name="T3">  }</text:span></text:p>
            <text:p><text:span text:style-name="T3">}</text:span></text:p>
            <text:p><text:span text:style-name="T3">@-moz-document url-prefix("about:reader") {</text:span></text:p>
            <text:p><text:span text:style-name="T3">  *|*#pocket-button {</text:span></text:p>
            <text:p><text:span text:style-name="T3">    display: none !important;</text:span></text:p>
            <text:p><text:span text:style-name="T3">    -moz-user-focus: ignore !important;</text:span></text:p>
            <text:p><text:span text:style-name="T3">  }</text:span></text:p>
            <text:p><text:span text:style-name="T3">}</text:span></text:p>
          </table:table-cell>
          <table:table-cell table:formula="of:=IF([.H190]=&quot;&quot;;&quot;?&quot;;IF([.J190]=&quot;&quot;;&quot;新規&quot;;IF([.H190]=[.J190];&quot;&quot;;&quot;変更あり&quot;)))" office:value-type="string" office:string-value="変更あり" calcext:value-type="string">
            <text:p>変更あり</text:p>
          </table:table-cell>
          <table:table-cell table:style-name="ce20" office:value-type="string" calcext:value-type="string">
            <text:p><text:span text:style-name="T3">MCD:</text:span></text:p>
            <text:p><text:span text:style-name="T3">lockPref("browser.readinglist.enabled", false);</text:span></text:p>
            <text:p><text:span text:style-name="T3">lockPref("browser.readinglist.sidebarEverOpened", false);</text:span></text:p>
            <text:p><text:span text:style-name="T3">lockPref("readinglist.scheduler.enabled", false);</text:span></text:p>
            <text:p><text:span text:style-name="T3">lockPref("readinglist.server", "");</text:span></text:p>
            <text:p><text:span text:style-name="T3">lockPref("browser.reader.detectedFirstArticle", true);</text:span></text:p>
            <text:p><text:span text:style-name="T7">lockPref("browser.pocket.enabled", false);</text:span></text:p>
            <text:p><text:span text:style-name="T7">lockPref("browser.pocket.api", "");</text:span></text:p>
            <text:p><text:span text:style-name="T7">lockPref("browser.pocket.site", "");</text:span></text:p>
            <text:p><text:span text:style-name="T7">lockPref("browser.pocket.useLocaleList", false);</text:span></text:p>
            <text:p/>
            <text:p><text:span text:style-name="T3">globalChrome.css:</text:span></text:p>
            <text:p><text:span text:style-name="T3">@-moz-document url-prefix("chrome://browser/content/browser.xul") {</text:span></text:p>
            <text:p><text:span text:style-name="T3">  #menu_pocket,</text:span></text:p>
            <text:p><text:span text:style-name="T3">  #menu_pocketSeparator,</text:span></text:p>
            <text:p><text:span text:style-name="T3">  #BMB_pocket,</text:span></text:p>
            <text:p><text:span text:style-name="T3">  #BMB_pocketSeparator,</text:span></text:p>
            <text:p><text:span text:style-name="T3">  #panelMenu_pocket,</text:span></text:p>
            <text:p><text:span text:style-name="T3">  #panelMenu_pocketSeparator,</text:span></text:p>
            <text:p><text:span text:style-name="T3">  #pocket-button,</text:span></text:p>
            <text:p><text:span text:style-name="T3">  #wrapper-pocket-button {</text:span></text:p>
            <text:p><text:span text:style-name="T3">    display: none !important;</text:span></text:p>
            <text:p><text:span text:style-name="T3">    -moz-user-focus: ignore !important;</text:span></text:p>
            <text:p><text:span text:style-name="T3">  }</text:span></text:p>
            <text:p><text:span text:style-name="T3">}</text:span></text:p>
          </table:table-cell>
          <table:table-cell table:formula="of:=IF([.J190]=&quot;&quot;;&quot;?&quot;;IF([.L190]=&quot;&quot;;&quot;新規&quot;;IF([.J190]=[.L190];&quot;&quot;;&quot;○&quot;)))" office:value-type="string" office:string-value="○" calcext:value-type="string">
            <text:p>○</text:p>
          </table:table-cell>
          <table:table-cell office:value-type="string" calcext:value-type="string">
            <text:p>MCD:</text:p>
            <text:p>lockPref("browser.readinglist.enabled", false);</text:p>
            <text:p>lockPref("browser.readinglist.sidebarEverOpened", false);</text:p>
            <text:p>lockPref("readinglist.scheduler.enabled", false);</text:p>
            <text:p>lockPref("readinglist.server", "");</text:p>
            <text:p/>
            <text:p>globalChrome.css:</text:p>
            <text:p>@-moz-document url-prefix("chrome://browser/content/browser.xul") {</text:p>
            <text:p>  #pocket-button,</text:p>
            <text:p>  #wrapper-pocket-button {</text:p>
            <text:p>    display: none !important;</text:p>
            <text:p>    -moz-user-focus: ignore !important;</text:p>
            <text:p>  }</text:p>
            <text:p>}</text:p>
          </table:table-cell>
          <table:table-cell table:number-columns-repeated="1012"/>
        </table:table-row>
        <table:table-row table:style-name="ro2">
          <table:table-cell table:style-name="ce3" office:value-type="string" calcext:value-type="string">
            <text:p>Privacy-28（廃止）</text:p>
          </table:table-cell>
          <table:table-cell table:style-name="ce3" office:value-type="float" office:value="1" calcext:value-type="float">
            <text:p>1</text:p>
          </table:table-cell>
          <table:table-cell table:style-name="ce3" office:value-type="string" calcext:value-type="string" table:number-columns-spanned="1" table:number-rows-spanned="2">
            <text:p>プライバシー</text:p>
          </table:table-cell>
          <table:table-cell table:style-name="ce3" office:value-type="string" calcext:value-type="string" table:number-columns-spanned="1" table:number-rows-spanned="2">
            <text:p>その他、プライバシー情報に関わる一切の機能の利用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既定）</text:p>
          </table:table-cell>
          <table:table-cell table:style-name="ce3" office:value-type="string" calcext:value-type="string">
            <text:p>MCDで設定を反映する</text:p>
          </table:table-cell>
          <table:table-cell table:style-name="ce8" office:value-type="string" calcext:value-type="string">
            <text:p>Security-15に統合</text:p>
          </table:table-cell>
          <table:table-cell table:formula="of:=IF([.H191]=&quot;&quot;;&quot;?&quot;;IF([.J191]=&quot;&quot;;&quot;新規&quot;;IF([.H191]=[.J191];&quot;&quot;;&quot;変更あり&quot;)))" office:value-type="string" office:string-value="変更あり" calcext:value-type="string">
            <text:p>変更あり</text:p>
          </table:table-cell>
          <table:table-cell table:style-name="ce1" office:value-type="string" calcext:value-type="string">
            <text:p>-</text:p>
          </table:table-cell>
          <table:table-cell table:formula="of:=IF([.J191]=&quot;&quot;;&quot;?&quot;;IF([.L191]=&quot;&quot;;&quot;新規&quot;;IF([.J191]=[.L191];&quot;&quot;;&quot;○&quot;)))">
            <text:p/>
          </table:table-cell>
          <table:table-cell office:value-type="string" calcext:value-type="string">
            <text:p>-</text:p>
          </table:table-cell>
          <table:table-cell table:number-columns-repeated="1012"/>
        </table:table-row>
        <table:table-row table:style-name="ro49">
          <table:table-cell table:style-name="ce3" office:value-type="string" calcext:value-type="string">
            <text:p>Privacy-28（廃止）</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text:p>
          </table:table-cell>
          <table:table-cell table:style-name="ce3" office:value-type="string" calcext:value-type="string">
            <text:p>MCDで設定を反映する</text:p>
          </table:table-cell>
          <table:table-cell table:style-name="ce8" office:value-type="string" calcext:value-type="string">
            <text:p>Security-15に統合</text:p>
          </table:table-cell>
          <table:table-cell table:formula="of:=IF([.H192]=&quot;&quot;;&quot;?&quot;;IF([.J192]=&quot;&quot;;&quot;新規&quot;;IF([.H192]=[.J192];&quot;&quot;;&quot;変更あり&quot;)))" office:value-type="string" office:string-value="変更あり" calcext:value-type="string">
            <text:p>変更あり</text:p>
          </table:table-cell>
          <table:table-cell table:style-name="ce19" office:value-type="string" calcext:value-type="string">
            <text:p><text:span text:style-name="T10">// プッシュ通知受信用のエンドポイントURL</text:span></text:p>
            <text:p><text:span text:style-name="T10">lockPref("services.push.serverURL", "");</text:span></text:p>
            <text:p/>
            <text:p><text:span text:style-name="T10">その他はSecurity-15を参照</text:span></text:p>
          </table:table-cell>
          <table:table-cell table:formula="of:=IF([.J192]=&quot;&quot;;&quot;?&quot;;IF([.L192]=&quot;&quot;;&quot;新規&quot;;IF([.J192]=[.L192];&quot;&quot;;&quot;○&quot;)))" office:value-type="string" office:string-value="○" calcext:value-type="string">
            <text:p>○</text:p>
          </table:table-cell>
          <table:table-cell office:value-type="string" calcext:value-type="string">
            <text:p>// トラッキングプロテクション機能の通信を無効化する</text:p>
            <text:p>lockPref("browser.trackingprotection.gethashURL", "");</text:p>
            <text:p><text:span text:style-name="T5">lockPref("browser.trackingprotection.updateURL", "");</text:span></text:p>
            <text:p>// about:homeの「Marketplace」ボタンからの遷移先URL</text:p>
            <text:p>lockPref("browser.apps.URL", "");</text:p>
            <text:p>// Firefox Developer Editionへの誘導用URL</text:p>
            <text:p>lockPref("devtools.devedition.promo.url", "");</text:p>
            <text:p>// ツールバーカスタマイズにおける、「その他のテーマを入手」の遷移先URL。</text:p>
            <text:p>lockPref("lightweightThemes.getMoreURL", "");</text:p>
            <text:p>// ツールバーカスタマイズにおける、テーマの「おすすめ」の取得用URL。</text:p>
            <text:p>lockPref("lightweightThemes.recommendedThemes", "");</text:p>
            <text:p>// WebIDEの追加コンポーネント「Tools Adapters Add-on」の取得用URL。</text:p>
            <text:p>lockPref("devtools.webide.adaptersAddonURL", "");</text:p>
            <text:p>// プッシュ通知受信用のエンドポイントURL。</text:p>
            <text:p>lockPref("services.push.serverURL", "");</text:p>
          </table:table-cell>
          <table:table-cell table:number-columns-repeated="1012"/>
        </table:table-row>
        <table:table-row table:style-name="ro6">
          <table:table-cell office:value-type="string" calcext:value-type="string">
            <text:p>Privacy-29</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履歴・ブックマーク用データベースの自動最適化</text:p>
          </table:table-cell>
          <table:table-cell office:value-type="string" calcext:value-type="string" table:number-columns-spanned="1" table:number-rows-spanned="2">
            <text:p>-</text:p>
          </table:table-cell>
          <table:table-cell office:value-type="string" calcext:value-type="string">
            <text:p>1週間に1回、最低限の最適化のみ行う（既定）</text:p>
          </table:table-cell>
          <table:table-cell office:value-type="string" calcext:value-type="string">
            <text:p>-</text:p>
          </table:table-cell>
          <table:table-cell table:style-name="ce1" office:value-type="string" calcext:value-type="string">
            <text:p>-</text:p>
          </table:table-cell>
          <table:table-cell table:formula="of:=IF([.H193]=&quot;&quot;;&quot;?&quot;;IF([.J193]=&quot;&quot;;&quot;新規&quot;;IF([.H193]=[.J193];&quot;&quot;;&quot;変更あり&quot;)))">
            <text:p/>
          </table:table-cell>
          <table:table-cell table:style-name="ce1" office:value-type="string" calcext:value-type="string">
            <text:p>-</text:p>
          </table:table-cell>
          <table:table-cell table:formula="of:=IF([.J193]=&quot;&quot;;&quot;?&quot;;IF([.L193]=&quot;&quot;;&quot;新規&quot;;IF([.J193]=[.L193];&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Privacy-29</text:p>
          </table:table-cell>
          <table:table-cell office:value-type="float" office:value="2" calcext:value-type="float">
            <text:p>2</text:p>
          </table:table-cell>
          <table:covered-table-cell table:number-columns-repeated="3"/>
          <table:table-cell office:value-type="string" calcext:value-type="string">
            <text:p>1週間に1回、VACUUMも含めて行う（</text:p>
          </table:table-cell>
          <table:table-cell office:value-type="string" calcext:value-type="string">
            <text:p>アドオン「Places Auto Vacuum On Idle」を導入する。</text:p>
          </table:table-cell>
          <table:table-cell table:style-name="ce1" office:value-type="string" calcext:value-type="string">
            <text:p>-</text:p>
          </table:table-cell>
          <table:table-cell table:formula="of:=IF([.H194]=&quot;&quot;;&quot;?&quot;;IF([.J194]=&quot;&quot;;&quot;新規&quot;;IF([.H194]=[.J194];&quot;&quot;;&quot;変更あり&quot;)))">
            <text:p/>
          </table:table-cell>
          <table:table-cell table:style-name="ce1" office:value-type="string" calcext:value-type="string">
            <text:p>-</text:p>
          </table:table-cell>
          <table:table-cell table:formula="of:=IF([.J194]=&quot;&quot;;&quot;?&quot;;IF([.L194]=&quot;&quot;;&quot;新規&quot;;IF([.J194]=[.L194];&quot;&quot;;&quot;○&quot;)))">
            <text:p/>
          </table:table-cell>
          <table:table-cell office:value-type="string" calcext:value-type="string">
            <text:p>-</text:p>
          </table:table-cell>
          <table:table-cell table:number-columns-repeated="1012"/>
        </table:table-row>
        <table:table-row table:style-name="ro50">
          <table:table-cell office:value-type="string" calcext:value-type="string">
            <text:p>Privacy-30</text:p>
          </table:table-cell>
          <table:table-cell office:value-type="float" office:value="1" calcext:value-type="float">
            <text:p>1</text:p>
          </table:table-cell>
          <table:table-cell office:value-type="string" calcext:value-type="string" table:number-columns-spanned="1" table:number-rows-spanned="3">
            <text:p>プライバシー</text:p>
          </table:table-cell>
          <table:table-cell office:value-type="string" calcext:value-type="string" table:number-columns-spanned="1" table:number-rows-spanned="3">
            <text:p>ディスクキャッシュの最大サイズ制限</text:p>
          </table:table-cell>
          <table:table-cell office:value-type="string" calcext:value-type="string" table:number-columns-spanned="1" table:number-rows-spanned="3">
            <text:p>-</text:p>
          </table:table-cell>
          <table:table-cell office:value-type="string" calcext:value-type="string">
            <text:p>制限しない（既定）</text:p>
          </table:table-cell>
          <table:table-cell office:value-type="string" calcext:value-type="string">
            <text:p>MCDで設定を反映する</text:p>
          </table:table-cell>
          <table:table-cell table:style-name="ce1" office:value-type="string" calcext:value-type="string">
            <text:p>lockPref("browser.cache.disk.smart_size.enabled", true);</text:p>
          </table:table-cell>
          <table:table-cell table:formula="of:=IF([.H195]=&quot;&quot;;&quot;?&quot;;IF([.J195]=&quot;&quot;;&quot;新規&quot;;IF([.H195]=[.J195];&quot;&quot;;&quot;変更あり&quot;)))">
            <text:p/>
          </table:table-cell>
          <table:table-cell table:style-name="ce1" office:value-type="string" calcext:value-type="string">
            <text:p>lockPref("browser.cache.disk.smart_size.enabled", true);</text:p>
          </table:table-cell>
          <table:table-cell table:formula="of:=IF([.J195]=&quot;&quot;;&quot;?&quot;;IF([.L195]=&quot;&quot;;&quot;新規&quot;;IF([.J195]=[.L195];&quot;&quot;;&quot;○&quot;)))">
            <text:p/>
          </table:table-cell>
          <table:table-cell office:value-type="string" calcext:value-type="string">
            <text:p>lockPref("browser.cache.disk.smart_size.enabled", true);</text:p>
          </table:table-cell>
          <table:table-cell table:number-columns-repeated="1012"/>
        </table:table-row>
        <table:table-row table:style-name="ro51">
          <table:table-cell office:value-type="string" calcext:value-type="string">
            <text:p>Privacy-30</text:p>
          </table:table-cell>
          <table:table-cell office:value-type="float" office:value="2" calcext:value-type="float">
            <text:p>2</text:p>
          </table:table-cell>
          <table:covered-table-cell table:number-columns-repeated="3"/>
          <table:table-cell office:value-type="string" calcext:value-type="string">
            <text:p>制限する</text:p>
          </table:table-cell>
          <table:table-cell office:value-type="string" calcext:value-type="string">
            <text:p>MCDで設定を反映する</text:p>
          </table:table-cell>
          <table:table-cell table:style-name="ce1" office:value-type="string" calcext:value-type="string">
            <text:p>lockPref("browser.cache.disk.smart_size.enabled", false);</text:p>
            <text:p>lockPref("browser.cache.disk.capacity", サイズ（KB）);</text:p>
          </table:table-cell>
          <table:table-cell table:formula="of:=IF([.H196]=&quot;&quot;;&quot;?&quot;;IF([.J196]=&quot;&quot;;&quot;新規&quot;;IF([.H196]=[.J196];&quot;&quot;;&quot;変更あり&quot;)))">
            <text:p/>
          </table:table-cell>
          <table:table-cell table:style-name="ce1" office:value-type="string" calcext:value-type="string">
            <text:p>lockPref("browser.cache.disk.smart_size.enabled", false);</text:p>
            <text:p>lockPref("browser.cache.disk.capacity", サイズ（KB）);</text:p>
          </table:table-cell>
          <table:table-cell table:formula="of:=IF([.J196]=&quot;&quot;;&quot;?&quot;;IF([.L196]=&quot;&quot;;&quot;新規&quot;;IF([.J196]=[.L196];&quot;&quot;;&quot;○&quot;)))">
            <text:p/>
          </table:table-cell>
          <table:table-cell office:value-type="string" calcext:value-type="string">
            <text:p>lockPref("browser.cache.disk.smart_size.enabled", false);</text:p>
            <text:p>lockPref("browser.cache.disk.capacity", サイズ（KB）);</text:p>
          </table:table-cell>
          <table:table-cell table:number-columns-repeated="1012"/>
        </table:table-row>
        <table:table-row table:style-name="ro50">
          <table:table-cell office:value-type="string" calcext:value-type="string">
            <text:p>Privacy-30</text:p>
          </table:table-cell>
          <table:table-cell office:value-type="float" office:value="3" calcext:value-type="float">
            <text:p>3</text:p>
          </table:table-cell>
          <table:covered-table-cell table:number-columns-repeated="3"/>
          <table:table-cell office:value-type="string" calcext:value-type="string">
            <text:p>ディスクキャッシュを使用しない</text:p>
          </table:table-cell>
          <table:table-cell office:value-type="string" calcext:value-type="string">
            <text:p>MCDで設定を反映する</text:p>
          </table:table-cell>
          <table:table-cell table:style-name="ce1" office:value-type="string" calcext:value-type="string">
            <text:p>lockPref("browser.cache.disk.enable", false);</text:p>
          </table:table-cell>
          <table:table-cell table:formula="of:=IF([.H197]=&quot;&quot;;&quot;?&quot;;IF([.J197]=&quot;&quot;;&quot;新規&quot;;IF([.H197]=[.J197];&quot;&quot;;&quot;変更あり&quot;)))" office:value-type="string" office:string-value="新規" calcext:value-type="string">
            <text:p>新規</text:p>
          </table:table-cell>
          <table:table-cell table:style-name="ce1"/>
          <table:table-cell table:number-columns-repeated="1014"/>
        </table:table-row>
        <table:table-row table:style-name="ro3">
          <table:table-cell office:value-type="string" calcext:value-type="string">
            <text:p>Privacy-31</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Firefoxのユーザー評価の送信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17" office:value-type="string" calcext:value-type="string">
            <text:p>-</text:p>
          </table:table-cell>
          <table:table-cell table:formula="of:=IF([.H198]=&quot;&quot;;&quot;?&quot;;IF([.J198]=&quot;&quot;;&quot;新規&quot;;IF([.H198]=[.J198];&quot;&quot;;&quot;変更あり&quot;)))">
            <text:p/>
          </table:table-cell>
          <table:table-cell table:style-name="ce17" office:value-type="string" calcext:value-type="string">
            <text:p>-</text:p>
          </table:table-cell>
          <table:table-cell table:formula="of:=IF([.J198]=&quot;&quot;;&quot;?&quot;;IF([.L198]=&quot;&quot;;&quot;新規&quot;;IF([.J198]=[.L198];&quot;&quot;;&quot;○&quot;)))">
            <text:p/>
          </table:table-cell>
          <table:table-cell table:number-columns-repeated="2" office:value-type="string" calcext:value-type="string">
            <text:p>-</text:p>
          </table:table-cell>
          <table:table-cell table:number-columns-repeated="1011"/>
        </table:table-row>
        <table:table-row table:style-name="ro52">
          <table:table-cell table:style-name="ce5" office:value-type="string" calcext:value-type="string">
            <text:p>Privacy-3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7" office:value-type="string" calcext:value-type="string">
            <text:p>lockPref("browser.selfsupport.enabled", false);</text:p>
            <text:p><text:span text:style-name="T11">lockPref("browser.selfsupport.url", "");</text:span></text:p>
          </table:table-cell>
          <table:table-cell table:formula="of:=IF([.H199]=&quot;&quot;;&quot;?&quot;;IF([.J199]=&quot;&quot;;&quot;新規&quot;;IF([.H199]=[.J199];&quot;&quot;;&quot;変更あり&quot;)))" office:value-type="string" office:string-value="変更あり" calcext:value-type="string">
            <text:p>変更あり</text:p>
          </table:table-cell>
          <table:table-cell table:style-name="ce17" office:value-type="string" calcext:value-type="string">
            <text:p>lockPref("browser.selfsupport.url", "");</text:p>
          </table:table-cell>
          <table:table-cell table:formula="of:=IF([.J199]=&quot;&quot;;&quot;?&quot;;IF([.L199]=&quot;&quot;;&quot;新規&quot;;IF([.J199]=[.L199];&quot;&quot;;&quot;○&quot;)))">
            <text:p/>
          </table:table-cell>
          <table:table-cell table:number-columns-repeated="2" office:value-type="string" calcext:value-type="string">
            <text:p>lockPref("browser.selfsupport.url", "");</text:p>
          </table:table-cell>
          <table:table-cell table:number-columns-repeated="1011"/>
        </table:table-row>
        <table:table-row table:style-name="ro2">
          <table:table-cell office:value-type="string" calcext:value-type="string">
            <text:p>Privacy-3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リンクのhoverによるリンク先の先読み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defaultPref("network.http.speculative-parallel-limit", 6);</text:p>
          </table:table-cell>
          <table:table-cell table:formula="of:=IF([.H200]=&quot;&quot;;&quot;?&quot;;IF([.J200]=&quot;&quot;;&quot;新規&quot;;IF([.H200]=[.J200];&quot;&quot;;&quot;変更あり&quot;)))">
            <text:p/>
          </table:table-cell>
          <table:table-cell table:style-name="ce1" office:value-type="string" calcext:value-type="string">
            <text:p>defaultPref("network.http.speculative-parallel-limit", 6);</text:p>
          </table:table-cell>
          <table:table-cell table:formula="of:=IF([.J200]=&quot;&quot;;&quot;?&quot;;IF([.L200]=&quot;&quot;;&quot;新規&quot;;IF([.J200]=[.L200];&quot;&quot;;&quot;○&quot;)))">
            <text:p/>
          </table:table-cell>
          <table:table-cell office:value-type="string" calcext:value-type="string">
            <text:p>defaultPref("network.http.speculative-parallel-limit", 6);</text:p>
          </table:table-cell>
          <table:table-cell table:number-columns-repeated="1012"/>
        </table:table-row>
        <table:table-row table:style-name="ro2">
          <table:table-cell office:value-type="string" calcext:value-type="string">
            <text:p>Privacy-3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network.http.speculative-parallel-limit", 0);</text:p>
          </table:table-cell>
          <table:table-cell table:formula="of:=IF([.H201]=&quot;&quot;;&quot;?&quot;;IF([.J201]=&quot;&quot;;&quot;新規&quot;;IF([.H201]=[.J201];&quot;&quot;;&quot;変更あり&quot;)))">
            <text:p/>
          </table:table-cell>
          <table:table-cell table:style-name="ce1" office:value-type="string" calcext:value-type="string">
            <text:p>lockPref("network.http.speculative-parallel-limit", 0);</text:p>
          </table:table-cell>
          <table:table-cell table:formula="of:=IF([.J201]=&quot;&quot;;&quot;?&quot;;IF([.L201]=&quot;&quot;;&quot;新規&quot;;IF([.J201]=[.L201];&quot;&quot;;&quot;○&quot;)))">
            <text:p/>
          </table:table-cell>
          <table:table-cell office:value-type="string" calcext:value-type="string">
            <text:p>lockPref("network.http.speculative-parallel-limit", 0);</text:p>
          </table:table-cell>
          <table:table-cell table:number-columns-repeated="1012"/>
        </table:table-row>
        <table:table-row table:style-name="ro5">
          <table:table-cell table:style-name="ce2" office:value-type="string" calcext:value-type="string">
            <text:p>Privacy-33</text:p>
          </table:table-cell>
          <table:table-cell table:style-name="ce2" office:value-type="float" office:value="1" calcext:value-type="float">
            <text:p>1</text:p>
          </table:table-cell>
          <table:table-cell table:style-name="ce2" office:value-type="string" calcext:value-type="string" table:number-columns-spanned="1" table:number-rows-spanned="3">
            <text:p>プライバシー</text:p>
          </table:table-cell>
          <table:table-cell table:style-name="ce10" office:value-type="string" calcext:value-type="string" table:number-columns-spanned="1" table:number-rows-spanned="3">
            <text:p>Webサービスによる行動履歴の収集（トラッキング）の遮断の可否</text:p>
          </table:table-cell>
          <table:table-cell table:style-name="ce2" office:value-type="string" calcext:value-type="string" table:number-columns-spanned="1" table:number-rows-spanned="3">
            <text:p>-</text:p>
          </table:table-cell>
          <table:table-cell table:style-name="ce2" office:value-type="string" calcext:value-type="string">
            <text:p>ブロックリストを取得して、プライベートブラウジング時のみトラッキングを遮断する（既定）</text:p>
          </table:table-cell>
          <table:table-cell table:style-name="ce2" office:value-type="string" calcext:value-type="string">
            <text:p>-</text:p>
          </table:table-cell>
          <table:table-cell table:style-name="ce17" office:value-type="string" calcext:value-type="string">
            <text:p>-</text:p>
          </table:table-cell>
          <table:table-cell table:formula="of:=IF([.H202]=&quot;&quot;;&quot;?&quot;;IF([.J202]=&quot;&quot;;&quot;新規&quot;;IF([.H202]=[.J202];&quot;&quot;;&quot;変更あり&quot;)))">
            <text:p/>
          </table:table-cell>
          <table:table-cell table:style-name="ce17" office:value-type="string" calcext:value-type="string">
            <text:p>-</text:p>
          </table:table-cell>
          <table:table-cell table:formula="of:=IF([.J202]=&quot;&quot;;&quot;?&quot;;IF([.L202]=&quot;&quot;;&quot;新規&quot;;IF([.J202]=[.L202];&quot;&quot;;&quot;○&quot;)))" office:value-type="string" office:string-value="新規" calcext:value-type="string">
            <text:p>新規</text:p>
          </table:table-cell>
          <table:table-cell table:number-columns-repeated="1013"/>
        </table:table-row>
        <table:table-row table:style-name="ro53">
          <table:table-cell table:style-name="ce2" office:value-type="string" calcext:value-type="string">
            <text:p>Privacy-33</text:p>
          </table:table-cell>
          <table:table-cell table:style-name="ce2" office:value-type="float" office:value="2" calcext:value-type="float">
            <text:p>2</text:p>
          </table:table-cell>
          <table:covered-table-cell table:style-name="ce2"/>
          <table:covered-table-cell table:style-name="ce10"/>
          <table:covered-table-cell table:style-name="ce2"/>
          <table:table-cell table:style-name="ce2" office:value-type="string" calcext:value-type="string">
            <text:p>ブロックリストを取得して、トラッキングを常に遮断する</text:p>
          </table:table-cell>
          <table:table-cell table:style-name="ce18" office:value-type="string" calcext:value-type="string">
            <text:p><text:span text:style-name="T2">1. MCDで設定を反映する</text:span></text:p>
            <text:p><text:span text:style-name="T2">2.アドオン「globalChrome.css」を導入する</text:span></text:p>
            <text:p><text:span text:style-name="T2">3. globalChrome.cssで設定を反映する</text:span></text:p>
          </table:table-cell>
          <table:table-cell table:style-name="ce17" office:value-type="string" calcext:value-type="string">
            <text:p>MCD:</text:p>
            <text:p>lockPref("privacy.trackingprotection.enabled", true);</text:p>
            <text:p>lockPref("privacy.trackingprotection.pbmode.enabled", true);</text:p>
            <text:p/>
            <text:p><text:span text:style-name="T12">globalChrome.css:</text:span></text:p>
            <text:p><text:span text:style-name="T12">@-moz-document</text:span></text:p>
            <text:p><text:span text:style-name="T12">  url-prefix("chrome://browser/content/preferences/in-content/preferences.xul"),</text:span></text:p>
            <text:p><text:span text:style-name="T12">  url-prefix("about:preferences") {</text:span></text:p>
            <text:p><text:span text:style-name="T12">  #trackingprotectionpbmbox {</text:span></text:p>
            <text:p><text:span text:style-name="T12">    visibility: collapse !important;</text:span></text:p>
            <text:p><text:span text:style-name="T12">    -moz-user-focus: ignore !important;</text:span></text:p>
            <text:p><text:span text:style-name="T12">  }</text:span></text:p>
            <text:p><text:span text:style-name="T12">}</text:span></text:p>
          </table:table-cell>
          <table:table-cell table:formula="of:=IF([.H203]=&quot;&quot;;&quot;?&quot;;IF([.J203]=&quot;&quot;;&quot;新規&quot;;IF([.H203]=[.J203];&quot;&quot;;&quot;変更あり&quot;)))" office:value-type="string" office:string-value="変更あり" calcext:value-type="string">
            <text:p>変更あり</text:p>
          </table:table-cell>
          <table:table-cell table:style-name="ce17" office:value-type="string" calcext:value-type="string">
            <text:p>lockPref("privacy.trackingprotection.enabled", true);</text:p>
            <text:p>lockPref("privacy.trackingprotection.pbmode.enabled", true);</text:p>
          </table:table-cell>
          <table:table-cell table:formula="of:=IF([.J203]=&quot;&quot;;&quot;?&quot;;IF([.L203]=&quot;&quot;;&quot;新規&quot;;IF([.J203]=[.L203];&quot;&quot;;&quot;○&quot;)))" office:value-type="string" office:string-value="新規" calcext:value-type="string">
            <text:p>新規</text:p>
          </table:table-cell>
          <table:table-cell table:number-columns-repeated="1013"/>
        </table:table-row>
        <table:table-row table:style-name="ro54">
          <table:table-cell table:style-name="ce2" office:value-type="string" calcext:value-type="string">
            <text:p>Privacy-33</text:p>
          </table:table-cell>
          <table:table-cell table:style-name="ce2" office:value-type="float" office:value="3" calcext:value-type="float">
            <text:p>3</text:p>
          </table:table-cell>
          <table:covered-table-cell table:style-name="ce2"/>
          <table:covered-table-cell table:style-name="ce10"/>
          <table:covered-table-cell table:style-name="ce2"/>
          <table:table-cell table:style-name="ce2" office:value-type="string" calcext:value-type="string">
            <text:p>ブロックリストを取得せず、トラッキングを遮断しない</text:p>
          </table:table-cell>
          <table:table-cell table:style-name="ce18" office:value-type="string" calcext:value-type="string">
            <text:p><text:span text:style-name="T2">1. MCDで設定を反映する</text:span></text:p>
            <text:p><text:span text:style-name="T2">2.アドオン「globalChrome.css」を導入する</text:span></text:p>
            <text:p><text:span text:style-name="T2">3. globalChrome.cssで設定を反映する</text:span></text:p>
          </table:table-cell>
          <table:table-cell table:style-name="ce18" office:value-type="string" calcext:value-type="string">
            <text:p><text:span text:style-name="T12">Security-5-2も併せて設定する。</text:span></text:p>
            <text:p/>
            <text:p><text:span text:style-name="T12">MCD:</text:span></text:p>
            <text:p><text:span text:style-name="T12">lockPref("privacy.trackingprotection.enabled", false);</text:span></text:p>
            <text:p><text:span text:style-name="T12">lockPref("privacy.trackingprotection.pbmode.enabled", false);</text:span></text:p>
            <text:p><text:span text:style-name="T12">lockPref("browser.trackingprotection.gethashURL", "");</text:span></text:p>
            <text:p><text:span text:style-name="T12">lockPref("browser.trackingprotection.updateURL", "");</text:span></text:p>
            <text:p><text:span text:style-name="T12">lockPref("privacy.trackingprotection.introURL", "");</text:span></text:p>
            <text:p/>
            <text:p><text:span text:style-name="T12">globalChrome.css:</text:span></text:p>
            <text:p><text:span text:style-name="T12">@-moz-document</text:span></text:p>
            <text:p><text:span text:style-name="T12">  url-prefix("chrome://browser/content/preferences/in-content/preferences.xul"),</text:span></text:p>
            <text:p><text:span text:style-name="T12">  url-prefix("about:preferences") {</text:span></text:p>
            <text:p><text:span text:style-name="T12">  #trackingprotectionpbmbox {</text:span></text:p>
            <text:p><text:span text:style-name="T12">    visibility: collapse !important;</text:span></text:p>
            <text:p><text:span text:style-name="T12">    -moz-user-focus: ignore !important;</text:span></text:p>
            <text:p><text:span text:style-name="T12">  }</text:span></text:p>
            <text:p><text:span text:style-name="T12">}</text:span></text:p>
          </table:table-cell>
          <table:table-cell table:formula="of:=IF([.H204]=&quot;&quot;;&quot;?&quot;;IF([.J204]=&quot;&quot;;&quot;新規&quot;;IF([.H204]=[.J204];&quot;&quot;;&quot;変更あり&quot;)))" office:value-type="string" office:string-value="変更あり" calcext:value-type="string">
            <text:p>変更あり</text:p>
          </table:table-cell>
          <table:table-cell table:style-name="ce18" office:value-type="string" calcext:value-type="string">
            <text:p><text:span text:style-name="T12">MCD:</text:span></text:p>
            <text:p><text:span text:style-name="T12">lockPref("privacy.trackingprotection.enabled", false);</text:span></text:p>
            <text:p><text:span text:style-name="T12">lockPref("privacy.trackingprotection.pbmode.enabled", false);</text:span></text:p>
            <text:p><text:span text:style-name="T12">lockPref("browser.trackingprotection.gethashURL", "");</text:span></text:p>
            <text:p><text:span text:style-name="T12">lockPref("browser.trackingprotection.updateURL", "");</text:span></text:p>
            <text:p><text:span text:style-name="T12">lockPref("privacy.trackingprotection.introURL", "");</text:span></text:p>
            <text:p><text:span text:style-name="T12">lockPref("browser.safebrowsing.provider.google.gethashURL", "");</text:span></text:p>
            <text:p><text:span text:style-name="T12">lockPref("browser.safebrowsing.provider.google.lists", "");</text:span></text:p>
            <text:p><text:span text:style-name="T12">lockPref("browser.safebrowsing.provider.google.updateURL", "");</text:span></text:p>
            <text:p><text:span text:style-name="T12">lockPref("browser.safebrowsing.provider.google.reportURL", "");</text:span></text:p>
            <text:p><text:span text:style-name="T12">lockPref("browser.safebrowsing.provider.mozilla.gethashURL", "");</text:span></text:p>
            <text:p><text:span text:style-name="T12">lockPref("browser.safebrowsing.provider.mozilla.lists", "");</text:span></text:p>
            <text:p><text:span text:style-name="T12">lockPref("browser.safebrowsing.provider.mozilla.updateURL", "");</text:span></text:p>
            <text:p><text:span text:style-name="T12">lockPref("browser.safebrowsing.provider.mozilla.reportURL", "");</text:span></text:p>
            <text:p><text:span text:style-name="T12">lockPref("browser.safebrowsing.reportMalwareMistakeURL", "");</text:span></text:p>
            <text:p><text:span text:style-name="T12">lockPref("browser.safebrowsing.reportPhishMistakeURL", "");</text:span></text:p>
            <text:p/>
            <text:p><text:span text:style-name="T12">globalChrome.css:</text:span></text:p>
            <text:p><text:span text:style-name="T12">@-moz-document</text:span></text:p>
            <text:p><text:span text:style-name="T12">  url-prefix("chrome://browser/content/preferences/preferences.xul"),</text:span></text:p>
            <text:p><text:span text:style-name="T12">  url-prefix("chrome://browser/content/preferences/in-content/preferences.xul"),</text:span></text:p>
            <text:p><text:span text:style-name="T12">  url-prefix("about:preferences") {</text:span></text:p>
            <text:p><text:span text:style-name="T12">  #trackingprotectionpbmbox {</text:span></text:p>
            <text:p><text:span text:style-name="T12">    visibility: collapse !important;</text:span></text:p>
            <text:p><text:span text:style-name="T12">    -moz-user-focus: ignore !important;</text:span></text:p>
            <text:p><text:span text:style-name="T12">  }</text:span></text:p>
            <text:p><text:span text:style-name="T12">}</text:span></text:p>
          </table:table-cell>
          <table:table-cell table:formula="of:=IF([.J204]=&quot;&quot;;&quot;?&quot;;IF([.L204]=&quot;&quot;;&quot;新規&quot;;IF([.J204]=[.L204];&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Privacy-34</text:p>
          </table:table-cell>
          <table:table-cell table:style-name="ce2" office:value-type="float" office:value="1" calcext:value-type="float">
            <text:p>1</text:p>
          </table:table-cell>
          <table:table-cell table:style-name="ce2" office:value-type="string" calcext:value-type="string" table:number-columns-spanned="1" table:number-rows-spanned="2">
            <text:p>プライバシー</text:p>
          </table:table-cell>
          <table:table-cell table:style-name="ce10" office:value-type="string" calcext:value-type="string" table:number-columns-spanned="1" table:number-rows-spanned="2">
            <text:p>フォームへのユーザー入力値のセッション情報への保存の可否</text:p>
          </table:table-cell>
          <table:table-cell table:style-name="ce2" office:value-type="string" calcext:value-type="string" table:number-columns-spanned="1" table:number-rows-spanned="2">
            <text:p>-</text:p>
          </table:table-cell>
          <table:table-cell table:style-name="ce2" office:value-type="string" calcext:value-type="string">
            <text:p>許可する（既定）</text:p>
          </table:table-cell>
          <table:table-cell table:style-name="ce2"/>
          <table:table-cell table:style-name="ce17" office:value-type="string" calcext:value-type="string">
            <text:p>lockPref("browser.sessionstore.privacy_level", 0);</text:p>
          </table:table-cell>
          <table:table-cell table:formula="of:=IF([.H205]=&quot;&quot;;&quot;?&quot;;IF([.J205]=&quot;&quot;;&quot;新規&quot;;IF([.H205]=[.J205];&quot;&quot;;&quot;変更あり&quot;)))">
            <text:p/>
          </table:table-cell>
          <table:table-cell table:style-name="ce17" office:value-type="string" calcext:value-type="string">
            <text:p>lockPref("browser.sessionstore.privacy_level", 0);</text:p>
          </table:table-cell>
          <table:table-cell table:formula="of:=IF([.J205]=&quot;&quot;;&quot;?&quot;;IF([.L205]=&quot;&quot;;&quot;新規&quot;;IF([.J205]=[.L205];&quot;&quot;;&quot;○&quot;)))" office:value-type="string" office:string-value="新規" calcext:value-type="string">
            <text:p>新規</text:p>
          </table:table-cell>
          <table:table-cell table:number-columns-repeated="1013"/>
        </table:table-row>
        <table:table-row table:style-name="ro55">
          <table:table-cell table:style-name="ce2" office:value-type="string" calcext:value-type="string">
            <text:p>Privacy-34</text:p>
          </table:table-cell>
          <table:table-cell table:style-name="ce2" office:value-type="float" office:value="2" calcext:value-type="float">
            <text:p>2</text:p>
          </table:table-cell>
          <table:covered-table-cell table:style-name="ce2"/>
          <table:covered-table-cell table:style-name="ce10"/>
          <table:covered-table-cell table:style-name="ce2"/>
          <table:table-cell table:style-name="ce2" office:value-type="string" calcext:value-type="string">
            <text:p>一切禁止する</text:p>
          </table:table-cell>
          <table:table-cell table:style-name="ce2"/>
          <table:table-cell table:style-name="ce17" office:value-type="string" calcext:value-type="string">
            <text:p>// Privacy-10-2に包含される</text:p>
            <text:p>lockPref("browser.sessionstore.privacy_level", 2);</text:p>
            <text:p><text:span text:style-name="T11">lockPref("browser.sessionstore.privacy_level_deferred", 2);</text:span></text:p>
          </table:table-cell>
          <table:table-cell table:formula="of:=IF([.H206]=&quot;&quot;;&quot;?&quot;;IF([.J206]=&quot;&quot;;&quot;新規&quot;;IF([.H206]=[.J206];&quot;&quot;;&quot;変更あり&quot;)))">
            <text:p/>
          </table:table-cell>
          <table:table-cell table:style-name="ce17" office:value-type="string" calcext:value-type="string">
            <text:p>// Privacy-10-2に包含される</text:p>
            <text:p>lockPref("browser.sessionstore.privacy_level", 2);</text:p>
            <text:p><text:span text:style-name="T11">lockPref("browser.sessionstore.privacy_level_deferred", 2);</text:span></text:p>
          </table:table-cell>
          <table:table-cell table:formula="of:=IF([.J206]=&quot;&quot;;&quot;?&quot;;IF([.L206]=&quot;&quot;;&quot;新規&quot;;IF([.J206]=[.L206];&quot;&quot;;&quot;○&quot;)))" office:value-type="string" office:string-value="新規" calcext:value-type="string">
            <text:p>新規</text:p>
          </table:table-cell>
          <table:table-cell table:number-columns-repeated="1013"/>
        </table:table-row>
        <table:table-row table:style-name="ro55">
          <table:table-cell table:style-name="ce2" office:value-type="string" calcext:value-type="string">
            <text:p>Privacy-35</text:p>
          </table:table-cell>
          <table:table-cell table:style-name="ce2" office:value-type="float" office:value="1" calcext:value-type="float">
            <text:p>1</text:p>
          </table:table-cell>
          <table:table-cell table:style-name="ce2" office:value-type="string" calcext:value-type="string" table:number-columns-spanned="1" table:number-rows-spanned="4">
            <text:p>プライバシー</text:p>
          </table:table-cell>
          <table:table-cell table:style-name="ce10" office:value-type="string" calcext:value-type="string" table:number-columns-spanned="1" table:number-rows-spanned="4">
            <text:p>トラッキングの遮断に使用するブロックリストの指定</text:p>
          </table:table-cell>
          <table:table-cell table:style-name="ce2" office:value-type="string" calcext:value-type="string" table:number-columns-spanned="1" table:number-rows-spanned="4">
            <text:p>-</text:p>
          </table:table-cell>
          <table:table-cell table:style-name="ce2" office:value-type="string" calcext:value-type="string">
            <text:p>簡易ブロックを初期設定とし、変更を許可（既定）</text:p>
          </table:table-cell>
          <table:table-cell office:value-type="string" calcext:value-type="string">
            <text:p>MCDで設定を反映する</text:p>
          </table:table-cell>
          <table:table-cell table:style-name="ce17" office:value-type="string" calcext:value-type="string">
            <text:p>defaultPref("urlclassifier.trackingTable", "test-track-simple,mozstd-track-digest256");</text:p>
          </table:table-cell>
          <table:table-cell table:formula="of:=IF([.H207]=&quot;&quot;;&quot;?&quot;;IF([.J207]=&quot;&quot;;&quot;新規&quot;;IF([.H207]=[.J207];&quot;&quot;;&quot;変更あり&quot;)))">
            <text:p/>
          </table:table-cell>
          <table:table-cell table:style-name="ce17" office:value-type="string" calcext:value-type="string">
            <text:p>defaultPref("urlclassifier.trackingTable", "test-track-simple,mozstd-track-digest256");</text:p>
          </table:table-cell>
          <table:table-cell table:formula="of:=IF([.J207]=&quot;&quot;;&quot;?&quot;;IF([.L207]=&quot;&quot;;&quot;新規&quot;;IF([.J207]=[.L207];&quot;&quot;;&quot;○&quot;)))" office:value-type="string" office:string-value="新規" calcext:value-type="string">
            <text:p>新規</text:p>
          </table:table-cell>
          <table:table-cell table:number-columns-repeated="1013"/>
        </table:table-row>
        <table:table-row table:style-name="ro55">
          <table:table-cell table:style-name="ce2" office:value-type="string" calcext:value-type="string">
            <text:p>Privacy-35</text:p>
          </table:table-cell>
          <table:table-cell table:style-name="ce2" office:value-type="float" office:value="2" calcext:value-type="float">
            <text:p>2</text:p>
          </table:table-cell>
          <table:covered-table-cell table:style-name="ce2"/>
          <table:covered-table-cell table:style-name="ce10"/>
          <table:covered-table-cell table:style-name="ce2"/>
          <table:table-cell table:style-name="ce2" office:value-type="string" calcext:value-type="string">
            <text:p>広範ブロックを初期設定とし、変更を許可</text:p>
          </table:table-cell>
          <table:table-cell office:value-type="string" calcext:value-type="string">
            <text:p>MCDで設定を反映する</text:p>
          </table:table-cell>
          <table:table-cell table:style-name="ce17" office:value-type="string" calcext:value-type="string">
            <text:p>defaultPref("urlclassifier.trackingTable", "test-track-simple,mozfull-track-digest256");</text:p>
          </table:table-cell>
          <table:table-cell table:formula="of:=IF([.H208]=&quot;&quot;;&quot;?&quot;;IF([.J208]=&quot;&quot;;&quot;新規&quot;;IF([.H208]=[.J208];&quot;&quot;;&quot;変更あり&quot;)))">
            <text:p/>
          </table:table-cell>
          <table:table-cell table:style-name="ce17" office:value-type="string" calcext:value-type="string">
            <text:p>defaultPref("urlclassifier.trackingTable", "test-track-simple,mozfull-track-digest256");</text:p>
          </table:table-cell>
          <table:table-cell table:formula="of:=IF([.J208]=&quot;&quot;;&quot;?&quot;;IF([.L208]=&quot;&quot;;&quot;新規&quot;;IF([.J208]=[.L208];&quot;&quot;;&quot;○&quot;)))" office:value-type="string" office:string-value="新規" calcext:value-type="string">
            <text:p>新規</text:p>
          </table:table-cell>
          <table:table-cell table:number-columns-repeated="1013"/>
        </table:table-row>
        <table:table-row table:style-name="ro56">
          <table:table-cell table:style-name="ce2" office:value-type="string" calcext:value-type="string">
            <text:p>Privacy-35</text:p>
          </table:table-cell>
          <table:table-cell table:style-name="ce2" office:value-type="float" office:value="3" calcext:value-type="float">
            <text:p>3</text:p>
          </table:table-cell>
          <table:covered-table-cell table:style-name="ce2"/>
          <table:covered-table-cell table:style-name="ce10"/>
          <table:covered-table-cell table:style-name="ce2"/>
          <table:table-cell table:style-name="ce2" office:value-type="string" calcext:value-type="string">
            <text:p>簡易ブロックで固定</text:p>
          </table:table-cell>
          <table:table-cell office:value-type="string" calcext:value-type="string">
            <text:p>MCDで設定を反映する</text:p>
          </table:table-cell>
          <table:table-cell table:style-name="ce17" office:value-type="string" calcext:value-type="string">
            <text:p>lockPref("urlclassifier.trackingTable", "test-track-simple,mozstd-track-digest256");</text:p>
            <text:p><text:span text:style-name="T13">lockPref("pref.privacy.disable_button.change_blocklist", true);</text:span></text:p>
          </table:table-cell>
          <table:table-cell table:formula="of:=IF([.H209]=&quot;&quot;;&quot;?&quot;;IF([.J209]=&quot;&quot;;&quot;新規&quot;;IF([.H209]=[.J209];&quot;&quot;;&quot;変更あり&quot;)))">
            <text:p/>
          </table:table-cell>
          <table:table-cell table:style-name="ce17" office:value-type="string" calcext:value-type="string">
            <text:p>lockPref("urlclassifier.trackingTable", "test-track-simple,mozstd-track-digest256");</text:p>
            <text:p><text:span text:style-name="T13">lockPref("pref.privacy.disable_button.change_blocklist", true);</text:span></text:p>
          </table:table-cell>
          <table:table-cell table:formula="of:=IF([.J209]=&quot;&quot;;&quot;?&quot;;IF([.L209]=&quot;&quot;;&quot;新規&quot;;IF([.J209]=[.L209];&quot;&quot;;&quot;○&quot;)))" office:value-type="string" office:string-value="新規" calcext:value-type="string">
            <text:p>新規</text:p>
          </table:table-cell>
          <table:table-cell table:number-columns-repeated="1013"/>
        </table:table-row>
        <table:table-row table:style-name="ro55">
          <table:table-cell table:style-name="ce2" office:value-type="string" calcext:value-type="string">
            <text:p>Privacy-35</text:p>
          </table:table-cell>
          <table:table-cell table:style-name="ce2" office:value-type="float" office:value="4" calcext:value-type="float">
            <text:p>4</text:p>
          </table:table-cell>
          <table:covered-table-cell table:style-name="ce2"/>
          <table:covered-table-cell table:style-name="ce10"/>
          <table:covered-table-cell table:style-name="ce2"/>
          <table:table-cell table:style-name="ce2" office:value-type="string" calcext:value-type="string">
            <text:p>広範ブロックで固定</text:p>
          </table:table-cell>
          <table:table-cell office:value-type="string" calcext:value-type="string">
            <text:p>MCDで設定を反映する</text:p>
          </table:table-cell>
          <table:table-cell table:style-name="ce17" office:value-type="string" calcext:value-type="string">
            <text:p>lockPref("urlclassifier.trackingTable", "test-track-simple,mozfull-track-digest256");</text:p>
            <text:p>lockPref("pref.privacy.disable_button.change_blocklist", true);</text:p>
          </table:table-cell>
          <table:table-cell table:formula="of:=IF([.H210]=&quot;&quot;;&quot;?&quot;;IF([.J210]=&quot;&quot;;&quot;新規&quot;;IF([.H210]=[.J210];&quot;&quot;;&quot;変更あり&quot;)))">
            <text:p/>
          </table:table-cell>
          <table:table-cell table:style-name="ce17" office:value-type="string" calcext:value-type="string">
            <text:p>lockPref("urlclassifier.trackingTable", "test-track-simple,mozfull-track-digest256");</text:p>
            <text:p>lockPref("pref.privacy.disable_button.change_blocklist", true);</text:p>
          </table:table-cell>
          <table:table-cell table:formula="of:=IF([.J210]=&quot;&quot;;&quot;?&quot;;IF([.L210]=&quot;&quot;;&quot;新規&quot;;IF([.J210]=[.L210];&quot;&quot;;&quot;○&quot;)))" office:value-type="string" office:string-value="新規" calcext:value-type="string">
            <text:p>新規</text:p>
          </table:table-cell>
          <table:table-cell table:number-columns-repeated="1013"/>
        </table:table-row>
        <table:table-row table:style-name="ro55">
          <table:table-cell table:style-name="ce2" office:value-type="string" calcext:value-type="string">
            <text:p>Privacy-36</text:p>
          </table:table-cell>
          <table:table-cell table:style-name="ce2" office:value-type="float" office:value="1" calcext:value-type="float">
            <text:p>1</text:p>
          </table:table-cell>
          <table:table-cell table:style-name="ce2" office:value-type="string" calcext:value-type="string" table:number-columns-spanned="1" table:number-rows-spanned="2">
            <text:p>プライバシー</text:p>
          </table:table-cell>
          <table:table-cell table:style-name="ce10" office:value-type="string" calcext:value-type="string" table:number-columns-spanned="1" table:number-rows-spanned="2">
            <text:p>TLS/SSLで保護された通信のコンテンツのディスク上へのキャッシュ</text:p>
          </table:table-cell>
          <table:table-cell table:style-name="ce2" office:value-type="string" calcext:value-type="string" table:number-columns-spanned="1" table:number-rows-spanned="2">
            <text:p>-</text:p>
          </table:table-cell>
          <table:table-cell table:style-name="ce2" office:value-type="string" calcext:value-type="string">
            <text:p>許可する（既定）</text:p>
          </table:table-cell>
          <table:table-cell office:value-type="string" calcext:value-type="string">
            <text:p>-</text:p>
          </table:table-cell>
          <table:table-cell table:style-name="ce17" office:value-type="string" calcext:value-type="string">
            <text:p>-</text:p>
          </table:table-cell>
          <table:table-cell table:formula="of:=IF([.H211]=&quot;&quot;;&quot;?&quot;;IF([.J211]=&quot;&quot;;&quot;新規&quot;;IF([.H211]=[.J211];&quot;&quot;;&quot;変更あり&quot;)))">
            <text:p/>
          </table:table-cell>
          <table:table-cell table:style-name="ce17" office:value-type="string" calcext:value-type="string">
            <text:p>-</text:p>
          </table:table-cell>
          <table:table-cell table:formula="of:=IF([.J211]=&quot;&quot;;&quot;?&quot;;IF([.L211]=&quot;&quot;;&quot;新規&quot;;IF([.J211]=[.L211];&quot;&quot;;&quot;○&quot;)))" office:value-type="string" office:string-value="新規" calcext:value-type="string">
            <text:p>新規</text:p>
          </table:table-cell>
          <table:table-cell table:number-columns-repeated="1013"/>
        </table:table-row>
        <table:table-row table:style-name="ro55">
          <table:table-cell table:style-name="ce2" office:value-type="string" calcext:value-type="string">
            <text:p>Privacy-36</text:p>
          </table:table-cell>
          <table:table-cell table:style-name="ce2" office:value-type="float" office:value="2" calcext:value-type="float">
            <text:p>2</text:p>
          </table:table-cell>
          <table:covered-table-cell table:style-name="ce2"/>
          <table:covered-table-cell table:style-name="ce10"/>
          <table:covered-table-cell table:style-name="ce2"/>
          <table:table-cell table:style-name="ce2" office:value-type="string" calcext:value-type="string">
            <text:p>禁止する</text:p>
          </table:table-cell>
          <table:table-cell office:value-type="string" calcext:value-type="string">
            <text:p>MCDで設定を反映する</text:p>
          </table:table-cell>
          <table:table-cell table:style-name="ce17" office:value-type="string" calcext:value-type="string">
            <text:p>lockPref("browser.cache.disk_cache_ssl", false)</text:p>
          </table:table-cell>
          <table:table-cell table:formula="of:=IF([.H212]=&quot;&quot;;&quot;?&quot;;IF([.J212]=&quot;&quot;;&quot;新規&quot;;IF([.H212]=[.J212];&quot;&quot;;&quot;変更あり&quot;)))">
            <text:p/>
          </table:table-cell>
          <table:table-cell table:style-name="ce17" office:value-type="string" calcext:value-type="string">
            <text:p>lockPref("browser.cache.disk_cache_ssl", false)</text:p>
          </table:table-cell>
          <table:table-cell table:formula="of:=IF([.J212]=&quot;&quot;;&quot;?&quot;;IF([.L212]=&quot;&quot;;&quot;新規&quot;;IF([.J212]=[.L212];&quot;&quot;;&quot;○&quot;)))" office:value-type="string" office:string-value="新規" calcext:value-type="string">
            <text:p>新規</text:p>
          </table:table-cell>
          <table:table-cell table:number-columns-repeated="1013"/>
        </table:table-row>
        <table:table-row table:style-name="ro55">
          <table:table-cell table:style-name="ce2" office:value-type="string" calcext:value-type="string">
            <text:p>Privacy-37</text:p>
          </table:table-cell>
          <table:table-cell table:style-name="ce2" office:value-type="float" office:value="1" calcext:value-type="float">
            <text:p>1</text:p>
          </table:table-cell>
          <table:table-cell table:style-name="ce2" office:value-type="string" calcext:value-type="string" table:number-columns-spanned="1" table:number-rows-spanned="2">
            <text:p>プライバシー</text:p>
          </table:table-cell>
          <table:table-cell table:style-name="ce10" office:value-type="string" calcext:value-type="string" table:number-columns-spanned="1" table:number-rows-spanned="2">
            <text:p>ネットワーク経由での先読み機能の全般的な制御</text:p>
          </table:table-cell>
          <table:table-cell table:style-name="ce2" office:value-type="string" calcext:value-type="string" table:number-columns-spanned="1" table:number-rows-spanned="2">
            <text:p>-</text:p>
          </table:table-cell>
          <table:table-cell table:style-name="ce2" office:value-type="string" calcext:value-type="string">
            <text:p>先読みを許可する（既定）</text:p>
          </table:table-cell>
          <table:table-cell office:value-type="string" calcext:value-type="string">
            <text:p>-</text:p>
          </table:table-cell>
          <table:table-cell table:style-name="ce17" office:value-type="string" calcext:value-type="string">
            <text:p>-</text:p>
          </table:table-cell>
          <table:table-cell table:formula="of:=IF([.H213]=&quot;&quot;;&quot;?&quot;;IF([.J213]=&quot;&quot;;&quot;新規&quot;;IF([.H213]=[.J213];&quot;&quot;;&quot;変更あり&quot;)))">
            <text:p/>
          </table:table-cell>
          <table:table-cell table:style-name="ce17" office:value-type="string" calcext:value-type="string">
            <text:p>-</text:p>
          </table:table-cell>
          <table:table-cell table:formula="of:=IF([.J213]=&quot;&quot;;&quot;?&quot;;IF([.L213]=&quot;&quot;;&quot;新規&quot;;IF([.J213]=[.L213];&quot;&quot;;&quot;○&quot;)))" office:value-type="string" office:string-value="新規" calcext:value-type="string">
            <text:p>新規</text:p>
          </table:table-cell>
          <table:table-cell table:number-columns-repeated="1013"/>
        </table:table-row>
        <table:table-row table:style-name="ro55">
          <table:table-cell table:style-name="ce2" office:value-type="string" calcext:value-type="string">
            <text:p>Privacy-37</text:p>
          </table:table-cell>
          <table:table-cell table:style-name="ce2" office:value-type="float" office:value="2" calcext:value-type="float">
            <text:p>2</text:p>
          </table:table-cell>
          <table:covered-table-cell table:style-name="ce2"/>
          <table:covered-table-cell table:style-name="ce10"/>
          <table:covered-table-cell table:style-name="ce2"/>
          <table:table-cell table:style-name="ce2" office:value-type="string" calcext:value-type="string">
            <text:p>先読みを禁止する</text:p>
          </table:table-cell>
          <table:table-cell office:value-type="string" calcext:value-type="string">
            <text:p>MCDで設定を反映する</text:p>
          </table:table-cell>
          <table:table-cell table:style-name="ce17" office:value-type="string" calcext:value-type="string">
            <text:p>lockPref("network.predictor.enabled", false);</text:p>
          </table:table-cell>
          <table:table-cell table:formula="of:=IF([.H214]=&quot;&quot;;&quot;?&quot;;IF([.J214]=&quot;&quot;;&quot;新規&quot;;IF([.H214]=[.J214];&quot;&quot;;&quot;変更あり&quot;)))">
            <text:p/>
          </table:table-cell>
          <table:table-cell table:style-name="ce17" office:value-type="string" calcext:value-type="string">
            <text:p>lockPref("network.predictor.enabled", false);</text:p>
          </table:table-cell>
          <table:table-cell table:formula="of:=IF([.J214]=&quot;&quot;;&quot;?&quot;;IF([.L214]=&quot;&quot;;&quot;新規&quot;;IF([.J214]=[.L214];&quot;&quot;;&quot;○&quot;)))" office:value-type="string" office:string-value="新規" calcext:value-type="string">
            <text:p>新規</text:p>
          </table:table-cell>
          <table:table-cell table:number-columns-repeated="1013"/>
        </table:table-row>
        <table:table-row table:style-name="ro55">
          <table:table-cell table:style-name="ce2" office:value-type="string" calcext:value-type="string">
            <text:p>Privacy-38</text:p>
          </table:table-cell>
          <table:table-cell table:style-name="ce2" office:value-type="float" office:value="1" calcext:value-type="float">
            <text:p>1</text:p>
          </table:table-cell>
          <table:table-cell table:style-name="ce2" office:value-type="string" calcext:value-type="string" table:number-columns-spanned="1" table:number-rows-spanned="2">
            <text:p>プライバシー</text:p>
          </table:table-cell>
          <table:table-cell table:style-name="ce10" office:value-type="string" calcext:value-type="string" table:number-columns-spanned="1" table:number-rows-spanned="2">
            <text:p>Webビーコンの送信</text:p>
          </table:table-cell>
          <table:table-cell table:style-name="ce2" office:value-type="string" calcext:value-type="string" table:number-columns-spanned="1" table:number-rows-spanned="2">
            <text:p>-</text:p>
          </table:table-cell>
          <table:table-cell table:style-name="ce2" office:value-type="string" calcext:value-type="string">
            <text:p>許可する（既定）</text:p>
          </table:table-cell>
          <table:table-cell office:value-type="string" calcext:value-type="string">
            <text:p>-</text:p>
          </table:table-cell>
          <table:table-cell table:style-name="ce17" office:value-type="string" calcext:value-type="string">
            <text:p>-</text:p>
          </table:table-cell>
          <table:table-cell table:formula="of:=IF([.H215]=&quot;&quot;;&quot;?&quot;;IF([.J215]=&quot;&quot;;&quot;新規&quot;;IF([.H215]=[.J215];&quot;&quot;;&quot;変更あり&quot;)))">
            <text:p/>
          </table:table-cell>
          <table:table-cell table:style-name="ce17" office:value-type="string" calcext:value-type="string">
            <text:p>-</text:p>
          </table:table-cell>
          <table:table-cell table:formula="of:=IF([.J215]=&quot;&quot;;&quot;?&quot;;IF([.L215]=&quot;&quot;;&quot;新規&quot;;IF([.J215]=[.L215];&quot;&quot;;&quot;○&quot;)))" office:value-type="string" office:string-value="新規" calcext:value-type="string">
            <text:p>新規</text:p>
          </table:table-cell>
          <table:table-cell table:number-columns-repeated="1013"/>
        </table:table-row>
        <table:table-row table:style-name="ro55">
          <table:table-cell table:style-name="ce2" office:value-type="string" calcext:value-type="string">
            <text:p>Privacy-38</text:p>
          </table:table-cell>
          <table:table-cell table:style-name="ce2" office:value-type="float" office:value="2" calcext:value-type="float">
            <text:p>2</text:p>
          </table:table-cell>
          <table:covered-table-cell table:style-name="ce2"/>
          <table:covered-table-cell table:style-name="ce10"/>
          <table:covered-table-cell table:style-name="ce2"/>
          <table:table-cell table:style-name="ce2" office:value-type="string" calcext:value-type="string">
            <text:p>禁止する</text:p>
          </table:table-cell>
          <table:table-cell office:value-type="string" calcext:value-type="string">
            <text:p>MCDで設定を反映する</text:p>
          </table:table-cell>
          <table:table-cell table:style-name="ce17" office:value-type="string" calcext:value-type="string">
            <text:p>lockPref("beacon.enabled", false); </text:p>
          </table:table-cell>
          <table:table-cell table:formula="of:=IF([.H216]=&quot;&quot;;&quot;?&quot;;IF([.J216]=&quot;&quot;;&quot;新規&quot;;IF([.H216]=[.J216];&quot;&quot;;&quot;変更あり&quot;)))">
            <text:p/>
          </table:table-cell>
          <table:table-cell table:style-name="ce17" office:value-type="string" calcext:value-type="string">
            <text:p>lockPref("beacon.enabled", false); </text:p>
          </table:table-cell>
          <table:table-cell table:formula="of:=IF([.J216]=&quot;&quot;;&quot;?&quot;;IF([.L216]=&quot;&quot;;&quot;新規&quot;;IF([.J216]=[.L216];&quot;&quot;;&quot;○&quot;)))" office:value-type="string" office:string-value="新規" calcext:value-type="string">
            <text:p>新規</text:p>
          </table:table-cell>
          <table:table-cell table:number-columns-repeated="1013"/>
        </table:table-row>
        <table:table-row table:style-name="ro55">
          <table:table-cell table:style-name="ce2" office:value-type="string" calcext:value-type="string">
            <text:p>Privacy-39</text:p>
          </table:table-cell>
          <table:table-cell table:style-name="ce2" office:value-type="float" office:value="1" calcext:value-type="float">
            <text:p>1</text:p>
          </table:table-cell>
          <table:table-cell table:style-name="ce2" office:value-type="string" calcext:value-type="string" table:number-columns-spanned="1" table:number-rows-spanned="2">
            <text:p>プライバシー</text:p>
          </table:table-cell>
          <table:table-cell table:style-name="ce10" office:value-type="string" calcext:value-type="string" table:number-columns-spanned="1" table:number-rows-spanned="2">
            <text:p>SSL/TLSでないページへのパスワード入力時の警告</text:p>
          </table:table-cell>
          <table:table-cell table:style-name="ce2" office:value-type="string" calcext:value-type="string" table:number-columns-spanned="1" table:number-rows-spanned="2">
            <text:p>-</text:p>
          </table:table-cell>
          <table:table-cell table:style-name="ce2" office:value-type="string" calcext:value-type="string">
            <text:p>警告する（既定）</text:p>
          </table:table-cell>
          <table:table-cell office:value-type="string" calcext:value-type="string">
            <text:p>-</text:p>
          </table:table-cell>
          <table:table-cell table:style-name="ce17" office:value-type="string" calcext:value-type="string">
            <text:p>-</text:p>
          </table:table-cell>
          <table:table-cell table:formula="of:=IF([.H217]=&quot;&quot;;&quot;?&quot;;IF([.J217]=&quot;&quot;;&quot;新規&quot;;IF([.H217]=[.J217];&quot;&quot;;&quot;変更あり&quot;)))" office:value-type="string" office:string-value="新規" calcext:value-type="string">
            <text:p>新規</text:p>
          </table:table-cell>
          <table:table-cell table:style-name="ce17"/>
          <table:table-cell table:number-columns-repeated="1014"/>
        </table:table-row>
        <table:table-row table:style-name="ro55">
          <table:table-cell table:style-name="ce2" office:value-type="string" calcext:value-type="string">
            <text:p>Privacy-39</text:p>
          </table:table-cell>
          <table:table-cell table:style-name="ce2" office:value-type="float" office:value="2" calcext:value-type="float">
            <text:p>2</text:p>
          </table:table-cell>
          <table:covered-table-cell table:style-name="ce2"/>
          <table:covered-table-cell table:style-name="ce10"/>
          <table:covered-table-cell table:style-name="ce2"/>
          <table:table-cell table:style-name="ce2" office:value-type="string" calcext:value-type="string">
            <text:p>警告しない</text:p>
          </table:table-cell>
          <table:table-cell office:value-type="string" calcext:value-type="string">
            <text:p>MCDで設定を反映する</text:p>
          </table:table-cell>
          <table:table-cell table:style-name="ce17" office:value-type="string" calcext:value-type="string">
            <text:p>lockPref("security.insecure_field_warning.contextual.enabled", false); </text:p>
          </table:table-cell>
          <table:table-cell table:formula="of:=IF([.H218]=&quot;&quot;;&quot;?&quot;;IF([.J218]=&quot;&quot;;&quot;新規&quot;;IF([.H218]=[.J218];&quot;&quot;;&quot;変更あり&quot;)))" office:value-type="string" office:string-value="新規" calcext:value-type="string">
            <text:p>新規</text:p>
          </table:table-cell>
          <table:table-cell table:style-name="ce17"/>
          <table:table-cell table:number-columns-repeated="1014"/>
        </table:table-row>
        <table:table-row table:style-name="ro55">
          <table:table-cell table:style-name="ce2" office:value-type="string" calcext:value-type="string">
            <text:p>Privacy-40</text:p>
          </table:table-cell>
          <table:table-cell table:style-name="ce2" office:value-type="float" office:value="1" calcext:value-type="float">
            <text:p>1</text:p>
          </table:table-cell>
          <table:table-cell table:style-name="ce2" office:value-type="string" calcext:value-type="string" table:number-columns-spanned="1" table:number-rows-spanned="2">
            <text:p>プライバシー</text:p>
          </table:table-cell>
          <table:table-cell table:style-name="ce10" office:value-type="string" calcext:value-type="string" table:number-columns-spanned="1" table:number-rows-spanned="2">
            <text:p>パスワード保存ポップアップにおける、パスワードを平文表示するチェックボックスの表示の可否</text:p>
          </table:table-cell>
          <table:table-cell table:style-name="ce2" office:value-type="string" calcext:value-type="string" table:number-columns-spanned="1" table:number-rows-spanned="2">
            <text:p>-</text:p>
          </table:table-cell>
          <table:table-cell table:style-name="ce2" office:value-type="string" calcext:value-type="string">
            <text:p>表示する（既定）</text:p>
          </table:table-cell>
          <table:table-cell office:value-type="string" calcext:value-type="string">
            <text:p>-</text:p>
          </table:table-cell>
          <table:table-cell table:style-name="ce17" office:value-type="string" calcext:value-type="string">
            <text:p>-</text:p>
          </table:table-cell>
          <table:table-cell table:formula="of:=IF([.H219]=&quot;&quot;;&quot;?&quot;;IF([.J219]=&quot;&quot;;&quot;新規&quot;;IF([.H219]=[.J219];&quot;&quot;;&quot;変更あり&quot;)))" office:value-type="string" office:string-value="新規" calcext:value-type="string">
            <text:p>新規</text:p>
          </table:table-cell>
          <table:table-cell table:style-name="ce17"/>
          <table:table-cell table:number-columns-repeated="1014"/>
        </table:table-row>
        <table:table-row table:style-name="ro55">
          <table:table-cell table:style-name="ce2" office:value-type="string" calcext:value-type="string">
            <text:p>Privacy-40</text:p>
          </table:table-cell>
          <table:table-cell table:style-name="ce2" office:value-type="float" office:value="2" calcext:value-type="float">
            <text:p>2</text:p>
          </table:table-cell>
          <table:covered-table-cell table:style-name="ce2"/>
          <table:covered-table-cell table:style-name="ce10"/>
          <table:covered-table-cell table:style-name="ce2"/>
          <table:table-cell table:style-name="ce2" office:value-type="string" calcext:value-type="string">
            <text:p>表示しない</text:p>
          </table:table-cell>
          <table:table-cell office:value-type="string" calcext:value-type="string">
            <text:p>MCDで設定を反映する</text:p>
          </table:table-cell>
          <table:table-cell table:style-name="ce17" office:value-type="string" calcext:value-type="string">
            <text:p>lockPref("signon.rememberSignons.visibilityToggle", false); </text:p>
          </table:table-cell>
          <table:table-cell table:formula="of:=IF([.H220]=&quot;&quot;;&quot;?&quot;;IF([.J220]=&quot;&quot;;&quot;新規&quot;;IF([.H220]=[.J220];&quot;&quot;;&quot;変更あり&quot;)))" office:value-type="string" office:string-value="新規" calcext:value-type="string">
            <text:p>新規</text:p>
          </table:table-cell>
          <table:table-cell table:style-name="ce17"/>
          <table:table-cell table:number-columns-repeated="1014"/>
        </table:table-row>
        <table:table-row table:style-name="ro57">
          <table:table-cell office:value-type="string" calcext:value-type="string">
            <text:p>Startup-1</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初回起動時の設定移行ウィザード</text:p>
          </table:table-cell>
          <table:table-cell office:value-type="string" calcext:value-type="string" table:number-columns-spanned="1" table:number-rows-spanned="2">
            <text:p>-</text:p>
          </table:table-cell>
          <table:table-cell office:value-type="string" calcext:value-type="string">
            <text:p>表示する（既定）</text:p>
          </table:table-cell>
          <table:table-cell office:value-type="string" calcext:value-type="string">
            <text:p>-</text:p>
          </table:table-cell>
          <table:table-cell table:style-name="ce1" office:value-type="string" calcext:value-type="string">
            <text:p>-</text:p>
          </table:table-cell>
          <table:table-cell table:formula="of:=IF([.H221]=&quot;&quot;;&quot;?&quot;;IF([.J221]=&quot;&quot;;&quot;新規&quot;;IF([.H221]=[.J221];&quot;&quot;;&quot;変更あり&quot;)))">
            <text:p/>
          </table:table-cell>
          <table:table-cell table:style-name="ce1" office:value-type="string" calcext:value-type="string">
            <text:p>-</text:p>
          </table:table-cell>
          <table:table-cell table:formula="of:=IF([.J221]=&quot;&quot;;&quot;?&quot;;IF([.L221]=&quot;&quot;;&quot;新規&quot;;IF([.J221]=[.L221];&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Startup-1</text:p>
          </table:table-cell>
          <table:table-cell office:value-type="float" office:value="2" calcext:value-type="float">
            <text:p>2</text:p>
          </table:table-cell>
          <table:covered-table-cell table:number-columns-repeated="3"/>
          <table:table-cell office:value-type="string" calcext:value-type="string">
            <text:p>表示しない</text:p>
          </table:table-cell>
          <table:table-cell office:value-type="string" calcext:value-type="string">
            <text:p>override.iniに設定を反映する</text:p>
          </table:table-cell>
          <table:table-cell table:style-name="ce1" office:value-type="string" calcext:value-type="string">
            <text:p>[XRE]</text:p>
            <text:p>EnableProfileMigrator=0</text:p>
          </table:table-cell>
          <table:table-cell table:formula="of:=IF([.H222]=&quot;&quot;;&quot;?&quot;;IF([.J222]=&quot;&quot;;&quot;新規&quot;;IF([.H222]=[.J222];&quot;&quot;;&quot;変更あり&quot;)))">
            <text:p/>
          </table:table-cell>
          <table:table-cell table:style-name="ce1" office:value-type="string" calcext:value-type="string">
            <text:p>[XRE]</text:p>
            <text:p>EnableProfileMigrator=0</text:p>
          </table:table-cell>
          <table:table-cell table:formula="of:=IF([.J222]=&quot;&quot;;&quot;?&quot;;IF([.L222]=&quot;&quot;;&quot;新規&quot;;IF([.J222]=[.L222];&quot;&quot;;&quot;○&quot;)))">
            <text:p/>
          </table:table-cell>
          <table:table-cell office:value-type="string" calcext:value-type="string">
            <text:p>[XRE]</text:p>
            <text:p>EnableProfileMigrator=0</text:p>
          </table:table-cell>
          <table:table-cell table:number-columns-repeated="1012"/>
        </table:table-row>
        <table:table-row table:style-name="ro57">
          <table:table-cell office:value-type="string" calcext:value-type="string">
            <text:p>Startup-2</text:p>
          </table:table-cell>
          <table:table-cell office:value-type="float" office:value="1" calcext:value-type="float">
            <text:p>1</text:p>
          </table:table-cell>
          <table:table-cell office:value-type="string" calcext:value-type="string" table:number-columns-spanned="1" table:number-rows-spanned="3">
            <text:p>起動時の挙動の制御</text:p>
          </table:table-cell>
          <table:table-cell office:value-type="string" calcext:value-type="string" table:number-columns-spanned="1" table:number-rows-spanned="3">
            <text:p>起動時のホームページの指定</text:p>
          </table:table-cell>
          <table:table-cell office:value-type="string" calcext:value-type="string" table:number-columns-spanned="1" table:number-rows-spanned="3">
            <text:p>-</text:p>
          </table:table-cell>
          <table:table-cell office:value-type="string" calcext:value-type="string">
            <text:p>ユーザが指定（既定）</text:p>
          </table:table-cell>
          <table:table-cell office:value-type="string" calcext:value-type="string">
            <text:p>-</text:p>
          </table:table-cell>
          <table:table-cell table:style-name="ce2" office:value-type="string" calcext:value-type="string">
            <text:p>-</text:p>
          </table:table-cell>
          <table:table-cell table:formula="of:=IF([.H223]=&quot;&quot;;&quot;?&quot;;IF([.J223]=&quot;&quot;;&quot;新規&quot;;IF([.H223]=[.J223];&quot;&quot;;&quot;変更あり&quot;)))">
            <text:p/>
          </table:table-cell>
          <table:table-cell table:style-name="ce2" office:value-type="string" calcext:value-type="string">
            <text:p>-</text:p>
          </table:table-cell>
          <table:table-cell table:formula="of:=IF([.J223]=&quot;&quot;;&quot;?&quot;;IF([.L223]=&quot;&quot;;&quot;新規&quot;;IF([.J223]=[.L223];&quot;&quot;;&quot;○&quot;)))">
            <text:p/>
          </table:table-cell>
          <table:table-cell office:value-type="string" calcext:value-type="string">
            <text:p>-</text:p>
          </table:table-cell>
          <table:table-cell table:number-columns-repeated="1012"/>
        </table:table-row>
        <table:table-row table:style-name="ro58">
          <table:table-cell office:value-type="string" calcext:value-type="string">
            <text:p>Startup-2</text:p>
          </table:table-cell>
          <table:table-cell office:value-type="float" office:value="2" calcext:value-type="float">
            <text:p>2</text:p>
          </table:table-cell>
          <table:covered-table-cell table:number-columns-repeated="3"/>
          <table:table-cell office:value-type="string" calcext:value-type="string">
            <text:p>管理者が指定し、変更を許可</text:p>
          </table:table-cell>
          <table:table-cell office:value-type="string" calcext:value-type="string">
            <text:p>distribution.iniに設定を反映する</text:p>
          </table:table-cell>
          <table:table-cell table:style-name="ce2"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formula="of:=IF([.H224]=&quot;&quot;;&quot;?&quot;;IF([.J224]=&quot;&quot;;&quot;新規&quot;;IF([.H224]=[.J224];&quot;&quot;;&quot;変更あり&quot;)))">
            <text:p/>
          </table:table-cell>
          <table:table-cell table:style-name="ce2"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formula="of:=IF([.J224]=&quot;&quot;;&quot;?&quot;;IF([.L224]=&quot;&quot;;&quot;新規&quot;;IF([.J224]=[.L224];&quot;&quot;;&quot;○&quot;)))">
            <text:p/>
          </table:table-cell>
          <table:table-cell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office:value-type="string" calcext:value-type="string">
            <text:p>[Global]</text:p>
            <text:p>id=（導入先ID）</text:p>
            <text:p>version=（バージョン）</text:p>
            <text:p>about=Mozilla Firefox</text:p>
            <text:p/>
            <text:p>[LocalizablePreferences]</text:p>
            <text:p>browser.startup.homepage="（URL）"</text:p>
          </table:table-cell>
          <table:table-cell table:number-columns-repeated="1010"/>
        </table:table-row>
        <table:table-row table:style-name="ro24">
          <table:table-cell office:value-type="string" calcext:value-type="string">
            <text:p>Startup-2</text:p>
          </table:table-cell>
          <table:table-cell office:value-type="float" office:value="3" calcext:value-type="float">
            <text:p>3</text:p>
          </table:table-cell>
          <table:covered-table-cell table:number-columns-repeated="3"/>
          <table:table-cell office:value-type="string" calcext:value-type="string">
            <text:p>管理者が指定し、変更を禁止</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tartup.homepage", "(URL)");</text:p>
            <text:p/>
            <text:p>globalChrome.css:</text:p>
            <text:p>@-moz-document</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formula="of:=IF([.H225]=&quot;&quot;;&quot;?&quot;;IF([.J225]=&quot;&quot;;&quot;新規&quot;;IF([.H225]=[.J225];&quot;&quot;;&quot;変更あり&quot;)))" office:value-type="string" office:string-value="変更あり" calcext:value-type="string">
            <text:p>変更あり</text:p>
          </table:table-cell>
          <table:table-cell table:style-name="ce1"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formula="of:=IF([.J225]=&quot;&quot;;&quot;?&quot;;IF([.L225]=&quot;&quot;;&quot;新規&quot;;IF([.J225]=[.L225];&quot;&quot;;&quot;○&quot;)))" office:value-type="string" office:string-value="○" calcext:value-type="string">
            <text:p>○</text:p>
          </table:table-cell>
          <table:table-cell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number-columns-repeated="1012"/>
        </table:table-row>
        <table:table-row table:style-name="ro6">
          <table:table-cell office:value-type="string" calcext:value-type="string">
            <text:p>Startup-3</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既定のブラウザでなかった場合の、起動時における既定のブラウザにするかどうかの確認の可否</text:p>
          </table:table-cell>
          <table:table-cell office:value-type="string" calcext:value-type="string" table:number-columns-spanned="1" table:number-rows-spanned="2">
            <text:p>-</text:p>
          </table:table-cell>
          <table:table-cell office:value-type="string" calcext:value-type="string">
            <text:p>確認する（既定）</text:p>
          </table:table-cell>
          <table:table-cell office:value-type="string" calcext:value-type="string">
            <text:p>MCDで設定を反映する</text:p>
          </table:table-cell>
          <table:table-cell table:style-name="ce2" office:value-type="string" calcext:value-type="string">
            <text:p>lockPref("browser.shell.checkDefaultBrowser", true);</text:p>
          </table:table-cell>
          <table:table-cell table:formula="of:=IF([.H226]=&quot;&quot;;&quot;?&quot;;IF([.J226]=&quot;&quot;;&quot;新規&quot;;IF([.H226]=[.J226];&quot;&quot;;&quot;変更あり&quot;)))">
            <text:p/>
          </table:table-cell>
          <table:table-cell table:style-name="ce2" office:value-type="string" calcext:value-type="string">
            <text:p>lockPref("browser.shell.checkDefaultBrowser", true);</text:p>
          </table:table-cell>
          <table:table-cell table:formula="of:=IF([.J226]=&quot;&quot;;&quot;?&quot;;IF([.L226]=&quot;&quot;;&quot;新規&quot;;IF([.J226]=[.L226];&quot;&quot;;&quot;○&quot;)))">
            <text:p/>
          </table:table-cell>
          <table:table-cell office:value-type="string" calcext:value-type="string">
            <text:p>lockPref("browser.shell.checkDefaultBrowser", true);</text:p>
          </table:table-cell>
          <table:table-cell office:value-type="string" calcext:value-type="string">
            <text:p>変更無し</text:p>
          </table:table-cell>
          <table:table-cell office:value-type="string" calcext:value-type="string">
            <text:p>lockPref("browser.shell.checkDefaultBrowser", true);</text:p>
          </table:table-cell>
          <table:table-cell table:number-columns-repeated="1010"/>
        </table:table-row>
        <table:table-row table:style-name="ro47">
          <table:table-cell office:value-type="string" calcext:value-type="string">
            <text:p>Startup-3</text:p>
          </table:table-cell>
          <table:table-cell office:value-type="float" office:value="2" calcext:value-type="float">
            <text:p>2</text:p>
          </table:table-cell>
          <table:covered-table-cell table:number-columns-repeated="3"/>
          <table:table-cell office:value-type="string" calcext:value-type="string">
            <text:p>確認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formula="of:=IF([.H227]=&quot;&quot;;&quot;?&quot;;IF([.J227]=&quot;&quot;;&quot;新規&quot;;IF([.H227]=[.J227];&quot;&quot;;&quot;変更あり&quot;)))">
            <text:p/>
          </table:table-cell>
          <table:table-cell table:style-name="ce1"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formula="of:=IF([.J227]=&quot;&quot;;&quot;?&quot;;IF([.L227]=&quot;&quot;;&quot;新規&quot;;IF([.J227]=[.L227];&quot;&quot;;&quot;○&quot;)))">
            <text:p/>
          </table:table-cell>
          <table:table-cell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hell.checkDefaultBrowser", false);</text:p>
            <text:p/>
            <text:p>globalChrome.css:</text:p>
            <text:p>@-moz-document url-prefix("chrome://browser/content/preferences/preferences.xul") {</text:p>
            <text:p>  #systemDefaultsGroup {</text:p>
            <text:p>    visibility: collapse !important;</text:p>
            <text:p>    -moz-user-focus: ignore !important;</text:p>
            <text:p>  }</text:p>
            <text:p>}</text:p>
          </table:table-cell>
          <table:table-cell table:number-columns-repeated="1010"/>
        </table:table-row>
        <table:table-row table:style-name="ro3">
          <table:table-cell office:value-type="string" calcext:value-type="string">
            <text:p>Startup-4</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バージョンアップ後の初回起動時における、バージョンアップ完了案内のタブの表示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228]=&quot;&quot;;&quot;?&quot;;IF([.J228]=&quot;&quot;;&quot;新規&quot;;IF([.H228]=[.J228];&quot;&quot;;&quot;変更あり&quot;)))">
            <text:p/>
          </table:table-cell>
          <table:table-cell table:style-name="ce2" office:value-type="string" calcext:value-type="string">
            <text:p>-</text:p>
          </table:table-cell>
          <table:table-cell table:formula="of:=IF([.J228]=&quot;&quot;;&quot;?&quot;;IF([.L228]=&quot;&quot;;&quot;新規&quot;;IF([.J228]=[.L228];&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0"/>
        </table:table-row>
        <table:table-row table:style-name="ro4">
          <table:table-cell office:value-type="string" calcext:value-type="string">
            <text:p>Startup-4</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browser.startup.homepage_override.mstone", "ignore");</text:p>
          </table:table-cell>
          <table:table-cell table:formula="of:=IF([.H229]=&quot;&quot;;&quot;?&quot;;IF([.J229]=&quot;&quot;;&quot;新規&quot;;IF([.H229]=[.J229];&quot;&quot;;&quot;変更あり&quot;)))">
            <text:p/>
          </table:table-cell>
          <table:table-cell table:style-name="ce2" office:value-type="string" calcext:value-type="string">
            <text:p>lockPref("browser.startup.homepage_override.mstone", "ignore");</text:p>
          </table:table-cell>
          <table:table-cell table:formula="of:=IF([.J229]=&quot;&quot;;&quot;?&quot;;IF([.L229]=&quot;&quot;;&quot;新規&quot;;IF([.J229]=[.L229];&quot;&quot;;&quot;○&quot;)))">
            <text:p/>
          </table:table-cell>
          <table:table-cell office:value-type="string" calcext:value-type="string">
            <text:p>lockPref("browser.startup.homepage_override.mstone", "ignore");</text:p>
          </table:table-cell>
          <table:table-cell office:value-type="string" calcext:value-type="string">
            <text:p>変更無し</text:p>
          </table:table-cell>
          <table:table-cell office:value-type="string" calcext:value-type="string">
            <text:p>lockPref("browser.startup.homepage_override.mstone", "ignore");</text:p>
          </table:table-cell>
          <table:table-cell table:number-columns-repeated="1010"/>
        </table:table-row>
        <table:table-row table:style-name="ro2">
          <table:table-cell office:value-type="string" calcext:value-type="string">
            <text:p>Startup-5</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初期状態のブックマーク</text:p>
          </table:table-cell>
          <table:table-cell office:value-type="string" calcext:value-type="string" table:number-columns-spanned="1" table:number-rows-spanned="2">
            <text:p>-</text:p>
          </table:table-cell>
          <table:table-cell office:value-type="string" calcext:value-type="string">
            <text:p>初期項目を使う（既定）</text:p>
          </table:table-cell>
          <table:table-cell office:value-type="string" calcext:value-type="string">
            <text:p>-</text:p>
          </table:table-cell>
          <table:table-cell table:style-name="ce2" office:value-type="string" calcext:value-type="string">
            <text:p>-</text:p>
          </table:table-cell>
          <table:table-cell table:formula="of:=IF([.H230]=&quot;&quot;;&quot;?&quot;;IF([.J230]=&quot;&quot;;&quot;新規&quot;;IF([.H230]=[.J230];&quot;&quot;;&quot;変更あり&quot;)))">
            <text:p/>
          </table:table-cell>
          <table:table-cell table:style-name="ce2" office:value-type="string" calcext:value-type="string">
            <text:p>-</text:p>
          </table:table-cell>
          <table:table-cell table:formula="of:=IF([.J230]=&quot;&quot;;&quot;?&quot;;IF([.L230]=&quot;&quot;;&quot;新規&quot;;IF([.J230]=[.L230];&quot;&quot;;&quot;○&quot;)))">
            <text:p/>
          </table:table-cell>
          <table:table-cell office:value-type="string" calcext:value-type="string">
            <text:p>-</text:p>
          </table:table-cell>
          <table:table-cell table:number-columns-repeated="1012"/>
        </table:table-row>
        <table:table-row table:style-name="ro45">
          <table:table-cell office:value-type="string" calcext:value-type="string">
            <text:p>Startup-5</text:p>
          </table:table-cell>
          <table:table-cell office:value-type="float" office:value="2" calcext:value-type="float">
            <text:p>2</text:p>
          </table:table-cell>
          <table:covered-table-cell table:number-columns-repeated="3"/>
          <table:table-cell office:value-type="string" calcext:value-type="string">
            <text:p>空にする</text:p>
          </table:table-cell>
          <table:table-cell office:value-type="string" calcext:value-type="string">
            <text:p>1. 空のbookmarks.htmlをdefault/profile/に設置する</text:p>
            <text:p>2. MCDで設定を反映する</text:p>
          </table:table-cell>
          <table:table-cell table:style-name="ce2"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formula="of:=IF([.H231]=&quot;&quot;;&quot;?&quot;;IF([.J231]=&quot;&quot;;&quot;新規&quot;;IF([.H231]=[.J231];&quot;&quot;;&quot;変更あり&quot;)))">
            <text:p/>
          </table:table-cell>
          <table:table-cell table:style-name="ce2"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formula="of:=IF([.J231]=&quot;&quot;;&quot;?&quot;;IF([.L231]=&quot;&quot;;&quot;新規&quot;;IF([.J231]=[.L231];&quot;&quot;;&quot;○&quot;)))" office:value-type="string" office:string-value="○" calcext:value-type="string">
            <text:p>○</text:p>
          </table:table-cell>
          <table:table-cell office:value-type="string" calcext:value-type="string">
            <text:p>Firefox 38以降ではbookmarks.htmlは使用しない（設置しても使われない）。</text:p>
            <text:p/>
            <text:p>MCD:</text:p>
            <text:p>lockPref("browser.places.smartBookmarksVersion", -1);</text:p>
            <text:p>defaultPref("browser.places.importBookmarksHTML", true);</text:p>
            <text:p>lockPref("browser.bookmarks.autoExportHTML", false);</text:p>
            <text:p>defaultPref("browser.bookmarks.restore_default_bookmarks", false);</text:p>
          </table:table-cell>
          <table:table-cell office:value-type="string" calcext:value-type="string">
            <text:p>変更無し</text:p>
          </table:table-cell>
          <table:table-cell office:value-type="string" calcext:value-type="string">
            <text:p>MCD:</text:p>
            <text:p>lockPref("browser.places.smartBookmarksVersion", -1); // prevent to build default queries</text:p>
            <text:p/>
            <text:p>bookmarks.html:</text:p>
            <text:p>&lt;!DOCTYPE NETSCAPE-Bookmark-file-1&gt;</text:p>
            <text:p>&lt;!-- This is an automatically generated file.</text:p>
            <text:p>     It will be read and overwritten.</text:p>
            <text:p>     DO NOT EDIT! --&gt;</text:p>
            <text:p>&lt;META HTTP-EQUIV="Content-Type" CONTENT="text/html; charset=UTF-8"&gt;</text:p>
            <text:p>&lt;TITLE&gt;ブックマーク&lt;/TITLE&gt;</text:p>
            <text:p>&lt;H1&gt;ブックマーク&lt;/H1&gt;</text:p>
            <text:p>&lt;DL&gt;&lt;p&gt;</text:p>
            <text:p>&lt;/DL&gt;&lt;p&gt;</text:p>
          </table:table-cell>
          <table:table-cell table:number-columns-repeated="1010"/>
        </table:table-row>
        <table:table-row table:style-name="ro3">
          <table:table-cell office:value-type="string" calcext:value-type="string">
            <text:p>Startup-6</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あなたの権利」の表示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232]=&quot;&quot;;&quot;?&quot;;IF([.J232]=&quot;&quot;;&quot;新規&quot;;IF([.H232]=[.J232];&quot;&quot;;&quot;変更あり&quot;)))">
            <text:p/>
          </table:table-cell>
          <table:table-cell table:style-name="ce2" office:value-type="string" calcext:value-type="string">
            <text:p>-</text:p>
          </table:table-cell>
          <table:table-cell table:formula="of:=IF([.J232]=&quot;&quot;;&quot;?&quot;;IF([.L232]=&quot;&quot;;&quot;新規&quot;;IF([.J232]=[.L232];&quot;&quot;;&quot;○&quot;)))">
            <text:p/>
          </table:table-cell>
          <table:table-cell office:value-type="string" calcext:value-type="string">
            <text:p>-</text:p>
          </table:table-cell>
          <table:table-cell table:number-columns-repeated="1012"/>
        </table:table-row>
        <table:table-row table:style-name="ro20">
          <table:table-cell office:value-type="string" calcext:value-type="string">
            <text:p>Startup-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formula="of:=IF([.H233]=&quot;&quot;;&quot;?&quot;;IF([.J233]=&quot;&quot;;&quot;新規&quot;;IF([.H233]=[.J233];&quot;&quot;;&quot;変更あり&quot;)))">
            <text:p/>
          </table:table-cell>
          <table:table-cell table:style-name="ce2"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formula="of:=IF([.J233]=&quot;&quot;;&quot;?&quot;;IF([.L233]=&quot;&quot;;&quot;新規&quot;;IF([.J233]=[.L233];&quot;&quot;;&quot;○&quot;)))">
            <text:p/>
          </table:table-cell>
          <table:table-cell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office:value-type="string" calcext:value-type="string">
            <text:p>変更無し</text:p>
          </table:table-cell>
          <table:table-cell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number-columns-repeated="1010"/>
        </table:table-row>
        <table:table-row table:style-name="ro2">
          <table:table-cell office:value-type="string" calcext:value-type="string">
            <text:p>Startup-7</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60日以上Firefoxを使用しなかった場合の、次の起動時における設定のリセットの提案の可否</text:p>
          </table:table-cell>
          <table:table-cell office:value-type="string" calcext:value-type="string" table:number-columns-spanned="1" table:number-rows-spanned="2">
            <text:p>-</text:p>
          </table:table-cell>
          <table:table-cell office:value-type="string" calcext:value-type="string">
            <text:p>リセットを提案する（既定）</text:p>
          </table:table-cell>
          <table:table-cell office:value-type="string" calcext:value-type="string">
            <text:p>MCDで設定を反映する</text:p>
          </table:table-cell>
          <table:table-cell table:style-name="ce2" office:value-type="string" calcext:value-type="string">
            <text:p>lockPref("browser.disableResetPrompt", false);</text:p>
          </table:table-cell>
          <table:table-cell table:formula="of:=IF([.H234]=&quot;&quot;;&quot;?&quot;;IF([.J234]=&quot;&quot;;&quot;新規&quot;;IF([.H234]=[.J234];&quot;&quot;;&quot;変更あり&quot;)))">
            <text:p/>
          </table:table-cell>
          <table:table-cell table:style-name="ce2" office:value-type="string" calcext:value-type="string">
            <text:p>lockPref("browser.disableResetPrompt", false);</text:p>
          </table:table-cell>
          <table:table-cell table:formula="of:=IF([.J234]=&quot;&quot;;&quot;?&quot;;IF([.L234]=&quot;&quot;;&quot;新規&quot;;IF([.J234]=[.L234];&quot;&quot;;&quot;○&quot;)))">
            <text:p/>
          </table:table-cell>
          <table:table-cell table:number-columns-repeated="2" office:value-type="string" calcext:value-type="string">
            <text:p>lockPref("browser.disableResetPrompt", false);</text:p>
          </table:table-cell>
          <table:table-cell office:value-type="string" calcext:value-type="string">
            <text:p>-</text:p>
          </table:table-cell>
          <table:table-cell table:number-columns-repeated="1010"/>
        </table:table-row>
        <table:table-row table:style-name="ro2">
          <table:table-cell office:value-type="string" calcext:value-type="string">
            <text:p>Startup-7</text:p>
          </table:table-cell>
          <table:table-cell office:value-type="float" office:value="2" calcext:value-type="float">
            <text:p>2</text:p>
          </table:table-cell>
          <table:covered-table-cell table:number-columns-repeated="3"/>
          <table:table-cell office:value-type="string" calcext:value-type="string">
            <text:p>リセットを提案しない</text:p>
          </table:table-cell>
          <table:table-cell office:value-type="string" calcext:value-type="string">
            <text:p>MCDで設定を反映する</text:p>
          </table:table-cell>
          <table:table-cell table:style-name="ce2" office:value-type="string" calcext:value-type="string">
            <text:p>lockPref("browser.disableResetPrompt", true);</text:p>
          </table:table-cell>
          <table:table-cell table:formula="of:=IF([.H235]=&quot;&quot;;&quot;?&quot;;IF([.J235]=&quot;&quot;;&quot;新規&quot;;IF([.H235]=[.J235];&quot;&quot;;&quot;変更あり&quot;)))">
            <text:p/>
          </table:table-cell>
          <table:table-cell table:style-name="ce2" office:value-type="string" calcext:value-type="string">
            <text:p>lockPref("browser.disableResetPrompt", true);</text:p>
          </table:table-cell>
          <table:table-cell table:formula="of:=IF([.J235]=&quot;&quot;;&quot;?&quot;;IF([.L235]=&quot;&quot;;&quot;新規&quot;;IF([.J235]=[.L235];&quot;&quot;;&quot;○&quot;)))">
            <text:p/>
          </table:table-cell>
          <table:table-cell table:number-columns-repeated="2" office:value-type="string" calcext:value-type="string">
            <text:p>lockPref("browser.disableResetPrompt", true);</text:p>
          </table:table-cell>
          <table:table-cell office:value-type="string" calcext:value-type="string">
            <text:p>-</text:p>
          </table:table-cell>
          <table:table-cell table:number-columns-repeated="1010"/>
        </table:table-row>
        <table:table-row table:style-name="ro2">
          <table:table-cell office:value-type="string" calcext:value-type="string">
            <text:p>Startup-8</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UIの変更点を解説するツアーの表示の可否</text:p>
          </table:table-cell>
          <table:table-cell office:value-type="string" calcext:value-type="string" table:number-columns-spanned="1" table:number-rows-spanned="2">
            <text:p>-</text:p>
          </table:table-cell>
          <table:table-cell office:value-type="string" calcext:value-type="string">
            <text:p>ツアーを表示する（既定）</text:p>
          </table:table-cell>
          <table:table-cell office:value-type="string" calcext:value-type="string">
            <text:p>MCDで設定を反映する</text:p>
          </table:table-cell>
          <table:table-cell table:style-name="ce2" office:value-type="string" calcext:value-type="string">
            <text:p>-</text:p>
          </table:table-cell>
          <table:table-cell table:formula="of:=IF([.H236]=&quot;&quot;;&quot;?&quot;;IF([.J236]=&quot;&quot;;&quot;新規&quot;;IF([.H236]=[.J236];&quot;&quot;;&quot;変更あり&quot;)))">
            <text:p/>
          </table:table-cell>
          <table:table-cell table:style-name="ce2" office:value-type="string" calcext:value-type="string">
            <text:p>-</text:p>
          </table:table-cell>
          <table:table-cell table:formula="of:=IF([.J236]=&quot;&quot;;&quot;?&quot;;IF([.L236]=&quot;&quot;;&quot;新規&quot;;IF([.J236]=[.L236];&quot;&quot;;&quot;○&quot;)))" office:value-type="string" office:string-value="○" calcext:value-type="string">
            <text:p>○</text:p>
          </table:table-cell>
          <table:table-cell table:number-columns-repeated="2" office:value-type="string" calcext:value-type="string">
            <text:p>lockPref("browser.uitour.enabled", true);</text:p>
          </table:table-cell>
          <table:table-cell office:value-type="string" calcext:value-type="string">
            <text:p>-</text:p>
          </table:table-cell>
          <table:table-cell table:number-columns-repeated="1010"/>
        </table:table-row>
        <table:table-row table:style-name="ro27">
          <table:table-cell office:value-type="string" calcext:value-type="string">
            <text:p>Startup-8</text:p>
          </table:table-cell>
          <table:table-cell office:value-type="float" office:value="2" calcext:value-type="float">
            <text:p>2</text:p>
          </table:table-cell>
          <table:covered-table-cell table:number-columns-repeated="3"/>
          <table:table-cell office:value-type="string" calcext:value-type="string">
            <text:p>ツアーを表示しない</text:p>
          </table:table-cell>
          <table:table-cell office:value-type="string" calcext:value-type="string">
            <text:p>MCDで設定を反映する</text:p>
          </table:table-cell>
          <table:table-cell table:style-name="ce2"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formula="of:=IF([.H237]=&quot;&quot;;&quot;?&quot;;IF([.J237]=&quot;&quot;;&quot;新規&quot;;IF([.H237]=[.J237];&quot;&quot;;&quot;変更あり&quot;)))">
            <text:p/>
          </table:table-cell>
          <table:table-cell table:style-name="ce2"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formula="of:=IF([.J237]=&quot;&quot;;&quot;?&quot;;IF([.L237]=&quot;&quot;;&quot;新規&quot;;IF([.J237]=[.L237];&quot;&quot;;&quot;○&quot;)))" office:value-type="string" office:string-value="○" calcext:value-type="string">
            <text:p>○</text:p>
          </table:table-cell>
          <table:table-cell office:value-type="string" calcext:value-type="string">
            <text:p>lockPref("browser.uitour.enabled", false);</text:p>
            <text:p>lockPref("browser.uitour.pinnedTabUrl", "");</text:p>
            <text:p>lockPref("browser.uitour.themeOrigin", "");</text:p>
            <text:p>lockPref("browser.uitour.url", "");</text:p>
          </table:table-cell>
          <table:table-cell office:value-type="string" calcext:value-type="string">
            <text:p>lockPref("browser.uitour.enabled", false);</text:p>
          </table:table-cell>
          <table:table-cell office:value-type="string" calcext:value-type="string">
            <text:p>-</text:p>
          </table:table-cell>
          <table:table-cell table:number-columns-repeated="1010"/>
        </table:table-row>
        <table:table-row table:style-name="ro2">
          <table:table-cell table:style-name="ce3" office:value-type="string" calcext:value-type="string">
            <text:p>Startup-9（廃止）</text:p>
          </table:table-cell>
          <table:table-cell table:style-name="ce3" office:value-type="float" office:value="1" calcext:value-type="float">
            <text:p>1</text:p>
          </table:table-cell>
          <table:table-cell table:style-name="ce3" office:value-type="string" calcext:value-type="string" table:number-columns-spanned="1" table:number-rows-spanned="2">
            <text:p>起動時の挙動の制御</text:p>
          </table:table-cell>
          <table:table-cell table:style-name="ce3" office:value-type="string" calcext:value-type="string" table:number-columns-spanned="1" table:number-rows-spanned="2">
            <text:p>マルチプロセスモードのフィードバックを促すメッセージの表示の可否</text:p>
          </table:table-cell>
          <table:table-cell table:style-name="ce3" office:value-type="string" calcext:value-type="string" table:number-columns-spanned="1" table:number-rows-spanned="2">
            <text:p>-</text:p>
          </table:table-cell>
          <table:table-cell table:style-name="ce3" office:value-type="string" calcext:value-type="string">
            <text:p>表示する（既定）</text:p>
          </table:table-cell>
          <table:table-cell table:style-name="ce3" office:value-type="string" calcext:value-type="string">
            <text:p>-</text:p>
          </table:table-cell>
          <table:table-cell table:style-name="ce8" office:value-type="string" calcext:value-type="string">
            <text:p>Firefox 52で廃止</text:p>
          </table:table-cell>
          <table:table-cell table:formula="of:=IF([.H238]=&quot;&quot;;&quot;?&quot;;IF([.J238]=&quot;&quot;;&quot;新規&quot;;IF([.H238]=[.J238];&quot;&quot;;&quot;変更あり&quot;)))" office:value-type="string" office:string-value="変更あり" calcext:value-type="string">
            <text:p>変更あり</text:p>
          </table:table-cell>
          <table:table-cell table:style-name="ce1" office:value-type="string" calcext:value-type="string">
            <text:p>-</text:p>
          </table:table-cell>
          <table:table-cell table:formula="of:=IF([.J238]=&quot;&quot;;&quot;?&quot;;IF([.L238]=&quot;&quot;;&quot;新規&quot;;IF([.J238]=[.L238];&quot;&quot;;&quot;○&quot;)))">
            <text:p/>
          </table:table-cell>
          <table:table-cell office:value-type="string" calcext:value-type="string">
            <text:p>-</text:p>
          </table:table-cell>
          <table:table-cell table:number-columns-repeated="1012"/>
        </table:table-row>
        <table:table-row table:style-name="ro4">
          <table:table-cell table:style-name="ce3" office:value-type="string" calcext:value-type="string">
            <text:p>Startup-9（廃止）</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表示しない</text:p>
          </table:table-cell>
          <table:table-cell table:style-name="ce3" office:value-type="string" calcext:value-type="string">
            <text:p>MCDで設定を反映する</text:p>
          </table:table-cell>
          <table:table-cell table:style-name="ce8" office:value-type="string" calcext:value-type="string">
            <text:p>Firefox 52で廃止</text:p>
          </table:table-cell>
          <table:table-cell table:formula="of:=IF([.H239]=&quot;&quot;;&quot;?&quot;;IF([.J239]=&quot;&quot;;&quot;新規&quot;;IF([.H239]=[.J239];&quot;&quot;;&quot;変更あり&quot;)))" office:value-type="string" office:string-value="変更あり" calcext:value-type="string">
            <text:p>変更あり</text:p>
          </table:table-cell>
          <table:table-cell table:style-name="ce1" office:value-type="string" calcext:value-type="string">
            <text:p>lockPref("browser.requestE10sFeedback", false);</text:p>
            <text:p>lockPref("app.feedback.baseURL", "");</text:p>
          </table:table-cell>
          <table:table-cell table:formula="of:=IF([.J239]=&quot;&quot;;&quot;?&quot;;IF([.L239]=&quot;&quot;;&quot;新規&quot;;IF([.J239]=[.L239];&quot;&quot;;&quot;○&quot;)))">
            <text:p/>
          </table:table-cell>
          <table:table-cell office:value-type="string" calcext:value-type="string">
            <text:p>lockPref("browser.requestE10sFeedback", false);</text:p>
            <text:p>lockPref("app.feedback.baseURL", "");</text:p>
          </table:table-cell>
          <table:table-cell table:number-columns-repeated="1012"/>
        </table:table-row>
        <table:table-row table:style-name="ro3">
          <table:table-cell office:value-type="string" calcext:value-type="string">
            <text:p>Websearch-1</text:p>
          </table:table-cell>
          <table:table-cell office:value-type="float" office:value="1" calcext:value-type="float">
            <text:p>1</text:p>
          </table:table-cell>
          <table:table-cell office:value-type="string" calcext:value-type="string" table:number-columns-spanned="1" table:number-rows-spanned="2">
            <text:p>Web検索バーの挙動</text:p>
          </table:table-cell>
          <table:table-cell office:value-type="string" calcext:value-type="string" table:number-columns-spanned="1" table:number-rows-spanned="2">
            <text:p>検索エンジンの追加・削除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240]=&quot;&quot;;&quot;?&quot;;IF([.J240]=&quot;&quot;;&quot;新規&quot;;IF([.H240]=[.J240];&quot;&quot;;&quot;変更あり&quot;)))">
            <text:p/>
          </table:table-cell>
          <table:table-cell table:style-name="ce2" office:value-type="string" calcext:value-type="string">
            <text:p>-</text:p>
          </table:table-cell>
          <table:table-cell table:formula="of:=IF([.J240]=&quot;&quot;;&quot;?&quot;;IF([.L240]=&quot;&quot;;&quot;新規&quot;;IF([.J240]=[.L240];&quot;&quot;;&quot;○&quot;)))">
            <text:p/>
          </table:table-cell>
          <table:table-cell office:value-type="string" calcext:value-type="string">
            <text:p>-</text:p>
          </table:table-cell>
          <table:table-cell table:number-columns-repeated="1012"/>
        </table:table-row>
        <table:table-row table:style-name="ro59">
          <table:table-cell office:value-type="string" calcext:value-type="string">
            <text:p>Websearch-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アドオン「globalChrome.css」を導入する</text:p>
            <text:p>2. globalChrome.cssで設定を反映する</text:p>
          </table:table-cell>
          <table:table-cell table:style-name="ce20" office:value-type="string" calcext:value-type="string">
            <text:p><text:span text:style-name="T3">@-moz-document</text:span></text:p>
            <text:p><text:span text:style-name="T3">  url-prefix("chrome://browser/content/preferences/in-content/preferences.xul"),</text:span></text:p>
            <text:p><text:span text:style-name="T3">  url-prefix("about:preferences") {</text:span></text:p>
            <text:p><text:span text:style-name="T3">  #addEngines,</text:span></text:p>
            <text:p><text:span text:style-name="T3">  #removeEngineButton,</text:span></text:p>
            <text:p><text:span text:style-name="T3">  #restoreDefaultSearchEngines {</text:span></text:p>
            <text:p><text:span text:style-name="T3">    display: none !important;</text:span></text:p>
            <text:p><text:span text:style-name="T3">    -moz-user-focus: ignore !important;</text:span></text:p>
            <text:p><text:span text:style-name="T3">  }</text:span></text:p>
            <text:p><text:span text:style-name="T3">}</text:span></text:p>
            <text:p><text:span text:style-name="T3">@-moz-document url-prefix("chrome://browser/content/search/engineManager.xul") {</text:span></text:p>
            <text:p><text:span text:style-name="T3">  #addEngines {</text:span></text:p>
            <text:p><text:span text:style-name="T3">    display: none !important;</text:span></text:p>
            <text:p><text:span text:style-name="T3">    -moz-user-focus: ignore !important;</text:span></text:p>
            <text:p><text:span text:style-name="T3">  }</text:span></text:p>
            <text:p><text:span text:style-name="T3">}</text:span></text:p>
            <text:p><text:span text:style-name="T3">@-moz-document url-prefix("chrome://browser/content/browser.xul") {</text:span></text:p>
            <text:p><text:span text:style-name="T3">  #PopupSearchAutoComplete [anonid="add-engines"] {</text:span></text:p>
            <text:p><text:span text:style-name="T3">    visibility: collapse !important;</text:span></text:p>
            <text:p><text:span text:style-name="T3">    -moz-user-focus: ignore !important;</text:span></text:p>
            <text:p><text:span text:style-name="T3">  }</text:span></text:p>
            <text:p><text:span text:style-name="T3">  .searchbar-search-button[addengines="true"] {</text:span></text:p>
            <text:p><text:span text:style-name="T3">    list-style-image: url("chrome://browser/skin/search-indicator.png") !important;</text:span></text:p>
            <text:p><text:span text:style-name="T3">  }</text:span></text:p>
            <text:p><text:span text:style-name="T3">  @media (min-resolution: 1.1dppx) {</text:span></text:p>
            <text:p><text:span text:style-name="T3">    .searchbar-search-button[addengines="true"] {</text:span></text:p>
            <text:p><text:span text:style-name="T3">      list-style-image: url("chrome://browser/skin/search-indicator-badge-add@2x.png") !important;</text:span></text:p>
            <text:p><text:span text:style-name="T3">    }</text:span></text:p>
            <text:p><text:span text:style-name="T3">  }</text:span></text:p>
            <text:p><text:span text:style-name="T3">}</text:span></text:p>
          </table:table-cell>
          <table:table-cell table:formula="of:=IF([.H241]=&quot;&quot;;&quot;?&quot;;IF([.J241]=&quot;&quot;;&quot;新規&quot;;IF([.H241]=[.J241];&quot;&quot;;&quot;変更あり&quot;)))">
            <text:p/>
          </table:table-cell>
          <table:table-cell table:style-name="ce20" office:value-type="string" calcext:value-type="string">
            <text:p><text:span text:style-name="T3">@-moz-document</text:span></text:p>
            <text:p><text:span text:style-name="T3">  url-prefix("chrome://browser/content/preferences/in-content/preferences.xul"),</text:span></text:p>
            <text:p><text:span text:style-name="T3">  url-prefix("about:preferences") {</text:span></text:p>
            <text:p><text:span text:style-name="T3">  #addEngines,</text:span></text:p>
            <text:p><text:span text:style-name="T3">  #removeEngineButton,</text:span></text:p>
            <text:p><text:span text:style-name="T3">  #restoreDefaultSearchEngines {</text:span></text:p>
            <text:p><text:span text:style-name="T3">    display: none !important;</text:span></text:p>
            <text:p><text:span text:style-name="T3">    -moz-user-focus: ignore !important;</text:span></text:p>
            <text:p><text:span text:style-name="T3">  }</text:span></text:p>
            <text:p><text:span text:style-name="T3">}</text:span></text:p>
            <text:p><text:span text:style-name="T3">@-moz-document url-prefix("chrome://browser/content/search/engineManager.xul") {</text:span></text:p>
            <text:p><text:span text:style-name="T3">  #addEngines {</text:span></text:p>
            <text:p><text:span text:style-name="T3">    display: none !important;</text:span></text:p>
            <text:p><text:span text:style-name="T3">    -moz-user-focus: ignore !important;</text:span></text:p>
            <text:p><text:span text:style-name="T3">  }</text:span></text:p>
            <text:p><text:span text:style-name="T3">}</text:span></text:p>
            <text:p><text:span text:style-name="T3">@-moz-document url-prefix("chrome://browser/content/browser.xul") {</text:span></text:p>
            <text:p><text:span text:style-name="T3">  #PopupSearchAutoComplete [anonid="add-engines"] {</text:span></text:p>
            <text:p><text:span text:style-name="T3">    visibility: collapse !important;</text:span></text:p>
            <text:p><text:span text:style-name="T3">    -moz-user-focus: ignore !important;</text:span></text:p>
            <text:p><text:span text:style-name="T3">  }</text:span></text:p>
            <text:p><text:span text:style-name="T3">  .searchbar-search-button[addengines="true"] {</text:span></text:p>
            <text:p><text:span text:style-name="T3">    list-style-image: url("chrome://browser/skin/search-indicator.png") !important;</text:span></text:p>
            <text:p><text:span text:style-name="T3">  }</text:span></text:p>
            <text:p><text:span text:style-name="T3">  @media (min-resolution: 1.1dppx) {</text:span></text:p>
            <text:p><text:span text:style-name="T3">    .searchbar-search-button[addengines="true"] {</text:span></text:p>
            <text:p><text:span text:style-name="T3">      list-style-image: url("chrome://browser/skin/search-indicator-badge-add@2x.png") !important;</text:span></text:p>
            <text:p><text:span text:style-name="T3">    }</text:span></text:p>
            <text:p><text:span text:style-name="T3">  }</text:span></text:p>
            <text:p><text:span text:style-name="T3">}</text:span></text:p>
          </table:table-cell>
          <table:table-cell table:formula="of:=IF([.J241]=&quot;&quot;;&quot;?&quot;;IF([.L241]=&quot;&quot;;&quot;新規&quot;;IF([.J241]=[.L241];&quot;&quot;;&quot;○&quot;)))" office:value-type="string" office:string-value="○" calcext:value-type="string">
            <text:p>○</text:p>
          </table:table-cell>
          <table:table-cell office:value-type="string" calcext:value-type="string">
            <text:p>@-moz-document</text:p>
            <text:p>  url-prefix("chrome://browser/content/preferences/in-content/preferences.xul"),</text:p>
            <text:p>  url-prefix("about:preferences") {</text:p>
            <text:p>  #addEngines {</text:p>
            <text:p>    display: none !important;</text:p>
            <text:p>    -moz-user-focus: ignore !important;</text:p>
            <text:p>  }</text:p>
            <text:p>}</text:p>
            <text:p>@-moz-document url-prefix("chrome://browser/content/search/engineManager.xul") {</text:p>
            <text:p>  #addEngines {</text:p>
            <text:p>    display: none !important;</text:p>
            <text:p>    -moz-user-focus: ignore !important;</text:p>
            <text:p>  }</text:p>
            <text:p>}</text:p>
          </table:table-cell>
          <table:table-cell office:value-type="string" calcext:value-type="string">
            <text:p>変更無し</text:p>
          </table:table-cell>
          <table:table-cell office:value-type="string" calcext:value-type="string">
            <text:p>@-moz-document url-prefix("chrome://browser/content/search/engineManager.xul") {</text:p>
            <text:p>  #addEngines {</text:p>
            <text:p>    display: none !important;</text:p>
            <text:p>    -moz-user-focus: ignore !important;</text:p>
            <text:p>  }</text:p>
            <text:p>}</text:p>
          </table:table-cell>
          <table:table-cell table:number-columns-repeated="1010"/>
        </table:table-row>
        <table:table-row table:style-name="ro2">
          <table:table-cell office:value-type="string" calcext:value-type="string">
            <text:p>Websearch-2</text:p>
          </table:table-cell>
          <table:table-cell office:value-type="float" office:value="1" calcext:value-type="float">
            <text:p>1</text:p>
          </table:table-cell>
          <table:table-cell office:value-type="string" calcext:value-type="string" table:number-columns-spanned="1" table:number-rows-spanned="2">
            <text:p>Web検索バーの挙動</text:p>
          </table:table-cell>
          <table:table-cell office:value-type="string" calcext:value-type="string" table:number-columns-spanned="1" table:number-rows-spanned="2">
            <text:p>初期状態で利用する検索エンジン</text:p>
          </table:table-cell>
          <table:table-cell office:value-type="string" calcext:value-type="string" table:number-columns-spanned="1" table:number-rows-spanned="2">
            <text:p>-</text:p>
          </table:table-cell>
          <table:table-cell office:value-type="string" calcext:value-type="string">
            <text:p>すべて使用する（既定）</text:p>
          </table:table-cell>
          <table:table-cell office:value-type="string" calcext:value-type="string">
            <text:p>-</text:p>
          </table:table-cell>
          <table:table-cell table:style-name="ce2" office:value-type="string" calcext:value-type="string">
            <text:p>-</text:p>
          </table:table-cell>
          <table:table-cell table:formula="of:=IF([.H242]=&quot;&quot;;&quot;?&quot;;IF([.J242]=&quot;&quot;;&quot;新規&quot;;IF([.H242]=[.J242];&quot;&quot;;&quot;変更あり&quot;)))">
            <text:p/>
          </table:table-cell>
          <table:table-cell table:style-name="ce2" office:value-type="string" calcext:value-type="string">
            <text:p>-</text:p>
          </table:table-cell>
          <table:table-cell table:formula="of:=IF([.J242]=&quot;&quot;;&quot;?&quot;;IF([.L242]=&quot;&quot;;&quot;新規&quot;;IF([.J242]=[.L242];&quot;&quot;;&quot;○&quot;)))">
            <text:p/>
          </table:table-cell>
          <table:table-cell office:value-type="string" calcext:value-type="string">
            <text:p>-</text:p>
          </table:table-cell>
          <table:table-cell table:number-columns-repeated="1012"/>
        </table:table-row>
        <table:table-row table:style-name="ro34">
          <table:table-cell office:value-type="string" calcext:value-type="string">
            <text:p>Websearch-2</text:p>
          </table:table-cell>
          <table:table-cell office:value-type="float" office:value="2" calcext:value-type="float">
            <text:p>2</text:p>
          </table:table-cell>
          <table:covered-table-cell table:number-columns-repeated="3"/>
          <table:table-cell office:value-type="string" calcext:value-type="string">
            <text:p>限定する</text:p>
          </table:table-cell>
          <table:table-cell table:style-name="ce13" office:value-type="string" calcext:value-type="string">
            <text:p><text:span text:style-name="T3">1. アドオン「Disable Search Engines」を導入する</text:span></text:p>
            <text:p><text:span text:style-name="T3">2. MCDで設定を反映する</text:span></text:p>
            <text:p><text:span text:style-name="T3">（Firefox 38以前では、fainstall.iniを編集する）</text:span></text:p>
          </table:table-cell>
          <table:table-cell table:style-name="ce20" office:value-type="string" calcext:value-type="string">
            <text:p><text:span text:style-name="T3">lockPref("extensions.disablesearchengines@clear-code.com.disabled", "（無効化するエンジンの名前のカンマ区切りのリスト）");</text:span></text:p>
            <text:p><text:span text:style-name="T3">または</text:span></text:p>
            <text:p><text:span text:style-name="T3">lockPref("extensions.disablesearchengines@clear-code.com.enabled", "（有効化するエンジンの名前のカンマ区切りのリスト）");</text:span></text:p>
          </table:table-cell>
          <table:table-cell table:formula="of:=IF([.H243]=&quot;&quot;;&quot;?&quot;;IF([.J243]=&quot;&quot;;&quot;新規&quot;;IF([.H243]=[.J243];&quot;&quot;;&quot;変更あり&quot;)))">
            <text:p/>
          </table:table-cell>
          <table:table-cell table:style-name="ce20" office:value-type="string" calcext:value-type="string">
            <text:p><text:span text:style-name="T3">lockPref("extensions.disablesearchengines@clear-code.com.disabled", "（無効化するエンジンの名前のカンマ区切りのリスト）");</text:span></text:p>
            <text:p><text:span text:style-name="T3">または</text:span></text:p>
            <text:p><text:span text:style-name="T3">lockPref("extensions.disablesearchengines@clear-code.com.enabled", "（有効化するエンジンの名前のカンマ区切りのリスト）");</text:span></text:p>
          </table:table-cell>
          <table:table-cell table:formula="of:=IF([.J243]=&quot;&quot;;&quot;?&quot;;IF([.L243]=&quot;&quot;;&quot;新規&quot;;IF([.J243]=[.L243];&quot;&quot;;&quot;○&quot;)))" office:value-type="string" office:string-value="○" calcext:value-type="string">
            <text:p>○</text:p>
          </table:table-cell>
          <table:table-cell office:value-type="string" calcext:value-type="string">
            <text:p>[fainstall]</text:p>
            <text:p>FxEnabledSearchPlugins=（ファイル名のスペース区切りのリスト）</text:p>
          </table:table-cell>
          <table:table-cell office:value-type="string" calcext:value-type="string">
            <text:p>変更無し</text:p>
          </table:table-cell>
          <table:table-cell office:value-type="string" calcext:value-type="string">
            <text:p>[fainstall]</text:p>
            <text:p>FxEnabledSearchPlugins=（ファイル名のスペース区切りのリスト）</text:p>
          </table:table-cell>
          <table:table-cell table:number-columns-repeated="1010"/>
        </table:table-row>
        <table:table-row table:style-name="ro6">
          <table:table-cell office:value-type="string" calcext:value-type="string">
            <text:p>Location-1</text:p>
          </table:table-cell>
          <table:table-cell office:value-type="float" office:value="1" calcext:value-type="float">
            <text:p>1</text:p>
          </table:table-cell>
          <table:table-cell office:value-type="string" calcext:value-type="string" table:number-columns-spanned="1" table:number-rows-spanned="2">
            <text:p>ロケーションバーの挙動</text:p>
          </table:table-cell>
          <table:table-cell office:value-type="string" calcext:value-type="string" table:number-columns-spanned="1" table:number-rows-spanned="2">
            <text:p>ロケーションバーにおけるURLの「http://」の省略表示の可否</text:p>
          </table:table-cell>
          <table:table-cell office:value-type="string" calcext:value-type="string" table:number-columns-spanned="1" table:number-rows-spanned="2">
            <text:p>-</text:p>
          </table:table-cell>
          <table:table-cell office:value-type="string" calcext:value-type="string">
            <text:p>省略する（既定）</text:p>
          </table:table-cell>
          <table:table-cell office:value-type="string" calcext:value-type="string">
            <text:p>MCDで設定を反映する</text:p>
          </table:table-cell>
          <table:table-cell table:style-name="ce2" office:value-type="string" calcext:value-type="string">
            <text:p>-</text:p>
          </table:table-cell>
          <table:table-cell table:formula="of:=IF([.H244]=&quot;&quot;;&quot;?&quot;;IF([.J244]=&quot;&quot;;&quot;新規&quot;;IF([.H244]=[.J244];&quot;&quot;;&quot;変更あり&quot;)))">
            <text:p/>
          </table:table-cell>
          <table:table-cell table:style-name="ce2" office:value-type="string" calcext:value-type="string">
            <text:p>-</text:p>
          </table:table-cell>
          <table:table-cell table:formula="of:=IF([.J244]=&quot;&quot;;&quot;?&quot;;IF([.L244]=&quot;&quot;;&quot;新規&quot;;IF([.J244]=[.L244];&quot;&quot;;&quot;○&quot;)))" office:value-type="string" office:string-value="○" calcext:value-type="string">
            <text:p>○</text:p>
          </table:table-cell>
          <table:table-cell office:value-type="string" calcext:value-type="string">
            <text:p>lockPref("browser.urlbar.trimURLs", true);</text:p>
          </table:table-cell>
          <table:table-cell office:value-type="string" calcext:value-type="string">
            <text:p>変更無し</text:p>
          </table:table-cell>
          <table:table-cell office:value-type="string" calcext:value-type="string">
            <text:p>lockPref("browser.urlbar.trimURLs", true);</text:p>
          </table:table-cell>
          <table:table-cell table:number-columns-repeated="1010"/>
        </table:table-row>
        <table:table-row table:style-name="ro6">
          <table:table-cell office:value-type="string" calcext:value-type="string">
            <text:p>Location-1</text:p>
          </table:table-cell>
          <table:table-cell office:value-type="float" office:value="2" calcext:value-type="float">
            <text:p>2</text:p>
          </table:table-cell>
          <table:covered-table-cell table:number-columns-repeated="3"/>
          <table:table-cell office:value-type="string" calcext:value-type="string">
            <text:p>省略しない</text:p>
          </table:table-cell>
          <table:table-cell office:value-type="string" calcext:value-type="string">
            <text:p>MCDで設定を反映する</text:p>
          </table:table-cell>
          <table:table-cell table:style-name="ce2" office:value-type="string" calcext:value-type="string">
            <text:p>lockPref("browser.urlbar.trimURLs", false);</text:p>
          </table:table-cell>
          <table:table-cell table:formula="of:=IF([.H245]=&quot;&quot;;&quot;?&quot;;IF([.J245]=&quot;&quot;;&quot;新規&quot;;IF([.H245]=[.J245];&quot;&quot;;&quot;変更あり&quot;)))">
            <text:p/>
          </table:table-cell>
          <table:table-cell table:style-name="ce2" office:value-type="string" calcext:value-type="string">
            <text:p>lockPref("browser.urlbar.trimURLs", false);</text:p>
          </table:table-cell>
          <table:table-cell table:formula="of:=IF([.J245]=&quot;&quot;;&quot;?&quot;;IF([.L245]=&quot;&quot;;&quot;新規&quot;;IF([.J245]=[.L245];&quot;&quot;;&quot;○&quot;)))">
            <text:p/>
          </table:table-cell>
          <table:table-cell office:value-type="string" calcext:value-type="string">
            <text:p>lockPref("browser.urlbar.trimURLs", false);</text:p>
          </table:table-cell>
          <table:table-cell office:value-type="string" calcext:value-type="string">
            <text:p>変更無し</text:p>
          </table:table-cell>
          <table:table-cell office:value-type="string" calcext:value-type="string">
            <text:p>lockPref("browser.urlbar.trimURLs", false);</text:p>
          </table:table-cell>
          <table:table-cell table:number-columns-repeated="1010"/>
        </table:table-row>
        <table:table-row table:style-name="ro60">
          <table:table-cell office:value-type="string" calcext:value-type="string">
            <text:p>Download-1</text:p>
          </table:table-cell>
          <table:table-cell office:value-type="float" office:value="1" calcext:value-type="float">
            <text:p>1</text:p>
          </table:table-cell>
          <table:table-cell office:value-type="string" calcext:value-type="string" table:number-columns-spanned="1" table:number-rows-spanned="2">
            <text:p>ファイルのダウンロード</text:p>
          </table:table-cell>
          <table:table-cell office:value-type="string" calcext:value-type="string" table:number-columns-spanned="1" table:number-rows-spanned="2">
            <text:p>ダウンロードマネージャの利用の可否</text:p>
          </table:table-cell>
          <table:table-cell office:value-type="string" calcext:value-type="string" table:number-columns-spanned="1" table:number-rows-spanned="2">
            <text:p>-</text:p>
          </table:table-cell>
          <table:table-cell office:value-type="string" calcext:value-type="string">
            <text:p>利用する（既定）</text:p>
          </table:table-cell>
          <table:table-cell office:value-type="string" calcext:value-type="string">
            <text:p>-</text:p>
          </table:table-cell>
          <table:table-cell table:style-name="ce2" office:value-type="string" calcext:value-type="string">
            <text:p>-</text:p>
          </table:table-cell>
          <table:table-cell table:formula="of:=IF([.H246]=&quot;&quot;;&quot;?&quot;;IF([.J246]=&quot;&quot;;&quot;新規&quot;;IF([.H246]=[.J246];&quot;&quot;;&quot;変更あり&quot;)))">
            <text:p/>
          </table:table-cell>
          <table:table-cell table:style-name="ce2" office:value-type="string" calcext:value-type="string">
            <text:p>-</text:p>
          </table:table-cell>
          <table:table-cell table:formula="of:=IF([.J246]=&quot;&quot;;&quot;?&quot;;IF([.L246]=&quot;&quot;;&quot;新規&quot;;IF([.J246]=[.L246];&quot;&quot;;&quot;○&quot;)))">
            <text:p/>
          </table:table-cell>
          <table:table-cell office:value-type="string" calcext:value-type="string">
            <text:p>-</text:p>
          </table:table-cell>
          <table:table-cell office:value-type="string" calcext:value-type="string">
            <text:p>存在しない</text:p>
          </table:table-cell>
          <table:table-cell office:value-type="string" calcext:value-type="string">
            <text:p>lockPref("browser.download.manager.showWhenStarting", true);</text:p>
            <text:p>lockPref("browser.download.manager.useWindow", true);</text:p>
            <text:p>lockPref("browser.download.manager.closeWhenDone", false);</text:p>
            <text:p>lockPref("browser.download.useDownloadDir", true);</text:p>
          </table:table-cell>
          <table:table-cell table:number-columns-repeated="1010"/>
        </table:table-row>
        <table:table-row table:style-name="ro61">
          <table:table-cell office:value-type="string" calcext:value-type="string">
            <text:p>Download-1</text:p>
          </table:table-cell>
          <table:table-cell office:value-type="float" office:value="2" calcext:value-type="float">
            <text:p>2</text:p>
          </table:table-cell>
          <table:covered-table-cell table:number-columns-repeated="3"/>
          <table:table-cell office:value-type="string" calcext:value-type="string">
            <text:p>利用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formula="of:=IF([.H247]=&quot;&quot;;&quot;?&quot;;IF([.J247]=&quot;&quot;;&quot;新規&quot;;IF([.H247]=[.J247];&quot;&quot;;&quot;変更あり&quot;)))">
            <text:p/>
          </table:table-cell>
          <table:table-cell table:style-name="ce1"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formula="of:=IF([.J247]=&quot;&quot;;&quot;?&quot;;IF([.L247]=&quot;&quot;;&quot;新規&quot;;IF([.J247]=[.L247];&quot;&quot;;&quot;○&quot;)))" office:value-type="string" office:string-value="○" calcext:value-type="string">
            <text:p>○</text:p>
          </table:table-cell>
          <table:table-cell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  #downloads-notification-anchor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office:value-type="string" calcext:value-type="string">
            <text:p>ダウンロードマネージャは完全に廃止された。代わりに実装された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office:value-type="string" calcext:value-type="string">
            <text:p>MCD:</text:p>
            <text:p>lockPref("browser.download.manager.showWhenStarting", false);</text:p>
            <text:p>lockPref("browser.download.manager.useWindow", false);</text:p>
            <text:p>lockPref("browser.download.manager.openDelay", -1);</text:p>
            <text:p>lockPref("browser.download.manager.closeWhenDone", true);</text:p>
            <text:p>lockPref("browser.download.useDownloadDir", false);</text:p>
            <text:p/>
            <text:p>globalChrome.css:</text:p>
            <text:p>@-moz-document url-prefix("chrome://browser/content/preferences/preferences.xul") {</text:p>
            <text:p>  #downloadsGroup {</text:p>
            <text:p>    visibility: collapse !important;</text:p>
            <text:p>    -moz-user-focus: ignore !important;</text:p>
            <text:p>  }</text:p>
            <text:p>}</text:p>
          </table:table-cell>
          <table:table-cell table:number-columns-repeated="1010"/>
        </table:table-row>
        <table:table-row table:style-name="ro62">
          <table:table-cell office:value-type="string" calcext:value-type="string">
            <text:p>Download-2</text:p>
          </table:table-cell>
          <table:table-cell office:value-type="float" office:value="1" calcext:value-type="float">
            <text:p>1</text:p>
          </table:table-cell>
          <table:table-cell office:value-type="string" calcext:value-type="string" table:number-columns-spanned="1" table:number-rows-spanned="3">
            <text:p>ファイルのダウンロード</text:p>
          </table:table-cell>
          <table:table-cell office:value-type="string" calcext:value-type="string" table:number-columns-spanned="1" table:number-rows-spanned="3">
            <text:p>ファイルの既定のダウンロード先</text:p>
          </table:table-cell>
          <table:table-cell office:value-type="string" calcext:value-type="string" table:number-columns-spanned="1" table:number-rows-spanned="3">
            <text:p>-</text:p>
          </table:table-cell>
          <table:table-cell office:value-type="string" calcext:value-type="string">
            <text:p>指定する：任意</text:p>
          </table:table-cell>
          <table:table-cell office:value-type="string" calcext:value-type="string">
            <text:p>MCDで設定を反映する</text:p>
          </table:table-cell>
          <table:table-cell table:style-name="ce2" office:value-type="string" calcext:value-type="string">
            <text:p>defaultPref("browser.open.lastDir", "（ディレクトリのパス）");</text:p>
            <text:p>defaultPref("browser.download.lastDir", "（ディレクトリのパス）");</text:p>
          </table:table-cell>
          <table:table-cell table:formula="of:=IF([.H248]=&quot;&quot;;&quot;?&quot;;IF([.J248]=&quot;&quot;;&quot;新規&quot;;IF([.H248]=[.J248];&quot;&quot;;&quot;変更あり&quot;)))">
            <text:p/>
          </table:table-cell>
          <table:table-cell table:style-name="ce2" office:value-type="string" calcext:value-type="string">
            <text:p>defaultPref("browser.open.lastDir", "（ディレクトリのパス）");</text:p>
            <text:p>defaultPref("browser.download.lastDir", "（ディレクトリのパス）");</text:p>
          </table:table-cell>
          <table:table-cell table:formula="of:=IF([.J248]=&quot;&quot;;&quot;?&quot;;IF([.L248]=&quot;&quot;;&quot;新規&quot;;IF([.J248]=[.L248];&quot;&quot;;&quot;○&quot;)))">
            <text:p/>
          </table:table-cell>
          <table:table-cell office:value-type="string" calcext:value-type="string">
            <text:p>defaultPref("browser.open.lastDir", "（ディレクトリのパス）");</text:p>
            <text:p>defaultPref("browser.download.lastDir", "（ディレクトリのパス）");</text:p>
          </table:table-cell>
          <table:table-cell office:value-type="string" calcext:value-type="string">
            <text:p>変更無し</text:p>
          </table:table-cell>
          <table:table-cell office:value-type="string" calcext:value-type="string">
            <text:p>defaultPref("browser.open.lastDir", "（ディレクトリのパス）");</text:p>
            <text:p>defaultPref("browser.download.lastDir", "（ディレクトリのパス）");</text:p>
          </table:table-cell>
          <table:table-cell table:number-columns-repeated="1010"/>
        </table:table-row>
        <table:table-row table:style-name="ro21">
          <table:table-cell office:value-type="string" calcext:value-type="string">
            <text:p>Download-2</text:p>
          </table:table-cell>
          <table:table-cell office:value-type="float" office:value="2" calcext:value-type="float">
            <text:p>2</text:p>
          </table:table-cell>
          <table:covered-table-cell table:number-columns-repeated="3"/>
          <table:table-cell office:value-type="string" calcext:value-type="string">
            <text:p>指定する：デスクトップ</text:p>
          </table:table-cell>
          <table:table-cell office:value-type="string" calcext:value-type="string">
            <text:p>MCDで設定を反映する</text:p>
          </table:table-cell>
          <table:table-cell table:style-name="ce2" office:value-type="string" calcext:value-type="string">
            <text:p>pref("browser.open.lastDir", "");</text:p>
            <text:p>pref("browser.download.lastDir", "");</text:p>
            <text:p>pref("browser.download.folderList", 0);</text:p>
          </table:table-cell>
          <table:table-cell table:formula="of:=IF([.H249]=&quot;&quot;;&quot;?&quot;;IF([.J249]=&quot;&quot;;&quot;新規&quot;;IF([.H249]=[.J249];&quot;&quot;;&quot;変更あり&quot;)))">
            <text:p/>
          </table:table-cell>
          <table:table-cell table:style-name="ce2" office:value-type="string" calcext:value-type="string">
            <text:p>pref("browser.open.lastDir", "");</text:p>
            <text:p>pref("browser.download.lastDir", "");</text:p>
            <text:p>pref("browser.download.folderList", 0);</text:p>
          </table:table-cell>
          <table:table-cell table:formula="of:=IF([.J249]=&quot;&quot;;&quot;?&quot;;IF([.L249]=&quot;&quot;;&quot;新規&quot;;IF([.J249]=[.L249];&quot;&quot;;&quot;○&quot;)))">
            <text:p/>
          </table:table-cell>
          <table:table-cell office:value-type="string" calcext:value-type="string">
            <text:p>pref("browser.open.lastDir", "");</text:p>
            <text:p>pref("browser.download.lastDir", "");</text:p>
            <text:p>pref("browser.download.folderList", 0);</text:p>
          </table:table-cell>
          <table:table-cell table:number-columns-repeated="1012"/>
        </table:table-row>
        <table:table-row table:style-name="ro3">
          <table:table-cell office:value-type="string" calcext:value-type="string">
            <text:p>Download-2</text:p>
          </table:table-cell>
          <table:table-cell office:value-type="float" office:value="3" calcext:value-type="float">
            <text:p>3</text:p>
          </table:table-cell>
          <table:covered-table-cell table:number-columns-repeated="3"/>
          <table:table-cell office:value-type="string" calcext:value-type="string">
            <text:p>指定しない（既定）</text:p>
          </table:table-cell>
          <table:table-cell office:value-type="string" calcext:value-type="string">
            <text:p>-</text:p>
          </table:table-cell>
          <table:table-cell table:style-name="ce2" office:value-type="string" calcext:value-type="string">
            <text:p>-</text:p>
          </table:table-cell>
          <table:table-cell table:formula="of:=IF([.H250]=&quot;&quot;;&quot;?&quot;;IF([.J250]=&quot;&quot;;&quot;新規&quot;;IF([.H250]=[.J250];&quot;&quot;;&quot;変更あり&quot;)))">
            <text:p/>
          </table:table-cell>
          <table:table-cell table:style-name="ce2" office:value-type="string" calcext:value-type="string">
            <text:p>-</text:p>
          </table:table-cell>
          <table:table-cell table:formula="of:=IF([.J250]=&quot;&quot;;&quot;?&quot;;IF([.L250]=&quot;&quot;;&quot;新規&quot;;IF([.J250]=[.L250];&quot;&quot;;&quot;○&quot;)))">
            <text:p/>
          </table:table-cell>
          <table:table-cell office:value-type="string" calcext:value-type="string">
            <text:p>-</text:p>
          </table:table-cell>
          <table:table-cell table:number-columns-repeated="1012"/>
        </table:table-row>
        <table:table-row table:style-name="ro6">
          <table:table-cell office:value-type="string" calcext:value-type="string">
            <text:p>Download-3</text:p>
          </table:table-cell>
          <table:table-cell office:value-type="float" office:value="1" calcext:value-type="float">
            <text:p>1</text:p>
          </table:table-cell>
          <table:table-cell office:value-type="string" calcext:value-type="string" table:number-columns-spanned="1" table:number-rows-spanned="2">
            <text:p>ファイルのダウンロード</text:p>
          </table:table-cell>
          <table:table-cell office:value-type="string" calcext:value-type="string" table:number-columns-spanned="1" table:number-rows-spanned="2">
            <text:p>ファイルのダウンロード先ディレクトリの制御</text:p>
          </table:table-cell>
          <table:table-cell office:value-type="string" calcext:value-type="string" table:number-columns-spanned="1" table:number-rows-spanned="2">
            <text:p>-</text:p>
          </table:table-cell>
          <table:table-cell office:value-type="string" calcext:value-type="string">
            <text:p>全体で共通のディレクトリにダウンロードする（既定）</text:p>
          </table:table-cell>
          <table:table-cell office:value-type="string" calcext:value-type="string">
            <text:p>MCDで設定を反映する</text:p>
          </table:table-cell>
          <table:table-cell table:style-name="ce2" office:value-type="string" calcext:value-type="string">
            <text:p>lockPref("browser.download.lastDir.savePerSite", false);</text:p>
          </table:table-cell>
          <table:table-cell table:formula="of:=IF([.H251]=&quot;&quot;;&quot;?&quot;;IF([.J251]=&quot;&quot;;&quot;新規&quot;;IF([.H251]=[.J251];&quot;&quot;;&quot;変更あり&quot;)))">
            <text:p/>
          </table:table-cell>
          <table:table-cell table:style-name="ce2" office:value-type="string" calcext:value-type="string">
            <text:p>lockPref("browser.download.lastDir.savePerSite", false);</text:p>
          </table:table-cell>
          <table:table-cell table:formula="of:=IF([.J251]=&quot;&quot;;&quot;?&quot;;IF([.L251]=&quot;&quot;;&quot;新規&quot;;IF([.J251]=[.L251];&quot;&quot;;&quot;○&quot;)))">
            <text:p/>
          </table:table-cell>
          <table:table-cell office:value-type="string" calcext:value-type="string">
            <text:p>lockPref("browser.download.lastDir.savePerSite", false);</text:p>
          </table:table-cell>
          <table:table-cell office:value-type="string" calcext:value-type="string">
            <text:p>変更無し</text:p>
          </table:table-cell>
          <table:table-cell office:value-type="string" calcext:value-type="string">
            <text:p>lockPref("browser.download.lastDir.savePerSite", false);</text:p>
          </table:table-cell>
          <table:table-cell table:number-columns-repeated="1010"/>
        </table:table-row>
        <table:table-row table:style-name="ro6">
          <table:table-cell office:value-type="string" calcext:value-type="string">
            <text:p>Download-3</text:p>
          </table:table-cell>
          <table:table-cell office:value-type="float" office:value="2" calcext:value-type="float">
            <text:p>2</text:p>
          </table:table-cell>
          <table:covered-table-cell table:number-columns-repeated="3"/>
          <table:table-cell office:value-type="string" calcext:value-type="string">
            <text:p>サイトごとにダウンロード先ディレクトリを保持する</text:p>
          </table:table-cell>
          <table:table-cell office:value-type="string" calcext:value-type="string">
            <text:p>MCDで設定を反映する</text:p>
          </table:table-cell>
          <table:table-cell table:style-name="ce2" office:value-type="string" calcext:value-type="string">
            <text:p>lockPref("browser.download.lastDir.savePerSite", true);</text:p>
          </table:table-cell>
          <table:table-cell table:formula="of:=IF([.H252]=&quot;&quot;;&quot;?&quot;;IF([.J252]=&quot;&quot;;&quot;新規&quot;;IF([.H252]=[.J252];&quot;&quot;;&quot;変更あり&quot;)))">
            <text:p/>
          </table:table-cell>
          <table:table-cell table:style-name="ce2" office:value-type="string" calcext:value-type="string">
            <text:p>lockPref("browser.download.lastDir.savePerSite", true);</text:p>
          </table:table-cell>
          <table:table-cell table:formula="of:=IF([.J252]=&quot;&quot;;&quot;?&quot;;IF([.L252]=&quot;&quot;;&quot;新規&quot;;IF([.J252]=[.L252];&quot;&quot;;&quot;○&quot;)))">
            <text:p/>
          </table:table-cell>
          <table:table-cell office:value-type="string" calcext:value-type="string">
            <text:p>lockPref("browser.download.lastDir.savePerSite", true);</text:p>
          </table:table-cell>
          <table:table-cell office:value-type="string" calcext:value-type="string">
            <text:p>変更無し</text:p>
          </table:table-cell>
          <table:table-cell office:value-type="string" calcext:value-type="string">
            <text:p>lockPref("browser.download.lastDir.savePerSite", true);</text:p>
          </table:table-cell>
          <table:table-cell table:number-columns-repeated="1010"/>
        </table:table-row>
        <table:table-row table:style-name="ro63">
          <table:table-cell office:value-type="string" calcext:value-type="string">
            <text:p>Tab-1</text:p>
          </table:table-cell>
          <table:table-cell office:value-type="float" office:value="1" calcext:value-type="float">
            <text:p>1</text:p>
          </table:table-cell>
          <table:table-cell office:value-type="string" calcext:value-type="string" table:number-columns-spanned="1" table:number-rows-spanned="3">
            <text:p>タブ</text:p>
          </table:table-cell>
          <table:table-cell office:value-type="string" calcext:value-type="string" table:number-columns-spanned="1" table:number-rows-spanned="3">
            <text:p>複数のタブを閉じる際の警告の可否</text:p>
          </table:table-cell>
          <table:table-cell office:value-type="string" calcext:value-type="string" table:number-columns-spanned="1" table:number-rows-spanned="3">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tabs.warnOnClose", true);</text:p>
          </table:table-cell>
          <table:table-cell table:formula="of:=IF([.H253]=&quot;&quot;;&quot;?&quot;;IF([.J253]=&quot;&quot;;&quot;新規&quot;;IF([.H253]=[.J253];&quot;&quot;;&quot;変更あり&quot;)))">
            <text:p/>
          </table:table-cell>
          <table:table-cell table:style-name="ce2" office:value-type="string" calcext:value-type="string">
            <text:p>lockPref("browser.tabs.warnOnClose", true);</text:p>
          </table:table-cell>
          <table:table-cell table:formula="of:=IF([.J253]=&quot;&quot;;&quot;?&quot;;IF([.L253]=&quot;&quot;;&quot;新規&quot;;IF([.J253]=[.L253];&quot;&quot;;&quot;○&quot;)))">
            <text:p/>
          </table:table-cell>
          <table:table-cell table:number-columns-repeated="2" office:value-type="string" calcext:value-type="string">
            <text:p>lockPref("browser.tabs.warnOnClose", true);</text:p>
          </table:table-cell>
          <table:table-cell office:value-type="string" calcext:value-type="string">
            <text:p>defaultPref("browser.tabs.warnOnClose", true);</text:p>
          </table:table-cell>
          <table:table-cell table:number-columns-repeated="1010"/>
        </table:table-row>
        <table:table-row table:style-name="ro64">
          <table:table-cell office:value-type="string" calcext:value-type="string">
            <text:p>Tab-1</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browser.tabs.warnOnClose", false);</text:p>
          </table:table-cell>
          <table:table-cell table:formula="of:=IF([.H254]=&quot;&quot;;&quot;?&quot;;IF([.J254]=&quot;&quot;;&quot;新規&quot;;IF([.H254]=[.J254];&quot;&quot;;&quot;変更あり&quot;)))">
            <text:p/>
          </table:table-cell>
          <table:table-cell table:style-name="ce2" office:value-type="string" calcext:value-type="string">
            <text:p>lockPref("browser.tabs.warnOnClose", false);</text:p>
          </table:table-cell>
          <table:table-cell table:formula="of:=IF([.J254]=&quot;&quot;;&quot;?&quot;;IF([.L254]=&quot;&quot;;&quot;新規&quot;;IF([.J254]=[.L254];&quot;&quot;;&quot;○&quot;)))">
            <text:p/>
          </table:table-cell>
          <table:table-cell table:number-columns-repeated="2" office:value-type="string" calcext:value-type="string">
            <text:p>lockPref("browser.tabs.warnOnClose", false);</text:p>
          </table:table-cell>
          <table:table-cell office:value-type="string" calcext:value-type="string">
            <text:p>defaultPref("browser.tabs.warnOnClose", false);</text:p>
          </table:table-cell>
          <table:table-cell table:number-columns-repeated="1010"/>
        </table:table-row>
        <table:table-row table:style-name="ro34">
          <table:table-cell office:value-type="string" calcext:value-type="string">
            <text:p>Tab-1</text:p>
          </table:table-cell>
          <table:table-cell office:value-type="float" office:value="3" calcext:value-type="float">
            <text:p>3</text:p>
          </table:table-cell>
          <table:covered-table-cell table:number-columns-repeated="3"/>
          <table:table-cell office:value-type="string" calcext:value-type="string">
            <text:p>警告しないが、任意で警告を表示する状態に戻せる</text:p>
          </table:table-cell>
          <table:table-cell office:value-type="string" calcext:value-type="string">
            <text:p>MCDで設定を反映する</text:p>
          </table:table-cell>
          <table:table-cell table:style-name="ce2" office:value-type="string" calcext:value-type="string">
            <text:p>if (!getPref("browser.tabs.warnOnClose.initialized")) {</text:p>
            <text:p>  pref("browser.tabs.warnOnClose", false);</text:p>
            <text:p>  pref("browser.tabs.warnOnClose.initialized", true);</text:p>
            <text:p>}</text:p>
          </table:table-cell>
          <table:table-cell table:formula="of:=IF([.H255]=&quot;&quot;;&quot;?&quot;;IF([.J255]=&quot;&quot;;&quot;新規&quot;;IF([.H255]=[.J255];&quot;&quot;;&quot;変更あり&quot;)))">
            <text:p/>
          </table:table-cell>
          <table:table-cell table:style-name="ce2" office:value-type="string" calcext:value-type="string">
            <text:p>if (!getPref("browser.tabs.warnOnClose.initialized")) {</text:p>
            <text:p>  pref("browser.tabs.warnOnClose", false);</text:p>
            <text:p>  pref("browser.tabs.warnOnClose.initialized", true);</text:p>
            <text:p>}</text:p>
          </table:table-cell>
          <table:table-cell table:formula="of:=IF([.J255]=&quot;&quot;;&quot;?&quot;;IF([.L255]=&quot;&quot;;&quot;新規&quot;;IF([.J255]=[.L255];&quot;&quot;;&quot;○&quot;)))" office:value-type="string" office:string-value="新規" calcext:value-type="string">
            <text:p>新規</text:p>
          </table:table-cell>
          <table:table-cell table:number-columns-repeated="1013"/>
        </table:table-row>
        <table:table-row table:style-name="ro64">
          <table:table-cell office:value-type="string" calcext:value-type="string">
            <text:p>Tab-2</text:p>
          </table:table-cell>
          <table:table-cell office:value-type="float" office:value="1" calcext:value-type="float">
            <text:p>1</text:p>
          </table:table-cell>
          <table:table-cell office:value-type="string" calcext:value-type="string" table:number-columns-spanned="1" table:number-rows-spanned="3">
            <text:p>タブ</text:p>
          </table:table-cell>
          <table:table-cell office:value-type="string" calcext:value-type="string" table:number-columns-spanned="1" table:number-rows-spanned="3">
            <text:p>「他のタブをすべて閉じる」の警告の可否</text:p>
          </table:table-cell>
          <table:table-cell office:value-type="string" calcext:value-type="string" table:number-columns-spanned="1" table:number-rows-spanned="3">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tabs.warnOnCloseOtherTabs", true);</text:p>
          </table:table-cell>
          <table:table-cell table:formula="of:=IF([.H256]=&quot;&quot;;&quot;?&quot;;IF([.J256]=&quot;&quot;;&quot;新規&quot;;IF([.H256]=[.J256];&quot;&quot;;&quot;変更あり&quot;)))">
            <text:p/>
          </table:table-cell>
          <table:table-cell table:style-name="ce2" office:value-type="string" calcext:value-type="string">
            <text:p>lockPref("browser.tabs.warnOnCloseOtherTabs", true);</text:p>
          </table:table-cell>
          <table:table-cell table:formula="of:=IF([.J256]=&quot;&quot;;&quot;?&quot;;IF([.L256]=&quot;&quot;;&quot;新規&quot;;IF([.J256]=[.L256];&quot;&quot;;&quot;○&quot;)))">
            <text:p/>
          </table:table-cell>
          <table:table-cell table:number-columns-repeated="2" office:value-type="string" calcext:value-type="string">
            <text:p>lockPref("browser.tabs.warnOnCloseOtherTabs", true);</text:p>
          </table:table-cell>
          <table:table-cell office:value-type="string" calcext:value-type="string">
            <text:p>-</text:p>
          </table:table-cell>
          <table:table-cell table:number-columns-repeated="1010"/>
        </table:table-row>
        <table:table-row table:style-name="ro65">
          <table:table-cell office:value-type="string" calcext:value-type="string">
            <text:p>Tab-2</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browser.tabs.warnOnCloseOtherTabs", false);</text:p>
          </table:table-cell>
          <table:table-cell table:formula="of:=IF([.H257]=&quot;&quot;;&quot;?&quot;;IF([.J257]=&quot;&quot;;&quot;新規&quot;;IF([.H257]=[.J257];&quot;&quot;;&quot;変更あり&quot;)))">
            <text:p/>
          </table:table-cell>
          <table:table-cell table:style-name="ce2" office:value-type="string" calcext:value-type="string">
            <text:p>lockPref("browser.tabs.warnOnCloseOtherTabs", false);</text:p>
          </table:table-cell>
          <table:table-cell table:formula="of:=IF([.J257]=&quot;&quot;;&quot;?&quot;;IF([.L257]=&quot;&quot;;&quot;新規&quot;;IF([.J257]=[.L257];&quot;&quot;;&quot;○&quot;)))">
            <text:p/>
          </table:table-cell>
          <table:table-cell table:number-columns-repeated="2" office:value-type="string" calcext:value-type="string">
            <text:p>lockPref("browser.tabs.warnOnCloseOtherTabs", false);</text:p>
          </table:table-cell>
          <table:table-cell office:value-type="string" calcext:value-type="string">
            <text:p>-</text:p>
          </table:table-cell>
          <table:table-cell table:number-columns-repeated="1010"/>
        </table:table-row>
        <table:table-row table:style-name="ro18">
          <table:table-cell office:value-type="string" calcext:value-type="string">
            <text:p>Tab-2</text:p>
          </table:table-cell>
          <table:table-cell office:value-type="float" office:value="3" calcext:value-type="float">
            <text:p>3</text:p>
          </table:table-cell>
          <table:covered-table-cell table:number-columns-repeated="3"/>
          <table:table-cell table:style-name="ce13" office:value-type="string" calcext:value-type="string">
            <text:p>警告しないが、任意で警告を表示する状態に戻せる</text:p>
          </table:table-cell>
          <table:table-cell office:value-type="string" calcext:value-type="string">
            <text:p>MCDで設定を反映する</text:p>
          </table:table-cell>
          <table:table-cell table:style-name="ce2" office:value-type="string" calcext:value-type="string">
            <text:p>if (!getPref("browser.tabs.warnOnCloseOtherTabs.initialized")) {</text:p>
            <text:p>  pref("browser.tabs.warnOnCloseOtherTabs", false);</text:p>
            <text:p>  pref("browser.tabs.warnOnCloseOtherTabs.initialized", true);</text:p>
            <text:p>}</text:p>
          </table:table-cell>
          <table:table-cell table:formula="of:=IF([.H258]=&quot;&quot;;&quot;?&quot;;IF([.J258]=&quot;&quot;;&quot;新規&quot;;IF([.H258]=[.J258];&quot;&quot;;&quot;変更あり&quot;)))">
            <text:p/>
          </table:table-cell>
          <table:table-cell table:style-name="ce2" office:value-type="string" calcext:value-type="string">
            <text:p>if (!getPref("browser.tabs.warnOnCloseOtherTabs.initialized")) {</text:p>
            <text:p>  pref("browser.tabs.warnOnCloseOtherTabs", false);</text:p>
            <text:p>  pref("browser.tabs.warnOnCloseOtherTabs.initialized", true);</text:p>
            <text:p>}</text:p>
          </table:table-cell>
          <table:table-cell table:formula="of:=IF([.J258]=&quot;&quot;;&quot;?&quot;;IF([.L258]=&quot;&quot;;&quot;新規&quot;;IF([.J258]=[.L258];&quot;&quot;;&quot;○&quot;)))" office:value-type="string" office:string-value="新規" calcext:value-type="string">
            <text:p>新規</text:p>
          </table:table-cell>
          <table:table-cell table:number-columns-repeated="1013"/>
        </table:table-row>
        <table:table-row table:style-name="ro65">
          <table:table-cell office:value-type="string" calcext:value-type="string">
            <text:p>Tab-3</text:p>
          </table:table-cell>
          <table:table-cell office:value-type="float" office:value="1" calcext:value-type="float">
            <text:p>1</text:p>
          </table:table-cell>
          <table:table-cell office:value-type="string" calcext:value-type="string" table:number-columns-spanned="1" table:number-rows-spanned="3">
            <text:p>タブ</text:p>
          </table:table-cell>
          <table:table-cell office:value-type="string" calcext:value-type="string" table:number-columns-spanned="1" table:number-rows-spanned="3">
            <text:p>複数のタブを一度に開く際の警告の可否</text:p>
          </table:table-cell>
          <table:table-cell office:value-type="string" calcext:value-type="string" table:number-columns-spanned="1" table:number-rows-spanned="3">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tabs.warnOnOpen", true);</text:p>
          </table:table-cell>
          <table:table-cell table:formula="of:=IF([.H259]=&quot;&quot;;&quot;?&quot;;IF([.J259]=&quot;&quot;;&quot;新規&quot;;IF([.H259]=[.J259];&quot;&quot;;&quot;変更あり&quot;)))">
            <text:p/>
          </table:table-cell>
          <table:table-cell table:style-name="ce2" office:value-type="string" calcext:value-type="string">
            <text:p>lockPref("browser.tabs.warnOnOpen", true);</text:p>
          </table:table-cell>
          <table:table-cell table:formula="of:=IF([.J259]=&quot;&quot;;&quot;?&quot;;IF([.L259]=&quot;&quot;;&quot;新規&quot;;IF([.J259]=[.L259];&quot;&quot;;&quot;○&quot;)))">
            <text:p/>
          </table:table-cell>
          <table:table-cell table:number-columns-repeated="2" office:value-type="string" calcext:value-type="string">
            <text:p>lockPref("browser.tabs.warnOnOpen", true);</text:p>
          </table:table-cell>
          <table:table-cell office:value-type="string" calcext:value-type="string">
            <text:p>defaultPref("browser.tabs.warnOnOpen", true);</text:p>
          </table:table-cell>
          <table:table-cell table:number-columns-repeated="1010"/>
        </table:table-row>
        <table:table-row table:style-name="ro66">
          <table:table-cell office:value-type="string" calcext:value-type="string">
            <text:p>Tab-3</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browser.tabs.warnOnOpen", false);</text:p>
          </table:table-cell>
          <table:table-cell table:formula="of:=IF([.H260]=&quot;&quot;;&quot;?&quot;;IF([.J260]=&quot;&quot;;&quot;新規&quot;;IF([.H260]=[.J260];&quot;&quot;;&quot;変更あり&quot;)))">
            <text:p/>
          </table:table-cell>
          <table:table-cell table:style-name="ce2" office:value-type="string" calcext:value-type="string">
            <text:p>lockPref("browser.tabs.warnOnOpen", false);</text:p>
          </table:table-cell>
          <table:table-cell table:formula="of:=IF([.J260]=&quot;&quot;;&quot;?&quot;;IF([.L260]=&quot;&quot;;&quot;新規&quot;;IF([.J260]=[.L260];&quot;&quot;;&quot;○&quot;)))">
            <text:p/>
          </table:table-cell>
          <table:table-cell table:number-columns-repeated="2" office:value-type="string" calcext:value-type="string">
            <text:p>lockPref("browser.tabs.warnOnOpen", false);</text:p>
          </table:table-cell>
          <table:table-cell office:value-type="string" calcext:value-type="string">
            <text:p>defaultPref("browser.tabs.warnOnOpen", false);</text:p>
          </table:table-cell>
          <table:table-cell table:number-columns-repeated="1010"/>
        </table:table-row>
        <table:table-row table:style-name="ro34">
          <table:table-cell office:value-type="string" calcext:value-type="string">
            <text:p>Tab-3</text:p>
          </table:table-cell>
          <table:table-cell office:value-type="float" office:value="3" calcext:value-type="float">
            <text:p>3</text:p>
          </table:table-cell>
          <table:covered-table-cell table:number-columns-repeated="3"/>
          <table:table-cell table:style-name="ce13" office:value-type="string" calcext:value-type="string">
            <text:p>警告しないが、任意で警告を表示する状態に戻せる</text:p>
          </table:table-cell>
          <table:table-cell office:value-type="string" calcext:value-type="string">
            <text:p>MCDで設定を反映する</text:p>
          </table:table-cell>
          <table:table-cell table:style-name="ce2" office:value-type="string" calcext:value-type="string">
            <text:p>if (!getPref("browser.tabs.warnOnOpen.initialized")) {</text:p>
            <text:p>  pref("browser.tabs.warnOnOpen", false);</text:p>
            <text:p>  pref("browser.tabs.warnOnOpen.initialized", true);</text:p>
            <text:p>}</text:p>
          </table:table-cell>
          <table:table-cell table:formula="of:=IF([.H261]=&quot;&quot;;&quot;?&quot;;IF([.J261]=&quot;&quot;;&quot;新規&quot;;IF([.H261]=[.J261];&quot;&quot;;&quot;変更あり&quot;)))">
            <text:p/>
          </table:table-cell>
          <table:table-cell table:style-name="ce2" office:value-type="string" calcext:value-type="string">
            <text:p>if (!getPref("browser.tabs.warnOnOpen.initialized")) {</text:p>
            <text:p>  pref("browser.tabs.warnOnOpen", false);</text:p>
            <text:p>  pref("browser.tabs.warnOnOpen.initialized", true);</text:p>
            <text:p>}</text:p>
          </table:table-cell>
          <table:table-cell table:formula="of:=IF([.J261]=&quot;&quot;;&quot;?&quot;;IF([.L261]=&quot;&quot;;&quot;新規&quot;;IF([.J261]=[.L261];&quot;&quot;;&quot;○&quot;)))" office:value-type="string" office:string-value="新規" calcext:value-type="string">
            <text:p>新規</text:p>
          </table:table-cell>
          <table:table-cell table:number-columns-repeated="1013"/>
        </table:table-row>
        <table:table-row table:style-name="ro5">
          <table:table-cell table:style-name="ce3" office:value-type="string" calcext:value-type="string">
            <text:p>Tab-4（廃止）</text:p>
          </table:table-cell>
          <table:table-cell table:style-name="ce3" office:value-type="float" office:value="1" calcext:value-type="float">
            <text:p>1</text:p>
          </table:table-cell>
          <table:table-cell table:style-name="ce3" office:value-type="string" calcext:value-type="string" table:number-columns-spanned="1" table:number-rows-spanned="2">
            <text:p>タブ</text:p>
          </table:table-cell>
          <table:table-cell table:style-name="ce3" office:value-type="string" calcext:value-type="string" table:number-columns-spanned="1" table:number-rows-spanned="2">
            <text:p>タブバーの表示の可否</text:p>
          </table:table-cell>
          <table:table-cell table:style-name="ce3" office:value-type="string" calcext:value-type="string" table:number-columns-spanned="1" table:number-rows-spanned="2">
            <text:p>-</text:p>
          </table:table-cell>
          <table:table-cell table:style-name="ce3" office:value-type="string" calcext:value-type="string">
            <text:p>常に表示する</text:p>
          </table:table-cell>
          <table:table-cell table:style-name="ce3" office:value-type="string" calcext:value-type="string">
            <text:p>-</text:p>
          </table:table-cell>
          <table:table-cell table:style-name="ce4" office:value-type="string" calcext:value-type="string">
            <text:p>Firefox 31時点で機能が廃止されたためカスタマイズ不可能</text:p>
          </table:table-cell>
          <table:table-cell table:formula="of:=IF([.H262]=&quot;&quot;;&quot;?&quot;;IF([.J262]=&quot;&quot;;&quot;新規&quot;;IF([.H262]=[.J262];&quot;&quot;;&quot;変更あり&quot;)))">
            <text:p/>
          </table:table-cell>
          <table:table-cell table:style-name="ce4" office:value-type="string" calcext:value-type="string">
            <text:p>Firefox 31時点で機能が廃止されたためカスタマイズ不可能</text:p>
          </table:table-cell>
          <table:table-cell table:formula="of:=IF([.J262]=&quot;&quot;;&quot;?&quot;;IF([.L262]=&quot;&quot;;&quot;新規&quot;;IF([.J262]=[.L262];&quot;&quot;;&quot;○&quot;)))" office:value-type="string" office:string-value="○" calcext:value-type="string">
            <text:p>○</text:p>
          </table:table-cell>
          <table:table-cell table:style-name="ce3" office:value-type="string" calcext:value-type="string">
            <text:p>-</text:p>
          </table:table-cell>
          <table:table-cell office:value-type="string" calcext:value-type="string">
            <text:p>廃止（Firefox 31）</text:p>
            <text:p>true時の挙動がなくなりfalse時の挙動強制となったため実質的には変更無し。</text:p>
          </table:table-cell>
          <table:table-cell office:value-type="string" calcext:value-type="string">
            <text:p>defaultPref("browser.tabs.autoHide", false);</text:p>
          </table:table-cell>
          <table:table-cell table:number-columns-repeated="1010"/>
        </table:table-row>
        <table:table-row table:style-name="ro6">
          <table:table-cell table:style-name="ce3" office:value-type="string" calcext:value-type="string">
            <text:p>Tab-4（廃止）</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タブが1つだけの時は隠す</text:p>
          </table:table-cell>
          <table:table-cell table:style-name="ce3" office:value-type="string" calcext:value-type="string">
            <text:p>-</text:p>
          </table:table-cell>
          <table:table-cell table:style-name="ce4" office:value-type="string" calcext:value-type="string">
            <text:p>Firefox 31時点で機能が廃止されたためカスタマイズ不可能</text:p>
          </table:table-cell>
          <table:table-cell table:formula="of:=IF([.H263]=&quot;&quot;;&quot;?&quot;;IF([.J263]=&quot;&quot;;&quot;新規&quot;;IF([.H263]=[.J263];&quot;&quot;;&quot;変更あり&quot;)))">
            <text:p/>
          </table:table-cell>
          <table:table-cell table:style-name="ce4" office:value-type="string" calcext:value-type="string">
            <text:p>Firefox 31時点で機能が廃止されたためカスタマイズ不可能</text:p>
          </table:table-cell>
          <table:table-cell table:formula="of:=IF([.J263]=&quot;&quot;;&quot;?&quot;;IF([.L263]=&quot;&quot;;&quot;新規&quot;;IF([.J263]=[.L263];&quot;&quot;;&quot;○&quot;)))">
            <text:p/>
          </table:table-cell>
          <table:table-cell table:style-name="ce3" office:value-type="string" calcext:value-type="string">
            <text:p>Firefox 31時点で機能が廃止されたためカスタマイズ不可能</text:p>
          </table:table-cell>
          <table:table-cell office:value-type="string" calcext:value-type="string">
            <text:p>廃止</text:p>
          </table:table-cell>
          <table:table-cell office:value-type="string" calcext:value-type="string">
            <text:p>defaultPref("browser.tabs.autoHide", true);</text:p>
          </table:table-cell>
          <table:table-cell table:number-columns-repeated="1010"/>
        </table:table-row>
        <table:table-row table:style-name="ro2">
          <table:table-cell office:value-type="string" calcext:value-type="string">
            <text:p>Tab-5</text:p>
          </table:table-cell>
          <table:table-cell office:value-type="float" office:value="1" calcext:value-type="float">
            <text:p>1</text:p>
          </table:table-cell>
          <table:table-cell office:value-type="string" calcext:value-type="string" table:number-columns-spanned="1" table:number-rows-spanned="2">
            <text:p>タブ</text:p>
          </table:table-cell>
          <table:table-cell office:value-type="string" calcext:value-type="string" table:number-columns-spanned="1" table:number-rows-spanned="2">
            <text:p>新しいタブの内容</text:p>
          </table:table-cell>
          <table:table-cell office:value-type="string" calcext:value-type="string" table:number-columns-spanned="1" table:number-rows-spanned="2">
            <text:p>-</text:p>
          </table:table-cell>
          <table:table-cell office:value-type="string" calcext:value-type="string">
            <text:p>about:newtab（既定）</text:p>
          </table:table-cell>
          <table:table-cell office:value-type="string" calcext:value-type="string">
            <text:p>-</text:p>
          </table:table-cell>
          <table:table-cell table:style-name="ce11" office:value-type="string" calcext:value-type="string">
            <text:p>-</text:p>
          </table:table-cell>
          <table:table-cell table:formula="of:=IF([.H264]=&quot;&quot;;&quot;?&quot;;IF([.J264]=&quot;&quot;;&quot;新規&quot;;IF([.H264]=[.J264];&quot;&quot;;&quot;変更あり&quot;)))">
            <text:p/>
          </table:table-cell>
          <table:table-cell office:value-type="string" calcext:value-type="string">
            <text:p>-</text:p>
          </table:table-cell>
          <table:table-cell table:formula="of:=IF([.J264]=&quot;&quot;;&quot;?&quot;;IF([.L264]=&quot;&quot;;&quot;新規&quot;;IF([.J264]=[.L264];&quot;&quot;;&quot;○&quot;)))">
            <text:p/>
          </table:table-cell>
          <table:table-cell office:value-type="string" calcext:value-type="string">
            <text:p>-</text:p>
          </table:table-cell>
          <table:table-cell table:number-columns-repeated="1012"/>
        </table:table-row>
        <table:table-row table:style-name="ro38">
          <table:table-cell office:value-type="string" calcext:value-type="string">
            <text:p>Tab-5</text:p>
          </table:table-cell>
          <table:table-cell office:value-type="float" office:value="2" calcext:value-type="float">
            <text:p>2</text:p>
          </table:table-cell>
          <table:covered-table-cell table:number-columns-repeated="3"/>
          <table:table-cell office:value-type="string" calcext:value-type="string">
            <text:p>何も表示しない</text:p>
          </table:table-cell>
          <table:table-cell office:value-type="string" calcext:value-type="string">
            <text:p>1. アドオン「newtab.url」（ <text:a xlink:href="https://addons.mozilla.org/ja/firefox/addon/newtaburl-1/" xlink:type="simple">https://addons.mozilla.org/ja/firefox/addon/newtaburl-1/</text:a> ）を導入する。</text:p>
            <text:p>2. MCDで設定を反映する</text:p>
          </table:table-cell>
          <table:table-cell table:style-name="ce13"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formula="of:=IF([.H265]=&quot;&quot;;&quot;?&quot;;IF([.J265]=&quot;&quot;;&quot;新規&quot;;IF([.H265]=[.J265];&quot;&quot;;&quot;変更あり&quot;)))">
            <text:p/>
          </table:table-cell>
          <table:table-cell table:style-name="ce13"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formula="of:=IF([.J265]=&quot;&quot;;&quot;?&quot;;IF([.L265]=&quot;&quot;;&quot;新規&quot;;IF([.J265]=[.L265];&quot;&quot;;&quot;○&quot;)))" office:value-type="string" office:string-value="○" calcext:value-type="string">
            <text:p>○</text:p>
          </table:table-cell>
          <table:table-cell office:value-type="string" calcext:value-type="string">
            <text:p>lockPref("browser.newtab.url", "about:blank");</text:p>
            <text:p>lockPref("browser.newtabpage.enabled",false);</text:p>
            <text:p>lockPref("browser.newtabpage.enhanced",false);</text:p>
            <text:p>lockPref("browser.newtabpage.directory.ping","");</text:p>
            <text:p>lockPref("browser.newtabpage.directory.source","");</text:p>
          </table:table-cell>
          <table:table-cell table:number-columns-repeated="1012"/>
        </table:table-row>
        <table:table-row table:style-name="ro3">
          <table:table-cell office:value-type="string" calcext:value-type="string">
            <text:p>Tab-6</text:p>
          </table:table-cell>
          <table:table-cell office:value-type="float" office:value="1" calcext:value-type="float">
            <text:p>1</text:p>
          </table:table-cell>
          <table:table-cell office:value-type="string" calcext:value-type="string" table:number-columns-spanned="1" table:number-rows-spanned="2">
            <text:p>タブ</text:p>
          </table:table-cell>
          <table:table-cell office:value-type="string" calcext:value-type="string" table:number-columns-spanned="1" table:number-rows-spanned="2">
            <text:p>Webページによって開かれる新規ウィンドウを、代わりにタブで開く</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1" office:value-type="string" calcext:value-type="string">
            <text:p>-</text:p>
          </table:table-cell>
          <table:table-cell table:formula="of:=IF([.H266]=&quot;&quot;;&quot;?&quot;;IF([.J266]=&quot;&quot;;&quot;新規&quot;;IF([.H266]=[.J266];&quot;&quot;;&quot;変更あり&quot;)))">
            <text:p/>
          </table:table-cell>
          <table:table-cell table:style-name="ce1" office:value-type="string" calcext:value-type="string">
            <text:p>-</text:p>
          </table:table-cell>
          <table:table-cell table:formula="of:=IF([.J266]=&quot;&quot;;&quot;?&quot;;IF([.L266]=&quot;&quot;;&quot;新規&quot;;IF([.J266]=[.L266];&quot;&quot;;&quot;○&quot;)))">
            <text:p/>
          </table:table-cell>
          <table:table-cell office:value-type="string" calcext:value-type="string">
            <text:p>-</text:p>
          </table:table-cell>
          <table:table-cell table:number-columns-repeated="1012"/>
        </table:table-row>
        <table:table-row table:style-name="ro4">
          <table:table-cell office:value-type="string" calcext:value-type="string">
            <text:p>Tab-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browser.link.open_newwindow", 2);</text:p>
            <text:p>lockPref("browser.link.open_newwindow.restriction", 0);</text:p>
          </table:table-cell>
          <table:table-cell table:formula="of:=IF([.H267]=&quot;&quot;;&quot;?&quot;;IF([.J267]=&quot;&quot;;&quot;新規&quot;;IF([.H267]=[.J267];&quot;&quot;;&quot;変更あり&quot;)))">
            <text:p/>
          </table:table-cell>
          <table:table-cell table:style-name="ce1" office:value-type="string" calcext:value-type="string">
            <text:p>lockPref("browser.link.open_newwindow", 2);</text:p>
            <text:p>lockPref("browser.link.open_newwindow.restriction", 0);</text:p>
          </table:table-cell>
          <table:table-cell table:formula="of:=IF([.J267]=&quot;&quot;;&quot;?&quot;;IF([.L267]=&quot;&quot;;&quot;新規&quot;;IF([.J267]=[.L267];&quot;&quot;;&quot;○&quot;)))">
            <text:p/>
          </table:table-cell>
          <table:table-cell office:value-type="string" calcext:value-type="string">
            <text:p>lockPref("browser.link.open_newwindow", 2);</text:p>
            <text:p>lockPref("browser.link.open_newwindow.restriction", 0);</text:p>
          </table:table-cell>
          <table:table-cell table:number-columns-repeated="1012"/>
        </table:table-row>
        <table:table-row table:style-name="ro2">
          <table:table-cell office:value-type="string" calcext:value-type="string">
            <text:p>Tab-7</text:p>
          </table:table-cell>
          <table:table-cell office:value-type="float" office:value="1" calcext:value-type="float">
            <text:p>1</text:p>
          </table:table-cell>
          <table:table-cell office:value-type="string" calcext:value-type="string" table:number-columns-spanned="1" table:number-rows-spanned="5">
            <text:p>タブ</text:p>
          </table:table-cell>
          <table:table-cell office:value-type="string" calcext:value-type="string" table:number-columns-spanned="1" table:number-rows-spanned="5">
            <text:p>既定の新しいタブで表示する内容</text:p>
          </table:table-cell>
          <table:table-cell office:value-type="string" calcext:value-type="string" table:number-columns-spanned="1" table:number-rows-spanned="5">
            <text:p>-</text:p>
          </table:table-cell>
          <table:table-cell table:style-name="ce14" office:value-type="string" calcext:value-type="string">
            <text:p>ユーザの設定を優先（既定）</text:p>
          </table:table-cell>
          <table:table-cell office:value-type="string" calcext:value-type="string">
            <text:p>-</text:p>
          </table:table-cell>
          <table:table-cell table:style-name="ce2" office:value-type="string" calcext:value-type="string">
            <text:p>-</text:p>
          </table:table-cell>
          <table:table-cell table:formula="of:=IF([.H268]=&quot;&quot;;&quot;?&quot;;IF([.J268]=&quot;&quot;;&quot;新規&quot;;IF([.H268]=[.J268];&quot;&quot;;&quot;変更あり&quot;)))">
            <text:p/>
          </table:table-cell>
          <table:table-cell table:style-name="ce2" office:value-type="string" calcext:value-type="string">
            <text:p>-</text:p>
          </table:table-cell>
          <table:table-cell table:formula="of:=IF([.J268]=&quot;&quot;;&quot;?&quot;;IF([.L268]=&quot;&quot;;&quot;新規&quot;;IF([.J268]=[.L268];&quot;&quot;;&quot;○&quot;)))">
            <text:p/>
          </table:table-cell>
          <table:table-cell office:value-type="string" calcext:value-type="string">
            <text:p>-</text:p>
          </table:table-cell>
          <table:table-cell table:number-columns-repeated="1012"/>
        </table:table-row>
        <table:table-row table:style-name="ro67">
          <table:table-cell office:value-type="string" calcext:value-type="string">
            <text:p>Tab-7</text:p>
          </table:table-cell>
          <table:table-cell office:value-type="float" office:value="2" calcext:value-type="float">
            <text:p>2</text:p>
          </table:table-cell>
          <table:covered-table-cell table:number-columns-repeated="3"/>
          <table:table-cell table:style-name="ce14" office:value-type="string" calcext:value-type="string">
            <text:p>「空白ページを表示」で固定</text:p>
            <text:p>（Firefox 38以前では「白紙」で固定）</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H269]=&quot;&quot;;&quot;?&quot;;IF([.J269]=&quot;&quot;;&quot;新規&quot;;IF([.H269]=[.J269];&quot;&quot;;&quot;変更あり&quot;)))" office:value-type="string" office:string-value="変更あり" calcext:value-type="string">
            <text:p>変更あり</text:p>
          </table:table-cell>
          <table:table-cell table:style-name="ce1"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J269]=&quot;&quot;;&quot;?&quot;;IF([.L269]=&quot;&quot;;&quot;新規&quot;;IF([.J269]=[.L269];&quot;&quot;;&quot;○&quot;)))">
            <text:p/>
          </table:table-cell>
          <table:table-cell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number-columns-repeated="1012"/>
        </table:table-row>
        <table:table-row table:style-name="ro67">
          <table:table-cell office:value-type="string" calcext:value-type="string">
            <text:p>Tab-7</text:p>
          </table:table-cell>
          <table:table-cell office:value-type="float" office:value="3" calcext:value-type="float">
            <text:p>3</text:p>
          </table:table-cell>
          <table:covered-table-cell table:number-columns-repeated="3"/>
          <table:table-cell table:style-name="ce14" office:value-type="string" calcext:value-type="string">
            <text:p>「よく見るサイトを表示」で固定</text:p>
            <text:p>（Firefox 38以前では「クラシック」で固定）</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H270]=&quot;&quot;;&quot;?&quot;;IF([.J270]=&quot;&quot;;&quot;新規&quot;;IF([.H270]=[.J270];&quot;&quot;;&quot;変更あり&quot;)))" office:value-type="string" office:string-value="変更あり" calcext:value-type="string">
            <text:p>変更あり</text:p>
          </table:table-cell>
          <table:table-cell table:style-name="ce1"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J270]=&quot;&quot;;&quot;?&quot;;IF([.L270]=&quot;&quot;;&quot;新規&quot;;IF([.J270]=[.L270];&quot;&quot;;&quot;○&quot;)))">
            <text:p/>
          </table:table-cell>
          <table:table-cell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number-columns-repeated="1012"/>
        </table:table-row>
        <table:table-row table:style-name="ro67">
          <table:table-cell office:value-type="string" calcext:value-type="string">
            <text:p>Tab-7</text:p>
          </table:table-cell>
          <table:table-cell office:value-type="float" office:value="4" calcext:value-type="float">
            <text:p>4</text:p>
          </table:table-cell>
          <table:covered-table-cell table:number-columns-repeated="3"/>
          <table:table-cell table:style-name="ce14" office:value-type="string" calcext:value-type="string">
            <text:p>「よく見るサイトを表示/おすすめサイトも表示=ON」で固定</text:p>
            <text:p>（Firefox 38以前では「拡張」で固定）</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H271]=&quot;&quot;;&quot;?&quot;;IF([.J271]=&quot;&quot;;&quot;新規&quot;;IF([.H271]=[.J271];&quot;&quot;;&quot;変更あり&quot;)))" office:value-type="string" office:string-value="変更あり" calcext:value-type="string">
            <text:p>変更あり</text:p>
          </table:table-cell>
          <table:table-cell table:style-name="ce1"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J271]=&quot;&quot;;&quot;?&quot;;IF([.L271]=&quot;&quot;;&quot;新規&quot;;IF([.J271]=[.L271];&quot;&quot;;&quot;○&quot;)))">
            <text:p/>
          </table:table-cell>
          <table:table-cell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number-columns-repeated="1012"/>
        </table:table-row>
        <table:table-row table:style-name="ro68">
          <table:table-cell office:value-type="string" calcext:value-type="string">
            <text:p>Tab-7</text:p>
          </table:table-cell>
          <table:table-cell office:value-type="float" office:value="5" calcext:value-type="float">
            <text:p>5</text:p>
          </table:table-cell>
          <table:covered-table-cell table:number-columns-repeated="3"/>
          <table:table-cell table:style-name="ce14" office:value-type="string" calcext:value-type="string">
            <text:p>「よく見るサイトを表示」以下の「おすすめサイトも表示」のみ選択禁止</text:p>
            <text:p>（Firefox 38以前では「拡張」のみ禁止）</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formula="of:=IF([.H272]=&quot;&quot;;&quot;?&quot;;IF([.J272]=&quot;&quot;;&quot;新規&quot;;IF([.H272]=[.J272];&quot;&quot;;&quot;変更あり&quot;)))">
            <text:p/>
          </table:table-cell>
          <table:table-cell table:style-name="ce1"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formula="of:=IF([.J272]=&quot;&quot;;&quot;?&quot;;IF([.L272]=&quot;&quot;;&quot;新規&quot;;IF([.J272]=[.L272];&quot;&quot;;&quot;○&quot;)))">
            <text:p/>
          </table:table-cell>
          <table:table-cell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number-columns-repeated="1012"/>
        </table:table-row>
        <table:table-row table:style-name="ro3">
          <table:table-cell table:style-name="ce3" office:value-type="string" calcext:value-type="string">
            <text:p>Tab-8（廃止）</text:p>
          </table:table-cell>
          <table:table-cell table:style-name="ce3" office:value-type="float" office:value="1" calcext:value-type="float">
            <text:p>1</text:p>
          </table:table-cell>
          <table:table-cell table:style-name="ce3" office:value-type="string" calcext:value-type="string" table:number-columns-spanned="1" table:number-rows-spanned="2">
            <text:p>タブ</text:p>
          </table:table-cell>
          <table:table-cell table:style-name="ce3" office:value-type="string" calcext:value-type="string" table:number-columns-spanned="1" table:number-rows-spanned="2">
            <text:p>新しいタブを初めて開いた時の案内の表示</text:p>
          </table:table-cell>
          <table:table-cell table:style-name="ce3" office:value-type="string" calcext:value-type="string" table:number-columns-spanned="1" table:number-rows-spanned="2">
            <text:p>-</text:p>
          </table:table-cell>
          <table:table-cell table:style-name="ce15" office:value-type="string" calcext:value-type="string">
            <text:p>表示する（既定）</text:p>
          </table:table-cell>
          <table:table-cell table:style-name="ce3" office:value-type="string" calcext:value-type="string">
            <text:p>-</text:p>
          </table:table-cell>
          <table:table-cell table:style-name="ce3" office:value-type="string" calcext:value-type="string">
            <text:p>Bug 1229636によりFirefox 46で廃止</text:p>
          </table:table-cell>
          <table:table-cell table:formula="of:=IF([.H273]=&quot;&quot;;&quot;?&quot;;IF([.J273]=&quot;&quot;;&quot;新規&quot;;IF([.H273]=[.J273];&quot;&quot;;&quot;変更あり&quot;)))" office:value-type="string" office:string-value="変更あり" calcext:value-type="string">
            <text:p>変更あり</text:p>
          </table:table-cell>
          <table:table-cell table:style-name="ce1" office:value-type="string" calcext:value-type="string">
            <text:p>-</text:p>
          </table:table-cell>
          <table:table-cell table:formula="of:=IF([.J273]=&quot;&quot;;&quot;?&quot;;IF([.L273]=&quot;&quot;;&quot;新規&quot;;IF([.J273]=[.L273];&quot;&quot;;&quot;○&quot;)))" office:value-type="string" office:string-value="新規" calcext:value-type="string">
            <text:p>新規</text:p>
          </table:table-cell>
          <table:table-cell table:number-columns-repeated="1013"/>
        </table:table-row>
        <table:table-row table:style-name="ro15">
          <table:table-cell table:style-name="ce3" office:value-type="string" calcext:value-type="string">
            <text:p>Tab-8（廃止）</text:p>
          </table:table-cell>
          <table:table-cell table:style-name="ce3" office:value-type="float" office:value="2" calcext:value-type="float">
            <text:p>2</text:p>
          </table:table-cell>
          <table:covered-table-cell table:number-columns-repeated="3" table:style-name="ce3"/>
          <table:table-cell table:style-name="ce15" office:value-type="string" calcext:value-type="string">
            <text:p>表示しない</text:p>
          </table:table-cell>
          <table:table-cell table:style-name="ce3" office:value-type="string" calcext:value-type="string">
            <text:p>MCDで設定を反映する</text:p>
          </table:table-cell>
          <table:table-cell table:style-name="ce3" office:value-type="string" calcext:value-type="string">
            <text:p>Bug 1229636によりFirefox 46で廃止</text:p>
          </table:table-cell>
          <table:table-cell table:formula="of:=IF([.H274]=&quot;&quot;;&quot;?&quot;;IF([.J274]=&quot;&quot;;&quot;新規&quot;;IF([.H274]=[.J274];&quot;&quot;;&quot;変更あり&quot;)))" office:value-type="string" office:string-value="変更あり" calcext:value-type="string">
            <text:p>変更あり</text:p>
          </table:table-cell>
          <table:table-cell table:style-name="ce1" office:value-type="string" calcext:value-type="string">
            <text:p>lockPref("browser.newtabpage.introShown", false)</text:p>
          </table:table-cell>
          <table:table-cell table:formula="of:=IF([.J274]=&quot;&quot;;&quot;?&quot;;IF([.L274]=&quot;&quot;;&quot;新規&quot;;IF([.J274]=[.L274];&quot;&quot;;&quot;○&quot;)))" office:value-type="string" office:string-value="新規" calcext:value-type="string">
            <text:p>新規</text:p>
          </table:table-cell>
          <table:table-cell table:number-columns-repeated="1013"/>
        </table:table-row>
        <table:table-row table:style-name="ro2">
          <table:table-cell office:value-type="string" calcext:value-type="string">
            <text:p>Tab-9</text:p>
          </table:table-cell>
          <table:table-cell office:value-type="float" office:value="1" calcext:value-type="float">
            <text:p>1</text:p>
          </table:table-cell>
          <table:table-cell office:value-type="string" calcext:value-type="string" table:number-columns-spanned="1" table:number-rows-spanned="2">
            <text:p>タブ</text:p>
          </table:table-cell>
          <table:table-cell office:value-type="string" calcext:value-type="string" table:number-columns-spanned="1" table:number-rows-spanned="2">
            <text:p>新しいタブを開く操作の高速化</text:p>
          </table:table-cell>
          <table:table-cell office:value-type="string" calcext:value-type="string" table:number-columns-spanned="1" table:number-rows-spanned="2">
            <text:p>-</text:p>
          </table:table-cell>
          <table:table-cell table:style-name="ce14" office:value-type="string" calcext:value-type="string">
            <text:p>事前読み込みで高速化する（既定）</text:p>
          </table:table-cell>
          <table:table-cell office:value-type="string" calcext:value-type="string">
            <text:p>-</text:p>
          </table:table-cell>
          <table:table-cell table:style-name="ce1" office:value-type="string" calcext:value-type="string">
            <text:p>-</text:p>
          </table:table-cell>
          <table:table-cell table:formula="of:=IF([.H275]=&quot;&quot;;&quot;?&quot;;IF([.J275]=&quot;&quot;;&quot;新規&quot;;IF([.H275]=[.J275];&quot;&quot;;&quot;変更あり&quot;)))">
            <text:p/>
          </table:table-cell>
          <table:table-cell table:style-name="ce1" office:value-type="string" calcext:value-type="string">
            <text:p>-</text:p>
          </table:table-cell>
          <table:table-cell table:formula="of:=IF([.J275]=&quot;&quot;;&quot;?&quot;;IF([.L275]=&quot;&quot;;&quot;新規&quot;;IF([.J275]=[.L275];&quot;&quot;;&quot;○&quot;)))" office:value-type="string" office:string-value="新規" calcext:value-type="string">
            <text:p>新規</text:p>
          </table:table-cell>
          <table:table-cell table:number-columns-repeated="1013"/>
        </table:table-row>
        <table:table-row table:style-name="ro6">
          <table:table-cell office:value-type="string" calcext:value-type="string">
            <text:p>Tab-9</text:p>
          </table:table-cell>
          <table:table-cell office:value-type="float" office:value="2" calcext:value-type="float">
            <text:p>2</text:p>
          </table:table-cell>
          <table:covered-table-cell table:number-columns-repeated="3"/>
          <table:table-cell table:style-name="ce14" office:value-type="string" calcext:value-type="string">
            <text:p>高速化しない（Tab-5-2選択時は常にこの動作）</text:p>
          </table:table-cell>
          <table:table-cell office:value-type="string" calcext:value-type="string">
            <text:p>MCDで設定を反映する</text:p>
          </table:table-cell>
          <table:table-cell table:style-name="ce1" office:value-type="string" calcext:value-type="string">
            <text:p>lockPref("browser.newtab.preload", false);</text:p>
          </table:table-cell>
          <table:table-cell table:formula="of:=IF([.H276]=&quot;&quot;;&quot;?&quot;;IF([.J276]=&quot;&quot;;&quot;新規&quot;;IF([.H276]=[.J276];&quot;&quot;;&quot;変更あり&quot;)))">
            <text:p/>
          </table:table-cell>
          <table:table-cell table:style-name="ce1" office:value-type="string" calcext:value-type="string">
            <text:p>lockPref("browser.newtab.preload", false);</text:p>
          </table:table-cell>
          <table:table-cell table:formula="of:=IF([.J276]=&quot;&quot;;&quot;?&quot;;IF([.L276]=&quot;&quot;;&quot;新規&quot;;IF([.J276]=[.L276];&quot;&quot;;&quot;○&quot;)))" office:value-type="string" office:string-value="新規" calcext:value-type="string">
            <text:p>新規</text:p>
          </table:table-cell>
          <table:table-cell table:number-columns-repeated="1013"/>
        </table:table-row>
        <table:table-row table:style-name="ro6">
          <table:table-cell office:value-type="string" calcext:value-type="string">
            <text:p>Network-1</text:p>
          </table:table-cell>
          <table:table-cell office:value-type="float" office:value="1" calcext:value-type="float">
            <text:p>1</text:p>
          </table:table-cell>
          <table:table-cell office:value-type="string" calcext:value-type="string" table:number-columns-spanned="1" table:number-rows-spanned="2">
            <text:p>UA文字列の制御</text:p>
          </table:table-cell>
          <table:table-cell office:value-type="string" calcext:value-type="string" table:number-columns-spanned="1" table:number-rows-spanned="2">
            <text:p>Microsoft .NET Frameworkへの対応</text:p>
          </table:table-cell>
          <table:table-cell office:value-type="string" calcext:value-type="string" table:number-columns-spanned="1" table:number-rows-spanned="2">
            <text:p>-</text:p>
          </table:table-cell>
          <table:table-cell office:value-type="string" calcext:value-type="string">
            <text:p>対応する</text:p>
          </table:table-cell>
          <table:table-cell office:value-type="string" calcext:value-type="string">
            <text:p>MCDで設定を反映する</text:p>
          </table:table-cell>
          <table:table-cell table:style-name="ce2" office:value-type="string" calcext:value-type="string">
            <text:p>clearPref("general.useragent.extra.microsoftdotnet");</text:p>
          </table:table-cell>
          <table:table-cell table:formula="of:=IF([.H277]=&quot;&quot;;&quot;?&quot;;IF([.J277]=&quot;&quot;;&quot;新規&quot;;IF([.H277]=[.J277];&quot;&quot;;&quot;変更あり&quot;)))">
            <text:p/>
          </table:table-cell>
          <table:table-cell table:style-name="ce2" office:value-type="string" calcext:value-type="string">
            <text:p>clearPref("general.useragent.extra.microsoftdotnet");</text:p>
          </table:table-cell>
          <table:table-cell table:formula="of:=IF([.J277]=&quot;&quot;;&quot;?&quot;;IF([.L277]=&quot;&quot;;&quot;新規&quot;;IF([.J277]=[.L277];&quot;&quot;;&quot;○&quot;)))">
            <text:p/>
          </table:table-cell>
          <table:table-cell office:value-type="string" calcext:value-type="string">
            <text:p>clearPref("general.useragent.extra.microsoftdotnet");</text:p>
          </table:table-cell>
          <table:table-cell office:value-type="string" calcext:value-type="string">
            <text:p>変更無し</text:p>
          </table:table-cell>
          <table:table-cell office:value-type="string" calcext:value-type="string">
            <text:p>clearPref("general.useragent.extra.microsoftdotnet");</text:p>
          </table:table-cell>
          <table:table-cell table:number-columns-repeated="1010"/>
        </table:table-row>
        <table:table-row table:style-name="ro3">
          <table:table-cell office:value-type="string" calcext:value-type="string">
            <text:p>Network-1</text:p>
          </table:table-cell>
          <table:table-cell office:value-type="float" office:value="2" calcext:value-type="float">
            <text:p>2</text:p>
          </table:table-cell>
          <table:covered-table-cell table:number-columns-repeated="3"/>
          <table:table-cell office:value-type="string" calcext:value-type="string">
            <text:p>対応しない（既定）</text:p>
          </table:table-cell>
          <table:table-cell office:value-type="string" calcext:value-type="string">
            <text:p>-</text:p>
          </table:table-cell>
          <table:table-cell table:style-name="ce2" office:value-type="string" calcext:value-type="string">
            <text:p>-</text:p>
          </table:table-cell>
          <table:table-cell table:formula="of:=IF([.H278]=&quot;&quot;;&quot;?&quot;;IF([.J278]=&quot;&quot;;&quot;新規&quot;;IF([.H278]=[.J278];&quot;&quot;;&quot;変更あり&quot;)))">
            <text:p/>
          </table:table-cell>
          <table:table-cell table:style-name="ce2" office:value-type="string" calcext:value-type="string">
            <text:p>-</text:p>
          </table:table-cell>
          <table:table-cell table:formula="of:=IF([.J278]=&quot;&quot;;&quot;?&quot;;IF([.L278]=&quot;&quot;;&quot;新規&quot;;IF([.J278]=[.L278];&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Network-2</text:p>
          </table:table-cell>
          <table:table-cell office:value-type="float" office:value="1" calcext:value-type="float">
            <text:p>1</text:p>
          </table:table-cell>
          <table:table-cell office:value-type="string" calcext:value-type="string" table:number-columns-spanned="1" table:number-rows-spanned="5">
            <text:p>ネットワーク接続</text:p>
          </table:table-cell>
          <table:table-cell office:value-type="string" calcext:value-type="string" table:number-columns-spanned="1" table:number-rows-spanned="5">
            <text:p>プロキシの利用</text:p>
          </table:table-cell>
          <table:table-cell office:value-type="string" calcext:value-type="string" table:number-columns-spanned="1" table:number-rows-spanned="5">
            <text:p>-</text:p>
          </table:table-cell>
          <table:table-cell office:value-type="string" calcext:value-type="string">
            <text:p>利用しない</text:p>
          </table:table-cell>
          <table:table-cell office:value-type="string" calcext:value-type="string">
            <text:p>MCDで設定を反映する</text:p>
          </table:table-cell>
          <table:table-cell table:style-name="ce2" office:value-type="string" calcext:value-type="string">
            <text:p>lockPref("network.proxy.type", 0);</text:p>
          </table:table-cell>
          <table:table-cell table:formula="of:=IF([.H279]=&quot;&quot;;&quot;?&quot;;IF([.J279]=&quot;&quot;;&quot;新規&quot;;IF([.H279]=[.J279];&quot;&quot;;&quot;変更あり&quot;)))">
            <text:p/>
          </table:table-cell>
          <table:table-cell table:style-name="ce2" office:value-type="string" calcext:value-type="string">
            <text:p>lockPref("network.proxy.type", 0);</text:p>
          </table:table-cell>
          <table:table-cell table:formula="of:=IF([.J279]=&quot;&quot;;&quot;?&quot;;IF([.L279]=&quot;&quot;;&quot;新規&quot;;IF([.J279]=[.L279];&quot;&quot;;&quot;○&quot;)))">
            <text:p/>
          </table:table-cell>
          <table:table-cell office:value-type="string" calcext:value-type="string">
            <text:p>lockPref("network.proxy.type", 0);</text:p>
          </table:table-cell>
          <table:table-cell office:value-type="string" calcext:value-type="string">
            <text:p>変更無し</text:p>
          </table:table-cell>
          <table:table-cell office:value-type="string" calcext:value-type="string">
            <text:p>lockPref("network.proxy.type", 0);</text:p>
          </table:table-cell>
          <table:table-cell table:number-columns-repeated="1010"/>
        </table:table-row>
        <table:table-row table:style-name="ro34">
          <table:table-cell office:value-type="string" calcext:value-type="string">
            <text:p>Network-2</text:p>
          </table:table-cell>
          <table:table-cell office:value-type="float" office:value="2" calcext:value-type="float">
            <text:p>2</text:p>
          </table:table-cell>
          <table:covered-table-cell table:number-columns-repeated="3"/>
          <table:table-cell office:value-type="string" calcext:value-type="string">
            <text:p>固定のプロキシを利用する</text:p>
          </table:table-cell>
          <table:table-cell office:value-type="string" calcext:value-type="string">
            <text:p>MCDで設定を反映する</text:p>
          </table:table-cell>
          <table:table-cell table:style-name="ce2"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formula="of:=IF([.H280]=&quot;&quot;;&quot;?&quot;;IF([.J280]=&quot;&quot;;&quot;新規&quot;;IF([.H280]=[.J280];&quot;&quot;;&quot;変更あり&quot;)))">
            <text:p/>
          </table:table-cell>
          <table:table-cell table:style-name="ce2"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formula="of:=IF([.J280]=&quot;&quot;;&quot;?&quot;;IF([.L280]=&quot;&quot;;&quot;新規&quot;;IF([.J280]=[.L280];&quot;&quot;;&quot;○&quot;)))" office:value-type="string" office:string-value="○" calcext:value-type="string">
            <text:p>○</text:p>
          </table:table-cell>
          <table:table-cell office:value-type="string" calcext:value-type="string">
            <text:p>lockPref("network.proxy.type", 1);</text:p>
          </table:table-cell>
          <table:table-cell office:value-type="string" calcext:value-type="string">
            <text:p>変更無し</text:p>
          </table:table-cell>
          <table:table-cell office:value-type="string" calcext:value-type="string">
            <text:p>lockPref("network.proxy.type", 1);</text:p>
          </table:table-cell>
          <table:table-cell table:number-columns-repeated="1010"/>
        </table:table-row>
        <table:table-row table:style-name="ro69">
          <table:table-cell office:value-type="string" calcext:value-type="string">
            <text:p>Network-2</text:p>
          </table:table-cell>
          <table:table-cell office:value-type="float" office:value="3" calcext:value-type="float">
            <text:p>3</text:p>
          </table:table-cell>
          <table:covered-table-cell table:number-columns-repeated="3"/>
          <table:table-cell office:value-type="string" calcext:value-type="string">
            <text:p>プロキシ自動設定スクリプトを利用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formula="of:=IF([.H281]=&quot;&quot;;&quot;?&quot;;IF([.J281]=&quot;&quot;;&quot;新規&quot;;IF([.H281]=[.J281];&quot;&quot;;&quot;変更あり&quot;)))">
            <text:p/>
          </table:table-cell>
          <table:table-cell table:style-name="ce1"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formula="of:=IF([.J281]=&quot;&quot;;&quot;?&quot;;IF([.L281]=&quot;&quot;;&quot;新規&quot;;IF([.J281]=[.L281];&quot;&quot;;&quot;○&quot;)))">
            <text:p/>
          </table:table-cell>
          <table:table-cell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office:value-type="string" calcext:value-type="string">
            <text:p>変更無し</text:p>
          </table:table-cell>
          <table:table-cell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 url-prefix("chrome://browser/content/preferences/preferences.xul")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number-columns-repeated="1010"/>
        </table:table-row>
        <table:table-row table:style-name="ro6">
          <table:table-cell office:value-type="string" calcext:value-type="string">
            <text:p>Network-2</text:p>
          </table:table-cell>
          <table:table-cell office:value-type="float" office:value="4" calcext:value-type="float">
            <text:p>4</text:p>
          </table:table-cell>
          <table:covered-table-cell table:number-columns-repeated="3"/>
          <table:table-cell office:value-type="string" calcext:value-type="string">
            <text:p>WPADでネットワークのプロキシ設定を自動検出する</text:p>
          </table:table-cell>
          <table:table-cell office:value-type="string" calcext:value-type="string">
            <text:p>MCDで設定を反映する</text:p>
          </table:table-cell>
          <table:table-cell table:style-name="ce2" office:value-type="string" calcext:value-type="string">
            <text:p>lockPref("network.proxy.type", 4);</text:p>
          </table:table-cell>
          <table:table-cell table:formula="of:=IF([.H282]=&quot;&quot;;&quot;?&quot;;IF([.J282]=&quot;&quot;;&quot;新規&quot;;IF([.H282]=[.J282];&quot;&quot;;&quot;変更あり&quot;)))">
            <text:p/>
          </table:table-cell>
          <table:table-cell table:style-name="ce2" office:value-type="string" calcext:value-type="string">
            <text:p>lockPref("network.proxy.type", 4);</text:p>
          </table:table-cell>
          <table:table-cell table:formula="of:=IF([.J282]=&quot;&quot;;&quot;?&quot;;IF([.L282]=&quot;&quot;;&quot;新規&quot;;IF([.J282]=[.L282];&quot;&quot;;&quot;○&quot;)))">
            <text:p/>
          </table:table-cell>
          <table:table-cell office:value-type="string" calcext:value-type="string">
            <text:p>lockPref("network.proxy.type", 4);</text:p>
          </table:table-cell>
          <table:table-cell office:value-type="string" calcext:value-type="string">
            <text:p>変更無し</text:p>
          </table:table-cell>
          <table:table-cell office:value-type="string" calcext:value-type="string">
            <text:p>lockPref("network.proxy.type", 4);</text:p>
          </table:table-cell>
          <table:table-cell table:number-columns-repeated="1010"/>
        </table:table-row>
        <table:table-row table:style-name="ro2">
          <table:table-cell office:value-type="string" calcext:value-type="string">
            <text:p>Network-2</text:p>
          </table:table-cell>
          <table:table-cell office:value-type="float" office:value="5" calcext:value-type="float">
            <text:p>5</text:p>
          </table:table-cell>
          <table:covered-table-cell table:number-columns-repeated="3"/>
          <table:table-cell office:value-type="string" calcext:value-type="string">
            <text:p>システムの設定を利用する（既定）</text:p>
          </table:table-cell>
          <table:table-cell office:value-type="string" calcext:value-type="string">
            <text:p>MCDで設定を反映する</text:p>
          </table:table-cell>
          <table:table-cell table:style-name="ce2" office:value-type="string" calcext:value-type="string">
            <text:p>lockPref("network.proxy.type", 5);</text:p>
          </table:table-cell>
          <table:table-cell table:formula="of:=IF([.H283]=&quot;&quot;;&quot;?&quot;;IF([.J283]=&quot;&quot;;&quot;新規&quot;;IF([.H283]=[.J283];&quot;&quot;;&quot;変更あり&quot;)))">
            <text:p/>
          </table:table-cell>
          <table:table-cell table:style-name="ce2" office:value-type="string" calcext:value-type="string">
            <text:p>lockPref("network.proxy.type", 5);</text:p>
          </table:table-cell>
          <table:table-cell table:formula="of:=IF([.J283]=&quot;&quot;;&quot;?&quot;;IF([.L283]=&quot;&quot;;&quot;新規&quot;;IF([.J283]=[.L283];&quot;&quot;;&quot;○&quot;)))">
            <text:p/>
          </table:table-cell>
          <table:table-cell office:value-type="string" calcext:value-type="string">
            <text:p>lockPref("network.proxy.type", 5);</text:p>
          </table:table-cell>
          <table:table-cell office:value-type="string" calcext:value-type="string">
            <text:p>変更無し</text:p>
          </table:table-cell>
          <table:table-cell office:value-type="string" calcext:value-type="string">
            <text:p>lockPref("network.proxy.type", 5);</text:p>
          </table:table-cell>
          <table:table-cell table:number-columns-repeated="1010"/>
        </table:table-row>
        <table:table-row table:style-name="ro2">
          <table:table-cell table:style-name="ce3" office:value-type="string" calcext:value-type="string">
            <text:p>Network-3</text:p>
          </table:table-cell>
          <table:table-cell table:style-name="ce3" office:value-type="float" office:value="1" calcext:value-type="float">
            <text:p>1</text:p>
          </table:table-cell>
          <table:table-cell table:style-name="ce3" office:value-type="string" calcext:value-type="string" table:number-columns-spanned="1" table:number-rows-spanned="2">
            <text:p>ネットワーク接続</text:p>
          </table:table-cell>
          <table:table-cell table:style-name="ce3" office:value-type="string" calcext:value-type="string" table:number-columns-spanned="1" table:number-rows-spanned="2">
            <text:p>SSL3.0の利用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text:p>
          </table:table-cell>
          <table:table-cell table:style-name="ce3" office:value-type="string" calcext:value-type="string">
            <text:p>MCDで設定を反映する</text:p>
          </table:table-cell>
          <table:table-cell table:style-name="ce3" office:value-type="string" calcext:value-type="string">
            <text:p>Firefox 39時点で廃止</text:p>
          </table:table-cell>
          <table:table-cell table:formula="of:=IF([.H284]=&quot;&quot;;&quot;?&quot;;IF([.J284]=&quot;&quot;;&quot;新規&quot;;IF([.H284]=[.J284];&quot;&quot;;&quot;変更あり&quot;)))">
            <text:p/>
          </table:table-cell>
          <table:table-cell table:style-name="ce3" office:value-type="string" calcext:value-type="string">
            <text:p>Firefox 39時点で廃止</text:p>
          </table:table-cell>
          <table:table-cell table:formula="of:=IF([.J284]=&quot;&quot;;&quot;?&quot;;IF([.L284]=&quot;&quot;;&quot;新規&quot;;IF([.J284]=[.L284];&quot;&quot;;&quot;○&quot;)))" office:value-type="string" office:string-value="○" calcext:value-type="string">
            <text:p>○</text:p>
          </table:table-cell>
          <table:table-cell office:value-type="string" calcext:value-type="string">
            <text:p>defaultPref("security.tls.version.min", 0);</text:p>
          </table:table-cell>
          <table:table-cell table:number-columns-repeated="1012"/>
        </table:table-row>
        <table:table-row table:style-name="ro2">
          <table:table-cell table:style-name="ce3" office:value-type="string" calcext:value-type="string">
            <text:p>Network-3</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既定）</text:p>
          </table:table-cell>
          <table:table-cell table:style-name="ce3" office:value-type="string" calcext:value-type="string">
            <text:p>MCDで設定を反映する</text:p>
          </table:table-cell>
          <table:table-cell table:style-name="ce3" office:value-type="string" calcext:value-type="string">
            <text:p>Firefox 39時点で廃止</text:p>
          </table:table-cell>
          <table:table-cell table:formula="of:=IF([.H285]=&quot;&quot;;&quot;?&quot;;IF([.J285]=&quot;&quot;;&quot;新規&quot;;IF([.H285]=[.J285];&quot;&quot;;&quot;変更あり&quot;)))">
            <text:p/>
          </table:table-cell>
          <table:table-cell table:style-name="ce3" office:value-type="string" calcext:value-type="string">
            <text:p>Firefox 39時点で廃止</text:p>
          </table:table-cell>
          <table:table-cell table:formula="of:=IF([.J285]=&quot;&quot;;&quot;?&quot;;IF([.L285]=&quot;&quot;;&quot;新規&quot;;IF([.J285]=[.L285];&quot;&quot;;&quot;○&quot;)))" office:value-type="string" office:string-value="○" calcext:value-type="string">
            <text:p>○</text:p>
          </table:table-cell>
          <table:table-cell office:value-type="string" calcext:value-type="string">
            <text:p>defaultPref("security.tls.version.min", 1);</text:p>
          </table:table-cell>
          <table:table-cell table:number-columns-repeated="1012"/>
        </table:table-row>
        <table:table-row table:style-name="ro21">
          <table:table-cell office:value-type="string" calcext:value-type="string">
            <text:p>Network-4</text:p>
          </table:table-cell>
          <table:table-cell office:value-type="float" office:value="1" calcext:value-type="float">
            <text:p>1</text:p>
          </table:table-cell>
          <table:table-cell office:value-type="string" calcext:value-type="string">
            <text:p>認証</text:p>
          </table:table-cell>
          <table:table-cell office:value-type="string" calcext:value-type="string">
            <text:p>NTLM認証によるシングルサインオンの許可</text:p>
          </table:table-cell>
          <table:table-cell office:value-type="string" calcext:value-type="string">
            <text:p>-</text:p>
          </table:table-cell>
          <table:table-cell office:value-type="string" calcext:value-type="string">
            <text:p>許可する</text:p>
          </table:table-cell>
          <table:table-cell office:value-type="string" calcext:value-type="string">
            <text:p>MCDで設定を反映する</text:p>
          </table:table-cell>
          <table:table-cell table:style-name="ce6" office:value-type="string" calcext:value-type="string">
            <text:p><text:span text:style-name="T10">lockPref("network.automatic-ntlm-auth.trusted-uris", "ドメイン名のカンマ区切りのリスト");</text:span></text:p>
            <text:p><text:span text:style-name="T10">lockPref("network.negotiate-auth.delegation-uris", "ドメイン名のカンマ区切りのリスト");</text:span></text:p>
            <text:p><text:span text:style-name="T10">lockPref("network.negotiate-auth.trusted-uris", "ドメイン名のカンマ区切りのリスト");</text:span></text:p>
          </table:table-cell>
          <table:table-cell table:formula="of:=IF([.H286]=&quot;&quot;;&quot;?&quot;;IF([.J286]=&quot;&quot;;&quot;新規&quot;;IF([.H286]=[.J286];&quot;&quot;;&quot;変更あり&quot;)))">
            <text:p/>
          </table:table-cell>
          <table:table-cell table:style-name="ce6" office:value-type="string" calcext:value-type="string">
            <text:p><text:span text:style-name="T10">lockPref("network.automatic-ntlm-auth.trusted-uris", "ドメイン名のカンマ区切りのリスト");</text:span></text:p>
            <text:p><text:span text:style-name="T10">lockPref("network.negotiate-auth.delegation-uris", "ドメイン名のカンマ区切りのリスト");</text:span></text:p>
            <text:p><text:span text:style-name="T10">lockPref("network.negotiate-auth.trusted-uris", "ドメイン名のカンマ区切りのリスト");</text:span></text:p>
          </table:table-cell>
          <table:table-cell table:formula="of:=IF([.J286]=&quot;&quot;;&quot;?&quot;;IF([.L286]=&quot;&quot;;&quot;新規&quot;;IF([.J286]=[.L286];&quot;&quot;;&quot;○&quot;)))" office:value-type="string" office:string-value="○" calcext:value-type="string">
            <text:p>○</text:p>
          </table:table-cell>
          <table:table-cell office:value-type="string" calcext:value-type="string">
            <text:p>lockPref("network.automatic-ntlm-auth.trusted-uris", "ドメイン名");</text:p>
          </table:table-cell>
          <table:table-cell table:number-columns-repeated="1012"/>
        </table:table-row>
        <table:table-row table:style-name="ro25">
          <table:table-cell office:value-type="string" calcext:value-type="string">
            <text:p>Network-5</text:p>
          </table:table-cell>
          <table:table-cell office:value-type="float" office:value="1" calcext:value-type="float">
            <text:p>1</text:p>
          </table:table-cell>
          <table:table-cell office:value-type="string" calcext:value-type="string" table:number-columns-spanned="1" table:number-rows-spanned="2">
            <text:p>ネットワーク接続</text:p>
          </table:table-cell>
          <table:table-cell office:value-type="string" calcext:value-type="string" table:number-columns-spanned="1" table:number-rows-spanned="2">
            <text:p>HTTPの同時接続数</text:p>
          </table:table-cell>
          <table:table-cell office:value-type="string" calcext:value-type="string" table:number-columns-spanned="1" table:number-rows-spanned="2">
            <text:p>-</text:p>
          </table:table-cell>
          <table:table-cell office:value-type="string" calcext:value-type="string">
            <text:p>パフォーマンスを優先（既定）</text:p>
          </table:table-cell>
          <table:table-cell office:value-type="string" calcext:value-type="string">
            <text:p>MCDで設定を反映する</text:p>
          </table:table-cell>
          <table:table-cell table:style-name="ce1"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formula="of:=IF([.H287]=&quot;&quot;;&quot;?&quot;;IF([.J287]=&quot;&quot;;&quot;新規&quot;;IF([.H287]=[.J287];&quot;&quot;;&quot;変更あり&quot;)))">
            <text:p/>
          </table:table-cell>
          <table:table-cell table:style-name="ce1"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formula="of:=IF([.J287]=&quot;&quot;;&quot;?&quot;;IF([.L287]=&quot;&quot;;&quot;新規&quot;;IF([.J287]=[.L287];&quot;&quot;;&quot;○&quot;)))">
            <text:p/>
          </table:table-cell>
          <table:table-cell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number-columns-repeated="1012"/>
        </table:table-row>
        <table:table-row table:style-name="ro70">
          <table:table-cell office:value-type="string" calcext:value-type="string">
            <text:p>Network-5</text:p>
          </table:table-cell>
          <table:table-cell office:value-type="float" office:value="2" calcext:value-type="float">
            <text:p>2</text:p>
          </table:table-cell>
          <table:covered-table-cell table:number-columns-repeated="3"/>
          <table:table-cell office:value-type="string" calcext:value-type="string">
            <text:p>トラフィックを抑える事を優先</text:p>
          </table:table-cell>
          <table:table-cell office:value-type="string" calcext:value-type="string">
            <text:p>MCDで設定を反映する</text:p>
          </table:table-cell>
          <table:table-cell table:style-name="ce1" office:value-type="string" calcext:value-type="string">
            <text:p>// 最大同時接続数</text:p>
            <text:p>lockPref(“network.http.max-connections”, 6);</text:p>
            <text:p><text:span text:style-name="T14">// Proxy未使用時・使用時それぞれの、Keep-Aliveでの最大同時維持接続数</text:span></text:p>
            <text:p>lockPref(“network.http.max-persistent-connections-per-server”, 2);</text:p>
            <text:p>lockPref(“network.http.max-persistent-connections-per-proxy”, 2);</text:p>
          </table:table-cell>
          <table:table-cell table:formula="of:=IF([.H288]=&quot;&quot;;&quot;?&quot;;IF([.J288]=&quot;&quot;;&quot;新規&quot;;IF([.H288]=[.J288];&quot;&quot;;&quot;変更あり&quot;)))">
            <text:p/>
          </table:table-cell>
          <table:table-cell table:style-name="ce1" office:value-type="string" calcext:value-type="string">
            <text:p>// 最大同時接続数</text:p>
            <text:p>lockPref(“network.http.max-connections”, 6);</text:p>
            <text:p><text:span text:style-name="T14">// Proxy未使用時・使用時それぞれの、Keep-Aliveでの最大同時維持接続数</text:span></text:p>
            <text:p>lockPref(“network.http.max-persistent-connections-per-server”, 2);</text:p>
            <text:p>lockPref(“network.http.max-persistent-connections-per-proxy”, 2);</text:p>
          </table:table-cell>
          <table:table-cell table:formula="of:=IF([.J288]=&quot;&quot;;&quot;?&quot;;IF([.L288]=&quot;&quot;;&quot;新規&quot;;IF([.J288]=[.L288];&quot;&quot;;&quot;○&quot;)))">
            <text:p/>
          </table:table-cell>
          <table:table-cell office:value-type="string" calcext:value-type="string">
            <text:p>// 最大同時接続数</text:p>
            <text:p>lockPref(“network.http.max-connections”, 6);</text:p>
            <text:p><text:span text:style-name="T14">// Proxy未使用時・使用時それぞれの、Keep-Aliveでの最大同時維持接続数</text:span></text:p>
            <text:p>lockPref(“network.http.max-persistent-connections-per-server”, 2);</text:p>
            <text:p>lockPref(“network.http.max-persistent-connections-per-proxy”, 2);</text:p>
          </table:table-cell>
          <table:table-cell table:number-columns-repeated="1012"/>
        </table:table-row>
        <table:table-row table:style-name="ro3">
          <table:table-cell table:style-name="ce2" office:value-type="string" calcext:value-type="string">
            <text:p>Network-6</text:p>
          </table:table-cell>
          <table:table-cell table:style-name="ce2" office:value-type="float" office:value="1" calcext:value-type="float">
            <text:p>1</text:p>
          </table:table-cell>
          <table:table-cell table:style-name="ce2" office:value-type="string" calcext:value-type="string" table:number-columns-spanned="1" table:number-rows-spanned="2">
            <text:p>ネットワーク接続</text:p>
          </table:table-cell>
          <table:table-cell table:style-name="ce2" office:value-type="string" calcext:value-type="string" table:number-columns-spanned="1" table:number-rows-spanned="2">
            <text:p>SPDYプロトコルの使用の可否</text:p>
          </table:table-cell>
          <table:table-cell table:style-name="ce2" office:value-type="string" calcext:value-type="string" table:number-columns-spanned="1" table:number-rows-spanned="2">
            <text:p>-</text:p>
          </table:table-cell>
          <table:table-cell table:style-name="ce2" office:value-type="string" calcext:value-type="string">
            <text:p>許可する（規定）</text:p>
          </table:table-cell>
          <table:table-cell table:style-name="ce2" office:value-type="string" calcext:value-type="string">
            <text:p>MCDで設定を反映する</text:p>
          </table:table-cell>
          <table:table-cell table:style-name="ce2" office:value-type="string" calcext:value-type="string">
            <text:p>lockPref("network.http.spdy.enabled", true);</text:p>
          </table:table-cell>
          <table:table-cell table:formula="of:=IF([.H289]=&quot;&quot;;&quot;?&quot;;IF([.J289]=&quot;&quot;;&quot;新規&quot;;IF([.H289]=[.J289];&quot;&quot;;&quot;変更あり&quot;)))">
            <text:p/>
          </table:table-cell>
          <table:table-cell table:style-name="ce2" office:value-type="string" calcext:value-type="string">
            <text:p>lockPref("network.http.spdy.enabled", true);</text:p>
          </table:table-cell>
          <table:table-cell table:formula="of:=IF([.J289]=&quot;&quot;;&quot;?&quot;;IF([.L289]=&quot;&quot;;&quot;新規&quot;;IF([.J289]=[.L289];&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Network-6</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text:p>
          </table:table-cell>
          <table:table-cell table:style-name="ce2" office:value-type="string" calcext:value-type="string">
            <text:p>MCDで設定を反映する</text:p>
          </table:table-cell>
          <table:table-cell table:style-name="ce2" office:value-type="string" calcext:value-type="string">
            <text:p>lockPref("network.http.spdy.enabled", false);</text:p>
          </table:table-cell>
          <table:table-cell table:formula="of:=IF([.H290]=&quot;&quot;;&quot;?&quot;;IF([.J290]=&quot;&quot;;&quot;新規&quot;;IF([.H290]=[.J290];&quot;&quot;;&quot;変更あり&quot;)))">
            <text:p/>
          </table:table-cell>
          <table:table-cell table:style-name="ce2" office:value-type="string" calcext:value-type="string">
            <text:p>lockPref("network.http.spdy.enabled", false);</text:p>
          </table:table-cell>
          <table:table-cell table:formula="of:=IF([.J290]=&quot;&quot;;&quot;?&quot;;IF([.L290]=&quot;&quot;;&quot;新規&quot;;IF([.J290]=[.L290];&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Network-7</text:p>
          </table:table-cell>
          <table:table-cell table:style-name="ce2" office:value-type="float" office:value="1" calcext:value-type="float">
            <text:p>1</text:p>
          </table:table-cell>
          <table:table-cell table:style-name="ce2" office:value-type="string" calcext:value-type="string" table:number-columns-spanned="1" table:number-rows-spanned="2">
            <text:p>ネットワーク接続</text:p>
          </table:table-cell>
          <table:table-cell table:style-name="ce2" office:value-type="string" calcext:value-type="string" table:number-columns-spanned="1" table:number-rows-spanned="2">
            <text:p>TLS/SSLでの脆弱な暗号化アルゴリズム（RC4など）の使用の可否</text:p>
          </table:table-cell>
          <table:table-cell table:style-name="ce2" office:value-type="string" calcext:value-type="string" table:number-columns-spanned="1" table:number-rows-spanned="2">
            <text:p>-</text:p>
          </table:table-cell>
          <table:table-cell table:style-name="ce2" office:value-type="string" calcext:value-type="string">
            <text:p>禁止する（規定）</text:p>
          </table:table-cell>
          <table:table-cell table:number-columns-repeated="2" table:style-name="ce2" office:value-type="string" calcext:value-type="string">
            <text:p>-</text:p>
          </table:table-cell>
          <table:table-cell table:formula="of:=IF([.H291]=&quot;&quot;;&quot;?&quot;;IF([.J291]=&quot;&quot;;&quot;新規&quot;;IF([.H291]=[.J291];&quot;&quot;;&quot;変更あり&quot;)))">
            <text:p/>
          </table:table-cell>
          <table:table-cell table:style-name="ce2" office:value-type="string" calcext:value-type="string">
            <text:p>-</text:p>
          </table:table-cell>
          <table:table-cell table:formula="of:=IF([.J291]=&quot;&quot;;&quot;?&quot;;IF([.L291]=&quot;&quot;;&quot;新規&quot;;IF([.J291]=[.L291];&quot;&quot;;&quot;○&quot;)))" office:value-type="string" office:string-value="新規" calcext:value-type="string">
            <text:p>新規</text:p>
          </table:table-cell>
          <table:table-cell table:number-columns-repeated="1013"/>
        </table:table-row>
        <table:table-row table:style-name="ro71">
          <table:table-cell table:style-name="ce2" office:value-type="string" calcext:value-type="string">
            <text:p>Network-7</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特定のホストでのみ許可する</text:p>
          </table:table-cell>
          <table:table-cell table:style-name="ce2" office:value-type="string" calcext:value-type="string">
            <text:p>MCDで設定を反映する</text:p>
          </table:table-cell>
          <table:table-cell table:style-name="ce2" office:value-type="string" calcext:value-type="string">
            <text:p>lockPref("security.tls.insecure_fallback_hosts", "（ホスト名のカンマ区切りのリスト）");</text:p>
          </table:table-cell>
          <table:table-cell table:formula="of:=IF([.H292]=&quot;&quot;;&quot;?&quot;;IF([.J292]=&quot;&quot;;&quot;新規&quot;;IF([.H292]=[.J292];&quot;&quot;;&quot;変更あり&quot;)))">
            <text:p/>
          </table:table-cell>
          <table:table-cell table:style-name="ce2" office:value-type="string" calcext:value-type="string">
            <text:p>lockPref("security.tls.insecure_fallback_hosts", "（ホスト名のカンマ区切りのリスト）");</text:p>
          </table:table-cell>
          <table:table-cell table:formula="of:=IF([.J292]=&quot;&quot;;&quot;?&quot;;IF([.L292]=&quot;&quot;;&quot;新規&quot;;IF([.J292]=[.L292];&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Network-8</text:p>
          </table:table-cell>
          <table:table-cell table:style-name="ce2" office:value-type="float" office:value="1" calcext:value-type="float">
            <text:p>1</text:p>
          </table:table-cell>
          <table:table-cell table:style-name="ce2" office:value-type="string" calcext:value-type="string" table:number-columns-spanned="1" table:number-rows-spanned="2">
            <text:p>ネットワーク接続</text:p>
          </table:table-cell>
          <table:table-cell table:style-name="ce2" office:value-type="string" calcext:value-type="string" table:number-columns-spanned="1" table:number-rows-spanned="2">
            <text:p>IPv6の使用</text:p>
          </table:table-cell>
          <table:table-cell table:style-name="ce2" office:value-type="string" calcext:value-type="string" table:number-columns-spanned="1" table:number-rows-spanned="2">
            <text:p>-</text:p>
          </table:table-cell>
          <table:table-cell table:style-name="ce2" office:value-type="string" calcext:value-type="string">
            <text:p>許可する（規定）</text:p>
          </table:table-cell>
          <table:table-cell table:number-columns-repeated="2" table:style-name="ce2" office:value-type="string" calcext:value-type="string">
            <text:p>-</text:p>
          </table:table-cell>
          <table:table-cell table:formula="of:=IF([.H293]=&quot;&quot;;&quot;?&quot;;IF([.J293]=&quot;&quot;;&quot;新規&quot;;IF([.H293]=[.J293];&quot;&quot;;&quot;変更あり&quot;)))">
            <text:p/>
          </table:table-cell>
          <table:table-cell table:style-name="ce2" office:value-type="string" calcext:value-type="string">
            <text:p>-</text:p>
          </table:table-cell>
          <table:table-cell table:formula="of:=IF([.J293]=&quot;&quot;;&quot;?&quot;;IF([.L293]=&quot;&quot;;&quot;新規&quot;;IF([.J293]=[.L293];&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Network-8</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text:p>
          </table:table-cell>
          <table:table-cell table:style-name="ce2" office:value-type="string" calcext:value-type="string">
            <text:p>MCDで設定を反映する</text:p>
          </table:table-cell>
          <table:table-cell table:style-name="ce2" office:value-type="string" calcext:value-type="string">
            <text:p>lockPref("network.dns.disableIPv6", true);</text:p>
          </table:table-cell>
          <table:table-cell table:formula="of:=IF([.H294]=&quot;&quot;;&quot;?&quot;;IF([.J294]=&quot;&quot;;&quot;新規&quot;;IF([.H294]=[.J294];&quot;&quot;;&quot;変更あり&quot;)))">
            <text:p/>
          </table:table-cell>
          <table:table-cell table:style-name="ce2" office:value-type="string" calcext:value-type="string">
            <text:p>lockPref("network.dns.disableIPv6", true);</text:p>
          </table:table-cell>
          <table:table-cell table:formula="of:=IF([.J294]=&quot;&quot;;&quot;?&quot;;IF([.L294]=&quot;&quot;;&quot;新規&quot;;IF([.J294]=[.L294];&quot;&quot;;&quot;○&quot;)))" office:value-type="string" office:string-value="新規" calcext:value-type="string">
            <text:p>新規</text:p>
          </table:table-cell>
          <table:table-cell table:number-columns-repeated="1013"/>
        </table:table-row>
        <table:table-row table:style-name="ro6">
          <table:table-cell table:style-name="ce2" office:value-type="string" calcext:value-type="string">
            <text:p>Network-9</text:p>
          </table:table-cell>
          <table:table-cell table:style-name="ce2" office:value-type="float" office:value="1" calcext:value-type="float">
            <text:p>1</text:p>
          </table:table-cell>
          <table:table-cell table:style-name="ce2" office:value-type="string" calcext:value-type="string" table:number-columns-spanned="1" table:number-rows-spanned="2">
            <text:p>ネットワーク接続</text:p>
          </table:table-cell>
          <table:table-cell table:style-name="ce2" office:value-type="string" calcext:value-type="string" table:number-columns-spanned="1" table:number-rows-spanned="2">
            <text:p>HTTP Pipeliningの使用</text:p>
          </table:table-cell>
          <table:table-cell table:style-name="ce2" office:value-type="string" calcext:value-type="string" table:number-columns-spanned="1" table:number-rows-spanned="2">
            <text:p>-</text:p>
          </table:table-cell>
          <table:table-cell table:style-name="ce2" office:value-type="string" calcext:value-type="string">
            <text:p>許可する</text:p>
          </table:table-cell>
          <table:table-cell table:style-name="ce2" office:value-type="string" calcext:value-type="string">
            <text:p>MCDで設定を反映する</text:p>
          </table:table-cell>
          <table:table-cell table:style-name="ce2" office:value-type="string" calcext:value-type="string">
            <text:p>lockPref("network.http.pipelining", true); </text:p>
            <text:p>lockPref("network.http.proxy.pipelining", true)</text:p>
          </table:table-cell>
          <table:table-cell table:formula="of:=IF([.H295]=&quot;&quot;;&quot;?&quot;;IF([.J295]=&quot;&quot;;&quot;新規&quot;;IF([.H295]=[.J295];&quot;&quot;;&quot;変更あり&quot;)))">
            <text:p/>
          </table:table-cell>
          <table:table-cell table:style-name="ce2" office:value-type="string" calcext:value-type="string">
            <text:p>lockPref("network.http.pipelining", true); </text:p>
            <text:p>lockPref("network.http.proxy.pipelining", true)</text:p>
          </table:table-cell>
          <table:table-cell table:formula="of:=IF([.J295]=&quot;&quot;;&quot;?&quot;;IF([.L295]=&quot;&quot;;&quot;新規&quot;;IF([.J295]=[.L295];&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Network-9</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既定）</text:p>
          </table:table-cell>
          <table:table-cell table:style-name="ce2" office:value-type="string" calcext:value-type="string">
            <text:p>-</text:p>
          </table:table-cell>
          <table:table-cell table:style-name="ce21" office:value-type="string" calcext:value-type="string">
            <text:p>-</text:p>
          </table:table-cell>
          <table:table-cell table:formula="of:=IF([.H296]=&quot;&quot;;&quot;?&quot;;IF([.J296]=&quot;&quot;;&quot;新規&quot;;IF([.H296]=[.J296];&quot;&quot;;&quot;変更あり&quot;)))">
            <text:p/>
          </table:table-cell>
          <table:table-cell table:style-name="ce21" office:value-type="string" calcext:value-type="string">
            <text:p>-</text:p>
          </table:table-cell>
          <table:table-cell table:formula="of:=IF([.J296]=&quot;&quot;;&quot;?&quot;;IF([.L296]=&quot;&quot;;&quot;新規&quot;;IF([.J296]=[.L296];&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Network-10</text:p>
          </table:table-cell>
          <table:table-cell table:style-name="ce2" office:value-type="float" office:value="1" calcext:value-type="float">
            <text:p>1</text:p>
          </table:table-cell>
          <table:table-cell table:style-name="ce2" office:value-type="string" calcext:value-type="string" table:number-columns-spanned="1" table:number-rows-spanned="2">
            <text:p>ネットワーク接続</text:p>
          </table:table-cell>
          <table:table-cell table:style-name="ce2" office:value-type="string" calcext:value-type="string" table:number-columns-spanned="1" table:number-rows-spanned="2">
            <text:p>onionドメインの名前解決</text:p>
          </table:table-cell>
          <table:table-cell table:style-name="ce2" office:value-type="string" calcext:value-type="string" table:number-columns-spanned="1" table:number-rows-spanned="2">
            <text:p>-</text:p>
          </table:table-cell>
          <table:table-cell table:style-name="ce2" office:value-type="string" calcext:value-type="string">
            <text:p>許可する（規定）</text:p>
          </table:table-cell>
          <table:table-cell table:number-columns-repeated="2" table:style-name="ce2" office:value-type="string" calcext:value-type="string">
            <text:p>-</text:p>
          </table:table-cell>
          <table:table-cell table:formula="of:=IF([.H297]=&quot;&quot;;&quot;?&quot;;IF([.J297]=&quot;&quot;;&quot;新規&quot;;IF([.H297]=[.J297];&quot;&quot;;&quot;変更あり&quot;)))">
            <text:p/>
          </table:table-cell>
          <table:table-cell table:style-name="ce2" office:value-type="string" calcext:value-type="string">
            <text:p>-</text:p>
          </table:table-cell>
          <table:table-cell table:formula="of:=IF([.J297]=&quot;&quot;;&quot;?&quot;;IF([.L297]=&quot;&quot;;&quot;新規&quot;;IF([.J297]=[.L297];&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Network-10</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network.dns.blockDotOnion", true);</text:p>
          </table:table-cell>
          <table:table-cell table:formula="of:=IF([.H298]=&quot;&quot;;&quot;?&quot;;IF([.J298]=&quot;&quot;;&quot;新規&quot;;IF([.H298]=[.J298];&quot;&quot;;&quot;変更あり&quot;)))">
            <text:p/>
          </table:table-cell>
          <table:table-cell table:style-name="ce2" office:value-type="string" calcext:value-type="string">
            <text:p>lockPref("network.dns.blockDotOnion", true);</text:p>
          </table:table-cell>
          <table:table-cell table:formula="of:=IF([.J298]=&quot;&quot;;&quot;?&quot;;IF([.L298]=&quot;&quot;;&quot;新規&quot;;IF([.J298]=[.L298];&quot;&quot;;&quot;○&quot;)))" office:value-type="string" office:string-value="新規" calcext:value-type="string">
            <text:p>新規</text:p>
          </table:table-cell>
          <table:table-cell table:number-columns-repeated="1013"/>
        </table:table-row>
        <table:table-row table:style-name="ro3">
          <table:table-cell office:value-type="string" calcext:value-type="string">
            <text:p>Network-11</text:p>
          </table:table-cell>
          <table:table-cell office:value-type="float" office:value="1" calcext:value-type="float">
            <text:p>1</text:p>
          </table:table-cell>
          <table:table-cell office:value-type="string" calcext:value-type="string" table:number-columns-spanned="1" table:number-rows-spanned="2">
            <text:p>UA文字列の制御</text:p>
          </table:table-cell>
          <table:table-cell office:value-type="string" calcext:value-type="string" table:number-columns-spanned="1" table:number-rows-spanned="2">
            <text:p>UA文字列の変更</text:p>
          </table:table-cell>
          <table:table-cell office:value-type="string" calcext:value-type="string" table:number-columns-spanned="1" table:number-rows-spanned="2">
            <text:p>-</text:p>
          </table:table-cell>
          <table:table-cell table:style-name="ce2" office:value-type="string" calcext:value-type="string">
            <text:p>変更しない（既定）</text:p>
          </table:table-cell>
          <table:table-cell office:value-type="string" calcext:value-type="string">
            <text:p>-</text:p>
          </table:table-cell>
          <table:table-cell table:style-name="ce2" office:value-type="string" calcext:value-type="string">
            <text:p>-</text:p>
          </table:table-cell>
          <table:table-cell table:formula="of:=IF([.H299]=&quot;&quot;;&quot;?&quot;;IF([.J299]=&quot;&quot;;&quot;新規&quot;;IF([.H299]=[.J299];&quot;&quot;;&quot;変更あり&quot;)))">
            <text:p/>
          </table:table-cell>
          <table:table-cell table:style-name="ce2" office:value-type="string" calcext:value-type="string">
            <text:p>-</text:p>
          </table:table-cell>
          <table:table-cell table:formula="of:=IF([.J299]=&quot;&quot;;&quot;?&quot;;IF([.L299]=&quot;&quot;;&quot;新規&quot;;IF([.J299]=[.L299];&quot;&quot;;&quot;○&quot;)))" office:value-type="string" office:string-value="新規" calcext:value-type="string">
            <text:p>新規</text:p>
          </table:table-cell>
          <table:table-cell table:number-columns-repeated="1013"/>
        </table:table-row>
        <table:table-row table:style-name="ro2">
          <table:table-cell office:value-type="string" calcext:value-type="string">
            <text:p>Network-11</text:p>
          </table:table-cell>
          <table:table-cell office:value-type="float" office:value="2" calcext:value-type="float">
            <text:p>2</text:p>
          </table:table-cell>
          <table:covered-table-cell/>
          <table:covered-table-cell table:number-columns-repeated="2" table:style-name="ce2"/>
          <table:table-cell table:style-name="ce2" office:value-type="string" calcext:value-type="string">
            <text:p>任意の値を設定する</text:p>
          </table:table-cell>
          <table:table-cell office:value-type="string" calcext:value-type="string">
            <text:p>MCDで設定を反映する</text:p>
          </table:table-cell>
          <table:table-cell table:style-name="ce2" office:value-type="string" calcext:value-type="string">
            <text:p>lockPref("general.useragent.override", "（任意の内容）");</text:p>
          </table:table-cell>
          <table:table-cell table:formula="of:=IF([.H300]=&quot;&quot;;&quot;?&quot;;IF([.J300]=&quot;&quot;;&quot;新規&quot;;IF([.H300]=[.J300];&quot;&quot;;&quot;変更あり&quot;)))">
            <text:p/>
          </table:table-cell>
          <table:table-cell table:style-name="ce2" office:value-type="string" calcext:value-type="string">
            <text:p>lockPref("general.useragent.override", "（任意の内容）");</text:p>
          </table:table-cell>
          <table:table-cell table:formula="of:=IF([.J300]=&quot;&quot;;&quot;?&quot;;IF([.L300]=&quot;&quot;;&quot;新規&quot;;IF([.J300]=[.L300];&quot;&quot;;&quot;○&quot;)))" office:value-type="string" office:string-value="新規" calcext:value-type="string">
            <text:p>新規</text:p>
          </table:table-cell>
          <table:table-cell table:number-columns-repeated="1013"/>
        </table:table-row>
        <table:table-row table:style-name="ro3">
          <table:table-cell office:value-type="string" calcext:value-type="string">
            <text:p>Network-12</text:p>
          </table:table-cell>
          <table:table-cell office:value-type="float" office:value="1" calcext:value-type="float">
            <text:p>1</text:p>
          </table:table-cell>
          <table:table-cell office:value-type="string" calcext:value-type="string" table:number-columns-spanned="1" table:number-rows-spanned="2">
            <text:p>ネットワーク接続</text:p>
          </table:table-cell>
          <table:table-cell office:value-type="string" calcext:value-type="string" table:number-columns-spanned="1" table:number-rows-spanned="2">
            <text:p>リモートファイルに対するjarプロトコルの使用</text:p>
          </table:table-cell>
          <table:table-cell office:value-type="string" calcext:value-type="string" table:number-columns-spanned="1" table:number-rows-spanned="2">
            <text:p>-</text:p>
          </table:table-cell>
          <table:table-cell table:style-name="ce2" office:value-type="string" calcext:value-type="string">
            <text:p>許可する（既定）</text:p>
          </table:table-cell>
          <table:table-cell table:style-name="ce19" office:value-type="string" calcext:value-type="string">
            <text:p>-</text:p>
          </table:table-cell>
          <table:table-cell table:style-name="ce2" office:value-type="string" calcext:value-type="string">
            <text:p>-</text:p>
          </table:table-cell>
          <table:table-cell table:formula="of:=IF([.H301]=&quot;&quot;;&quot;?&quot;;IF([.J301]=&quot;&quot;;&quot;新規&quot;;IF([.H301]=[.J301];&quot;&quot;;&quot;変更あり&quot;)))">
            <text:p/>
          </table:table-cell>
          <table:table-cell table:style-name="ce2" office:value-type="string" calcext:value-type="string">
            <text:p>-</text:p>
          </table:table-cell>
          <table:table-cell table:formula="of:=IF([.J301]=&quot;&quot;;&quot;?&quot;;IF([.L301]=&quot;&quot;;&quot;新規&quot;;IF([.J301]=[.L301];&quot;&quot;;&quot;○&quot;)))" office:value-type="string" office:string-value="新規" calcext:value-type="string">
            <text:p>新規</text:p>
          </table:table-cell>
          <table:table-cell table:number-columns-repeated="1013"/>
        </table:table-row>
        <table:table-row table:style-name="ro72">
          <table:table-cell office:value-type="string" calcext:value-type="string">
            <text:p>Network-12</text:p>
          </table:table-cell>
          <table:table-cell office:value-type="float" office:value="2" calcext:value-type="float">
            <text:p>2</text:p>
          </table:table-cell>
          <table:covered-table-cell/>
          <table:covered-table-cell table:number-columns-repeated="2" table:style-name="ce2"/>
          <table:table-cell table:style-name="ce2" office:value-type="string" calcext:value-type="string">
            <text:p>禁止する</text:p>
          </table:table-cell>
          <table:table-cell table:style-name="ce19" office:value-type="string" calcext:value-type="string">
            <text:p>MCDで設定を反映する</text:p>
          </table:table-cell>
          <table:table-cell table:style-name="ce2" office:value-type="string" calcext:value-type="string">
            <text:p>lockPref("network.jar.block-remote-files", true);</text:p>
          </table:table-cell>
          <table:table-cell table:formula="of:=IF([.H302]=&quot;&quot;;&quot;?&quot;;IF([.J302]=&quot;&quot;;&quot;新規&quot;;IF([.H302]=[.J302];&quot;&quot;;&quot;変更あり&quot;)))">
            <text:p/>
          </table:table-cell>
          <table:table-cell table:style-name="ce2" office:value-type="string" calcext:value-type="string">
            <text:p>lockPref("network.jar.block-remote-files", true);</text:p>
          </table:table-cell>
          <table:table-cell table:formula="of:=IF([.J302]=&quot;&quot;;&quot;?&quot;;IF([.L302]=&quot;&quot;;&quot;新規&quot;;IF([.J302]=[.L302];&quot;&quot;;&quot;○&quot;)))" office:value-type="string" office:string-value="新規" calcext:value-type="string">
            <text:p>新規</text:p>
          </table:table-cell>
          <table:table-cell table:number-columns-repeated="1013"/>
        </table:table-row>
        <table:table-row table:style-name="ro3">
          <table:table-cell table:style-name="ce6" office:value-type="string" calcext:value-type="string">
            <text:p>Network-13</text:p>
          </table:table-cell>
          <table:table-cell office:value-type="float" office:value="1" calcext:value-type="float">
            <text:p>1</text:p>
          </table:table-cell>
          <table:table-cell office:value-type="string" calcext:value-type="string" table:number-columns-spanned="1" table:number-rows-spanned="2">
            <text:p>ネットワーク接続</text:p>
          </table:table-cell>
          <table:table-cell office:value-type="string" calcext:value-type="string" table:number-columns-spanned="1" table:number-rows-spanned="2">
            <text:p>TLS 1.3の使用</text:p>
          </table:table-cell>
          <table:table-cell office:value-type="string" calcext:value-type="string" table:number-columns-spanned="1" table:number-rows-spanned="2">
            <text:p>-</text:p>
          </table:table-cell>
          <table:table-cell table:style-name="ce2" office:value-type="string" calcext:value-type="string">
            <text:p>許可する（既定）</text:p>
          </table:table-cell>
          <table:table-cell table:style-name="ce19" office:value-type="string" calcext:value-type="string">
            <text:p>MCDで設定を反映する</text:p>
          </table:table-cell>
          <table:table-cell table:style-name="ce2" office:value-type="string" calcext:value-type="string">
            <text:p>lockPref("security.tls.version.max", 4);</text:p>
          </table:table-cell>
          <table:table-cell table:formula="of:=IF([.H303]=&quot;&quot;;&quot;?&quot;;IF([.J303]=&quot;&quot;;&quot;新規&quot;;IF([.H303]=[.J303];&quot;&quot;;&quot;変更あり&quot;)))" office:value-type="string" office:string-value="新規" calcext:value-type="string">
            <text:p>新規</text:p>
          </table:table-cell>
          <table:table-cell table:style-name="ce2"/>
          <table:table-cell table:number-columns-repeated="1014"/>
        </table:table-row>
        <table:table-row table:style-name="ro3">
          <table:table-cell table:style-name="ce6" office:value-type="string" calcext:value-type="string">
            <text:p>Network-13</text:p>
          </table:table-cell>
          <table:table-cell office:value-type="float" office:value="2" calcext:value-type="float">
            <text:p>2</text:p>
          </table:table-cell>
          <table:covered-table-cell/>
          <table:covered-table-cell table:number-columns-repeated="2" table:style-name="ce2"/>
          <table:table-cell table:style-name="ce2" office:value-type="string" calcext:value-type="string">
            <text:p>禁止する</text:p>
          </table:table-cell>
          <table:table-cell table:style-name="ce19" office:value-type="string" calcext:value-type="string">
            <text:p>-</text:p>
          </table:table-cell>
          <table:table-cell table:style-name="ce2" office:value-type="string" calcext:value-type="string">
            <text:p>-</text:p>
          </table:table-cell>
          <table:table-cell table:formula="of:=IF([.H304]=&quot;&quot;;&quot;?&quot;;IF([.J304]=&quot;&quot;;&quot;新規&quot;;IF([.H304]=[.J304];&quot;&quot;;&quot;変更あり&quot;)))" office:value-type="string" office:string-value="新規" calcext:value-type="string">
            <text:p>新規</text:p>
          </table:table-cell>
          <table:table-cell table:style-name="ce2"/>
          <table:table-cell table:number-columns-repeated="1014"/>
        </table:table-row>
        <table:table-row table:style-name="ro3">
          <table:table-cell table:style-name="ce6" office:value-type="string" calcext:value-type="string">
            <text:p>Network-14</text:p>
          </table:table-cell>
          <table:table-cell office:value-type="float" office:value="1" calcext:value-type="float">
            <text:p>1</text:p>
          </table:table-cell>
          <table:table-cell office:value-type="string" calcext:value-type="string" table:number-columns-spanned="1" table:number-rows-spanned="5">
            <text:p>ネットワーク接続</text:p>
          </table:table-cell>
          <table:table-cell table:style-name="ce2" office:value-type="string" calcext:value-type="string" table:number-columns-spanned="1" table:number-rows-spanned="5">
            <text:p>SSL/TLSでのSHA-1証明書の使用の可否</text:p>
          </table:table-cell>
          <table:table-cell table:style-name="ce2" office:value-type="string" calcext:value-type="string" table:number-columns-spanned="1" table:number-rows-spanned="5">
            <text:p>-</text:p>
          </table:table-cell>
          <table:table-cell table:style-name="ce2" office:value-type="string" calcext:value-type="string">
            <text:p>常に受け入れる</text:p>
          </table:table-cell>
          <table:table-cell table:style-name="ce19" office:value-type="string" calcext:value-type="string">
            <text:p>MCDで設定を反映する</text:p>
          </table:table-cell>
          <table:table-cell table:style-name="ce2" office:value-type="string" calcext:value-type="string">
            <text:p>lockPref("security.pki.sha1_enforcement_level", 0);</text:p>
          </table:table-cell>
          <table:table-cell table:formula="of:=IF([.H305]=&quot;&quot;;&quot;?&quot;;IF([.J305]=&quot;&quot;;&quot;新規&quot;;IF([.H305]=[.J305];&quot;&quot;;&quot;変更あり&quot;)))" office:value-type="string" office:string-value="新規" calcext:value-type="string">
            <text:p>新規</text:p>
          </table:table-cell>
          <table:table-cell table:style-name="ce2"/>
          <table:table-cell table:number-columns-repeated="1014"/>
        </table:table-row>
        <table:table-row table:style-name="ro3">
          <table:table-cell table:style-name="ce6" office:value-type="string" calcext:value-type="string">
            <text:p>Network-14</text:p>
          </table:table-cell>
          <table:table-cell office:value-type="float" office:value="2" calcext:value-type="float">
            <text:p>2</text:p>
          </table:table-cell>
          <table:covered-table-cell/>
          <table:covered-table-cell table:number-columns-repeated="2" table:style-name="ce2"/>
          <table:table-cell table:style-name="ce2" office:value-type="string" calcext:value-type="string">
            <text:p>常に拒否する</text:p>
          </table:table-cell>
          <table:table-cell table:style-name="ce19" office:value-type="string" calcext:value-type="string">
            <text:p>MCDで設定を反映する</text:p>
          </table:table-cell>
          <table:table-cell table:style-name="ce2" office:value-type="string" calcext:value-type="string">
            <text:p>lockPref("security.pki.sha1_enforcement_level", 1);</text:p>
          </table:table-cell>
          <table:table-cell table:formula="of:=IF([.H306]=&quot;&quot;;&quot;?&quot;;IF([.J306]=&quot;&quot;;&quot;新規&quot;;IF([.H306]=[.J306];&quot;&quot;;&quot;変更あり&quot;)))" office:value-type="string" office:string-value="新規" calcext:value-type="string">
            <text:p>新規</text:p>
          </table:table-cell>
          <table:table-cell table:style-name="ce2"/>
          <table:table-cell table:number-columns-repeated="1014"/>
        </table:table-row>
        <table:table-row table:style-name="ro6">
          <table:table-cell table:style-name="ce6" office:value-type="string" calcext:value-type="string">
            <text:p>Network-14</text:p>
          </table:table-cell>
          <table:table-cell office:value-type="float" office:value="3" calcext:value-type="float">
            <text:p>3</text:p>
          </table:table-cell>
          <table:covered-table-cell/>
          <table:covered-table-cell table:number-columns-repeated="2" table:style-name="ce2"/>
          <table:table-cell table:style-name="ce2" office:value-type="string" calcext:value-type="string">
            <text:p>2016年以前発行の公的な証明書を受け入れる</text:p>
          </table:table-cell>
          <table:table-cell table:style-name="ce19" office:value-type="string" calcext:value-type="string">
            <text:p>MCDで設定を反映する</text:p>
          </table:table-cell>
          <table:table-cell table:style-name="ce2" office:value-type="string" calcext:value-type="string">
            <text:p>lockPref("security.pki.sha1_enforcement_level", 2);</text:p>
          </table:table-cell>
          <table:table-cell table:formula="of:=IF([.H307]=&quot;&quot;;&quot;?&quot;;IF([.J307]=&quot;&quot;;&quot;新規&quot;;IF([.H307]=[.J307];&quot;&quot;;&quot;変更あり&quot;)))" office:value-type="string" office:string-value="新規" calcext:value-type="string">
            <text:p>新規</text:p>
          </table:table-cell>
          <table:table-cell table:style-name="ce2"/>
          <table:table-cell table:number-columns-repeated="1014"/>
        </table:table-row>
        <table:table-row table:style-name="ro4">
          <table:table-cell table:style-name="ce6" office:value-type="string" calcext:value-type="string">
            <text:p>Network-14</text:p>
          </table:table-cell>
          <table:table-cell office:value-type="float" office:value="4" calcext:value-type="float">
            <text:p>4</text:p>
          </table:table-cell>
          <table:covered-table-cell/>
          <table:covered-table-cell table:number-columns-repeated="2" table:style-name="ce2"/>
          <table:table-cell table:style-name="ce2" office:value-type="string" calcext:value-type="string">
            <text:p>インポートした認証局の発行した証明書を受け入れる（既定）</text:p>
          </table:table-cell>
          <table:table-cell table:style-name="ce19" office:value-type="string" calcext:value-type="string">
            <text:p>-</text:p>
          </table:table-cell>
          <table:table-cell table:style-name="ce2" office:value-type="string" calcext:value-type="string">
            <text:p>// lockPref("security.pki.sha1_enforcement_level", 3);</text:p>
          </table:table-cell>
          <table:table-cell table:formula="of:=IF([.H308]=&quot;&quot;;&quot;?&quot;;IF([.J308]=&quot;&quot;;&quot;新規&quot;;IF([.H308]=[.J308];&quot;&quot;;&quot;変更あり&quot;)))" office:value-type="string" office:string-value="新規" calcext:value-type="string">
            <text:p>新規</text:p>
          </table:table-cell>
          <table:table-cell table:style-name="ce2"/>
          <table:table-cell table:number-columns-repeated="1014"/>
        </table:table-row>
        <table:table-row table:style-name="ro5">
          <table:table-cell table:style-name="ce6" office:value-type="string" calcext:value-type="string">
            <text:p>Network-14</text:p>
          </table:table-cell>
          <table:table-cell office:value-type="float" office:value="5" calcext:value-type="float">
            <text:p>5</text:p>
          </table:table-cell>
          <table:covered-table-cell/>
          <table:covered-table-cell table:number-columns-repeated="2" table:style-name="ce2"/>
          <table:table-cell table:style-name="ce2" office:value-type="string" calcext:value-type="string">
            <text:p>2016年以前発行の公的な証明書とインポートした認証局の発行した証明書の両方を受け入れる</text:p>
          </table:table-cell>
          <table:table-cell table:style-name="ce19" office:value-type="string" calcext:value-type="string">
            <text:p>MCDで設定を反映する</text:p>
          </table:table-cell>
          <table:table-cell table:style-name="ce2" office:value-type="string" calcext:value-type="string">
            <text:p>lockPref("security.pki.sha1_enforcement_level", 4);</text:p>
          </table:table-cell>
          <table:table-cell table:formula="of:=IF([.H309]=&quot;&quot;;&quot;?&quot;;IF([.J309]=&quot;&quot;;&quot;新規&quot;;IF([.H309]=[.J309];&quot;&quot;;&quot;変更あり&quot;)))" office:value-type="string" office:string-value="新規" calcext:value-type="string">
            <text:p>新規</text:p>
          </table:table-cell>
          <table:table-cell table:style-name="ce2"/>
          <table:table-cell table:number-columns-repeated="1014"/>
        </table:table-row>
        <table:table-row table:style-name="ro73">
          <table:table-cell office:value-type="string" calcext:value-type="string">
            <text:p>Update-1</text:p>
          </table:table-cell>
          <table:table-cell office:value-type="float" office:value="1" calcext:value-type="float">
            <text:p>1</text:p>
          </table:table-cell>
          <table:table-cell office:value-type="string" calcext:value-type="string" table:number-columns-spanned="1" table:number-rows-spanned="3">
            <text:p>自動更新</text:p>
          </table:table-cell>
          <table:table-cell office:value-type="string" calcext:value-type="string" table:number-columns-spanned="1" table:number-rows-spanned="3">
            <text:p>Firefoxの自動更新の可否</text:p>
          </table:table-cell>
          <table:table-cell office:value-type="string" calcext:value-type="string" table:number-columns-spanned="1" table:number-rows-spanned="3">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app.update.enabled", true);</text:p>
            <text:p>lockPref("app.update.auto", true);</text:p>
            <text:p>lockPref("app.update.mode", 1);</text:p>
          </table:table-cell>
          <table:table-cell table:formula="of:=IF([.H310]=&quot;&quot;;&quot;?&quot;;IF([.J310]=&quot;&quot;;&quot;新規&quot;;IF([.H310]=[.J310];&quot;&quot;;&quot;変更あり&quot;)))">
            <text:p/>
          </table:table-cell>
          <table:table-cell table:style-name="ce2" office:value-type="string" calcext:value-type="string">
            <text:p>lockPref("app.update.enabled", true);</text:p>
            <text:p>lockPref("app.update.auto", true);</text:p>
            <text:p>lockPref("app.update.mode", 1);</text:p>
          </table:table-cell>
          <table:table-cell table:formula="of:=IF([.J310]=&quot;&quot;;&quot;?&quot;;IF([.L310]=&quot;&quot;;&quot;新規&quot;;IF([.J310]=[.L310];&quot;&quot;;&quot;○&quot;)))">
            <text:p/>
          </table:table-cell>
          <table:table-cell office:value-type="string" calcext:value-type="string">
            <text:p>lockPref("app.update.enabled", true);</text:p>
            <text:p>lockPref("app.update.auto", true);</text:p>
            <text:p>lockPref("app.update.mode", 1);</text:p>
          </table:table-cell>
          <table:table-cell office:value-type="string" calcext:value-type="string">
            <text:p>変更無し</text:p>
          </table:table-cell>
          <table:table-cell office:value-type="string" calcext:value-type="string">
            <text:p>lockPref("app.update.enabled", true);</text:p>
            <text:p>lockPref("app.update.auto", true);</text:p>
            <text:p>lockPref("app.update.mode", 1);</text:p>
          </table:table-cell>
          <table:table-cell table:number-columns-repeated="1010"/>
        </table:table-row>
        <table:table-row table:style-name="ro2">
          <table:table-cell office:value-type="string" calcext:value-type="string">
            <text:p>Update-1</text:p>
          </table:table-cell>
          <table:table-cell office:value-type="float" office:value="2" calcext:value-type="float">
            <text:p>2</text:p>
          </table:table-cell>
          <table:covered-table-cell table:number-columns-repeated="3"/>
          <table:table-cell office:value-type="string" calcext:value-type="string">
            <text:p>セキュリティアップデートのみ許可する</text:p>
          </table:table-cell>
          <table:table-cell office:value-type="string" calcext:value-type="string">
            <text:p>アドオン「Only Minor Update」を導入する</text:p>
          </table:table-cell>
          <table:table-cell table:style-name="ce2" office:value-type="string" calcext:value-type="string">
            <text:p>-</text:p>
          </table:table-cell>
          <table:table-cell table:formula="of:=IF([.H311]=&quot;&quot;;&quot;?&quot;;IF([.J311]=&quot;&quot;;&quot;新規&quot;;IF([.H311]=[.J311];&quot;&quot;;&quot;変更あり&quot;)))">
            <text:p/>
          </table:table-cell>
          <table:table-cell table:style-name="ce2" office:value-type="string" calcext:value-type="string">
            <text:p>-</text:p>
          </table:table-cell>
          <table:table-cell table:formula="of:=IF([.J311]=&quot;&quot;;&quot;?&quot;;IF([.L311]=&quot;&quot;;&quot;新規&quot;;IF([.J311]=[.L311];&quot;&quot;;&quot;○&quot;)))">
            <text:p/>
          </table:table-cell>
          <table:table-cell office:value-type="string" calcext:value-type="string">
            <text:p>-</text:p>
          </table:table-cell>
          <table:table-cell table:number-columns-repeated="1012"/>
        </table:table-row>
        <table:table-row table:style-name="ro74">
          <table:table-cell office:value-type="string" calcext:value-type="string">
            <text:p>Update-1</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1. アドオン「Disable Auto-update」を導入する</text:p>
            <text:p>2. MCDで設定を反映する</text:p>
          </table:table-cell>
          <table:table-cell table:style-name="ce1"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formula="of:=IF([.H312]=&quot;&quot;;&quot;?&quot;;IF([.J312]=&quot;&quot;;&quot;新規&quot;;IF([.H312]=[.J312];&quot;&quot;;&quot;変更あり&quot;)))">
            <text:p/>
          </table:table-cell>
          <table:table-cell table:style-name="ce1"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formula="of:=IF([.J312]=&quot;&quot;;&quot;?&quot;;IF([.L312]=&quot;&quot;;&quot;新規&quot;;IF([.J312]=[.L312];&quot;&quot;;&quot;○&quot;)))">
            <text:p/>
          </table:table-cell>
          <table:table-cell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office:value-type="string" calcext:value-type="string">
            <text:p>変更無し</text:p>
          </table:table-cell>
          <table:table-cell office:value-type="string" calcext:value-type="string">
            <text:p>lockPref("app.update.enabled", false);</text:p>
            <text:p>lockPref("app.update.auto", false);</text:p>
            <text:p>lockPref("app.update.mode", 0);</text:p>
          </table:table-cell>
          <table:table-cell table:number-columns-repeated="1010"/>
        </table:table-row>
        <table:table-row table:style-name="ro6">
          <table:table-cell office:value-type="string" calcext:value-type="string">
            <text:p>Update-2</text:p>
          </table:table-cell>
          <table:table-cell office:value-type="float" office:value="1" calcext:value-type="float">
            <text:p>1</text:p>
          </table:table-cell>
          <table:table-cell office:value-type="string" calcext:value-type="string" table:number-columns-spanned="1" table:number-rows-spanned="2">
            <text:p>自動更新</text:p>
          </table:table-cell>
          <table:table-cell office:value-type="string" calcext:value-type="string" table:number-columns-spanned="1" table:number-rows-spanned="2">
            <text:p>アドオンの自動更新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extensions.update.enabled", true);</text:p>
          </table:table-cell>
          <table:table-cell table:formula="of:=IF([.H313]=&quot;&quot;;&quot;?&quot;;IF([.J313]=&quot;&quot;;&quot;新規&quot;;IF([.H313]=[.J313];&quot;&quot;;&quot;変更あり&quot;)))">
            <text:p/>
          </table:table-cell>
          <table:table-cell table:style-name="ce2" office:value-type="string" calcext:value-type="string">
            <text:p>lockPref("extensions.update.enabled", true);</text:p>
          </table:table-cell>
          <table:table-cell table:formula="of:=IF([.J313]=&quot;&quot;;&quot;?&quot;;IF([.L313]=&quot;&quot;;&quot;新規&quot;;IF([.J313]=[.L313];&quot;&quot;;&quot;○&quot;)))">
            <text:p/>
          </table:table-cell>
          <table:table-cell office:value-type="string" calcext:value-type="string">
            <text:p>lockPref("extensions.update.enabled", true);</text:p>
          </table:table-cell>
          <table:table-cell office:value-type="string" calcext:value-type="string">
            <text:p>変更無し</text:p>
          </table:table-cell>
          <table:table-cell office:value-type="string" calcext:value-type="string">
            <text:p>lockPref("extensions.update.enabled", true);</text:p>
          </table:table-cell>
          <table:table-cell table:number-columns-repeated="1010"/>
        </table:table-row>
        <table:table-row table:style-name="ro21">
          <table:table-cell office:value-type="string" calcext:value-type="string">
            <text:p>Update-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extensions.update.enabled", false);</text:p>
            <text:p>lockPref("extensions.update.background.url", "");</text:p>
            <text:p>lockPref("extensions.update.url", "");</text:p>
          </table:table-cell>
          <table:table-cell table:formula="of:=IF([.H314]=&quot;&quot;;&quot;?&quot;;IF([.J314]=&quot;&quot;;&quot;新規&quot;;IF([.H314]=[.J314];&quot;&quot;;&quot;変更あり&quot;)))">
            <text:p/>
          </table:table-cell>
          <table:table-cell table:style-name="ce1" office:value-type="string" calcext:value-type="string">
            <text:p>lockPref("extensions.update.enabled", false);</text:p>
            <text:p>lockPref("extensions.update.background.url", "");</text:p>
            <text:p>lockPref("extensions.update.url", "");</text:p>
          </table:table-cell>
          <table:table-cell table:formula="of:=IF([.J314]=&quot;&quot;;&quot;?&quot;;IF([.L314]=&quot;&quot;;&quot;新規&quot;;IF([.J314]=[.L314];&quot;&quot;;&quot;○&quot;)))">
            <text:p/>
          </table:table-cell>
          <table:table-cell office:value-type="string" calcext:value-type="string">
            <text:p>lockPref("extensions.update.enabled", false);</text:p>
            <text:p>lockPref("extensions.update.background.url", "");</text:p>
            <text:p>lockPref("extensions.update.url", "");</text:p>
          </table:table-cell>
          <table:table-cell office:value-type="string" calcext:value-type="string">
            <text:p>変更無し</text:p>
          </table:table-cell>
          <table:table-cell office:value-type="string" calcext:value-type="string">
            <text:p>lockPref("extensions.update.enabled", false);</text:p>
          </table:table-cell>
          <table:table-cell table:number-columns-repeated="1010"/>
        </table:table-row>
        <table:table-row table:style-name="ro2">
          <table:table-cell office:value-type="string" calcext:value-type="string">
            <text:p>Update-3</text:p>
          </table:table-cell>
          <table:table-cell office:value-type="float" office:value="1" calcext:value-type="float">
            <text:p>1</text:p>
          </table:table-cell>
          <table:table-cell office:value-type="string" calcext:value-type="string" table:number-columns-spanned="1" table:number-rows-spanned="2">
            <text:p>自動更新</text:p>
          </table:table-cell>
          <table:table-cell office:value-type="string" calcext:value-type="string" table:number-columns-spanned="1" table:number-rows-spanned="2">
            <text:p>検索エンジンの自動更新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browser.search.update", true);</text:p>
          </table:table-cell>
          <table:table-cell table:formula="of:=IF([.H315]=&quot;&quot;;&quot;?&quot;;IF([.J315]=&quot;&quot;;&quot;新規&quot;;IF([.H315]=[.J315];&quot;&quot;;&quot;変更あり&quot;)))">
            <text:p/>
          </table:table-cell>
          <table:table-cell table:style-name="ce2" office:value-type="string" calcext:value-type="string">
            <text:p>lockPref("browser.search.update", true);</text:p>
          </table:table-cell>
          <table:table-cell table:formula="of:=IF([.J315]=&quot;&quot;;&quot;?&quot;;IF([.L315]=&quot;&quot;;&quot;新規&quot;;IF([.J315]=[.L315];&quot;&quot;;&quot;○&quot;)))">
            <text:p/>
          </table:table-cell>
          <table:table-cell office:value-type="string" calcext:value-type="string">
            <text:p>lockPref("browser.search.update", true);</text:p>
          </table:table-cell>
          <table:table-cell office:value-type="string" calcext:value-type="string">
            <text:p>変更無し</text:p>
          </table:table-cell>
          <table:table-cell office:value-type="string" calcext:value-type="string">
            <text:p>lockPref("browser.search.update", true);</text:p>
          </table:table-cell>
          <table:table-cell table:number-columns-repeated="1010"/>
        </table:table-row>
        <table:table-row table:style-name="ro6">
          <table:table-cell office:value-type="string" calcext:value-type="string">
            <text:p>Update-3</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browser.search.update", false);</text:p>
          </table:table-cell>
          <table:table-cell table:formula="of:=IF([.H316]=&quot;&quot;;&quot;?&quot;;IF([.J316]=&quot;&quot;;&quot;新規&quot;;IF([.H316]=[.J316];&quot;&quot;;&quot;変更あり&quot;)))">
            <text:p/>
          </table:table-cell>
          <table:table-cell table:style-name="ce2" office:value-type="string" calcext:value-type="string">
            <text:p>lockPref("browser.search.update", false);</text:p>
          </table:table-cell>
          <table:table-cell table:formula="of:=IF([.J316]=&quot;&quot;;&quot;?&quot;;IF([.L316]=&quot;&quot;;&quot;新規&quot;;IF([.J316]=[.L316];&quot;&quot;;&quot;○&quot;)))">
            <text:p/>
          </table:table-cell>
          <table:table-cell office:value-type="string" calcext:value-type="string">
            <text:p>lockPref("browser.search.update", false);</text:p>
          </table:table-cell>
          <table:table-cell office:value-type="string" calcext:value-type="string">
            <text:p>変更無し</text:p>
          </table:table-cell>
          <table:table-cell office:value-type="string" calcext:value-type="string">
            <text:p>lockPref("browser.search.update", false);</text:p>
          </table:table-cell>
          <table:table-cell table:number-columns-repeated="1010"/>
        </table:table-row>
        <table:table-row table:style-name="ro3">
          <table:table-cell office:value-type="string" calcext:value-type="string">
            <text:p>Update-4</text:p>
          </table:table-cell>
          <table:table-cell office:value-type="float" office:value="1" calcext:value-type="float">
            <text:p>1</text:p>
          </table:table-cell>
          <table:table-cell office:value-type="string" calcext:value-type="string" table:number-columns-spanned="1" table:number-rows-spanned="2">
            <text:p>その他</text:p>
          </table:table-cell>
          <table:table-cell office:value-type="string" calcext:value-type="string" table:number-columns-spanned="1" table:number-rows-spanned="2">
            <text:p>「Mozilla Maintenance Service」のインストール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Frefox-setup.iniで設定を反映する</text:p>
          </table:table-cell>
          <table:table-cell table:style-name="ce1" office:value-type="string" calcext:value-type="string">
            <text:p>-</text:p>
          </table:table-cell>
          <table:table-cell table:formula="of:=IF([.H317]=&quot;&quot;;&quot;?&quot;;IF([.J317]=&quot;&quot;;&quot;新規&quot;;IF([.H317]=[.J317];&quot;&quot;;&quot;変更あり&quot;)))">
            <text:p/>
          </table:table-cell>
          <table:table-cell table:style-name="ce1" office:value-type="string" calcext:value-type="string">
            <text:p>-</text:p>
          </table:table-cell>
          <table:table-cell table:formula="of:=IF([.J317]=&quot;&quot;;&quot;?&quot;;IF([.L317]=&quot;&quot;;&quot;新規&quot;;IF([.J317]=[.L317];&quot;&quot;;&quot;○&quot;)))">
            <text:p/>
          </table:table-cell>
          <table:table-cell office:value-type="string" calcext:value-type="string">
            <text:p>-</text:p>
          </table:table-cell>
          <table:table-cell table:number-columns-repeated="1012"/>
        </table:table-row>
        <table:table-row table:style-name="ro5">
          <table:table-cell office:value-type="string" calcext:value-type="string">
            <text:p>Update-4</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Frefox-setup.iniで設定を反映する</text:p>
            <text:p><text:span text:style-name="T4">2. MCDで設定を反映する</text:span></text:p>
          </table:table-cell>
          <table:table-cell table:style-name="ce1" office:value-type="string" calcext:value-type="string">
            <text:p>Firefox-setup.ini:</text:p>
            <text:p>MaintenanceService=false</text:p>
            <text:p/>
            <text:p>MCD:</text:p>
            <text:p><text:span text:style-name="T5">lockPref("app.update.service.enabled", false);</text:span></text:p>
          </table:table-cell>
          <table:table-cell table:formula="of:=IF([.H318]=&quot;&quot;;&quot;?&quot;;IF([.J318]=&quot;&quot;;&quot;新規&quot;;IF([.H318]=[.J318];&quot;&quot;;&quot;変更あり&quot;)))">
            <text:p/>
          </table:table-cell>
          <table:table-cell table:style-name="ce1" office:value-type="string" calcext:value-type="string">
            <text:p>Firefox-setup.ini:</text:p>
            <text:p>MaintenanceService=false</text:p>
            <text:p/>
            <text:p>MCD:</text:p>
            <text:p><text:span text:style-name="T5">lockPref("app.update.service.enabled", false);</text:span></text:p>
          </table:table-cell>
          <table:table-cell table:formula="of:=IF([.J318]=&quot;&quot;;&quot;?&quot;;IF([.L318]=&quot;&quot;;&quot;新規&quot;;IF([.J318]=[.L318];&quot;&quot;;&quot;○&quot;)))" office:value-type="string" office:string-value="○" calcext:value-type="string">
            <text:p>○</text:p>
          </table:table-cell>
          <table:table-cell office:value-type="string" calcext:value-type="string">
            <text:p>MaintenanceService=false</text:p>
          </table:table-cell>
          <table:table-cell table:number-columns-repeated="1012"/>
        </table:table-row>
        <table:table-row table:style-name="ro2">
          <table:table-cell office:value-type="string" calcext:value-type="string">
            <text:p>Update-5</text:p>
          </table:table-cell>
          <table:table-cell office:value-type="float" office:value="1" calcext:value-type="float">
            <text:p>1</text:p>
          </table:table-cell>
          <table:table-cell office:value-type="string" calcext:value-type="string" table:number-columns-spanned="1" table:number-rows-spanned="2">
            <text:p>自動更新</text:p>
          </table:table-cell>
          <table:table-cell office:value-type="string" calcext:value-type="string" table:number-columns-spanned="1" table:number-rows-spanned="2">
            <text:p>軽量テーマの自動更新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lockPref("lightweightThemes.update.enabled", true);</text:p>
          </table:table-cell>
          <table:table-cell table:formula="of:=IF([.H319]=&quot;&quot;;&quot;?&quot;;IF([.J319]=&quot;&quot;;&quot;新規&quot;;IF([.H319]=[.J319];&quot;&quot;;&quot;変更あり&quot;)))">
            <text:p/>
          </table:table-cell>
          <table:table-cell table:style-name="ce1" office:value-type="string" calcext:value-type="string">
            <text:p>lockPref("lightweightThemes.update.enabled", true);</text:p>
          </table:table-cell>
          <table:table-cell table:formula="of:=IF([.J319]=&quot;&quot;;&quot;?&quot;;IF([.L319]=&quot;&quot;;&quot;新規&quot;;IF([.J319]=[.L319];&quot;&quot;;&quot;○&quot;)))">
            <text:p/>
          </table:table-cell>
          <table:table-cell office:value-type="string" calcext:value-type="string">
            <text:p>lockPref("lightweightThemes.update.enabled", true);</text:p>
          </table:table-cell>
          <table:table-cell table:number-columns-repeated="1012"/>
        </table:table-row>
        <table:table-row table:style-name="ro2">
          <table:table-cell office:value-type="string" calcext:value-type="string">
            <text:p>Update-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lightweightThemes.update.enabled", false);</text:p>
          </table:table-cell>
          <table:table-cell table:formula="of:=IF([.H320]=&quot;&quot;;&quot;?&quot;;IF([.J320]=&quot;&quot;;&quot;新規&quot;;IF([.H320]=[.J320];&quot;&quot;;&quot;変更あり&quot;)))">
            <text:p/>
          </table:table-cell>
          <table:table-cell table:style-name="ce1" office:value-type="string" calcext:value-type="string">
            <text:p>lockPref("lightweightThemes.update.enabled", false);</text:p>
          </table:table-cell>
          <table:table-cell table:formula="of:=IF([.J320]=&quot;&quot;;&quot;?&quot;;IF([.L320]=&quot;&quot;;&quot;新規&quot;;IF([.J320]=[.L320];&quot;&quot;;&quot;○&quot;)))">
            <text:p/>
          </table:table-cell>
          <table:table-cell office:value-type="string" calcext:value-type="string">
            <text:p>lockPref("lightweightThemes.update.enabled", false);</text:p>
          </table:table-cell>
          <table:table-cell table:number-columns-repeated="1012"/>
        </table:table-row>
        <table:table-row table:style-name="ro6">
          <table:table-cell office:value-type="string" calcext:value-type="string">
            <text:p>Ui-1</text:p>
          </table:table-cell>
          <table:table-cell office:value-type="float" office:value="1" calcext:value-type="float">
            <text:p>1</text:p>
          </table:table-cell>
          <table:table-cell office:value-type="string" calcext:value-type="string" table:number-columns-spanned="1" table:number-rows-spanned="2">
            <text:p>プログラム</text:p>
          </table:table-cell>
          <table:table-cell office:value-type="string" calcext:value-type="string" table:number-columns-spanned="1" table:number-rows-spanned="2">
            <text:p>Firefox組み込みのPDFビューアの使用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pdfjs.disabled", false);</text:p>
            <text:p>lockPref("plugin.disable_full_page_plugin_for_types", "（application/pdfを含まない値）");</text:p>
          </table:table-cell>
          <table:table-cell table:formula="of:=IF([.H321]=&quot;&quot;;&quot;?&quot;;IF([.J321]=&quot;&quot;;&quot;新規&quot;;IF([.H321]=[.J321];&quot;&quot;;&quot;変更あり&quot;)))">
            <text:p/>
          </table:table-cell>
          <table:table-cell table:style-name="ce2" office:value-type="string" calcext:value-type="string">
            <text:p>lockPref("pdfjs.disabled", false);</text:p>
            <text:p>lockPref("plugin.disable_full_page_plugin_for_types", "（application/pdfを含まない値）");</text:p>
          </table:table-cell>
          <table:table-cell table:formula="of:=IF([.J321]=&quot;&quot;;&quot;?&quot;;IF([.L321]=&quot;&quot;;&quot;新規&quot;;IF([.J321]=[.L321];&quot;&quot;;&quot;○&quot;)))" office:value-type="string" office:string-value="○" calcext:value-type="string">
            <text:p>○</text:p>
          </table:table-cell>
          <table:table-cell office:value-type="string" calcext:value-type="string">
            <text:p>lockPref("pdfjs.disabled", false);</text:p>
          </table:table-cell>
          <table:table-cell office:value-type="string" calcext:value-type="string">
            <text:p>変更無し</text:p>
          </table:table-cell>
          <table:table-cell office:value-type="string" calcext:value-type="string">
            <text:p>lockPref("pdfjs.disabled", false);</text:p>
          </table:table-cell>
          <table:table-cell table:number-columns-repeated="1010"/>
        </table:table-row>
        <table:table-row table:style-name="ro2">
          <table:table-cell office:value-type="string" calcext:value-type="string">
            <text:p>Ui-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pdfjs.disabled", true);</text:p>
          </table:table-cell>
          <table:table-cell table:formula="of:=IF([.H322]=&quot;&quot;;&quot;?&quot;;IF([.J322]=&quot;&quot;;&quot;新規&quot;;IF([.H322]=[.J322];&quot;&quot;;&quot;変更あり&quot;)))">
            <text:p/>
          </table:table-cell>
          <table:table-cell table:style-name="ce2" office:value-type="string" calcext:value-type="string">
            <text:p>lockPref("pdfjs.disabled", true);</text:p>
          </table:table-cell>
          <table:table-cell table:formula="of:=IF([.J322]=&quot;&quot;;&quot;?&quot;;IF([.L322]=&quot;&quot;;&quot;新規&quot;;IF([.J322]=[.L322];&quot;&quot;;&quot;○&quot;)))">
            <text:p/>
          </table:table-cell>
          <table:table-cell office:value-type="string" calcext:value-type="string">
            <text:p>lockPref("pdfjs.disabled", true);</text:p>
          </table:table-cell>
          <table:table-cell office:value-type="string" calcext:value-type="string">
            <text:p>変更無し</text:p>
          </table:table-cell>
          <table:table-cell office:value-type="string" calcext:value-type="string">
            <text:p>lockPref("pdfjs.disabled", true);</text:p>
          </table:table-cell>
          <table:table-cell table:number-columns-repeated="1010"/>
        </table:table-row>
        <table:table-row table:style-name="ro6">
          <table:table-cell office:value-type="string" calcext:value-type="string">
            <text:p>Ui-2</text:p>
          </table:table-cell>
          <table:table-cell office:value-type="float" office:value="1" calcext:value-type="float">
            <text:p>1</text:p>
          </table:table-cell>
          <table:table-cell office:value-type="string" calcext:value-type="string" table:number-columns-spanned="1" table:number-rows-spanned="2">
            <text:p>キーボード操作</text:p>
          </table:table-cell>
          <table:table-cell office:value-type="string" calcext:value-type="string" table:number-columns-spanned="1" table:number-rows-spanned="2">
            <text:p>F7キーによるキャレットブラウズモードの開始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lockPref("accessibility.browsewithcaret_shortcut.enabled", true);</text:p>
          </table:table-cell>
          <table:table-cell table:formula="of:=IF([.H323]=&quot;&quot;;&quot;?&quot;;IF([.J323]=&quot;&quot;;&quot;新規&quot;;IF([.H323]=[.J323];&quot;&quot;;&quot;変更あり&quot;)))">
            <text:p/>
          </table:table-cell>
          <table:table-cell table:style-name="ce1" office:value-type="string" calcext:value-type="string">
            <text:p>lockPref("accessibility.browsewithcaret_shortcut.enabled", true);</text:p>
          </table:table-cell>
          <table:table-cell table:formula="of:=IF([.J323]=&quot;&quot;;&quot;?&quot;;IF([.L323]=&quot;&quot;;&quot;新規&quot;;IF([.J323]=[.L323];&quot;&quot;;&quot;○&quot;)))">
            <text:p/>
          </table:table-cell>
          <table:table-cell office:value-type="string" calcext:value-type="string">
            <text:p>lockPref("accessibility.browsewithcaret_shortcut.enabled", true);</text:p>
          </table:table-cell>
          <table:table-cell table:number-columns-repeated="1012"/>
        </table:table-row>
        <table:table-row table:style-name="ro6">
          <table:table-cell office:value-type="string" calcext:value-type="string">
            <text:p>Ui-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accessibility.browsewithcaret_shortcut.enabled", false);</text:p>
          </table:table-cell>
          <table:table-cell table:formula="of:=IF([.H324]=&quot;&quot;;&quot;?&quot;;IF([.J324]=&quot;&quot;;&quot;新規&quot;;IF([.H324]=[.J324];&quot;&quot;;&quot;変更あり&quot;)))">
            <text:p/>
          </table:table-cell>
          <table:table-cell table:style-name="ce1" office:value-type="string" calcext:value-type="string">
            <text:p>lockPref("accessibility.browsewithcaret_shortcut.enabled", false);</text:p>
          </table:table-cell>
          <table:table-cell table:formula="of:=IF([.J324]=&quot;&quot;;&quot;?&quot;;IF([.L324]=&quot;&quot;;&quot;新規&quot;;IF([.J324]=[.L324];&quot;&quot;;&quot;○&quot;)))">
            <text:p/>
          </table:table-cell>
          <table:table-cell office:value-type="string" calcext:value-type="string">
            <text:p>lockPref("accessibility.browsewithcaret_shortcut.enabled", false);</text:p>
          </table:table-cell>
          <table:table-cell table:number-columns-repeated="1012"/>
        </table:table-row>
        <table:table-row table:style-name="ro3">
          <table:table-cell table:style-name="ce2" office:value-type="string" calcext:value-type="string">
            <text:p>Ui-3</text:p>
          </table:table-cell>
          <table:table-cell table:style-name="ce2" office:value-type="float" office:value="1" calcext:value-type="float">
            <text:p>1</text:p>
          </table:table-cell>
          <table:table-cell table:style-name="ce2" office:value-type="string" calcext:value-type="string" table:number-columns-spanned="1" table:number-rows-spanned="2">
            <text:p>UI</text:p>
          </table:table-cell>
          <table:table-cell table:style-name="ce2" office:value-type="string" calcext:value-type="string" table:number-columns-spanned="1" table:number-rows-spanned="2">
            <text:p>タブごとの音声インジケータの利用の許可</text:p>
          </table:table-cell>
          <table:table-cell table:style-name="ce2" office:value-type="string" calcext:value-type="string" table:number-columns-spanned="1" table:number-rows-spanned="2">
            <text:p>-</text:p>
          </table:table-cell>
          <table:table-cell table:style-name="ce2" office:value-type="string" calcext:value-type="string">
            <text:p>許可する（既定）</text:p>
          </table:table-cell>
          <table:table-cell table:number-columns-repeated="2" table:style-name="ce2" office:value-type="string" calcext:value-type="string">
            <text:p>-</text:p>
          </table:table-cell>
          <table:table-cell table:formula="of:=IF([.H325]=&quot;&quot;;&quot;?&quot;;IF([.J325]=&quot;&quot;;&quot;新規&quot;;IF([.H325]=[.J325];&quot;&quot;;&quot;変更あり&quot;)))">
            <text:p/>
          </table:table-cell>
          <table:table-cell table:style-name="ce2" office:value-type="string" calcext:value-type="string">
            <text:p>-</text:p>
          </table:table-cell>
          <table:table-cell table:formula="of:=IF([.J325]=&quot;&quot;;&quot;?&quot;;IF([.L325]=&quot;&quot;;&quot;新規&quot;;IF([.J325]=[.L325];&quot;&quot;;&quot;○&quot;)))" office:value-type="string" office:string-value="新規" calcext:value-type="string">
            <text:p>新規</text:p>
          </table:table-cell>
          <table:table-cell table:number-columns-repeated="1013"/>
        </table:table-row>
        <table:table-row table:style-name="ro18">
          <table:table-cell table:style-name="ce2" office:value-type="string" calcext:value-type="string">
            <text:p>Ui-3</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text:p>
          </table:table-cell>
          <table:table-cell table:style-name="ce2" office:value-type="string" calcext:value-type="string">
            <text:p>1. アドオン「globalChrome.css」を導入する</text:p>
            <text:p>2. globalChrome.cssで設定を反映する</text:p>
          </table:table-cell>
          <table:table-cell table:style-name="ce2"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formula="of:=IF([.H326]=&quot;&quot;;&quot;?&quot;;IF([.J326]=&quot;&quot;;&quot;新規&quot;;IF([.H326]=[.J326];&quot;&quot;;&quot;変更あり&quot;)))">
            <text:p/>
          </table:table-cell>
          <table:table-cell table:style-name="ce2"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formula="of:=IF([.J326]=&quot;&quot;;&quot;?&quot;;IF([.L326]=&quot;&quot;;&quot;新規&quot;;IF([.J326]=[.L326];&quot;&quot;;&quot;○&quot;)))" office:value-type="string" office:string-value="新規" calcext:value-type="string">
            <text:p>新規</text:p>
          </table:table-cell>
          <table:table-cell table:number-columns-repeated="1013"/>
        </table:table-row>
        <table:table-row table:style-name="ro44">
          <table:table-cell table:style-name="ce4" office:value-type="string" calcext:value-type="string">
            <text:p>Ui-4（トラブルが多いため廃止）</text:p>
          </table:table-cell>
          <table:table-cell table:style-name="ce4" office:value-type="float" office:value="1" calcext:value-type="float">
            <text:p>1</text:p>
          </table:table-cell>
          <table:table-cell table:style-name="ce4" office:value-type="string" calcext:value-type="string" table:number-columns-spanned="1" table:number-rows-spanned="2">
            <text:p>UI</text:p>
          </table:table-cell>
          <table:table-cell table:style-name="ce4" office:value-type="string" calcext:value-type="string" table:number-columns-spanned="1" table:number-rows-spanned="2">
            <text:p>同一プロキシへの同時アクセスによる認証ダイアログの多重表示の抑止</text:p>
          </table:table-cell>
          <table:table-cell table:style-name="ce4" office:value-type="string" calcext:value-type="string" table:number-columns-spanned="1" table:number-rows-spanned="2">
            <text:p>-</text:p>
          </table:table-cell>
          <table:table-cell table:style-name="ce4" office:value-type="string" calcext:value-type="string">
            <text:p>抑止する</text:p>
          </table:table-cell>
          <table:table-cell table:style-name="ce4" office:value-type="string" calcext:value-type="string">
            <text:p>1. アドオン「No Duplicated Authentication」を導入する</text:p>
            <text:p>2. MCDで設定を反映する</text:p>
          </table:table-cell>
          <table:table-cell table:style-name="ce4" office:value-type="string" calcext:value-type="string">
            <text:p>lockPref("extensions.no-duplicated-authentication@clear-code.com.proxy", true);</text:p>
            <text:p><text:span text:style-name="T3">lockPref("extensions.no-duplicated-authentication@clear-code.com.password", false);</text:span></text:p>
            <text:p><text:span text:style-name="T3">lockPref("extensions.no-duplicated-authentication@clear-code.com.withoutRealm", false);</text:span></text:p>
            <text:p><text:span text:style-name="T3">lockPref(</text:span>"extensions.no-duplicated-authentication@clear-code.com.withRealm<text:span text:style-name="T3">", false);</text:span></text:p>
          </table:table-cell>
          <table:table-cell table:formula="of:=IF([.H327]=&quot;&quot;;&quot;?&quot;;IF([.J327]=&quot;&quot;;&quot;新規&quot;;IF([.H327]=[.J327];&quot;&quot;;&quot;変更あり&quot;)))">
            <text:p/>
          </table:table-cell>
          <table:table-cell table:style-name="ce4" office:value-type="string" calcext:value-type="string">
            <text:p>lockPref("extensions.no-duplicated-authentication@clear-code.com.proxy", true);</text:p>
            <text:p><text:span text:style-name="T3">lockPref("extensions.no-duplicated-authentication@clear-code.com.password", false);</text:span></text:p>
            <text:p><text:span text:style-name="T3">lockPref("extensions.no-duplicated-authentication@clear-code.com.withoutRealm", false);</text:span></text:p>
            <text:p><text:span text:style-name="T3">lockPref(</text:span>"extensions.no-duplicated-authentication@clear-code.com.withRealm<text:span text:style-name="T3">", false);</text:span></text:p>
          </table:table-cell>
          <table:table-cell table:formula="of:=IF([.J327]=&quot;&quot;;&quot;?&quot;;IF([.L327]=&quot;&quot;;&quot;新規&quot;;IF([.J327]=[.L327];&quot;&quot;;&quot;○&quot;)))" office:value-type="string" office:string-value="新規" calcext:value-type="string">
            <text:p>新規</text:p>
          </table:table-cell>
          <table:table-cell table:number-columns-repeated="1013"/>
        </table:table-row>
        <table:table-row table:style-name="ro3">
          <table:table-cell table:style-name="ce4" office:value-type="string" calcext:value-type="string">
            <text:p>Ui-4</text:p>
          </table:table-cell>
          <table:table-cell table:style-name="ce4" office:value-type="float" office:value="2" calcext:value-type="float">
            <text:p>2</text:p>
          </table:table-cell>
          <table:covered-table-cell table:number-columns-repeated="3" table:style-name="ce4"/>
          <table:table-cell table:style-name="ce4" office:value-type="string" calcext:value-type="string">
            <text:p>抑止しない</text:p>
          </table:table-cell>
          <table:table-cell table:number-columns-repeated="2" table:style-name="ce4" office:value-type="string" calcext:value-type="string">
            <text:p>-</text:p>
          </table:table-cell>
          <table:table-cell table:formula="of:=IF([.H328]=&quot;&quot;;&quot;?&quot;;IF([.J328]=&quot;&quot;;&quot;新規&quot;;IF([.H328]=[.J328];&quot;&quot;;&quot;変更あり&quot;)))">
            <text:p/>
          </table:table-cell>
          <table:table-cell table:style-name="ce4" office:value-type="string" calcext:value-type="string">
            <text:p>-</text:p>
          </table:table-cell>
          <table:table-cell table:formula="of:=IF([.J328]=&quot;&quot;;&quot;?&quot;;IF([.L328]=&quot;&quot;;&quot;新規&quot;;IF([.J328]=[.L328];&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Ui-5</text:p>
          </table:table-cell>
          <table:table-cell table:style-name="ce2" office:value-type="float" office:value="1" calcext:value-type="float">
            <text:p>1</text:p>
          </table:table-cell>
          <table:table-cell table:style-name="ce2" office:value-type="string" calcext:value-type="string" table:number-columns-spanned="1" table:number-rows-spanned="2">
            <text:p>UI</text:p>
          </table:table-cell>
          <table:table-cell table:style-name="ce2" office:value-type="string" calcext:value-type="string" table:number-columns-spanned="1" table:number-rows-spanned="2">
            <text:p>リーダービュー機能の使用</text:p>
          </table:table-cell>
          <table:table-cell table:style-name="ce2" office:value-type="string" calcext:value-type="string" table:number-columns-spanned="1" table:number-rows-spanned="2">
            <text:p>-</text:p>
          </table:table-cell>
          <table:table-cell table:style-name="ce2" office:value-type="string" calcext:value-type="string">
            <text:p>使用する（既定）</text:p>
          </table:table-cell>
          <table:table-cell table:number-columns-repeated="2" table:style-name="ce2" office:value-type="string" calcext:value-type="string">
            <text:p>-</text:p>
          </table:table-cell>
          <table:table-cell table:formula="of:=IF([.H329]=&quot;&quot;;&quot;?&quot;;IF([.J329]=&quot;&quot;;&quot;新規&quot;;IF([.H329]=[.J329];&quot;&quot;;&quot;変更あり&quot;)))">
            <text:p/>
          </table:table-cell>
          <table:table-cell table:style-name="ce2" office:value-type="string" calcext:value-type="string">
            <text:p>-</text:p>
          </table:table-cell>
          <table:table-cell table:formula="of:=IF([.J329]=&quot;&quot;;&quot;?&quot;;IF([.L329]=&quot;&quot;;&quot;新規&quot;;IF([.J329]=[.L329];&quot;&quot;;&quot;○&quot;)))" office:value-type="string" office:string-value="新規" calcext:value-type="string">
            <text:p>新規</text:p>
          </table:table-cell>
          <table:table-cell table:number-columns-repeated="1013"/>
        </table:table-row>
        <table:table-row table:style-name="ro2">
          <table:table-cell table:style-name="ce2" office:value-type="string" calcext:value-type="string">
            <text:p>Ui-5</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使用しない</text:p>
          </table:table-cell>
          <table:table-cell office:value-type="string" calcext:value-type="string">
            <text:p>MCDで設定を反映する</text:p>
          </table:table-cell>
          <table:table-cell table:style-name="ce2" office:value-type="string" calcext:value-type="string">
            <text:p>lockPref("reader.parse-on-load.enabled", false)</text:p>
          </table:table-cell>
          <table:table-cell table:formula="of:=IF([.H330]=&quot;&quot;;&quot;?&quot;;IF([.J330]=&quot;&quot;;&quot;新規&quot;;IF([.H330]=[.J330];&quot;&quot;;&quot;変更あり&quot;)))">
            <text:p/>
          </table:table-cell>
          <table:table-cell table:style-name="ce2" office:value-type="string" calcext:value-type="string">
            <text:p>lockPref("reader.parse-on-load.enabled", false)</text:p>
          </table:table-cell>
          <table:table-cell table:formula="of:=IF([.J330]=&quot;&quot;;&quot;?&quot;;IF([.L330]=&quot;&quot;;&quot;新規&quot;;IF([.J330]=[.L330];&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Ui-6</text:p>
          </table:table-cell>
          <table:table-cell table:style-name="ce2" office:value-type="float" office:value="1" calcext:value-type="float">
            <text:p>1</text:p>
          </table:table-cell>
          <table:table-cell table:style-name="ce2" office:value-type="string" calcext:value-type="string" table:number-columns-spanned="1" table:number-rows-spanned="2">
            <text:p>UI</text:p>
          </table:table-cell>
          <table:table-cell table:style-name="ce2" office:value-type="string" calcext:value-type="string" table:number-columns-spanned="1" table:number-rows-spanned="2">
            <text:p>スペルチェック機能の使用</text:p>
          </table:table-cell>
          <table:table-cell table:style-name="ce2" office:value-type="string" calcext:value-type="string" table:number-columns-spanned="1" table:number-rows-spanned="2">
            <text:p>-</text:p>
          </table:table-cell>
          <table:table-cell table:style-name="ce2" office:value-type="string" calcext:value-type="string">
            <text:p>使用する（既定）</text:p>
          </table:table-cell>
          <table:table-cell office:value-type="string" calcext:value-type="string">
            <text:p>-</text:p>
          </table:table-cell>
          <table:table-cell table:style-name="ce2" office:value-type="string" calcext:value-type="string">
            <text:p>-</text:p>
          </table:table-cell>
          <table:table-cell table:formula="of:=IF([.H331]=&quot;&quot;;&quot;?&quot;;IF([.J331]=&quot;&quot;;&quot;新規&quot;;IF([.H331]=[.J331];&quot;&quot;;&quot;変更あり&quot;)))">
            <text:p/>
          </table:table-cell>
          <table:table-cell table:style-name="ce2" office:value-type="string" calcext:value-type="string">
            <text:p>-</text:p>
          </table:table-cell>
          <table:table-cell table:formula="of:=IF([.J331]=&quot;&quot;;&quot;?&quot;;IF([.L331]=&quot;&quot;;&quot;新規&quot;;IF([.J331]=[.L331];&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Ui-6</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使用しない</text:p>
          </table:table-cell>
          <table:table-cell office:value-type="string" calcext:value-type="string">
            <text:p>MCDで設定を反映する</text:p>
          </table:table-cell>
          <table:table-cell table:style-name="ce2" office:value-type="string" calcext:value-type="string">
            <text:p>lockPref("layout.spellcheckDefault", 0);</text:p>
          </table:table-cell>
          <table:table-cell table:formula="of:=IF([.H332]=&quot;&quot;;&quot;?&quot;;IF([.J332]=&quot;&quot;;&quot;新規&quot;;IF([.H332]=[.J332];&quot;&quot;;&quot;変更あり&quot;)))">
            <text:p/>
          </table:table-cell>
          <table:table-cell table:style-name="ce2" office:value-type="string" calcext:value-type="string">
            <text:p>lockPref("layout.spellcheckDefault", 0);</text:p>
          </table:table-cell>
          <table:table-cell table:formula="of:=IF([.J332]=&quot;&quot;;&quot;?&quot;;IF([.L332]=&quot;&quot;;&quot;新規&quot;;IF([.J332]=[.L332];&quot;&quot;;&quot;○&quot;)))" office:value-type="string" office:string-value="新規" calcext:value-type="string">
            <text:p>新規</text:p>
          </table:table-cell>
          <table:table-cell table:number-columns-repeated="1013"/>
        </table:table-row>
        <table:table-row table:style-name="ro75">
          <table:table-cell office:value-type="string" calcext:value-type="string">
            <text:p>Script-1</text:p>
          </table:table-cell>
          <table:table-cell office:value-type="float" office:value="1" calcext:value-type="float">
            <text:p>1</text:p>
          </table:table-cell>
          <table:table-cell office:value-type="string" calcext:value-type="string" table:number-columns-spanned="1" table:number-rows-spanned="2">
            <text:p>Webアプリの動作</text:p>
          </table:table-cell>
          <table:table-cell office:value-type="string" calcext:value-type="string" table:number-columns-spanned="1" table:number-rows-spanned="2">
            <text:p>スクリプトによる頻繁なalert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MCDで設定を反映する</text:p>
          </table:table-cell>
          <table:table-cell table:style-name="ce1" office:value-type="string" calcext:value-type="string">
            <text:p>lockPref("dom.successive_dialog_time_limit", 0);</text:p>
          </table:table-cell>
          <table:table-cell table:formula="of:=IF([.H333]=&quot;&quot;;&quot;?&quot;;IF([.J333]=&quot;&quot;;&quot;新規&quot;;IF([.H333]=[.J333];&quot;&quot;;&quot;変更あり&quot;)))">
            <text:p/>
          </table:table-cell>
          <table:table-cell table:style-name="ce1" office:value-type="string" calcext:value-type="string">
            <text:p>lockPref("dom.successive_dialog_time_limit", 0);</text:p>
          </table:table-cell>
          <table:table-cell table:formula="of:=IF([.J333]=&quot;&quot;;&quot;?&quot;;IF([.L333]=&quot;&quot;;&quot;新規&quot;;IF([.J333]=[.L333];&quot;&quot;;&quot;○&quot;)))">
            <text:p/>
          </table:table-cell>
          <table:table-cell office:value-type="string" calcext:value-type="string">
            <text:p>lockPref("dom.successive_dialog_time_limit", 0);</text:p>
          </table:table-cell>
          <table:table-cell table:number-columns-repeated="1012"/>
        </table:table-row>
        <table:table-row table:style-name="ro4">
          <table:table-cell office:value-type="string" calcext:value-type="string">
            <text:p>Script-1</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office:value-type="string" calcext:value-type="string">
            <text:p>MCDで設定を反映する</text:p>
          </table:table-cell>
          <table:table-cell table:style-name="ce1" office:value-type="string" calcext:value-type="string">
            <text:p>// 3秒以内にalertが繰り返されたら警告を表示する（既定値）</text:p>
            <text:p>lockPref("dom.successive_dialog_time_limit", 3);</text:p>
          </table:table-cell>
          <table:table-cell table:formula="of:=IF([.H334]=&quot;&quot;;&quot;?&quot;;IF([.J334]=&quot;&quot;;&quot;新規&quot;;IF([.H334]=[.J334];&quot;&quot;;&quot;変更あり&quot;)))">
            <text:p/>
          </table:table-cell>
          <table:table-cell table:style-name="ce1" office:value-type="string" calcext:value-type="string">
            <text:p>// 3秒以内にalertが繰り返されたら警告を表示する（既定値）</text:p>
            <text:p>lockPref("dom.successive_dialog_time_limit", 3);</text:p>
          </table:table-cell>
          <table:table-cell table:formula="of:=IF([.J334]=&quot;&quot;;&quot;?&quot;;IF([.L334]=&quot;&quot;;&quot;新規&quot;;IF([.J334]=[.L334];&quot;&quot;;&quot;○&quot;)))">
            <text:p/>
          </table:table-cell>
          <table:table-cell office:value-type="string" calcext:value-type="string">
            <text:p>// 3秒以内にalertが繰り返されたら警告を表示する（既定値）</text:p>
            <text:p>lockPref("dom.successive_dialog_time_limit", 3);</text:p>
          </table:table-cell>
          <table:table-cell table:number-columns-repeated="1012"/>
        </table:table-row>
        <table:table-row table:style-name="ro57">
          <table:table-cell office:value-type="string" calcext:value-type="string">
            <text:p>Script-2</text:p>
          </table:table-cell>
          <table:table-cell office:value-type="float" office:value="1" calcext:value-type="float">
            <text:p>1</text:p>
          </table:table-cell>
          <table:table-cell office:value-type="string" calcext:value-type="string" table:number-columns-spanned="1" table:number-rows-spanned="4">
            <text:p>Webアプリの動作</text:p>
          </table:table-cell>
          <table:table-cell office:value-type="string" calcext:value-type="string" table:number-columns-spanned="1" table:number-rows-spanned="4">
            <text:p>プッシュ通知の可否</text:p>
          </table:table-cell>
          <table:table-cell office:value-type="string" calcext:value-type="string" table:number-columns-spanned="1" table:number-rows-spanned="4">
            <text:p>○</text:p>
          </table:table-cell>
          <table:table-cell office:value-type="string" calcext:value-type="string">
            <text:p>確認の上で許可する（通常版・既定）</text:p>
          </table:table-cell>
          <table:table-cell office:value-type="string" calcext:value-type="string">
            <text:p>MCDで設定を反映する</text:p>
          </table:table-cell>
          <table:table-cell table:style-name="ce1" office:value-type="string" calcext:value-type="string">
            <text:p>lockPref("dom.push.enabled", true);</text:p>
            <text:p>lockPref("dom.serviceWorkers.enabled", true);</text:p>
          </table:table-cell>
          <table:table-cell table:formula="of:=IF([.H335]=&quot;&quot;;&quot;?&quot;;IF([.J335]=&quot;&quot;;&quot;新規&quot;;IF([.H335]=[.J335];&quot;&quot;;&quot;変更あり&quot;)))">
            <text:p/>
          </table:table-cell>
          <table:table-cell table:style-name="ce1" office:value-type="string" calcext:value-type="string">
            <text:p>lockPref("dom.push.enabled", true);</text:p>
            <text:p>lockPref("dom.serviceWorkers.enabled", true);</text:p>
          </table:table-cell>
          <table:table-cell table:formula="of:=IF([.J335]=&quot;&quot;;&quot;?&quot;;IF([.L335]=&quot;&quot;;&quot;新規&quot;;IF([.J335]=[.L335];&quot;&quot;;&quot;○&quot;)))" office:value-type="string" office:string-value="○" calcext:value-type="string">
            <text:p>○</text:p>
          </table:table-cell>
          <table:table-cell office:value-type="string" calcext:value-type="string">
            <text:p>lockPref("dom.push.enabled", true);</text:p>
          </table:table-cell>
          <table:table-cell table:number-columns-repeated="1012"/>
        </table:table-row>
        <table:table-row table:style-name="ro4">
          <table:table-cell office:value-type="string" calcext:value-type="string">
            <text:p>Script-2</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style-name="ce1" office:value-type="string" calcext:value-type="string">
            <text:p>lockPref("dom.push.enabled", true);</text:p>
            <text:p>lockPref("dom.serviceWorkers.enabled", true);</text:p>
            <text:p>lockPref("extensions.autopermission.sites.(site)", "desktop-notification=1");</text:p>
            <text:p><text:span text:style-name="T1">clearPref("extensions.autopermission.sites.(site).lastValue");</text:span></text:p>
          </table:table-cell>
          <table:table-cell table:formula="of:=IF([.H336]=&quot;&quot;;&quot;?&quot;;IF([.J336]=&quot;&quot;;&quot;新規&quot;;IF([.H336]=[.J336];&quot;&quot;;&quot;変更あり&quot;)))" office:value-type="string" office:string-value="変更あり" calcext:value-type="string">
            <text:p>変更あり</text:p>
          </table:table-cell>
          <table:table-cell table:style-name="ce1" office:value-type="string" calcext:value-type="string">
            <text:p>lockPref("extensions.autopermission.sites.(site)", "push=1");</text:p>
            <text:p><text:span text:style-name="T1">clearPref("extensions.autopermission.sites.(site).lastValue");</text:span></text:p>
          </table:table-cell>
          <table:table-cell table:formula="of:=IF([.J336]=&quot;&quot;;&quot;?&quot;;IF([.L336]=&quot;&quot;;&quot;新規&quot;;IF([.J336]=[.L336];&quot;&quot;;&quot;○&quot;)))" office:value-type="string" office:string-value="○" calcext:value-type="string">
            <text:p>○</text:p>
          </table:table-cell>
          <table:table-cell office:value-type="string" calcext:value-type="string">
            <text:p>lockPref("extensions.autopermission.sites.(site)", "push=1");</text:p>
          </table:table-cell>
          <table:table-cell table:number-columns-repeated="1012"/>
        </table:table-row>
        <table:table-row table:style-name="ro38">
          <table:table-cell office:value-type="string" calcext:value-type="string">
            <text:p>Script-2</text:p>
          </table:table-cell>
          <table:table-cell office:value-type="float" office:value="4" calcext:value-type="float">
            <text:p>4</text:p>
          </table:table-cell>
          <table:covered-table-cell table:number-columns-repeated="3"/>
          <table:table-cell office:value-type="string" calcext:value-type="string">
            <text:p>特定サイトのみ初期状態で確認なしで許可する</text:p>
          </table:table-cell>
          <table:table-cell office:value-type="string" calcext:value-type="string">
            <text:p>1. 「default.permissions」を作成する</text:p>
            <text:p>2. MCDで設定を反映する</text:p>
          </table:table-cell>
          <table:table-cell office:value-type="string" calcext:value-type="string">
            <text:p>default.permissions:</text:p>
            <text:p>host&lt;\t&gt;desktop-notification&lt;\t&gt;1&lt;\t&gt;http://example.com</text:p>
            <text:p># または</text:p>
            <text:p>origin&lt;\t&gt;desktop-notification&lt;\t&gt;1&lt;\t&gt;http://example.com</text:p>
            <text:p/>
            <text:p>MCD:</text:p>
            <text:p><text:span text:style-name="T1">lockPref("dom.push.enabled", true);</text:span></text:p>
            <text:p><text:span text:style-name="T1">lockPref("dom.serviceWorkers.enabled", true);</text:span></text:p>
            <text:p>lockPref("permissions.manager.defaultsUrl", "file:///C:/Program Files (x86)/Mozilla%20Firefox/defaults/default.permissions");</text:p>
          </table:table-cell>
          <table:table-cell table:formula="of:=IF([.H337]=&quot;&quot;;&quot;?&quot;;IF([.J337]=&quot;&quot;;&quot;新規&quot;;IF([.H337]=[.J337];&quot;&quot;;&quot;変更あり&quot;)))" office:value-type="string" office:string-value="変更あり" calcext:value-type="string">
            <text:p>変更あり</text:p>
          </table:table-cell>
          <table:table-cell table:style-name="ce19" office:value-type="string" calcext:value-type="string">
            <text:p>default.permissions:</text:p>
            <text:p>host&lt;\t&gt;push&lt;\t&gt;1&lt;\t&gt;http://example.com</text:p>
            <text:p># または</text:p>
            <text:p>origin&lt;\t&gt;push&lt;\t&gt;1&lt;\t&gt;http://example.com</text:p>
            <text:p/>
            <text:p>MCD:</text:p>
            <text:p>lockPref("permissions.manager.defaultsUrl", "file:///C:/Program Files (x86)/Mozilla%20Firefox/defaults/default.permissions");</text:p>
          </table:table-cell>
          <table:table-cell table:formula="of:=IF([.J337]=&quot;&quot;;&quot;?&quot;;IF([.L337]=&quot;&quot;;&quot;新規&quot;;IF([.J337]=[.L337];&quot;&quot;;&quot;○&quot;)))" office:value-type="string" office:string-value="新規" calcext:value-type="string">
            <text:p>新規</text:p>
          </table:table-cell>
          <table:table-cell table:number-columns-repeated="1013"/>
        </table:table-row>
        <table:table-row table:style-name="ro32">
          <table:table-cell office:value-type="string" calcext:value-type="string">
            <text:p>Script-2</text:p>
          </table:table-cell>
          <table:table-cell office:value-type="float" office:value="3" calcext:value-type="float">
            <text:p>3</text:p>
          </table:table-cell>
          <table:covered-table-cell table:number-columns-repeated="3"/>
          <table:table-cell office:value-type="string" calcext:value-type="string">
            <text:p>禁止する（ESR版・既定 ※MCDの設定のみ既定。globalChrome.cssの設定は別途必要。）</text:p>
          </table:table-cell>
          <table:table-cell table:style-name="ce13" office:value-type="string" calcext:value-type="string">
            <text:p><text:span text:style-name="T3">1. MCDで設定を反映する</text:span></text:p>
            <text:p><text:span text:style-name="T3">2. アドオン「globalChrome.css」を導入する</text:span></text:p>
            <text:p><text:span text:style-name="T3">3. globalChrome.cssで設定を反映する</text:span></text:p>
          </table:table-cell>
          <table:table-cell table:style-name="ce1" office:value-type="string" calcext:value-type="string">
            <text:p>MCD:</text:p>
            <text:p>lockPref("dom.push.enabled", false);</text:p>
            <text:p><text:span text:style-name="T5">lockPref("dom.serviceWorkers.enabled", false);</text:span></text:p>
            <text:p><text:span text:style-name="T5">lockPref("dom.push.serverURL", "");</text:span></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formula="of:=IF([.H338]=&quot;&quot;;&quot;?&quot;;IF([.J338]=&quot;&quot;;&quot;新規&quot;;IF([.H338]=[.J338];&quot;&quot;;&quot;変更あり&quot;)))">
            <text:p/>
          </table:table-cell>
          <table:table-cell table:style-name="ce1" office:value-type="string" calcext:value-type="string">
            <text:p>MCD:</text:p>
            <text:p>lockPref("dom.push.enabled", false);</text:p>
            <text:p><text:span text:style-name="T5">lockPref("dom.serviceWorkers.enabled", false);</text:span></text:p>
            <text:p><text:span text:style-name="T5">lockPref("dom.push.serverURL", "");</text:span></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formula="of:=IF([.J338]=&quot;&quot;;&quot;?&quot;;IF([.L338]=&quot;&quot;;&quot;新規&quot;;IF([.J338]=[.L338];&quot;&quot;;&quot;○&quot;)))" office:value-type="string" office:string-value="○" calcext:value-type="string">
            <text:p>○</text:p>
          </table:table-cell>
          <table:table-cell office:value-type="string" calcext:value-type="string">
            <text:p>lockPref("dom.push.enabled", false);</text:p>
          </table:table-cell>
          <table:table-cell table:number-columns-repeated="1012"/>
        </table:table-row>
        <table:table-row table:style-name="ro2">
          <table:table-cell office:value-type="string" calcext:value-type="string">
            <text:p>Script-3</text:p>
          </table:table-cell>
          <table:table-cell office:value-type="float" office:value="1" calcext:value-type="float">
            <text:p>1</text:p>
          </table:table-cell>
          <table:table-cell office:value-type="string" calcext:value-type="string" table:number-columns-spanned="1" table:number-rows-spanned="2">
            <text:p>Webアプリの動作</text:p>
          </table:table-cell>
          <table:table-cell office:value-type="string" calcext:value-type="string" table:number-columns-spanned="1" table:number-rows-spanned="2">
            <text:p>ゲームパッドAPI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dom.gamepad.enabled",true);</text:p>
          </table:table-cell>
          <table:table-cell table:formula="of:=IF([.H339]=&quot;&quot;;&quot;?&quot;;IF([.J339]=&quot;&quot;;&quot;新規&quot;;IF([.H339]=[.J339];&quot;&quot;;&quot;変更あり&quot;)))">
            <text:p/>
          </table:table-cell>
          <table:table-cell table:style-name="ce2" office:value-type="string" calcext:value-type="string">
            <text:p>lockPref("dom.gamepad.enabled",true);</text:p>
          </table:table-cell>
          <table:table-cell table:formula="of:=IF([.J339]=&quot;&quot;;&quot;?&quot;;IF([.L339]=&quot;&quot;;&quot;新規&quot;;IF([.J339]=[.L339];&quot;&quot;;&quot;○&quot;)))">
            <text:p/>
          </table:table-cell>
          <table:table-cell table:number-columns-repeated="2" office:value-type="string" calcext:value-type="string">
            <text:p>lockPref("dom.gamepad.enabled",true);</text:p>
          </table:table-cell>
          <table:table-cell office:value-type="string" calcext:value-type="string">
            <text:p>-</text:p>
          </table:table-cell>
          <table:table-cell table:number-columns-repeated="1010"/>
        </table:table-row>
        <table:table-row table:style-name="ro2">
          <table:table-cell office:value-type="string" calcext:value-type="string">
            <text:p>Script-3</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dom.gamepad.enabled",false);</text:p>
          </table:table-cell>
          <table:table-cell table:formula="of:=IF([.H340]=&quot;&quot;;&quot;?&quot;;IF([.J340]=&quot;&quot;;&quot;新規&quot;;IF([.H340]=[.J340];&quot;&quot;;&quot;変更あり&quot;)))">
            <text:p/>
          </table:table-cell>
          <table:table-cell table:style-name="ce2" office:value-type="string" calcext:value-type="string">
            <text:p>lockPref("dom.gamepad.enabled",false);</text:p>
          </table:table-cell>
          <table:table-cell table:formula="of:=IF([.J340]=&quot;&quot;;&quot;?&quot;;IF([.L340]=&quot;&quot;;&quot;新規&quot;;IF([.J340]=[.L340];&quot;&quot;;&quot;○&quot;)))">
            <text:p/>
          </table:table-cell>
          <table:table-cell table:number-columns-repeated="2" office:value-type="string" calcext:value-type="string">
            <text:p>lockPref("dom.gamepad.enabled",false);</text:p>
          </table:table-cell>
          <table:table-cell office:value-type="string" calcext:value-type="string">
            <text:p>-</text:p>
          </table:table-cell>
          <table:table-cell table:number-columns-repeated="1010"/>
        </table:table-row>
        <table:table-row table:style-name="ro2">
          <table:table-cell office:value-type="string" calcext:value-type="string">
            <text:p>Script-4</text:p>
          </table:table-cell>
          <table:table-cell office:value-type="float" office:value="1" calcext:value-type="float">
            <text:p>1</text:p>
          </table:table-cell>
          <table:table-cell office:value-type="string" calcext:value-type="string" table:number-columns-spanned="1" table:number-rows-spanned="2">
            <text:p>Webアプリの動作</text:p>
          </table:table-cell>
          <table:table-cell office:value-type="string" calcext:value-type="string" table:number-columns-spanned="1" table:number-rows-spanned="2">
            <text:p>DOMイベントによるクリップボード操作のオーバーライド</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defaultPref("dom.event.clipboardevents.enabled", true);</text:p>
          </table:table-cell>
          <table:table-cell table:formula="of:=IF([.H341]=&quot;&quot;;&quot;?&quot;;IF([.J341]=&quot;&quot;;&quot;新規&quot;;IF([.H341]=[.J341];&quot;&quot;;&quot;変更あり&quot;)))">
            <text:p/>
          </table:table-cell>
          <table:table-cell table:style-name="ce2" office:value-type="string" calcext:value-type="string">
            <text:p>defaultPref("dom.event.clipboardevents.enabled", true);</text:p>
          </table:table-cell>
          <table:table-cell table:formula="of:=IF([.J341]=&quot;&quot;;&quot;?&quot;;IF([.L341]=&quot;&quot;;&quot;新規&quot;;IF([.J341]=[.L341];&quot;&quot;;&quot;○&quot;)))" office:value-type="string" office:string-value="新規" calcext:value-type="string">
            <text:p>新規</text:p>
          </table:table-cell>
          <table:table-cell table:number-columns-repeated="1013"/>
        </table:table-row>
        <table:table-row table:style-name="ro2">
          <table:table-cell office:value-type="string" calcext:value-type="string">
            <text:p>Script-4</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dom.event.clipboardevents.enabled", false);</text:p>
          </table:table-cell>
          <table:table-cell table:formula="of:=IF([.H342]=&quot;&quot;;&quot;?&quot;;IF([.J342]=&quot;&quot;;&quot;新規&quot;;IF([.H342]=[.J342];&quot;&quot;;&quot;変更あり&quot;)))">
            <text:p/>
          </table:table-cell>
          <table:table-cell table:style-name="ce2" office:value-type="string" calcext:value-type="string">
            <text:p>lockPref("dom.event.clipboardevents.enabled", false);</text:p>
          </table:table-cell>
          <table:table-cell table:formula="of:=IF([.J342]=&quot;&quot;;&quot;?&quot;;IF([.L342]=&quot;&quot;;&quot;新規&quot;;IF([.J342]=[.L342];&quot;&quot;;&quot;○&quot;)))" office:value-type="string" office:string-value="新規" calcext:value-type="string">
            <text:p>新規</text:p>
          </table:table-cell>
          <table:table-cell table:number-columns-repeated="1013"/>
        </table:table-row>
        <table:table-row table:style-name="ro3">
          <table:table-cell office:value-type="string" calcext:value-type="string">
            <text:p>Script-5</text:p>
          </table:table-cell>
          <table:table-cell office:value-type="float" office:value="1" calcext:value-type="float">
            <text:p>1</text:p>
          </table:table-cell>
          <table:table-cell office:value-type="string" calcext:value-type="string" table:number-columns-spanned="1" table:number-rows-spanned="2">
            <text:p>Webアプリの動作</text:p>
          </table:table-cell>
          <table:table-cell office:value-type="string" calcext:value-type="string" table:number-columns-spanned="1" table:number-rows-spanned="2">
            <text:p>DOMイベントによるコンテキストメニュー操作のオーバーライド</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343]=&quot;&quot;;&quot;?&quot;;IF([.J343]=&quot;&quot;;&quot;新規&quot;;IF([.H343]=[.J343];&quot;&quot;;&quot;変更あり&quot;)))">
            <text:p/>
          </table:table-cell>
          <table:table-cell table:style-name="ce2" office:value-type="string" calcext:value-type="string">
            <text:p>-</text:p>
          </table:table-cell>
          <table:table-cell table:formula="of:=IF([.J343]=&quot;&quot;;&quot;?&quot;;IF([.L343]=&quot;&quot;;&quot;新規&quot;;IF([.J343]=[.L343];&quot;&quot;;&quot;○&quot;)))" office:value-type="string" office:string-value="新規" calcext:value-type="string">
            <text:p>新規</text:p>
          </table:table-cell>
          <table:table-cell table:number-columns-repeated="1013"/>
        </table:table-row>
        <table:table-row table:style-name="ro2">
          <table:table-cell office:value-type="string" calcext:value-type="string">
            <text:p>Script-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dom.event.contextmenu.enabled", false);</text:p>
          </table:table-cell>
          <table:table-cell table:formula="of:=IF([.H344]=&quot;&quot;;&quot;?&quot;;IF([.J344]=&quot;&quot;;&quot;新規&quot;;IF([.H344]=[.J344];&quot;&quot;;&quot;変更あり&quot;)))">
            <text:p/>
          </table:table-cell>
          <table:table-cell table:style-name="ce2" office:value-type="string" calcext:value-type="string">
            <text:p>lockPref("dom.event.contextmenu.enabled", false);</text:p>
          </table:table-cell>
          <table:table-cell table:formula="of:=IF([.J344]=&quot;&quot;;&quot;?&quot;;IF([.L344]=&quot;&quot;;&quot;新規&quot;;IF([.J344]=[.L344];&quot;&quot;;&quot;○&quot;)))" office:value-type="string" office:string-value="新規" calcext:value-type="string">
            <text:p>新規</text:p>
          </table:table-cell>
          <table:table-cell table:number-columns-repeated="1013"/>
        </table:table-row>
        <table:table-row table:style-name="ro76">
          <table:table-cell office:value-type="string" calcext:value-type="string">
            <text:p>Plugin-1</text:p>
          </table:table-cell>
          <table:table-cell office:value-type="float" office:value="1" calcext:value-type="float">
            <text:p>1</text:p>
          </table:table-cell>
          <table:table-cell office:value-type="string" calcext:value-type="string" table:number-columns-spanned="1" table:number-rows-spanned="3">
            <text:p>セキュリティ</text:p>
          </table:table-cell>
          <table:table-cell office:value-type="string" calcext:value-type="string" table:number-columns-spanned="1" table:number-rows-spanned="3">
            <text:p>Java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MCDで設定を反映する</text:p>
            <text:p>（<text:span text:style-name="T1">恒久的な値を</text:span>サイト別に設定する場合、アドオン「Permission Auto Registerer」も導入する）</text:p>
            <text:p><text:span text:style-name="T1">（Firefox 45以前向けの設定の仕方を採用する場合、アドオン「Force Addon Status」も導入する）</text:span></text:p>
          </table:table-cell>
          <table:table-cell office:value-type="string" calcext:value-type="string">
            <text:p><text:span text:style-name="T10">lockPref("plugin.load_flash_only", false);</text:span></text:p>
            <text:p><text:span text:style-name="T10">lockPref("plugin.state.java", 0);</text:span></text:p>
            <text:p><text:span text:style-name="T10">lockPref("plugin.state.npdeployjava", 0);</text:span></text:p>
            <text:p><text:span text:style-name="T10">// 全体を0で常に無効化した場合、サイト別設定での有効化は不可能</text:span></text:p>
            <text:p/>
            <text:p><text:span text:style-name="T10">サイト別の初期状態のみを設定する場合:</text:span></text:p>
            <text:p><text:span text:style-name="T10">default.permissions:</text:span></text:p>
            <text:p><text:span text:style-name="T10">host&lt;\t&gt;plugin:java&lt;\t&gt;2&lt;\t&gt;http://example.com</text:span></text:p>
            <text:p><text:span text:style-name="T10">host&lt;\t&gt;plugin-vulnerable:java&lt;\t&gt;2&lt;\t&gt;http://example.com</text:span></text:p>
            <text:p><text:span text:style-name="T10">host&lt;\t&gt;plugin:npdeployjava&lt;\t&gt;2&lt;\t&gt;http://example.com</text:span></text:p>
            <text:p><text:span text:style-name="T10">host&lt;\t&gt;plugin-vulnerable:npdeployjava&lt;\t&gt;2&lt;\t&gt;http://example.com</text:span></text:p>
            <text:p><text:span text:style-name="T10"># または</text:span></text:p>
            <text:p><text:span text:style-name="T10">origin&lt;\t&gt;plugin:java&lt;\t&gt;2&lt;\t&gt;http://example.com</text:span></text:p>
            <text:p><text:span text:style-name="T10">origin&lt;\t&gt;plugin-vulnerable:java&lt;\t&gt;2&lt;\t&gt;http://example.com</text:span></text:p>
            <text:p><text:span text:style-name="T10">origin&lt;\t&gt;plugin:npdeployjava&lt;\t&gt;2&lt;\t&gt;http://example.com</text:span></text:p>
            <text:p><text:span text:style-name="T10">origin&lt;\t&gt;plugin-vulnerable:npdeployjava&lt;\t&gt;2&lt;\t&gt;http://example.com</text:span></text:p>
            <text:p><text:span text:style-name="T10">MCD:</text:span></text:p>
            <text:p><text:span text:style-name="T10">lockPref("permissions.manager.defaultsUrl", "file:///C:/Program Files (x86)/Mozilla%20Firefox/defaults/default.permissions");</text:span></text:p>
            <text:p/>
            <text:p><text:span text:style-name="T10">サイト別の値を恒久的に設定する場合:</text:span></text:p>
            <text:p><text:span text:style-name="T10">lockPref("extensions.autopermission.sites.example.com", "plugin:java=2,plugin-vulnerable:java=2,plugin:npdeployjava=2,plugin-vulnerable:npdeployjava=2");</text:span></text:p>
            <text:p><text:span text:style-name="T10">clearPref("extensions.autopermission.sites.example.com.lastValue");</text:span></text:p>
          </table:table-cell>
          <table:table-cell table:formula="of:=IF([.H345]=&quot;&quot;;&quot;?&quot;;IF([.J345]=&quot;&quot;;&quot;新規&quot;;IF([.H345]=[.J345];&quot;&quot;;&quot;変更あり&quot;)))" office:value-type="string" office:string-value="変更あり" calcext:value-type="string">
            <text:p>変更あり</text:p>
          </table:table-cell>
          <table:table-cell table:style-name="ce2" office:value-type="string" calcext:value-type="string">
            <text:p>lockPref("extensions.force-addon-status@clear-code.com.plugins.0.pattern", "^Java(\\(TM\\)| )");</text:p>
            <text:p>lockPref("extensions.force-addon-status@clear-code.com.plugins.0.enabledState", 0);</text:p>
          </table:table-cell>
          <table:table-cell table:formula="of:=IF([.J345]=&quot;&quot;;&quot;?&quot;;IF([.L345]=&quot;&quot;;&quot;新規&quot;;IF([.J345]=[.L345];&quot;&quot;;&quot;○&quot;)))">
            <text:p/>
          </table:table-cell>
          <table:table-cell office:value-type="string" calcext:value-type="string">
            <text:p>lockPref("extensions.force-addon-status@clear-code.com.plugins.0.pattern", "^Java(\\(TM\\)| )");</text:p>
            <text:p>lockPref("extensions.force-addon-status@clear-code.com.plugins.0.enabledState", 0);</text:p>
          </table:table-cell>
          <table:table-cell/>
          <table:table-cell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number-columns-repeated="1010"/>
        </table:table-row>
        <table:table-row table:style-name="ro77">
          <table:table-cell office:value-type="string" calcext:value-type="string">
            <text:p>Plugin-1</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MCDで設定を反映する</text:p>
            <text:p><text:span text:style-name="T1">（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text:span text:style-name="T10">lockPref("plugin.load_flash_only", false);</text:span></text:p>
            <text:p><text:span text:style-name="T10">lockPref("plugin.state.java", 2);</text:span></text:p>
            <text:p><text:span text:style-name="T10">lockPref("plugin.state.npdeployjava", 2);</text:span></text:p>
            <text:p><text:span text:style-name="T10">// 全体を0で常に無効化した場合、サイト別設定での有効化は不可能</text:span></text:p>
            <text:p><text:span text:style-name="T10">// ブロックリストによってプラグインが安全でないバージョンと判定されている場合、この設定は機能しない（常に有効化するにはSecurity-21-2と併用すること）</text:span></text:p>
            <text:p/>
            <text:p><text:span text:style-name="T10">サイト別の初期状態のみを設定する場合:</text:span></text:p>
            <text:p><text:span text:style-name="T10">default.permissions:</text:span></text:p>
            <text:p><text:span text:style-name="T10">host&lt;\t&gt;plugin:java&lt;\t&gt;1&lt;\t&gt;http://example.com</text:span></text:p>
            <text:p><text:span text:style-name="T10">host&lt;\t&gt;plugin-vulnerable:java&lt;\t&gt;1&lt;\t&gt;http://example.com</text:span></text:p>
            <text:p><text:span text:style-name="T10">host&lt;\t&gt;plugin:npdeployjava&lt;\t&gt;1&lt;\t&gt;http://example.com</text:span></text:p>
            <text:p><text:span text:style-name="T10">host&lt;\t&gt;plugin-vulnerable:npdeployjava&lt;\t&gt;1&lt;\t&gt;http://example.com</text:span></text:p>
            <text:p><text:span text:style-name="T10"># または</text:span></text:p>
            <text:p><text:span text:style-name="T10">origin&lt;\t&gt;plugin:java&lt;\t&gt;1&lt;\t&gt;http://example.com</text:span></text:p>
            <text:p><text:span text:style-name="T10">origin&lt;\t&gt;plugin-vulnerable:java&lt;\t&gt;1&lt;\t&gt;http://example.com</text:span></text:p>
            <text:p><text:span text:style-name="T10">origin&lt;\t&gt;plugin:npdeployjava&lt;\t&gt;1&lt;\t&gt;http://example.com</text:span></text:p>
            <text:p><text:span text:style-name="T10">origin&lt;\t&gt;plugin-vulnerable:npdeployjava&lt;\t&gt;1&lt;\t&gt;http://example.com</text:span></text:p>
            <text:p><text:span text:style-name="T10">MCD:</text:span></text:p>
            <text:p><text:span text:style-name="T10">lockPref("permissions.manager.defaultsUrl", "file:///C:/Program Files (x86)/Mozilla%20Firefox/defaults/default.permissions");</text:span></text:p>
            <text:p/>
            <text:p><text:span text:style-name="T10">サイト別の値を恒久的に設定する場合:</text:span></text:p>
            <text:p><text:span text:style-name="T10">lockPref("extensions.autopermission.sites.example.com", "plugin:java=1,plugin-vulnerable:java=1,plugin:npdeployjava=1,plugin-vulnerable:npdeployjava=1");</text:span></text:p>
            <text:p><text:span text:style-name="T10">clearPref("extensions.autopermission.sites.example.com.lastValue");</text:span></text:p>
          </table:table-cell>
          <table:table-cell table:formula="of:=IF([.H346]=&quot;&quot;;&quot;?&quot;;IF([.J346]=&quot;&quot;;&quot;新規&quot;;IF([.H346]=[.J346];&quot;&quot;;&quot;変更あり&quot;)))" office:value-type="string" office:string-value="変更あり" calcext:value-type="string">
            <text:p>変更あり</text:p>
          </table:table-cell>
          <table:table-cell table:style-name="ce2" office:value-type="string" calcext:value-type="string">
            <text:p>lockPref("extensions.force-addon-status@clear-code.com.plugins.0.pattern", "^Java(\\(TM\\)| )");</text:p>
            <text:p>lockPref("extensions.force-addon-status@clear-code.com.plugins.0.enabledState", 2);</text:p>
          </table:table-cell>
          <table:table-cell table:formula="of:=IF([.J346]=&quot;&quot;;&quot;?&quot;;IF([.L346]=&quot;&quot;;&quot;新規&quot;;IF([.J346]=[.L346];&quot;&quot;;&quot;○&quot;)))">
            <text:p/>
          </table:table-cell>
          <table:table-cell office:value-type="string" calcext:value-type="string">
            <text:p>lockPref("extensions.force-addon-status@clear-code.com.plugins.0.pattern", "^Java(\\(TM\\)| )");</text:p>
            <text:p>lockPref("extensions.force-addon-status@clear-code.com.plugins.0.enabledState", 2);</text:p>
          </table:table-cell>
          <table:table-cell table:number-columns-repeated="1012"/>
        </table:table-row>
        <table:table-row table:style-name="ro67">
          <table:table-cell office:value-type="string" calcext:value-type="string">
            <text:p>Plugin-1</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MCDで設定を反映する</text:p>
            <text:p><text:span text:style-name="T1">（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text:span text:style-name="T10">lockPref("plugin.load_flash_only", false);</text:span></text:p>
            <text:p><text:span text:style-name="T10">lockPref("plugin.state.java", 1);</text:span></text:p>
            <text:p><text:span text:style-name="T10">lockPref("plugin.state.npdeployjava", 1);</text:span></text:p>
            <text:p><text:span text:style-name="T10">// 全体を0で常に無効化した場合、サイト別設定での有効化は不可能</text:span></text:p>
            <text:p/>
            <text:p><text:span text:style-name="T10">サイト別の初期状態のみを設定する場合:</text:span></text:p>
            <text:p><text:span text:style-name="T10">default.permissions:</text:span></text:p>
            <text:p><text:span text:style-name="T10">host&lt;\t&gt;plugin:java&lt;\t&gt;3&lt;\t&gt;http://example.com</text:span></text:p>
            <text:p><text:span text:style-name="T10">host&lt;\t&gt;plugin-vulnerable:java&lt;\t&gt;3&lt;\t&gt;http://example.com</text:span></text:p>
            <text:p><text:span text:style-name="T10">host&lt;\t&gt;plugin:npdeployjava&lt;\t&gt;3&lt;\t&gt;http://example.com</text:span></text:p>
            <text:p><text:span text:style-name="T10">host&lt;\t&gt;plugin-vulnerable:npdeployjava&lt;\t&gt;3&lt;\t&gt;http://example.com</text:span></text:p>
            <text:p><text:span text:style-name="T10"># または</text:span></text:p>
            <text:p><text:span text:style-name="T10">origin&lt;\t&gt;plugin:java&lt;\t&gt;3&lt;\t&gt;http://example.com</text:span></text:p>
            <text:p><text:span text:style-name="T10">origin&lt;\t&gt;plugin-vulnerable:java&lt;\t&gt;3&lt;\t&gt;http://example.com</text:span></text:p>
            <text:p><text:span text:style-name="T10">origin&lt;\t&gt;plugin:npdeployjava&lt;\t&gt;3&lt;\t&gt;http://example.com</text:span></text:p>
            <text:p><text:span text:style-name="T10">origin&lt;\t&gt;plugin-vulnerable:npdeployjava&lt;\t&gt;3&lt;\t&gt;http://example.com</text:span></text:p>
            <text:p><text:span text:style-name="T10">MCD:</text:span></text:p>
            <text:p><text:span text:style-name="T10">lockPref("permissions.manager.defaultsUrl", "file:///C:/Program Files (x86)/Mozilla%20Firefox/defaults/default.permissions");</text:span></text:p>
            <text:p/>
            <text:p><text:span text:style-name="T10">サイト別の値を恒久的に設定する場合:</text:span></text:p>
            <text:p><text:span text:style-name="T10">lockPref("extensions.autopermission.sites.example.com", "plugin:java=3,plugin-vulnerable:java=3,plugin:npdeployjava=3,plugin-vulnerable:npdeployjava=3");</text:span></text:p>
            <text:p><text:span text:style-name="T10">clearPref("extensions.autopermission.sites.example.com.lastValue");</text:span></text:p>
          </table:table-cell>
          <table:table-cell table:formula="of:=IF([.H347]=&quot;&quot;;&quot;?&quot;;IF([.J347]=&quot;&quot;;&quot;新規&quot;;IF([.H347]=[.J347];&quot;&quot;;&quot;変更あり&quot;)))" office:value-type="string" office:string-value="変更あり" calcext:value-type="string">
            <text:p>変更あり</text:p>
          </table:table-cell>
          <table:table-cell table:style-name="ce2" office:value-type="string" calcext:value-type="string">
            <text:p>lockPref("extensions.force-addon-status@clear-code.com.plugins.0.pattern", "^Java(\\(TM\\)| )");</text:p>
            <text:p>lockPref("extensions.force-addon-status@clear-code.com.plugins.0.enabledState", 1);</text:p>
          </table:table-cell>
          <table:table-cell table:formula="of:=IF([.J347]=&quot;&quot;;&quot;?&quot;;IF([.L347]=&quot;&quot;;&quot;新規&quot;;IF([.J347]=[.L347];&quot;&quot;;&quot;○&quot;)))">
            <text:p/>
          </table:table-cell>
          <table:table-cell office:value-type="string" calcext:value-type="string">
            <text:p>lockPref("extensions.force-addon-status@clear-code.com.plugins.0.pattern", "^Java(\\(TM\\)| )");</text:p>
            <text:p>lockPref("extensions.force-addon-status@clear-code.com.plugins.0.enabledState", 1);</text:p>
          </table:table-cell>
          <table:table-cell table:number-columns-repeated="1012"/>
        </table:table-row>
        <table:table-row table:style-name="ro27">
          <table:table-cell office:value-type="string" calcext:value-type="string">
            <text:p>Plugin-2</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Adobe Flash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1と同様。プラグイン名は「java」を「flash」に読み替える。</text:p>
          </table:table-cell>
          <table:table-cell table:formula="of:=IF([.H348]=&quot;&quot;;&quot;?&quot;;IF([.J348]=&quot;&quot;;&quot;新規&quot;;IF([.H348]=[.J348];&quot;&quot;;&quot;変更あり&quot;)))" office:value-type="string" office:string-value="変更あり" calcext:value-type="string">
            <text:p>変更あり</text:p>
          </table:table-cell>
          <table:table-cell table:style-name="ce1" office:value-type="string" calcext:value-type="string">
            <text:p>lockPref("extensions.force-addon-status@clear-code.com.plugins.0.pattern", "^Shockwave Flash");</text:p>
            <text:p>lockPref("extensions.force-addon-status@clear-code.com.plugins.0.enabledState", 0);</text:p>
          </table:table-cell>
          <table:table-cell table:formula="of:=IF([.J348]=&quot;&quot;;&quot;?&quot;;IF([.L348]=&quot;&quot;;&quot;新規&quot;;IF([.J348]=[.L348];&quot;&quot;;&quot;○&quot;)))">
            <text:p/>
          </table:table-cell>
          <table:table-cell office:value-type="string" calcext:value-type="string">
            <text:p>lockPref("extensions.force-addon-status@clear-code.com.plugins.0.pattern", "^Shockwave Flash");</text:p>
            <text:p>lockPref("extensions.force-addon-status@clear-code.com.plugins.0.enabledState", 0);</text:p>
          </table:table-cell>
          <table:table-cell table:number-columns-repeated="1012"/>
        </table:table-row>
        <table:table-row table:style-name="ro27">
          <table:table-cell office:value-type="string" calcext:value-type="string">
            <text:p>Plugin-2</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2と同様。プラグイン名は「java」を「flash」に読み替える。</text:p>
          </table:table-cell>
          <table:table-cell table:formula="of:=IF([.H349]=&quot;&quot;;&quot;?&quot;;IF([.J349]=&quot;&quot;;&quot;新規&quot;;IF([.H349]=[.J349];&quot;&quot;;&quot;変更あり&quot;)))" office:value-type="string" office:string-value="変更あり" calcext:value-type="string">
            <text:p>変更あり</text:p>
          </table:table-cell>
          <table:table-cell table:style-name="ce1" office:value-type="string" calcext:value-type="string">
            <text:p>lockPref("extensions.force-addon-status@clear-code.com.plugins.0.pattern", "^Shockwave Flash");</text:p>
            <text:p>lockPref("extensions.force-addon-status@clear-code.com.plugins.0.enabledState", 2);</text:p>
          </table:table-cell>
          <table:table-cell table:formula="of:=IF([.J349]=&quot;&quot;;&quot;?&quot;;IF([.L349]=&quot;&quot;;&quot;新規&quot;;IF([.J349]=[.L349];&quot;&quot;;&quot;○&quot;)))">
            <text:p/>
          </table:table-cell>
          <table:table-cell office:value-type="string" calcext:value-type="string">
            <text:p>lockPref("extensions.force-addon-status@clear-code.com.plugins.0.pattern", "^Shockwave Flash");</text:p>
            <text:p>lockPref("extensions.force-addon-status@clear-code.com.plugins.0.enabledState", 2);</text:p>
          </table:table-cell>
          <table:table-cell table:number-columns-repeated="1012"/>
        </table:table-row>
        <table:table-row table:style-name="ro27">
          <table:table-cell office:value-type="string" calcext:value-type="string">
            <text:p>Plugin-2</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3と同様。プラグイン名は「java」を「flash」に読み替える。</text:p>
          </table:table-cell>
          <table:table-cell table:formula="of:=IF([.H350]=&quot;&quot;;&quot;?&quot;;IF([.J350]=&quot;&quot;;&quot;新規&quot;;IF([.H350]=[.J350];&quot;&quot;;&quot;変更あり&quot;)))" office:value-type="string" office:string-value="変更あり" calcext:value-type="string">
            <text:p>変更あり</text:p>
          </table:table-cell>
          <table:table-cell table:style-name="ce1" office:value-type="string" calcext:value-type="string">
            <text:p>lockPref("extensions.force-addon-status@clear-code.com.plugins.0.pattern", "^Shockwave Flash");</text:p>
            <text:p>lockPref("extensions.force-addon-status@clear-code.com.plugins.0.enabledState", 1);</text:p>
          </table:table-cell>
          <table:table-cell table:formula="of:=IF([.J350]=&quot;&quot;;&quot;?&quot;;IF([.L350]=&quot;&quot;;&quot;新規&quot;;IF([.J350]=[.L350];&quot;&quot;;&quot;○&quot;)))">
            <text:p/>
          </table:table-cell>
          <table:table-cell office:value-type="string" calcext:value-type="string">
            <text:p>lockPref("extensions.force-addon-status@clear-code.com.plugins.0.pattern", "^Shockwave Flash");</text:p>
            <text:p>lockPref("extensions.force-addon-status@clear-code.com.plugins.0.enabledState", 1);</text:p>
          </table:table-cell>
          <table:table-cell table:number-columns-repeated="1012"/>
        </table:table-row>
        <table:table-row table:style-name="ro27">
          <table:table-cell office:value-type="string" calcext:value-type="string">
            <text:p>Plugin-3</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Adobe Acrobat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1と同様。プラグイン名は「java」を「nppdf」に読み替える。</text:p>
          </table:table-cell>
          <table:table-cell table:formula="of:=IF([.H351]=&quot;&quot;;&quot;?&quot;;IF([.J351]=&quot;&quot;;&quot;新規&quot;;IF([.H351]=[.J351];&quot;&quot;;&quot;変更あり&quot;)))" office:value-type="string" office:string-value="変更あり" calcext:value-type="string">
            <text:p>変更あり</text:p>
          </table:table-cell>
          <table:table-cell table:style-name="ce1" office:value-type="string" calcext:value-type="string">
            <text:p>lockPref("extensions.force-addon-status@clear-code.com.plugins.0.pattern", "^Adobe Acrobat");</text:p>
            <text:p>lockPref("extensions.force-addon-status@clear-code.com.plugins.0.enabledState", 0);</text:p>
          </table:table-cell>
          <table:table-cell table:formula="of:=IF([.J351]=&quot;&quot;;&quot;?&quot;;IF([.L351]=&quot;&quot;;&quot;新規&quot;;IF([.J351]=[.L351];&quot;&quot;;&quot;○&quot;)))">
            <text:p/>
          </table:table-cell>
          <table:table-cell office:value-type="string" calcext:value-type="string">
            <text:p>lockPref("extensions.force-addon-status@clear-code.com.plugins.0.pattern", "^Adobe Acrobat");</text:p>
            <text:p>lockPref("extensions.force-addon-status@clear-code.com.plugins.0.enabledState", 0);</text:p>
          </table:table-cell>
          <table:table-cell table:number-columns-repeated="1012"/>
        </table:table-row>
        <table:table-row table:style-name="ro27">
          <table:table-cell office:value-type="string" calcext:value-type="string">
            <text:p>Plugin-3</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2と同様。プラグイン名は「java」を「nppdf」に読み替える。</text:p>
          </table:table-cell>
          <table:table-cell table:formula="of:=IF([.H352]=&quot;&quot;;&quot;?&quot;;IF([.J352]=&quot;&quot;;&quot;新規&quot;;IF([.H352]=[.J352];&quot;&quot;;&quot;変更あり&quot;)))" office:value-type="string" office:string-value="変更あり" calcext:value-type="string">
            <text:p>変更あり</text:p>
          </table:table-cell>
          <table:table-cell table:style-name="ce1" office:value-type="string" calcext:value-type="string">
            <text:p>lockPref("extensions.force-addon-status@clear-code.com.plugins.0.pattern", "^Adobe Acrobat");</text:p>
            <text:p>lockPref("extensions.force-addon-status@clear-code.com.plugins.0.enabledState", 2);</text:p>
          </table:table-cell>
          <table:table-cell table:formula="of:=IF([.J352]=&quot;&quot;;&quot;?&quot;;IF([.L352]=&quot;&quot;;&quot;新規&quot;;IF([.J352]=[.L352];&quot;&quot;;&quot;○&quot;)))">
            <text:p/>
          </table:table-cell>
          <table:table-cell office:value-type="string" calcext:value-type="string">
            <text:p>lockPref("extensions.force-addon-status@clear-code.com.plugins.0.pattern", "^Adobe Acrobat");</text:p>
            <text:p>lockPref("extensions.force-addon-status@clear-code.com.plugins.0.enabledState", 2);</text:p>
          </table:table-cell>
          <table:table-cell table:number-columns-repeated="1012"/>
        </table:table-row>
        <table:table-row table:style-name="ro27">
          <table:table-cell office:value-type="string" calcext:value-type="string">
            <text:p>Plugin-3</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3と同様。プラグイン名は「java」を「nppdf」に読み替える。</text:p>
          </table:table-cell>
          <table:table-cell table:formula="of:=IF([.H353]=&quot;&quot;;&quot;?&quot;;IF([.J353]=&quot;&quot;;&quot;新規&quot;;IF([.H353]=[.J353];&quot;&quot;;&quot;変更あり&quot;)))" office:value-type="string" office:string-value="変更あり" calcext:value-type="string">
            <text:p>変更あり</text:p>
          </table:table-cell>
          <table:table-cell table:style-name="ce1" office:value-type="string" calcext:value-type="string">
            <text:p>lockPref("extensions.force-addon-status@clear-code.com.plugins.0.pattern", "^Adobe Acrobat");</text:p>
            <text:p>lockPref("extensions.force-addon-status@clear-code.com.plugins.0.enabledState", 1);</text:p>
          </table:table-cell>
          <table:table-cell table:formula="of:=IF([.J353]=&quot;&quot;;&quot;?&quot;;IF([.L353]=&quot;&quot;;&quot;新規&quot;;IF([.J353]=[.L353];&quot;&quot;;&quot;○&quot;)))">
            <text:p/>
          </table:table-cell>
          <table:table-cell office:value-type="string" calcext:value-type="string">
            <text:p>lockPref("extensions.force-addon-status@clear-code.com.plugins.0.pattern", "^Adobe Acrobat");</text:p>
            <text:p>lockPref("extensions.force-addon-status@clear-code.com.plugins.0.enabledState", 1);</text:p>
          </table:table-cell>
          <table:table-cell table:number-columns-repeated="1012"/>
        </table:table-row>
        <table:table-row table:style-name="ro27">
          <table:table-cell office:value-type="string" calcext:value-type="string">
            <text:p>Plugin-4</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Shockwave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1と同様。プラグイン名は「java」を「np32dsw」に読み替える。</text:p>
          </table:table-cell>
          <table:table-cell table:formula="of:=IF([.H354]=&quot;&quot;;&quot;?&quot;;IF([.J354]=&quot;&quot;;&quot;新規&quot;;IF([.H354]=[.J354];&quot;&quot;;&quot;変更あり&quot;)))" office:value-type="string" office:string-value="変更あり" calcext:value-type="string">
            <text:p>変更あり</text:p>
          </table:table-cell>
          <table:table-cell table:style-name="ce1" office:value-type="string" calcext:value-type="string">
            <text:p>lockPref("extensions.force-addon-status@clear-code.com.plugins.0.pattern", "^Shockwave for Director");</text:p>
            <text:p>lockPref("extensions.force-addon-status@clear-code.com.plugins.0.enabledState", 0);</text:p>
          </table:table-cell>
          <table:table-cell table:formula="of:=IF([.J354]=&quot;&quot;;&quot;?&quot;;IF([.L354]=&quot;&quot;;&quot;新規&quot;;IF([.J354]=[.L354];&quot;&quot;;&quot;○&quot;)))">
            <text:p/>
          </table:table-cell>
          <table:table-cell office:value-type="string" calcext:value-type="string">
            <text:p>lockPref("extensions.force-addon-status@clear-code.com.plugins.0.pattern", "^Shockwave for Director");</text:p>
            <text:p>lockPref("extensions.force-addon-status@clear-code.com.plugins.0.enabledState", 0);</text:p>
          </table:table-cell>
          <table:table-cell table:number-columns-repeated="1012"/>
        </table:table-row>
        <table:table-row table:style-name="ro27">
          <table:table-cell office:value-type="string" calcext:value-type="string">
            <text:p>Plugin-4</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2と同様。プラグイン名は「java」を「np32dsw」に読み替える。</text:p>
          </table:table-cell>
          <table:table-cell table:formula="of:=IF([.H355]=&quot;&quot;;&quot;?&quot;;IF([.J355]=&quot;&quot;;&quot;新規&quot;;IF([.H355]=[.J355];&quot;&quot;;&quot;変更あり&quot;)))" office:value-type="string" office:string-value="変更あり" calcext:value-type="string">
            <text:p>変更あり</text:p>
          </table:table-cell>
          <table:table-cell table:style-name="ce1" office:value-type="string" calcext:value-type="string">
            <text:p>lockPref("extensions.force-addon-status@clear-code.com.plugins.0.pattern", "^Shockwave for Director");</text:p>
            <text:p>lockPref("extensions.force-addon-status@clear-code.com.plugins.0.enabledState", 2);</text:p>
          </table:table-cell>
          <table:table-cell table:formula="of:=IF([.J355]=&quot;&quot;;&quot;?&quot;;IF([.L355]=&quot;&quot;;&quot;新規&quot;;IF([.J355]=[.L355];&quot;&quot;;&quot;○&quot;)))">
            <text:p/>
          </table:table-cell>
          <table:table-cell office:value-type="string" calcext:value-type="string">
            <text:p>lockPref("extensions.force-addon-status@clear-code.com.plugins.0.pattern", "^Shockwave for Director");</text:p>
            <text:p>lockPref("extensions.force-addon-status@clear-code.com.plugins.0.enabledState", 2);</text:p>
          </table:table-cell>
          <table:table-cell table:number-columns-repeated="1012"/>
        </table:table-row>
        <table:table-row table:style-name="ro27">
          <table:table-cell office:value-type="string" calcext:value-type="string">
            <text:p>Plugin-4</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3と同様。プラグイン名は「java」を「np32dsw」に読み替える。</text:p>
          </table:table-cell>
          <table:table-cell table:formula="of:=IF([.H356]=&quot;&quot;;&quot;?&quot;;IF([.J356]=&quot;&quot;;&quot;新規&quot;;IF([.H356]=[.J356];&quot;&quot;;&quot;変更あり&quot;)))" office:value-type="string" office:string-value="変更あり" calcext:value-type="string">
            <text:p>変更あり</text:p>
          </table:table-cell>
          <table:table-cell table:style-name="ce1" office:value-type="string" calcext:value-type="string">
            <text:p>lockPref("extensions.force-addon-status@clear-code.com.plugins.0.pattern", "^Shockwave for Director");</text:p>
            <text:p>lockPref("extensions.force-addon-status@clear-code.com.plugins.0.enabledState", 1);</text:p>
          </table:table-cell>
          <table:table-cell table:formula="of:=IF([.J356]=&quot;&quot;;&quot;?&quot;;IF([.L356]=&quot;&quot;;&quot;新規&quot;;IF([.J356]=[.L356];&quot;&quot;;&quot;○&quot;)))">
            <text:p/>
          </table:table-cell>
          <table:table-cell office:value-type="string" calcext:value-type="string">
            <text:p>lockPref("extensions.force-addon-status@clear-code.com.plugins.0.pattern", "^Shockwave for Director");</text:p>
            <text:p>lockPref("extensions.force-addon-status@clear-code.com.plugins.0.enabledState", 1);</text:p>
          </table:table-cell>
          <table:table-cell table:number-columns-repeated="1012"/>
        </table:table-row>
        <table:table-row table:style-name="ro27">
          <table:table-cell office:value-type="string" calcext:value-type="string">
            <text:p>Plugin-5</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Silverlight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1と同様。プラグイン名は「java」を「npctrl」に読み替える。</text:p>
          </table:table-cell>
          <table:table-cell table:formula="of:=IF([.H357]=&quot;&quot;;&quot;?&quot;;IF([.J357]=&quot;&quot;;&quot;新規&quot;;IF([.H357]=[.J357];&quot;&quot;;&quot;変更あり&quot;)))" office:value-type="string" office:string-value="変更あり" calcext:value-type="string">
            <text:p>変更あり</text:p>
          </table:table-cell>
          <table:table-cell table:style-name="ce1" office:value-type="string" calcext:value-type="string">
            <text:p>lockPref("extensions.force-addon-status@clear-code.com.plugins.0.pattern", "^Silverlight Plug-In");</text:p>
            <text:p>lockPref("extensions.force-addon-status@clear-code.com.plugins.0.enabledState", 0);</text:p>
          </table:table-cell>
          <table:table-cell table:formula="of:=IF([.J357]=&quot;&quot;;&quot;?&quot;;IF([.L357]=&quot;&quot;;&quot;新規&quot;;IF([.J357]=[.L357];&quot;&quot;;&quot;○&quot;)))">
            <text:p/>
          </table:table-cell>
          <table:table-cell office:value-type="string" calcext:value-type="string">
            <text:p>lockPref("extensions.force-addon-status@clear-code.com.plugins.0.pattern", "^Silverlight Plug-In");</text:p>
            <text:p>lockPref("extensions.force-addon-status@clear-code.com.plugins.0.enabledState", 0);</text:p>
          </table:table-cell>
          <table:table-cell table:number-columns-repeated="1012"/>
        </table:table-row>
        <table:table-row table:style-name="ro27">
          <table:table-cell office:value-type="string" calcext:value-type="string">
            <text:p>Plugin-5</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2と同様。プラグイン名は「java」を「npctrl」に読み替える。</text:p>
          </table:table-cell>
          <table:table-cell table:formula="of:=IF([.H358]=&quot;&quot;;&quot;?&quot;;IF([.J358]=&quot;&quot;;&quot;新規&quot;;IF([.H358]=[.J358];&quot;&quot;;&quot;変更あり&quot;)))" office:value-type="string" office:string-value="変更あり" calcext:value-type="string">
            <text:p>変更あり</text:p>
          </table:table-cell>
          <table:table-cell table:style-name="ce1" office:value-type="string" calcext:value-type="string">
            <text:p>lockPref("extensions.force-addon-status@clear-code.com.plugins.0.pattern", "^Silverlight Plug-In");</text:p>
            <text:p>lockPref("extensions.force-addon-status@clear-code.com.plugins.0.enabledState", 2);</text:p>
          </table:table-cell>
          <table:table-cell table:formula="of:=IF([.J358]=&quot;&quot;;&quot;?&quot;;IF([.L358]=&quot;&quot;;&quot;新規&quot;;IF([.J358]=[.L358];&quot;&quot;;&quot;○&quot;)))">
            <text:p/>
          </table:table-cell>
          <table:table-cell office:value-type="string" calcext:value-type="string">
            <text:p>lockPref("extensions.force-addon-status@clear-code.com.plugins.0.pattern", "^Silverlight Plug-In");</text:p>
            <text:p>lockPref("extensions.force-addon-status@clear-code.com.plugins.0.enabledState", 2);</text:p>
          </table:table-cell>
          <table:table-cell table:number-columns-repeated="1012"/>
        </table:table-row>
        <table:table-row table:style-name="ro27">
          <table:table-cell office:value-type="string" calcext:value-type="string">
            <text:p>Plugin-5</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3と同様。プラグイン名は「java」を「npctrl」に読み替える。</text:p>
          </table:table-cell>
          <table:table-cell table:formula="of:=IF([.H359]=&quot;&quot;;&quot;?&quot;;IF([.J359]=&quot;&quot;;&quot;新規&quot;;IF([.H359]=[.J359];&quot;&quot;;&quot;変更あり&quot;)))" office:value-type="string" office:string-value="変更あり" calcext:value-type="string">
            <text:p>変更あり</text:p>
          </table:table-cell>
          <table:table-cell table:style-name="ce1" office:value-type="string" calcext:value-type="string">
            <text:p>lockPref("extensions.force-addon-status@clear-code.com.plugins.0.pattern", "^Silverlight Plug-In");</text:p>
            <text:p>lockPref("extensions.force-addon-status@clear-code.com.plugins.0.enabledState", 1);</text:p>
          </table:table-cell>
          <table:table-cell table:formula="of:=IF([.J359]=&quot;&quot;;&quot;?&quot;;IF([.L359]=&quot;&quot;;&quot;新規&quot;;IF([.J359]=[.L359];&quot;&quot;;&quot;○&quot;)))">
            <text:p/>
          </table:table-cell>
          <table:table-cell office:value-type="string" calcext:value-type="string">
            <text:p>lockPref("extensions.force-addon-status@clear-code.com.plugins.0.pattern", "^Silverlight Plug-In");</text:p>
            <text:p>lockPref("extensions.force-addon-status@clear-code.com.plugins.0.enabledState", 1);</text:p>
          </table:table-cell>
          <table:table-cell table:number-columns-repeated="1012"/>
        </table:table-row>
        <table:table-row table:style-name="ro38">
          <table:table-cell office:value-type="string" calcext:value-type="string">
            <text:p>Plugin-6</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Windows Media Player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既定）</text:p>
          </table:table-cell>
          <table:table-cell office:value-type="string" calcext:value-type="string">
            <text:p>1. np-mswmp.dllを導入する</text:p>
            <text:p>2. 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1と同様。プラグイン名は「java」を「np-mswmp」に読み替える。</text:p>
          </table:table-cell>
          <table:table-cell table:formula="of:=IF([.H360]=&quot;&quot;;&quot;?&quot;;IF([.J360]=&quot;&quot;;&quot;新規&quot;;IF([.H360]=[.J360];&quot;&quot;;&quot;変更あり&quot;)))" office:value-type="string" office:string-value="変更あり" calcext:value-type="string">
            <text:p>変更あり</text:p>
          </table:table-cell>
          <table:table-cell table:style-name="ce1"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formula="of:=IF([.J360]=&quot;&quot;;&quot;?&quot;;IF([.L360]=&quot;&quot;;&quot;新規&quot;;IF([.J360]=[.L360];&quot;&quot;;&quot;○&quot;)))">
            <text:p/>
          </table:table-cell>
          <table:table-cell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number-columns-repeated="1012"/>
        </table:table-row>
        <table:table-row table:style-name="ro38">
          <table:table-cell office:value-type="string" calcext:value-type="string">
            <text:p>Plugin-6</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np-mswmp.dllを導入する</text:p>
            <text:p>2. 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2と同様。プラグイン名は「java」を「np-mswmp」に読み替える。また、その上で以下の設定を加える。</text:p>
            <text:p><text:span text:style-name="T1">lockPref("plugins.load_appdir_plugins", true);</text:span></text:p>
          </table:table-cell>
          <table:table-cell table:formula="of:=IF([.H361]=&quot;&quot;;&quot;?&quot;;IF([.J361]=&quot;&quot;;&quot;新規&quot;;IF([.H361]=[.J361];&quot;&quot;;&quot;変更あり&quot;)))" office:value-type="string" office:string-value="変更あり" calcext:value-type="string">
            <text:p>変更あり</text:p>
          </table:table-cell>
          <table:table-cell table:style-name="ce1"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formula="of:=IF([.J361]=&quot;&quot;;&quot;?&quot;;IF([.L361]=&quot;&quot;;&quot;新規&quot;;IF([.J361]=[.L361];&quot;&quot;;&quot;○&quot;)))">
            <text:p/>
          </table:table-cell>
          <table:table-cell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number-columns-repeated="1012"/>
        </table:table-row>
        <table:table-row table:style-name="ro38">
          <table:table-cell office:value-type="string" calcext:value-type="string">
            <text:p>Plugin-6</text:p>
          </table:table-cell>
          <table:table-cell office:value-type="float" office:value="3" calcext:value-type="float">
            <text:p>3</text:p>
          </table:table-cell>
          <table:covered-table-cell table:number-columns-repeated="3"/>
          <table:table-cell office:value-type="string" calcext:value-type="string">
            <text:p>クリックされたら有効にする</text:p>
          </table:table-cell>
          <table:table-cell office:value-type="string" calcext:value-type="string">
            <text:p>1. np-mswmp.dllを導入する</text:p>
            <text:p>2. 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3と同様。プラグイン名は「java」を「np-mswmp」に読み替える。また、その上で以下の設定を加える。</text:p>
            <text:p><text:span text:style-name="T1">lockPref("plugins.load_appdir_plugins", true);</text:span></text:p>
          </table:table-cell>
          <table:table-cell table:formula="of:=IF([.H362]=&quot;&quot;;&quot;?&quot;;IF([.J362]=&quot;&quot;;&quot;新規&quot;;IF([.H362]=[.J362];&quot;&quot;;&quot;変更あり&quot;)))" office:value-type="string" office:string-value="変更あり" calcext:value-type="string">
            <text:p>変更あり</text:p>
          </table:table-cell>
          <table:table-cell table:style-name="ce1"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formula="of:=IF([.J362]=&quot;&quot;;&quot;?&quot;;IF([.L362]=&quot;&quot;;&quot;新規&quot;;IF([.J362]=[.L362];&quot;&quot;;&quot;○&quot;)))">
            <text:p/>
          </table:table-cell>
          <table:table-cell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number-columns-repeated="1012"/>
        </table:table-row>
        <table:table-row table:style-name="ro38">
          <table:table-cell office:value-type="string" calcext:value-type="string">
            <text:p>Plugin-7</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Cisco WebEx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既定）</text:p>
          </table:table-cell>
          <table:table-cell office:value-type="string" calcext:value-type="string">
            <text:p>1. npatgpc.dllを導入する</text:p>
            <text:p><text:span text:style-name="T1">2. MCDで設定を反映する</text:span></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1と同様。プラグイン名は「java」を「npatgpc」に読み替える。</text:p>
          </table:table-cell>
          <table:table-cell table:formula="of:=IF([.H363]=&quot;&quot;;&quot;?&quot;;IF([.J363]=&quot;&quot;;&quot;新規&quot;;IF([.H363]=[.J363];&quot;&quot;;&quot;変更あり&quot;)))" office:value-type="string" office:string-value="変更あり" calcext:value-type="string">
            <text:p>変更あり</text:p>
          </table:table-cell>
          <table:table-cell table:style-name="ce1"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formula="of:=IF([.J363]=&quot;&quot;;&quot;?&quot;;IF([.L363]=&quot;&quot;;&quot;新規&quot;;IF([.J363]=[.L363];&quot;&quot;;&quot;○&quot;)))">
            <text:p/>
          </table:table-cell>
          <table:table-cell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number-columns-repeated="1012"/>
        </table:table-row>
        <table:table-row table:style-name="ro38">
          <table:table-cell office:value-type="string" calcext:value-type="string">
            <text:p>Plugin-7</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npatgpc.dllを導入する</text:p>
            <text:p><text:span text:style-name="T1">2. MCDで設定を反映する</text:span></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2と同様。プラグイン名は「java」を「npatgpc」に読み替える。また、その上で以下の設定を加える。</text:p>
            <text:p><text:span text:style-name="T1">lockPref("plugins.load_appdir_plugins", true);</text:span></text:p>
          </table:table-cell>
          <table:table-cell table:formula="of:=IF([.H364]=&quot;&quot;;&quot;?&quot;;IF([.J364]=&quot;&quot;;&quot;新規&quot;;IF([.H364]=[.J364];&quot;&quot;;&quot;変更あり&quot;)))" office:value-type="string" office:string-value="変更あり" calcext:value-type="string">
            <text:p>変更あり</text:p>
          </table:table-cell>
          <table:table-cell table:style-name="ce1"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formula="of:=IF([.J364]=&quot;&quot;;&quot;?&quot;;IF([.L364]=&quot;&quot;;&quot;新規&quot;;IF([.J364]=[.L364];&quot;&quot;;&quot;○&quot;)))">
            <text:p/>
          </table:table-cell>
          <table:table-cell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number-columns-repeated="1012"/>
        </table:table-row>
        <table:table-row table:style-name="ro38">
          <table:table-cell office:value-type="string" calcext:value-type="string">
            <text:p>Plugin-7</text:p>
          </table:table-cell>
          <table:table-cell office:value-type="float" office:value="3" calcext:value-type="float">
            <text:p>3</text:p>
          </table:table-cell>
          <table:covered-table-cell table:number-columns-repeated="3"/>
          <table:table-cell office:value-type="string" calcext:value-type="string">
            <text:p>クリックされたら有効にする</text:p>
          </table:table-cell>
          <table:table-cell office:value-type="string" calcext:value-type="string">
            <text:p>1. npatgpc.dllを導入する</text:p>
            <text:p><text:span text:style-name="T1">2. MCDで設定を反映する</text:span></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3と同様。プラグイン名は「java」を「npatgpc」に読み替える。また、その上で以下の設定を加える。</text:p>
            <text:p><text:span text:style-name="T1">lockPref("plugins.load_appdir_plugins", true);</text:span></text:p>
          </table:table-cell>
          <table:table-cell table:formula="of:=IF([.H365]=&quot;&quot;;&quot;?&quot;;IF([.J365]=&quot;&quot;;&quot;新規&quot;;IF([.H365]=[.J365];&quot;&quot;;&quot;変更あり&quot;)))" office:value-type="string" office:string-value="変更あり" calcext:value-type="string">
            <text:p>変更あり</text:p>
          </table:table-cell>
          <table:table-cell table:style-name="ce1"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formula="of:=IF([.J365]=&quot;&quot;;&quot;?&quot;;IF([.L365]=&quot;&quot;;&quot;新規&quot;;IF([.J365]=[.L365];&quot;&quot;;&quot;○&quot;)))">
            <text:p/>
          </table:table-cell>
          <table:table-cell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number-columns-repeated="1012"/>
        </table:table-row>
        <table:table-row table:style-name="ro3">
          <table:table-cell office:value-type="string" calcext:value-type="string">
            <text:p>Plugin-8</text:p>
          </table:table-cell>
          <table:table-cell office:value-type="float" office:value="1" calcext:value-type="float">
            <text:p>1</text:p>
          </table:table-cell>
          <table:table-cell office:value-type="string" calcext:value-type="string" table:number-columns-spanned="1" table:number-rows-spanned="2">
            <text:p>プラグイン</text:p>
          </table:table-cell>
          <table:table-cell office:value-type="string" calcext:value-type="string" table:number-columns-spanned="1" table:number-rows-spanned="2">
            <text:p>Gecko Media Pluginの利用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2" office:value-type="string" calcext:value-type="string">
            <text:p>-</text:p>
          </table:table-cell>
          <table:table-cell table:formula="of:=IF([.H366]=&quot;&quot;;&quot;?&quot;;IF([.J366]=&quot;&quot;;&quot;新規&quot;;IF([.H366]=[.J366];&quot;&quot;;&quot;変更あり&quot;)))">
            <text:p/>
          </table:table-cell>
          <table:table-cell table:style-name="ce2" office:value-type="string" calcext:value-type="string">
            <text:p>-</text:p>
          </table:table-cell>
          <table:table-cell table:formula="of:=IF([.J366]=&quot;&quot;;&quot;?&quot;;IF([.L366]=&quot;&quot;;&quot;新規&quot;;IF([.J366]=[.L366];&quot;&quot;;&quot;○&quot;)))">
            <text:p/>
          </table:table-cell>
          <table:table-cell office:value-type="string" calcext:value-type="string">
            <text:p>-</text:p>
          </table:table-cell>
          <table:table-cell table:number-columns-repeated="1012"/>
        </table:table-row>
        <table:table-row table:style-name="ro67">
          <table:table-cell office:value-type="string" calcext:value-type="string">
            <text:p>Plugin-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table:style-name="ce13" office:value-type="string" calcext:value-type="string">
            <text:p><text:span text:style-name="T3">1. MCDで設定を反映する</text:span></text:p>
            <text:p><text:span text:style-name="T3">2. アドオン「globalChrome.css」を導入する</text:span></text:p>
            <text:p><text:span text:style-name="T3">3. globalChrome.cssで設定を反映する</text:span></text:p>
          </table:table-cell>
          <table:table-cell table:style-name="ce1"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formula="of:=IF([.H367]=&quot;&quot;;&quot;?&quot;;IF([.J367]=&quot;&quot;;&quot;新規&quot;;IF([.H367]=[.J367];&quot;&quot;;&quot;変更あり&quot;)))">
            <text:p/>
          </table:table-cell>
          <table:table-cell table:style-name="ce1"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formula="of:=IF([.J367]=&quot;&quot;;&quot;?&quot;;IF([.L367]=&quot;&quot;;&quot;新規&quot;;IF([.J367]=[.L367];&quot;&quot;;&quot;○&quot;)))" office:value-type="string" office:string-value="○" calcext:value-type="string">
            <text:p>○</text:p>
          </table:table-cell>
          <table:table-cell office:value-type="string" calcext:value-type="string">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able:table-cell>
          <table:table-cell table:number-columns-repeated="1012"/>
        </table:table-row>
        <table:table-row table:style-name="ro78">
          <table:table-cell office:value-type="string" calcext:value-type="string">
            <text:p>Plugin-9</text:p>
          </table:table-cell>
          <table:table-cell office:value-type="float" office:value="1" calcext:value-type="float">
            <text:p>1</text:p>
          </table:table-cell>
          <table:table-cell office:value-type="string" calcext:value-type="string" table:number-columns-spanned="1" table:number-rows-spanned="3">
            <text:p>セキュリティ</text:p>
          </table:table-cell>
          <table:table-cell office:value-type="string" calcext:value-type="string" table:number-columns-spanned="1" table:number-rows-spanned="3">
            <text:p>IcedTea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1と同様。プラグイン名は「java」を「libnpjp」（または「libnpjp2」）に読み替える。</text:p>
          </table:table-cell>
          <table:table-cell table:formula="of:=IF([.H368]=&quot;&quot;;&quot;?&quot;;IF([.J368]=&quot;&quot;;&quot;新規&quot;;IF([.H368]=[.J368];&quot;&quot;;&quot;変更あり&quot;)))" office:value-type="string" office:string-value="変更あり" calcext:value-type="string">
            <text:p>変更あり</text:p>
          </table:table-cell>
          <table:table-cell table:style-name="ce2" office:value-type="string" calcext:value-type="string">
            <text:p>lockPref("extensions.force-addon-status@clear-code.com.plugins.0.pattern", "^IcedTea-Web Plugin");</text:p>
            <text:p>lockPref("extensions.force-addon-status@clear-code.com.plugins.0.enabledState", 0);</text:p>
          </table:table-cell>
          <table:table-cell table:formula="of:=IF([.J368]=&quot;&quot;;&quot;?&quot;;IF([.L368]=&quot;&quot;;&quot;新規&quot;;IF([.J368]=[.L368];&quot;&quot;;&quot;○&quot;)))">
            <text:p/>
          </table:table-cell>
          <table:table-cell office:value-type="string" calcext:value-type="string">
            <text:p>lockPref("extensions.force-addon-status@clear-code.com.plugins.0.pattern", "^IcedTea-Web Plugin");</text:p>
            <text:p>lockPref("extensions.force-addon-status@clear-code.com.plugins.0.enabledState", 0);</text:p>
          </table:table-cell>
          <table:table-cell/>
          <table:table-cell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number-columns-repeated="1010"/>
        </table:table-row>
        <table:table-row table:style-name="ro27">
          <table:table-cell office:value-type="string" calcext:value-type="string">
            <text:p>Plugin-9</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2と同様。プラグイン名は「java」を「libnpjp」（または「libnpjp2」）に読み替える。</text:p>
          </table:table-cell>
          <table:table-cell table:formula="of:=IF([.H369]=&quot;&quot;;&quot;?&quot;;IF([.J369]=&quot;&quot;;&quot;新規&quot;;IF([.H369]=[.J369];&quot;&quot;;&quot;変更あり&quot;)))" office:value-type="string" office:string-value="変更あり" calcext:value-type="string">
            <text:p>変更あり</text:p>
          </table:table-cell>
          <table:table-cell table:style-name="ce2" office:value-type="string" calcext:value-type="string">
            <text:p>lockPref("extensions.force-addon-status@clear-code.com.plugins.0.pattern", "^IcedTea-Web Plugin");</text:p>
            <text:p>lockPref("extensions.force-addon-status@clear-code.com.plugins.0.enabledState", 2);</text:p>
          </table:table-cell>
          <table:table-cell table:formula="of:=IF([.J369]=&quot;&quot;;&quot;?&quot;;IF([.L369]=&quot;&quot;;&quot;新規&quot;;IF([.J369]=[.L369];&quot;&quot;;&quot;○&quot;)))">
            <text:p/>
          </table:table-cell>
          <table:table-cell office:value-type="string" calcext:value-type="string">
            <text:p>lockPref("extensions.force-addon-status@clear-code.com.plugins.0.pattern", "^IcedTea-Web Plugin");</text:p>
            <text:p>lockPref("extensions.force-addon-status@clear-code.com.plugins.0.enabledState", 2);</text:p>
          </table:table-cell>
          <table:table-cell table:number-columns-repeated="1012"/>
        </table:table-row>
        <table:table-row table:style-name="ro27">
          <table:table-cell office:value-type="string" calcext:value-type="string">
            <text:p>Plugin-9</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3と同様。プラグイン名は「java」を「libnpjp」（または「libnpjp2」）に読み替える。</text:p>
          </table:table-cell>
          <table:table-cell table:formula="of:=IF([.H370]=&quot;&quot;;&quot;?&quot;;IF([.J370]=&quot;&quot;;&quot;新規&quot;;IF([.H370]=[.J370];&quot;&quot;;&quot;変更あり&quot;)))" office:value-type="string" office:string-value="変更あり" calcext:value-type="string">
            <text:p>変更あり</text:p>
          </table:table-cell>
          <table:table-cell table:style-name="ce2" office:value-type="string" calcext:value-type="string">
            <text:p>lockPref("extensions.force-addon-status@clear-code.com.plugins.0.pattern", "^IcedTea-Web Plugin");</text:p>
            <text:p>lockPref("extensions.force-addon-status@clear-code.com.plugins.0.enabledState", 1);</text:p>
          </table:table-cell>
          <table:table-cell table:formula="of:=IF([.J370]=&quot;&quot;;&quot;?&quot;;IF([.L370]=&quot;&quot;;&quot;新規&quot;;IF([.J370]=[.L370];&quot;&quot;;&quot;○&quot;)))">
            <text:p/>
          </table:table-cell>
          <table:table-cell office:value-type="string" calcext:value-type="string">
            <text:p>lockPref("extensions.force-addon-status@clear-code.com.plugins.0.pattern", "^IcedTea-Web Plugin");</text:p>
            <text:p>lockPref("extensions.force-addon-status@clear-code.com.plugins.0.enabledState", 1);</text:p>
          </table:table-cell>
          <table:table-cell table:number-columns-repeated="1012"/>
        </table:table-row>
        <table:table-row table:style-name="ro3">
          <table:table-cell office:value-type="string" calcext:value-type="string">
            <text:p>Plugin-10</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すべてのプラグインの初期状態</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MCDで設定を反映する</text:p>
          </table:table-cell>
          <table:table-cell table:style-name="ce2" office:value-type="string" calcext:value-type="string">
            <text:p>lockPref("plugin.default.state", 0);</text:p>
          </table:table-cell>
          <table:table-cell table:formula="of:=IF([.H371]=&quot;&quot;;&quot;?&quot;;IF([.J371]=&quot;&quot;;&quot;新規&quot;;IF([.H371]=[.J371];&quot;&quot;;&quot;変更あり&quot;)))">
            <text:p/>
          </table:table-cell>
          <table:table-cell table:style-name="ce2" office:value-type="string" calcext:value-type="string">
            <text:p>lockPref("plugin.default.state", 0);</text:p>
          </table:table-cell>
          <table:table-cell table:formula="of:=IF([.J371]=&quot;&quot;;&quot;?&quot;;IF([.L371]=&quot;&quot;;&quot;新規&quot;;IF([.J371]=[.L371];&quot;&quot;;&quot;○&quot;)))" office:value-type="string" office:string-value="新規" calcext:value-type="string">
            <text:p>新規</text:p>
          </table:table-cell>
          <table:table-cell table:number-columns-repeated="1013"/>
        </table:table-row>
        <table:table-row table:style-name="ro3">
          <table:table-cell office:value-type="string" calcext:value-type="string">
            <text:p>Plugin-10</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MCDで設定を反映する</text:p>
          </table:table-cell>
          <table:table-cell table:style-name="ce2" office:value-type="string" calcext:value-type="string">
            <text:p>lockPref("plugin.default.state", 2);</text:p>
          </table:table-cell>
          <table:table-cell table:formula="of:=IF([.H372]=&quot;&quot;;&quot;?&quot;;IF([.J372]=&quot;&quot;;&quot;新規&quot;;IF([.H372]=[.J372];&quot;&quot;;&quot;変更あり&quot;)))">
            <text:p/>
          </table:table-cell>
          <table:table-cell table:style-name="ce2" office:value-type="string" calcext:value-type="string">
            <text:p>lockPref("plugin.default.state", 2);</text:p>
          </table:table-cell>
          <table:table-cell table:formula="of:=IF([.J372]=&quot;&quot;;&quot;?&quot;;IF([.L372]=&quot;&quot;;&quot;新規&quot;;IF([.J372]=[.L372];&quot;&quot;;&quot;○&quot;)))" office:value-type="string" office:string-value="新規" calcext:value-type="string">
            <text:p>新規</text:p>
          </table:table-cell>
          <table:table-cell table:number-columns-repeated="1013"/>
        </table:table-row>
        <table:table-row table:style-name="ro2">
          <table:table-cell office:value-type="string" calcext:value-type="string">
            <text:p>Plugin-10</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text:p>
          </table:table-cell>
          <table:table-cell table:style-name="ce2" office:value-type="string" calcext:value-type="string">
            <text:p>lockPref("plugin.default.state", 1);</text:p>
          </table:table-cell>
          <table:table-cell table:formula="of:=IF([.H373]=&quot;&quot;;&quot;?&quot;;IF([.J373]=&quot;&quot;;&quot;新規&quot;;IF([.H373]=[.J373];&quot;&quot;;&quot;変更あり&quot;)))">
            <text:p/>
          </table:table-cell>
          <table:table-cell table:style-name="ce2" office:value-type="string" calcext:value-type="string">
            <text:p>lockPref("plugin.default.state", 1);</text:p>
          </table:table-cell>
          <table:table-cell table:formula="of:=IF([.J373]=&quot;&quot;;&quot;?&quot;;IF([.L373]=&quot;&quot;;&quot;新規&quot;;IF([.J373]=[.L373];&quot;&quot;;&quot;○&quot;)))" office:value-type="string" office:string-value="新規" calcext:value-type="string">
            <text:p>新規</text:p>
          </table:table-cell>
          <table:table-cell table:number-columns-repeated="1013"/>
        </table:table-row>
        <table:table-row table:style-name="ro5">
          <table:table-cell office:value-type="string" calcext:value-type="string">
            <text:p>External-1</text:p>
          </table:table-cell>
          <table:table-cell office:value-type="float" office:value="1" calcext:value-type="float">
            <text:p>1</text:p>
          </table:table-cell>
          <table:table-cell office:value-type="string" calcext:value-type="string" table:number-columns-spanned="1" table:number-rows-spanned="2">
            <text:p>外部アプリケーションとの連携</text:p>
          </table:table-cell>
          <table:table-cell office:value-type="string" calcext:value-type="string" table:number-columns-spanned="1" table:number-rows-spanned="2">
            <text:p>ファイルをダウンロードして直接外部アプリケーションで開く時の挙動</text:p>
          </table:table-cell>
          <table:table-cell office:value-type="string" calcext:value-type="string" table:number-columns-spanned="1" table:number-rows-spanned="2">
            <text:p>-</text:p>
          </table:table-cell>
          <table:table-cell office:value-type="string" calcext:value-type="string">
            <text:p>ファイルを読み込み専用で開き、アプリケーション終了後に一時ファイルを削除する（既定）</text:p>
          </table:table-cell>
          <table:table-cell office:value-type="string" calcext:value-type="string">
            <text:p>MCDで設定を反映する</text:p>
          </table:table-cell>
          <table:table-cell table:style-name="ce2" office:value-type="string" calcext:value-type="string">
            <text:p>lockPref("browser.helperApps.deleteTempFileOnExit", true);</text:p>
          </table:table-cell>
          <table:table-cell table:formula="of:=IF([.H374]=&quot;&quot;;&quot;?&quot;;IF([.J374]=&quot;&quot;;&quot;新規&quot;;IF([.H374]=[.J374];&quot;&quot;;&quot;変更あり&quot;)))">
            <text:p/>
          </table:table-cell>
          <table:table-cell table:style-name="ce2" office:value-type="string" calcext:value-type="string">
            <text:p>lockPref("browser.helperApps.deleteTempFileOnExit", true);</text:p>
          </table:table-cell>
          <table:table-cell table:formula="of:=IF([.J374]=&quot;&quot;;&quot;?&quot;;IF([.L374]=&quot;&quot;;&quot;新規&quot;;IF([.J374]=[.L374];&quot;&quot;;&quot;○&quot;)))">
            <text:p/>
          </table:table-cell>
          <table:table-cell office:value-type="string" calcext:value-type="string">
            <text:p>lockPref("browser.helperApps.deleteTempFileOnExit", true);</text:p>
          </table:table-cell>
          <table:table-cell table:number-columns-repeated="1012"/>
        </table:table-row>
        <table:table-row table:style-name="ro5">
          <table:table-cell office:value-type="string" calcext:value-type="string">
            <text:p>External-1</text:p>
          </table:table-cell>
          <table:table-cell office:value-type="float" office:value="2" calcext:value-type="float">
            <text:p>2</text:p>
          </table:table-cell>
          <table:covered-table-cell table:number-columns-repeated="3"/>
          <table:table-cell office:value-type="string" calcext:value-type="string">
            <text:p>ファイルを読み書き可能で開き、アプリケーション終了後に一時ファイルを削除しない</text:p>
          </table:table-cell>
          <table:table-cell office:value-type="string" calcext:value-type="string">
            <text:p>MCDで設定を反映する</text:p>
          </table:table-cell>
          <table:table-cell table:style-name="ce2" office:value-type="string" calcext:value-type="string">
            <text:p>lockPref("browser.helperApps.deleteTempFileOnExit", false);</text:p>
          </table:table-cell>
          <table:table-cell table:formula="of:=IF([.H375]=&quot;&quot;;&quot;?&quot;;IF([.J375]=&quot;&quot;;&quot;新規&quot;;IF([.H375]=[.J375];&quot;&quot;;&quot;変更あり&quot;)))">
            <text:p/>
          </table:table-cell>
          <table:table-cell table:style-name="ce2" office:value-type="string" calcext:value-type="string">
            <text:p>lockPref("browser.helperApps.deleteTempFileOnExit", false);</text:p>
          </table:table-cell>
          <table:table-cell table:formula="of:=IF([.J375]=&quot;&quot;;&quot;?&quot;;IF([.L375]=&quot;&quot;;&quot;新規&quot;;IF([.J375]=[.L375];&quot;&quot;;&quot;○&quot;)))">
            <text:p/>
          </table:table-cell>
          <table:table-cell table:style-name="ce5" office:value-type="string" calcext:value-type="string">
            <text:p>lockPref("browser.helperApps.deleteTempFileOnExit", false);</text:p>
          </table:table-cell>
          <table:table-cell table:number-columns-repeated="1012"/>
        </table:table-row>
        <table:table-row table:style-name="ro6">
          <table:table-cell office:value-type="string" calcext:value-type="string">
            <text:p>Stability-1</text:p>
          </table:table-cell>
          <table:table-cell office:value-type="float" office:value="1" calcext:value-type="float">
            <text:p>1</text:p>
          </table:table-cell>
          <table:table-cell office:value-type="string" calcext:value-type="string" table:number-columns-spanned="1" table:number-rows-spanned="2">
            <text:p>動作の安定性</text:p>
          </table:table-cell>
          <table:table-cell office:value-type="string" calcext:value-type="string" table:number-columns-spanned="1" table:number-rows-spanned="2">
            <text:p>ハードウェアアクセラレーションを有効化するかどうか</text:p>
          </table:table-cell>
          <table:table-cell office:value-type="string" calcext:value-type="string" table:number-columns-spanned="1" table:number-rows-spanned="2">
            <text:p>-</text:p>
          </table:table-cell>
          <table:table-cell office:value-type="string" calcext:value-type="string">
            <text:p>有効化する（安定性より描画性能を優先する）</text:p>
          </table:table-cell>
          <table:table-cell office:value-type="string" calcext:value-type="string">
            <text:p>MCDで設定を反映する</text:p>
          </table:table-cell>
          <table:table-cell table:style-name="ce11" office:value-type="string" calcext:value-type="string">
            <text:p>lockPref("gfx.direct2d.disabled", false);</text:p>
            <text:p>lockPref("layers.acceleration.disabled", false);</text:p>
          </table:table-cell>
          <table:table-cell table:formula="of:=IF([.H376]=&quot;&quot;;&quot;?&quot;;IF([.J376]=&quot;&quot;;&quot;新規&quot;;IF([.H376]=[.J376];&quot;&quot;;&quot;変更あり&quot;)))">
            <text:p/>
          </table:table-cell>
          <table:table-cell office:value-type="string" calcext:value-type="string">
            <text:p>lockPref("gfx.direct2d.disabled", false);</text:p>
            <text:p>lockPref("layers.acceleration.disabled", false);</text:p>
          </table:table-cell>
          <table:table-cell table:formula="of:=IF([.J376]=&quot;&quot;;&quot;?&quot;;IF([.L376]=&quot;&quot;;&quot;新規&quot;;IF([.J376]=[.L376];&quot;&quot;;&quot;○&quot;)))" office:value-type="string" office:string-value="新規" calcext:value-type="string">
            <text:p>新規</text:p>
          </table:table-cell>
          <table:table-cell table:number-columns-repeated="1013"/>
        </table:table-row>
        <table:table-row table:style-name="ro6">
          <table:table-cell office:value-type="string" calcext:value-type="string">
            <text:p>Stability-1</text:p>
          </table:table-cell>
          <table:table-cell office:value-type="float" office:value="2" calcext:value-type="float">
            <text:p>2</text:p>
          </table:table-cell>
          <table:covered-table-cell table:number-columns-repeated="3"/>
          <table:table-cell office:value-type="string" calcext:value-type="string">
            <text:p>無効化する（描画性能より安定性を優先する）</text:p>
          </table:table-cell>
          <table:table-cell office:value-type="string" calcext:value-type="string">
            <text:p>MCDで設定を反映する</text:p>
          </table:table-cell>
          <table:table-cell table:style-name="ce11" office:value-type="string" calcext:value-type="string">
            <text:p>lockPref("gfx.direct2d.disabled", true);</text:p>
            <text:p>lockPref("layers.acceleration.disabled", true);</text:p>
          </table:table-cell>
          <table:table-cell table:formula="of:=IF([.H377]=&quot;&quot;;&quot;?&quot;;IF([.J377]=&quot;&quot;;&quot;新規&quot;;IF([.H377]=[.J377];&quot;&quot;;&quot;変更あり&quot;)))">
            <text:p/>
          </table:table-cell>
          <table:table-cell office:value-type="string" calcext:value-type="string">
            <text:p>lockPref("gfx.direct2d.disabled", true);</text:p>
            <text:p>lockPref("layers.acceleration.disabled", true);</text:p>
          </table:table-cell>
          <table:table-cell table:formula="of:=IF([.J377]=&quot;&quot;;&quot;?&quot;;IF([.L377]=&quot;&quot;;&quot;新規&quot;;IF([.J377]=[.L377];&quot;&quot;;&quot;○&quot;)))" office:value-type="string" office:string-value="新規" calcext:value-type="string">
            <text:p>新規</text:p>
          </table:table-cell>
          <table:table-cell table:number-columns-repeated="1013"/>
        </table:table-row>
        <table:table-row table:style-name="ro3">
          <table:table-cell office:value-type="string" calcext:value-type="string">
            <text:p>Appearance-1</text:p>
          </table:table-cell>
          <table:table-cell office:value-type="float" office:value="1" calcext:value-type="float">
            <text:p>1</text:p>
          </table:table-cell>
          <table:table-cell office:value-type="string" calcext:value-type="string" table:number-columns-spanned="1" table:number-rows-spanned="2">
            <text:p>表示</text:p>
          </table:table-cell>
          <table:table-cell office:value-type="string" calcext:value-type="string" table:number-columns-spanned="1" table:number-rows-spanned="2">
            <text:p>表示フォントの明示</text:p>
          </table:table-cell>
          <table:table-cell office:value-type="string" calcext:value-type="string" table:number-columns-spanned="1" table:number-rows-spanned="2">
            <text:p>-</text:p>
          </table:table-cell>
          <table:table-cell office:value-type="string" calcext:value-type="string">
            <text:p>設定しない（既定）</text:p>
          </table:table-cell>
          <table:table-cell office:value-type="string" calcext:value-type="string">
            <text:p>-</text:p>
          </table:table-cell>
          <table:table-cell table:style-name="ce11" office:value-type="string" calcext:value-type="string">
            <text:p>-</text:p>
          </table:table-cell>
          <table:table-cell table:formula="of:=IF([.H378]=&quot;&quot;;&quot;?&quot;;IF([.J378]=&quot;&quot;;&quot;新規&quot;;IF([.H378]=[.J378];&quot;&quot;;&quot;変更あり&quot;)))">
            <text:p/>
          </table:table-cell>
          <table:table-cell office:value-type="string" calcext:value-type="string">
            <text:p>-</text:p>
          </table:table-cell>
          <table:table-cell table:formula="of:=IF([.J378]=&quot;&quot;;&quot;?&quot;;IF([.L378]=&quot;&quot;;&quot;新規&quot;;IF([.J378]=[.L378];&quot;&quot;;&quot;○&quot;)))" office:value-type="string" office:string-value="新規" calcext:value-type="string">
            <text:p>新規</text:p>
          </table:table-cell>
          <table:table-cell table:number-columns-repeated="1013"/>
        </table:table-row>
        <table:table-row table:style-name="ro21">
          <table:table-cell office:value-type="string" calcext:value-type="string">
            <text:p>Appearance-1</text:p>
          </table:table-cell>
          <table:table-cell office:value-type="float" office:value="2" calcext:value-type="float">
            <text:p>2</text:p>
          </table:table-cell>
          <table:covered-table-cell table:number-columns-repeated="3"/>
          <table:table-cell office:value-type="string" calcext:value-type="string">
            <text:p>設定する</text:p>
          </table:table-cell>
          <table:table-cell office:value-type="string" calcext:value-type="string">
            <text:p>MCDで設定を反映する</text:p>
          </table:table-cell>
          <table:table-cell table:style-name="ce11"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formula="of:=IF([.H379]=&quot;&quot;;&quot;?&quot;;IF([.J379]=&quot;&quot;;&quot;新規&quot;;IF([.H379]=[.J379];&quot;&quot;;&quot;変更あり&quot;)))">
            <text:p/>
          </table:table-cell>
          <table:table-cell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formula="of:=IF([.J379]=&quot;&quot;;&quot;?&quot;;IF([.L379]=&quot;&quot;;&quot;新規&quot;;IF([.J379]=[.L379];&quot;&quot;;&quot;○&quot;)))" office:value-type="string" office:string-value="新規" calcext:value-type="string">
            <text:p>新規</text:p>
          </table:table-cell>
          <table:table-cell table:number-columns-repeated="1013"/>
        </table:table-row>
        <table:table-row table:style-name="ro3">
          <table:table-cell table:style-name="ce7" office:value-type="string" calcext:value-type="string">
            <text:p>Appearance-2</text:p>
          </table:table-cell>
          <table:table-cell table:style-name="ce7" office:value-type="float" office:value="1" calcext:value-type="float">
            <text:p>1</text:p>
          </table:table-cell>
          <table:table-cell table:style-name="ce7" office:value-type="string" calcext:value-type="string" table:number-columns-spanned="1" table:number-rows-spanned="2">
            <text:p>表示</text:p>
          </table:table-cell>
          <table:table-cell table:style-name="ce7" office:value-type="string" calcext:value-type="string" table:number-columns-spanned="1" table:number-rows-spanned="2">
            <text:p>ツールバー上の項目の初期設定</text:p>
          </table:table-cell>
          <table:table-cell table:style-name="ce7" office:value-type="string" calcext:value-type="string" table:number-columns-spanned="1" table:number-rows-spanned="2">
            <text:p>-</text:p>
          </table:table-cell>
          <table:table-cell table:style-name="Default" office:value-type="string" calcext:value-type="string">
            <text:p>制御しない（既定）</text:p>
          </table:table-cell>
          <table:table-cell table:number-columns-repeated="2" table:style-name="Default" office:value-type="string" calcext:value-type="string">
            <text:p>-</text:p>
          </table:table-cell>
          <table:table-cell table:formula="of:=IF([.H380]=&quot;&quot;;&quot;?&quot;;IF([.J380]=&quot;&quot;;&quot;新規&quot;;IF([.H380]=[.J380];&quot;&quot;;&quot;変更あり&quot;)))">
            <text:p/>
          </table:table-cell>
          <table:table-cell office:value-type="string" calcext:value-type="string">
            <text:p>-</text:p>
          </table:table-cell>
          <table:table-cell table:formula="of:=IF([.J380]=&quot;&quot;;&quot;?&quot;;IF([.L380]=&quot;&quot;;&quot;新規&quot;;IF([.J380]=[.L380];&quot;&quot;;&quot;○&quot;)))" office:value-type="string" office:string-value="新規" calcext:value-type="string">
            <text:p>新規</text:p>
          </table:table-cell>
          <table:table-cell table:number-columns-repeated="1013"/>
        </table:table-row>
        <table:table-row table:style-name="ro79">
          <table:table-cell table:style-name="ce7" office:value-type="string" calcext:value-type="string">
            <text:p>Appearance-2</text:p>
          </table:table-cell>
          <table:table-cell table:style-name="ce7" office:value-type="float" office:value="2" calcext:value-type="float">
            <text:p>2</text:p>
          </table:table-cell>
          <table:covered-table-cell table:number-columns-repeated="3" table:style-name="ce7"/>
          <table:table-cell table:style-name="ce7" office:value-type="string" calcext:value-type="string">
            <text:p>制御する</text:p>
          </table:table-cell>
          <table:table-cell table:style-name="ce7" office:value-type="string" calcext:value-type="string">
            <text:p>MCDで設定を反映する</text:p>
          </table:table-cell>
          <table:table-cell table:style-name="ce24" office:value-type="string" calcext:value-type="string">
            <text:p><text:span text:style-name="T10">lockPref("browser.uiCustomization.state", JSON.stringify({</text:span></text:p>
            <text:p><text:span text:style-name="T10">  "placements": {</text:span></text:p>
            <text:p><text:span text:style-name="T10">    "PanelUI-contents": [</text:span></text:p>
            <text:p><text:span text:style-name="T10">      /* パネルに置くアイテム */</text:span></text:p>
            <text:p><text:span text:style-name="T10">    ],</text:span></text:p>
            <text:p><text:span text:style-name="T10">    "nav-bar": [</text:span></text:p>
            <text:p><text:span text:style-name="T10">      /* ナビゲーションツールバー内に置くアイテム*/</text:span></text:p>
            <text:p><text:span text:style-name="T10">    ],</text:span></text:p>
            <text:p><text:span text:style-name="T10">    "toolbar-menubar": [</text:span></text:p>
            <text:p><text:span text:style-name="T10">      "menubar-items"</text:span></text:p>
            <text:p><text:span text:style-name="T10">    ],</text:span></text:p>
            <text:p><text:span text:style-name="T10">    "TabsToolbar": [</text:span></text:p>
            <text:p><text:span text:style-name="T10">      "tabbrowser-tabs",</text:span></text:p>
            <text:p><text:span text:style-name="T10">      "new-tab-button",</text:span></text:p>
            <text:p><text:span text:style-name="T10">      "alltabs-button"</text:span></text:p>
            <text:p><text:span text:style-name="T10">    ],</text:span></text:p>
            <text:p><text:span text:style-name="T10">    "PersonalToolbar": [</text:span></text:p>
            <text:p><text:span text:style-name="T10">      "personal-bookmarks"</text:span></text:p>
            <text:p><text:span text:style-name="T10">    ],</text:span></text:p>
            <text:p><text:span text:style-name="T10">    "addon-bar": [</text:span></text:p>
            <text:p><text:span text:style-name="T10">      "addonbar-closebutton",</text:span></text:p>
            <text:p><text:span text:style-name="T10">      "status-bar"</text:span></text:p>
            <text:p><text:span text:style-name="T10">    ]</text:span></text:p>
            <text:p><text:span text:style-name="T10">  },</text:span></text:p>
            <text:p><text:span text:style-name="T10">  "seen": [],</text:span></text:p>
            <text:p><text:span text:style-name="T10">  "dirtyAreaCache": [</text:span></text:p>
            <text:p><text:span text:style-name="T10">    "PanelUI-contents",</text:span></text:p>
            <text:p><text:span text:style-name="T10">    "nav-bar"</text:span></text:p>
            <text:p><text:span text:style-name="T10">  ],</text:span></text:p>
            <text:p><text:span text:style-name="T10">  "currentVersion": 5,</text:span></text:p>
            <text:p><text:span text:style-name="T10">  "newElementCount": 16</text:span></text:p>
            <text:p><text:span text:style-name="T10">}));</text:span></text:p>
          </table:table-cell>
          <table:table-cell table:formula="of:=IF([.H381]=&quot;&quot;;&quot;?&quot;;IF([.J381]=&quot;&quot;;&quot;新規&quot;;IF([.H381]=[.J381];&quot;&quot;;&quot;変更あり&quot;)))">
            <text:p/>
          </table:table-cell>
          <table:table-cell table:style-name="ce24" office:value-type="string" calcext:value-type="string">
            <text:p><text:span text:style-name="T10">lockPref("browser.uiCustomization.state", JSON.stringify({</text:span></text:p>
            <text:p><text:span text:style-name="T10">  "placements": {</text:span></text:p>
            <text:p><text:span text:style-name="T10">    "PanelUI-contents": [</text:span></text:p>
            <text:p><text:span text:style-name="T10">      /* パネルに置くアイテム */</text:span></text:p>
            <text:p><text:span text:style-name="T10">    ],</text:span></text:p>
            <text:p><text:span text:style-name="T10">    "nav-bar": [</text:span></text:p>
            <text:p><text:span text:style-name="T10">      /* ナビゲーションツールバー内に置くアイテム*/</text:span></text:p>
            <text:p><text:span text:style-name="T10">    ],</text:span></text:p>
            <text:p><text:span text:style-name="T10">    "toolbar-menubar": [</text:span></text:p>
            <text:p><text:span text:style-name="T10">      "menubar-items"</text:span></text:p>
            <text:p><text:span text:style-name="T10">    ],</text:span></text:p>
            <text:p><text:span text:style-name="T10">    "TabsToolbar": [</text:span></text:p>
            <text:p><text:span text:style-name="T10">      "tabbrowser-tabs",</text:span></text:p>
            <text:p><text:span text:style-name="T10">      "new-tab-button",</text:span></text:p>
            <text:p><text:span text:style-name="T10">      "alltabs-button"</text:span></text:p>
            <text:p><text:span text:style-name="T10">    ],</text:span></text:p>
            <text:p><text:span text:style-name="T10">    "PersonalToolbar": [</text:span></text:p>
            <text:p><text:span text:style-name="T10">      "personal-bookmarks"</text:span></text:p>
            <text:p><text:span text:style-name="T10">    ],</text:span></text:p>
            <text:p><text:span text:style-name="T10">    "addon-bar": [</text:span></text:p>
            <text:p><text:span text:style-name="T10">      "addonbar-closebutton",</text:span></text:p>
            <text:p><text:span text:style-name="T10">      "status-bar"</text:span></text:p>
            <text:p><text:span text:style-name="T10">    ]</text:span></text:p>
            <text:p><text:span text:style-name="T10">  },</text:span></text:p>
            <text:p><text:span text:style-name="T10">  "seen": [],</text:span></text:p>
            <text:p><text:span text:style-name="T10">  "dirtyAreaCache": [</text:span></text:p>
            <text:p><text:span text:style-name="T10">    "PanelUI-contents",</text:span></text:p>
            <text:p><text:span text:style-name="T10">    "nav-bar"</text:span></text:p>
            <text:p><text:span text:style-name="T10">  ],</text:span></text:p>
            <text:p><text:span text:style-name="T10">  "currentVersion": 5,</text:span></text:p>
            <text:p><text:span text:style-name="T10">  "newElementCount": 16</text:span></text:p>
            <text:p><text:span text:style-name="T10">}));</text:span></text:p>
          </table:table-cell>
          <table:table-cell table:formula="of:=IF([.J381]=&quot;&quot;;&quot;?&quot;;IF([.L381]=&quot;&quot;;&quot;新規&quot;;IF([.J381]=[.L381];&quot;&quot;;&quot;○&quot;)))" office:value-type="string" office:string-value="新規" calcext:value-type="string">
            <text:p>新規</text:p>
          </table:table-cell>
          <table:table-cell table:number-columns-repeated="1013"/>
        </table:table-row>
        <table:table-row table:style-name="ro2">
          <table:table-cell office:value-type="string" calcext:value-type="string">
            <text:p>Performance-1</text:p>
          </table:table-cell>
          <table:table-cell office:value-type="float" office:value="1" calcext:value-type="float">
            <text:p>1</text:p>
          </table:table-cell>
          <table:table-cell office:value-type="string" calcext:value-type="string" table:number-columns-spanned="1" table:number-rows-spanned="2">
            <text:p>パフォーマンス</text:p>
          </table:table-cell>
          <table:table-cell office:value-type="string" calcext:value-type="string" table:number-columns-spanned="1" table:number-rows-spanned="2">
            <text:p>メモリキャッシュのサイズ</text:p>
          </table:table-cell>
          <table:table-cell office:value-type="string" calcext:value-type="string" table:number-columns-spanned="1" table:number-rows-spanned="2">
            <text:p>-</text:p>
          </table:table-cell>
          <table:table-cell office:value-type="string" calcext:value-type="string">
            <text:p>自動的に決める（既定）</text:p>
          </table:table-cell>
          <table:table-cell office:value-type="string" calcext:value-type="string">
            <text:p>-</text:p>
          </table:table-cell>
          <table:table-cell table:style-name="ce11" office:value-type="string" calcext:value-type="string">
            <text:p>-</text:p>
          </table:table-cell>
          <table:table-cell table:formula="of:=IF([.H382]=&quot;&quot;;&quot;?&quot;;IF([.J382]=&quot;&quot;;&quot;新規&quot;;IF([.H382]=[.J382];&quot;&quot;;&quot;変更あり&quot;)))">
            <text:p/>
          </table:table-cell>
          <table:table-cell office:value-type="string" calcext:value-type="string">
            <text:p>-</text:p>
          </table:table-cell>
          <table:table-cell table:formula="of:=IF([.J382]=&quot;&quot;;&quot;?&quot;;IF([.L382]=&quot;&quot;;&quot;新規&quot;;IF([.J382]=[.L382];&quot;&quot;;&quot;○&quot;)))" office:value-type="string" office:string-value="新規" calcext:value-type="string">
            <text:p>新規</text:p>
          </table:table-cell>
          <table:table-cell table:number-columns-repeated="1013"/>
        </table:table-row>
        <table:table-row table:style-name="ro2">
          <table:table-cell office:value-type="string" calcext:value-type="string">
            <text:p>Performance-1</text:p>
          </table:table-cell>
          <table:table-cell office:value-type="float" office:value="2" calcext:value-type="float">
            <text:p>2</text:p>
          </table:table-cell>
          <table:covered-table-cell table:number-columns-repeated="3"/>
          <table:table-cell office:value-type="string" calcext:value-type="string">
            <text:p>明示する</text:p>
          </table:table-cell>
          <table:table-cell office:value-type="string" calcext:value-type="string">
            <text:p>MCDで設定を反映する</text:p>
          </table:table-cell>
          <table:table-cell table:style-name="ce11" office:value-type="string" calcext:value-type="string">
            <text:p>lockPref("browser.cache.memory.capacity", （整数値、単位：キロバイト）); </text:p>
          </table:table-cell>
          <table:table-cell table:formula="of:=IF([.H383]=&quot;&quot;;&quot;?&quot;;IF([.J383]=&quot;&quot;;&quot;新規&quot;;IF([.H383]=[.J383];&quot;&quot;;&quot;変更あり&quot;)))">
            <text:p/>
          </table:table-cell>
          <table:table-cell office:value-type="string" calcext:value-type="string">
            <text:p>lockPref("browser.cache.memory.capacity", （整数値、単位：キロバイト）); </text:p>
          </table:table-cell>
          <table:table-cell table:formula="of:=IF([.J383]=&quot;&quot;;&quot;?&quot;;IF([.L383]=&quot;&quot;;&quot;新規&quot;;IF([.J383]=[.L383];&quot;&quot;;&quot;○&quot;)))" office:value-type="string" office:string-value="新規" calcext:value-type="string">
            <text:p>新規</text:p>
          </table:table-cell>
          <table:table-cell table:number-columns-repeated="1013"/>
        </table:table-row>
        <table:table-row table:style-name="ro2">
          <table:table-cell office:value-type="string" calcext:value-type="string">
            <text:p>Performance-2</text:p>
          </table:table-cell>
          <table:table-cell office:value-type="float" office:value="1" calcext:value-type="float">
            <text:p>1</text:p>
          </table:table-cell>
          <table:table-cell office:value-type="string" calcext:value-type="string" table:number-columns-spanned="1" table:number-rows-spanned="2">
            <text:p>パフォーマンス</text:p>
          </table:table-cell>
          <table:table-cell office:value-type="string" calcext:value-type="string" table:number-columns-spanned="1" table:number-rows-spanned="2">
            <text:p>コンテンツの再描画間隔</text:p>
          </table:table-cell>
          <table:table-cell office:value-type="string" calcext:value-type="string" table:number-columns-spanned="1" table:number-rows-spanned="2">
            <text:p>-</text:p>
          </table:table-cell>
          <table:table-cell office:value-type="string" calcext:value-type="string">
            <text:p>120ミリ秒間隔で再描画（既定）</text:p>
          </table:table-cell>
          <table:table-cell office:value-type="string" calcext:value-type="string">
            <text:p>-</text:p>
          </table:table-cell>
          <table:table-cell table:style-name="ce11" office:value-type="string" calcext:value-type="string">
            <text:p>// defaultPref("content.notify.interval", 120000);</text:p>
          </table:table-cell>
          <table:table-cell table:formula="of:=IF([.H384]=&quot;&quot;;&quot;?&quot;;IF([.J384]=&quot;&quot;;&quot;新規&quot;;IF([.H384]=[.J384];&quot;&quot;;&quot;変更あり&quot;)))">
            <text:p/>
          </table:table-cell>
          <table:table-cell office:value-type="string" calcext:value-type="string">
            <text:p>// defaultPref("content.notify.interval", 120000);</text:p>
          </table:table-cell>
          <table:table-cell table:formula="of:=IF([.J384]=&quot;&quot;;&quot;?&quot;;IF([.L384]=&quot;&quot;;&quot;新規&quot;;IF([.J384]=[.L384];&quot;&quot;;&quot;○&quot;)))" office:value-type="string" office:string-value="新規" calcext:value-type="string">
            <text:p>新規</text:p>
          </table:table-cell>
          <table:table-cell table:number-columns-repeated="1013"/>
        </table:table-row>
        <table:table-row table:style-name="ro2">
          <table:table-cell office:value-type="string" calcext:value-type="string">
            <text:p>Performance-2</text:p>
          </table:table-cell>
          <table:table-cell office:value-type="float" office:value="2" calcext:value-type="float">
            <text:p>2</text:p>
          </table:table-cell>
          <table:covered-table-cell table:number-columns-repeated="3"/>
          <table:table-cell office:value-type="string" calcext:value-type="string">
            <text:p>再描画間隔を明示する</text:p>
          </table:table-cell>
          <table:table-cell office:value-type="string" calcext:value-type="string">
            <text:p>MCDで設定を反映する</text:p>
          </table:table-cell>
          <table:table-cell table:style-name="ce11" office:value-type="string" calcext:value-type="string">
            <text:p>lockPref("content.notify.interval", （整数値、単位：マイクロ秒）);</text:p>
          </table:table-cell>
          <table:table-cell table:formula="of:=IF([.H385]=&quot;&quot;;&quot;?&quot;;IF([.J385]=&quot;&quot;;&quot;新規&quot;;IF([.H385]=[.J385];&quot;&quot;;&quot;変更あり&quot;)))">
            <text:p/>
          </table:table-cell>
          <table:table-cell office:value-type="string" calcext:value-type="string">
            <text:p>lockPref("content.notify.interval", （整数値、単位：マイクロ秒）);</text:p>
          </table:table-cell>
          <table:table-cell table:formula="of:=IF([.J385]=&quot;&quot;;&quot;?&quot;;IF([.L385]=&quot;&quot;;&quot;新規&quot;;IF([.J385]=[.L385];&quot;&quot;;&quot;○&quot;)))" office:value-type="string" office:string-value="新規" calcext:value-type="string">
            <text:p>新規</text:p>
          </table:table-cell>
          <table:table-cell table:number-columns-repeated="1013"/>
        </table:table-row>
        <table:table-row table:style-name="ro2">
          <table:table-cell office:value-type="string" calcext:value-type="string">
            <text:p>Addon-IEView-1</text:p>
          </table:table-cell>
          <table:table-cell office:value-type="float" office:value="1" calcext:value-type="float">
            <text:p>1</text:p>
          </table:table-cell>
          <table:table-cell office:value-type="string" calcext:value-type="string" table:number-columns-spanned="1" table:number-rows-spanned="3">
            <text:p>アドオン：IE View</text:p>
          </table:table-cell>
          <table:table-cell office:value-type="string" calcext:value-type="string" table:number-columns-spanned="1" table:number-rows-spanned="3">
            <text:p>IEの起動</text:p>
          </table:table-cell>
          <table:table-cell office:value-type="string" calcext:value-type="string" table:number-columns-spanned="1" table:number-rows-spanned="3">
            <text:p>-</text:p>
          </table:table-cell>
          <table:table-cell office:value-type="string" calcext:value-type="string">
            <text:p>自動では起動しない（既定）</text:p>
          </table:table-cell>
          <table:table-cell office:value-type="string" calcext:value-type="string">
            <text:p>IE Viewをインストールする</text:p>
          </table:table-cell>
          <table:table-cell table:style-name="ce11" office:value-type="string" calcext:value-type="string">
            <text:p>-</text:p>
          </table:table-cell>
          <table:table-cell table:formula="of:=IF([.H386]=&quot;&quot;;&quot;?&quot;;IF([.J386]=&quot;&quot;;&quot;新規&quot;;IF([.H386]=[.J386];&quot;&quot;;&quot;変更あり&quot;)))">
            <text:p/>
          </table:table-cell>
          <table:table-cell office:value-type="string" calcext:value-type="string">
            <text:p>-</text:p>
          </table:table-cell>
          <table:table-cell table:formula="of:=IF([.J386]=&quot;&quot;;&quot;?&quot;;IF([.L386]=&quot;&quot;;&quot;新規&quot;;IF([.J386]=[.L386];&quot;&quot;;&quot;○&quot;)))" office:value-type="string" office:string-value="新規" calcext:value-type="string">
            <text:p>新規</text:p>
          </table:table-cell>
          <table:table-cell table:number-columns-repeated="1013"/>
        </table:table-row>
        <table:table-row table:style-name="ro2">
          <table:table-cell office:value-type="string" calcext:value-type="string">
            <text:p>Addon-IEView-1</text:p>
          </table:table-cell>
          <table:table-cell office:value-type="float" office:value="2" calcext:value-type="float">
            <text:p>2</text:p>
          </table:table-cell>
          <table:covered-table-cell table:number-columns-repeated="3"/>
          <table:table-cell office:value-type="string" calcext:value-type="string">
            <text:p>特定サイトでIEを自動起動</text:p>
          </table:table-cell>
          <table:table-cell office:value-type="string" calcext:value-type="string">
            <text:p>1. IE Viewをインストールする</text:p>
            <text:p>2. MCDで設定を反映する</text:p>
          </table:table-cell>
          <table:table-cell table:style-name="ce11" office:value-type="string" calcext:value-type="string">
            <text:p>lockPref("extensions.ieview.forceielist", "（半角スペース区切りのURLのリスト）");</text:p>
          </table:table-cell>
          <table:table-cell table:formula="of:=IF([.H387]=&quot;&quot;;&quot;?&quot;;IF([.J387]=&quot;&quot;;&quot;新規&quot;;IF([.H387]=[.J387];&quot;&quot;;&quot;変更あり&quot;)))">
            <text:p/>
          </table:table-cell>
          <table:table-cell office:value-type="string" calcext:value-type="string">
            <text:p>lockPref("extensions.ieview.forceielist", "（半角スペース区切りのURLのリスト）");</text:p>
          </table:table-cell>
          <table:table-cell table:formula="of:=IF([.J387]=&quot;&quot;;&quot;?&quot;;IF([.L387]=&quot;&quot;;&quot;新規&quot;;IF([.J387]=[.L387];&quot;&quot;;&quot;○&quot;)))" office:value-type="string" office:string-value="新規" calcext:value-type="string">
            <text:p>新規</text:p>
          </table:table-cell>
          <table:table-cell table:number-columns-repeated="1013"/>
        </table:table-row>
        <table:table-row table:style-name="ro4">
          <table:table-cell table:style-name="ce3" office:value-type="string" calcext:value-type="string">
            <text:p>Addon-IEView-1</text:p>
          </table:table-cell>
          <table:table-cell table:style-name="ce3" office:value-type="string" calcext:value-type="string">
            <text:p>3（廃止）</text:p>
          </table:table-cell>
          <table:covered-table-cell table:number-columns-repeated="3" table:style-name="ce3"/>
          <table:table-cell table:style-name="ce3" office:value-type="string" calcext:value-type="string">
            <text:p>特定サイトをIEを自動起動し、Firefox側のタブを閉じる</text:p>
          </table:table-cell>
          <table:table-cell table:style-name="ce3" office:value-type="string" calcext:value-type="string">
            <text:p>1. IE Viewをインストールする</text:p>
            <text:p>2. MCDで設定を反映する</text:p>
          </table:table-cell>
          <table:table-cell table:style-name="ce3"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formula="of:=IF([.H388]=&quot;&quot;;&quot;?&quot;;IF([.J388]=&quot;&quot;;&quot;新規&quot;;IF([.H388]=[.J388];&quot;&quot;;&quot;変更あり&quot;)))" office:value-type="string" office:string-value="変更あり" calcext:value-type="string">
            <text:p>変更あり</text:p>
          </table:table-cell>
          <table:table-cell office:value-type="string" calcext:value-type="string">
            <text:p>lockPref("extensions.ieview.forceielist", "（半角スペース区切りのURLのリスト）");</text:p>
            <text:p>lockPref("extensions.ieview.closeReloadPage", true);</text:p>
          </table:table-cell>
          <table:table-cell table:formula="of:=IF([.J388]=&quot;&quot;;&quot;?&quot;;IF([.L388]=&quot;&quot;;&quot;新規&quot;;IF([.J388]=[.L388];&quot;&quot;;&quot;○&quot;)))" office:value-type="string" office:string-value="新規" calcext:value-type="string">
            <text:p>新規</text:p>
          </table:table-cell>
          <table:table-cell table:number-columns-repeated="1013"/>
        </table:table-row>
        <table:table-row table:style-name="ro4">
          <table:table-cell office:value-type="string" calcext:value-type="string">
            <text:p>Addon-IEView-2</text:p>
          </table:table-cell>
          <table:table-cell office:value-type="float" office:value="1" calcext:value-type="float">
            <text:p>1</text:p>
          </table:table-cell>
          <table:table-cell office:value-type="string" calcext:value-type="string">
            <text:p>アドオン：IE View</text:p>
          </table:table-cell>
          <table:table-cell office:value-type="string" calcext:value-type="string">
            <text:p>起動するIEの設定</text:p>
          </table:table-cell>
          <table:table-cell office:value-type="string" calcext:value-type="string">
            <text:p>-</text:p>
          </table:table-cell>
          <table:table-cell office:value-type="string" calcext:value-type="string">
            <text:p>パスと起動オプションを指定する</text:p>
          </table:table-cell>
          <table:table-cell office:value-type="string" calcext:value-type="string">
            <text:p>1. IE Viewをインストールする</text:p>
            <text:p>2. MCDで設定を反映する</text:p>
          </table:table-cell>
          <table:table-cell table:style-name="ce11" office:value-type="string" calcext:value-type="string">
            <text:p>lockPref("extensions.ieview.ieapp", "C:\\Program Files (x86)\\Internet　Explorer\\iexplore.exe");</text:p>
            <text:p>lockPref("extensions.ieview.ieargs", ""); </text:p>
          </table:table-cell>
          <table:table-cell table:formula="of:=IF([.H389]=&quot;&quot;;&quot;?&quot;;IF([.J389]=&quot;&quot;;&quot;新規&quot;;IF([.H389]=[.J389];&quot;&quot;;&quot;変更あり&quot;)))">
            <text:p/>
          </table:table-cell>
          <table:table-cell office:value-type="string" calcext:value-type="string">
            <text:p>lockPref("extensions.ieview.ieapp", "C:\\Program Files (x86)\\Internet　Explorer\\iexplore.exe");</text:p>
            <text:p>lockPref("extensions.ieview.ieargs", ""); </text:p>
          </table:table-cell>
          <table:table-cell table:formula="of:=IF([.J389]=&quot;&quot;;&quot;?&quot;;IF([.L389]=&quot;&quot;;&quot;新規&quot;;IF([.J389]=[.L389];&quot;&quot;;&quot;○&quot;)))" office:value-type="string" office:string-value="新規" calcext:value-type="string">
            <text:p>新規</text:p>
          </table:table-cell>
          <table:table-cell table:number-columns-repeated="1013"/>
        </table:table-row>
        <table:table-row table:style-name="ro2">
          <table:table-cell office:value-type="string" calcext:value-type="string">
            <text:p>Addon-IEView-3</text:p>
          </table:table-cell>
          <table:table-cell office:value-type="float" office:value="1" calcext:value-type="float">
            <text:p>1</text:p>
          </table:table-cell>
          <table:table-cell office:value-type="string" calcext:value-type="string" table:number-columns-spanned="1" table:number-rows-spanned="2">
            <text:p>アドオン：IE View</text:p>
          </table:table-cell>
          <table:table-cell office:value-type="string" calcext:value-type="string" table:number-columns-spanned="1" table:number-rows-spanned="2">
            <text:p>閲覧中のページへの広告の埋め込み（アドウェアとしての動作）</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11" office:value-type="string" calcext:value-type="string">
            <text:p>-</text:p>
            <text:p>※IE View 1.5.6.1とFirefox 52の組み合わせにおいてはこの機能は動作しない。</text:p>
          </table:table-cell>
          <table:table-cell table:formula="of:=IF([.H390]=&quot;&quot;;&quot;?&quot;;IF([.J390]=&quot;&quot;;&quot;新規&quot;;IF([.H390]=[.J390];&quot;&quot;;&quot;変更あり&quot;)))" office:value-type="string" office:string-value="変更あり" calcext:value-type="string">
            <text:p>変更あり</text:p>
          </table:table-cell>
          <table:table-cell office:value-type="string" calcext:value-type="string">
            <text:p>-</text:p>
          </table:table-cell>
          <table:table-cell table:formula="of:=IF([.J390]=&quot;&quot;;&quot;?&quot;;IF([.L390]=&quot;&quot;;&quot;新規&quot;;IF([.J390]=[.L390];&quot;&quot;;&quot;○&quot;)))" office:value-type="string" office:string-value="新規" calcext:value-type="string">
            <text:p>新規</text:p>
          </table:table-cell>
          <table:table-cell table:number-columns-repeated="1013"/>
        </table:table-row>
        <table:table-row table:style-name="ro2">
          <table:table-cell office:value-type="string" calcext:value-type="string">
            <text:p>Addon-IEView-3</text:p>
          </table:table-cell>
          <table:table-cell office:value-type="float" office:value="2" calcext:value-type="float">
            <text:p>2</text:p>
          </table:table-cell>
          <table:covered-table-cell table:style-name="Default"/>
          <table:covered-table-cell table:number-columns-repeated="2"/>
          <table:table-cell office:value-type="string" calcext:value-type="string">
            <text:p>禁止する</text:p>
          </table:table-cell>
          <table:table-cell office:value-type="string" calcext:value-type="string">
            <text:p>1. IE Viewをインストールする</text:p>
            <text:p>2. MCDで設定を反映する</text:p>
          </table:table-cell>
          <table:table-cell table:style-name="ce11" office:value-type="string" calcext:value-type="string">
            <text:p>lockPref("extensions.ieview.useWizeShoppy", false);</text:p>
          </table:table-cell>
          <table:table-cell table:formula="of:=IF([.H391]=&quot;&quot;;&quot;?&quot;;IF([.J391]=&quot;&quot;;&quot;新規&quot;;IF([.H391]=[.J391];&quot;&quot;;&quot;変更あり&quot;)))">
            <text:p/>
          </table:table-cell>
          <table:table-cell office:value-type="string" calcext:value-type="string">
            <text:p>lockPref("extensions.ieview.useWizeShoppy", false);</text:p>
          </table:table-cell>
          <table:table-cell table:formula="of:=IF([.J391]=&quot;&quot;;&quot;?&quot;;IF([.L391]=&quot;&quot;;&quot;新規&quot;;IF([.J391]=[.L391];&quot;&quot;;&quot;○&quot;)))" office:value-type="string" office:string-value="新規" calcext:value-type="string">
            <text:p>新規</text:p>
          </table:table-cell>
          <table:table-cell table:number-columns-repeated="1013"/>
        </table:table-row>
        <table:table-row table:style-name="ro6">
          <table:table-cell table:style-name="ce3" office:value-type="string" calcext:value-type="string">
            <text:p>Addon-FireIE-1</text:p>
          </table:table-cell>
          <table:table-cell table:style-name="ce3" office:value-type="float" office:value="1" calcext:value-type="float">
            <text:p>1</text:p>
          </table:table-cell>
          <table:table-cell table:style-name="ce3" office:value-type="string" calcext:value-type="string" table:number-columns-spanned="1" table:number-rows-spanned="9">
            <text:p>アドオン：FireIE</text:p>
          </table:table-cell>
          <table:table-cell table:style-name="ce3" office:value-type="string" calcext:value-type="string" table:number-columns-spanned="1" table:number-rows-spanned="9">
            <text:p>動作モード</text:p>
          </table:table-cell>
          <table:table-cell table:style-name="ce3" office:value-type="string" calcext:value-type="string" table:number-columns-spanned="1" table:number-rows-spanned="9">
            <text:p>-</text:p>
          </table:table-cell>
          <table:table-cell table:style-name="ce16" office:value-type="string" calcext:value-type="string">
            <text:p>IE7互換モード（既定）</text:p>
          </table:table-cell>
          <table:table-cell table:style-name="ce3" office:value-type="string" calcext:value-type="string">
            <text:p>1. FireIEをインストールする</text:p>
            <text:p>2. MCDで設定を反映する</text:p>
          </table:table-cell>
          <table:table-cell table:style-name="ce3" office:value-type="string" calcext:value-type="string">
            <text:p><text:span text:style-name="T10">// Fire IE 0.4.6.2とFirefox 52の組み合わせにおいてはこの機能は動作しない。</text:span></text:p>
            <text:p><text:span text:style-name="T10">lockPref("plugin.load_flash_only", false);</text:span></text:p>
            <text:p>lockPref("extensions.fireie.compatMode", "ie7mode");</text:p>
          </table:table-cell>
          <table:table-cell table:formula="of:=IF([.H392]=&quot;&quot;;&quot;?&quot;;IF([.J392]=&quot;&quot;;&quot;新規&quot;;IF([.H392]=[.J392];&quot;&quot;;&quot;変更あり&quot;)))" office:value-type="string" office:string-value="変更あり" calcext:value-type="string">
            <text:p>変更あり</text:p>
          </table:table-cell>
          <table:table-cell office:value-type="string" calcext:value-type="string">
            <text:p>lockPref("extensions.fireie.compatMode", "ie7mode");</text:p>
          </table:table-cell>
          <table:table-cell table:formula="of:=IF([.J392]=&quot;&quot;;&quot;?&quot;;IF([.L392]=&quot;&quot;;&quot;新規&quot;;IF([.J392]=[.L392];&quot;&quot;;&quot;○&quot;)))" office:value-type="string" office:string-value="新規" calcext:value-type="string">
            <text:p>新規</text:p>
          </table:table-cell>
          <table:table-cell table:number-columns-repeated="1013"/>
        </table:table-row>
        <table:table-row table:style-name="ro6">
          <table:table-cell table:style-name="ce3" office:value-type="string" calcext:value-type="string">
            <text:p>Addon-FireIE-1</text:p>
          </table:table-cell>
          <table:table-cell table:style-name="ce3" office:value-type="float" office:value="2" calcext:value-type="float">
            <text:p>2</text:p>
          </table:table-cell>
          <table:covered-table-cell table:number-columns-repeated="3" table:style-name="ce3"/>
          <table:table-cell table:style-name="ce16" office:value-type="string" calcext:value-type="string">
            <text:p>IE8互換モード</text:p>
          </table:table-cell>
          <table:table-cell table:style-name="ce3" office:value-type="string" calcext:value-type="string">
            <text:p>1. FireIEをインストールする</text:p>
            <text:p>2. MCDで設定を反映する</text:p>
          </table:table-cell>
          <table:table-cell table:style-name="ce3" office:value-type="string" calcext:value-type="string">
            <text:p><text:span text:style-name="T10">// Fire IE 0.4.6.2とFirefox 52の組み合わせにおいてはこの機能は動作しない。</text:span></text:p>
            <text:p><text:span text:style-name="T10">lockPref("plugin.load_flash_only", false);</text:span></text:p>
            <text:p>lockPref("extensions.fireie.compatMode", "ie8mode");</text:p>
          </table:table-cell>
          <table:table-cell table:formula="of:=IF([.H393]=&quot;&quot;;&quot;?&quot;;IF([.J393]=&quot;&quot;;&quot;新規&quot;;IF([.H393]=[.J393];&quot;&quot;;&quot;変更あり&quot;)))" office:value-type="string" office:string-value="変更あり" calcext:value-type="string">
            <text:p>変更あり</text:p>
          </table:table-cell>
          <table:table-cell office:value-type="string" calcext:value-type="string">
            <text:p>lockPref("extensions.fireie.compatMode", "ie8mode");</text:p>
          </table:table-cell>
          <table:table-cell table:formula="of:=IF([.J393]=&quot;&quot;;&quot;?&quot;;IF([.L393]=&quot;&quot;;&quot;新規&quot;;IF([.J393]=[.L393];&quot;&quot;;&quot;○&quot;)))" office:value-type="string" office:string-value="新規" calcext:value-type="string">
            <text:p>新規</text:p>
          </table:table-cell>
          <table:table-cell table:number-columns-repeated="1013"/>
        </table:table-row>
        <table:table-row table:style-name="ro6">
          <table:table-cell table:style-name="ce3" office:value-type="string" calcext:value-type="string">
            <text:p>Addon-FireIE-1</text:p>
          </table:table-cell>
          <table:table-cell table:style-name="ce3" office:value-type="float" office:value="3" calcext:value-type="float">
            <text:p>3</text:p>
          </table:table-cell>
          <table:covered-table-cell table:number-columns-repeated="3" table:style-name="ce3"/>
          <table:table-cell table:style-name="ce16" office:value-type="string" calcext:value-type="string">
            <text:p>IE8標準準拠モード</text:p>
          </table:table-cell>
          <table:table-cell table:style-name="ce3" office:value-type="string" calcext:value-type="string">
            <text:p>1. FireIEをインストールする</text:p>
            <text:p>2. MCDで設定を反映する</text:p>
          </table:table-cell>
          <table:table-cell table:style-name="ce3" office:value-type="string" calcext:value-type="string">
            <text:p><text:span text:style-name="T10">// Fire IE 0.4.6.2とFirefox 52の組み合わせにおいてはこの機能は動作しない。</text:span></text:p>
            <text:p><text:span text:style-name="T10">lockPref("plugin.load_flash_only", false);</text:span></text:p>
            <text:p>lockPref("extensions.fireie.compatMode", "ie8forced");</text:p>
          </table:table-cell>
          <table:table-cell table:formula="of:=IF([.H394]=&quot;&quot;;&quot;?&quot;;IF([.J394]=&quot;&quot;;&quot;新規&quot;;IF([.H394]=[.J394];&quot;&quot;;&quot;変更あり&quot;)))" office:value-type="string" office:string-value="変更あり" calcext:value-type="string">
            <text:p>変更あり</text:p>
          </table:table-cell>
          <table:table-cell office:value-type="string" calcext:value-type="string">
            <text:p>lockPref("extensions.fireie.compatMode", "ie8forced");</text:p>
          </table:table-cell>
          <table:table-cell table:formula="of:=IF([.J394]=&quot;&quot;;&quot;?&quot;;IF([.L394]=&quot;&quot;;&quot;新規&quot;;IF([.J394]=[.L394];&quot;&quot;;&quot;○&quot;)))" office:value-type="string" office:string-value="新規" calcext:value-type="string">
            <text:p>新規</text:p>
          </table:table-cell>
          <table:table-cell table:number-columns-repeated="1013"/>
        </table:table-row>
        <table:table-row table:style-name="ro6">
          <table:table-cell table:style-name="ce3" office:value-type="string" calcext:value-type="string">
            <text:p>Addon-FireIE-1</text:p>
          </table:table-cell>
          <table:table-cell table:style-name="ce3" office:value-type="float" office:value="4" calcext:value-type="float">
            <text:p>4</text:p>
          </table:table-cell>
          <table:covered-table-cell table:number-columns-repeated="3" table:style-name="ce3"/>
          <table:table-cell table:style-name="ce16" office:value-type="string" calcext:value-type="string">
            <text:p>IE9互換モード</text:p>
          </table:table-cell>
          <table:table-cell table:style-name="ce3" office:value-type="string" calcext:value-type="string">
            <text:p>1. FireIEをインストールする</text:p>
            <text:p>2. MCDで設定を反映する</text:p>
          </table:table-cell>
          <table:table-cell table:style-name="ce3" office:value-type="string" calcext:value-type="string">
            <text:p><text:span text:style-name="T10">// Fire IE 0.4.6.2とFirefox 52の組み合わせにおいてはこの機能は動作しない。</text:span></text:p>
            <text:p><text:span text:style-name="T10">lockPref("plugin.load_flash_only", false);</text:span></text:p>
            <text:p>lockPref("extensions.fireie.compatMode", "ie9mode");</text:p>
          </table:table-cell>
          <table:table-cell table:formula="of:=IF([.H395]=&quot;&quot;;&quot;?&quot;;IF([.J395]=&quot;&quot;;&quot;新規&quot;;IF([.H395]=[.J395];&quot;&quot;;&quot;変更あり&quot;)))" office:value-type="string" office:string-value="変更あり" calcext:value-type="string">
            <text:p>変更あり</text:p>
          </table:table-cell>
          <table:table-cell office:value-type="string" calcext:value-type="string">
            <text:p>lockPref("extensions.fireie.compatMode", "ie9mode");</text:p>
          </table:table-cell>
          <table:table-cell table:formula="of:=IF([.J395]=&quot;&quot;;&quot;?&quot;;IF([.L395]=&quot;&quot;;&quot;新規&quot;;IF([.J395]=[.L395];&quot;&quot;;&quot;○&quot;)))" office:value-type="string" office:string-value="新規" calcext:value-type="string">
            <text:p>新規</text:p>
          </table:table-cell>
          <table:table-cell table:number-columns-repeated="1013"/>
        </table:table-row>
        <table:table-row table:style-name="ro6">
          <table:table-cell table:style-name="ce3" office:value-type="string" calcext:value-type="string">
            <text:p>Addon-FireIE-1</text:p>
          </table:table-cell>
          <table:table-cell table:style-name="ce3" office:value-type="float" office:value="5" calcext:value-type="float">
            <text:p>5</text:p>
          </table:table-cell>
          <table:covered-table-cell table:number-columns-repeated="3" table:style-name="ce3"/>
          <table:table-cell table:style-name="ce16" office:value-type="string" calcext:value-type="string">
            <text:p>IE9標準準拠モード</text:p>
          </table:table-cell>
          <table:table-cell table:style-name="ce3" office:value-type="string" calcext:value-type="string">
            <text:p>1. FireIEをインストールする</text:p>
            <text:p>2. MCDで設定を反映する</text:p>
          </table:table-cell>
          <table:table-cell table:style-name="ce3" office:value-type="string" calcext:value-type="string">
            <text:p><text:span text:style-name="T10">// Fire IE 0.4.6.2とFirefox 52の組み合わせにおいてはこの機能は動作しない。</text:span></text:p>
            <text:p><text:span text:style-name="T10">lockPref("plugin.load_flash_only", false);</text:span></text:p>
            <text:p>lockPref("extensions.fireie.compatMode", "ie9forced");</text:p>
          </table:table-cell>
          <table:table-cell table:formula="of:=IF([.H396]=&quot;&quot;;&quot;?&quot;;IF([.J396]=&quot;&quot;;&quot;新規&quot;;IF([.H396]=[.J396];&quot;&quot;;&quot;変更あり&quot;)))" office:value-type="string" office:string-value="変更あり" calcext:value-type="string">
            <text:p>変更あり</text:p>
          </table:table-cell>
          <table:table-cell office:value-type="string" calcext:value-type="string">
            <text:p>lockPref("extensions.fireie.compatMode", "ie9forced");</text:p>
          </table:table-cell>
          <table:table-cell table:formula="of:=IF([.J396]=&quot;&quot;;&quot;?&quot;;IF([.L396]=&quot;&quot;;&quot;新規&quot;;IF([.J396]=[.L396];&quot;&quot;;&quot;○&quot;)))" office:value-type="string" office:string-value="新規" calcext:value-type="string">
            <text:p>新規</text:p>
          </table:table-cell>
          <table:table-cell table:number-columns-repeated="1013"/>
        </table:table-row>
        <table:table-row table:style-name="ro6">
          <table:table-cell table:style-name="ce3" office:value-type="string" calcext:value-type="string">
            <text:p>Addon-FireIE-1</text:p>
          </table:table-cell>
          <table:table-cell table:style-name="ce3" office:value-type="float" office:value="6" calcext:value-type="float">
            <text:p>6</text:p>
          </table:table-cell>
          <table:covered-table-cell table:number-columns-repeated="3" table:style-name="ce3"/>
          <table:table-cell table:style-name="ce16" office:value-type="string" calcext:value-type="string">
            <text:p>IE10互換モード</text:p>
          </table:table-cell>
          <table:table-cell table:style-name="ce3" office:value-type="string" calcext:value-type="string">
            <text:p>1. FireIEをインストールする</text:p>
            <text:p>2. MCDで設定を反映する</text:p>
          </table:table-cell>
          <table:table-cell table:style-name="ce3" office:value-type="string" calcext:value-type="string">
            <text:p><text:span text:style-name="T10">// Fire IE 0.4.6.2とFirefox 52の組み合わせにおいてはこの機能は動作しない。</text:span></text:p>
            <text:p><text:span text:style-name="T10">lockPref("plugin.load_flash_only", false);</text:span></text:p>
            <text:p>lockPref("extensions.fireie.compatMode", "ie10mode");</text:p>
          </table:table-cell>
          <table:table-cell table:formula="of:=IF([.H397]=&quot;&quot;;&quot;?&quot;;IF([.J397]=&quot;&quot;;&quot;新規&quot;;IF([.H397]=[.J397];&quot;&quot;;&quot;変更あり&quot;)))" office:value-type="string" office:string-value="変更あり" calcext:value-type="string">
            <text:p>変更あり</text:p>
          </table:table-cell>
          <table:table-cell office:value-type="string" calcext:value-type="string">
            <text:p>lockPref("extensions.fireie.compatMode", "ie10mode");</text:p>
          </table:table-cell>
          <table:table-cell table:formula="of:=IF([.J397]=&quot;&quot;;&quot;?&quot;;IF([.L397]=&quot;&quot;;&quot;新規&quot;;IF([.J397]=[.L397];&quot;&quot;;&quot;○&quot;)))" office:value-type="string" office:string-value="新規" calcext:value-type="string">
            <text:p>新規</text:p>
          </table:table-cell>
          <table:table-cell table:number-columns-repeated="1013"/>
        </table:table-row>
        <table:table-row table:style-name="ro6">
          <table:table-cell table:style-name="ce3" office:value-type="string" calcext:value-type="string">
            <text:p>Addon-FireIE-1</text:p>
          </table:table-cell>
          <table:table-cell table:style-name="ce3" office:value-type="float" office:value="7" calcext:value-type="float">
            <text:p>7</text:p>
          </table:table-cell>
          <table:covered-table-cell table:number-columns-repeated="3" table:style-name="ce3"/>
          <table:table-cell table:style-name="ce16" office:value-type="string" calcext:value-type="string">
            <text:p>IE10標準準拠モード</text:p>
          </table:table-cell>
          <table:table-cell table:style-name="ce3" office:value-type="string" calcext:value-type="string">
            <text:p>1. FireIEをインストールする</text:p>
            <text:p>2. MCDで設定を反映する</text:p>
          </table:table-cell>
          <table:table-cell table:style-name="ce3" office:value-type="string" calcext:value-type="string">
            <text:p><text:span text:style-name="T10">// Fire IE 0.4.6.2とFirefox 52の組み合わせにおいてはこの機能は動作しない。</text:span></text:p>
            <text:p><text:span text:style-name="T10">lockPref("plugin.load_flash_only", false);</text:span></text:p>
            <text:p>lockPref("extensions.fireie.compatMode", "ie10forced");</text:p>
          </table:table-cell>
          <table:table-cell table:formula="of:=IF([.H398]=&quot;&quot;;&quot;?&quot;;IF([.J398]=&quot;&quot;;&quot;新規&quot;;IF([.H398]=[.J398];&quot;&quot;;&quot;変更あり&quot;)))" office:value-type="string" office:string-value="変更あり" calcext:value-type="string">
            <text:p>変更あり</text:p>
          </table:table-cell>
          <table:table-cell office:value-type="string" calcext:value-type="string">
            <text:p>lockPref("extensions.fireie.compatMode", "ie10forced");</text:p>
          </table:table-cell>
          <table:table-cell table:formula="of:=IF([.J398]=&quot;&quot;;&quot;?&quot;;IF([.L398]=&quot;&quot;;&quot;新規&quot;;IF([.J398]=[.L398];&quot;&quot;;&quot;○&quot;)))" office:value-type="string" office:string-value="新規" calcext:value-type="string">
            <text:p>新規</text:p>
          </table:table-cell>
          <table:table-cell table:number-columns-repeated="1013"/>
        </table:table-row>
        <table:table-row table:style-name="ro6">
          <table:table-cell table:style-name="ce3" office:value-type="string" calcext:value-type="string">
            <text:p>Addon-FireIE-1</text:p>
          </table:table-cell>
          <table:table-cell table:style-name="ce3" office:value-type="float" office:value="8" calcext:value-type="float">
            <text:p>8</text:p>
          </table:table-cell>
          <table:covered-table-cell table:number-columns-repeated="3" table:style-name="ce3"/>
          <table:table-cell table:style-name="ce3" office:value-type="string" calcext:value-type="string">
            <text:p>IE11 Edgeモード</text:p>
          </table:table-cell>
          <table:table-cell table:style-name="ce3" office:value-type="string" calcext:value-type="string">
            <text:p>1. FireIEをインストールする</text:p>
            <text:p>2. MCDで設定を反映する</text:p>
          </table:table-cell>
          <table:table-cell table:style-name="ce3" office:value-type="string" calcext:value-type="string">
            <text:p><text:span text:style-name="T10">// Fire IE 0.4.6.2とFirefox 52の組み合わせにおいてはこの機能は動作しない。</text:span></text:p>
            <text:p><text:span text:style-name="T10">lockPref("plugin.load_flash_only", false);</text:span></text:p>
            <text:p>lockPref("extensions.fireie.compatMode", "ie11edge");</text:p>
          </table:table-cell>
          <table:table-cell table:formula="of:=IF([.H399]=&quot;&quot;;&quot;?&quot;;IF([.J399]=&quot;&quot;;&quot;新規&quot;;IF([.H399]=[.J399];&quot;&quot;;&quot;変更あり&quot;)))" office:value-type="string" office:string-value="変更あり" calcext:value-type="string">
            <text:p>変更あり</text:p>
          </table:table-cell>
          <table:table-cell office:value-type="string" calcext:value-type="string">
            <text:p>lockPref("extensions.fireie.compatMode", "ie11edge");</text:p>
          </table:table-cell>
          <table:table-cell table:formula="of:=IF([.J399]=&quot;&quot;;&quot;?&quot;;IF([.L399]=&quot;&quot;;&quot;新規&quot;;IF([.J399]=[.L399];&quot;&quot;;&quot;○&quot;)))" office:value-type="string" office:string-value="新規" calcext:value-type="string">
            <text:p>新規</text:p>
          </table:table-cell>
          <table:table-cell table:number-columns-repeated="1013"/>
        </table:table-row>
        <table:table-row table:style-name="ro6">
          <table:table-cell table:style-name="ce3" office:value-type="string" calcext:value-type="string">
            <text:p>Addon-FireIE-1</text:p>
          </table:table-cell>
          <table:table-cell table:style-name="ce3" office:value-type="float" office:value="9" calcext:value-type="float">
            <text:p>9</text:p>
          </table:table-cell>
          <table:covered-table-cell table:number-columns-repeated="3" table:style-name="ce3"/>
          <table:table-cell table:style-name="ce3" office:value-type="string" calcext:value-type="string">
            <text:p>IE11 強制Edgeモード</text:p>
          </table:table-cell>
          <table:table-cell table:style-name="ce3" office:value-type="string" calcext:value-type="string">
            <text:p>1. FireIEをインストールする</text:p>
            <text:p>2. MCDで設定を反映する</text:p>
          </table:table-cell>
          <table:table-cell table:style-name="ce3" office:value-type="string" calcext:value-type="string">
            <text:p><text:span text:style-name="T10">// Fire IE 0.4.6.2とFirefox 52の組み合わせにおいてはこの機能は動作しない。</text:span></text:p>
            <text:p><text:span text:style-name="T10">lockPref("plugin.load_flash_only", false);</text:span></text:p>
            <text:p>lockPref("extensions.fireie.compatMode", "ie11forcededge");</text:p>
          </table:table-cell>
          <table:table-cell table:formula="of:=IF([.H400]=&quot;&quot;;&quot;?&quot;;IF([.J400]=&quot;&quot;;&quot;新規&quot;;IF([.H400]=[.J400];&quot;&quot;;&quot;変更あり&quot;)))" office:value-type="string" office:string-value="変更あり" calcext:value-type="string">
            <text:p>変更あり</text:p>
          </table:table-cell>
          <table:table-cell office:value-type="string" calcext:value-type="string">
            <text:p>lockPref("extensions.fireie.compatMode", "ie11forcededge");</text:p>
          </table:table-cell>
          <table:table-cell table:formula="of:=IF([.J400]=&quot;&quot;;&quot;?&quot;;IF([.L400]=&quot;&quot;;&quot;新規&quot;;IF([.J400]=[.L400];&quot;&quot;;&quot;○&quot;)))" office:value-type="string" office:string-value="新規" calcext:value-type="string">
            <text:p>新規</text:p>
          </table:table-cell>
          <table:table-cell table:number-columns-repeated="1013"/>
        </table:table-row>
        <table:table-row table:style-name="ro3">
          <table:table-cell table:style-name="ce3" office:value-type="string" calcext:value-type="string">
            <text:p>Addon-FireIE-2</text:p>
          </table:table-cell>
          <table:table-cell table:style-name="ce3" office:value-type="float" office:value="1" calcext:value-type="float">
            <text:p>1</text:p>
          </table:table-cell>
          <table:table-cell table:style-name="ce8" office:value-type="string" calcext:value-type="string" table:number-columns-spanned="1" table:number-rows-spanned="2">
            <text:p>アドオン：FireIE</text:p>
          </table:table-cell>
          <table:table-cell table:style-name="ce3" office:value-type="string" calcext:value-type="string" table:number-columns-spanned="1" table:number-rows-spanned="2">
            <text:p>モード表示</text:p>
          </table:table-cell>
          <table:table-cell table:style-name="ce3" office:value-type="string" calcext:value-type="string" table:number-columns-spanned="1" table:number-rows-spanned="2">
            <text:p>-</text:p>
          </table:table-cell>
          <table:table-cell table:style-name="ce3" office:value-type="string" calcext:value-type="string">
            <text:p>表示する（既定）</text:p>
          </table:table-cell>
          <table:table-cell table:style-name="ce3" office:value-type="string" calcext:value-type="string">
            <text:p>FireIEをインストールする</text:p>
          </table:table-cell>
          <table:table-cell table:style-name="ce3" office:value-type="string" calcext:value-type="string">
            <text:p>-</text:p>
          </table:table-cell>
          <table:table-cell table:formula="of:=IF([.H401]=&quot;&quot;;&quot;?&quot;;IF([.J401]=&quot;&quot;;&quot;新規&quot;;IF([.H401]=[.J401];&quot;&quot;;&quot;変更あり&quot;)))">
            <text:p/>
          </table:table-cell>
          <table:table-cell office:value-type="string" calcext:value-type="string">
            <text:p>-</text:p>
          </table:table-cell>
          <table:table-cell table:formula="of:=IF([.J401]=&quot;&quot;;&quot;?&quot;;IF([.L401]=&quot;&quot;;&quot;新規&quot;;IF([.J401]=[.L401];&quot;&quot;;&quot;○&quot;)))" office:value-type="string" office:string-value="新規" calcext:value-type="string">
            <text:p>新規</text:p>
          </table:table-cell>
          <table:table-cell table:number-columns-repeated="1013"/>
        </table:table-row>
        <table:table-row table:style-name="ro4">
          <table:table-cell table:style-name="ce3" office:value-type="string" calcext:value-type="string">
            <text:p>Addon-FireIE-2</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表示しない</text:p>
          </table:table-cell>
          <table:table-cell table:style-name="ce3" office:value-type="string" calcext:value-type="string">
            <text:p>1. FireIEをインストールする</text:p>
            <text:p>2. MCDで設定を反映する</text:p>
          </table:table-cell>
          <table:table-cell table:style-name="ce3" office:value-type="string" calcext:value-type="string">
            <text:p>lockPref("extensions.fireie.showUrlBarLabel", false);</text:p>
            <text:p>lockPref("extensions.fireie.hideUrlBarButton", true);</text:p>
          </table:table-cell>
          <table:table-cell table:formula="of:=IF([.H402]=&quot;&quot;;&quot;?&quot;;IF([.J402]=&quot;&quot;;&quot;新規&quot;;IF([.H402]=[.J402];&quot;&quot;;&quot;変更あり&quot;)))">
            <text:p/>
          </table:table-cell>
          <table:table-cell office:value-type="string" calcext:value-type="string">
            <text:p>lockPref("extensions.fireie.showUrlBarLabel", false);</text:p>
            <text:p>lockPref("extensions.fireie.hideUrlBarButton", true);</text:p>
          </table:table-cell>
          <table:table-cell table:formula="of:=IF([.J402]=&quot;&quot;;&quot;?&quot;;IF([.L402]=&quot;&quot;;&quot;新規&quot;;IF([.J402]=[.L402];&quot;&quot;;&quot;○&quot;)))" office:value-type="string" office:string-value="新規" calcext:value-type="string">
            <text:p>新規</text:p>
          </table:table-cell>
          <table:table-cell table:number-columns-repeated="1013"/>
        </table:table-row>
        <table:table-row table:style-name="ro2">
          <table:table-cell table:style-name="ce3" office:value-type="string" calcext:value-type="string">
            <text:p>Addon-FireIE-3</text:p>
          </table:table-cell>
          <table:table-cell table:style-name="ce3" office:value-type="float" office:value="1" calcext:value-type="float">
            <text:p>1</text:p>
          </table:table-cell>
          <table:table-cell table:style-name="ce8" office:value-type="string" calcext:value-type="string" table:number-columns-spanned="1" table:number-rows-spanned="2">
            <text:p>アドオン：FireIE</text:p>
          </table:table-cell>
          <table:table-cell table:style-name="ce3" office:value-type="string" calcext:value-type="string" table:number-columns-spanned="1" table:number-rows-spanned="2">
            <text:p>定義ファイルの自動更新</text:p>
          </table:table-cell>
          <table:table-cell table:style-name="ce3" office:value-type="string" calcext:value-type="string" table:number-columns-spanned="1" table:number-rows-spanned="2">
            <text:p>-</text:p>
          </table:table-cell>
          <table:table-cell table:style-name="ce3" office:value-type="string" calcext:value-type="string">
            <text:p>自動更新する（既定）</text:p>
          </table:table-cell>
          <table:table-cell table:style-name="ce3" office:value-type="string" calcext:value-type="string">
            <text:p>FireIEをインストールする</text:p>
          </table:table-cell>
          <table:table-cell table:style-name="ce3" office:value-type="string" calcext:value-type="string">
            <text:p>-</text:p>
          </table:table-cell>
          <table:table-cell table:formula="of:=IF([.H403]=&quot;&quot;;&quot;?&quot;;IF([.J403]=&quot;&quot;;&quot;新規&quot;;IF([.H403]=[.J403];&quot;&quot;;&quot;変更あり&quot;)))">
            <text:p/>
          </table:table-cell>
          <table:table-cell office:value-type="string" calcext:value-type="string">
            <text:p>-</text:p>
          </table:table-cell>
          <table:table-cell table:formula="of:=IF([.J403]=&quot;&quot;;&quot;?&quot;;IF([.L403]=&quot;&quot;;&quot;新規&quot;;IF([.J403]=[.L403];&quot;&quot;;&quot;○&quot;)))" office:value-type="string" office:string-value="新規" calcext:value-type="string">
            <text:p>新規</text:p>
          </table:table-cell>
          <table:table-cell table:number-columns-repeated="1013"/>
        </table:table-row>
        <table:table-row table:style-name="ro4">
          <table:table-cell table:style-name="ce3" office:value-type="string" calcext:value-type="string">
            <text:p>Addon-FireIE-3</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自動更新しない</text:p>
          </table:table-cell>
          <table:table-cell table:style-name="ce3" office:value-type="string" calcext:value-type="string">
            <text:p>1. FireIEをインストールする</text:p>
            <text:p>2. MCDで設定を反映する</text:p>
          </table:table-cell>
          <table:table-cell table:style-name="ce3" office:value-type="string" calcext:value-type="string">
            <text:p>lockPref("extensions.fireie.subscriptions_autoupdate", false);</text:p>
            <text:p>lockPref("extensions.fireie.subscriptions_defaultAdded", false);</text:p>
          </table:table-cell>
          <table:table-cell table:formula="of:=IF([.H404]=&quot;&quot;;&quot;?&quot;;IF([.J404]=&quot;&quot;;&quot;新規&quot;;IF([.H404]=[.J404];&quot;&quot;;&quot;変更あり&quot;)))">
            <text:p/>
          </table:table-cell>
          <table:table-cell office:value-type="string" calcext:value-type="string">
            <text:p>lockPref("extensions.fireie.subscriptions_autoupdate", false);</text:p>
            <text:p>lockPref("extensions.fireie.subscriptions_defaultAdded", false);</text:p>
          </table:table-cell>
          <table:table-cell table:formula="of:=IF([.J404]=&quot;&quot;;&quot;?&quot;;IF([.L404]=&quot;&quot;;&quot;新規&quot;;IF([.J404]=[.L404];&quot;&quot;;&quot;○&quot;)))" office:value-type="string" office:string-value="新規" calcext:value-type="string">
            <text:p>新規</text:p>
          </table:table-cell>
          <table:table-cell table:number-columns-repeated="1013"/>
        </table:table-row>
        <table:table-row table:style-name="ro3">
          <table:table-cell table:style-name="ce3" office:value-type="string" calcext:value-type="string">
            <text:p>Addon-FireIE-4</text:p>
          </table:table-cell>
          <table:table-cell table:style-name="ce3" office:value-type="float" office:value="1" calcext:value-type="float">
            <text:p>1</text:p>
          </table:table-cell>
          <table:table-cell table:style-name="ce8" office:value-type="string" calcext:value-type="string" table:number-columns-spanned="1" table:number-rows-spanned="3">
            <text:p>アドオン：FireIE</text:p>
          </table:table-cell>
          <table:table-cell table:style-name="ce3" office:value-type="string" calcext:value-type="string" table:number-columns-spanned="1" table:number-rows-spanned="3">
            <text:p>ルールに当てはまらないサイトの取り扱い</text:p>
          </table:table-cell>
          <table:table-cell table:style-name="ce3" office:value-type="string" calcext:value-type="string" table:number-columns-spanned="1" table:number-rows-spanned="3">
            <text:p>-</text:p>
          </table:table-cell>
          <table:table-cell table:style-name="ce3" office:value-type="string" calcext:value-type="string">
            <text:p>何もしない（既定）</text:p>
          </table:table-cell>
          <table:table-cell table:style-name="ce3" office:value-type="string" calcext:value-type="string">
            <text:p>FireIEをインストールする</text:p>
          </table:table-cell>
          <table:table-cell table:style-name="ce3" office:value-type="string" calcext:value-type="string">
            <text:p>-</text:p>
          </table:table-cell>
          <table:table-cell table:formula="of:=IF([.H405]=&quot;&quot;;&quot;?&quot;;IF([.J405]=&quot;&quot;;&quot;新規&quot;;IF([.H405]=[.J405];&quot;&quot;;&quot;変更あり&quot;)))">
            <text:p/>
          </table:table-cell>
          <table:table-cell office:value-type="string" calcext:value-type="string">
            <text:p>-</text:p>
          </table:table-cell>
          <table:table-cell table:formula="of:=IF([.J405]=&quot;&quot;;&quot;?&quot;;IF([.L405]=&quot;&quot;;&quot;新規&quot;;IF([.J405]=[.L405];&quot;&quot;;&quot;○&quot;)))" office:value-type="string" office:string-value="新規" calcext:value-type="string">
            <text:p>新規</text:p>
          </table:table-cell>
          <table:table-cell table:number-columns-repeated="1013"/>
        </table:table-row>
        <table:table-row table:style-name="ro2">
          <table:table-cell table:style-name="ce3" office:value-type="string" calcext:value-type="string">
            <text:p>Addon-FireIE-4</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Firefoxで開く</text:p>
          </table:table-cell>
          <table:table-cell table:style-name="ce3" office:value-type="string" calcext:value-type="string">
            <text:p>1. FireIEをインストールする</text:p>
            <text:p>2. MCDで設定を反映する</text:p>
          </table:table-cell>
          <table:table-cell table:style-name="ce3" office:value-type="string" calcext:value-type="string">
            <text:p>lockPref("extensions.fireie.autoSwitchOnRuleMiss", "fx"); </text:p>
          </table:table-cell>
          <table:table-cell table:formula="of:=IF([.H406]=&quot;&quot;;&quot;?&quot;;IF([.J406]=&quot;&quot;;&quot;新規&quot;;IF([.H406]=[.J406];&quot;&quot;;&quot;変更あり&quot;)))">
            <text:p/>
          </table:table-cell>
          <table:table-cell office:value-type="string" calcext:value-type="string">
            <text:p>lockPref("extensions.fireie.autoSwitchOnRuleMiss", "fx"); </text:p>
          </table:table-cell>
          <table:table-cell table:formula="of:=IF([.J406]=&quot;&quot;;&quot;?&quot;;IF([.L406]=&quot;&quot;;&quot;新規&quot;;IF([.J406]=[.L406];&quot;&quot;;&quot;○&quot;)))" office:value-type="string" office:string-value="新規" calcext:value-type="string">
            <text:p>新規</text:p>
          </table:table-cell>
          <table:table-cell table:number-columns-repeated="1013"/>
        </table:table-row>
        <table:table-row table:style-name="ro2">
          <table:table-cell table:style-name="ce3" office:value-type="string" calcext:value-type="string">
            <text:p>Addon-FireIE-4</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IEで開く</text:p>
          </table:table-cell>
          <table:table-cell table:style-name="ce3" office:value-type="string" calcext:value-type="string">
            <text:p>1. FireIEをインストールする</text:p>
            <text:p>2. MCDで設定を反映する</text:p>
          </table:table-cell>
          <table:table-cell table:style-name="ce3" office:value-type="string" calcext:value-type="string">
            <text:p>lockPref("extensions.fireie.autoSwitchOnRuleMiss", "ie"); </text:p>
          </table:table-cell>
          <table:table-cell table:formula="of:=IF([.H407]=&quot;&quot;;&quot;?&quot;;IF([.J407]=&quot;&quot;;&quot;新規&quot;;IF([.H407]=[.J407];&quot;&quot;;&quot;変更あり&quot;)))">
            <text:p/>
          </table:table-cell>
          <table:table-cell office:value-type="string" calcext:value-type="string">
            <text:p>lockPref("extensions.fireie.autoSwitchOnRuleMiss", "ie"); </text:p>
          </table:table-cell>
          <table:table-cell table:formula="of:=IF([.J407]=&quot;&quot;;&quot;?&quot;;IF([.L407]=&quot;&quot;;&quot;新規&quot;;IF([.J407]=[.L407];&quot;&quot;;&quot;○&quot;)))" office:value-type="string" office:string-value="新規" calcext:value-type="string">
            <text:p>新規</text:p>
          </table:table-cell>
          <table:table-cell table:number-columns-repeated="1013"/>
        </table:table-row>
        <table:table-row table:style-name="ro3">
          <table:table-cell table:style-name="ce3" office:value-type="string" calcext:value-type="string">
            <text:p>Addon-FireIE-5</text:p>
          </table:table-cell>
          <table:table-cell table:style-name="ce3" office:value-type="float" office:value="1" calcext:value-type="float">
            <text:p>1</text:p>
          </table:table-cell>
          <table:table-cell table:style-name="ce8" office:value-type="string" calcext:value-type="string" table:number-columns-spanned="1" table:number-rows-spanned="2">
            <text:p>アドオン：FireIE</text:p>
          </table:table-cell>
          <table:table-cell table:style-name="ce3" office:value-type="string" calcext:value-type="string" table:number-columns-spanned="1" table:number-rows-spanned="2">
            <text:p>その他のバックグラウンドでの通信</text:p>
          </table:table-cell>
          <table:table-cell table:style-name="ce3" office:value-type="string" calcext:value-type="string" table:number-columns-spanned="1" table:number-rows-spanned="2">
            <text:p>-</text:p>
          </table:table-cell>
          <table:table-cell table:style-name="ce3" office:value-type="string" calcext:value-type="string">
            <text:p>許可する（既定）</text:p>
          </table:table-cell>
          <table:table-cell table:style-name="ce3" office:value-type="string" calcext:value-type="string">
            <text:p>FireIEをインストールする</text:p>
          </table:table-cell>
          <table:table-cell table:style-name="ce3" office:value-type="string" calcext:value-type="string">
            <text:p>-</text:p>
          </table:table-cell>
          <table:table-cell table:formula="of:=IF([.H408]=&quot;&quot;;&quot;?&quot;;IF([.J408]=&quot;&quot;;&quot;新規&quot;;IF([.H408]=[.J408];&quot;&quot;;&quot;変更あり&quot;)))">
            <text:p/>
          </table:table-cell>
          <table:table-cell office:value-type="string" calcext:value-type="string">
            <text:p>-</text:p>
          </table:table-cell>
          <table:table-cell table:formula="of:=IF([.J408]=&quot;&quot;;&quot;?&quot;;IF([.L408]=&quot;&quot;;&quot;新規&quot;;IF([.J408]=[.L408];&quot;&quot;;&quot;○&quot;)))" office:value-type="string" office:string-value="新規" calcext:value-type="string">
            <text:p>新規</text:p>
          </table:table-cell>
          <table:table-cell table:number-columns-repeated="1013"/>
        </table:table-row>
        <table:table-row table:style-name="ro21">
          <table:table-cell table:style-name="ce3" office:value-type="string" calcext:value-type="string">
            <text:p>Addon-FireIE-5</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text:p>
          </table:table-cell>
          <table:table-cell table:style-name="ce3" office:value-type="string" calcext:value-type="string">
            <text:p>1. FireIEをインストールする</text:p>
            <text:p>2. MCDで設定を反映する</text:p>
          </table:table-cell>
          <table:table-cell table:style-name="ce3" office:value-type="string" calcext:value-type="string">
            <text:p>lockPref("extensions.fireie.subscriptions_fallbackurl", "");</text:p>
            <text:p>lockPref("extensions.fireie.subscriptions_listurl", "");</text:p>
            <text:p>lockPref("extensions.fireie.documentation_link", "");</text:p>
          </table:table-cell>
          <table:table-cell table:formula="of:=IF([.H409]=&quot;&quot;;&quot;?&quot;;IF([.J409]=&quot;&quot;;&quot;新規&quot;;IF([.H409]=[.J409];&quot;&quot;;&quot;変更あり&quot;)))">
            <text:p/>
          </table:table-cell>
          <table:table-cell office:value-type="string" calcext:value-type="string">
            <text:p>lockPref("extensions.fireie.subscriptions_fallbackurl", "");</text:p>
            <text:p>lockPref("extensions.fireie.subscriptions_listurl", "");</text:p>
            <text:p>lockPref("extensions.fireie.documentation_link", "");</text:p>
          </table:table-cell>
          <table:table-cell table:formula="of:=IF([.J409]=&quot;&quot;;&quot;?&quot;;IF([.L409]=&quot;&quot;;&quot;新規&quot;;IF([.J409]=[.L409];&quot;&quot;;&quot;○&quot;)))" office:value-type="string" office:string-value="新規" calcext:value-type="string">
            <text:p>新規</text:p>
          </table:table-cell>
          <table:table-cell table:number-columns-repeated="1013"/>
        </table:table-row>
        <table:table-row table:style-name="ro3" table:number-rows-repeated="1048166">
          <table:table-cell table:number-columns-repeated="1024"/>
        </table:table-row>
        <table:table-row table:style-name="ro80">
          <table:table-cell table:number-columns-repeated="1024"/>
        </table:table-row>
      </table:table>
      <table:table table:name="menuitem-shortcut-disable-items" table:style-name="ta1">
        <table:table-column table:style-name="co15" table:default-cell-style-name="ce1"/>
        <table:table-column table:style-name="co16" table:default-cell-style-name="ce1"/>
        <table:table-column table:style-name="co17" table:visibility="collapse" table:default-cell-style-name="ce1"/>
        <table:table-column table:style-name="co18" table:default-cell-style-name="ce1"/>
        <table:table-column table:style-name="co19" table:default-cell-style-name="ce1"/>
        <table:table-column table:style-name="co20" table:default-cell-style-name="ce1"/>
        <table:table-column table:style-name="co20" table:visibility="collapse" table:default-cell-style-name="ce1"/>
        <table:table-column table:style-name="co21" table:visibility="collapse" table:default-cell-style-name="ce1"/>
        <table:table-column table:style-name="co15" table:default-cell-style-name="ce1"/>
        <table:table-column table:style-name="co18" table:default-cell-style-name="ce1"/>
        <table:table-column table:style-name="co19" table:default-cell-style-name="ce1"/>
        <table:table-column table:style-name="co20" table:default-cell-style-name="ce1"/>
        <table:table-column table:style-name="co22" table:visibility="collapse" table:default-cell-style-name="ce1"/>
        <table:table-column table:style-name="co23" table:visibility="collapse" table:default-cell-style-name="ce1"/>
        <table:table-column table:style-name="co24" table:visibility="collapse" table:default-cell-style-name="ce1"/>
        <table:table-column table:style-name="co25" table:visibility="collapse" table:default-cell-style-name="ce1"/>
        <table:table-column table:style-name="co19" table:visibility="collapse" table:default-cell-style-name="ce1"/>
        <table:table-column table:style-name="co20" table:visibility="collapse" table:default-cell-style-name="ce1"/>
        <table:table-column table:style-name="co24" table:visibility="collapse" table:default-cell-style-name="ce1"/>
        <table:table-column table:style-name="co26" table:visibility="collapse" table:default-cell-style-name="ce1"/>
        <table:table-column table:style-name="co19" table:visibility="collapse" table:default-cell-style-name="ce1"/>
        <table:table-column table:style-name="co20" table:visibility="collapse" table:default-cell-style-name="ce1"/>
        <table:table-column table:style-name="co24" table:visibility="collapse" table:default-cell-style-name="ce1"/>
        <table:table-column table:style-name="co27" table:visibility="collapse" table:default-cell-style-name="ce1"/>
        <table:table-column table:style-name="co19" table:visibility="collapse" table:default-cell-style-name="ce1"/>
        <table:table-column table:style-name="co20" table:visibility="collapse" table:default-cell-style-name="ce1"/>
        <table:table-column table:style-name="co14" table:number-columns-repeated="998" table:default-cell-style-name="ce1"/>
        <table:table-row table:style-name="ro81">
          <table:table-cell/>
          <table:table-cell office:value-type="string" calcext:value-type="string" table:number-columns-spanned="3" table:number-rows-spanned="1">
            <text:p>無効化に際しては、特に断りがない限りアドオン「UI Text Overrider」および「globalChrome.css」を導入して、MCDおよびglobalChrome.cssにて設定を反映するものとする。</text:p>
            <text:p/>
            <text:p>MCDによる設定:</text:p>
            <text:p>// disable shortcuts and UI</text:p>
            <text:p>var killedItems = [];</text:p>
            <text:p>var killedItemsWithDelay = [];</text:p>
            <text:p>var hiddenItemsWithDelay = [];</text:p>
            <text:p/>
            <text:p>// ここに書く</text:p>
            <text:p>// CSSセレクタID内の:をエスケープしている\（バックスラッシュ）は\\にすること</text:p>
            <text:p>// killedItems.push(`</text:p>
            <text:p>// ...</text:p>
            <text:p>// `.toString());</text:p>
            <text:p/>
            <text:p>function setKillItemRule(aIdentifier, aSelector, aDelayed, aDisableCommand) {</text:p>
            <text:p>  lockPref("extensions.uitextoverrider@clear-code.com." + aIdentifier, aSelector);</text:p>
            <text:p>  lockPref("extensions.uitextoverrider@clear-code.com." + aIdentifier + ".disabled", "true");</text:p>
            <text:p>  lockPref("extensions.uitextoverrider@clear-code.com." + aIdentifier + ".hidden", "true");</text:p>
            <text:p>  lockPref("extensions.uitextoverrider@clear-code.com." + aIdentifier + ".readonly", "true");</text:p>
            <text:p>  if (aDisableCommand) {</text:p>
            <text:p>    lockPref("extensions.uitextoverrider@clear-code.com." + aIdentifier + ".command", "");</text:p>
            <text:p>    lockPref("extensions.uitextoverrider@clear-code.com." + aIdentifier + ".oncommand", "");</text:p>
            <text:p>  }</text:p>
            <text:p>  lockPref("extensions.uitextoverrider@clear-code.com." + aIdentifier + ".always-hidden", "true");</text:p>
            <text:p>  lockPref("extensions.uitextoverrider@clear-code.com." + aIdentifier + ".delayed", aDelayed == true);</text:p>
            <text:p>}</text:p>
            <text:p>setKillItemRule("killedItems",          killedItems.join(","),          false, true);</text:p>
            <text:p>setKillItemRule("killedItemsWithDelay", killedItemsWithDelay.join(","), true,  true);</text:p>
            <text:p>setKillItemRule("hiddenItemsWithDelay", hiddenItemsWithDelay.join(","), true,  false);</text:p>
            <text:p/>
            <text:p>globalChrome.cssによる設定:</text:p>
            <text:p>@-moz-document url-prefix("chrome://browser/content/browser.xul") {</text:p>
            <text:p>  （セレクタ）,</text:p>
            <text:p>  /* MenuShortcut-common */</text:p>
            <text:p>  *[always-hidden="true"] {</text:p>
            <text:p>    display: none !important;</text:p>
            <text:p>    -moz-user-focus: ignore !important;</text:p>
            <text:p>  }</text:p>
            <text:p>}</text:p>
          </table:table-cell>
          <table:covered-table-cell table:number-columns-repeated="2"/>
          <table:table-cell table:number-columns-repeated="1020"/>
        </table:table-row>
        <table:table-row table:style-name="ro3">
          <table:table-cell table:number-columns-repeated="1024"/>
        </table:table-row>
        <table:table-row table:style-name="ro3">
          <table:table-cell office:value-type="string" calcext:value-type="string" table:number-columns-spanned="1" table:number-rows-spanned="2">
            <text:p>設定項目番号</text:p>
          </table:table-cell>
          <table:table-cell office:value-type="string" calcext:value-type="string" table:number-columns-spanned="1" table:number-rows-spanned="2">
            <text:p>無効化対象</text:p>
          </table:table-cell>
          <table:table-cell office:value-type="string" calcext:value-type="string" table:number-columns-spanned="1" table:number-rows-spanned="2">
            <text:p>識別子</text:p>
          </table:table-cell>
          <table:table-cell office:value-type="string" calcext:value-type="string" table:number-columns-spanned="6" table:number-rows-spanned="1">
            <text:p>Firefox 52</text:p>
          </table:table-cell>
          <table:covered-table-cell table:number-columns-repeated="5"/>
          <table:table-cell office:value-type="string" calcext:value-type="string" table:number-columns-spanned="6" table:number-rows-spanned="1">
            <text:p>Firefox 45</text:p>
          </table:table-cell>
          <table:covered-table-cell table:number-columns-repeated="5"/>
          <table:table-cell office:value-type="string" calcext:value-type="string" table:number-columns-spanned="4" table:number-rows-spanned="1">
            <text:p>Firefox 38</text:p>
          </table:table-cell>
          <table:covered-table-cell table:number-columns-repeated="3"/>
          <table:table-cell office:value-type="string" calcext:value-type="string" table:number-columns-spanned="4" table:number-rows-spanned="1">
            <text:p>Firefox 31</text:p>
          </table:table-cell>
          <table:covered-table-cell table:number-columns-repeated="3"/>
          <table:table-cell office:value-type="string" calcext:value-type="string" table:number-columns-spanned="3" table:number-rows-spanned="1">
            <text:p>Firefox 24</text:p>
          </table:table-cell>
          <table:covered-table-cell table:number-columns-repeated="2"/>
          <table:table-cell table:number-columns-repeated="998"/>
        </table:table-row>
        <table:table-row table:style-name="ro2">
          <table:covered-table-cell table:number-columns-repeated="3"/>
          <table:table-cell office:value-type="string" calcext:value-type="string">
            <text:p>ショートカット</text:p>
          </table:table-cell>
          <table:table-cell office:value-type="string" calcext:value-type="string">
            <text:p>セレクタ</text:p>
          </table:table-cell>
          <table:table-cell office:value-type="string" calcext:value-type="string">
            <text:p>分類</text:p>
          </table:table-cell>
          <table:table-cell office:value-type="string" calcext:value-type="string">
            <text:p>遅延初期化</text:p>
          </table:table-cell>
          <table:table-cell office:value-type="string" calcext:value-type="string">
            <text:p>oncommandを</text:p>
            <text:p>空にする</text:p>
          </table:table-cell>
          <table:table-cell office:value-type="string" calcext:value-type="string">
            <text:p>Firefox 45からの変更</text:p>
          </table:table-cell>
          <table:table-cell office:value-type="string" calcext:value-type="string">
            <text:p>ショートカット</text:p>
          </table:table-cell>
          <table:table-cell office:value-type="string" calcext:value-type="string">
            <text:p>セレクタ</text:p>
          </table:table-cell>
          <table:table-cell office:value-type="string" calcext:value-type="string">
            <text:p>分類</text:p>
          </table:table-cell>
          <table:table-cell office:value-type="string" calcext:value-type="string">
            <text:p>遅延初期化</text:p>
          </table:table-cell>
          <table:table-cell office:value-type="string" calcext:value-type="string">
            <text:p>oncommandを</text:p>
            <text:p>空にする</text:p>
          </table:table-cell>
          <table:table-cell office:value-type="string" calcext:value-type="string">
            <text:p>Firefox 38からの変更</text:p>
          </table:table-cell>
          <table:table-cell office:value-type="string" calcext:value-type="string">
            <text:p>ショートカット</text:p>
          </table:table-cell>
          <table:table-cell office:value-type="string" calcext:value-type="string">
            <text:p>セレクタ</text:p>
          </table:table-cell>
          <table:table-cell office:value-type="string" calcext:value-type="string">
            <text:p>遅延初期化</text:p>
          </table:table-cell>
          <table:table-cell office:value-type="string" calcext:value-type="string">
            <text:p>oncommandを</text:p>
            <text:p>空にする</text:p>
          </table:table-cell>
          <table:table-cell office:value-type="string" calcext:value-type="string">
            <text:p>ショートカット</text:p>
          </table:table-cell>
          <table:table-cell office:value-type="string" calcext:value-type="string">
            <text:p>セレクタ</text:p>
          </table:table-cell>
          <table:table-cell office:value-type="string" calcext:value-type="string">
            <text:p>遅延初期化</text:p>
          </table:table-cell>
          <table:table-cell office:value-type="string" calcext:value-type="string">
            <text:p>oncommandを</text:p>
            <text:p>空にする</text:p>
          </table:table-cell>
          <table:table-cell office:value-type="string" calcext:value-type="string">
            <text:p>ショートカット</text:p>
          </table:table-cell>
          <table:table-cell office:value-type="string" calcext:value-type="string">
            <text:p>セレクタ</text:p>
          </table:table-cell>
          <table:table-cell office:value-type="string" calcext:value-type="string">
            <text:p>遅延初期化</text:p>
          </table:table-cell>
          <table:table-cell table:number-columns-repeated="998"/>
        </table:table-row>
        <table:table-row table:style-name="ro25">
          <table:table-cell office:value-type="string" calcext:value-type="string">
            <text:p>MenuShortcut-1</text:p>
          </table:table-cell>
          <table:table-cell office:value-type="string" calcext:value-type="string">
            <text:p>閉じたタブを開き直す</text:p>
          </table:table-cell>
          <table:table-cell office:value-type="string" calcext:value-type="string">
            <text:p>undoCloseTab</text:p>
          </table:table-cell>
          <table:table-cell office:value-type="string" calcext:value-type="string">
            <text:p>Ctrl-Shift-T</text:p>
          </table:table-cell>
          <table:table-cell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D5]=[.J5];[.E5]=[.K5];[.F5]=[.L5]);&quot;&quot;;IF([.J5]=&quot;&quot;;&quot;新規&quot;;&quot;変更あり&quot;))">
            <text:p/>
          </table:table-cell>
          <table:table-cell office:value-type="string" calcext:value-type="string">
            <text:p>Ctrl-Shift-T</text:p>
          </table:table-cell>
          <table:table-cell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J5]=[.P5];[.K5]=[.Q5];[.M5]=[.R5];[.N5]=[.S5]);&quot;&quot;;&quot;○&quot;)">
            <text:p/>
          </table:table-cell>
          <table:table-cell office:value-type="string" calcext:value-type="string">
            <text:p>Ctrl-Shift-T</text:p>
          </table:table-cell>
          <table:table-cell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29"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key_undoCloseTab,</text:p>
            <text:p>#History\:UndoCloseTab,</text:p>
            <text:p>#historyUndoMenu,</text:p>
            <text:p>#context_undoCloseTab,</text:p>
            <text:p>#PanelUI-recentlyClosedTabs-separator,</text:p>
            <text:p>#PanelUI-recentlyClosedTabs</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T</text:p>
          </table:table-cell>
          <table:table-cell office:value-type="string" calcext:value-type="string">
            <text:p>#key_undoCloseTab,</text:p>
            <text:p>#History\:UndoCloseTab,</text:p>
            <text:p>#historyUndoMenu,</text:p>
            <text:p>#context_undoCloseTab</text:p>
          </table:table-cell>
          <table:table-cell table:style-name="ce29" office:value-type="string" calcext:value-type="string">
            <text:p>false</text:p>
          </table:table-cell>
          <table:table-cell table:number-columns-repeated="998"/>
        </table:table-row>
        <table:table-row table:style-name="ro25">
          <table:table-cell office:value-type="string" calcext:value-type="string">
            <text:p>MenuShortcut-2</text:p>
          </table:table-cell>
          <table:table-cell office:value-type="string" calcext:value-type="string">
            <text:p>閉じたウィンドウを開き直す</text:p>
          </table:table-cell>
          <table:table-cell office:value-type="string" calcext:value-type="string">
            <text:p>undoCloseWindow</text:p>
          </table:table-cell>
          <table:table-cell office:value-type="string" calcext:value-type="string">
            <text:p>Ctrl-Shift-N</text:p>
          </table:table-cell>
          <table:table-cell office:value-type="string" calcext:value-type="string">
            <text:p>#key_undoCloseWindow,</text:p>
            <text:p>#History\:UndoCloseWindow,</text:p>
            <text:p>#historyUndoWindowMenu,</text:p>
            <text:p>#PanelUI-recentlyClosedWindows-separator,</text:p>
            <text:p>#PanelUI-recentlyClosedWindows</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D6]=[.J6];[.E6]=[.K6];[.F6]=[.L6]);&quot;&quot;;IF([.J6]=&quot;&quot;;&quot;新規&quot;;&quot;変更あり&quot;))">
            <text:p/>
          </table:table-cell>
          <table:table-cell office:value-type="string" calcext:value-type="string">
            <text:p>Ctrl-Shift-N</text:p>
          </table:table-cell>
          <table:table-cell office:value-type="string" calcext:value-type="string">
            <text:p>#key_undoCloseWindow,</text:p>
            <text:p>#History\:UndoCloseWindow,</text:p>
            <text:p>#historyUndoWindowMenu,</text:p>
            <text:p>#PanelUI-recentlyClosedWindows-separator,</text:p>
            <text:p>#PanelUI-recentlyClosedWindows</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J6]=[.P6];[.K6]=[.Q6];[.M6]=[.R6];[.N6]=[.S6]);&quot;&quot;;&quot;○&quot;)">
            <text:p/>
          </table:table-cell>
          <table:table-cell office:value-type="string" calcext:value-type="string">
            <text:p>Ctrl-Shift-N</text:p>
          </table:table-cell>
          <table:table-cell office:value-type="string" calcext:value-type="string">
            <text:p>#key_undoCloseWindow,</text:p>
            <text:p>#History\:UndoCloseWindow,</text:p>
            <text:p>#historyUndoWindowMenu,</text:p>
            <text:p>#PanelUI-recentlyClosedWindows-separator,</text:p>
            <text:p>#PanelUI-recentlyClosedWindows</text:p>
          </table:table-cell>
          <table:table-cell table:style-name="ce29"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key_undoCloseWindow,</text:p>
            <text:p>#History\:UndoCloseWindow,</text:p>
            <text:p>#historyUndoWindowMenu,</text:p>
            <text:p>#PanelUI-recentlyClosedWindows-separator,</text:p>
            <text:p>#PanelUI-recentlyClosedWindows</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N</text:p>
          </table:table-cell>
          <table:table-cell office:value-type="string" calcext:value-type="string">
            <text:p>#History\:UndoCloseWindow,</text:p>
            <text:p>#historyUndoWindowMenu</text:p>
          </table:table-cell>
          <table:table-cell table:style-name="ce29" office:value-type="string" calcext:value-type="string">
            <text:p>false</text:p>
          </table:table-cell>
          <table:table-cell table:number-columns-repeated="998"/>
        </table:table-row>
        <table:table-row table:style-name="ro25">
          <table:table-cell office:value-type="string" calcext:value-type="string">
            <text:p>MenuShortcut-3</text:p>
          </table:table-cell>
          <table:table-cell office:value-type="string" calcext:value-type="string">
            <text:p>ファイル＞新しいプライベートウィンドウを開く</text:p>
          </table:table-cell>
          <table:table-cell office:value-type="string" calcext:value-type="string">
            <text:p>undoCloseWindow</text:p>
          </table:table-cell>
          <table:table-cell office:value-type="string" calcext:value-type="string">
            <text:p>Ctrl-Shift-P</text:p>
          </table:table-cell>
          <table:table-cell office:value-type="string" calcext:value-type="string">
            <text:p>#menu_newPrivateWindow,</text:p>
            <text:p>#privatebrowsing-button,</text:p>
            <text:p>#wrapper-privatebrowsing-button,</text:p>
            <text:p>#key_privatebrowsing,</text:p>
            <text:p>#Tools\:PrivateBrowsing,</text:p>
            <text:p>#context-openlinkprivate</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D7]=[.J7];[.E7]=[.K7];[.F7]=[.L7]);&quot;&quot;;IF([.J7]=&quot;&quot;;&quot;新規&quot;;&quot;変更あり&quot;))">
            <text:p/>
          </table:table-cell>
          <table:table-cell office:value-type="string" calcext:value-type="string">
            <text:p>Ctrl-Shift-P</text:p>
          </table:table-cell>
          <table:table-cell office:value-type="string" calcext:value-type="string">
            <text:p>#menu_newPrivateWindow,</text:p>
            <text:p>#privatebrowsing-button,</text:p>
            <text:p>#wrapper-privatebrowsing-button,</text:p>
            <text:p>#key_privatebrowsing,</text:p>
            <text:p>#Tools\:PrivateBrowsing,</text:p>
            <text:p>#context-openlinkprivate</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J7]=[.P7];[.K7]=[.Q7];[.M7]=[.R7];[.N7]=[.S7]);&quot;&quot;;&quot;○&quot;)">
            <text:p/>
          </table:table-cell>
          <table:table-cell office:value-type="string" calcext:value-type="string">
            <text:p>Ctrl-Shift-P</text:p>
          </table:table-cell>
          <table:table-cell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29"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menu_newPrivateWindow,</text:p>
            <text:p>#privatebrowsing-button,</text:p>
            <text:p>#wrapper-privatebrowsing-button,</text:p>
            <text:p>#key_privatebrowsing,</text:p>
            <text:p>#Tools\:PrivateBrowsing,</text:p>
            <text:p>#context-openlinkprivate</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P</text:p>
          </table:table-cell>
          <table:table-cell office:value-type="string" calcext:value-type="string">
            <text:p>#appmenu_newPrivateWindow, #menu_newPrivateWindow</text:p>
          </table:table-cell>
          <table:table-cell table:style-name="ce29" office:value-type="string" calcext:value-type="string">
            <text:p>false</text:p>
          </table:table-cell>
          <table:table-cell table:number-columns-repeated="998"/>
        </table:table-row>
        <table:table-row table:style-name="ro21">
          <table:table-cell office:value-type="string" calcext:value-type="string">
            <text:p>MenuShortcut-4</text:p>
          </table:table-cell>
          <table:table-cell office:value-type="string" calcext:value-type="string">
            <text:p>ファイル＞ページのURLをメールで送信（ページのURLをメールで送信ボタン）</text:p>
          </table:table-cell>
          <table:table-cell office:value-type="string" calcext:value-type="string">
            <text:p>browser_sendLink</text:p>
          </table:table-cell>
          <table:table-cell office:value-type="string" calcext:value-type="string">
            <text:p>-</text:p>
          </table:table-cell>
          <table:table-cell office:value-type="string" calcext:value-type="string">
            <text:p>#Browser\:SendLink,</text:p>
            <text:p>#menu_sendLink,</text:p>
            <text:p>#context-sendpage,</text:p>
            <text:p>#email-link-button,</text:p>
            <text:p>#wrapper-email-link-button</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D8]=[.J8];[.E8]=[.K8];[.F8]=[.L8]);&quot;&quot;;IF([.J8]=&quot;&quot;;&quot;新規&quot;;&quot;変更あり&quot;))" office:value-type="string" office:string-value="変更あり" calcext:value-type="string">
            <text:p>変更あり</text:p>
          </table:table-cell>
          <table:table-cell office:value-type="string" calcext:value-type="string">
            <text:p>-</text:p>
          </table:table-cell>
          <table:table-cell office:value-type="string" calcext:value-type="string">
            <text:p>#Browser\:SendLink,</text:p>
            <text:p>#appmenu_sendLink,</text:p>
            <text:p>#menu_sendLink,</text:p>
            <text:p>#context-sendpage,</text:p>
            <text:p>#email-link-button,</text:p>
            <text:p>#wrapper-email-link-button</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J8]=[.P8];[.K8]=[.Q8];[.M8]=[.R8];[.N8]=[.S8]);&quot;&quot;;&quot;○&quot;)">
            <text:p/>
          </table:table-cell>
          <table:table-cell office:value-type="string" calcext:value-type="string">
            <text:p>-</text:p>
          </table:table-cell>
          <table:table-cell office:value-type="string" calcext:value-type="string">
            <text:p>#Browser\:SendLink,</text:p>
            <text:p>#appmenu_sendLink,</text:p>
            <text:p>#menu_sendLink,</text:p>
            <text:p>#context-sendpage,</text:p>
            <text:p>#email-link-button,</text:p>
            <text:p>#wrapper-email-link-button</text:p>
          </table:table-cell>
          <table:table-cell table:style-name="ce29"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Browser\:SendLink,</text:p>
            <text:p>#appmenu_sendLink,</text:p>
            <text:p>#menu_sendLink,</text:p>
            <text:p>#context-sendpage,</text:p>
            <text:p>#email-link-button,</text:p>
            <text:p>#wrapper-email-link-button</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Browser\:SendLink,</text:p>
            <text:p>#appmenu_sendLink,</text:p>
            <text:p>#menu_sendLink,</text:p>
            <text:p>#context-sendpage</text:p>
          </table:table-cell>
          <table:table-cell table:style-name="ce29" office:value-type="string" calcext:value-type="string">
            <text:p>false</text:p>
          </table:table-cell>
          <table:table-cell table:number-columns-repeated="998"/>
        </table:table-row>
        <table:table-row table:style-name="ro2">
          <table:table-cell office:value-type="string" calcext:value-type="string">
            <text:p>MenuShortcut-5</text:p>
          </table:table-cell>
          <table:table-cell office:value-type="string" calcext:value-type="string">
            <text:p>ファイル＞オフライン作業</text:p>
          </table:table-cell>
          <table:table-cell office:value-type="string" calcext:value-type="string">
            <text:p>goOfflineMenuitem</text:p>
          </table:table-cell>
          <table:table-cell office:value-type="string" calcext:value-type="string">
            <text:p>-</text:p>
          </table:table-cell>
          <table:table-cell office:value-type="string" calcext:value-type="string">
            <text:p>#goOfflineMenuitem,</text:p>
            <text:p>[oncommand="BrowserOffline.toggleOfflineStatus();"]</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D9]=[.J9];[.E9]=[.K9];[.F9]=[.L9]);&quot;&quot;;IF([.J9]=&quot;&quot;;&quot;新規&quot;;&quot;変更あり&quot;))">
            <text:p/>
          </table:table-cell>
          <table:table-cell office:value-type="string" calcext:value-type="string">
            <text:p>-</text:p>
          </table:table-cell>
          <table:table-cell office:value-type="string" calcext:value-type="string">
            <text:p>#goOfflineMenuitem,</text:p>
            <text:p>[oncommand="BrowserOffline.toggleOfflineStatus();"]</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J9]=[.P9];[.K9]=[.Q9];[.M9]=[.R9];[.N9]=[.S9]);&quot;&quot;;&quot;○&quot;)" office:value-type="string" office:string-value="○" calcext:value-type="string">
            <text:p>○</text:p>
          </table:table-cell>
          <table:table-cell office:value-type="string" calcext:value-type="string">
            <text:p>-</text:p>
          </table:table-cell>
          <table:table-cell office:value-type="string" calcext:value-type="string">
            <text:p>#goOfflineMenuitem</text:p>
          </table:table-cell>
          <table:table-cell table:style-name="ce29" office:value-type="string" calcext:value-type="string">
            <text:p>false</text:p>
          </table:table-cell>
          <table:table-cell office:value-type="string" calcext:value-type="string">
            <text:p>yes</text:p>
          </table:table-cell>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goOfflineMenuitem</text:p>
          </table:table-cell>
          <table:table-cell table:style-name="ce29" office:value-type="string" calcext:value-type="string">
            <text:p>false</text:p>
          </table:table-cell>
          <table:table-cell table:number-columns-repeated="998"/>
        </table:table-row>
        <table:table-row table:style-name="ro20">
          <table:table-cell table:style-name="ce3" office:value-type="string" calcext:value-type="string">
            <text:p>MenuShortcut-6（廃止）</text:p>
          </table:table-cell>
          <table:table-cell table:style-name="ce3" office:value-type="string" calcext:value-type="string">
            <text:p>ツール＞プライベートブラウジングの開始</text:p>
          </table:table-cell>
          <table:table-cell table:style-name="ce3" office:value-type="string" calcext:value-type="string">
            <text:p>privatebrowsing</text:p>
          </table:table-cell>
          <table:table-cell table:style-name="ce3" office:value-type="string" calcext:value-type="string">
            <text:p>Firefox 31で廃止</text:p>
          </table:table-cell>
          <table:table-cell table:style-name="ce3" table:number-columns-repeated="4"/>
          <table:table-cell table:formula="of:=IF(AND([.D10]=[.J10];[.E10]=[.K10];[.F10]=[.L10]);&quot;&quot;;IF([.J10]=&quot;&quot;;&quot;新規&quot;;&quot;変更あり&quot;))">
            <text:p/>
          </table:table-cell>
          <table:table-cell table:style-name="ce3" office:value-type="string" calcext:value-type="string">
            <text:p>Firefox 31で廃止</text:p>
          </table:table-cell>
          <table:table-cell table:style-name="ce3" table:number-columns-repeated="4"/>
          <table:table-cell table:style-name="ce3" table:formula="of:=IF(AND([.J10]=[.P10];[.K10]=[.Q10];[.M10]=[.R10];[.N10]=[.S10]);&quot;&quot;;&quot;○&quot;)">
            <text:p/>
          </table:table-cell>
          <table:table-cell table:style-name="ce3" office:value-type="string" calcext:value-type="string">
            <text:p>Firefox 31で廃止</text:p>
          </table:table-cell>
          <table:table-cell table:style-name="ce3" table:number-columns-repeated="3"/>
          <table:table-cell table:style-name="ce3" office:value-type="string" calcext:value-type="string">
            <text:p>存在しない</text:p>
          </table:table-cell>
          <table:table-cell table:number-columns-repeated="2" table:style-name="ce3" office:value-type="string" calcext:value-type="string">
            <text:p>廃止</text:p>
          </table:table-cell>
          <table:table-cell table:style-name="ce3" office:value-type="string" calcext:value-type="string">
            <text:p>-</text:p>
          </table:table-cell>
          <table:table-cell office:value-type="string" calcext:value-type="string">
            <text:p>Ctrl-Shit-P</text:p>
          </table:table-cell>
          <table:table-cell office:value-type="string" calcext:value-type="string">
            <text:p>#key_privatebrowsing,</text:p>
            <text:p>#Tools\:PrivateBrowsing</text:p>
          </table:table-cell>
          <table:table-cell table:style-name="ce29" office:value-type="string" calcext:value-type="string">
            <text:p>false</text:p>
          </table:table-cell>
          <table:table-cell table:number-columns-repeated="998"/>
        </table:table-row>
        <table:table-row table:style-name="ro21">
          <table:table-cell office:value-type="string" calcext:value-type="string">
            <text:p>MenuShortcut-7</text:p>
          </table:table-cell>
          <table:table-cell office:value-type="string" calcext:value-type="string">
            <text:p>ツール＞ダウンロード</text:p>
            <text:p>（旧バージョンでは「ダウンロードマネージャ」）</text:p>
          </table:table-cell>
          <table:table-cell office:value-type="string" calcext:value-type="string">
            <text:p>openDownloads</text:p>
          </table:table-cell>
          <table:table-cell office:value-type="string" calcext:value-type="string">
            <text:p>Ctrl-J</text:p>
          </table:table-cell>
          <table:table-cell office:value-type="string" calcext:value-type="string">
            <text:p>#key_openDownloads,</text:p>
            <text:p>#Tools\:Downloads,</text:p>
            <text:p>#menu_openDownloads,</text:p>
            <text:p>#downloads-button,</text:p>
            <text:p>#wrapper-downloads-button</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D11]=[.J11];[.E11]=[.K11];[.F11]=[.L11]);&quot;&quot;;IF([.J11]=&quot;&quot;;&quot;新規&quot;;&quot;変更あり&quot;))">
            <text:p/>
          </table:table-cell>
          <table:table-cell office:value-type="string" calcext:value-type="string">
            <text:p>Ctrl-J</text:p>
          </table:table-cell>
          <table:table-cell office:value-type="string" calcext:value-type="string">
            <text:p>#key_openDownloads,</text:p>
            <text:p>#Tools\:Downloads,</text:p>
            <text:p>#menu_openDownloads,</text:p>
            <text:p>#downloads-button,</text:p>
            <text:p>#wrapper-downloads-button</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J11]=[.P11];[.K11]=[.Q11];[.M11]=[.R11];[.N11]=[.S11]);&quot;&quot;;&quot;○&quot;)">
            <text:p/>
          </table:table-cell>
          <table:table-cell office:value-type="string" calcext:value-type="string">
            <text:p>Ctrl-J</text:p>
          </table:table-cell>
          <table:table-cell office:value-type="string" calcext:value-type="string">
            <text:p>#key_openDownloads,</text:p>
            <text:p>#Tools\:Downloads,</text:p>
            <text:p>#menu_openDownloads,</text:p>
            <text:p>#downloads-button,</text:p>
            <text:p>#wrapper-downloads-button</text:p>
          </table:table-cell>
          <table:table-cell table:style-name="ce29"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key_openDownloads,</text:p>
            <text:p>#Tools\:Downloads,</text:p>
            <text:p>#menu_openDownloads,</text:p>
            <text:p>#downloads-button,</text:p>
            <text:p>#wrapper-downloads-button</text:p>
          </table:table-cell>
          <table:table-cell office:value-type="string" calcext:value-type="string">
            <text:p>変更無し</text:p>
          </table:table-cell>
          <table:table-cell office:value-type="string" calcext:value-type="string">
            <text:p>yes</text:p>
          </table:table-cell>
          <table:table-cell office:value-type="string" calcext:value-type="string">
            <text:p>Ctrl-J</text:p>
          </table:table-cell>
          <table:table-cell office:value-type="string" calcext:value-type="string">
            <text:p>#key_openDownloads,</text:p>
            <text:p>#Tools\:Downloads,</text:p>
            <text:p>#appmenu_downloads,</text:p>
            <text:p>#menu_openDownloads</text:p>
          </table:table-cell>
          <table:table-cell table:number-columns-repeated="999"/>
        </table:table-row>
        <table:table-row table:style-name="ro20">
          <table:table-cell table:style-name="ce3" office:value-type="string" calcext:value-type="string">
            <text:p>MenuShortcut-8（廃止）</text:p>
          </table:table-cell>
          <table:table-cell table:style-name="ce3" office:value-type="string" calcext:value-type="string">
            <text:p>ツール＞ページの調査</text:p>
          </table:table-cell>
          <table:table-cell table:style-name="ce3" office:value-type="string" calcext:value-type="string">
            <text:p>inspectPage</text:p>
          </table:table-cell>
          <table:table-cell table:style-name="ce3" office:value-type="string" calcext:value-type="string">
            <text:p>Firefox 31で廃止</text:p>
          </table:table-cell>
          <table:table-cell table:style-name="ce3" table:number-columns-repeated="4"/>
          <table:table-cell table:formula="of:=IF(AND([.D12]=[.J12];[.E12]=[.K12];[.F12]=[.L12]);&quot;&quot;;IF([.J12]=&quot;&quot;;&quot;新規&quot;;&quot;変更あり&quot;))">
            <text:p/>
          </table:table-cell>
          <table:table-cell table:style-name="ce3" office:value-type="string" calcext:value-type="string">
            <text:p>Firefox 31で廃止</text:p>
          </table:table-cell>
          <table:table-cell table:style-name="ce3" table:number-columns-repeated="4"/>
          <table:table-cell table:style-name="ce3" table:formula="of:=IF(AND([.J12]=[.P12];[.K12]=[.Q12];[.M12]=[.R12];[.N12]=[.S12]);&quot;&quot;;&quot;○&quot;)">
            <text:p/>
          </table:table-cell>
          <table:table-cell table:style-name="ce3" office:value-type="string" calcext:value-type="string">
            <text:p>Firefox 31で廃止</text:p>
          </table:table-cell>
          <table:table-cell table:style-name="ce3" table:number-columns-repeated="3"/>
          <table:table-cell table:style-name="ce3" office:value-type="string" calcext:value-type="string">
            <text:p>-</text:p>
          </table:table-cell>
          <table:table-cell table:number-columns-repeated="2" table:style-name="ce3" office:value-type="string" calcext:value-type="string">
            <text:p>廃止</text:p>
          </table:table-cell>
          <table:table-cell table:style-name="ce3" office:value-type="string" calcext:value-type="string">
            <text:p>yes</text:p>
          </table:table-cell>
          <table:table-cell office:value-type="string" calcext:value-type="string">
            <text:p>-</text:p>
          </table:table-cell>
          <table:table-cell office:value-type="string" calcext:value-type="string">
            <text:p>#key_inspectPage,</text:p>
            <text:p>#Tasks\:InspectPage</text:p>
          </table:table-cell>
          <table:table-cell table:number-columns-repeated="999"/>
        </table:table-row>
        <table:table-row table:style-name="ro6">
          <table:table-cell table:style-name="ce3" office:value-type="string" calcext:value-type="string">
            <text:p>MenuShortcut-9（廃止）</text:p>
          </table:table-cell>
          <table:table-cell table:style-name="ce3" office:value-type="string" calcext:value-type="string">
            <text:p>ツール＞アプリ</text:p>
          </table:table-cell>
          <table:table-cell table:style-name="ce3" office:value-type="string" calcext:value-type="string">
            <text:p>openApps</text:p>
          </table:table-cell>
          <table:table-cell table:style-name="ce3" office:value-type="string" calcext:value-type="string">
            <text:p>Firefox 45で廃止</text:p>
          </table:table-cell>
          <table:table-cell table:style-name="ce3"/>
          <table:table-cell table:style-name="ce28" table:number-columns-repeated="2"/>
          <table:table-cell table:style-name="ce3"/>
          <table:table-cell table:formula="of:=IF(AND([.D13]=[.J13];[.E13]=[.K13];[.F13]=[.L13]);&quot;&quot;;IF([.J13]=&quot;&quot;;&quot;新規&quot;;&quot;変更あり&quot;))">
            <text:p/>
          </table:table-cell>
          <table:table-cell table:style-name="ce3" office:value-type="string" calcext:value-type="string">
            <text:p>Firefox 45で廃止</text:p>
          </table:table-cell>
          <table:table-cell table:style-name="ce3"/>
          <table:table-cell table:style-name="ce28" table:number-columns-repeated="2"/>
          <table:table-cell table:style-name="ce3"/>
          <table:table-cell table:style-name="ce3" table:formula="of:=IF(AND([.J13]=[.P13];[.K13]=[.Q13];[.M13]=[.R13];[.N13]=[.S13]);&quot;&quot;;&quot;○&quot;)" office:value-type="string" office:string-value="○" calcext:value-type="string">
            <text:p>○</text:p>
          </table:table-cell>
          <table:table-cell office:value-type="string" calcext:value-type="string">
            <text:p>-</text:p>
          </table:table-cell>
          <table:table-cell office:value-type="string" calcext:value-type="string">
            <text:p>#menu_openApps,</text:p>
            <text:p>#web-apps-button,</text:p>
            <text:p>#wrapper-web-apps-button</text:p>
          </table:table-cell>
          <table:table-cell table:style-name="ce29" office:value-type="string" calcext:value-type="string">
            <text:p>false</text:p>
          </table:table-cell>
          <table:table-cell office:value-type="string" calcext:value-type="string">
            <text:p>yes</text:p>
          </table:table-cell>
          <table:table-cell table:number-columns-repeated="1005"/>
        </table:table-row>
        <table:table-row table:style-name="ro4">
          <table:table-cell office:value-type="string" calcext:value-type="string">
            <text:p>MenuShortcut-10</text:p>
          </table:table-cell>
          <table:table-cell office:value-type="string" calcext:value-type="string">
            <text:p>ツール＞ウェブ開発（開発ツールボタン）</text:p>
          </table:table-cell>
          <table:table-cell office:value-type="string" calcext:value-type="string">
            <text:p>webDeveloper</text:p>
          </table:table-cell>
          <table:table-cell office:value-type="string" calcext:value-type="string">
            <text:p>-</text:p>
          </table:table-cell>
          <table:table-cell office:value-type="string" calcext:value-type="string">
            <text:p>#webDeveloperMenu,</text:p>
            <text:p>#developer-button,</text:p>
            <text:p>#wrapper-developer-button,</text:p>
            <text:p>#devToolsSeparator</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D14]=[.J14];[.E14]=[.K14];[.F14]=[.L14]);&quot;&quot;;IF([.J14]=&quot;&quot;;&quot;新規&quot;;&quot;変更あり&quot;))" office:value-type="string" office:string-value="変更あり" calcext:value-type="string">
            <text:p>変更あり</text:p>
          </table:table-cell>
          <table:table-cell office:value-type="string" calcext:value-type="string">
            <text:p>-</text:p>
          </table:table-cell>
          <table:table-cell office:value-type="string" calcext:value-type="string">
            <text:p>#webDeveloperMenu,</text:p>
            <text:p>#developer-button,</text:p>
            <text:p>#wrapper-developer-button</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J14]=[.P14];[.K14]=[.Q14];[.M14]=[.R14];[.N14]=[.S14]);&quot;&quot;;&quot;○&quot;)">
            <text:p/>
          </table:table-cell>
          <table:table-cell office:value-type="string" calcext:value-type="string">
            <text:p>-</text:p>
          </table:table-cell>
          <table:table-cell office:value-type="string" calcext:value-type="string">
            <text:p>#webDeveloperMenu,</text:p>
            <text:p>#developer-button,</text:p>
            <text:p>#wrapper-developer-button</text:p>
          </table:table-cell>
          <table:table-cell table:style-name="ce29"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webDeveloperMenu,</text:p>
            <text:p>#developer-button,</text:p>
            <text:p>#wrapper-developer-button</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appmenu_webDeveloper,</text:p>
            <text:p>#appmenu_webDeveloper + menuseparator,</text:p>
            <text:p>#devToolsSeparator,</text:p>
            <text:p>#webDeveloperMenu</text:p>
          </table:table-cell>
          <table:table-cell table:style-name="ce29" office:value-type="string" calcext:value-type="string">
            <text:p>false</text:p>
          </table:table-cell>
          <table:table-cell table:number-columns-repeated="998"/>
        </table:table-row>
        <table:table-row table:style-name="ro32">
          <table:table-cell office:value-type="string" calcext:value-type="string">
            <text:p>MenuShortcut-11</text:p>
          </table:table-cell>
          <table:table-cell office:value-type="string" calcext:value-type="string">
            <text:p>ツール＞ウェブ開発＞開発ツールを表示</text:p>
          </table:table-cell>
          <table:table-cell office:value-type="string" calcext:value-type="string">
            <text:p>devToolbox</text:p>
          </table:table-cell>
          <table:table-cell office:value-type="string" calcext:value-type="string">
            <text:p>Ctrl-Shift-I,</text:p>
            <text:p>F12</text:p>
          </table:table-cell>
          <table:table-cell office:value-type="string" calcext:value-type="string">
            <text:p>#menu_devToolbox,</text:p>
            <text:p>#key_devToolboxMenuItem,</text:p>
            <text:p>#key_devToolboxMenuItemF12,</text:p>
            <text:p>[key='key_devToolboxMenuItem']</text:p>
          </table:table-cell>
          <table:table-cell office:value-type="string" calcext:value-type="string">
            <text:p>killedItemsWithDelay</text:p>
          </table:table-cell>
          <table:table-cell table:style-name="ce29" office:value-type="string" calcext:value-type="string">
            <text:p>false</text:p>
          </table:table-cell>
          <table:table-cell office:value-type="string" calcext:value-type="string">
            <text:p>yes</text:p>
          </table:table-cell>
          <table:table-cell table:formula="of:=IF(AND([.D15]=[.J15];[.E15]=[.K15];[.F15]=[.L15]);&quot;&quot;;IF([.J15]=&quot;&quot;;&quot;新規&quot;;&quot;変更あり&quot;))" office:value-type="string" office:string-value="変更あり" calcext:value-type="string">
            <text:p>変更あり</text:p>
          </table:table-cell>
          <table:table-cell office:value-type="string" calcext:value-type="string">
            <text:p>Ctrl-Shift-I,</text:p>
            <text:p>F12</text:p>
          </table:table-cell>
          <table:table-cell office:value-type="string" calcext:value-type="string">
            <text:p>#key_devToolboxMenuItem,</text:p>
            <text:p>#key_devToolboxMenuItemF12,</text:p>
            <text:p>#Tools\:DevToolbox</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J15]=[.P15];[.K15]=[.Q15];[.M15]=[.R15];[.N15]=[.S15]);&quot;&quot;;&quot;○&quot;)">
            <text:p/>
          </table:table-cell>
          <table:table-cell office:value-type="string" calcext:value-type="string">
            <text:p>Ctrl-Shift-I,</text:p>
            <text:p>F12</text:p>
          </table:table-cell>
          <table:table-cell office:value-type="string" calcext:value-type="string">
            <text:p>#key_devToolboxMenuItem,</text:p>
            <text:p>#key_devToolboxMenuItemF12,</text:p>
            <text:p>#Tools\:DevToolbox</text:p>
          </table:table-cell>
          <table:table-cell table:style-name="ce29" office:value-type="string" calcext:value-type="string">
            <text:p>false</text:p>
          </table:table-cell>
          <table:table-cell office:value-type="string" calcext:value-type="string">
            <text:p>yes</text:p>
          </table:table-cell>
          <table:table-cell office:value-type="string" calcext:value-type="string">
            <text:p>Ctrl-Shift-I,</text:p>
            <text:p>F12</text:p>
          </table:table-cell>
          <table:table-cell office:value-type="string" calcext:value-type="string">
            <text:p>#key_devToolboxMenuItem,</text:p>
            <text:p>#key_devToolboxMenuItemF12,</text:p>
            <text:p>#Tools\:DevToolbox</text:p>
          </table:table-cell>
          <table:table-cell table:style-name="ce29" office:value-type="string" calcext:value-type="string">
            <text:p>fals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25">
          <table:table-cell office:value-type="string" calcext:value-type="string">
            <text:p>MenuShortcut-12</text:p>
          </table:table-cell>
          <table:table-cell office:value-type="string" calcext:value-type="string">
            <text:p>ツール＞ウェブ開発＞インスペクタ</text:p>
          </table:table-cell>
          <table:table-cell office:value-type="string" calcext:value-type="string">
            <text:p>inspector</text:p>
          </table:table-cell>
          <table:table-cell office:value-type="string" calcext:value-type="string">
            <text:p>Ctrl-Shift-C</text:p>
          </table:table-cell>
          <table:table-cell office:value-type="string" calcext:value-type="string">
            <text:p>#key_inspector,</text:p>
            <text:p>#menu_inspector,</text:p>
            <text:p><text:span text:style-name="T1">[key='key_inspector']</text:span></text:p>
          </table:table-cell>
          <table:table-cell office:value-type="string" calcext:value-type="string">
            <text:p>killedItemsWithDelay</text:p>
          </table:table-cell>
          <table:table-cell table:style-name="ce29" office:value-type="string" calcext:value-type="string">
            <text:p>true</text:p>
          </table:table-cell>
          <table:table-cell office:value-type="string" calcext:value-type="string">
            <text:p>yes</text:p>
          </table:table-cell>
          <table:table-cell table:formula="of:=IF(AND([.D16]=[.J16];[.E16]=[.K16];[.F16]=[.L16]);&quot;&quot;;IF([.J16]=&quot;&quot;;&quot;新規&quot;;&quot;変更あり&quot;))" office:value-type="string" office:string-value="変更あり" calcext:value-type="string">
            <text:p>変更あり</text:p>
          </table:table-cell>
          <table:table-cell office:value-type="string" calcext:value-type="string">
            <text:p>Ctrl-Shift-C</text:p>
          </table:table-cell>
          <table:table-cell office:value-type="string" calcext:value-type="string">
            <text:p>#key_inspector,</text:p>
            <text:p>#Tools\:inspector,</text:p>
            <text:p>#devtoolsMenuBroadcaster_inspector,</text:p>
            <text:p>#Tasks\:Inspector</text:p>
          </table:table-cell>
          <table:table-cell office:value-type="string" calcext:value-type="string">
            <text:p>killedItemsWithDelay</text:p>
          </table:table-cell>
          <table:table-cell table:style-name="ce29" office:value-type="string" calcext:value-type="string">
            <text:p>true</text:p>
          </table:table-cell>
          <table:table-cell office:value-type="string" calcext:value-type="string">
            <text:p>yes</text:p>
          </table:table-cell>
          <table:table-cell table:formula="of:=IF(AND([.J16]=[.P16];[.K16]=[.Q16];[.M16]=[.R16];[.N16]=[.S16]);&quot;&quot;;&quot;○&quot;)">
            <text:p/>
          </table:table-cell>
          <table:table-cell office:value-type="string" calcext:value-type="string">
            <text:p>Ctrl-Shift-C</text:p>
          </table:table-cell>
          <table:table-cell office:value-type="string" calcext:value-type="string">
            <text:p>#key_inspector,</text:p>
            <text:p>#Tools\:inspector,</text:p>
            <text:p>#devtoolsMenuBroadcaster_inspector,</text:p>
            <text:p>#Tasks\:Inspector</text:p>
          </table:table-cell>
          <table:table-cell table:style-name="ce29" office:value-type="string" calcext:value-type="string">
            <text:p>true</text:p>
          </table:table-cell>
          <table:table-cell office:value-type="string" calcext:value-type="string">
            <text:p>yes</text:p>
          </table:table-cell>
          <table:table-cell office:value-type="string" calcext:value-type="string">
            <text:p>Ctrl-Shift-C</text:p>
          </table:table-cell>
          <table:table-cell office:value-type="string" calcext:value-type="string">
            <text:p>#key_inspector,</text:p>
            <text:p>#Tools\:inspector,</text:p>
            <text:p>#devtoolsMenuBroadcaster_inspector,</text:p>
            <text:p>#Tasks\:Inspector</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I</text:p>
          </table:table-cell>
          <table:table-cell office:value-type="string" calcext:value-type="string">
            <text:p>#key_inspector,</text:p>
            <text:p>#Tools\:inspector,</text:p>
            <text:p>#Tasks\:Inspector</text:p>
          </table:table-cell>
          <table:table-cell table:style-name="ce29" office:value-type="string" calcext:value-type="string">
            <text:p>true</text:p>
          </table:table-cell>
          <table:table-cell table:number-columns-repeated="998"/>
        </table:table-row>
        <table:table-row table:style-name="ro25">
          <table:table-cell office:value-type="string" calcext:value-type="string">
            <text:p>MenuShortcut-13</text:p>
          </table:table-cell>
          <table:table-cell office:value-type="string" calcext:value-type="string">
            <text:p>ツール＞ウェブ開発＞Webコンソール</text:p>
          </table:table-cell>
          <table:table-cell office:value-type="string" calcext:value-type="string">
            <text:p>webconsole</text:p>
          </table:table-cell>
          <table:table-cell office:value-type="string" calcext:value-type="string">
            <text:p>Ctrl-Shift-K</text:p>
          </table:table-cell>
          <table:table-cell office:value-type="string" calcext:value-type="string">
            <text:p>#key_webconsole,</text:p>
            <text:p><text:span text:style-name="T1">#menu_webconsole,</text:span></text:p>
            <text:p><text:span text:style-name="T1">[key='key_webconsole']</text:span></text:p>
          </table:table-cell>
          <table:table-cell office:value-type="string" calcext:value-type="string">
            <text:p>killedItemsWithDelay</text:p>
          </table:table-cell>
          <table:table-cell table:style-name="ce29" office:value-type="string" calcext:value-type="string">
            <text:p>true</text:p>
          </table:table-cell>
          <table:table-cell office:value-type="string" calcext:value-type="string">
            <text:p>yes</text:p>
          </table:table-cell>
          <table:table-cell table:formula="of:=IF(AND([.D17]=[.J17];[.E17]=[.K17];[.F17]=[.L17]);&quot;&quot;;IF([.J17]=&quot;&quot;;&quot;新規&quot;;&quot;変更あり&quot;))" office:value-type="string" office:string-value="変更あり" calcext:value-type="string">
            <text:p>変更あり</text:p>
          </table:table-cell>
          <table:table-cell office:value-type="string" calcext:value-type="string">
            <text:p>Ctrl-Shift-K</text:p>
          </table:table-cell>
          <table:table-cell office:value-type="string" calcext:value-type="string">
            <text:p>#key_webconsole,</text:p>
            <text:p>#Tools\:webconsole,</text:p>
            <text:p>#devtoolsMenuBroadcaster_webconsole</text:p>
          </table:table-cell>
          <table:table-cell office:value-type="string" calcext:value-type="string">
            <text:p>killedItemsWithDelay</text:p>
          </table:table-cell>
          <table:table-cell table:style-name="ce29" office:value-type="string" calcext:value-type="string">
            <text:p>true</text:p>
          </table:table-cell>
          <table:table-cell office:value-type="string" calcext:value-type="string">
            <text:p>yes</text:p>
          </table:table-cell>
          <table:table-cell table:formula="of:=IF(AND([.J17]=[.P17];[.K17]=[.Q17];[.M17]=[.R17];[.N17]=[.S17]);&quot;&quot;;&quot;○&quot;)">
            <text:p/>
          </table:table-cell>
          <table:table-cell office:value-type="string" calcext:value-type="string">
            <text:p>Ctrl-Shift-K</text:p>
          </table:table-cell>
          <table:table-cell office:value-type="string" calcext:value-type="string">
            <text:p>#key_webconsole,</text:p>
            <text:p>#Tools\:webconsole,</text:p>
            <text:p>#devtoolsMenuBroadcaster_webconsole</text:p>
          </table:table-cell>
          <table:table-cell table:style-name="ce29"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key_webconsole,</text:p>
            <text:p>#Tools\:webconsole,</text:p>
            <text:p>#devtoolsMenuBroadcaster_webconsole</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K</text:p>
          </table:table-cell>
          <table:table-cell office:value-type="string" calcext:value-type="string">
            <text:p>#key_webconsole</text:p>
          </table:table-cell>
          <table:table-cell table:style-name="ce29" office:value-type="string" calcext:value-type="string">
            <text:p>true</text:p>
          </table:table-cell>
          <table:table-cell table:number-columns-repeated="998"/>
        </table:table-row>
        <table:table-row table:style-name="ro25">
          <table:table-cell office:value-type="string" calcext:value-type="string">
            <text:p>MenuShortcut-14</text:p>
          </table:table-cell>
          <table:table-cell office:value-type="string" calcext:value-type="string">
            <text:p>ツール＞ウェブ開発＞デバッガ</text:p>
          </table:table-cell>
          <table:table-cell office:value-type="string" calcext:value-type="string">
            <text:p>jsdebugger</text:p>
          </table:table-cell>
          <table:table-cell office:value-type="string" calcext:value-type="string">
            <text:p>Ctrl-Shift-S</text:p>
          </table:table-cell>
          <table:table-cell office:value-type="string" calcext:value-type="string">
            <text:p>#key_jsdebugger,</text:p>
            <text:p><text:span text:style-name="T1">#menu_jsdebugger,</text:span></text:p>
            <text:p><text:span text:style-name="T1">[key='key_jsdebugger']</text:span></text:p>
          </table:table-cell>
          <table:table-cell office:value-type="string" calcext:value-type="string">
            <text:p>killedItemsWithDelay</text:p>
          </table:table-cell>
          <table:table-cell table:style-name="ce29" office:value-type="string" calcext:value-type="string">
            <text:p>true</text:p>
          </table:table-cell>
          <table:table-cell office:value-type="string" calcext:value-type="string">
            <text:p>yes</text:p>
          </table:table-cell>
          <table:table-cell table:formula="of:=IF(AND([.D18]=[.J18];[.E18]=[.K18];[.F18]=[.L18]);&quot;&quot;;IF([.J18]=&quot;&quot;;&quot;新規&quot;;&quot;変更あり&quot;))" office:value-type="string" office:string-value="変更あり" calcext:value-type="string">
            <text:p>変更あり</text:p>
          </table:table-cell>
          <table:table-cell office:value-type="string" calcext:value-type="string">
            <text:p>Ctrl-Shift-S</text:p>
          </table:table-cell>
          <table:table-cell office:value-type="string" calcext:value-type="string">
            <text:p>#key_jsdebugger,</text:p>
            <text:p>#Tools\:jsdebugger,</text:p>
            <text:p>#devtoolsMenuBroadcaster_jsdebugger</text:p>
          </table:table-cell>
          <table:table-cell office:value-type="string" calcext:value-type="string">
            <text:p>killedItemsWithDelay</text:p>
          </table:table-cell>
          <table:table-cell table:style-name="ce29" office:value-type="string" calcext:value-type="string">
            <text:p>true</text:p>
          </table:table-cell>
          <table:table-cell office:value-type="string" calcext:value-type="string">
            <text:p>yes</text:p>
          </table:table-cell>
          <table:table-cell table:formula="of:=IF(AND([.J18]=[.P18];[.K18]=[.Q18];[.M18]=[.R18];[.N18]=[.S18]);&quot;&quot;;&quot;○&quot;)">
            <text:p/>
          </table:table-cell>
          <table:table-cell office:value-type="string" calcext:value-type="string">
            <text:p>Ctrl-Shift-S</text:p>
          </table:table-cell>
          <table:table-cell office:value-type="string" calcext:value-type="string">
            <text:p>#key_jsdebugger,</text:p>
            <text:p>#Tools\:jsdebugger,</text:p>
            <text:p>#devtoolsMenuBroadcaster_jsdebugger</text:p>
          </table:table-cell>
          <table:table-cell table:style-name="ce29" office:value-type="string" calcext:value-type="string">
            <text:p>true</text:p>
          </table:table-cell>
          <table:table-cell office:value-type="string" calcext:value-type="string">
            <text:p>yes</text:p>
          </table:table-cell>
          <table:table-cell office:value-type="string" calcext:value-type="string">
            <text:p>Ctrl-Shift-S</text:p>
          </table:table-cell>
          <table:table-cell office:value-type="string" calcext:value-type="string">
            <text:p>#key_jsdebugger,</text:p>
            <text:p>#Tools\:jsdebugger,</text:p>
            <text:p>#devtoolsMenuBroadcaster_jsdebugger</text:p>
          </table:table-cell>
          <table:table-cell table:style-name="ce29"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27">
          <table:table-cell office:value-type="string" calcext:value-type="string">
            <text:p>MenuShortcut-15</text:p>
          </table:table-cell>
          <table:table-cell office:value-type="string" calcext:value-type="string">
            <text:p>ツール＞ウェブ開発＞スタイルエディタ</text:p>
          </table:table-cell>
          <table:table-cell office:value-type="string" calcext:value-type="string">
            <text:p>styleeditor</text:p>
          </table:table-cell>
          <table:table-cell office:value-type="string" calcext:value-type="string">
            <text:p>Shift-F7</text:p>
          </table:table-cell>
          <table:table-cell office:value-type="string" calcext:value-type="string">
            <text:p>#key_styleeditor,</text:p>
            <text:p><text:span text:style-name="T1">#menu_styleeditor,</text:span></text:p>
            <text:p><text:span text:style-name="T1">[key='key_styleeditor']</text:span></text:p>
          </table:table-cell>
          <table:table-cell office:value-type="string" calcext:value-type="string">
            <text:p>killedItemsWithDelay</text:p>
          </table:table-cell>
          <table:table-cell table:style-name="ce29" office:value-type="string" calcext:value-type="string">
            <text:p>true</text:p>
          </table:table-cell>
          <table:table-cell office:value-type="string" calcext:value-type="string">
            <text:p>yes</text:p>
          </table:table-cell>
          <table:table-cell table:formula="of:=IF(AND([.D19]=[.J19];[.E19]=[.K19];[.F19]=[.L19]);&quot;&quot;;IF([.J19]=&quot;&quot;;&quot;新規&quot;;&quot;変更あり&quot;))" office:value-type="string" office:string-value="変更あり" calcext:value-type="string">
            <text:p>変更あり</text:p>
          </table:table-cell>
          <table:table-cell office:value-type="string" calcext:value-type="string">
            <text:p>Shift-F7</text:p>
          </table:table-cell>
          <table:table-cell office:value-type="string" calcext:value-type="string">
            <text:p>#key_styleeditor,</text:p>
            <text:p>#Tools\:styleeditor,</text:p>
            <text:p>#devtoolsMenuBroadcaster_styleeditor</text:p>
          </table:table-cell>
          <table:table-cell office:value-type="string" calcext:value-type="string">
            <text:p>killedItemsWithDelay</text:p>
          </table:table-cell>
          <table:table-cell table:style-name="ce29" office:value-type="string" calcext:value-type="string">
            <text:p>true</text:p>
          </table:table-cell>
          <table:table-cell office:value-type="string" calcext:value-type="string">
            <text:p>yes</text:p>
          </table:table-cell>
          <table:table-cell table:formula="of:=IF(AND([.J19]=[.P19];[.K19]=[.Q19];[.M19]=[.R19];[.N19]=[.S19]);&quot;&quot;;&quot;○&quot;)">
            <text:p/>
          </table:table-cell>
          <table:table-cell office:value-type="string" calcext:value-type="string">
            <text:p>Shift-F7</text:p>
          </table:table-cell>
          <table:table-cell office:value-type="string" calcext:value-type="string">
            <text:p>#key_styleeditor,</text:p>
            <text:p>#Tools\:styleeditor,</text:p>
            <text:p>#devtoolsMenuBroadcaster_styleeditor</text:p>
          </table:table-cell>
          <table:table-cell table:style-name="ce29"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key_styleeditor,</text:p>
            <text:p>#Tools\:styleeditor,</text:p>
            <text:p>#devtoolsMenuBroadcaster_styleeditor</text:p>
          </table:table-cell>
          <table:table-cell office:value-type="string" calcext:value-type="string">
            <text:p>変更無し</text:p>
          </table:table-cell>
          <table:table-cell office:value-type="string" calcext:value-type="string">
            <text:p>yes</text:p>
          </table:table-cell>
          <table:table-cell office:value-type="string" calcext:value-type="string">
            <text:p>Shift+F7</text:p>
          </table:table-cell>
          <table:table-cell office:value-type="string" calcext:value-type="string">
            <text:p>#key_styleeditor,</text:p>
            <text:p>#Tools\:styleeditor</text:p>
          </table:table-cell>
          <table:table-cell table:style-name="ce29" office:value-type="string" calcext:value-type="string">
            <text:p>true</text:p>
          </table:table-cell>
          <table:table-cell table:number-columns-repeated="998"/>
        </table:table-row>
        <table:table-row table:style-name="ro27">
          <table:table-cell office:value-type="string" calcext:value-type="string">
            <text:p>MenuShortcut-16</text:p>
          </table:table-cell>
          <table:table-cell office:value-type="string" calcext:value-type="string">
            <text:p>ツール＞ウェブ開発＞パフォーマンス</text:p>
            <text:p>（旧バージョンでは「プロファイラ」）</text:p>
          </table:table-cell>
          <table:table-cell office:value-type="string" calcext:value-type="string">
            <text:p>jsprofiler</text:p>
          </table:table-cell>
          <table:table-cell office:value-type="string" calcext:value-type="string">
            <text:p>Shift-F5</text:p>
          </table:table-cell>
          <table:table-cell office:value-type="string" calcext:value-type="string">
            <text:p>#key_performance,</text:p>
            <text:p><text:span text:style-name="T1">#menu_performance,</text:span></text:p>
            <text:p><text:span text:style-name="T1">[key='key_performance']</text:span></text:p>
          </table:table-cell>
          <table:table-cell office:value-type="string" calcext:value-type="string">
            <text:p>killedItemsWithDelay</text:p>
          </table:table-cell>
          <table:table-cell table:style-name="ce29" office:value-type="string" calcext:value-type="string">
            <text:p>true</text:p>
          </table:table-cell>
          <table:table-cell office:value-type="string" calcext:value-type="string">
            <text:p>yes</text:p>
          </table:table-cell>
          <table:table-cell table:formula="of:=IF(AND([.D20]=[.J20];[.E20]=[.K20];[.F20]=[.L20]);&quot;&quot;;IF([.J20]=&quot;&quot;;&quot;新規&quot;;&quot;変更あり&quot;))" office:value-type="string" office:string-value="変更あり" calcext:value-type="string">
            <text:p>変更あり</text:p>
          </table:table-cell>
          <table:table-cell office:value-type="string" calcext:value-type="string">
            <text:p>Shift-F5</text:p>
          </table:table-cell>
          <table:table-cell office:value-type="string" calcext:value-type="string">
            <text:p>#key_performance,</text:p>
            <text:p>#Tools\:performance,</text:p>
            <text:p>#devtoolsMenuBroadcaster_performance</text:p>
          </table:table-cell>
          <table:table-cell office:value-type="string" calcext:value-type="string">
            <text:p>killedItemsWithDelay</text:p>
          </table:table-cell>
          <table:table-cell table:style-name="ce29" office:value-type="string" calcext:value-type="string">
            <text:p>true</text:p>
          </table:table-cell>
          <table:table-cell office:value-type="string" calcext:value-type="string">
            <text:p>yes</text:p>
          </table:table-cell>
          <table:table-cell table:formula="of:=IF(AND([.J20]=[.P20];[.K20]=[.Q20];[.M20]=[.R20];[.N20]=[.S20]);&quot;&quot;;&quot;○&quot;)" office:value-type="string" office:string-value="○" calcext:value-type="string">
            <text:p>○</text:p>
          </table:table-cell>
          <table:table-cell office:value-type="string" calcext:value-type="string">
            <text:p>Shift-F5</text:p>
          </table:table-cell>
          <table:table-cell office:value-type="string" calcext:value-type="string">
            <text:p>#key_jsprofiler,</text:p>
            <text:p>#Tools\:jsprofiler,</text:p>
            <text:p>#devtoolsMenuBroadcaster_jsprofiler</text:p>
          </table:table-cell>
          <table:table-cell table:style-name="ce29" office:value-type="string" calcext:value-type="string">
            <text:p>true</text:p>
          </table:table-cell>
          <table:table-cell office:value-type="string" calcext:value-type="string">
            <text:p>yes</text:p>
          </table:table-cell>
          <table:table-cell office:value-type="string" calcext:value-type="string">
            <text:p>Shift＋F5</text:p>
          </table:table-cell>
          <table:table-cell office:value-type="string" calcext:value-type="string">
            <text:p>#key_jsprofiler,</text:p>
            <text:p>#Tools\:jsprofiler,</text:p>
            <text:p>#devtoolsMenuBroadcaster_jsprofiler</text:p>
          </table:table-cell>
          <table:table-cell table:style-name="ce29"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25">
          <table:table-cell office:value-type="string" calcext:value-type="string">
            <text:p>MenuShortcut-17</text:p>
          </table:table-cell>
          <table:table-cell office:value-type="string" calcext:value-type="string">
            <text:p>ツール＞ウェブ開発＞ネットワーク</text:p>
          </table:table-cell>
          <table:table-cell office:value-type="string" calcext:value-type="string">
            <text:p>netmonitor</text:p>
          </table:table-cell>
          <table:table-cell office:value-type="string" calcext:value-type="string">
            <text:p>Ctrl-Shift-Q</text:p>
          </table:table-cell>
          <table:table-cell office:value-type="string" calcext:value-type="string">
            <text:p>#key_netmonitor,</text:p>
            <text:p><text:span text:style-name="T1">#menu_netmonitor,</text:span></text:p>
            <text:p><text:span text:style-name="T1">[key='key_netmonitor']</text:span></text:p>
          </table:table-cell>
          <table:table-cell office:value-type="string" calcext:value-type="string">
            <text:p>killedItemsWithDelay</text:p>
          </table:table-cell>
          <table:table-cell table:style-name="ce29" office:value-type="string" calcext:value-type="string">
            <text:p>true</text:p>
          </table:table-cell>
          <table:table-cell office:value-type="string" calcext:value-type="string">
            <text:p>yes</text:p>
          </table:table-cell>
          <table:table-cell table:formula="of:=IF(AND([.D21]=[.J21];[.E21]=[.K21];[.F21]=[.L21]);&quot;&quot;;IF([.J21]=&quot;&quot;;&quot;新規&quot;;&quot;変更あり&quot;))" office:value-type="string" office:string-value="変更あり" calcext:value-type="string">
            <text:p>変更あり</text:p>
          </table:table-cell>
          <table:table-cell office:value-type="string" calcext:value-type="string">
            <text:p>Ctrl-Shift-Q</text:p>
          </table:table-cell>
          <table:table-cell office:value-type="string" calcext:value-type="string">
            <text:p>#key_netmonitor,</text:p>
            <text:p>#Tools\:netmonitor,</text:p>
            <text:p>#devtoolsMenuBroadcaster_netmonitor</text:p>
          </table:table-cell>
          <table:table-cell office:value-type="string" calcext:value-type="string">
            <text:p>killedItemsWithDelay</text:p>
          </table:table-cell>
          <table:table-cell table:style-name="ce29" office:value-type="string" calcext:value-type="string">
            <text:p>true</text:p>
          </table:table-cell>
          <table:table-cell office:value-type="string" calcext:value-type="string">
            <text:p>yes</text:p>
          </table:table-cell>
          <table:table-cell table:formula="of:=IF(AND([.J21]=[.P21];[.K21]=[.Q21];[.M21]=[.R21];[.N21]=[.S21]);&quot;&quot;;&quot;○&quot;)">
            <text:p/>
          </table:table-cell>
          <table:table-cell office:value-type="string" calcext:value-type="string">
            <text:p>Ctrl-Shift-Q</text:p>
          </table:table-cell>
          <table:table-cell office:value-type="string" calcext:value-type="string">
            <text:p>#key_netmonitor,</text:p>
            <text:p>#Tools\:netmonitor,</text:p>
            <text:p>#devtoolsMenuBroadcaster_netmonitor</text:p>
          </table:table-cell>
          <table:table-cell table:style-name="ce29" office:value-type="string" calcext:value-type="string">
            <text:p>true</text:p>
          </table:table-cell>
          <table:table-cell office:value-type="string" calcext:value-type="string">
            <text:p>yes</text:p>
          </table:table-cell>
          <table:table-cell office:value-type="string" calcext:value-type="string">
            <text:p>Ctrl-Shift-Q</text:p>
          </table:table-cell>
          <table:table-cell office:value-type="string" calcext:value-type="string">
            <text:p>#key_netmonitor,</text:p>
            <text:p>#Tools\:netmonitor,</text:p>
            <text:p>#devtoolsMenuBroadcaster_netmonitor</text:p>
          </table:table-cell>
          <table:table-cell table:style-name="ce29"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27">
          <table:table-cell office:value-type="string" calcext:value-type="string">
            <text:p>MenuShortcut-18</text:p>
          </table:table-cell>
          <table:table-cell office:value-type="string" calcext:value-type="string">
            <text:p>ツール＞ウェブ開発＞開発ツールバー</text:p>
          </table:table-cell>
          <table:table-cell office:value-type="string" calcext:value-type="string">
            <text:p>devToolbar</text:p>
          </table:table-cell>
          <table:table-cell office:value-type="string" calcext:value-type="string">
            <text:p>Shift-F2</text:p>
          </table:table-cell>
          <table:table-cell office:value-type="string" calcext:value-type="string">
            <text:p>#key_devToolbar,</text:p>
            <text:p><text:span text:style-name="T1">#menu_devToolbar,</text:span></text:p>
            <text:p><text:span text:style-name="T1">[key='key_devToolbar']</text:span></text:p>
          </table:table-cell>
          <table:table-cell office:value-type="string" calcext:value-type="string">
            <text:p>killedItemsWithDelay</text:p>
          </table:table-cell>
          <table:table-cell table:style-name="ce29" office:value-type="string" calcext:value-type="string">
            <text:p>true</text:p>
          </table:table-cell>
          <table:table-cell office:value-type="string" calcext:value-type="string">
            <text:p>yes</text:p>
          </table:table-cell>
          <table:table-cell table:formula="of:=IF(AND([.D22]=[.J22];[.E22]=[.K22];[.F22]=[.L22]);&quot;&quot;;IF([.J22]=&quot;&quot;;&quot;新規&quot;;&quot;変更あり&quot;))" office:value-type="string" office:string-value="変更あり" calcext:value-type="string">
            <text:p>変更あり</text:p>
          </table:table-cell>
          <table:table-cell office:value-type="string" calcext:value-type="string">
            <text:p>Shift-F2</text:p>
          </table:table-cell>
          <table:table-cell office:value-type="string" calcext:value-type="string">
            <text:p>#menu_devToolbar,</text:p>
            <text:p>#devtoolsMenuBroadcaster_DevToolbar,</text:p>
            <text:p>#key_devToolbar</text:p>
          </table:table-cell>
          <table:table-cell office:value-type="string" calcext:value-type="string">
            <text:p>killedItemsWithDelay</text:p>
          </table:table-cell>
          <table:table-cell table:style-name="ce29" office:value-type="string" calcext:value-type="string">
            <text:p>true</text:p>
          </table:table-cell>
          <table:table-cell office:value-type="string" calcext:value-type="string">
            <text:p>yes</text:p>
          </table:table-cell>
          <table:table-cell table:formula="of:=IF(AND([.J22]=[.P22];[.K22]=[.Q22];[.M22]=[.R22];[.N22]=[.S22]);&quot;&quot;;&quot;○&quot;)">
            <text:p/>
          </table:table-cell>
          <table:table-cell office:value-type="string" calcext:value-type="string">
            <text:p>Shift-F2</text:p>
          </table:table-cell>
          <table:table-cell office:value-type="string" calcext:value-type="string">
            <text:p>#menu_devToolbar,</text:p>
            <text:p>#devtoolsMenuBroadcaster_DevToolbar,</text:p>
            <text:p>#key_devToolbar</text:p>
          </table:table-cell>
          <table:table-cell table:style-name="ce29" office:value-type="string" calcext:value-type="string">
            <text:p>true</text:p>
          </table:table-cell>
          <table:table-cell office:value-type="string" calcext:value-type="string">
            <text:p>yes</text:p>
          </table:table-cell>
          <table:table-cell office:value-type="string" calcext:value-type="string">
            <text:p>Shift+F2</text:p>
          </table:table-cell>
          <table:table-cell office:value-type="string" calcext:value-type="string">
            <text:p>#menu_devToolbar,</text:p>
            <text:p>#devtoolsMenuBroadcaster_DevToolbar,</text:p>
            <text:p>#key_devToolbar</text:p>
          </table:table-cell>
          <table:table-cell table:style-name="ce29"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20">
          <table:table-cell table:style-name="ce3" office:value-type="string" calcext:value-type="string">
            <text:p>MenuShortcut-19（廃止）</text:p>
          </table:table-cell>
          <table:table-cell table:style-name="ce3" office:value-type="string" calcext:value-type="string">
            <text:p>ツール＞ウェブ開発＞アプリマネージャ</text:p>
          </table:table-cell>
          <table:table-cell table:style-name="ce3" office:value-type="string" calcext:value-type="string">
            <text:p>devAppMgr</text:p>
          </table:table-cell>
          <table:table-cell table:style-name="ce3" office:value-type="string" calcext:value-type="string">
            <text:p>Firefox 38で廃止</text:p>
          </table:table-cell>
          <table:table-cell table:style-name="ce3" table:number-columns-repeated="2"/>
          <table:table-cell table:style-name="ce28" office:value-type="string" calcext:value-type="string">
            <text:p>true</text:p>
          </table:table-cell>
          <table:table-cell table:style-name="ce3" office:value-type="string" calcext:value-type="string">
            <text:p>yes</text:p>
          </table:table-cell>
          <table:table-cell table:formula="of:=IF(AND([.D23]=[.J23];[.E23]=[.K23];[.F23]=[.L23]);&quot;&quot;;IF([.J23]=&quot;&quot;;&quot;新規&quot;;&quot;変更あり&quot;))">
            <text:p/>
          </table:table-cell>
          <table:table-cell table:style-name="ce3" office:value-type="string" calcext:value-type="string">
            <text:p>Firefox 38で廃止</text:p>
          </table:table-cell>
          <table:table-cell table:style-name="ce3" table:number-columns-repeated="2"/>
          <table:table-cell table:style-name="ce28" office:value-type="string" calcext:value-type="string">
            <text:p>true</text:p>
          </table:table-cell>
          <table:table-cell table:style-name="ce3" office:value-type="string" calcext:value-type="string">
            <text:p>yes</text:p>
          </table:table-cell>
          <table:table-cell table:style-name="ce3" table:formula="of:=IF(AND([.J23]=[.P23];[.K23]=[.Q23];[.M23]=[.R23];[.N23]=[.S23]);&quot;&quot;;&quot;○&quot;)">
            <text:p/>
          </table:table-cell>
          <table:table-cell table:style-name="ce3" office:value-type="string" calcext:value-type="string">
            <text:p>Firefox 38で廃止</text:p>
          </table:table-cell>
          <table:table-cell table:style-name="ce3"/>
          <table:table-cell table:style-name="ce28" office:value-type="string" calcext:value-type="string">
            <text:p>true</text:p>
          </table:table-cell>
          <table:table-cell table:style-name="ce3" office:value-type="string" calcext:value-type="string">
            <text:p>yes</text:p>
          </table:table-cell>
          <table:table-cell office:value-type="string" calcext:value-type="string">
            <text:p>-</text:p>
          </table:table-cell>
          <table:table-cell office:value-type="string" calcext:value-type="string">
            <text:p>#menu_devAppMgr,</text:p>
            <text:p>#devtoolsMenuBroadcaster_devAppMgr</text:p>
          </table:table-cell>
          <table:table-cell table:style-name="ce29"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27">
          <table:table-cell office:value-type="string" calcext:value-type="string">
            <text:p>MenuShortcut-20</text:p>
          </table:table-cell>
          <table:table-cell office:value-type="string" calcext:value-type="string">
            <text:p>ツール＞ウェブ開発＞WebIDE</text:p>
          </table:table-cell>
          <table:table-cell office:value-type="string" calcext:value-type="string">
            <text:p>webide</text:p>
          </table:table-cell>
          <table:table-cell office:value-type="string" calcext:value-type="string">
            <text:p>Shift-F8</text:p>
          </table:table-cell>
          <table:table-cell office:value-type="string" calcext:value-type="string">
            <text:p>#key_webide,</text:p>
            <text:p><text:span text:style-name="T1">#menu_webide,</text:span></text:p>
            <text:p><text:span text:style-name="T1">[key='key_webide']</text:span></text:p>
          </table:table-cell>
          <table:table-cell office:value-type="string" calcext:value-type="string">
            <text:p>killedItemsWithDelay</text:p>
          </table:table-cell>
          <table:table-cell table:style-name="ce29" office:value-type="string" calcext:value-type="string">
            <text:p>true</text:p>
          </table:table-cell>
          <table:table-cell office:value-type="string" calcext:value-type="string">
            <text:p>yes</text:p>
          </table:table-cell>
          <table:table-cell table:formula="of:=IF(AND([.D24]=[.J24];[.E24]=[.K24];[.F24]=[.L24]);&quot;&quot;;IF([.J24]=&quot;&quot;;&quot;新規&quot;;&quot;変更あり&quot;))" office:value-type="string" office:string-value="変更あり" calcext:value-type="string">
            <text:p>変更あり</text:p>
          </table:table-cell>
          <table:table-cell office:value-type="string" calcext:value-type="string">
            <text:p>Shift-F8</text:p>
          </table:table-cell>
          <table:table-cell office:value-type="string" calcext:value-type="string">
            <text:p>#menu_webide,</text:p>
            <text:p>#devtoolsMenuBroadcaster_webide,</text:p>
            <text:p>#key_webide</text:p>
          </table:table-cell>
          <table:table-cell office:value-type="string" calcext:value-type="string">
            <text:p>killedItemsWithDelay</text:p>
          </table:table-cell>
          <table:table-cell table:style-name="ce29" office:value-type="string" calcext:value-type="string">
            <text:p>true</text:p>
          </table:table-cell>
          <table:table-cell office:value-type="string" calcext:value-type="string">
            <text:p>yes</text:p>
          </table:table-cell>
          <table:table-cell table:formula="of:=IF(AND([.J24]=[.P24];[.K24]=[.Q24];[.M24]=[.R24];[.N24]=[.S24]);&quot;&quot;;&quot;○&quot;)">
            <text:p/>
          </table:table-cell>
          <table:table-cell office:value-type="string" calcext:value-type="string">
            <text:p>Shift-F8</text:p>
          </table:table-cell>
          <table:table-cell office:value-type="string" calcext:value-type="string">
            <text:p>#menu_webide,</text:p>
            <text:p>#devtoolsMenuBroadcaster_webide,</text:p>
            <text:p>#key_webide</text:p>
          </table:table-cell>
          <table:table-cell table:style-name="ce29"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browserToolbox,</text:p>
            <text:p>#devtoolsMenuBroadcaster_browserToolbox</text:p>
          </table:table-cell>
          <table:table-cell table:style-name="ce29"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6">
          <table:table-cell office:value-type="string" calcext:value-type="string">
            <text:p>MenuShortcut-21</text:p>
          </table:table-cell>
          <table:table-cell office:value-type="string" calcext:value-type="string">
            <text:p>ツール＞ウェブ開発＞ブラウザツールボックス</text:p>
          </table:table-cell>
          <table:table-cell office:value-type="string" calcext:value-type="string">
            <text:p>browserToolbox</text:p>
          </table:table-cell>
          <table:table-cell office:value-type="string" calcext:value-type="string">
            <text:p>Ctrl-Shift-Alt-I</text:p>
          </table:table-cell>
          <table:table-cell office:value-type="string" calcext:value-type="string">
            <text:p>#key_browserToolbox,</text:p>
            <text:p><text:span text:style-name="T1">#menu_browserToolbox,</text:span></text:p>
            <text:p><text:span text:style-name="T1">[key='key_browserToolbox']</text:span></text:p>
          </table:table-cell>
          <table:table-cell office:value-type="string" calcext:value-type="string">
            <text:p>killedItemsWithDelay</text:p>
          </table:table-cell>
          <table:table-cell table:style-name="ce29" office:value-type="string" calcext:value-type="string">
            <text:p>true</text:p>
          </table:table-cell>
          <table:table-cell office:value-type="string" calcext:value-type="string">
            <text:p>yes</text:p>
          </table:table-cell>
          <table:table-cell table:formula="of:=IF(AND([.D25]=[.J25];[.E25]=[.K25];[.F25]=[.L25]);&quot;&quot;;IF([.J25]=&quot;&quot;;&quot;新規&quot;;&quot;変更あり&quot;))" office:value-type="string" office:string-value="変更あり" calcext:value-type="string">
            <text:p>変更あり</text:p>
          </table:table-cell>
          <table:table-cell office:value-type="string" calcext:value-type="string">
            <text:p>Ctrl-Shift-Alt-I</text:p>
          </table:table-cell>
          <table:table-cell office:value-type="string" calcext:value-type="string">
            <text:p>#menu_browserToolbox,</text:p>
            <text:p>#devtoolsMenuBroadcaster_BrowserToolbox,</text:p>
            <text:p>#key_browserToolbox</text:p>
          </table:table-cell>
          <table:table-cell office:value-type="string" calcext:value-type="string">
            <text:p>killedItemsWithDelay</text:p>
          </table:table-cell>
          <table:table-cell table:style-name="ce29" office:value-type="string" calcext:value-type="string">
            <text:p>true</text:p>
          </table:table-cell>
          <table:table-cell office:value-type="string" calcext:value-type="string">
            <text:p>yes</text:p>
          </table:table-cell>
          <table:table-cell table:formula="of:=IF(AND([.J25]=[.P25];[.K25]=[.Q25];[.M25]=[.R25];[.N25]=[.S25]);&quot;&quot;;&quot;○&quot;)" office:value-type="string" office:string-value="○" calcext:value-type="string">
            <text:p>○</text:p>
          </table:table-cell>
          <table:table-cell office:value-type="string" calcext:value-type="string">
            <text:p>-</text:p>
          </table:table-cell>
          <table:table-cell office:value-type="string" calcext:value-type="string">
            <text:p>#menu_browserToolbox,</text:p>
            <text:p>#devtoolsMenuBroadcaster_browserToolbox</text:p>
          </table:table-cell>
          <table:table-cell table:style-name="ce29"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browserToolbox,</text:p>
            <text:p>#devtoolsMenuBroadcaster_browserToolbox</text:p>
          </table:table-cell>
          <table:table-cell table:style-name="ce29"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25">
          <table:table-cell office:value-type="string" calcext:value-type="string">
            <text:p>MenuShortcut-22</text:p>
          </table:table-cell>
          <table:table-cell office:value-type="string" calcext:value-type="string">
            <text:p>ツール＞ウェブ開発＞ブラウザコンソール</text:p>
          </table:table-cell>
          <table:table-cell office:value-type="string" calcext:value-type="string">
            <text:p>browserConsole</text:p>
          </table:table-cell>
          <table:table-cell office:value-type="string" calcext:value-type="string">
            <text:p>Ctrl-Shift-J</text:p>
          </table:table-cell>
          <table:table-cell table:style-name="ce6" office:value-type="string" calcext:value-type="string">
            <text:p><text:span text:style-name="T10">#key_browserConsole,</text:span></text:p>
            <text:p><text:span text:style-name="T10">#menu_browserConsole,</text:span></text:p>
            <text:p><text:span text:style-name="T10">[key='key_browserConsole']</text:span></text:p>
          </table:table-cell>
          <table:table-cell office:value-type="string" calcext:value-type="string">
            <text:p>killedItemsWithDelay</text:p>
          </table:table-cell>
          <table:table-cell table:style-name="ce29" office:value-type="string" calcext:value-type="string">
            <text:p>true</text:p>
          </table:table-cell>
          <table:table-cell office:value-type="string" calcext:value-type="string">
            <text:p>yes</text:p>
          </table:table-cell>
          <table:table-cell table:formula="of:=IF(AND([.D26]=[.J26];[.E26]=[.K26];[.F26]=[.L26]);&quot;&quot;;IF([.J26]=&quot;&quot;;&quot;新規&quot;;&quot;変更あり&quot;))" office:value-type="string" office:string-value="変更あり" calcext:value-type="string">
            <text:p>変更あり</text:p>
          </table:table-cell>
          <table:table-cell office:value-type="string" calcext:value-type="string">
            <text:p>Ctrl-Shift-J</text:p>
          </table:table-cell>
          <table:table-cell office:value-type="string" calcext:value-type="string">
            <text:p>#menu_browserConsole,</text:p>
            <text:p>#devtoolsMenuBroadcaster_BrowserConsole,</text:p>
            <text:p>#key_browserConsole</text:p>
          </table:table-cell>
          <table:table-cell office:value-type="string" calcext:value-type="string">
            <text:p>killedItemsWithDelay</text:p>
          </table:table-cell>
          <table:table-cell table:style-name="ce29" office:value-type="string" calcext:value-type="string">
            <text:p>true</text:p>
          </table:table-cell>
          <table:table-cell office:value-type="string" calcext:value-type="string">
            <text:p>yes</text:p>
          </table:table-cell>
          <table:table-cell table:formula="of:=IF(AND([.J26]=[.P26];[.K26]=[.Q26];[.M26]=[.R26];[.N26]=[.S26]);&quot;&quot;;&quot;○&quot;)" office:value-type="string" office:string-value="○" calcext:value-type="string">
            <text:p>○</text:p>
          </table:table-cell>
          <table:table-cell office:value-type="string" calcext:value-type="string">
            <text:p>Ctrl-Shift-J</text:p>
          </table:table-cell>
          <table:table-cell office:value-type="string" calcext:value-type="string">
            <text:p>#menu_browserConsole,</text:p>
            <text:p>#devtoolsMenuBroadcaster_browserConsole,</text:p>
            <text:p>#key_browserConsole</text:p>
          </table:table-cell>
          <table:table-cell table:style-name="ce29"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menu_browserConsole,</text:p>
            <text:p>#devtoolsMenuBroadcaster_browserConsole,</text:p>
            <text:p>#key_browserConsole</text:p>
          </table:table-cell>
          <table:table-cell table:style-name="ce29" office:value-type="string" calcext:value-type="string">
            <text:p>true</text:p>
          </table:table-cell>
          <table:table-cell office:value-type="string" calcext:value-type="string">
            <text:p>yes</text:p>
          </table:table-cell>
          <table:table-cell office:value-type="string" calcext:value-type="string">
            <text:p>Ctrl-Shift-J</text:p>
          </table:table-cell>
          <table:table-cell office:value-type="string" calcext:value-type="string">
            <text:p>#key_browserConsole</text:p>
          </table:table-cell>
          <table:table-cell table:style-name="ce29" office:value-type="string" calcext:value-type="string">
            <text:p>false</text:p>
          </table:table-cell>
          <table:table-cell table:number-columns-repeated="998"/>
        </table:table-row>
        <table:table-row table:style-name="ro25">
          <table:table-cell office:value-type="string" calcext:value-type="string">
            <text:p>MenuShortcut-23</text:p>
          </table:table-cell>
          <table:table-cell office:value-type="string" calcext:value-type="string">
            <text:p>ツール＞ウェブ開発＞レスポンシブデザインビュー</text:p>
          </table:table-cell>
          <table:table-cell office:value-type="string" calcext:value-type="string">
            <text:p>resposiveUI</text:p>
          </table:table-cell>
          <table:table-cell office:value-type="string" calcext:value-type="string">
            <text:p>Ctrl-Shift-M</text:p>
          </table:table-cell>
          <table:table-cell office:value-type="string" calcext:value-type="string">
            <text:p><text:span text:style-name="T10">#key_responsiveUI,</text:span></text:p>
            <text:p><text:span text:style-name="T1">#menu_responsiveUI,</text:span></text:p>
            <text:p><text:span text:style-name="T1">[key='key_responsiveUI']</text:span></text:p>
          </table:table-cell>
          <table:table-cell office:value-type="string" calcext:value-type="string">
            <text:p>killedItemsWithDelay</text:p>
          </table:table-cell>
          <table:table-cell table:style-name="ce29" office:value-type="string" calcext:value-type="string">
            <text:p>true</text:p>
          </table:table-cell>
          <table:table-cell office:value-type="string" calcext:value-type="string">
            <text:p>yes</text:p>
          </table:table-cell>
          <table:table-cell table:formula="of:=IF(AND([.D27]=[.J27];[.E27]=[.K27];[.F27]=[.L27]);&quot;&quot;;IF([.J27]=&quot;&quot;;&quot;新規&quot;;&quot;変更あり&quot;))" office:value-type="string" office:string-value="変更あり" calcext:value-type="string">
            <text:p>変更あり</text:p>
          </table:table-cell>
          <table:table-cell office:value-type="string" calcext:value-type="string">
            <text:p>Ctrl-Shift-M</text:p>
          </table:table-cell>
          <table:table-cell office:value-type="string" calcext:value-type="string">
            <text:p>#menu_responsiveUI,</text:p>
            <text:p>#devtoolsMenuBroadcaster_ResponsiveUI,</text:p>
            <text:p>#key_responsiveUI</text:p>
          </table:table-cell>
          <table:table-cell office:value-type="string" calcext:value-type="string">
            <text:p>killedItemsWithDelay</text:p>
          </table:table-cell>
          <table:table-cell table:style-name="ce29" office:value-type="string" calcext:value-type="string">
            <text:p>true</text:p>
          </table:table-cell>
          <table:table-cell office:value-type="string" calcext:value-type="string">
            <text:p>yes</text:p>
          </table:table-cell>
          <table:table-cell table:formula="of:=IF(AND([.J27]=[.P27];[.K27]=[.Q27];[.M27]=[.R27];[.N27]=[.S27]);&quot;&quot;;&quot;○&quot;)" office:value-type="string" office:string-value="○" calcext:value-type="string">
            <text:p>○</text:p>
          </table:table-cell>
          <table:table-cell office:value-type="string" calcext:value-type="string">
            <text:p>Ctrl-Shift-M</text:p>
          </table:table-cell>
          <table:table-cell office:value-type="string" calcext:value-type="string">
            <text:p>#menu_responsiveUI,</text:p>
            <text:p>#devtoolsMenuBroadcaster_responsiveUI,</text:p>
            <text:p>#key_responsiveUI</text:p>
          </table:table-cell>
          <table:table-cell table:style-name="ce29" office:value-type="string" calcext:value-type="string">
            <text:p>true</text:p>
          </table:table-cell>
          <table:table-cell office:value-type="string" calcext:value-type="string">
            <text:p>yes</text:p>
          </table:table-cell>
          <table:table-cell office:value-type="string" calcext:value-type="string">
            <text:p>Ctrl-Shift-M</text:p>
          </table:table-cell>
          <table:table-cell office:value-type="string" calcext:value-type="string">
            <text:p>#menu_responsiveUI,</text:p>
            <text:p>#devtoolsMenuBroadcaster_responsiveUI,</text:p>
            <text:p>#key_responsiveUI</text:p>
          </table:table-cell>
          <table:table-cell table:style-name="ce29"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6">
          <table:table-cell office:value-type="string" calcext:value-type="string">
            <text:p>MenuShortcut-24</text:p>
          </table:table-cell>
          <table:table-cell office:value-type="string" calcext:value-type="string">
            <text:p>ツール＞ウェブ開発＞スポイト</text:p>
          </table:table-cell>
          <table:table-cell office:value-type="string" calcext:value-type="string">
            <text:p>eyedropper</text:p>
          </table:table-cell>
          <table:table-cell office:value-type="string" calcext:value-type="string">
            <text:p>-</text:p>
          </table:table-cell>
          <table:table-cell office:value-type="string" calcext:value-type="string">
            <text:p><text:span text:style-name="T10">#menu_eyedropper,</text:span></text:p>
            <text:p><text:span text:style-name="T1">.subviewbutton[label='スポイト'],</text:span></text:p>
            <text:p><text:span text:style-name="T1">.subviewbutton[label='Eyedropper']</text:span></text:p>
          </table:table-cell>
          <table:table-cell office:value-type="string" calcext:value-type="string">
            <text:p>killedItemsWithDelay</text:p>
          </table:table-cell>
          <table:table-cell table:style-name="ce29" office:value-type="string" calcext:value-type="string">
            <text:p>true</text:p>
          </table:table-cell>
          <table:table-cell office:value-type="string" calcext:value-type="string">
            <text:p>yes</text:p>
          </table:table-cell>
          <table:table-cell table:formula="of:=IF(AND([.D28]=[.J28];[.E28]=[.K28];[.F28]=[.L28]);&quot;&quot;;IF([.J28]=&quot;&quot;;&quot;新規&quot;;&quot;変更あり&quot;))" office:value-type="string" office:string-value="変更あり" calcext:value-type="string">
            <text:p>変更あり</text:p>
          </table:table-cell>
          <table:table-cell office:value-type="string" calcext:value-type="string">
            <text:p>-</text:p>
          </table:table-cell>
          <table:table-cell office:value-type="string" calcext:value-type="string">
            <text:p>#menu_eyedropper,</text:p>
            <text:p>#devtoolsMenuBroadcaster_Eyedropper</text:p>
          </table:table-cell>
          <table:table-cell office:value-type="string" calcext:value-type="string">
            <text:p>killedItemsWithDelay</text:p>
          </table:table-cell>
          <table:table-cell table:style-name="ce29" office:value-type="string" calcext:value-type="string">
            <text:p>true</text:p>
          </table:table-cell>
          <table:table-cell office:value-type="string" calcext:value-type="string">
            <text:p>yes</text:p>
          </table:table-cell>
          <table:table-cell table:formula="of:=IF(AND([.J28]=[.P28];[.K28]=[.Q28];[.M28]=[.R28];[.N28]=[.S28]);&quot;&quot;;&quot;○&quot;)" office:value-type="string" office:string-value="○" calcext:value-type="string">
            <text:p>○</text:p>
          </table:table-cell>
          <table:table-cell office:value-type="string" calcext:value-type="string">
            <text:p>-</text:p>
          </table:table-cell>
          <table:table-cell office:value-type="string" calcext:value-type="string">
            <text:p>#menu_eyedropper,</text:p>
            <text:p>#devtoolsMenuBroadcaster_eyedropper</text:p>
          </table:table-cell>
          <table:table-cell table:style-name="ce29"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eyedropper,</text:p>
            <text:p>#devtoolsMenuBroadcaster_eyedropper</text:p>
          </table:table-cell>
          <table:table-cell table:style-name="ce29"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27">
          <table:table-cell office:value-type="string" calcext:value-type="string">
            <text:p>MenuShortcut-25</text:p>
          </table:table-cell>
          <table:table-cell office:value-type="string" calcext:value-type="string">
            <text:p>ツール＞ウェブ開発＞スクラッチパッド</text:p>
          </table:table-cell>
          <table:table-cell office:value-type="string" calcext:value-type="string">
            <text:p>scratchpad</text:p>
          </table:table-cell>
          <table:table-cell office:value-type="string" calcext:value-type="string">
            <text:p>Shift-F4</text:p>
          </table:table-cell>
          <table:table-cell table:style-name="ce6" office:value-type="string" calcext:value-type="string">
            <text:p><text:span text:style-name="T10">#key_scratchpad,</text:span></text:p>
            <text:p><text:span text:style-name="T10">#menu_scratchpad,</text:span></text:p>
            <text:p><text:span text:style-name="T10">[key='key_scratchpad']</text:span></text:p>
          </table:table-cell>
          <table:table-cell office:value-type="string" calcext:value-type="string">
            <text:p>killedItemsWithDelay</text:p>
          </table:table-cell>
          <table:table-cell table:style-name="ce29" office:value-type="string" calcext:value-type="string">
            <text:p>false</text:p>
          </table:table-cell>
          <table:table-cell office:value-type="string" calcext:value-type="string">
            <text:p>yes</text:p>
          </table:table-cell>
          <table:table-cell table:formula="of:=IF(AND([.D29]=[.J29];[.E29]=[.K29];[.F29]=[.L29]);&quot;&quot;;IF([.J29]=&quot;&quot;;&quot;新規&quot;;&quot;変更あり&quot;))" office:value-type="string" office:string-value="変更あり" calcext:value-type="string">
            <text:p>変更あり</text:p>
          </table:table-cell>
          <table:table-cell office:value-type="string" calcext:value-type="string">
            <text:p>Shift-F4</text:p>
          </table:table-cell>
          <table:table-cell office:value-type="string" calcext:value-type="string">
            <text:p>#key_Scratchpad,</text:p>
            <text:p>#Tools\:Scratchpad</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J29]=[.P29];[.K29]=[.Q29];[.M29]=[.R29];[.N29]=[.S29]);&quot;&quot;;&quot;○&quot;)" office:value-type="string" office:string-value="○" calcext:value-type="string">
            <text:p>○</text:p>
          </table:table-cell>
          <table:table-cell office:value-type="string" calcext:value-type="string">
            <text:p>Shift-F4</text:p>
          </table:table-cell>
          <table:table-cell office:value-type="string" calcext:value-type="string">
            <text:p>#key_scratchpad,</text:p>
            <text:p>#Tools\:Scratchpad</text:p>
          </table:table-cell>
          <table:table-cell table:style-name="ce29" office:value-type="string" calcext:value-type="string">
            <text:p>false</text:p>
          </table:table-cell>
          <table:table-cell office:value-type="string" calcext:value-type="string">
            <text:p>yes</text:p>
          </table:table-cell>
          <table:table-cell table:number-columns-repeated="3" office:value-type="string" calcext:value-type="string">
            <text:p>変更無し</text:p>
          </table:table-cell>
          <table:table-cell office:value-type="string" calcext:value-type="string">
            <text:p>yes</text:p>
          </table:table-cell>
          <table:table-cell office:value-type="string" calcext:value-type="string">
            <text:p>Shift+F4</text:p>
          </table:table-cell>
          <table:table-cell office:value-type="string" calcext:value-type="string">
            <text:p>#key_scratchpad,</text:p>
            <text:p>#Tools\:Scratchpad</text:p>
          </table:table-cell>
          <table:table-cell table:style-name="ce29" office:value-type="string" calcext:value-type="string">
            <text:p>false</text:p>
          </table:table-cell>
          <table:table-cell table:number-columns-repeated="998"/>
        </table:table-row>
        <table:table-row table:style-name="ro27">
          <table:table-cell office:value-type="string" calcext:value-type="string">
            <text:p>MenuShortcut-26</text:p>
          </table:table-cell>
          <table:table-cell office:value-type="string" calcext:value-type="string">
            <text:p>ツール＞ウェブ開発＞ページのソース</text:p>
          </table:table-cell>
          <table:table-cell office:value-type="string" calcext:value-type="string">
            <text:p>viewSource</text:p>
          </table:table-cell>
          <table:table-cell office:value-type="string" calcext:value-type="string">
            <text:p>Ctrl-U</text:p>
          </table:table-cell>
          <table:table-cell office:value-type="string" calcext:value-type="string">
            <text:p>#key_viewSource,</text:p>
            <text:p><text:span text:style-name="T1">[key='key_viewSource'],</text:span></text:p>
            <text:p>#View\:PageSource,</text:p>
            <text:p>#devtoolsMenuBroadcaster_PageSource,</text:p>
            <text:p>#context-viewsource,</text:p>
            <text:p>#context-sep-viewsource,</text:p>
            <text:p>#context-viewpartialsource-selection,</text:p>
            <text:p>#context-viewpartialsource-mathml</text:p>
          </table:table-cell>
          <table:table-cell office:value-type="string" calcext:value-type="string">
            <text:p>killedItemsWithDelay</text:p>
          </table:table-cell>
          <table:table-cell table:style-name="ce29" office:value-type="string" calcext:value-type="string">
            <text:p>true</text:p>
          </table:table-cell>
          <table:table-cell office:value-type="string" calcext:value-type="string">
            <text:p>yes</text:p>
          </table:table-cell>
          <table:table-cell table:formula="of:=IF(AND([.D30]=[.J30];[.E30]=[.K30];[.F30]=[.L30]);&quot;&quot;;IF([.J30]=&quot;&quot;;&quot;新規&quot;;&quot;変更あり&quot;))" office:value-type="string" office:string-value="変更あり" calcext:value-type="string">
            <text:p>変更あり</text:p>
          </table:table-cell>
          <table:table-cell office:value-type="string" calcext:value-type="string">
            <text:p>Ctrl-U</text:p>
          </table:table-cell>
          <table:table-cell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office:value-type="string" calcext:value-type="string">
            <text:p>killedItemsWithDelay</text:p>
          </table:table-cell>
          <table:table-cell table:style-name="ce29" office:value-type="string" calcext:value-type="string">
            <text:p>true</text:p>
          </table:table-cell>
          <table:table-cell office:value-type="string" calcext:value-type="string">
            <text:p>yes</text:p>
          </table:table-cell>
          <table:table-cell table:formula="of:=IF(AND([.J30]=[.P30];[.K30]=[.Q30];[.M30]=[.R30];[.N30]=[.S30]);&quot;&quot;;&quot;○&quot;)">
            <text:p/>
          </table:table-cell>
          <table:table-cell office:value-type="string" calcext:value-type="string">
            <text:p>Ctrl-U</text:p>
          </table:table-cell>
          <table:table-cell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29"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29" office:value-type="string" calcext:value-type="string">
            <text:p>true</text:p>
          </table:table-cell>
          <table:table-cell office:value-type="string" calcext:value-type="string">
            <text:p>yes</text:p>
          </table:table-cell>
          <table:table-cell office:value-type="string" calcext:value-type="string">
            <text:p>Ctrl+U</text:p>
          </table:table-cell>
          <table:table-cell office:value-type="string" calcext:value-type="string">
            <text:p>#key_viewSource,</text:p>
            <text:p>#View\:\:PageSource</text:p>
          </table:table-cell>
          <table:table-cell table:style-name="ce29" office:value-type="string" calcext:value-type="string">
            <text:p>false</text:p>
          </table:table-cell>
          <table:table-cell table:number-columns-repeated="998"/>
        </table:table-row>
        <table:table-row table:style-name="ro6">
          <table:table-cell table:style-name="ce3" office:value-type="string" calcext:value-type="string">
            <text:p>MenuShortcut-27（廃止）</text:p>
          </table:table-cell>
          <table:table-cell table:style-name="ce3" office:value-type="string" calcext:value-type="string">
            <text:p>ツール＞ウェブ開発＞エラーコンソール</text:p>
          </table:table-cell>
          <table:table-cell table:style-name="ce3" office:value-type="string" calcext:value-type="string">
            <text:p>errorConsole</text:p>
          </table:table-cell>
          <table:table-cell table:style-name="ce3" office:value-type="string" calcext:value-type="string">
            <text:p>Firefox 48で廃止</text:p>
          </table:table-cell>
          <table:table-cell table:style-name="ce3" table:number-columns-repeated="2"/>
          <table:table-cell table:style-name="ce29" office:value-type="string" calcext:value-type="string">
            <text:p>true</text:p>
          </table:table-cell>
          <table:table-cell office:value-type="string" calcext:value-type="string">
            <text:p>yes</text:p>
          </table:table-cell>
          <table:table-cell table:formula="of:=IF(AND([.D31]=[.J31];[.E31]=[.K31];[.F31]=[.L31]);&quot;&quot;;IF([.J31]=&quot;&quot;;&quot;新規&quot;;&quot;変更あり&quot;))" office:value-type="string" office:string-value="変更あり" calcext:value-type="string">
            <text:p>変更あり</text:p>
          </table:table-cell>
          <table:table-cell office:value-type="string" calcext:value-type="string">
            <text:p>-</text:p>
          </table:table-cell>
          <table:table-cell office:value-type="string" calcext:value-type="string">
            <text:p>#javascriptConsole,</text:p>
            <text:p>#devtoolsMenuBroadcaster_ErrorConsole,</text:p>
            <text:p>#Tools\:ErrorConsole</text:p>
          </table:table-cell>
          <table:table-cell office:value-type="string" calcext:value-type="string">
            <text:p>killedItemsWithDelay</text:p>
          </table:table-cell>
          <table:table-cell table:style-name="ce29" office:value-type="string" calcext:value-type="string">
            <text:p>true</text:p>
          </table:table-cell>
          <table:table-cell office:value-type="string" calcext:value-type="string">
            <text:p>yes</text:p>
          </table:table-cell>
          <table:table-cell table:formula="of:=IF(AND([.J31]=[.P31];[.K31]=[.Q31];[.M31]=[.R31];[.N31]=[.S31]);&quot;&quot;;&quot;○&quot;)">
            <text:p/>
          </table:table-cell>
          <table:table-cell office:value-type="string" calcext:value-type="string">
            <text:p>-</text:p>
          </table:table-cell>
          <table:table-cell office:value-type="string" calcext:value-type="string">
            <text:p>#javascriptConsole,</text:p>
            <text:p>#devtoolsMenuBroadcaster_ErrorConsole,</text:p>
            <text:p>#Tools\:ErrorConsole</text:p>
          </table:table-cell>
          <table:table-cell table:style-name="ce29"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javascriptConsole,</text:p>
            <text:p>#devtoolsMenuBroadcaster_ErrorConsole,</text:p>
            <text:p>#Tools\:ErrorConsole</text:p>
          </table:table-cell>
          <table:table-cell table:style-name="ce29" office:value-type="string" calcext:value-type="string">
            <text:p>true</text:p>
          </table:table-cell>
          <table:table-cell office:value-type="string" calcext:value-type="string">
            <text:p>yes</text:p>
          </table:table-cell>
          <table:table-cell office:value-type="string" calcext:value-type="string">
            <text:p>Ctrl-Shift-J</text:p>
          </table:table-cell>
          <table:table-cell office:value-type="string" calcext:value-type="string">
            <text:p>#key_errorConsole,</text:p>
            <text:p>#menu_ToolsPopup [id^='javaconsole']"</text:p>
          </table:table-cell>
          <table:table-cell table:style-name="ce29" office:value-type="string" calcext:value-type="string">
            <text:p>false</text:p>
          </table:table-cell>
          <table:table-cell table:number-columns-repeated="998"/>
        </table:table-row>
        <table:table-row table:style-name="ro6">
          <table:table-cell office:value-type="string" calcext:value-type="string">
            <text:p>MenuShortcut-28</text:p>
          </table:table-cell>
          <table:table-cell office:value-type="string" calcext:value-type="string">
            <text:p>ツール＞ウェブ開発＞接続...</text:p>
          </table:table-cell>
          <table:table-cell office:value-type="string" calcext:value-type="string">
            <text:p>devtools_connect</text:p>
          </table:table-cell>
          <table:table-cell office:value-type="string" calcext:value-type="string">
            <text:p>-</text:p>
          </table:table-cell>
          <table:table-cell office:value-type="string" calcext:value-type="string">
            <text:p>#menu_devtools_connect,</text:p>
            <text:p><text:span text:style-name="T1">.subviewbutton[label='接続...'],</text:span></text:p>
            <text:p><text:span text:style-name="T1">.subviewbutton[label='Connect…']</text:span></text:p>
          </table:table-cell>
          <table:table-cell office:value-type="string" calcext:value-type="string">
            <text:p>killedItemsWithDelay</text:p>
          </table:table-cell>
          <table:table-cell table:style-name="ce29" office:value-type="string" calcext:value-type="string">
            <text:p>true</text:p>
          </table:table-cell>
          <table:table-cell office:value-type="string" calcext:value-type="string">
            <text:p>yes</text:p>
          </table:table-cell>
          <table:table-cell table:formula="of:=IF(AND([.D32]=[.J32];[.E32]=[.K32];[.F32]=[.L32]);&quot;&quot;;IF([.J32]=&quot;&quot;;&quot;新規&quot;;&quot;変更あり&quot;))" office:value-type="string" office:string-value="変更あり" calcext:value-type="string">
            <text:p>変更あり</text:p>
          </table:table-cell>
          <table:table-cell office:value-type="string" calcext:value-type="string">
            <text:p>-</text:p>
          </table:table-cell>
          <table:table-cell office:value-type="string" calcext:value-type="string">
            <text:p>#menu_devtools_connect,</text:p>
            <text:p>#devtoolsMenuBroadcaster_connect</text:p>
          </table:table-cell>
          <table:table-cell office:value-type="string" calcext:value-type="string">
            <text:p>killedItemsWithDelay</text:p>
          </table:table-cell>
          <table:table-cell table:style-name="ce29" office:value-type="string" calcext:value-type="string">
            <text:p>true</text:p>
          </table:table-cell>
          <table:table-cell office:value-type="string" calcext:value-type="string">
            <text:p>yes</text:p>
          </table:table-cell>
          <table:table-cell table:formula="of:=IF(AND([.J32]=[.P32];[.K32]=[.Q32];[.M32]=[.R32];[.N32]=[.S32]);&quot;&quot;;&quot;○&quot;)">
            <text:p/>
          </table:table-cell>
          <table:table-cell office:value-type="string" calcext:value-type="string">
            <text:p>-</text:p>
          </table:table-cell>
          <table:table-cell office:value-type="string" calcext:value-type="string">
            <text:p>#menu_devtools_connect,</text:p>
            <text:p>#devtoolsMenuBroadcaster_connect</text:p>
          </table:table-cell>
          <table:table-cell table:style-name="ce29"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devtools_connect,</text:p>
            <text:p>#devtoolsMenuBroadcaster_connect</text:p>
          </table:table-cell>
          <table:table-cell table:style-name="ce29"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6">
          <table:table-cell office:value-type="string" calcext:value-type="string">
            <text:p>MenuShortcut-29</text:p>
          </table:table-cell>
          <table:table-cell office:value-type="string" calcext:value-type="string">
            <text:p>ツール＞ウェブ開発＞その他のツールを入手</text:p>
          </table:table-cell>
          <table:table-cell office:value-type="string" calcext:value-type="string">
            <text:p>getMoreDevtools</text:p>
          </table:table-cell>
          <table:table-cell office:value-type="string" calcext:value-type="string">
            <text:p>-</text:p>
          </table:table-cell>
          <table:table-cell office:value-type="string" calcext:value-type="string">
            <text:p>#getMoreDevtools,</text:p>
            <text:p><text:span text:style-name="T1">.subviewbutton[label='その他のツールを入手'],</text:span></text:p>
            <text:p><text:span text:style-name="T1">.subviewbutton[label='Get More Tools']</text:span></text:p>
          </table:table-cell>
          <table:table-cell office:value-type="string" calcext:value-type="string">
            <text:p>killedItemsWithDelay</text:p>
          </table:table-cell>
          <table:table-cell table:style-name="ce29" office:value-type="string" calcext:value-type="string">
            <text:p>true</text:p>
          </table:table-cell>
          <table:table-cell office:value-type="string" calcext:value-type="string">
            <text:p>yes</text:p>
          </table:table-cell>
          <table:table-cell table:formula="of:=IF(AND([.D33]=[.J33];[.E33]=[.K33];[.F33]=[.L33]);&quot;&quot;;IF([.J33]=&quot;&quot;;&quot;新規&quot;;&quot;変更あり&quot;))" office:value-type="string" office:string-value="変更あり" calcext:value-type="string">
            <text:p>変更あり</text:p>
          </table:table-cell>
          <table:table-cell office:value-type="string" calcext:value-type="string">
            <text:p>-</text:p>
          </table:table-cell>
          <table:table-cell office:value-type="string" calcext:value-type="string">
            <text:p>#getMoreDevtools,</text:p>
            <text:p>#devtoolsMenuBroadcaster_GetMoreTools</text:p>
          </table:table-cell>
          <table:table-cell office:value-type="string" calcext:value-type="string">
            <text:p>killedItemsWithDelay</text:p>
          </table:table-cell>
          <table:table-cell table:style-name="ce29" office:value-type="string" calcext:value-type="string">
            <text:p>true</text:p>
          </table:table-cell>
          <table:table-cell office:value-type="string" calcext:value-type="string">
            <text:p>yes</text:p>
          </table:table-cell>
          <table:table-cell table:formula="of:=IF(AND([.J33]=[.P33];[.K33]=[.Q33];[.M33]=[.R33];[.N33]=[.S33]);&quot;&quot;;&quot;○&quot;)">
            <text:p/>
          </table:table-cell>
          <table:table-cell office:value-type="string" calcext:value-type="string">
            <text:p>-</text:p>
          </table:table-cell>
          <table:table-cell office:value-type="string" calcext:value-type="string">
            <text:p>#getMoreDevtools,</text:p>
            <text:p>#devtoolsMenuBroadcaster_GetMoreTools</text:p>
          </table:table-cell>
          <table:table-cell table:style-name="ce29"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getMoreDevtools,</text:p>
            <text:p>#devtoolsMenuBroadcaster_GetMoreTools</text:p>
          </table:table-cell>
          <table:table-cell table:style-name="ce29"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4">
          <table:table-cell office:value-type="string" calcext:value-type="string">
            <text:p>MenuShortcut-30</text:p>
          </table:table-cell>
          <table:table-cell office:value-type="string" calcext:value-type="string">
            <text:p>ヘルプ＞Firefoxヘルプ</text:p>
            <text:p>（旧バージョンでは「ヘルプ」）</text:p>
          </table:table-cell>
          <table:table-cell office:value-type="string" calcext:value-type="string">
            <text:p>openHelp</text:p>
          </table:table-cell>
          <table:table-cell office:value-type="string" calcext:value-type="string">
            <text:p>-</text:p>
          </table:table-cell>
          <table:table-cell office:value-type="string" calcext:value-type="string">
            <text:p>#menu_openHelp,</text:p>
            <text:p>#key_openHelpMac,</text:p>
            <text:p>.subviewbutton[oncommand^='openHelp'][oncommand*='firefox-help']</text:p>
          </table:table-cell>
          <table:table-cell office:value-type="string" calcext:value-type="string">
            <text:p>hiddenItemsWithDelay</text:p>
          </table:table-cell>
          <table:table-cell table:style-name="ce29" office:value-type="string" calcext:value-type="string">
            <text:p>true</text:p>
          </table:table-cell>
          <table:table-cell office:value-type="string" calcext:value-type="string">
            <text:p>no</text:p>
          </table:table-cell>
          <table:table-cell table:formula="of:=IF(AND([.D34]=[.J34];[.E34]=[.K34];[.F34]=[.L34]);&quot;&quot;;IF([.J34]=&quot;&quot;;&quot;新規&quot;;&quot;変更あり&quot;))">
            <text:p/>
          </table:table-cell>
          <table:table-cell office:value-type="string" calcext:value-type="string">
            <text:p>-</text:p>
          </table:table-cell>
          <table:table-cell office:value-type="string" calcext:value-type="string">
            <text:p>#menu_openHelp,</text:p>
            <text:p>#key_openHelpMac,</text:p>
            <text:p>.subviewbutton[oncommand^='openHelp'][oncommand*='firefox-help']</text:p>
          </table:table-cell>
          <table:table-cell office:value-type="string" calcext:value-type="string">
            <text:p>hiddenItemsWithDelay</text:p>
          </table:table-cell>
          <table:table-cell table:style-name="ce29" office:value-type="string" calcext:value-type="string">
            <text:p>true</text:p>
          </table:table-cell>
          <table:table-cell office:value-type="string" calcext:value-type="string">
            <text:p>no</text:p>
          </table:table-cell>
          <table:table-cell table:formula="of:=IF(AND([.J34]=[.P34];[.K34]=[.Q34];[.M34]=[.R34];[.N34]=[.S34]);&quot;&quot;;&quot;○&quot;)" office:value-type="string" office:string-value="○" calcext:value-type="string">
            <text:p>○</text:p>
          </table:table-cell>
          <table:table-cell office:value-type="string" calcext:value-type="string">
            <text:p>-</text:p>
          </table:table-cell>
          <table:table-cell office:value-type="string" calcext:value-type="string">
            <text:p>#menu_openHelp,</text:p>
            <text:p>.subviewbutton[oncommand^='openHelp']</text:p>
          </table:table-cell>
          <table:table-cell table:style-name="ce29"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openHelp,</text:p>
            <text:p>.subviewbutton[oncommand^='openHelp']</text:p>
          </table:table-cell>
          <table:table-cell table:style-name="ce29"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openHelp,</text:p>
            <text:p>#menu_openHelp</text:p>
          </table:table-cell>
          <table:table-cell table:style-name="ce29" office:value-type="string" calcext:value-type="string">
            <text:p>false</text:p>
          </table:table-cell>
          <table:table-cell table:number-columns-repeated="998"/>
        </table:table-row>
        <table:table-row table:style-name="ro2">
          <table:table-cell office:value-type="string" calcext:value-type="string">
            <text:p>MenuShortcut-31</text:p>
          </table:table-cell>
          <table:table-cell office:value-type="string" calcext:value-type="string">
            <text:p>ヘルプ＞Firefoxツアー</text:p>
          </table:table-cell>
          <table:table-cell office:value-type="string" calcext:value-type="string">
            <text:p>tour</text:p>
          </table:table-cell>
          <table:table-cell office:value-type="string" calcext:value-type="string">
            <text:p>-</text:p>
          </table:table-cell>
          <table:table-cell office:value-type="string" calcext:value-type="string">
            <text:p>#menu_openTour,</text:p>
            <text:p>.subviewbutton[oncommand^='openTourPage']</text:p>
          </table:table-cell>
          <table:table-cell office:value-type="string" calcext:value-type="string">
            <text:p>hiddenItemsWithDelay</text:p>
          </table:table-cell>
          <table:table-cell table:style-name="ce29" office:value-type="string" calcext:value-type="string">
            <text:p>true</text:p>
          </table:table-cell>
          <table:table-cell office:value-type="string" calcext:value-type="string">
            <text:p>no</text:p>
          </table:table-cell>
          <table:table-cell table:formula="of:=IF(AND([.D35]=[.J35];[.E35]=[.K35];[.F35]=[.L35]);&quot;&quot;;IF([.J35]=&quot;&quot;;&quot;新規&quot;;&quot;変更あり&quot;))">
            <text:p/>
          </table:table-cell>
          <table:table-cell office:value-type="string" calcext:value-type="string">
            <text:p>-</text:p>
          </table:table-cell>
          <table:table-cell office:value-type="string" calcext:value-type="string">
            <text:p>#menu_openTour,</text:p>
            <text:p>.subviewbutton[oncommand^='openTourPage']</text:p>
          </table:table-cell>
          <table:table-cell office:value-type="string" calcext:value-type="string">
            <text:p>hiddenItemsWithDelay</text:p>
          </table:table-cell>
          <table:table-cell table:style-name="ce29" office:value-type="string" calcext:value-type="string">
            <text:p>true</text:p>
          </table:table-cell>
          <table:table-cell office:value-type="string" calcext:value-type="string">
            <text:p>no</text:p>
          </table:table-cell>
          <table:table-cell table:formula="of:=IF(AND([.J35]=[.P35];[.K35]=[.Q35];[.M35]=[.R35];[.N35]=[.S35]);&quot;&quot;;&quot;○&quot;)">
            <text:p/>
          </table:table-cell>
          <table:table-cell office:value-type="string" calcext:value-type="string">
            <text:p>-</text:p>
          </table:table-cell>
          <table:table-cell office:value-type="string" calcext:value-type="string">
            <text:p>#menu_openTour,</text:p>
            <text:p>.subviewbutton[oncommand^='openTourPage']</text:p>
          </table:table-cell>
          <table:table-cell table:style-name="ce29"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openTour,</text:p>
            <text:p>.subviewbutton[oncommand^='openTourPage']</text:p>
          </table:table-cell>
          <table:table-cell table:style-name="ce29" office:value-type="string" calcext:value-type="string">
            <text:p>true</text:p>
          </table:table-cell>
          <table:table-cell office:value-type="string" calcext:value-type="string">
            <text:p>no</text:p>
          </table:table-cell>
          <table:table-cell table:number-columns-repeated="3" office:value-type="string" calcext:value-type="string">
            <text:p>-</text:p>
          </table:table-cell>
          <table:table-cell table:number-columns-repeated="998"/>
        </table:table-row>
        <table:table-row table:style-name="ro6">
          <table:table-cell office:value-type="string" calcext:value-type="string">
            <text:p>MenuShortcut-32</text:p>
          </table:table-cell>
          <table:table-cell office:value-type="string" calcext:value-type="string">
            <text:p>ヘルプ＞キーボードショートカット</text:p>
          </table:table-cell>
          <table:table-cell office:value-type="string" calcext:value-type="string">
            <text:p>keyboardShortcuts</text:p>
          </table:table-cell>
          <table:table-cell office:value-type="string" calcext:value-type="string">
            <text:p>-</text:p>
          </table:table-cell>
          <table:table-cell office:value-type="string" calcext:value-type="string">
            <text:p>#menu_keyboardShortcuts,</text:p>
            <text:p><text:span text:style-name="T5">.subviewbutton[oncommand^='openHelp'][oncommand*='keyboard-shortcuts']</text:span></text:p>
          </table:table-cell>
          <table:table-cell office:value-type="string" calcext:value-type="string">
            <text:p>hiddenItemsWithDelay</text:p>
          </table:table-cell>
          <table:table-cell table:style-name="ce29" office:value-type="string" calcext:value-type="string">
            <text:p>true</text:p>
          </table:table-cell>
          <table:table-cell office:value-type="string" calcext:value-type="string">
            <text:p>no</text:p>
          </table:table-cell>
          <table:table-cell table:formula="of:=IF(AND([.D36]=[.J36];[.E36]=[.K36];[.F36]=[.L36]);&quot;&quot;;IF([.J36]=&quot;&quot;;&quot;新規&quot;;&quot;変更あり&quot;))">
            <text:p/>
          </table:table-cell>
          <table:table-cell office:value-type="string" calcext:value-type="string">
            <text:p>-</text:p>
          </table:table-cell>
          <table:table-cell office:value-type="string" calcext:value-type="string">
            <text:p>#menu_keyboardShortcuts,</text:p>
            <text:p><text:span text:style-name="T5">.subviewbutton[oncommand^='openHelp'][oncommand*='keyboard-shortcuts']</text:span></text:p>
          </table:table-cell>
          <table:table-cell office:value-type="string" calcext:value-type="string">
            <text:p>hiddenItemsWithDelay</text:p>
          </table:table-cell>
          <table:table-cell table:style-name="ce29" office:value-type="string" calcext:value-type="string">
            <text:p>true</text:p>
          </table:table-cell>
          <table:table-cell office:value-type="string" calcext:value-type="string">
            <text:p>no</text:p>
          </table:table-cell>
          <table:table-cell table:formula="of:=IF(AND([.J36]=[.P36];[.K36]=[.Q36];[.M36]=[.R36];[.N36]=[.S36]);&quot;&quot;;&quot;○&quot;)" office:value-type="string" office:string-value="○" calcext:value-type="string">
            <text:p>○</text:p>
          </table:table-cell>
          <table:table-cell office:value-type="string" calcext:value-type="string">
            <text:p>-</text:p>
          </table:table-cell>
          <table:table-cell office:value-type="string" calcext:value-type="string">
            <text:p>#menu_keyboardShortcuts,</text:p>
            <text:p>.subviewbutton[oncommand^='keyboardShortcuts']</text:p>
          </table:table-cell>
          <table:table-cell table:style-name="ce29" office:value-type="string" calcext:value-type="string">
            <text:p>true</text:p>
          </table:table-cell>
          <table:table-cell office:value-type="string" calcext:value-type="string">
            <text:p>no</text:p>
          </table:table-cell>
          <table:table-cell table:number-columns-repeated="1005"/>
        </table:table-row>
        <table:table-row table:style-name="ro2">
          <table:table-cell office:value-type="string" calcext:value-type="string">
            <text:p>MenuShortcut-33</text:p>
          </table:table-cell>
          <table:table-cell office:value-type="string" calcext:value-type="string">
            <text:p>ヘルプ＞Firefoxヘルスレポート</text:p>
          </table:table-cell>
          <table:table-cell office:value-type="string" calcext:value-type="string">
            <text:p>healthReport</text:p>
          </table:table-cell>
          <table:table-cell office:value-type="string" calcext:value-type="string">
            <text:p>-</text:p>
          </table:table-cell>
          <table:table-cell office:value-type="string" calcext:value-type="string">
            <text:p>#healthReport,</text:p>
            <text:p>.subviewbutton[oncommand^='openHealthReport']</text:p>
          </table:table-cell>
          <table:table-cell office:value-type="string" calcext:value-type="string">
            <text:p>hiddenItemsWithDelay</text:p>
          </table:table-cell>
          <table:table-cell table:style-name="ce29" office:value-type="string" calcext:value-type="string">
            <text:p>true</text:p>
          </table:table-cell>
          <table:table-cell office:value-type="string" calcext:value-type="string">
            <text:p>no</text:p>
          </table:table-cell>
          <table:table-cell table:formula="of:=IF(AND([.D37]=[.J37];[.E37]=[.K37];[.F37]=[.L37]);&quot;&quot;;IF([.J37]=&quot;&quot;;&quot;新規&quot;;&quot;変更あり&quot;))">
            <text:p/>
          </table:table-cell>
          <table:table-cell office:value-type="string" calcext:value-type="string">
            <text:p>-</text:p>
          </table:table-cell>
          <table:table-cell office:value-type="string" calcext:value-type="string">
            <text:p>#healthReport,</text:p>
            <text:p>.subviewbutton[oncommand^='openHealthReport']</text:p>
          </table:table-cell>
          <table:table-cell office:value-type="string" calcext:value-type="string">
            <text:p>hiddenItemsWithDelay</text:p>
          </table:table-cell>
          <table:table-cell table:style-name="ce29" office:value-type="string" calcext:value-type="string">
            <text:p>true</text:p>
          </table:table-cell>
          <table:table-cell office:value-type="string" calcext:value-type="string">
            <text:p>no</text:p>
          </table:table-cell>
          <table:table-cell table:formula="of:=IF(AND([.J37]=[.P37];[.K37]=[.Q37];[.M37]=[.R37];[.N37]=[.S37]);&quot;&quot;;&quot;○&quot;)">
            <text:p/>
          </table:table-cell>
          <table:table-cell office:value-type="string" calcext:value-type="string">
            <text:p>-</text:p>
          </table:table-cell>
          <table:table-cell office:value-type="string" calcext:value-type="string">
            <text:p>#healthReport,</text:p>
            <text:p>.subviewbutton[oncommand^='openHealthReport']</text:p>
          </table:table-cell>
          <table:table-cell table:style-name="ce29"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healthReport,</text:p>
            <text:p>.subviewbutton[oncommand^='openHealthReport']</text:p>
          </table:table-cell>
          <table:table-cell table:style-name="ce29"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healthReport,</text:p>
            <text:p>#healthReport</text:p>
          </table:table-cell>
          <table:table-cell table:style-name="ce29" office:value-type="string" calcext:value-type="string">
            <text:p>false</text:p>
          </table:table-cell>
          <table:table-cell table:number-columns-repeated="998"/>
        </table:table-row>
        <table:table-row table:style-name="ro20">
          <table:table-cell table:style-name="ce3" office:value-type="string" calcext:value-type="string">
            <text:p>MenuShortcut-34（廃止）</text:p>
          </table:table-cell>
          <table:table-cell table:style-name="ce3" office:value-type="string" calcext:value-type="string">
            <text:p>ヘルプ＞使いこなそう</text:p>
          </table:table-cell>
          <table:table-cell table:style-name="ce3" office:value-type="string" calcext:value-type="string">
            <text:p>gettingStarted</text:p>
          </table:table-cell>
          <table:table-cell table:style-name="ce3" office:value-type="string" calcext:value-type="string">
            <text:p>Firefox 31で廃止</text:p>
          </table:table-cell>
          <table:table-cell table:style-name="ce3" table:number-columns-repeated="4"/>
          <table:table-cell table:formula="of:=IF(AND([.D38]=[.J38];[.E38]=[.K38];[.F38]=[.L38]);&quot;&quot;;IF([.J38]=&quot;&quot;;&quot;新規&quot;;&quot;変更あり&quot;))">
            <text:p/>
          </table:table-cell>
          <table:table-cell table:style-name="ce3" office:value-type="string" calcext:value-type="string">
            <text:p>Firefox 31で廃止</text:p>
          </table:table-cell>
          <table:table-cell table:style-name="ce3" table:number-columns-repeated="4"/>
          <table:table-cell table:style-name="ce3" table:formula="of:=IF(AND([.J38]=[.P38];[.K38]=[.Q38];[.M38]=[.R38];[.N38]=[.S38]);&quot;&quot;;&quot;○&quot;)">
            <text:p/>
          </table:table-cell>
          <table:table-cell table:style-name="ce3" office:value-type="string" calcext:value-type="string">
            <text:p>Firefox 31で廃止</text:p>
          </table:table-cell>
          <table:table-cell table:style-name="ce3" table:number-columns-repeated="3"/>
          <table:table-cell table:style-name="ce3" office:value-type="string" calcext:value-type="string">
            <text:p>存在しない</text:p>
          </table:table-cell>
          <table:table-cell table:number-columns-repeated="2" table:style-name="ce3" office:value-type="string" calcext:value-type="string">
            <text:p>廃止</text:p>
          </table:table-cell>
          <table:table-cell table:style-name="ce3" office:value-type="string" calcext:value-type="string">
            <text:p>-</text:p>
          </table:table-cell>
          <table:table-cell office:value-type="string" calcext:value-type="string">
            <text:p>-</text:p>
          </table:table-cell>
          <table:table-cell office:value-type="string" calcext:value-type="string">
            <text:p>#appmenu_gettingStarted</text:p>
          </table:table-cell>
          <table:table-cell table:style-name="ce29" office:value-type="string" calcext:value-type="string">
            <text:p>false</text:p>
          </table:table-cell>
          <table:table-cell table:number-columns-repeated="998"/>
        </table:table-row>
        <table:table-row table:style-name="ro2">
          <table:table-cell office:value-type="string" calcext:value-type="string">
            <text:p>MenuShortcut-35</text:p>
          </table:table-cell>
          <table:table-cell office:value-type="string" calcext:value-type="string">
            <text:p>ヘルプ＞トラブルシューティング情報</text:p>
          </table:table-cell>
          <table:table-cell office:value-type="string" calcext:value-type="string">
            <text:p>troubleshootingInfo</text:p>
          </table:table-cell>
          <table:table-cell office:value-type="string" calcext:value-type="string">
            <text:p>-</text:p>
          </table:table-cell>
          <table:table-cell office:value-type="string" calcext:value-type="string">
            <text:p>#troubleShooting,</text:p>
            <text:p>.subviewbutton[oncommand^='openTroubleshootingPage']</text:p>
          </table:table-cell>
          <table:table-cell office:value-type="string" calcext:value-type="string">
            <text:p>hiddenItemsWithDelay</text:p>
          </table:table-cell>
          <table:table-cell table:style-name="ce29" office:value-type="string" calcext:value-type="string">
            <text:p>true</text:p>
          </table:table-cell>
          <table:table-cell office:value-type="string" calcext:value-type="string">
            <text:p>no</text:p>
          </table:table-cell>
          <table:table-cell table:formula="of:=IF(AND([.D39]=[.J39];[.E39]=[.K39];[.F39]=[.L39]);&quot;&quot;;IF([.J39]=&quot;&quot;;&quot;新規&quot;;&quot;変更あり&quot;))">
            <text:p/>
          </table:table-cell>
          <table:table-cell office:value-type="string" calcext:value-type="string">
            <text:p>-</text:p>
          </table:table-cell>
          <table:table-cell office:value-type="string" calcext:value-type="string">
            <text:p>#troubleShooting,</text:p>
            <text:p>.subviewbutton[oncommand^='openTroubleshootingPage']</text:p>
          </table:table-cell>
          <table:table-cell office:value-type="string" calcext:value-type="string">
            <text:p>hiddenItemsWithDelay</text:p>
          </table:table-cell>
          <table:table-cell table:style-name="ce29" office:value-type="string" calcext:value-type="string">
            <text:p>true</text:p>
          </table:table-cell>
          <table:table-cell office:value-type="string" calcext:value-type="string">
            <text:p>no</text:p>
          </table:table-cell>
          <table:table-cell table:formula="of:=IF(AND([.J39]=[.P39];[.K39]=[.Q39];[.M39]=[.R39];[.N39]=[.S39]);&quot;&quot;;&quot;○&quot;)">
            <text:p/>
          </table:table-cell>
          <table:table-cell office:value-type="string" calcext:value-type="string">
            <text:p>-</text:p>
          </table:table-cell>
          <table:table-cell office:value-type="string" calcext:value-type="string">
            <text:p>#troubleShooting,</text:p>
            <text:p>.subviewbutton[oncommand^='openTroubleshootingPage']</text:p>
          </table:table-cell>
          <table:table-cell table:style-name="ce29"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troubleShooting,</text:p>
            <text:p>.subviewbutton[oncommand^='openTroubleshootingPage']</text:p>
          </table:table-cell>
          <table:table-cell table:style-name="ce29"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troubleshootingInfo,</text:p>
            <text:p>#troubleShooting</text:p>
          </table:table-cell>
          <table:table-cell table:style-name="ce29" office:value-type="string" calcext:value-type="string">
            <text:p>false</text:p>
          </table:table-cell>
          <table:table-cell table:number-columns-repeated="998"/>
        </table:table-row>
        <table:table-row table:style-name="ro6">
          <table:table-cell office:value-type="string" calcext:value-type="string">
            <text:p>MenuShortcut-36</text:p>
          </table:table-cell>
          <table:table-cell office:value-type="string" calcext:value-type="string">
            <text:p>ヘルプ＞フィードバックを送信</text:p>
          </table:table-cell>
          <table:table-cell office:value-type="string" calcext:value-type="string">
            <text:p>feedbackPage</text:p>
          </table:table-cell>
          <table:table-cell office:value-type="string" calcext:value-type="string">
            <text:p>-</text:p>
          </table:table-cell>
          <table:table-cell office:value-type="string" calcext:value-type="string">
            <text:p>#feedbackPage,</text:p>
            <text:p>.subviewbutton[oncommand^='openFeedbackPage']</text:p>
          </table:table-cell>
          <table:table-cell office:value-type="string" calcext:value-type="string">
            <text:p>hiddenItemsWithDelay</text:p>
          </table:table-cell>
          <table:table-cell table:style-name="ce29" office:value-type="string" calcext:value-type="string">
            <text:p>true</text:p>
          </table:table-cell>
          <table:table-cell office:value-type="string" calcext:value-type="string">
            <text:p>no</text:p>
          </table:table-cell>
          <table:table-cell table:formula="of:=IF(AND([.D40]=[.J40];[.E40]=[.K40];[.F40]=[.L40]);&quot;&quot;;IF([.J40]=&quot;&quot;;&quot;新規&quot;;&quot;変更あり&quot;))">
            <text:p/>
          </table:table-cell>
          <table:table-cell office:value-type="string" calcext:value-type="string">
            <text:p>-</text:p>
          </table:table-cell>
          <table:table-cell office:value-type="string" calcext:value-type="string">
            <text:p>#feedbackPage,</text:p>
            <text:p>.subviewbutton[oncommand^='openFeedbackPage']</text:p>
          </table:table-cell>
          <table:table-cell office:value-type="string" calcext:value-type="string">
            <text:p>hiddenItemsWithDelay</text:p>
          </table:table-cell>
          <table:table-cell table:style-name="ce29" office:value-type="string" calcext:value-type="string">
            <text:p>true</text:p>
          </table:table-cell>
          <table:table-cell office:value-type="string" calcext:value-type="string">
            <text:p>no</text:p>
          </table:table-cell>
          <table:table-cell table:formula="of:=IF(AND([.J40]=[.P40];[.K40]=[.Q40];[.M40]=[.R40];[.N40]=[.S40]);&quot;&quot;;&quot;○&quot;)">
            <text:p/>
          </table:table-cell>
          <table:table-cell office:value-type="string" calcext:value-type="string">
            <text:p>-</text:p>
          </table:table-cell>
          <table:table-cell office:value-type="string" calcext:value-type="string">
            <text:p>#feedbackPage,</text:p>
            <text:p>.subviewbutton[oncommand^='openFeedbackPage']</text:p>
          </table:table-cell>
          <table:table-cell table:style-name="ce29"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feedbackPage,</text:p>
            <text:p>.subviewbutton[oncommand^='openFeedbackPage']</text:p>
          </table:table-cell>
          <table:table-cell table:style-name="ce29"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feedbackPage,</text:p>
            <text:p>#appmenu_feedbackPage + menuseparator,</text:p>
            <text:p>#feedbackPage</text:p>
          </table:table-cell>
          <table:table-cell table:style-name="ce29" office:value-type="string" calcext:value-type="string">
            <text:p>false</text:p>
          </table:table-cell>
          <table:table-cell table:number-columns-repeated="998"/>
        </table:table-row>
        <table:table-row table:style-name="ro2">
          <table:table-cell office:value-type="string" calcext:value-type="string">
            <text:p>MenuShortcut-37</text:p>
          </table:table-cell>
          <table:table-cell office:value-type="string" calcext:value-type="string">
            <text:p>ヘルプ＞アドオンを無効にして再起動</text:p>
          </table:table-cell>
          <table:table-cell office:value-type="string" calcext:value-type="string">
            <text:p>helpSafeMode</text:p>
          </table:table-cell>
          <table:table-cell office:value-type="string" calcext:value-type="string">
            <text:p>-</text:p>
          </table:table-cell>
          <table:table-cell office:value-type="string" calcext:value-type="string">
            <text:p>#helpSafeMode,</text:p>
            <text:p>.subviewbutton[oncommand^='safeModeRestart']</text:p>
          </table:table-cell>
          <table:table-cell office:value-type="string" calcext:value-type="string">
            <text:p>hiddenItemsWithDelay</text:p>
          </table:table-cell>
          <table:table-cell table:style-name="ce29" office:value-type="string" calcext:value-type="string">
            <text:p>true</text:p>
          </table:table-cell>
          <table:table-cell office:value-type="string" calcext:value-type="string">
            <text:p>no</text:p>
          </table:table-cell>
          <table:table-cell table:formula="of:=IF(AND([.D41]=[.J41];[.E41]=[.K41];[.F41]=[.L41]);&quot;&quot;;IF([.J41]=&quot;&quot;;&quot;新規&quot;;&quot;変更あり&quot;))">
            <text:p/>
          </table:table-cell>
          <table:table-cell office:value-type="string" calcext:value-type="string">
            <text:p>-</text:p>
          </table:table-cell>
          <table:table-cell office:value-type="string" calcext:value-type="string">
            <text:p>#helpSafeMode,</text:p>
            <text:p>.subviewbutton[oncommand^='safeModeRestart']</text:p>
          </table:table-cell>
          <table:table-cell office:value-type="string" calcext:value-type="string">
            <text:p>hiddenItemsWithDelay</text:p>
          </table:table-cell>
          <table:table-cell table:style-name="ce29" office:value-type="string" calcext:value-type="string">
            <text:p>true</text:p>
          </table:table-cell>
          <table:table-cell office:value-type="string" calcext:value-type="string">
            <text:p>no</text:p>
          </table:table-cell>
          <table:table-cell table:formula="of:=IF(AND([.J41]=[.P41];[.K41]=[.Q41];[.M41]=[.R41];[.N41]=[.S41]);&quot;&quot;;&quot;○&quot;)">
            <text:p/>
          </table:table-cell>
          <table:table-cell office:value-type="string" calcext:value-type="string">
            <text:p>-</text:p>
          </table:table-cell>
          <table:table-cell office:value-type="string" calcext:value-type="string">
            <text:p>#helpSafeMode,</text:p>
            <text:p>.subviewbutton[oncommand^='safeModeRestart']</text:p>
          </table:table-cell>
          <table:table-cell table:style-name="ce29"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helpSafeMode,</text:p>
            <text:p>.subviewbutton[oncommand^='safeModeRestart']</text:p>
          </table:table-cell>
          <table:table-cell table:style-name="ce29"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helpSafeMode</text:p>
          </table:table-cell>
          <table:table-cell table:style-name="ce29" office:value-type="string" calcext:value-type="string">
            <text:p>false</text:p>
          </table:table-cell>
          <table:table-cell table:number-columns-repeated="998"/>
        </table:table-row>
        <table:table-row table:style-name="ro6">
          <table:table-cell office:value-type="string" calcext:value-type="string">
            <text:p>MenuShortcut-38</text:p>
          </table:table-cell>
          <table:table-cell office:value-type="string" calcext:value-type="string">
            <text:p>ヘルプ＞詐欺サイトを報告</text:p>
          </table:table-cell>
          <table:table-cell office:value-type="string" calcext:value-type="string">
            <text:p>reportPhishingtoolmenu</text:p>
          </table:table-cell>
          <table:table-cell office:value-type="string" calcext:value-type="string">
            <text:p>-</text:p>
          </table:table-cell>
          <table:table-cell office:value-type="string" calcext:value-type="string">
            <text:p>#menu_HelpPopup_reportPhishingtoolmenu,</text:p>
            <text:p>.subviewbutton[oncommand*='getReportURL'][oncommand*='Phish']</text:p>
          </table:table-cell>
          <table:table-cell office:value-type="string" calcext:value-type="string">
            <text:p>hiddenItemsWithDelay</text:p>
          </table:table-cell>
          <table:table-cell table:style-name="ce29" office:value-type="string" calcext:value-type="string">
            <text:p>true</text:p>
          </table:table-cell>
          <table:table-cell office:value-type="string" calcext:value-type="string">
            <text:p>no</text:p>
          </table:table-cell>
          <table:table-cell table:formula="of:=IF(AND([.D42]=[.J42];[.E42]=[.K42];[.F42]=[.L42]);&quot;&quot;;IF([.J42]=&quot;&quot;;&quot;新規&quot;;&quot;変更あり&quot;))">
            <text:p/>
          </table:table-cell>
          <table:table-cell office:value-type="string" calcext:value-type="string">
            <text:p>-</text:p>
          </table:table-cell>
          <table:table-cell office:value-type="string" calcext:value-type="string">
            <text:p>#menu_HelpPopup_reportPhishingtoolmenu,</text:p>
            <text:p>.subviewbutton[oncommand*='getReportURL'][oncommand*='Phish']</text:p>
          </table:table-cell>
          <table:table-cell office:value-type="string" calcext:value-type="string">
            <text:p>hiddenItemsWithDelay</text:p>
          </table:table-cell>
          <table:table-cell table:style-name="ce29" office:value-type="string" calcext:value-type="string">
            <text:p>true</text:p>
          </table:table-cell>
          <table:table-cell office:value-type="string" calcext:value-type="string">
            <text:p>no</text:p>
          </table:table-cell>
          <table:table-cell table:formula="of:=IF(AND([.J42]=[.P42];[.K42]=[.Q42];[.M42]=[.R42];[.N42]=[.S42]);&quot;&quot;;&quot;○&quot;)">
            <text:p/>
          </table:table-cell>
          <table:table-cell office:value-type="string" calcext:value-type="string">
            <text:p>-</text:p>
          </table:table-cell>
          <table:table-cell office:value-type="string" calcext:value-type="string">
            <text:p>#menu_HelpPopup_reportPhishingtoolmenu,</text:p>
            <text:p>.subviewbutton[oncommand*='getReportURL'][oncommand*='Phish']</text:p>
          </table:table-cell>
          <table:table-cell table:style-name="ce29"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toolmenu,</text:p>
            <text:p>.subviewbutton[oncommand*='getReportURL'][oncommand*='Phish']</text:p>
          </table:table-cell>
          <table:table-cell table:style-name="ce29"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toolmenu</text:p>
          </table:table-cell>
          <table:table-cell table:style-name="ce29" office:value-type="string" calcext:value-type="string">
            <text:p>false</text:p>
          </table:table-cell>
          <table:table-cell table:number-columns-repeated="998"/>
        </table:table-row>
        <table:table-row table:style-name="ro6">
          <table:table-cell office:value-type="string" calcext:value-type="string">
            <text:p>MenuShortcut-39</text:p>
          </table:table-cell>
          <table:table-cell office:value-type="string" calcext:value-type="string">
            <text:p>ヘルプ＞誤警告を報告</text:p>
          </table:table-cell>
          <table:table-cell office:value-type="string" calcext:value-type="string">
            <text:p>reportPhishingErrortoolmenu</text:p>
          </table:table-cell>
          <table:table-cell office:value-type="string" calcext:value-type="string">
            <text:p>-</text:p>
          </table:table-cell>
          <table:table-cell office:value-type="string" calcext:value-type="string">
            <text:p>#menu_HelpPopup_reportPhishingErrortoolmenu,</text:p>
            <text:p>.subviewbutton[oncommand*='getReportURL'][oncommand*='Error']</text:p>
          </table:table-cell>
          <table:table-cell office:value-type="string" calcext:value-type="string">
            <text:p>hiddenItemsWithDelay</text:p>
          </table:table-cell>
          <table:table-cell table:style-name="ce29" office:value-type="string" calcext:value-type="string">
            <text:p>true</text:p>
          </table:table-cell>
          <table:table-cell office:value-type="string" calcext:value-type="string">
            <text:p>no</text:p>
          </table:table-cell>
          <table:table-cell table:formula="of:=IF(AND([.D43]=[.J43];[.E43]=[.K43];[.F43]=[.L43]);&quot;&quot;;IF([.J43]=&quot;&quot;;&quot;新規&quot;;&quot;変更あり&quot;))">
            <text:p/>
          </table:table-cell>
          <table:table-cell office:value-type="string" calcext:value-type="string">
            <text:p>-</text:p>
          </table:table-cell>
          <table:table-cell office:value-type="string" calcext:value-type="string">
            <text:p>#menu_HelpPopup_reportPhishingErrortoolmenu,</text:p>
            <text:p>.subviewbutton[oncommand*='getReportURL'][oncommand*='Error']</text:p>
          </table:table-cell>
          <table:table-cell office:value-type="string" calcext:value-type="string">
            <text:p>hiddenItemsWithDelay</text:p>
          </table:table-cell>
          <table:table-cell table:style-name="ce29" office:value-type="string" calcext:value-type="string">
            <text:p>true</text:p>
          </table:table-cell>
          <table:table-cell office:value-type="string" calcext:value-type="string">
            <text:p>no</text:p>
          </table:table-cell>
          <table:table-cell table:formula="of:=IF(AND([.J43]=[.P43];[.K43]=[.Q43];[.M43]=[.R43];[.N43]=[.S43]);&quot;&quot;;&quot;○&quot;)">
            <text:p/>
          </table:table-cell>
          <table:table-cell office:value-type="string" calcext:value-type="string">
            <text:p>-</text:p>
          </table:table-cell>
          <table:table-cell office:value-type="string" calcext:value-type="string">
            <text:p>#menu_HelpPopup_reportPhishingErrortoolmenu,</text:p>
            <text:p>.subviewbutton[oncommand*='getReportURL'][oncommand*='Error']</text:p>
          </table:table-cell>
          <table:table-cell table:style-name="ce29"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Errortoolmenu,</text:p>
            <text:p>.subviewbutton[oncommand*='getReportURL'][oncommand*='Error']</text:p>
          </table:table-cell>
          <table:table-cell table:style-name="ce29"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Errortoolmenu</text:p>
          </table:table-cell>
          <table:table-cell table:style-name="ce29" office:value-type="string" calcext:value-type="string">
            <text:p>false</text:p>
          </table:table-cell>
          <table:table-cell table:number-columns-repeated="998"/>
        </table:table-row>
        <table:table-row table:style-name="ro2">
          <table:table-cell office:value-type="string" calcext:value-type="string">
            <text:p>MenuShortcut-40</text:p>
          </table:table-cell>
          <table:table-cell office:value-type="string" calcext:value-type="string">
            <text:p>ヘルプ＞Firefoxについて のセパレータ</text:p>
          </table:table-cell>
          <table:table-cell office:value-type="string" calcext:value-type="string">
            <text:p>aboutSeparator</text:p>
          </table:table-cell>
          <table:table-cell office:value-type="string" calcext:value-type="string">
            <text:p>-</text:p>
          </table:table-cell>
          <table:table-cell office:value-type="string" calcext:value-type="string">
            <text:p>#aboutSeparator</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D44]=[.J44];[.E44]=[.K44];[.F44]=[.L44]);&quot;&quot;;IF([.J44]=&quot;&quot;;&quot;新規&quot;;&quot;変更あり&quot;))">
            <text:p/>
          </table:table-cell>
          <table:table-cell office:value-type="string" calcext:value-type="string">
            <text:p>-</text:p>
          </table:table-cell>
          <table:table-cell office:value-type="string" calcext:value-type="string">
            <text:p>#aboutSeparator</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J44]=[.P44];[.K44]=[.Q44];[.M44]=[.R44];[.N44]=[.S44]);&quot;&quot;;&quot;○&quot;)">
            <text:p/>
          </table:table-cell>
          <table:table-cell office:value-type="string" calcext:value-type="string">
            <text:p>-</text:p>
          </table:table-cell>
          <table:table-cell office:value-type="string" calcext:value-type="string">
            <text:p>#aboutSeparator</text:p>
          </table:table-cell>
          <table:table-cell table:style-name="ce29"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aboutSeparator</text:p>
          </table:table-cell>
          <table:table-cell table:style-name="ce29" office:value-type="string" calcext:value-type="string">
            <text:p>false</text:p>
          </table:table-cell>
          <table:table-cell table:number-columns-repeated="998"/>
        </table:table-row>
        <table:table-row table:style-name="ro5">
          <table:table-cell office:value-type="string" calcext:value-type="string">
            <text:p>MenuShortcut-41</text:p>
          </table:table-cell>
          <table:table-cell office:value-type="string" calcext:value-type="string">
            <text:p>編集＞テキストの記述方向を切り替える</text:p>
          </table:table-cell>
          <table:table-cell office:value-type="string" calcext:value-type="string">
            <text:p>textfieldDirection</text:p>
          </table:table-cell>
          <table:table-cell office:value-type="string" calcext:value-type="string">
            <text:p>Ctrl-Shift-X</text:p>
          </table:table-cell>
          <table:table-cell office:value-type="string" calcext:value-type="string">
            <text:p>#textfieldDirection-separator,</text:p>
            <text:p>#textfieldDirection-swap,</text:p>
            <text:p>#key_switchTextDirection,</text:p>
            <text:p>#context-bidi-text-direction-toggle,</text:p>
            <text:p>#context-sep-bidi</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D45]=[.J45];[.E45]=[.K45];[.F45]=[.L45]);&quot;&quot;;IF([.J45]=&quot;&quot;;&quot;新規&quot;;&quot;変更あり&quot;))" office:value-type="string" office:string-value="変更あり" calcext:value-type="string">
            <text:p>変更あり</text:p>
          </table:table-cell>
          <table:table-cell office:value-type="string" calcext:value-type="string">
            <text:p>Ctrl-Shift-X</text:p>
          </table:table-cell>
          <table:table-cell office:value-type="string" calcext:value-type="string">
            <text:p>#textfieldDirection-separator,</text:p>
            <text:p>#textfieldDirection-swap,</text:p>
            <text:p>#key_switchTextDirection</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J45]=[.P45];[.K45]=[.Q45];[.M45]=[.R45];[.N45]=[.S45]);&quot;&quot;;&quot;○&quot;)" office:value-type="string" office:string-value="○" calcext:value-type="string">
            <text:p>○</text:p>
          </table:table-cell>
          <table:table-cell office:value-type="string" calcext:value-type="string">
            <text:p>-</text:p>
          </table:table-cell>
          <table:table-cell office:value-type="string" calcext:value-type="string">
            <text:p>#textfieldDirection-separator,</text:p>
            <text:p>#textfieldDirection-swap</text:p>
          </table:table-cell>
          <table:table-cell table:style-name="ce29"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textfieldDirection-separator,</text:p>
            <text:p>#textfieldDirection-swap</text:p>
          </table:table-cell>
          <table:table-cell table:style-name="ce29" office:value-type="string" calcext:value-type="string">
            <text:p>false</text:p>
          </table:table-cell>
          <table:table-cell table:number-columns-repeated="998"/>
        </table:table-row>
        <table:table-row table:style-name="ro4">
          <table:table-cell office:value-type="string" calcext:value-type="string">
            <text:p>MenuShortcut-42</text:p>
          </table:table-cell>
          <table:table-cell office:value-type="string" calcext:value-type="string">
            <text:p>表示＞ページの記述方向を切り替える</text:p>
          </table:table-cell>
          <table:table-cell office:value-type="string" calcext:value-type="string">
            <text:p>documentDirection</text:p>
          </table:table-cell>
          <table:table-cell office:value-type="string" calcext:value-type="string">
            <text:p>-</text:p>
          </table:table-cell>
          <table:table-cell office:value-type="string" calcext:value-type="string">
            <text:p>#documentDirection-separator,</text:p>
            <text:p>#documentDirection-swap,</text:p>
            <text:p><text:span text:style-name="T1">#context-bidi-page-direction-toggle,</text:span></text:p>
            <text:p><text:span text:style-name="T1">#context-sep-bidi</text:span></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D46]=[.J46];[.E46]=[.K46];[.F46]=[.L46]);&quot;&quot;;IF([.J46]=&quot;&quot;;&quot;新規&quot;;&quot;変更あり&quot;))" office:value-type="string" office:string-value="変更あり" calcext:value-type="string">
            <text:p>変更あり</text:p>
          </table:table-cell>
          <table:table-cell office:value-type="string" calcext:value-type="string">
            <text:p>-</text:p>
          </table:table-cell>
          <table:table-cell office:value-type="string" calcext:value-type="string">
            <text:p>#documentDirection-separator,</text:p>
            <text:p>#documentDirection-swap</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J46]=[.P46];[.K46]=[.Q46];[.M46]=[.R46];[.N46]=[.S46]);&quot;&quot;;&quot;○&quot;)">
            <text:p/>
          </table:table-cell>
          <table:table-cell office:value-type="string" calcext:value-type="string">
            <text:p>-</text:p>
          </table:table-cell>
          <table:table-cell office:value-type="string" calcext:value-type="string">
            <text:p>#documentDirection-separator,</text:p>
            <text:p>#documentDirection-swap</text:p>
          </table:table-cell>
          <table:table-cell table:style-name="ce29"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documentDirection-separator,</text:p>
            <text:p>#documentDirection-swap</text:p>
          </table:table-cell>
          <table:table-cell table:style-name="ce29" office:value-type="string" calcext:value-type="string">
            <text:p>false</text:p>
          </table:table-cell>
          <table:table-cell table:number-columns-repeated="998"/>
        </table:table-row>
        <table:table-row table:style-name="ro2">
          <table:table-cell office:value-type="string" calcext:value-type="string">
            <text:p>MenuShortcut-43</text:p>
          </table:table-cell>
          <table:table-cell office:value-type="string" calcext:value-type="string">
            <text:p>履歴＞（メニュー内のセパレータ）</text:p>
          </table:table-cell>
          <table:table-cell office:value-type="string" calcext:value-type="string">
            <text:p>historySeparator</text:p>
          </table:table-cell>
          <table:table-cell office:value-type="string" calcext:value-type="string">
            <text:p>-</text:p>
          </table:table-cell>
          <table:table-cell office:value-type="string" calcext:value-type="string">
            <text:p>#startHistorySeparator</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D47]=[.J47];[.E47]=[.K47];[.F47]=[.L47]);&quot;&quot;;IF([.J47]=&quot;&quot;;&quot;新規&quot;;&quot;変更あり&quot;))">
            <text:p/>
          </table:table-cell>
          <table:table-cell office:value-type="string" calcext:value-type="string">
            <text:p>-</text:p>
          </table:table-cell>
          <table:table-cell office:value-type="string" calcext:value-type="string">
            <text:p>#startHistorySeparator</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J47]=[.P47];[.K47]=[.Q47];[.M47]=[.R47];[.N47]=[.S47]);&quot;&quot;;&quot;○&quot;)">
            <text:p/>
          </table:table-cell>
          <table:table-cell office:value-type="string" calcext:value-type="string">
            <text:p>-</text:p>
          </table:table-cell>
          <table:table-cell office:value-type="string" calcext:value-type="string">
            <text:p>#startHistorySeparator</text:p>
          </table:table-cell>
          <table:table-cell table:style-name="ce29"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startHistorySeparator</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startHistorySeparator,</text:p>
            <text:p>#endHistorySeparator</text:p>
          </table:table-cell>
          <table:table-cell table:style-name="ce29" office:value-type="string" calcext:value-type="string">
            <text:p>false</text:p>
          </table:table-cell>
          <table:table-cell table:number-columns-repeated="998"/>
        </table:table-row>
        <table:table-row table:style-name="ro34">
          <table:table-cell office:value-type="string" calcext:value-type="string">
            <text:p>MenuShortcut-44</text:p>
          </table:table-cell>
          <table:table-cell office:value-type="string" calcext:value-type="string">
            <text:p>ブックマーク＞ブックマークツールバー</text:p>
            <text:p>（およびそれに付随する各項目）</text:p>
          </table:table-cell>
          <table:table-cell office:value-type="string" calcext:value-type="string">
            <text:p>bookmarksToolbarFolder</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panelMenu_viewBookmarksToolbar + toolbarseparator,</text:p>
            <text:p>#panelMenu_bookmarksToolbar,</text:p>
            <text:p>#BMB_bookmarksToolbar</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D48]=[.J48];[.E48]=[.K48];[.F48]=[.L48]);&quot;&quot;;IF([.J48]=&quot;&quot;;&quot;新規&quot;;&quot;変更あり&quot;))" office:value-type="string" office:string-value="変更あり" calcext:value-type="string">
            <text:p>変更あり</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panelMenu_viewBookmarksToolbar + toolbarseparator,</text:p>
            <text:p>#panelMenu_bookmarksToolbar,</text:p>
            <text:p>#BMB_subscribeToPageMenupopup + menuseparator,</text:p>
            <text:p>#BMB_bookmarksToolbar</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J48]=[.P48];[.K48]=[.Q48];[.M48]=[.R48];[.N48]=[.S48]);&quot;&quot;;&quot;○&quot;)" office:value-type="string" office:string-value="○" calcext:value-type="string">
            <text:p>○</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29"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browserToolsSeparator</text:p>
          </table:table-cell>
          <table:table-cell table:style-name="ce29" office:value-type="string" calcext:value-type="string">
            <text:p>false</text:p>
          </table:table-cell>
          <table:table-cell table:number-columns-repeated="998"/>
        </table:table-row>
        <table:table-row table:style-name="ro2">
          <table:table-cell table:style-name="ce3" office:value-type="string" calcext:value-type="string">
            <text:p>MenuShortcut-45（廃止）</text:p>
          </table:table-cell>
          <table:table-cell table:style-name="ce3" office:value-type="string" calcext:value-type="string">
            <text:p>コンテンツ領域のコンテキストメニュー＞リンクを保存する...</text:p>
          </table:table-cell>
          <table:table-cell table:style-name="ce3" office:value-type="string" calcext:value-type="string">
            <text:p>context-marklink</text:p>
          </table:table-cell>
          <table:table-cell table:style-name="ce3" office:value-type="string" calcext:value-type="string">
            <text:p>Firefox 51で廃止</text:p>
          </table:table-cell>
          <table:table-cell table:style-name="ce3" table:number-columns-repeated="2"/>
          <table:table-cell table:style-name="ce29" office:value-type="string" calcext:value-type="string">
            <text:p>false</text:p>
          </table:table-cell>
          <table:table-cell office:value-type="string" calcext:value-type="string">
            <text:p>yes</text:p>
          </table:table-cell>
          <table:table-cell table:formula="of:=IF(AND([.D49]=[.J49];[.E49]=[.K49];[.F49]=[.L49]);&quot;&quot;;IF([.J49]=&quot;&quot;;&quot;新規&quot;;&quot;変更あり&quot;))" office:value-type="string" office:string-value="変更あり" calcext:value-type="string">
            <text:p>変更あり</text:p>
          </table:table-cell>
          <table:table-cell office:value-type="string" calcext:value-type="string">
            <text:p>-</text:p>
          </table:table-cell>
          <table:table-cell office:value-type="string" calcext:value-type="string">
            <text:p>#context-marklinkMenu</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J49]=[.P49];[.K49]=[.Q49];[.M49]=[.R49];[.N49]=[.S49]);&quot;&quot;;&quot;○&quot;)">
            <text:p/>
          </table:table-cell>
          <table:table-cell office:value-type="string" calcext:value-type="string">
            <text:p>-</text:p>
          </table:table-cell>
          <table:table-cell office:value-type="string" calcext:value-type="string">
            <text:p>#context-marklinkMenu</text:p>
          </table:table-cell>
          <table:table-cell table:style-name="ce29"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context-marklinkMenu</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marklink</text:p>
          </table:table-cell>
          <table:table-cell table:style-name="ce29" office:value-type="string" calcext:value-type="string">
            <text:p>false</text:p>
          </table:table-cell>
          <table:table-cell table:number-columns-repeated="998"/>
        </table:table-row>
        <table:table-row table:style-name="ro2">
          <table:table-cell office:value-type="string" calcext:value-type="string">
            <text:p>MenuShortcut-46</text:p>
          </table:table-cell>
          <table:table-cell office:value-type="string" calcext:value-type="string">
            <text:p>コンテンツ領域のコンテキストメニュー＞このリンクを共有</text:p>
          </table:table-cell>
          <table:table-cell office:value-type="string" calcext:value-type="string">
            <text:p>context-sharelink</text:p>
          </table:table-cell>
          <table:table-cell office:value-type="string" calcext:value-type="string">
            <text:p>-</text:p>
          </table:table-cell>
          <table:table-cell office:value-type="string" calcext:value-type="string">
            <text:p>#context-sharelink</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D50]=[.J50];[.E50]=[.K50];[.F50]=[.L50]);&quot;&quot;;IF([.J50]=&quot;&quot;;&quot;新規&quot;;&quot;変更あり&quot;))">
            <text:p/>
          </table:table-cell>
          <table:table-cell office:value-type="string" calcext:value-type="string">
            <text:p>-</text:p>
          </table:table-cell>
          <table:table-cell office:value-type="string" calcext:value-type="string">
            <text:p>#context-sharelink</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J50]=[.P50];[.K50]=[.Q50];[.M50]=[.R50];[.N50]=[.S50]);&quot;&quot;;&quot;○&quot;)">
            <text:p/>
          </table:table-cell>
          <table:table-cell office:value-type="string" calcext:value-type="string">
            <text:p>-</text:p>
          </table:table-cell>
          <table:table-cell office:value-type="string" calcext:value-type="string">
            <text:p>#context-sharelink</text:p>
          </table:table-cell>
          <table:table-cell table:style-name="ce29"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link</text:p>
          </table:table-cell>
          <table:table-cell table:style-name="ce29" office:value-type="string" calcext:value-type="string">
            <text:p>false</text:p>
          </table:table-cell>
          <table:table-cell table:number-columns-repeated="998"/>
        </table:table-row>
        <table:table-row table:style-name="ro2">
          <table:table-cell office:value-type="string" calcext:value-type="string">
            <text:p>MenuShortcut-47</text:p>
          </table:table-cell>
          <table:table-cell office:value-type="string" calcext:value-type="string">
            <text:p>コンテンツ領域のコンテキストメニュー＞画像のURLをメールで送信</text:p>
          </table:table-cell>
          <table:table-cell office:value-type="string" calcext:value-type="string">
            <text:p>context-sendimage</text:p>
          </table:table-cell>
          <table:table-cell office:value-type="string" calcext:value-type="string">
            <text:p>-</text:p>
          </table:table-cell>
          <table:table-cell office:value-type="string" calcext:value-type="string">
            <text:p>#context-sendimage</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D51]=[.J51];[.E51]=[.K51];[.F51]=[.L51]);&quot;&quot;;IF([.J51]=&quot;&quot;;&quot;新規&quot;;&quot;変更あり&quot;))">
            <text:p/>
          </table:table-cell>
          <table:table-cell office:value-type="string" calcext:value-type="string">
            <text:p>-</text:p>
          </table:table-cell>
          <table:table-cell office:value-type="string" calcext:value-type="string">
            <text:p>#context-sendimage</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J51]=[.P51];[.K51]=[.Q51];[.M51]=[.R51];[.N51]=[.S51]);&quot;&quot;;&quot;○&quot;)">
            <text:p/>
          </table:table-cell>
          <table:table-cell office:value-type="string" calcext:value-type="string">
            <text:p>-</text:p>
          </table:table-cell>
          <table:table-cell office:value-type="string" calcext:value-type="string">
            <text:p>#context-sendimage</text:p>
          </table:table-cell>
          <table:table-cell table:style-name="ce29"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ndimage</text:p>
          </table:table-cell>
          <table:table-cell table:style-name="ce29" office:value-type="string" calcext:value-type="string">
            <text:p>false</text:p>
          </table:table-cell>
          <table:table-cell table:number-columns-repeated="998"/>
        </table:table-row>
        <table:table-row table:style-name="ro2">
          <table:table-cell office:value-type="string" calcext:value-type="string">
            <text:p>MenuShortcut-48</text:p>
          </table:table-cell>
          <table:table-cell office:value-type="string" calcext:value-type="string">
            <text:p>コンテンツ領域のコンテキストメニュー＞この画像を共有</text:p>
          </table:table-cell>
          <table:table-cell office:value-type="string" calcext:value-type="string">
            <text:p>context-shareimage</text:p>
          </table:table-cell>
          <table:table-cell office:value-type="string" calcext:value-type="string">
            <text:p>-</text:p>
          </table:table-cell>
          <table:table-cell office:value-type="string" calcext:value-type="string">
            <text:p>#context-shareimage</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D52]=[.J52];[.E52]=[.K52];[.F52]=[.L52]);&quot;&quot;;IF([.J52]=&quot;&quot;;&quot;新規&quot;;&quot;変更あり&quot;))">
            <text:p/>
          </table:table-cell>
          <table:table-cell office:value-type="string" calcext:value-type="string">
            <text:p>-</text:p>
          </table:table-cell>
          <table:table-cell office:value-type="string" calcext:value-type="string">
            <text:p>#context-shareimage</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J52]=[.P52];[.K52]=[.Q52];[.M52]=[.R52];[.N52]=[.S52]);&quot;&quot;;&quot;○&quot;)">
            <text:p/>
          </table:table-cell>
          <table:table-cell office:value-type="string" calcext:value-type="string">
            <text:p>-</text:p>
          </table:table-cell>
          <table:table-cell office:value-type="string" calcext:value-type="string">
            <text:p>#context-shareimage</text:p>
          </table:table-cell>
          <table:table-cell table:style-name="ce29"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image</text:p>
          </table:table-cell>
          <table:table-cell table:style-name="ce29" office:value-type="string" calcext:value-type="string">
            <text:p>false</text:p>
          </table:table-cell>
          <table:table-cell table:number-columns-repeated="998"/>
        </table:table-row>
        <table:table-row table:style-name="ro2">
          <table:table-cell office:value-type="string" calcext:value-type="string">
            <text:p>MenuShortcut-49</text:p>
          </table:table-cell>
          <table:table-cell office:value-type="string" calcext:value-type="string">
            <text:p>コンテンツ領域のコンテキストメニュー＞動画のURLをメールで送信</text:p>
          </table:table-cell>
          <table:table-cell office:value-type="string" calcext:value-type="string">
            <text:p>context-sendvideo</text:p>
          </table:table-cell>
          <table:table-cell office:value-type="string" calcext:value-type="string">
            <text:p>-</text:p>
          </table:table-cell>
          <table:table-cell office:value-type="string" calcext:value-type="string">
            <text:p>#context-sendvideo</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D53]=[.J53];[.E53]=[.K53];[.F53]=[.L53]);&quot;&quot;;IF([.J53]=&quot;&quot;;&quot;新規&quot;;&quot;変更あり&quot;))">
            <text:p/>
          </table:table-cell>
          <table:table-cell office:value-type="string" calcext:value-type="string">
            <text:p>-</text:p>
          </table:table-cell>
          <table:table-cell office:value-type="string" calcext:value-type="string">
            <text:p>#context-sendvideo</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J53]=[.P53];[.K53]=[.Q53];[.M53]=[.R53];[.N53]=[.S53]);&quot;&quot;;&quot;○&quot;)">
            <text:p/>
          </table:table-cell>
          <table:table-cell office:value-type="string" calcext:value-type="string">
            <text:p>-</text:p>
          </table:table-cell>
          <table:table-cell office:value-type="string" calcext:value-type="string">
            <text:p>#context-sendvideo</text:p>
          </table:table-cell>
          <table:table-cell table:style-name="ce29"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ndvideo</text:p>
          </table:table-cell>
          <table:table-cell table:style-name="ce29" office:value-type="string" calcext:value-type="string">
            <text:p>false</text:p>
          </table:table-cell>
          <table:table-cell table:number-columns-repeated="998"/>
        </table:table-row>
        <table:table-row table:style-name="ro2">
          <table:table-cell office:value-type="string" calcext:value-type="string">
            <text:p>MenuShortcut-50</text:p>
          </table:table-cell>
          <table:table-cell office:value-type="string" calcext:value-type="string">
            <text:p>コンテンツ領域のコンテキストメニュー＞この動画を共有</text:p>
          </table:table-cell>
          <table:table-cell office:value-type="string" calcext:value-type="string">
            <text:p>context-sharevideo</text:p>
          </table:table-cell>
          <table:table-cell office:value-type="string" calcext:value-type="string">
            <text:p>-</text:p>
          </table:table-cell>
          <table:table-cell office:value-type="string" calcext:value-type="string">
            <text:p>#context-sharevideo</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D54]=[.J54];[.E54]=[.K54];[.F54]=[.L54]);&quot;&quot;;IF([.J54]=&quot;&quot;;&quot;新規&quot;;&quot;変更あり&quot;))">
            <text:p/>
          </table:table-cell>
          <table:table-cell office:value-type="string" calcext:value-type="string">
            <text:p>-</text:p>
          </table:table-cell>
          <table:table-cell office:value-type="string" calcext:value-type="string">
            <text:p>#context-sharevideo</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J54]=[.P54];[.K54]=[.Q54];[.M54]=[.R54];[.N54]=[.S54]);&quot;&quot;;&quot;○&quot;)">
            <text:p/>
          </table:table-cell>
          <table:table-cell office:value-type="string" calcext:value-type="string">
            <text:p>-</text:p>
          </table:table-cell>
          <table:table-cell office:value-type="string" calcext:value-type="string">
            <text:p>#context-sharevideo</text:p>
          </table:table-cell>
          <table:table-cell table:style-name="ce29"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video</text:p>
          </table:table-cell>
          <table:table-cell table:style-name="ce29" office:value-type="string" calcext:value-type="string">
            <text:p>false</text:p>
          </table:table-cell>
          <table:table-cell table:number-columns-repeated="998"/>
        </table:table-row>
        <table:table-row table:style-name="ro2">
          <table:table-cell office:value-type="string" calcext:value-type="string">
            <text:p>MenuShortcut-51</text:p>
          </table:table-cell>
          <table:table-cell office:value-type="string" calcext:value-type="string">
            <text:p>コンテンツ領域のコンテキストメニュー＞オーディオのURLをメールで送信</text:p>
          </table:table-cell>
          <table:table-cell office:value-type="string" calcext:value-type="string">
            <text:p>context-sendaudio</text:p>
          </table:table-cell>
          <table:table-cell office:value-type="string" calcext:value-type="string">
            <text:p>-</text:p>
          </table:table-cell>
          <table:table-cell office:value-type="string" calcext:value-type="string">
            <text:p>#context-sendaudio</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D55]=[.J55];[.E55]=[.K55];[.F55]=[.L55]);&quot;&quot;;IF([.J55]=&quot;&quot;;&quot;新規&quot;;&quot;変更あり&quot;))">
            <text:p/>
          </table:table-cell>
          <table:table-cell office:value-type="string" calcext:value-type="string">
            <text:p>-</text:p>
          </table:table-cell>
          <table:table-cell office:value-type="string" calcext:value-type="string">
            <text:p>#context-sendaudio</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J55]=[.P55];[.K55]=[.Q55];[.M55]=[.R55];[.N55]=[.S55]);&quot;&quot;;&quot;○&quot;)">
            <text:p/>
          </table:table-cell>
          <table:table-cell office:value-type="string" calcext:value-type="string">
            <text:p>-</text:p>
          </table:table-cell>
          <table:table-cell office:value-type="string" calcext:value-type="string">
            <text:p>#context-sendaudio</text:p>
          </table:table-cell>
          <table:table-cell table:style-name="ce29"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ndaudio</text:p>
          </table:table-cell>
          <table:table-cell table:style-name="ce29" office:value-type="string" calcext:value-type="string">
            <text:p>false</text:p>
          </table:table-cell>
          <table:table-cell table:number-columns-repeated="998"/>
        </table:table-row>
        <table:table-row table:style-name="ro2">
          <table:table-cell office:value-type="string" calcext:value-type="string">
            <text:p>MenuShortcut-52</text:p>
          </table:table-cell>
          <table:table-cell office:value-type="string" calcext:value-type="string">
            <text:p>コンテンツ領域のコンテキストメニュー＞このページを共有</text:p>
          </table:table-cell>
          <table:table-cell office:value-type="string" calcext:value-type="string">
            <text:p>context-sharepage</text:p>
          </table:table-cell>
          <table:table-cell/>
          <table:table-cell office:value-type="string" calcext:value-type="string">
            <text:p>#context-sharepage</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D56]=[.J56];[.E56]=[.K56];[.F56]=[.L56]);&quot;&quot;;IF([.J56]=&quot;&quot;;&quot;新規&quot;;&quot;変更あり&quot;))">
            <text:p/>
          </table:table-cell>
          <table:table-cell/>
          <table:table-cell office:value-type="string" calcext:value-type="string">
            <text:p>#context-sharepage</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J56]=[.P56];[.K56]=[.Q56];[.M56]=[.R56];[.N56]=[.S56]);&quot;&quot;;&quot;○&quot;)">
            <text:p/>
          </table:table-cell>
          <table:table-cell/>
          <table:table-cell office:value-type="string" calcext:value-type="string">
            <text:p>#context-sharepage</text:p>
          </table:table-cell>
          <table:table-cell table:style-name="ce29" office:value-type="string" calcext:value-type="string">
            <text:p>false</text:p>
          </table:table-cell>
          <table:table-cell office:value-type="string" calcext:value-type="string">
            <text:p>yes</text:p>
          </table:table-cell>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page</text:p>
          </table:table-cell>
          <table:table-cell table:style-name="ce29" office:value-type="string" calcext:value-type="string">
            <text:p>false</text:p>
          </table:table-cell>
          <table:table-cell table:number-columns-repeated="998"/>
        </table:table-row>
        <table:table-row table:style-name="ro2">
          <table:table-cell table:style-name="ce3" office:value-type="string" calcext:value-type="string">
            <text:p>MenuShortcut-53（廃止）</text:p>
          </table:table-cell>
          <table:table-cell table:style-name="ce3" office:value-type="string" calcext:value-type="string">
            <text:p>コンテンツ領域のコンテキストメニュー＞ページを保存する...</text:p>
          </table:table-cell>
          <table:table-cell table:style-name="ce3" office:value-type="string" calcext:value-type="string">
            <text:p>context-markpageMenu</text:p>
          </table:table-cell>
          <table:table-cell table:style-name="ce3" office:value-type="string" calcext:value-type="string">
            <text:p>Firefox 51で廃止</text:p>
          </table:table-cell>
          <table:table-cell table:style-name="ce3" table:number-columns-repeated="2"/>
          <table:table-cell table:style-name="ce29" office:value-type="string" calcext:value-type="string">
            <text:p>false</text:p>
          </table:table-cell>
          <table:table-cell office:value-type="string" calcext:value-type="string">
            <text:p>yes</text:p>
          </table:table-cell>
          <table:table-cell table:formula="of:=IF(AND([.D57]=[.J57];[.E57]=[.K57];[.F57]=[.L57]);&quot;&quot;;IF([.J57]=&quot;&quot;;&quot;新規&quot;;&quot;変更あり&quot;))" office:value-type="string" office:string-value="変更あり" calcext:value-type="string">
            <text:p>変更あり</text:p>
          </table:table-cell>
          <table:table-cell office:value-type="string" calcext:value-type="string">
            <text:p>-</text:p>
          </table:table-cell>
          <table:table-cell office:value-type="string" calcext:value-type="string">
            <text:p>#context-markpageMenu</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J57]=[.P57];[.K57]=[.Q57];[.M57]=[.R57];[.N57]=[.S57]);&quot;&quot;;&quot;○&quot;)">
            <text:p/>
          </table:table-cell>
          <table:table-cell office:value-type="string" calcext:value-type="string">
            <text:p>-</text:p>
          </table:table-cell>
          <table:table-cell office:value-type="string" calcext:value-type="string">
            <text:p>#context-markpageMenu</text:p>
          </table:table-cell>
          <table:table-cell table:style-name="ce29"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context-markpageMenu</text:p>
          </table:table-cell>
          <table:table-cell table:style-name="ce29" office:value-type="string" calcext:value-type="string">
            <text:p>fals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2">
          <table:table-cell office:value-type="string" calcext:value-type="string">
            <text:p>MenuShortcut-54</text:p>
          </table:table-cell>
          <table:table-cell office:value-type="string" calcext:value-type="string">
            <text:p>コンテンツ領域のコンテキストメニュー＞選択範囲を共有</text:p>
          </table:table-cell>
          <table:table-cell office:value-type="string" calcext:value-type="string">
            <text:p>context-shareselect</text:p>
          </table:table-cell>
          <table:table-cell office:value-type="string" calcext:value-type="string">
            <text:p>-</text:p>
          </table:table-cell>
          <table:table-cell office:value-type="string" calcext:value-type="string">
            <text:p>#context-shareselect</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D58]=[.J58];[.E58]=[.K58];[.F58]=[.L58]);&quot;&quot;;IF([.J58]=&quot;&quot;;&quot;新規&quot;;&quot;変更あり&quot;))">
            <text:p/>
          </table:table-cell>
          <table:table-cell office:value-type="string" calcext:value-type="string">
            <text:p>-</text:p>
          </table:table-cell>
          <table:table-cell office:value-type="string" calcext:value-type="string">
            <text:p>#context-shareselect</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J58]=[.P58];[.K58]=[.Q58];[.M58]=[.R58];[.N58]=[.S58]);&quot;&quot;;&quot;○&quot;)">
            <text:p/>
          </table:table-cell>
          <table:table-cell office:value-type="string" calcext:value-type="string">
            <text:p>-</text:p>
          </table:table-cell>
          <table:table-cell office:value-type="string" calcext:value-type="string">
            <text:p>#context-shareselect</text:p>
          </table:table-cell>
          <table:table-cell table:style-name="ce29"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select</text:p>
          </table:table-cell>
          <table:table-cell table:style-name="ce29" office:value-type="string" calcext:value-type="string">
            <text:p>false</text:p>
          </table:table-cell>
          <table:table-cell table:number-columns-repeated="998"/>
        </table:table-row>
        <table:table-row table:style-name="ro6">
          <table:table-cell office:value-type="string" calcext:value-type="string">
            <text:p>MenuShortcut-55</text:p>
          </table:table-cell>
          <table:table-cell office:value-type="string" calcext:value-type="string">
            <text:p>コンテンツ領域のコンテキストメニュー＞デスクトップの背景に設定</text:p>
          </table:table-cell>
          <table:table-cell office:value-type="string" calcext:value-type="string">
            <text:p>context-setDesktopBackground</text:p>
          </table:table-cell>
          <table:table-cell office:value-type="string" calcext:value-type="string">
            <text:p>-</text:p>
          </table:table-cell>
          <table:table-cell office:value-type="string" calcext:value-type="string">
            <text:p>#context-setDesktopBackground</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D59]=[.J59];[.E59]=[.K59];[.F59]=[.L59]);&quot;&quot;;IF([.J59]=&quot;&quot;;&quot;新規&quot;;&quot;変更あり&quot;))">
            <text:p/>
          </table:table-cell>
          <table:table-cell office:value-type="string" calcext:value-type="string">
            <text:p>-</text:p>
          </table:table-cell>
          <table:table-cell office:value-type="string" calcext:value-type="string">
            <text:p>#context-setDesktopBackground</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J59]=[.P59];[.K59]=[.Q59];[.M59]=[.R59];[.N59]=[.S59]);&quot;&quot;;&quot;○&quot;)">
            <text:p/>
          </table:table-cell>
          <table:table-cell office:value-type="string" calcext:value-type="string">
            <text:p>-</text:p>
          </table:table-cell>
          <table:table-cell office:value-type="string" calcext:value-type="string">
            <text:p>#context-setDesktopBackground</text:p>
          </table:table-cell>
          <table:table-cell table:style-name="ce29"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tDesktopBackground</text:p>
          </table:table-cell>
          <table:table-cell table:style-name="ce29" office:value-type="string" calcext:value-type="string">
            <text:p>false</text:p>
          </table:table-cell>
          <table:table-cell table:number-columns-repeated="998"/>
        </table:table-row>
        <table:table-row table:style-name="ro20">
          <table:table-cell table:style-name="ce3" office:value-type="string" calcext:value-type="string">
            <text:p>MenuShortcut-56（廃止）</text:p>
          </table:table-cell>
          <table:table-cell table:style-name="ce3" office:value-type="string" calcext:value-type="string">
            <text:p>コンテンツ領域のコンテキストメニュー＞画像をブロック</text:p>
          </table:table-cell>
          <table:table-cell table:style-name="ce3" office:value-type="string" calcext:value-type="string">
            <text:p>context-blockimage</text:p>
          </table:table-cell>
          <table:table-cell table:style-name="ce3" office:value-type="string" calcext:value-type="string">
            <text:p>Firefox 31で廃止</text:p>
          </table:table-cell>
          <table:table-cell table:style-name="ce3" table:number-columns-repeated="4"/>
          <table:table-cell table:formula="of:=IF(AND([.D60]=[.J60];[.E60]=[.K60];[.F60]=[.L60]);&quot;&quot;;IF([.J60]=&quot;&quot;;&quot;新規&quot;;&quot;変更あり&quot;))">
            <text:p/>
          </table:table-cell>
          <table:table-cell table:style-name="ce3" office:value-type="string" calcext:value-type="string">
            <text:p>Firefox 31で廃止</text:p>
          </table:table-cell>
          <table:table-cell table:style-name="ce3" table:number-columns-repeated="4"/>
          <table:table-cell table:style-name="ce3" table:formula="of:=IF(AND([.J60]=[.P60];[.K60]=[.Q60];[.M60]=[.R60];[.N60]=[.S60]);&quot;&quot;;&quot;○&quot;)">
            <text:p/>
          </table:table-cell>
          <table:table-cell table:style-name="ce3" office:value-type="string" calcext:value-type="string">
            <text:p>Firefox 31で廃止</text:p>
          </table:table-cell>
          <table:table-cell table:style-name="ce3" table:number-columns-repeated="3"/>
          <table:table-cell table:style-name="ce3" office:value-type="string" calcext:value-type="string">
            <text:p>-</text:p>
          </table:table-cell>
          <table:table-cell table:number-columns-repeated="2" table:style-name="ce3" office:value-type="string" calcext:value-type="string">
            <text:p>廃止</text:p>
          </table:table-cell>
          <table:table-cell table:style-name="ce3" office:value-type="string" calcext:value-type="string">
            <text:p>-</text:p>
          </table:table-cell>
          <table:table-cell office:value-type="string" calcext:value-type="string">
            <text:p>-</text:p>
          </table:table-cell>
          <table:table-cell office:value-type="string" calcext:value-type="string">
            <text:p>#context-blockimage</text:p>
          </table:table-cell>
          <table:table-cell table:style-name="ce29" office:value-type="string" calcext:value-type="string">
            <text:p>false</text:p>
          </table:table-cell>
          <table:table-cell table:number-columns-repeated="998"/>
        </table:table-row>
        <table:table-row table:style-name="ro2">
          <table:table-cell office:value-type="string" calcext:value-type="string">
            <text:p>MenuShortcut-57</text:p>
          </table:table-cell>
          <table:table-cell office:value-type="string" calcext:value-type="string">
            <text:p>コンテンツ領域のコンテキストメニュー＞要素を調査</text:p>
          </table:table-cell>
          <table:table-cell office:value-type="string" calcext:value-type="string">
            <text:p>context-inspect</text:p>
          </table:table-cell>
          <table:table-cell office:value-type="string" calcext:value-type="string">
            <text:p>-</text:p>
          </table:table-cell>
          <table:table-cell office:value-type="string" calcext:value-type="string">
            <text:p>#context-inspect,</text:p>
            <text:p>#inspect-separator</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D61]=[.J61];[.E61]=[.K61];[.F61]=[.L61]);&quot;&quot;;IF([.J61]=&quot;&quot;;&quot;新規&quot;;&quot;変更あり&quot;))" office:value-type="string" office:string-value="変更あり" calcext:value-type="string">
            <text:p>変更あり</text:p>
          </table:table-cell>
          <table:table-cell office:value-type="string" calcext:value-type="string">
            <text:p>-</text:p>
          </table:table-cell>
          <table:table-cell office:value-type="string" calcext:value-type="string">
            <text:p>#context-inspect</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J61]=[.P61];[.K61]=[.Q61];[.M61]=[.R61];[.N61]=[.S61]);&quot;&quot;;&quot;○&quot;)">
            <text:p/>
          </table:table-cell>
          <table:table-cell office:value-type="string" calcext:value-type="string">
            <text:p>-</text:p>
          </table:table-cell>
          <table:table-cell office:value-type="string" calcext:value-type="string">
            <text:p>#context-inspect</text:p>
          </table:table-cell>
          <table:table-cell table:style-name="ce29"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inspect</text:p>
          </table:table-cell>
          <table:table-cell table:style-name="ce29" office:value-type="string" calcext:value-type="string">
            <text:p>false</text:p>
          </table:table-cell>
          <table:table-cell table:number-columns-repeated="998"/>
        </table:table-row>
        <table:table-row table:style-name="ro2">
          <table:table-cell office:value-type="string" calcext:value-type="string">
            <text:p>MenuShortcut-58</text:p>
          </table:table-cell>
          <table:table-cell office:value-type="string" calcext:value-type="string">
            <text:p>ポップアップブロック＞このサイトによるポップアップを許可する</text:p>
          </table:table-cell>
          <table:table-cell office:value-type="string" calcext:value-type="string">
            <text:p>blockedPopupAllowSite</text:p>
          </table:table-cell>
          <table:table-cell office:value-type="string" calcext:value-type="string">
            <text:p>-</text:p>
          </table:table-cell>
          <table:table-cell office:value-type="string" calcext:value-type="string">
            <text:p>#blockedPopupOptions menuitem[observes='blockedPopupAllowSite']</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D62]=[.J62];[.E62]=[.K62];[.F62]=[.L62]);&quot;&quot;;IF([.J62]=&quot;&quot;;&quot;新規&quot;;&quot;変更あり&quot;))">
            <text:p/>
          </table:table-cell>
          <table:table-cell office:value-type="string" calcext:value-type="string">
            <text:p>-</text:p>
          </table:table-cell>
          <table:table-cell office:value-type="string" calcext:value-type="string">
            <text:p>#blockedPopupOptions menuitem[observes='blockedPopupAllowSite']</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J62]=[.P62];[.K62]=[.Q62];[.M62]=[.R62];[.N62]=[.S62]);&quot;&quot;;&quot;○&quot;)">
            <text:p/>
          </table:table-cell>
          <table:table-cell office:value-type="string" calcext:value-type="string">
            <text:p>-</text:p>
          </table:table-cell>
          <table:table-cell office:value-type="string" calcext:value-type="string">
            <text:p>#blockedPopupOptions menuitem[observes='blockedPopupAllowSite']</text:p>
          </table:table-cell>
          <table:table-cell table:style-name="ce29"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blockedPopupOptions menuitem[observes='blockedPopupAllowSite']</text:p>
          </table:table-cell>
          <table:table-cell table:style-name="ce29" office:value-type="string" calcext:value-type="string">
            <text:p>false</text:p>
          </table:table-cell>
          <table:table-cell table:number-columns-repeated="998"/>
        </table:table-row>
        <table:table-row table:style-name="ro2">
          <table:table-cell office:value-type="string" calcext:value-type="string">
            <text:p>MenuShortcut-59</text:p>
          </table:table-cell>
          <table:table-cell office:value-type="string" calcext:value-type="string">
            <text:p>ポップアップブロック＞ポップアップブロック設定を変更</text:p>
          </table:table-cell>
          <table:table-cell office:value-type="string" calcext:value-type="string">
            <text:p>blockedPopupEditSettings</text:p>
          </table:table-cell>
          <table:table-cell office:value-type="string" calcext:value-type="string">
            <text:p>-</text:p>
          </table:table-cell>
          <table:table-cell office:value-type="string" calcext:value-type="string">
            <text:p>#blockedPopupOptions menuitem[observes='blockedPopupEditSettings']</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D63]=[.J63];[.E63]=[.K63];[.F63]=[.L63]);&quot;&quot;;IF([.J63]=&quot;&quot;;&quot;新規&quot;;&quot;変更あり&quot;))">
            <text:p/>
          </table:table-cell>
          <table:table-cell office:value-type="string" calcext:value-type="string">
            <text:p>-</text:p>
          </table:table-cell>
          <table:table-cell office:value-type="string" calcext:value-type="string">
            <text:p>#blockedPopupOptions menuitem[observes='blockedPopupEditSettings']</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J63]=[.P63];[.K63]=[.Q63];[.M63]=[.R63];[.N63]=[.S63]);&quot;&quot;;&quot;○&quot;)">
            <text:p/>
          </table:table-cell>
          <table:table-cell office:value-type="string" calcext:value-type="string">
            <text:p>-</text:p>
          </table:table-cell>
          <table:table-cell office:value-type="string" calcext:value-type="string">
            <text:p>#blockedPopupOptions menuitem[observes='blockedPopupEditSettings']</text:p>
          </table:table-cell>
          <table:table-cell table:style-name="ce29"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blockedPopupOptions menuitem[observes='blockedPopupEditSettings']</text:p>
          </table:table-cell>
          <table:table-cell table:style-name="ce29" office:value-type="string" calcext:value-type="string">
            <text:p>false</text:p>
          </table:table-cell>
          <table:table-cell table:number-columns-repeated="998"/>
        </table:table-row>
        <table:table-row table:style-name="ro82">
          <table:table-cell table:style-name="ce3" office:value-type="string" calcext:value-type="string">
            <text:p>MenuShortcut-60（廃止）</text:p>
          </table:table-cell>
          <table:table-cell table:style-name="ce3" office:value-type="string" calcext:value-type="string">
            <text:p>ポップアップブロック、アドオンのインストール警告、オフラインデータの許可の編集（Cookie以外の権限に関するサイトごとの権限設定）</text:p>
          </table:table-cell>
          <table:table-cell table:style-name="ce3" office:value-type="string" calcext:value-type="string">
            <text:p>permissions</text:p>
          </table:table-cell>
          <table:table-cell table:style-name="ce3" office:value-type="string" calcext:value-type="string">
            <text:p>-</text:p>
          </table:table-cell>
          <table:table-cell table:style-name="ce3" office:value-type="string" calcext:value-type="string">
            <text:p>Hide-4に移動</text:p>
          </table:table-cell>
          <table:table-cell table:style-name="ce3"/>
          <table:table-cell table:number-columns-repeated="2" table:style-name="ce3" office:value-type="string" calcext:value-type="string">
            <text:p>-</text:p>
          </table:table-cell>
          <table:table-cell table:formula="of:=IF(AND([.D64]=[.J64];[.E64]=[.K64];[.F64]=[.L64]);&quot;&quot;;IF([.J64]=&quot;&quot;;&quot;新規&quot;;&quot;変更あり&quot;))">
            <text:p/>
          </table:table-cell>
          <table:table-cell table:style-name="ce3" office:value-type="string" calcext:value-type="string">
            <text:p>-</text:p>
          </table:table-cell>
          <table:table-cell table:style-name="ce3" office:value-type="string" calcext:value-type="string">
            <text:p>Hide-4に移動</text:p>
          </table:table-cell>
          <table:table-cell table:style-name="ce3"/>
          <table:table-cell table:number-columns-repeated="2" table:style-name="ce3" office:value-type="string" calcext:value-type="string">
            <text:p>-</text:p>
          </table:table-cell>
          <table:table-cell table:style-name="ce3" table:formula="of:=IF(AND([.J64]=[.P64];[.K64]=[.Q64];[.M64]=[.R64];[.N64]=[.S64]);&quot;&quot;;&quot;○&quot;)">
            <text:p/>
          </table:table-cell>
          <table:table-cell table:style-name="ce3" office:value-type="string" calcext:value-type="string">
            <text:p>-</text:p>
          </table:table-cell>
          <table:table-cell table:style-name="ce3" office:value-type="string" calcext:value-type="string">
            <text:p>Hide-4に移動</text:p>
          </table:table-cell>
          <table:table-cell table:number-columns-repeated="3" table:style-name="ce3" office:value-type="string" calcext:value-type="string">
            <text:p>-</text:p>
          </table:table-cell>
          <table:table-cell table:style-name="ce3" office:value-type="string" calcext:value-type="string">
            <text:p>Hide-4に移動</text:p>
          </table:table-cell>
          <table:table-cell table:number-columns-repeated="2" table:style-name="ce3" office:value-type="string" calcext:value-type="string">
            <text:p>-</text:p>
          </table:table-cell>
          <table:table-cell office:value-type="string" calcext:value-type="string">
            <text:p>-</text:p>
          </table:table-cell>
          <table:table-cell office:value-type="string" calcext:value-type="string">
            <text:p>:root#PermissionsDialog:not([title*='Cookie']) #url,</text:p>
            <text:p>:root#PermissionsDialog:not([title*='Cookie']) #btnBlock,</text:p>
            <text:p>:root#PermissionsDialog:not([title*='Cookie']) #btnSession,</text:p>
            <text:p>:root#PermissionsDialog:not([title*='Cookie']) #btnAllow,</text:p>
            <text:p>:root#PermissionsDialog:not([title*='Cookie']) #removePermission,</text:p>
            <text:p>:root#PermissionsDialog:not([title*='Cookie']) #removeAllPermissions</text:p>
          </table:table-cell>
          <table:table-cell table:style-name="ce29" office:value-type="string" calcext:value-type="string">
            <text:p>true</text:p>
          </table:table-cell>
          <table:table-cell table:number-columns-repeated="998"/>
        </table:table-row>
        <table:table-row table:style-name="ro2">
          <table:table-cell table:style-name="ce3" office:value-type="string" calcext:value-type="string">
            <text:p>MenuShortcut-61（廃止）</text:p>
          </table:table-cell>
          <table:table-cell table:style-name="ce3" office:value-type="string" calcext:value-type="string">
            <text:p>キャレットブラウズモード</text:p>
          </table:table-cell>
          <table:table-cell table:style-name="ce3" office:value-type="string" calcext:value-type="string">
            <text:p>caretbrowse</text:p>
          </table:table-cell>
          <table:table-cell table:style-name="ce3" office:value-type="string" calcext:value-type="string">
            <text:p>-</text:p>
          </table:table-cell>
          <table:table-cell table:style-name="ce3" office:value-type="string" calcext:value-type="string">
            <text:p>Ui-2を参照</text:p>
          </table:table-cell>
          <table:table-cell table:style-name="ce3" table:number-columns-repeated="3"/>
          <table:table-cell table:formula="of:=IF(AND([.D65]=[.J65];[.E65]=[.K65];[.F65]=[.L65]);&quot;&quot;;IF([.J65]=&quot;&quot;;&quot;新規&quot;;&quot;変更あり&quot;))">
            <text:p/>
          </table:table-cell>
          <table:table-cell table:style-name="ce3" office:value-type="string" calcext:value-type="string">
            <text:p>-</text:p>
          </table:table-cell>
          <table:table-cell table:style-name="ce3" office:value-type="string" calcext:value-type="string">
            <text:p>Ui-2を参照</text:p>
          </table:table-cell>
          <table:table-cell table:style-name="ce3" table:number-columns-repeated="3"/>
          <table:table-cell table:style-name="ce3" table:formula="of:=IF(AND([.J65]=[.P65];[.K65]=[.Q65];[.M65]=[.R65];[.N65]=[.S65]);&quot;&quot;;&quot;○&quot;)">
            <text:p/>
          </table:table-cell>
          <table:table-cell table:style-name="ce3" office:value-type="string" calcext:value-type="string">
            <text:p>-</text:p>
          </table:table-cell>
          <table:table-cell table:style-name="ce3" office:value-type="string" calcext:value-type="string">
            <text:p>Ui-2を参照</text:p>
          </table:table-cell>
          <table:table-cell table:style-name="ce3" table:number-columns-repeated="9"/>
          <table:table-cell table:number-columns-repeated="998"/>
        </table:table-row>
        <table:table-row table:style-name="ro2">
          <table:table-cell table:style-name="ce26" office:value-type="string" calcext:value-type="string">
            <text:p>MenuShortcut-62</text:p>
          </table:table-cell>
          <table:table-cell table:style-name="ce26" office:value-type="string" calcext:value-type="string">
            <text:p>ファイル＞新しいタブ</text:p>
          </table:table-cell>
          <table:table-cell/>
          <table:table-cell office:value-type="string" calcext:value-type="string">
            <text:p>Ctrl-T</text:p>
          </table:table-cell>
          <table:table-cell office:value-type="string" calcext:value-type="string">
            <text:p>#menu_newNavigatorTab,#key_newNavigatorTab</text:p>
          </table:table-cell>
          <table:table-cell office:value-type="string" calcext:value-type="string">
            <text:p>killedItems</text:p>
          </table:table-cell>
          <table:table-cell table:number-columns-repeated="2"/>
          <table:table-cell table:formula="of:=IF(AND([.D66]=[.J66];[.E66]=[.K66];[.F66]=[.L66]);&quot;&quot;;IF([.J66]=&quot;&quot;;&quot;新規&quot;;&quot;変更あり&quot;))">
            <text:p/>
          </table:table-cell>
          <table:table-cell office:value-type="string" calcext:value-type="string">
            <text:p>Ctrl-T</text:p>
          </table:table-cell>
          <table:table-cell office:value-type="string" calcext:value-type="string">
            <text:p>#menu_newNavigatorTab,#key_newNavigatorTab</text:p>
          </table:table-cell>
          <table:table-cell office:value-type="string" calcext:value-type="string">
            <text:p>killedItems</text:p>
          </table:table-cell>
          <table:table-cell table:number-columns-repeated="2"/>
          <table:table-cell table:style-name="ce11" table:formula="of:=IF(AND([.J66]=[.P66];[.K66]=[.Q66];[.M66]=[.R66];[.N66]=[.S66]);&quot;&quot;;&quot;○&quot;)" office:value-type="string" office:string-value="○" calcext:value-type="string">
            <text:p>○</text:p>
          </table:table-cell>
          <table:table-cell table:number-columns-repeated="1009"/>
        </table:table-row>
        <table:table-row table:style-name="ro2">
          <table:table-cell table:style-name="ce26" office:value-type="string" calcext:value-type="string">
            <text:p>MenuShortcut-63</text:p>
          </table:table-cell>
          <table:table-cell table:style-name="ce26" office:value-type="string" calcext:value-type="string">
            <text:p>コンテンツ領域のコンテキストメニュー＞新しいタブで開く</text:p>
          </table:table-cell>
          <table:table-cell/>
          <table:table-cell office:value-type="string" calcext:value-type="string">
            <text:p>-</text:p>
          </table:table-cell>
          <table:table-cell office:value-type="string" calcext:value-type="string">
            <text:p>#context-openlinkintab</text:p>
          </table:table-cell>
          <table:table-cell office:value-type="string" calcext:value-type="string">
            <text:p>killedItems</text:p>
          </table:table-cell>
          <table:table-cell table:number-columns-repeated="2"/>
          <table:table-cell table:formula="of:=IF(AND([.D67]=[.J67];[.E67]=[.K67];[.F67]=[.L67]);&quot;&quot;;IF([.J67]=&quot;&quot;;&quot;新規&quot;;&quot;変更あり&quot;))">
            <text:p/>
          </table:table-cell>
          <table:table-cell office:value-type="string" calcext:value-type="string">
            <text:p>-</text:p>
          </table:table-cell>
          <table:table-cell office:value-type="string" calcext:value-type="string">
            <text:p>#context-openlinkintab</text:p>
          </table:table-cell>
          <table:table-cell office:value-type="string" calcext:value-type="string">
            <text:p>killedItems</text:p>
          </table:table-cell>
          <table:table-cell table:number-columns-repeated="2"/>
          <table:table-cell table:style-name="ce11" table:formula="of:=IF(AND([.J67]=[.P67];[.K67]=[.Q67];[.M67]=[.R67];[.N67]=[.S67]);&quot;&quot;;&quot;○&quot;)" office:value-type="string" office:string-value="○" calcext:value-type="string">
            <text:p>○</text:p>
          </table:table-cell>
          <table:table-cell table:number-columns-repeated="1009"/>
        </table:table-row>
        <table:table-row table:style-name="ro6">
          <table:table-cell office:value-type="string" calcext:value-type="string">
            <text:p>MenuShortcut-64</text:p>
          </table:table-cell>
          <table:table-cell office:value-type="string" calcext:value-type="string">
            <text:p>ツール＞ウェブ開発＞Service Worker</text:p>
          </table:table-cell>
          <table:table-cell office:value-type="string" calcext:value-type="string">
            <text:p>devtools_connect</text:p>
          </table:table-cell>
          <table:table-cell office:value-type="string" calcext:value-type="string">
            <text:p>-</text:p>
          </table:table-cell>
          <table:table-cell office:value-type="string" calcext:value-type="string">
            <text:p><text:span text:style-name="T15">#menu_devtools_serviceworkers,</text:span></text:p>
            <text:p><text:span text:style-name="T15">.subviewbutton[label='Service Worker'],</text:span></text:p>
            <text:p><text:span text:style-name="T15">.subviewbutton[label='Service Workers']</text:span></text:p>
          </table:table-cell>
          <table:table-cell office:value-type="string" calcext:value-type="string">
            <text:p>killedItemsWithDelay</text:p>
          </table:table-cell>
          <table:table-cell table:number-columns-repeated="2"/>
          <table:table-cell table:formula="of:=IF(AND([.D68]=[.J68];[.E68]=[.K68];[.F68]=[.L68]);&quot;&quot;;IF([.J68]=&quot;&quot;;&quot;新規&quot;;&quot;変更あり&quot;))" office:value-type="string" office:string-value="新規" calcext:value-type="string">
            <text:p>新規</text:p>
          </table:table-cell>
          <table:table-cell table:number-columns-repeated="1015"/>
        </table:table-row>
        <table:table-row table:style-name="ro4">
          <table:table-cell office:value-type="string" calcext:value-type="string">
            <text:p>MenuShortcut-65</text:p>
          </table:table-cell>
          <table:table-cell office:value-type="string" calcext:value-type="string">
            <text:p>ツール＞ウェブ開発＞ブラウザーコンテンツツールボックス</text:p>
          </table:table-cell>
          <table:table-cell office:value-type="string" calcext:value-type="string">
            <text:p>devtools_connect</text:p>
          </table:table-cell>
          <table:table-cell office:value-type="string" calcext:value-type="string">
            <text:p>-</text:p>
          </table:table-cell>
          <table:table-cell table:style-name="ce27" office:value-type="string" calcext:value-type="string">
            <text:p><text:span text:style-name="T16">#menu_browserContentToolbox,</text:span></text:p>
            <text:p><text:span text:style-name="T16">.subviewbutton[label='ブラウザーコンテンツツールボックス'],</text:span></text:p>
            <text:p><text:span text:style-name="T16">.subviewbutton[label='Browser Content Toolbox']</text:span></text:p>
          </table:table-cell>
          <table:table-cell office:value-type="string" calcext:value-type="string">
            <text:p>killedItemsWithDelay</text:p>
          </table:table-cell>
          <table:table-cell table:number-columns-repeated="2"/>
          <table:table-cell table:formula="of:=IF(AND([.D69]=[.J69];[.E69]=[.K69];[.F69]=[.L69]);&quot;&quot;;IF([.J69]=&quot;&quot;;&quot;新規&quot;;&quot;変更あり&quot;))" office:value-type="string" office:string-value="新規" calcext:value-type="string">
            <text:p>新規</text:p>
          </table:table-cell>
          <table:table-cell table:number-columns-repeated="1015"/>
        </table:table-row>
        <table:table-row table:style-name="ro3" table:number-rows-repeated="1048506">
          <table:table-cell table:number-columns-repeated="1024"/>
        </table:table-row>
        <table:table-row table:style-name="ro3">
          <table:table-cell table:number-columns-repeated="1024"/>
        </table:table-row>
      </table:table>
      <table:table table:name="misc-ui-disable-items" table:style-name="ta1">
        <table:table-column table:style-name="co14" table:default-cell-style-name="Default"/>
        <table:table-column table:style-name="co28" table:default-cell-style-name="Default"/>
        <table:table-column table:style-name="co29" table:default-cell-style-name="Default"/>
        <table:table-column table:style-name="co30" table:default-cell-style-name="ce34"/>
        <table:table-column table:style-name="co31" table:default-cell-style-name="Default"/>
        <table:table-column table:style-name="co30" table:default-cell-style-name="ce34"/>
        <table:table-column table:style-name="co31" table:visibility="collapse" table:default-cell-style-name="Default"/>
        <table:table-column table:style-name="co32" table:visibility="collapse" table:default-cell-style-name="ce34"/>
        <table:table-column table:style-name="co33" table:visibility="collapse" table:number-columns-repeated="2" table:default-cell-style-name="Default"/>
        <table:table-column table:style-name="co14" table:number-columns-repeated="1014" table:default-cell-style-name="Default"/>
        <table:table-row table:style-name="ro83">
          <table:table-cell table:style-name="ce30" office:value-type="string" calcext:value-type="string">
            <text:p>設定項目番号</text:p>
          </table:table-cell>
          <table:table-cell table:style-name="ce30" office:value-type="string" calcext:value-type="string">
            <text:p>非表示にする対象</text:p>
          </table:table-cell>
          <table:table-cell table:style-name="ce30" office:value-type="string" calcext:value-type="string">
            <text:p>設定方法</text:p>
          </table:table-cell>
          <table:table-cell table:style-name="ce30" office:value-type="string" calcext:value-type="string">
            <text:p>設定内容（Firefox 52）</text:p>
          </table:table-cell>
          <table:table-cell table:style-name="ce30" office:value-type="string" calcext:value-type="string">
            <text:p>Firefox 45→52での変更</text:p>
          </table:table-cell>
          <table:table-cell table:style-name="ce30" office:value-type="string" calcext:value-type="string">
            <text:p>設定内容（Firefox 45）</text:p>
          </table:table-cell>
          <table:table-cell table:style-name="ce30" office:value-type="string" calcext:value-type="string">
            <text:p>Firefox 38→45での変更</text:p>
          </table:table-cell>
          <table:table-cell table:style-name="ce30" office:value-type="string" calcext:value-type="string">
            <text:p>設定内容（Firefox 38）</text:p>
          </table:table-cell>
          <table:table-cell table:style-name="ce30" office:value-type="string" calcext:value-type="string">
            <text:p>設定内容（Firefox 31）</text:p>
          </table:table-cell>
          <table:table-cell table:style-name="ce30" office:value-type="string" calcext:value-type="string">
            <text:p>設定内容（Firefox 24）</text:p>
          </table:table-cell>
          <table:table-cell table:style-name="ce30" table:number-columns-repeated="1014"/>
        </table:table-row>
        <table:table-row table:style-name="ro38">
          <table:table-cell table:style-name="ce30" office:value-type="string" calcext:value-type="string">
            <text:p>Hide-1</text:p>
          </table:table-cell>
          <table:table-cell table:style-name="ce30" office:value-type="string" calcext:value-type="string">
            <text:p>設定画面の「セキュリティ」パネル</text:p>
          </table:table-cell>
          <table:table-cell table:style-name="ce30" office:value-type="string" calcext:value-type="string">
            <text:p>Firefox 38以降：</text:p>
            <text:p>1. アドオン「globalChrome.css」を導入する</text:p>
            <text:p>2. globalChrome.cssで設定を反映する</text:p>
            <text:p/>
            <text:p>Firefox 31以前：</text:p>
            <text:p>1. アドオン「Hide Option Pane」を導入する</text:p>
            <text:p>2. MCDで設定を反映する</text:p>
          </table:table-cell>
          <table:table-cell table:style-name="ce30"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30" table:formula="of:=IF([.D2]=&quot;&quot;;&quot;?&quot;;IF([.D2]=[.F2];&quot;&quot;;IF([.F2]=&quot;&quot;;&quot;新規&quot;;&quot;変更あり&quot;)))">
            <text:p/>
          </table:table-cell>
          <table:table-cell table:style-name="ce30"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30" table:formula="of:=IF([.F2]=&quot;&quot;;&quot;?&quot;;IF([.F2]=[.H2];&quot;&quot;;&quot;○&quot;))">
            <text:p/>
          </table:table-cell>
          <table:table-cell table:style-name="ce30"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30" office:value-type="string" calcext:value-type="string">
            <text:p>変更無し</text:p>
          </table:table-cell>
          <table:table-cell table:style-name="ce30" office:value-type="string" calcext:value-type="string">
            <text:p>lockPref("extensions.hideoptionpane@clear-code.com.browser.paneSecurity.enabled", false);</text:p>
          </table:table-cell>
          <table:table-cell table:style-name="ce30" table:number-columns-repeated="1014"/>
        </table:table-row>
        <table:table-row table:style-name="ro6">
          <table:table-cell table:style-name="ce30" office:value-type="string" calcext:value-type="string">
            <text:p>Hide-2</text:p>
          </table:table-cell>
          <table:table-cell table:style-name="ce30" office:value-type="string" calcext:value-type="string">
            <text:p>設定画面の「Sync」パネル、サイドバーの「同期タブ」</text:p>
          </table:table-cell>
          <table:table-cell table:style-name="ce30" office:value-type="string" calcext:value-type="string">
            <text:p>アドオン「Disable Sync」を導入する</text:p>
          </table:table-cell>
          <table:table-cell table:style-name="ce30" office:value-type="string" calcext:value-type="string">
            <text:p>-</text:p>
          </table:table-cell>
          <table:table-cell table:style-name="ce30" table:formula="of:=IF([.D3]=&quot;&quot;;&quot;?&quot;;IF([.D3]=[.F3];&quot;&quot;;IF([.F3]=&quot;&quot;;&quot;新規&quot;;&quot;変更あり&quot;)))">
            <text:p/>
          </table:table-cell>
          <table:table-cell table:style-name="ce30" office:value-type="string" calcext:value-type="string">
            <text:p>-</text:p>
          </table:table-cell>
          <table:table-cell table:style-name="ce30" table:formula="of:=IF([.F3]=&quot;&quot;;&quot;?&quot;;IF([.F3]=[.H3];&quot;&quot;;&quot;○&quot;))">
            <text:p/>
          </table:table-cell>
          <table:table-cell table:style-name="ce30" office:value-type="string" calcext:value-type="string">
            <text:p>-</text:p>
          </table:table-cell>
          <table:table-cell table:style-name="ce30" office:value-type="string" calcext:value-type="string">
            <text:p>変更無し</text:p>
          </table:table-cell>
          <table:table-cell table:style-name="ce30" office:value-type="string" calcext:value-type="string">
            <text:p>-</text:p>
          </table:table-cell>
          <table:table-cell table:style-name="ce30" table:number-columns-repeated="1014"/>
        </table:table-row>
        <table:table-row table:style-name="ro68">
          <table:table-cell table:style-name="ce30" office:value-type="string" calcext:value-type="string">
            <text:p>Hide-3</text:p>
          </table:table-cell>
          <table:table-cell table:style-name="ce30" office:value-type="string" calcext:value-type="string">
            <text:p>設定画面の「ヘルプ」ボタン</text:p>
          </table:table-cell>
          <table:table-cell table:style-name="ce30" office:value-type="string" calcext:value-type="string">
            <text:p>Firefox 38以降：</text:p>
            <text:p>1. アドオン「globalChrome.css」を導入する</text:p>
            <text:p>2. globalChrome.cssで設定を反映する</text:p>
            <text:p/>
            <text:p>Firefox 31以前：</text:p>
            <text:p>1. アドオン「UI Text Overrider」を導入する</text:p>
            <text:p>2. MCDで設定を反映する</text:p>
            <text:p>3. アドオン「globalChrome.css」を導入する</text:p>
            <text:p>4. globalChrome.cssで設定を反映する</text:p>
          </table:table-cell>
          <table:table-cell table:style-name="ce30"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30" table:formula="of:=IF([.D4]=&quot;&quot;;&quot;?&quot;;IF([.D4]=[.F4];&quot;&quot;;IF([.F4]=&quot;&quot;;&quot;新規&quot;;&quot;変更あり&quot;)))" office:value-type="string" office:string-value="変更あり" calcext:value-type="string">
            <text:p>変更あり</text:p>
          </table:table-cell>
          <table:table-cell table:style-name="ce30"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30" table:formula="of:=IF([.F4]=&quot;&quot;;&quot;?&quot;;IF([.F4]=[.H4];&quot;&quot;;&quot;○&quot;))" office:value-type="string" office:string-value="○" calcext:value-type="string">
            <text:p>○</text:p>
          </table:table-cell>
          <table:table-cell table:style-name="ce30"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30" office:value-type="string" calcext:value-type="string">
            <text:p>変更無し</text:p>
          </table:table-cell>
          <table:table-cell table:style-name="ce30" office:value-type="string" calcext:value-type="string">
            <text:p>MCD:</text:p>
            <text:p>lockPref("extensions.uitextoverrider@clear-code.com.helpButton", "prefwindow[ondialoghelp]");</text:p>
            <text:p>lockPref("extensions.uitextoverrider@clear-code.com.helpButton.ondialoghelp", "");</text:p>
            <text:p/>
            <text:p>globalChrome.css:</text:p>
            <text:p>@-moz-document url-prefix("chrome://browser/content/preferences/") {</text:p>
            <text:p>  .dialog-button[dlgtype="help"] {</text:p>
            <text:p>    visibility: collapse !important;</text:p>
            <text:p>    -moz-user-focus: ignore !important;</text:p>
            <text:p>  }</text:p>
            <text:p>}</text:p>
          </table:table-cell>
          <table:table-cell table:style-name="ce30" table:number-columns-repeated="1014"/>
        </table:table-row>
        <table:table-row table:style-name="ro84">
          <table:table-cell table:style-name="ce30" office:value-type="string" calcext:value-type="string">
            <text:p>Hide-4</text:p>
          </table:table-cell>
          <table:table-cell table:style-name="ce30" office:value-type="string" calcext:value-type="string">
            <text:p>ポップアップブロック、アドオンのインストール警告、オフラインデータの許可の編集（Cookie以外の権限に関するサイトごとの権限設定）</text:p>
          </table:table-cell>
          <table:table-cell table:style-name="ce30" office:value-type="string" calcext:value-type="string">
            <text:p>1. アドオン「globalChrome.css」を導入する</text:p>
            <text:p>2. globalChrome.cssで設定を反映する</text:p>
          </table:table-cell>
          <table:table-cell table:style-name="ce30"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30" table:formula="of:=IF([.D5]=&quot;&quot;;&quot;?&quot;;IF([.D5]=[.F5];&quot;&quot;;IF([.F5]=&quot;&quot;;&quot;新規&quot;;&quot;変更あり&quot;)))">
            <text:p/>
          </table:table-cell>
          <table:table-cell table:style-name="ce30"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30" table:formula="of:=IF([.F5]=&quot;&quot;;&quot;?&quot;;IF([.F5]=[.H5];&quot;&quot;;&quot;○&quot;))">
            <text:p/>
          </table:table-cell>
          <table:table-cell table:style-name="ce30"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30" office:value-type="string" calcext:value-type="string">
            <text:p>@-moz-document url-prefix("chrome://browser/content/preferences/permissions.xul") {</text:p>
            <text:p>  :root#PermissionsDialog:not([title*='Cookie']):not([title*='ポップアップ']) #url,</text:p>
            <text:p>  :root#PermissionsDialog:not([title*='Cookie']):not([title*='ポップアップ']) #btnBlock,</text:p>
            <text:p>  :root#PermissionsDialog:not([title*='Cookie']):not([title*='ポップアップ']) #btnSession,</text:p>
            <text:p>  :root#PermissionsDialog:not([title*='Cookie']):not([title*='ポップアップ']) #btnAllow,</text:p>
            <text:p>  :root#PermissionsDialog:not([title*='Cookie']):not([title*='ポップアップ']) #removePermission,</text:p>
            <text:p>  :root#PermissionsDialog:not([title*='Cookie']):not([title*='ポップアップ']) #removeAllPermissions {</text:p>
            <text:p>    visibility: collapse !important;</text:p>
            <text:p>    -moz-user-focus: ignore !important;</text:p>
            <text:p>  }</text:p>
            <text:p>}</text:p>
          </table:table-cell>
          <table:table-cell table:style-name="ce30"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30" table:number-columns-repeated="1014"/>
        </table:table-row>
        <table:table-row table:style-name="ro10">
          <table:table-cell table:style-name="ce31" office:value-type="string" calcext:value-type="string">
            <text:p>Hide-5</text:p>
          </table:table-cell>
          <table:table-cell table:style-name="ce31" office:value-type="string" calcext:value-type="string">
            <text:p>サイト別設定マネージャにおける、Cookie以外の権限に関する設定項目</text:p>
          </table:table-cell>
          <table:table-cell table:style-name="ce31" office:value-type="string" calcext:value-type="string">
            <text:p>1. アドオン「globalChrome.css」を導入する</text:p>
            <text:p>2. globalChrome.cssで設定を反映する</text:p>
          </table:table-cell>
          <table:table-cell table:style-name="ce31" office:value-type="string" calcext:value-type="string">
            <text:p>Firefox 45で廃止</text:p>
          </table:table-cell>
          <table:table-cell table:style-name="ce30" table:formula="of:=IF([.D6]=&quot;&quot;;&quot;?&quot;;IF([.D6]=[.F6];&quot;&quot;;IF([.F6]=&quot;&quot;;&quot;新規&quot;;&quot;変更あり&quot;)))" office:value-type="string" office:string-value="変更あり" calcext:value-type="string">
            <text:p>変更あり</text:p>
          </table:table-cell>
          <table:table-cell table:style-name="ce31" office:value-type="string" calcext:value-type="string">
            <text:p>Firefox 45では機能が削除されたため不要</text:p>
          </table:table-cell>
          <table:table-cell table:style-name="ce31" table:formula="of:=IF([.F6]=&quot;&quot;;&quot;?&quot;;IF([.F6]=[.H6];&quot;&quot;;&quot;○&quot;))" office:value-type="string" office:string-value="○" calcext:value-type="string">
            <text:p>○</text:p>
          </table:table-cell>
          <table:table-cell table:style-name="ce30"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30"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30" office:value-type="string" calcext:value-type="string">
            <text:p>-</text:p>
          </table:table-cell>
          <table:table-cell table:style-name="ce30" table:number-columns-repeated="1014"/>
        </table:table-row>
        <table:table-row table:style-name="ro18">
          <table:table-cell table:style-name="ce30" office:value-type="string" calcext:value-type="string">
            <text:p>Hide-6</text:p>
          </table:table-cell>
          <table:table-cell table:style-name="ce30" office:value-type="string" calcext:value-type="string">
            <text:p>新しいタブを開くボタン</text:p>
          </table:table-cell>
          <table:table-cell table:style-name="ce30" office:value-type="string" calcext:value-type="string">
            <text:p>1. アドオン「globalChrome.css」を導入する</text:p>
            <text:p>2. globalChrome.cssで設定を反映する</text:p>
          </table:table-cell>
          <table:table-cell table:style-name="ce30"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30" table:formula="of:=IF([.D7]=&quot;&quot;;&quot;?&quot;;IF([.D7]=[.F7];&quot;&quot;;IF([.F7]=&quot;&quot;;&quot;新規&quot;;&quot;変更あり&quot;)))">
            <text:p/>
          </table:table-cell>
          <table:table-cell table:style-name="ce30"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30" table:formula="of:=IF([.F7]=&quot;&quot;;&quot;?&quot;;IF([.F7]=[.H7];&quot;&quot;;&quot;○&quot;))">
            <text:p/>
          </table:table-cell>
          <table:table-cell table:style-name="ce30"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30" table:number-columns-repeated="1016"/>
        </table:table-row>
        <table:table-row table:style-name="ro74">
          <table:table-cell table:style-name="ce30" office:value-type="string" calcext:value-type="string">
            <text:p>Hide-7</text:p>
          </table:table-cell>
          <table:table-cell table:style-name="ce30" office:value-type="string" calcext:value-type="string">
            <text:p>設定画面内の「タブグループ」グループにおける「新しいウィンドウではなく新しいタブで開く」</text:p>
          </table:table-cell>
          <table:table-cell table:style-name="ce30" office:value-type="string" calcext:value-type="string">
            <text:p>1. アドオン「globalChrome.css」を導入する</text:p>
            <text:p>2. globalChrome.cssで設定を反映する</text:p>
          </table:table-cell>
          <table:table-cell table:style-name="ce30"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30" table:formula="of:=IF([.D8]=&quot;&quot;;&quot;?&quot;;IF([.D8]=[.F8];&quot;&quot;;IF([.F8]=&quot;&quot;;&quot;新規&quot;;&quot;変更あり&quot;)))" office:value-type="string" office:string-value="変更あり" calcext:value-type="string">
            <text:p>変更あり</text:p>
          </table:table-cell>
          <table:table-cell table:style-name="ce30"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30" table:formula="of:=IF([.F8]=&quot;&quot;;&quot;?&quot;;IF([.F8]=[.H8];&quot;&quot;;&quot;○&quot;))">
            <text:p/>
          </table:table-cell>
          <table:table-cell table:style-name="ce30"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30" table:number-columns-repeated="1016"/>
        </table:table-row>
        <table:table-row table:style-name="ro27">
          <table:table-cell table:style-name="ce31" office:value-type="string" calcext:value-type="string">
            <text:p>Hide-8</text:p>
          </table:table-cell>
          <table:table-cell table:style-name="ce31" office:value-type="string" calcext:value-type="string">
            <text:p>コンテンツ領域のコンテキストメニューおける「デスクトップの背景に設定」</text:p>
          </table:table-cell>
          <table:table-cell table:style-name="ce31" office:value-type="string" calcext:value-type="string">
            <text:p>1. アドオン「globalChrome.css」を導入する</text:p>
            <text:p>2. globalChrome.cssで設定を反映する</text:p>
          </table:table-cell>
          <table:table-cell table:style-name="ce31" office:value-type="string" calcext:value-type="string">
            <text:p>MenuShortcut-55に統合</text:p>
          </table:table-cell>
          <table:table-cell table:style-name="ce30" table:formula="of:=IF([.D9]=&quot;&quot;;&quot;?&quot;;IF([.D9]=[.F9];&quot;&quot;;IF([.F9]=&quot;&quot;;&quot;新規&quot;;&quot;変更あり&quot;)))">
            <text:p/>
          </table:table-cell>
          <table:table-cell table:style-name="ce31" office:value-type="string" calcext:value-type="string">
            <text:p>MenuShortcut-55に統合</text:p>
          </table:table-cell>
          <table:table-cell table:style-name="ce31" table:formula="of:=IF([.F9]=&quot;&quot;;&quot;?&quot;;IF([.F9]=[.H9];&quot;&quot;;&quot;○&quot;))" office:value-type="string" office:string-value="○" calcext:value-type="string">
            <text:p>○</text:p>
          </table:table-cell>
          <table:table-cell table:style-name="ce30" office:value-type="string" calcext:value-type="string">
            <text:p>@-moz-document url-prefix("chrome://browser/content/browser.xul") {</text:p>
            <text:p>  #context-setDesktopBackground {</text:p>
            <text:p>    visibility: collapse !important;</text:p>
            <text:p>    -moz-user-focus: ignore !important;</text:p>
            <text:p>  }</text:p>
            <text:p>}</text:p>
          </table:table-cell>
          <table:table-cell table:style-name="ce30" table:number-columns-repeated="1016"/>
        </table:table-row>
        <table:table-row table:style-name="ro38">
          <table:table-cell table:style-name="ce30" office:value-type="string" calcext:value-type="string">
            <text:p>Hide-9</text:p>
          </table:table-cell>
          <table:table-cell table:style-name="ce32" office:value-type="string" calcext:value-type="string">
            <text:p>設定画面の「ダウンロード」グループ</text:p>
          </table:table-cell>
          <table:table-cell table:style-name="ce32" office:value-type="string" calcext:value-type="string">
            <text:p>1. アドオン「globalChrome.css」を導入する</text:p>
            <text:p>2. globalChrome.cssで設定を反映する</text:p>
          </table:table-cell>
          <table:table-cell table:style-name="ce30"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30" table:formula="of:=IF([.D10]=&quot;&quot;;&quot;?&quot;;IF([.D10]=[.F10];&quot;&quot;;IF([.F10]=&quot;&quot;;&quot;新規&quot;;&quot;変更あり&quot;)))">
            <text:p/>
          </table:table-cell>
          <table:table-cell table:style-name="ce30"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30" table:formula="of:=IF([.F10]=&quot;&quot;;&quot;?&quot;;IF([.F10]=[.H10];&quot;&quot;;&quot;○&quot;))">
            <text:p/>
          </table:table-cell>
          <table:table-cell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number-columns-repeated="1016"/>
        </table:table-row>
        <table:table-row table:style-name="ro34">
          <table:table-cell table:style-name="ce30" office:value-type="string" calcext:value-type="string">
            <text:p>Hide-10</text:p>
          </table:table-cell>
          <table:table-cell table:style-name="ce30" office:value-type="string" calcext:value-type="string">
            <text:p>ロケーションバーのズーム率表示</text:p>
          </table:table-cell>
          <table:table-cell table:style-name="ce32" office:value-type="string" calcext:value-type="string">
            <text:p>1. アドオン「globalChrome.css」を導入する</text:p>
            <text:p>2. globalChrome.cssで設定を反映する</text:p>
          </table:table-cell>
          <table:table-cell table:style-name="ce33" office:value-type="string" calcext:value-type="string">
            <text:p><text:span text:style-name="T10">@-moz-document url-prefix("chrome://browser/content/browser.xul") {</text:span></text:p>
            <text:p><text:span text:style-name="T10">  #urlbar-zoom-button {</text:span></text:p>
            <text:p><text:span text:style-name="T10">    visibility: collapse !important;</text:span></text:p>
            <text:p><text:span text:style-name="T10">    -moz-user-focus: ignore !important;</text:span></text:p>
            <text:p><text:span text:style-name="T10">  }</text:span></text:p>
            <text:p><text:span text:style-name="T10">}</text:span></text:p>
          </table:table-cell>
          <table:table-cell table:style-name="ce30" table:formula="of:=IF([.D11]=&quot;&quot;;&quot;?&quot;;IF([.D11]=[.F11];&quot;&quot;;IF([.F11]=&quot;&quot;;&quot;新規&quot;;&quot;変更あり&quot;)))" office:value-type="string" office:string-value="新規" calcext:value-type="string">
            <text:p>新規</text:p>
          </table:table-cell>
          <table:table-cell table:number-columns-repeated="1019"/>
        </table:table-row>
        <table:table-row table:style-name="ro3" table:number-rows-repeated="1048564">
          <table:table-cell table:number-columns-repeated="1024"/>
        </table:table-row>
        <table:table-row table:style-name="ro80">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styles>
    <style:default-style style:family="table-cell">
      <style:paragraph-properties style:tab-stop-distance="12.5mm"/>
      <style:text-properties style:font-name="Liberation Sans" fo:language="en" fo:country="US" style:font-name-asian="TakaoPGothic" style:language-asian="ja" style:country-asian="JP" style:font-name-complex="TakaoPGothic"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loext:min-decimal-places="0" number:min-integer-digits="1" number:grouping="true"/>
    </number:currency-style>
    <number:currency-style style:name="N103">
      <style:text-properties fo:color="#ff0000"/>
      <number:text>-</number:text>
      <number:currency-symbol number:language="ja" number:country="JP">￥</number:currency-symbol>
      <number:number number:decimal-places="0" loext:min-decimal-places="0" number:min-integer-digits="1" number:grouping="true"/>
      <style:map style:condition="value()&gt;=0" style:apply-style-name="N103P0"/>
    </number:currency-style>
    <number:number-style style:name="N113P0" style:volatile="true">
      <number:text>¥</number:text>
      <number:number number:decimal-places="0" loext:min-decimal-places="0" number:min-integer-digits="1" number:grouping="true"/>
    </number:number-style>
    <number:number-style style:name="N113">
      <number:text>¥-</number:text>
      <number:number number:decimal-places="0" loext:min-decimal-places="0" number:min-integer-digits="1" number:grouping="true"/>
      <style:map style:condition="value()&gt;=0" style:apply-style-name="N113P0"/>
    </number:number-style>
    <number:number-style style:name="N114P0" style:volatile="true">
      <number:text>¥</number:text>
      <number:number number:decimal-places="0" loext:min-decimal-places="0" number:min-integer-digits="1" number:grouping="true"/>
    </number:number-style>
    <number:number-style style:name="N114">
      <style:text-properties fo:color="#ff0000"/>
      <number:text>¥-</number:text>
      <number:number number:decimal-places="0" loext:min-decimal-places="0" number:min-integer-digits="1" number:grouping="true"/>
      <style:map style:condition="value()&gt;=0" style:apply-style-name="N114P0"/>
    </number:number-style>
    <number:number-style style:name="N116P0" style:volatile="true">
      <number:text>¥</number:text>
      <number:number number:decimal-places="2" loext:min-decimal-places="2" number:min-integer-digits="1" number:grouping="true"/>
    </number:number-style>
    <number:number-style style:name="N116">
      <number:text>¥-</number:text>
      <number:number number:decimal-places="2" loext:min-decimal-places="2" number:min-integer-digits="1" number:grouping="true"/>
      <style:map style:condition="value()&gt;=0" style:apply-style-name="N116P0"/>
    </number:number-style>
    <number:number-style style:name="N117P0" style:volatile="true">
      <number:text>¥</number:text>
      <number:number number:decimal-places="2" loext:min-decimal-places="2" number:min-integer-digits="1" number:grouping="true"/>
    </number:number-style>
    <number:number-style style:name="N117">
      <style:text-properties fo:color="#ff0000"/>
      <number:text>¥-</number:text>
      <number:number number:decimal-places="2" loext:min-decimal-places="2" number:min-integer-digits="1" number:grouping="true"/>
      <style:map style:condition="value()&gt;=0" style:apply-style-name="N117P0"/>
    </number:number-style>
    <number:number-style style:name="N119P0" style:volatile="true">
      <number:text>$</number:text>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0P0" style:volatile="true">
      <number:text>$</number:text>
      <number:number number:decimal-places="0" loext:min-decimal-places="0" number:min-integer-digits="1" number:grouping="true"/>
      <number:text> </number:text>
    </number:number-style>
    <number:number-style style:name="N120">
      <style:text-properties fo:color="#ff0000"/>
      <number:text>($</number:text>
      <number:number number:decimal-places="0" loext:min-decimal-places="0" number:min-integer-digits="1" number:grouping="true"/>
      <number:text>)</number:text>
      <style:map style:condition="value()&gt;=0" style:apply-style-name="N120P0"/>
    </number:number-style>
    <number:number-style style:name="N122P0" style:volatile="true">
      <number:text>$</number:text>
      <number:number number:decimal-places="2" loext:min-decimal-places="2" number:min-integer-digits="1" number:grouping="true"/>
      <number:text> </number:text>
    </number:number-style>
    <number:number-style style:name="N122">
      <number:text>($</number:text>
      <number:number number:decimal-places="2" loext:min-decimal-places="2" number:min-integer-digits="1" number:grouping="true"/>
      <number:text>)</number:text>
      <style:map style:condition="value()&gt;=0" style:apply-style-name="N122P0"/>
    </number:number-style>
    <number:number-style style:name="N123P0" style:volatile="true">
      <number:text>$</number:text>
      <number:number number:decimal-places="2" loext:min-decimal-places="2" number:min-integer-digits="1" number:grouping="true"/>
      <number:text> </number:text>
    </number:number-style>
    <number:number-style style:name="N123">
      <style:text-properties fo:color="#ff0000"/>
      <number:text>($</number:text>
      <number:number number:decimal-places="2" loext:min-decimal-places="2" number:min-integer-digits="1" number:grouping="true"/>
      <number:text>)</number:text>
      <style:map style:condition="value()&gt;=0" style:apply-style-name="N123P0"/>
    </number:number-style>
    <number:number-style style:name="N124P0" style:volatile="true">
      <number:number number:decimal-places="0" loext:min-decimal-places="0" number:min-integer-digits="1" number:grouping="true"/>
    </number:number-style>
    <number:number-style style:name="N124">
      <number:text>-</number:text>
      <number:number number:decimal-places="0" loext:min-decimal-places="0" number:min-integer-digits="1" number:grouping="true"/>
      <style:map style:condition="value()&gt;=0" style:apply-style-name="N124P0"/>
    </number:number-style>
    <number:number-style style:name="N125P0" style:volatile="true">
      <number:number number:decimal-places="0" loext:min-decimal-places="0" number:min-integer-digits="1" number:grouping="true"/>
    </number:number-style>
    <number:number-style style:name="N125">
      <style:text-properties fo:color="#ff0000"/>
      <number:text>-</number:text>
      <number:number number:decimal-places="0" loext:min-decimal-places="0"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number:text>-</number:text>
      <number:number number:decimal-places="2" loext:min-decimal-places="2" number:min-integer-digits="1" number:grouping="true"/>
      <style:map style:condition="value()&gt;=0" style:apply-style-name="N126P0"/>
    </number:number-style>
    <number:number-style style:name="N127P0" style:volatile="true">
      <number:number number:decimal-places="2" loext:min-decimal-places="2" number:min-integer-digits="1" number:grouping="true"/>
    </number:number-style>
    <number:number-style style:name="N127">
      <style:text-properties fo:color="#ff0000"/>
      <number:text>-</number:text>
      <number:number number:decimal-places="2" loext:min-decimal-places="2" number:min-integer-digits="1" number:grouping="true"/>
      <style:map style:condition="value()&gt;=0" style:apply-style-name="N127P0"/>
    </number:number-style>
    <number:number-style style:name="N131P0" style:volatile="true">
      <loext:fill-character> </loext:fill-character>
      <number:number number:decimal-places="0" loext:min-decimal-places="0" number:min-integer-digits="1" number:grouping="true"/>
      <number:text> </number:text>
    </number:number-style>
    <number:number-style style:name="N131P1" style:volatile="true">
      <loext:fill-character> </loext:fill-character>
      <number:text>-</number:text>
      <number:number number:decimal-places="0" loext:min-decimal-places="0" number:min-integer-digits="1" number:grouping="true"/>
      <number:text> </number:text>
    </number:number-style>
    <number:number-style style:name="N131P2" style:volatile="true">
      <loext:fill-character> </loext:fill-character>
      <number:text>-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loext:fill-character> </loext:fill-character>
      <number:number number:decimal-places="2" loext:min-decimal-places="2" number:min-integer-digits="1" number:grouping="true"/>
      <number:text> </number:text>
    </number:number-style>
    <number:number-style style:name="N135P1" style:volatile="true">
      <loext:fill-character> </loext:fill-character>
      <number:text>-</number:text>
      <number:number number:decimal-places="2" loext:min-decimal-places="2" number:min-integer-digits="1" number:grouping="true"/>
      <number:text> </number:text>
    </number:number-style>
    <number:number-style style:name="N135P2" style:volatile="true">
      <loext:fill-character> </loext:fill-character>
      <number:text>-</number:text>
      <number:number number:decimal-places="0" loext:min-decimal-places="0" number:min-integer-digits="0"/>
      <number:text>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time-style style:name="N136">
      <number:minutes number:style="long"/>
      <number:text>:</number:text>
      <number:seconds number:style="long"/>
    </number:time-style>
    <number:time-style style:name="N137" number:truncate-on-overflow="false">
      <number:hours/>
      <number:text>:</number:text>
      <number:minutes number:style="long"/>
      <number:text>:</number:text>
      <number:seconds number:style="long"/>
    </number:time-style>
    <number:time-style style:name="N138">
      <number:minutes number:style="long"/>
      <number:text>:</number:text>
      <number:seconds number:style="long" number:decimal-places="1"/>
    </number:time-style>
    <number:number-style style:name="N139">
      <number:scientific-number number:decimal-places="1" loext:min-decimal-places="1" number:min-integer-digits="1" number:min-exponent-digits="1" loext:exponent-interval="1" loext:forced-exponent-sign="true"/>
    </number:number-style>
    <number:number-style style:name="N140">
      <number:scientific-number number:decimal-places="1" loext:min-decimal-places="1" number:min-integer-digits="3" number:min-exponent-digits="1" loext:exponent-interval="3" loext:forced-exponent-sign="true"/>
    </number:number-style>
    <number:date-style style:name="N141">
      <number:year number:style="long"/>
      <number:text>年</number:text>
      <number:month number:style="long"/>
      <number:text>月</number:text>
    </number:date-style>
    <number:date-style style:name="N142">
      <number:year number:style="long"/>
      <number:text>年</number:text>
      <number:month number:style="long"/>
      <number:text>月</number:text>
      <number:day number:style="long"/>
      <number:text>日</number:text>
    </number:date-style>
    <number:number-style style:name="N143">
      <number:scientific-number number:decimal-places="1" loext:min-decimal-places="1" number:min-integer-digits="1" number:min-exponent-digits="1" loext:exponent-interval="3" loext:forced-exponent-sign="true"/>
    </number:number-style>
    <number:date-style style:name="N10111" number:language="ja" number:country="JP">
      <number:year number:style="long"/>
      <number:text>/</number:text>
      <number:month/>
      <number:text>/</number:text>
      <number:day/>
    </number:date-style>
    <number:date-style style:name="N10112" number:language="ja" number:country="JP">
      <number:day/>
      <number:text>-</number:text>
      <number:month number:textual="true"/>
      <number:text>-</number:text>
      <number:year/>
    </number:date-style>
    <number:date-style style:name="N10113" number:language="ja" number:country="JP">
      <number:day/>
      <number:text>-</number:text>
      <number:month number:textual="true"/>
    </number:date-style>
    <number:date-style style:name="N10114" number:language="ja" number:country="JP">
      <number:month number:textual="true"/>
      <number:text>-</number:text>
      <number:year/>
    </number:date-style>
    <number:time-style style:name="N10115" number:language="ja" number:country="JP">
      <number:hours/>
      <number:text>:</number:text>
      <number:minutes number:style="long"/>
      <number:text> </number:text>
      <number:am-pm/>
    </number:time-style>
    <number:time-style style:name="N10116" number:language="ja" number:country="JP">
      <number:hours/>
      <number:text>:</number:text>
      <number:minutes number:style="long"/>
      <number:text>:</number:text>
      <number:seconds number:style="long"/>
      <number:text> </number:text>
      <number:am-pm/>
    </number:time-style>
    <number:time-style style:name="N10117" number:language="ja" number:country="JP">
      <number:hours/>
      <number:text>:</number:text>
      <number:minutes number:style="long"/>
      <number:text>:</number:text>
      <number:seconds number:style="long"/>
    </number:time-style>
    <number:date-style style:name="N10118" number:language="ja" number:country="JP">
      <number:era number:calendar="gengou"/>
      <number:year number:calendar="gengou"/>
      <number:text>.</number:text>
      <number:month number:calendar="gengou"/>
      <number:text>.</number:text>
      <number:day number:calendar="gengou"/>
    </number:date-style>
    <number:date-style style:name="N10119"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20" number:language="ja" number:country="JP">
      <number:month/>
      <number:text>/</number:text>
      <number:day/>
      <number:text>/</number:text>
      <number:year/>
    </number:date-style>
    <number:date-style style:name="N10121" number:language="ja" number:country="JP">
      <number:year number:style="long"/>
      <number:text>年</number:text>
      <number:month/>
      <number:text>月</number:text>
      <number:day/>
      <number:text>日</number:text>
    </number:date-style>
    <number:time-style style:name="N10122" number:language="ja" number:country="JP">
      <number:hours/>
      <number:text>時</number:text>
      <number:minutes number:style="long"/>
      <number:text>分</number:text>
    </number:time-style>
    <number:time-style style:name="N10123" number:language="ja" number:country="JP">
      <number:hours/>
      <number:text>時</number:text>
      <number:minutes number:style="long"/>
      <number:text>分</number:text>
      <number:seconds number:style="long"/>
      <number:text>秒</number:text>
    </number:time-style>
    <number:date-style style:name="N10124" number:language="ja" number:country="JP">
      <number:year number:style="long"/>
      <number:text>年</number:text>
      <number:month/>
      <number:text>月</number:text>
    </number:date-style>
    <number:date-style style:name="N10125" number:language="ja" number:country="JP">
      <number:month/>
      <number:text>月</number:text>
      <number:day/>
      <number:text>日</number:text>
    </number:date-style>
    <number:number-style style:name="N10127P0" style:volatile="true" number:language="ja" number:country="JP">
      <number:text>¥</number:text>
      <number:number number:decimal-places="0" loext:min-decimal-places="0" number:min-integer-digits="1" number:grouping="true"/>
    </number:number-style>
    <number:number-style style:name="N10127" number:language="ja" number:country="JP">
      <number:text>-¥</number:text>
      <number:number number:decimal-places="0" loext:min-decimal-places="0" number:min-integer-digits="1" number:grouping="true"/>
      <style:map style:condition="value()&gt;=0" style:apply-style-name="N10127P0"/>
    </number:number-style>
    <number:number-style style:name="N10128P0" style:volatile="true" number:language="ja" number:country="JP">
      <number:text>¥</number:text>
      <number:number number:decimal-places="0" loext:min-decimal-places="0" number:min-integer-digits="1" number:grouping="true"/>
    </number:number-style>
    <number:number-style style:name="N10128" number:language="ja" number:country="JP">
      <style:text-properties fo:color="#ff0000"/>
      <number:text>-¥</number:text>
      <number:number number:decimal-places="0" loext:min-decimal-places="0" number:min-integer-digits="1" number:grouping="true"/>
      <style:map style:condition="value()&gt;=0" style:apply-style-name="N10128P0"/>
    </number:number-style>
    <number:number-style style:name="N10130P0" style:volatile="true" number:language="ja" number:country="JP">
      <number:text>¥</number:text>
      <number:number number:decimal-places="2" loext:min-decimal-places="2" number:min-integer-digits="1" number:grouping="true"/>
    </number:number-style>
    <number:number-style style:name="N10130" number:language="ja" number:country="JP">
      <number:text>-¥</number:text>
      <number:number number:decimal-places="2" loext:min-decimal-places="2" number:min-integer-digits="1" number:grouping="true"/>
      <style:map style:condition="value()&gt;=0" style:apply-style-name="N10130P0"/>
    </number:number-style>
    <number:number-style style:name="N10131P0" style:volatile="true" number:language="ja" number:country="JP">
      <number:text>¥</number:text>
      <number:number number:decimal-places="2" loext:min-decimal-places="2" number:min-integer-digits="1" number:grouping="true"/>
    </number:number-style>
    <number:number-style style:name="N10131" number:language="ja" number:country="JP">
      <style:text-properties fo:color="#ff0000"/>
      <number:text>-¥</number:text>
      <number:number number:decimal-places="2" loext:min-decimal-places="2" number:min-integer-digits="1" number:grouping="true"/>
      <style:map style:condition="value()&gt;=0" style:apply-style-name="N10131P0"/>
    </number:number-style>
    <number:number-style style:name="N10133P0" style:volatile="true" number:language="ja" number:country="JP">
      <number:text>$</number:text>
      <number:number number:decimal-places="0" loext:min-decimal-places="0" number:min-integer-digits="1" number:grouping="true"/>
      <number:text> </number:text>
    </number:number-style>
    <number:number-style style:name="N10133" number:language="ja" number:country="JP">
      <number:text>($</number:text>
      <number:number number:decimal-places="0" loext:min-decimal-places="0" number:min-integer-digits="1" number:grouping="true"/>
      <number:text>)</number:text>
      <style:map style:condition="value()&gt;=0" style:apply-style-name="N10133P0"/>
    </number:number-style>
    <number:number-style style:name="N10134P0" style:volatile="true" number:language="ja" number:country="JP">
      <number:text>$</number:text>
      <number:number number:decimal-places="0" loext:min-decimal-places="0" number:min-integer-digits="1" number:grouping="true"/>
      <number:text> </number:text>
    </number:number-style>
    <number:number-style style:name="N10134" number:language="ja" number:country="JP">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6P0" style:volatile="true" number:language="ja" number:country="JP">
      <number:text>$</number:text>
      <number:number number:decimal-places="2" loext:min-decimal-places="2" number:min-integer-digits="1" number:grouping="true"/>
      <number:text> </number:text>
    </number:number-style>
    <number:number-style style:name="N10136" number:language="ja" number:country="JP">
      <number:text>($</number:text>
      <number:number number:decimal-places="2" loext:min-decimal-places="2" number:min-integer-digits="1" number:grouping="true"/>
      <number:text>)</number:text>
      <style:map style:condition="value()&gt;=0" style:apply-style-name="N10136P0"/>
    </number:number-style>
    <number:number-style style:name="N10137P0" style:volatile="true" number:language="ja" number:country="JP">
      <number:text>$</number:text>
      <number:number number:decimal-places="2" loext:min-decimal-places="2" number:min-integer-digits="1" number:grouping="true"/>
      <number:text> </number:text>
    </number:number-style>
    <number:number-style style:name="N10137" number:language="ja" number:country="JP">
      <style:text-properties fo:color="#ff0000"/>
      <number:text>($</number:text>
      <number:number number:decimal-places="2" loext:min-decimal-places="2" number:min-integer-digits="1" number:grouping="true"/>
      <number:text>)</number:text>
      <style:map style:condition="value()&gt;=0" style:apply-style-name="N10137P0"/>
    </number:number-style>
    <style:style style:name="Default" style:family="table-cell">
      <style:table-cell-properties fo:padding="0.71mm" style:rotation-align="none"/>
      <style:text-properties style:font-name="Hiragino Kaku Gothic ProN" fo:font-family="'Hiragino Kaku Gothic ProN'" style:font-family-generic="modern" style:font-pitch="fixed" style:font-name-asian="ＭＳ Ｐゴシック" style:font-family-asian="'ＭＳ Ｐゴシック'" style:font-family-generic-asian="modern" style:font-pitch-asian="fixed" style:font-name-complex="Hiragino Kaku Gothic ProN" style:font-family-complex="'Hiragino Kaku Gothic ProN'" style:font-family-generic-complex="modern" style:font-pitch-complex="fixe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標準_20_2" style:display-name="標準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family="'ＭＳ Ｐゴシック'" style:font-family-generic="modern" style:font-pitch="fixed" fo:font-size="10pt" fo:font-style="normal" fo:text-shadow="none" style:text-underline-style="none" fo:font-weight="normal" style:font-name-asian="ＭＳ Ｐゴシック" style:font-family-asian="'ＭＳ Ｐゴシック'" style:font-family-generic-asian="modern" style:font-pitch-asian="fixed" style:font-size-asian="10pt" style:font-style-asian="normal" style:font-weight-asian="normal" style:font-size-complex="10pt" style:font-style-complex="normal" style:font-weight-complex="normal"/>
    </style:style>
    <draw:marker draw:name="線の終点_20_1" draw:display-name="線の終点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0mm" fo:margin-bottom="20mm" fo:margin-left="20mm" fo:margin-right="20mm" style:scale-to="100%"/>
      <style:header-style>
        <style:header-footer-properties fo:margin-left="0mm" fo:margin-right="0mm" fo:margin-bottom="2.5mm"/>
      </style:header-style>
      <style:footer-style>
        <style:header-footer-properties fo:margin-left="0mm" fo:margin-right="0mm" fo:margin-top="2.5mm"/>
      </style:footer-style>
    </style:page-layout>
    <style:page-layout style:name="Mpm4">
      <style:page-layout-properties style:num-format="1" style:print-orientation="portrait" fo:margin-top="20mm" fo:margin-bottom="20mm" fo:margin-left="20mm" fo:margin-right="20mm" style:first-page-number="continue" style:scale-to="100%"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5">
      <style:page-layout-properties fo:page-width="297mm" fo:page-height="210.01mm" style:num-format="1" style:print-orientation="landscape" fo:margin-top="20mm" fo:margin-bottom="20mm" fo:margin-left="20mm" fo:margin-right="20mm" style:first-page-number="continue" style:writing-mode="lr-tb"/>
      <style:header-style>
        <style:header-footer-properties fo:min-height="7.5mm" fo:margin-left="0mm" fo:margin-right="0mm" fo:margin-bottom="2.47mm"/>
      </style:header-style>
      <style:footer-style>
        <style:header-footer-properties fo:min-height="7.5mm" fo:margin-left="0mm" fo:margin-right="0mm" fo:margin-top="2.47mm"/>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31">0000/00/00</text:date>, <text:time style:data-style-name="N2" text:time-value="12:50:14.763299193">00:00:00</text:time></text:p>
        </style:region-right>
      </style:header>
      <style:header-left style:display="false"/>
      <style:footer>
        <text:p>ページ <text:page-number>1</text:page-number> / <text:page-count>99</text:page-count></text:p>
      </style:footer>
      <style:footer-left style:display="false"/>
    </style:master-page>
    <style:master-page style:name="PageStyle_5f_カスタマイズ項目一覧" style:display-name="PageStyle_カスタマイズ項目一覧"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 style:display-name="PageStyle_カスタマイズ項目一覧 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 style:display-name="PageStyle_カスタマイズ項目一覧 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 style:display-name="PageStyle_カスタマイズ項目一覧 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 style:display-name="PageStyle_カスタマイズ項目一覧 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 style:display-name="PageStyle_カスタマイズ項目一覧 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6" style:display-name="PageStyle_カスタマイズ項目一覧 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7" style:display-name="PageStyle_カスタマイズ項目一覧 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8" style:display-name="PageStyle_カスタマイズ項目一覧 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9" style:display-name="PageStyle_カスタマイズ項目一覧 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0" style:display-name="PageStyle_カスタマイズ項目一覧 1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1" style:display-name="PageStyle_カスタマイズ項目一覧 1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2" style:display-name="PageStyle_カスタマイズ項目一覧 1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3" style:display-name="PageStyle_カスタマイズ項目一覧 1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4" style:display-name="PageStyle_カスタマイズ項目一覧 1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5" style:display-name="PageStyle_カスタマイズ項目一覧 1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6" style:display-name="PageStyle_カスタマイズ項目一覧 1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7" style:display-name="PageStyle_カスタマイズ項目一覧 1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8" style:display-name="PageStyle_カスタマイズ項目一覧 1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9" style:display-name="PageStyle_カスタマイズ項目一覧 1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0" style:display-name="PageStyle_カスタマイズ項目一覧 2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1" style:display-name="PageStyle_カスタマイズ項目一覧 2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2" style:display-name="PageStyle_カスタマイズ項目一覧 2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3" style:display-name="PageStyle_カスタマイズ項目一覧 2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4" style:display-name="PageStyle_カスタマイズ項目一覧 2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5" style:display-name="PageStyle_カスタマイズ項目一覧 2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6" style:display-name="PageStyle_カスタマイズ項目一覧 2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7" style:display-name="PageStyle_カスタマイズ項目一覧 2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8" style:display-name="PageStyle_カスタマイズ項目一覧 2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9" style:display-name="PageStyle_カスタマイズ項目一覧 2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0" style:display-name="PageStyle_カスタマイズ項目一覧 3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1" style:display-name="PageStyle_カスタマイズ項目一覧 3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2" style:display-name="PageStyle_カスタマイズ項目一覧 3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3" style:display-name="PageStyle_カスタマイズ項目一覧 3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4" style:display-name="PageStyle_カスタマイズ項目一覧 3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5" style:display-name="PageStyle_カスタマイズ項目一覧 3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6" style:display-name="PageStyle_カスタマイズ項目一覧 3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7" style:display-name="PageStyle_カスタマイズ項目一覧 3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8" style:display-name="PageStyle_カスタマイズ項目一覧 3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9" style:display-name="PageStyle_カスタマイズ項目一覧 3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0" style:display-name="PageStyle_カスタマイズ項目一覧 4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1" style:display-name="PageStyle_カスタマイズ項目一覧 4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2" style:display-name="PageStyle_カスタマイズ項目一覧 4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3" style:display-name="PageStyle_カスタマイズ項目一覧 4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4" style:display-name="PageStyle_カスタマイズ項目一覧 4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5" style:display-name="PageStyle_カスタマイズ項目一覧 4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6" style:display-name="PageStyle_カスタマイズ項目一覧 4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7" style:display-name="PageStyle_カスタマイズ項目一覧 4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8" style:display-name="PageStyle_カスタマイズ項目一覧 4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9" style:display-name="PageStyle_カスタマイズ項目一覧 4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0" style:display-name="PageStyle_カスタマイズ項目一覧 5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1" style:display-name="PageStyle_カスタマイズ項目一覧 5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2" style:display-name="PageStyle_カスタマイズ項目一覧 5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3" style:display-name="PageStyle_カスタマイズ項目一覧 5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4" style:display-name="PageStyle_カスタマイズ項目一覧 5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項目非表示化設定項目一覧" style:display-name="PageStyle_UI項目非表示化設定項目一覧"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_30fb_キーボードショートカット無効化項目一覧" style:display-name="PageStyle_UI・キーボードショートカット無効化項目一覧"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date>2017-03-31T12:50:29.447936559</dc:date>
    <meta:editing-duration>P7DT14H20M27S</meta:editing-duration>
    <meta:editing-cycles>408</meta:editing-cycles>
    <meta:document-statistic meta:table-count="3" meta:cell-count="5870" meta:object-count="0"/>
  </office:meta>
</office:document-meta>
</file>